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等线 Light" svg:font-family="&quot;等线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27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等线" style:font-name-asian="等线" style:font-name-complex="等线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9875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4.365625cm"/>
    </style:style>
    <style:style style:name="co4" style:family="table-column">
      <style:table-column-properties fo:break-before="auto" style:column-width="16.51cm"/>
    </style:style>
    <style:style style:name="co5" style:family="table-column">
      <style:table-column-properties fo:break-before="auto" style:column-width="11.05958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3104166666667cm"/>
    </style:style>
    <style:style style:name="co8" style:family="table-column">
      <style:table-column-properties fo:break-before="auto" style:column-width="6.40291666666667cm"/>
    </style:style>
    <style:style style:name="co9" style:family="table-column">
      <style:table-column-properties fo:break-before="auto" style:column-width="3.254375cm"/>
    </style:style>
    <style:style style:name="co10" style:family="table-column">
      <style:table-column-properties fo:break-before="auto" style:column-width="8.30791666666667cm"/>
    </style:style>
    <style:style style:name="co11" style:family="table-column">
      <style:table-column-properties fo:break-before="auto" style:column-width="3.78354166666667cm"/>
    </style:style>
    <style:style style:name="co12" style:family="table-column">
      <style:table-column-properties fo:break-before="auto" style:column-width="3.38666666666667cm"/>
    </style:style>
    <style:style style:name="co13" style:family="table-column">
      <style:table-column-properties fo:break-before="auto" style:column-width="3.33375cm"/>
    </style:style>
    <style:style style:name="co1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6371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question user score</text:p>
          </table:table-cell>
          <table:table-cell office:value-type="string" table:style-name="ce2">
            <text:p>answer user score</text:p>
          </table:table-cell>
          <table:table-cell office:value-type="string" table:style-name="ce2">
            <text:p>question title</text:p>
          </table:table-cell>
          <table:table-cell office:value-type="string" table:style-name="ce2">
            <text:p>tags</text:p>
          </table:table-cell>
          <table:table-cell office:value-type="string" table:style-name="ce2">
            <text:p>view count</text:p>
          </table:table-cell>
          <table:table-cell office:value-type="string" table:style-name="ce2">
            <text:p>favorite count</text:p>
          </table:table-cell>
          <table:table-cell office:value-type="string" table:style-name="ce2">
            <text:p>submission time</text:p>
          </table:table-cell>
          <table:table-cell office:value-type="string" table:style-name="ce2">
            <text:p>resolution time</text:p>
          </table:table-cell>
          <table:table-cell office:value-type="string" table:style-name="ce2">
            <text:p>correct API 1</text:p>
          </table:table-cell>
          <table:table-cell office:value-type="string" table:style-name="ce2">
            <text:p>correct API 2</text:p>
          </table:table-cell>
          <table:table-cell office:value-type="string" table:style-name="ce2">
            <text:p>correct API 3</text:p>
          </table:table-cell>
          <table:table-cell office:value-type="string" table:style-name="ce2">
            <text:p>correct API 4</text:p>
          </table:table-cell>
          <table:table-cell table:number-columns-repeated="16371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unable to understand scrollpane</text:p>
          </table:table-cell>
          <table:table-cell office:value-type="string" table:style-name="ce2">
            <text:p>&lt;java&gt;&lt;swing&gt;&lt;jframe&gt;&lt;jscrollpane&gt;&lt;gridbaglayout&gt;</text:p>
          </table:table-cell>
          <table:table-cell office:value-type="float" office:value="67" table:style-name="ce2">
            <text:p>67</text:p>
          </table:table-cell>
          <table:table-cell office:value-type="float" office:value="0" table:style-name="ce2">
            <text:p>0</text:p>
          </table:table-cell>
          <table:table-cell office:value-type="date" office:date-value="2013-04-23T23:16:30" table:style-name="ce3">
            <text:p>23/04/2013 23:16</text:p>
          </table:table-cell>
          <table:table-cell office:value-type="date" office:date-value="2013-04-23T23:24:05" table:style-name="ce3">
            <text:p>23/04/2013 23:24</text:p>
          </table:table-cell>
          <table:table-cell office:value-type="string" table:style-name="ce2">
            <text:p>javax.swing.jscrollpane</text:p>
          </table:table-cell>
          <table:table-cell office:value-type="string" table:style-name="ce2">
            <text:p>javax.swing.jframe</text:p>
          </table:table-cell>
          <table:table-cell office:value-type="string" table:style-name="ce2">
            <text:p>java.awt.gridlayout</text:p>
          </table:table-cell>
          <table:table-cell table:style-name="ce2"/>
          <table:table-cell table:number-columns-repeated="1637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Java URL param replace %20 with space</text:p>
          </table:table-cell>
          <table:table-cell office:value-type="string" table:style-name="ce2">
            <text:p>&lt;java&gt;&lt;url-encoding&gt;</text:p>
          </table:table-cell>
          <table:table-cell office:value-type="float" office:value="22873" table:style-name="ce2">
            <text:p>22873</text:p>
          </table:table-cell>
          <table:table-cell office:value-type="float" office:value="0" table:style-name="ce2">
            <text:p>0</text:p>
          </table:table-cell>
          <table:table-cell office:value-type="date" office:date-value="2013-03-05T22:30:12" table:style-name="ce3">
            <text:p>05/03/2013 22:30</text:p>
          </table:table-cell>
          <table:table-cell office:value-type="date" office:date-value="2013-03-05T22:35:13" table:style-name="ce3">
            <text:p>05/03/2013 22:35</text:p>
          </table:table-cell>
          <table:table-cell office:value-type="string" table:style-name="ce2">
            <text:p>java.net.urldecod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ava - sort ascending</text:p>
          </table:table-cell>
          <table:table-cell office:value-type="string" table:style-name="ce2">
            <text:p>&lt;java&gt;&lt;sorting&gt;</text:p>
          </table:table-cell>
          <table:table-cell office:value-type="float" office:value="1630" table:style-name="ce2">
            <text:p>1630</text:p>
          </table:table-cell>
          <table:table-cell office:value-type="float" office:value="0" table:style-name="ce2">
            <text:p>0</text:p>
          </table:table-cell>
          <table:table-cell office:value-type="date" office:date-value="2013-09-25T01:05:32" table:style-name="ce3">
            <text:p>25/09/2013 01:05</text:p>
          </table:table-cell>
          <table:table-cell office:value-type="date" office:date-value="2013-09-25T01:09:18" table:style-name="ce3">
            <text:p>25/09/2013 01:09</text:p>
          </table:table-cell>
          <table:table-cell office:value-type="string" table:style-name="ce2">
            <text:p>java.util.collections</text:p>
          </table:table-cell>
          <table:table-cell office:value-type="string" table:style-name="ce2">
            <text:p>java.util.arrays</text:p>
          </table:table-cell>
          <table:table-cell office:value-type="string" table:style-name="ce2">
            <text:p>java.util.comparator</text:p>
          </table:table-cell>
          <table:table-cell table:style-name="ce2"/>
          <table:table-cell table:number-columns-repeated="1637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How to run linux commands in java code?</text:p>
          </table:table-cell>
          <table:table-cell office:value-type="string" table:style-name="ce2">
            <text:p>&lt;java&gt;&lt;runtime.exec&gt;</text:p>
          </table:table-cell>
          <table:table-cell office:value-type="float" office:value="61020" table:style-name="ce2">
            <text:p>61020</text:p>
          </table:table-cell>
          <table:table-cell office:value-type="float" office:value="7" table:style-name="ce2">
            <text:p>7</text:p>
          </table:table-cell>
          <table:table-cell office:value-type="date" office:date-value="2010-08-04T06:50:01" table:style-name="ce3">
            <text:p>04/08/2010 06:50</text:p>
          </table:table-cell>
          <table:table-cell office:value-type="date" office:date-value="2010-08-04T06:56:41" table:style-name="ce3">
            <text:p>04/08/2010 06:56</text:p>
          </table:table-cell>
          <table:table-cell office:value-type="string" table:style-name="ce2">
            <text:p>java.lang.runtim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Using FileChannel to write any InputStream?</text:p>
          </table:table-cell>
          <table:table-cell office:value-type="string" table:style-name="ce2">
            <text:p>&lt;java&gt;&lt;inputstream&gt;&lt;filelock&gt;&lt;filechannel&gt;</text:p>
          </table:table-cell>
          <table:table-cell office:value-type="float" office:value="9748" table:style-name="ce2">
            <text:p>9748</text:p>
          </table:table-cell>
          <table:table-cell office:value-type="float" office:value="1" table:style-name="ce2">
            <text:p>1</text:p>
          </table:table-cell>
          <table:table-cell office:value-type="date" office:date-value="2011-07-08T02:53:04" table:style-name="ce3">
            <text:p>08/07/2011 02:53</text:p>
          </table:table-cell>
          <table:table-cell office:value-type="date" office:date-value="2011-07-08T02:59:24" table:style-name="ce3">
            <text:p>08/07/2011 02:59</text:p>
          </table:table-cell>
          <table:table-cell office:value-type="string" table:style-name="ce2">
            <text:p>java.nio.channels.channel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end file to server java error</text:p>
          </table:table-cell>
          <table:table-cell office:value-type="string" table:style-name="ce2">
            <text:p>&lt;java&gt;&lt;file&gt;&lt;sockets&gt;&lt;send&gt;</text:p>
          </table:table-cell>
          <table:table-cell office:value-type="float" office:value="202" table:style-name="ce2">
            <text:p>202</text:p>
          </table:table-cell>
          <table:table-cell office:value-type="float" office:value="0" table:style-name="ce2">
            <text:p>0</text:p>
          </table:table-cell>
          <table:table-cell office:value-type="date" office:date-value="2013-07-13T15:47:59" table:style-name="ce3">
            <text:p>13/07/2013 15:47</text:p>
          </table:table-cell>
          <table:table-cell office:value-type="date" office:date-value="2013-07-13T15:53:40" table:style-name="ce3">
            <text:p>13/07/2013 15:53</text:p>
          </table:table-cell>
          <table:table-cell office:value-type="string" table:style-name="ce2">
            <text:p>java.io.bufferedoutputstrea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what's the difference between user.region <text:s/>user.language <text:s/>user.country and user.variant?</text:p>
          </table:table-cell>
          <table:table-cell office:value-type="string" table:style-name="ce2">
            <text:p>&lt;java&gt;&lt;locale&gt;</text:p>
          </table:table-cell>
          <table:table-cell office:value-type="float" office:value="7024" table:style-name="ce2">
            <text:p>7024</text:p>
          </table:table-cell>
          <table:table-cell office:value-type="float" office:value="0" table:style-name="ce2">
            <text:p>0</text:p>
          </table:table-cell>
          <table:table-cell office:value-type="date" office:date-value="2013-09-20T13:45:07" table:style-name="ce3">
            <text:p>20/09/2013 13:45</text:p>
          </table:table-cell>
          <table:table-cell office:value-type="date" office:date-value="2013-09-20T13:49:45" table:style-name="ce3">
            <text:p>20/09/2013 13:49</text:p>
          </table:table-cell>
          <table:table-cell office:value-type="string" table:style-name="ce2">
            <text:p>java.util.loca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Java: How to make a string in Unicode Normal Form C</text:p>
          </table:table-cell>
          <table:table-cell office:value-type="string" table:style-name="ce2">
            <text:p>&lt;java&gt;&lt;csv&gt;&lt;nfc&gt;</text:p>
          </table:table-cell>
          <table:table-cell office:value-type="float" office:value="351" table:style-name="ce2">
            <text:p>351</text:p>
          </table:table-cell>
          <table:table-cell office:value-type="float" office:value="0" table:style-name="ce2">
            <text:p>0</text:p>
          </table:table-cell>
          <table:table-cell office:value-type="date" office:date-value="2012-02-13T17:27:37" table:style-name="ce3">
            <text:p>13/02/2012 17:27</text:p>
          </table:table-cell>
          <table:table-cell office:value-type="date" office:date-value="2012-02-13T20:21:25" table:style-name="ce3">
            <text:p>13/02/2012 20:21</text:p>
          </table:table-cell>
          <table:table-cell office:value-type="string" table:style-name="ce2">
            <text:p>java.text.normaliz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Is there a way to use setDividerLocation on the bottom componet?</text:p>
          </table:table-cell>
          <table:table-cell office:value-type="string" table:style-name="ce2">
            <text:p>&lt;java&gt;&lt;swing&gt;&lt;jsplitpane&gt;</text:p>
          </table:table-cell>
          <table:table-cell office:value-type="float" office:value="157" table:style-name="ce2">
            <text:p>157</text:p>
          </table:table-cell>
          <table:table-cell office:value-type="float" office:value="0" table:style-name="ce2">
            <text:p>0</text:p>
          </table:table-cell>
          <table:table-cell office:value-type="date" office:date-value="2012-07-05T15:53:32" table:style-name="ce3">
            <text:p>05/07/2012 15:53</text:p>
          </table:table-cell>
          <table:table-cell office:value-type="date" office:date-value="2012-07-05T15:56:26" table:style-name="ce3">
            <text:p>05/07/2012 15:56</text:p>
          </table:table-cell>
          <table:table-cell office:value-type="string" table:style-name="ce2">
            <text:p>javax.swing.jsplitpan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reating anonymous dynamic runtime instances</text:p>
          </table:table-cell>
          <table:table-cell office:value-type="string" table:style-name="ce2">
            <text:p>&lt;java&gt;</text:p>
          </table:table-cell>
          <table:table-cell office:value-type="float" office:value="618" table:style-name="ce2">
            <text:p>618</text:p>
          </table:table-cell>
          <table:table-cell office:value-type="float" office:value="0" table:style-name="ce2">
            <text:p>0</text:p>
          </table:table-cell>
          <table:table-cell office:value-type="date" office:date-value="2012-07-31T11:45:56" table:style-name="ce3">
            <text:p>31/07/2012 11:45</text:p>
          </table:table-cell>
          <table:table-cell office:value-type="date" office:date-value="2012-07-31T12:12:54" table:style-name="ce3">
            <text:p>31/07/2012 12:12</text:p>
          </table:table-cell>
          <table:table-cell office:value-type="string" table:style-name="ce2">
            <text:p>java.lang.reflect.proxy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Best Approach for developing app that mainly calls stored procedures through Spring and Struts</text:p>
          </table:table-cell>
          <table:table-cell office:value-type="string" table:style-name="ce2">
            <text:p>&lt;java&gt;&lt;spring&gt;&lt;hibernate&gt;&lt;struts&gt;&lt;mybatis&gt;</text:p>
          </table:table-cell>
          <table:table-cell office:value-type="float" office:value="299" table:style-name="ce2">
            <text:p>299</text:p>
          </table:table-cell>
          <table:table-cell office:value-type="float" office:value="0" table:style-name="ce2">
            <text:p>0</text:p>
          </table:table-cell>
          <table:table-cell office:value-type="date" office:date-value="2012-11-15T22:25:11" table:style-name="ce3">
            <text:p>15/11/2012 22:25</text:p>
          </table:table-cell>
          <table:table-cell office:value-type="date" office:date-value="2012-11-15T22:50:37" table:style-name="ce3">
            <text:p>15/11/2012 22:50</text:p>
          </table:table-cell>
          <table:table-cell office:value-type="string" table:style-name="ce2">
            <text:p>java.sql.callablestateme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4" table:style-name="ce2">
            <text:p>4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Comparing two ArrayLists - one as a subset of the other</text:p>
          </table:table-cell>
          <table:table-cell office:value-type="string" table:style-name="ce2">
            <text:p>&lt;java&gt;&lt;arraylist&gt;&lt;compare&gt;&lt;subset&gt;</text:p>
          </table:table-cell>
          <table:table-cell office:value-type="float" office:value="2275" table:style-name="ce2">
            <text:p>2275</text:p>
          </table:table-cell>
          <table:table-cell office:value-type="float" office:value="1" table:style-name="ce2">
            <text:p>1</text:p>
          </table:table-cell>
          <table:table-cell office:value-type="date" office:date-value="2013-04-03T19:53:42" table:style-name="ce3">
            <text:p>03/04/2013 19:53</text:p>
          </table:table-cell>
          <table:table-cell office:value-type="date" office:date-value="2013-04-03T20:03:00" table:style-name="ce3">
            <text:p>03/04/2013 20:03</text:p>
          </table:table-cell>
          <table:table-cell office:value-type="string" table:style-name="ce2">
            <text:p>java.util.collection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ObjectInputStream.readObject() EOFException</text:p>
          </table:table-cell>
          <table:table-cell office:value-type="string" table:style-name="ce2">
            <text:p>&lt;java&gt;&lt;objectoutputstream&gt;&lt;eofexception&gt;</text:p>
          </table:table-cell>
          <table:table-cell office:value-type="float" office:value="2067" table:style-name="ce2">
            <text:p>2067</text:p>
          </table:table-cell>
          <table:table-cell office:value-type="float" office:value="0" table:style-name="ce2">
            <text:p>0</text:p>
          </table:table-cell>
          <table:table-cell office:value-type="date" office:date-value="2013-10-25T16:29:48" table:style-name="ce3">
            <text:p>25/10/2013 16:29</text:p>
          </table:table-cell>
          <table:table-cell office:value-type="date" office:date-value="2013-10-25T16:38:19" table:style-name="ce3">
            <text:p>25/10/2013 16:38</text:p>
          </table:table-cell>
          <table:table-cell office:value-type="string" table:style-name="ce2">
            <text:p>java.net.datagrampacke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display <text:s/>check and start the linux processes using java code</text:p>
          </table:table-cell>
          <table:table-cell office:value-type="string" table:style-name="ce2">
            <text:p>&lt;java&gt;&lt;linux&gt;</text:p>
          </table:table-cell>
          <table:table-cell office:value-type="float" office:value="470" table:style-name="ce2">
            <text:p>470</text:p>
          </table:table-cell>
          <table:table-cell office:value-type="float" office:value="0" table:style-name="ce2">
            <text:p>0</text:p>
          </table:table-cell>
          <table:table-cell office:value-type="date" office:date-value="2013-01-21T10:22:21" table:style-name="ce3">
            <text:p>21/01/2013 10:22</text:p>
          </table:table-cell>
          <table:table-cell office:value-type="date" office:date-value="2013-01-21T10:26:03" table:style-name="ce3">
            <text:p>21/01/2013 10:26</text:p>
          </table:table-cell>
          <table:table-cell office:value-type="string" table:style-name="ce2">
            <text:p>java.lang.processbuild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String to Byte Array Changes on Each Run</text:p>
          </table:table-cell>
          <table:table-cell office:value-type="string" table:style-name="ce2">
            <text:p>&lt;java&gt;&lt;string&gt;&lt;hash&gt;&lt;byte&gt;</text:p>
          </table:table-cell>
          <table:table-cell office:value-type="float" office:value="555" table:style-name="ce2">
            <text:p>555</text:p>
          </table:table-cell>
          <table:table-cell office:value-type="float" office:value="0" table:style-name="ce2">
            <text:p>0</text:p>
          </table:table-cell>
          <table:table-cell office:value-type="date" office:date-value="2013-01-24T14:18:54" table:style-name="ce3">
            <text:p>24/01/2013 14:18</text:p>
          </table:table-cell>
          <table:table-cell office:value-type="date" office:date-value="2013-01-24T14:22:21" table:style-name="ce3">
            <text:p>24/01/2013 14:22</text:p>
          </table:table-cell>
          <table:table-cell office:value-type="string" table:style-name="ce2">
            <text:p>java.security.messagedige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trange result in Java Collections</text:p>
          </table:table-cell>
          <table:table-cell office:value-type="string" table:style-name="ce2">
            <text:p>&lt;java&gt;</text:p>
          </table:table-cell>
          <table:table-cell office:value-type="float" office:value="112" table:style-name="ce2">
            <text:p>112</text:p>
          </table:table-cell>
          <table:table-cell office:value-type="float" office:value="0" table:style-name="ce2">
            <text:p>0</text:p>
          </table:table-cell>
          <table:table-cell office:value-type="date" office:date-value="2013-10-11T13:02:06" table:style-name="ce3">
            <text:p>11/10/2013 13:02</text:p>
          </table:table-cell>
          <table:table-cell office:value-type="date" office:date-value="2013-10-11T13:13:26" table:style-name="ce3">
            <text:p>11/10/2013 13:13</text:p>
          </table:table-cell>
          <table:table-cell office:value-type="string" table:style-name="ce2">
            <text:p>java.util.linkedhashmap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dding constraint on JTextField</text:p>
          </table:table-cell>
          <table:table-cell office:value-type="string" table:style-name="ce2">
            <text:p>&lt;java&gt;&lt;swing&gt;&lt;constraints&gt;&lt;jtextfield&gt;</text:p>
          </table:table-cell>
          <table:table-cell office:value-type="float" office:value="694" table:style-name="ce2">
            <text:p>694</text:p>
          </table:table-cell>
          <table:table-cell office:value-type="float" office:value="0" table:style-name="ce2">
            <text:p>0</text:p>
          </table:table-cell>
          <table:table-cell office:value-type="date" office:date-value="2013-10-15T10:28:33" table:style-name="ce3">
            <text:p>15/10/2013 10:28</text:p>
          </table:table-cell>
          <table:table-cell office:value-type="date" office:date-value="2013-10-15T10:41:39" table:style-name="ce3">
            <text:p>15/10/2013 10:41</text:p>
          </table:table-cell>
          <table:table-cell office:value-type="string" table:style-name="ce2">
            <text:p>javax.swing.jformattedtextfield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Wait for at least one result from Java executor without busy waiting</text:p>
          </table:table-cell>
          <table:table-cell office:value-type="string" table:style-name="ce2">
            <text:p>&lt;java&gt;&lt;multithreading&gt;&lt;concurrency&gt;&lt;future&gt;&lt;futuretask&gt;</text:p>
          </table:table-cell>
          <table:table-cell office:value-type="float" office:value="121" table:style-name="ce2">
            <text:p>121</text:p>
          </table:table-cell>
          <table:table-cell office:value-type="float" office:value="0" table:style-name="ce2">
            <text:p>0</text:p>
          </table:table-cell>
          <table:table-cell office:value-type="date" office:date-value="2014-05-30T08:40:07" table:style-name="ce3">
            <text:p>30/05/2014 08:40</text:p>
          </table:table-cell>
          <table:table-cell office:value-type="date" office:date-value="2014-05-30T08:43:57" table:style-name="ce3">
            <text:p>30/05/2014 08:43</text:p>
          </table:table-cell>
          <table:table-cell office:value-type="string" table:style-name="ce2">
            <text:p>java.util.concurrent.executorcompletionservic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ind all classes availible at runtime java</text:p>
          </table:table-cell>
          <table:table-cell office:value-type="string" table:style-name="ce2">
            <text:p>&lt;java&gt;&lt;jvm&gt;&lt;guava&gt;</text:p>
          </table:table-cell>
          <table:table-cell office:value-type="float" office:value="118" table:style-name="ce2">
            <text:p>118</text:p>
          </table:table-cell>
          <table:table-cell office:value-type="float" office:value="1" table:style-name="ce2">
            <text:p>1</text:p>
          </table:table-cell>
          <table:table-cell office:value-type="date" office:date-value="2014-02-16T16:52:12" table:style-name="ce3">
            <text:p>16/02/2014 16:52</text:p>
          </table:table-cell>
          <table:table-cell office:value-type="date" office:date-value="2014-02-16T17:06:16" table:style-name="ce3">
            <text:p>16/02/2014 17:06</text:p>
          </table:table-cell>
          <table:table-cell office:value-type="string" table:style-name="ce2">
            <text:p>java.lang.instrument.instrumenta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onvert current datetime to long in Java</text:p>
          </table:table-cell>
          <table:table-cell office:value-type="string" table:style-name="ce2">
            <text:p>&lt;java&gt;&lt;date&gt;&lt;datetime&gt;</text:p>
          </table:table-cell>
          <table:table-cell office:value-type="float" office:value="18887" table:style-name="ce2">
            <text:p>18887</text:p>
          </table:table-cell>
          <table:table-cell office:value-type="float" office:value="2" table:style-name="ce2">
            <text:p>2</text:p>
          </table:table-cell>
          <table:table-cell office:value-type="date" office:date-value="2014-01-18T01:19:17" table:style-name="ce3">
            <text:p>18/01/2014 01:19</text:p>
          </table:table-cell>
          <table:table-cell office:value-type="date" office:date-value="2014-01-18T01:25:33" table:style-name="ce3">
            <text:p>18/01/2014 01:25</text:p>
          </table:table-cell>
          <table:table-cell office:value-type="string" table:style-name="ce2">
            <text:p>java.lang.syste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get the parameter values of a called method in java?</text:p>
          </table:table-cell>
          <table:table-cell office:value-type="string" table:style-name="ce2">
            <text:p>&lt;java&gt;&lt;reflection&gt;</text:p>
          </table:table-cell>
          <table:table-cell office:value-type="float" office:value="591" table:style-name="ce2">
            <text:p>591</text:p>
          </table:table-cell>
          <table:table-cell office:value-type="float" office:value="0" table:style-name="ce2">
            <text:p>0</text:p>
          </table:table-cell>
          <table:table-cell office:value-type="date" office:date-value="2014-02-05T11:54:37" table:style-name="ce3">
            <text:p>05/02/2014 11:54</text:p>
          </table:table-cell>
          <table:table-cell office:value-type="date" office:date-value="2014-02-05T12:14:15" table:style-name="ce3">
            <text:p>05/02/2014 12:14</text:p>
          </table:table-cell>
          <table:table-cell office:value-type="string" table:style-name="ce2">
            <text:p>java.lang.reflect.proxy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GUID equivalent for Java (Android)</text:p>
          </table:table-cell>
          <table:table-cell office:value-type="string" table:style-name="ce2">
            <text:p>&lt;c#&gt;&lt;java&gt;&lt;android&gt;&lt;guid&gt;</text:p>
          </table:table-cell>
          <table:table-cell office:value-type="float" office:value="2775" table:style-name="ce2">
            <text:p>2775</text:p>
          </table:table-cell>
          <table:table-cell office:value-type="float" office:value="0" table:style-name="ce2">
            <text:p>0</text:p>
          </table:table-cell>
          <table:table-cell office:value-type="date" office:date-value="2013-06-12T12:48:46" table:style-name="ce3">
            <text:p>12/06/2013 12:48</text:p>
          </table:table-cell>
          <table:table-cell office:value-type="date" office:date-value="2013-06-12T12:52:22" table:style-name="ce3">
            <text:p>12/06/2013 12:52</text:p>
          </table:table-cell>
          <table:table-cell office:value-type="string" table:style-name="ce2">
            <text:p>java.util.uuid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What control is this numeric textbox with up and down buttons?</text:p>
          </table:table-cell>
          <table:table-cell office:value-type="string" table:style-name="ce2">
            <text:p>&lt;java&gt;&lt;user-interface&gt;&lt;user-controls&gt;</text:p>
          </table:table-cell>
          <table:table-cell office:value-type="float" office:value="94" table:style-name="ce2">
            <text:p>94</text:p>
          </table:table-cell>
          <table:table-cell office:value-type="float" office:value="0" table:style-name="ce2">
            <text:p>0</text:p>
          </table:table-cell>
          <table:table-cell office:value-type="date" office:date-value="2014-03-19T20:39:01" table:style-name="ce3">
            <text:p>19/03/2014 20:39</text:p>
          </table:table-cell>
          <table:table-cell office:value-type="date" office:date-value="2014-03-19T20:41:52" table:style-name="ce3">
            <text:p>19/03/2014 20:41</text:p>
          </table:table-cell>
          <table:table-cell office:value-type="string" table:style-name="ce2">
            <text:p>javax.swing.jspinn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get a list of all classes that are loaded by the bootstrap class loader?</text:p>
          </table:table-cell>
          <table:table-cell office:value-type="string" table:style-name="ce2">
            <text:p>&lt;java&gt;&lt;clojure&gt;</text:p>
          </table:table-cell>
          <table:table-cell office:value-type="float" office:value="112" table:style-name="ce2">
            <text:p>112</text:p>
          </table:table-cell>
          <table:table-cell office:value-type="float" office:value="0" table:style-name="ce2">
            <text:p>0</text:p>
          </table:table-cell>
          <table:table-cell office:value-type="date" office:date-value="2014-01-01T10:34:09" table:style-name="ce3">
            <text:p>01/01/2014 10:34</text:p>
          </table:table-cell>
          <table:table-cell office:value-type="date" office:date-value="2014-01-01T10:39:07" table:style-name="ce3">
            <text:p>01/01/2014 10:39</text:p>
          </table:table-cell>
          <table:table-cell office:value-type="string" table:style-name="ce2">
            <text:p>java.lang.instrument.instrumenta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Formatting Date</text:p>
          </table:table-cell>
          <table:table-cell office:value-type="string" table:style-name="ce2">
            <text:p>&lt;java&gt;&lt;date&gt;&lt;simpledateformat&gt;</text:p>
          </table:table-cell>
          <table:table-cell office:value-type="float" office:value="110" table:style-name="ce2">
            <text:p>110</text:p>
          </table:table-cell>
          <table:table-cell office:value-type="float" office:value="0" table:style-name="ce2">
            <text:p>0</text:p>
          </table:table-cell>
          <table:table-cell office:value-type="date" office:date-value="2013-05-07T17:03:23" table:style-name="ce3">
            <text:p>07/05/2013 17:03</text:p>
          </table:table-cell>
          <table:table-cell office:value-type="date" office:date-value="2013-05-07T17:10:11" table:style-name="ce3">
            <text:p>07/05/2013 17:10</text:p>
          </table:table-cell>
          <table:table-cell office:value-type="string" table:style-name="ce2">
            <text:p>java.text.simpledat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ibGDX/Java Game - Making 4 random colors</text:p>
          </table:table-cell>
          <table:table-cell office:value-type="string" table:style-name="ce2">
            <text:p>&lt;java&gt;&lt;android&gt;&lt;libgdx&gt;&lt;2d-games&gt;</text:p>
          </table:table-cell>
          <table:table-cell office:value-type="float" office:value="169" table:style-name="ce2">
            <text:p>169</text:p>
          </table:table-cell>
          <table:table-cell office:value-type="float" office:value="0" table:style-name="ce2">
            <text:p>0</text:p>
          </table:table-cell>
          <table:table-cell office:value-type="date" office:date-value="2014-12-18T01:54:58" table:style-name="ce3">
            <text:p>18/12/2014 01:54</text:p>
          </table:table-cell>
          <table:table-cell office:value-type="date" office:date-value="2014-12-18T02:01:42" table:style-name="ce3">
            <text:p>18/12/2014 02:01</text:p>
          </table:table-cell>
          <table:table-cell office:value-type="string" table:style-name="ce2">
            <text:p>java.util.collection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ow to synchronize part of method on different threads</text:p>
          </table:table-cell>
          <table:table-cell office:value-type="string" table:style-name="ce2">
            <text:p>&lt;java&gt;&lt;multithreading&gt;</text:p>
          </table:table-cell>
          <table:table-cell office:value-type="float" office:value="48" table:style-name="ce2">
            <text:p>48</text:p>
          </table:table-cell>
          <table:table-cell office:value-type="float" office:value="0" table:style-name="ce2">
            <text:p>0</text:p>
          </table:table-cell>
          <table:table-cell office:value-type="date" office:date-value="2015-05-28T10:44:06" table:style-name="ce3">
            <text:p>28/05/2015 10:44</text:p>
          </table:table-cell>
          <table:table-cell office:value-type="date" office:date-value="2015-05-28T10:48:34" table:style-name="ce3">
            <text:p>28/05/2015 10:48</text:p>
          </table:table-cell>
          <table:table-cell office:value-type="string" table:style-name="ce2">
            <text:p>java.util.concurrent.cyclicbarri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rror printing string formatted with %.0f using an int substitute</text:p>
          </table:table-cell>
          <table:table-cell office:value-type="string" table:style-name="ce2">
            <text:p>&lt;java&gt;&lt;string-formatting&gt;</text:p>
          </table:table-cell>
          <table:table-cell office:value-type="float" office:value="104" table:style-name="ce2">
            <text:p>104</text:p>
          </table:table-cell>
          <table:table-cell office:value-type="float" office:value="0" table:style-name="ce2">
            <text:p>0</text:p>
          </table:table-cell>
          <table:table-cell office:value-type="date" office:date-value="2015-09-30T13:47:44" table:style-name="ce3">
            <text:p>30/09/2015 13:47</text:p>
          </table:table-cell>
          <table:table-cell office:value-type="date" office:date-value="2015-09-30T13:54:03" table:style-name="ce3">
            <text:p>30/09/2015 13:54</text:p>
          </table:table-cell>
          <table:table-cell office:value-type="string" table:style-name="ce2">
            <text:p>java.util.formatt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orting standards with alphanumerical data (and special characters) with case insensivity in Java</text:p>
          </table:table-cell>
          <table:table-cell office:value-type="string" table:style-name="ce2">
            <text:p>&lt;java&gt;&lt;sorting&gt;</text:p>
          </table:table-cell>
          <table:table-cell office:value-type="float" office:value="67" table:style-name="ce2">
            <text:p>67</text:p>
          </table:table-cell>
          <table:table-cell office:value-type="float" office:value="0" table:style-name="ce2">
            <text:p>0</text:p>
          </table:table-cell>
          <table:table-cell office:value-type="date" office:date-value="2015-07-21T20:39:05" table:style-name="ce3">
            <text:p>21/07/2015 20:39</text:p>
          </table:table-cell>
          <table:table-cell office:value-type="date" office:date-value="2015-07-22T09:45:01" table:style-name="ce3">
            <text:p>22/07/2015 09:45</text:p>
          </table:table-cell>
          <table:table-cell office:value-type="string" table:style-name="ce2">
            <text:p>java.text.collato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kip bytes in ByteArray Java</text:p>
          </table:table-cell>
          <table:table-cell office:value-type="string" table:style-name="ce2">
            <text:p>&lt;java&gt;&lt;png&gt;&lt;bytearray&gt;&lt;skip&gt;</text:p>
          </table:table-cell>
          <table:table-cell office:value-type="float" office:value="136" table:style-name="ce2">
            <text:p>136</text:p>
          </table:table-cell>
          <table:table-cell office:value-type="float" office:value="0" table:style-name="ce2">
            <text:p>0</text:p>
          </table:table-cell>
          <table:table-cell office:value-type="date" office:date-value="2015-06-15T09:58:03" table:style-name="ce3">
            <text:p>15/06/2015 09:58</text:p>
          </table:table-cell>
          <table:table-cell office:value-type="date" office:date-value="2015-06-15T10:22:44" table:style-name="ce3">
            <text:p>15/06/2015 10:22</text:p>
          </table:table-cell>
          <table:table-cell office:value-type="string" table:style-name="ce2">
            <text:p>java.io.bytearrayinputstrea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ynchronized property reading as non-synchronized property</text:p>
          </table:table-cell>
          <table:table-cell office:value-type="string" table:style-name="ce2">
            <text:p>&lt;java&gt;&lt;multithreading&gt;&lt;synchronized&gt;</text:p>
          </table:table-cell>
          <table:table-cell office:value-type="float" office:value="67" table:style-name="ce2">
            <text:p>67</text:p>
          </table:table-cell>
          <table:table-cell office:value-type="float" office:value="0" table:style-name="ce2">
            <text:p>0</text:p>
          </table:table-cell>
          <table:table-cell office:value-type="date" office:date-value="2015-03-07T13:57:51" table:style-name="ce3">
            <text:p>07/03/2015 13:57</text:p>
          </table:table-cell>
          <table:table-cell office:value-type="date" office:date-value="2015-03-07T14:00:05" table:style-name="ce3">
            <text:p>07/03/2015 14:00</text:p>
          </table:table-cell>
          <table:table-cell office:value-type="string" table:style-name="ce2">
            <text:p>java.util.concurrent.locks.readwritelock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spec unchecked exception "must" be caught</text:p>
          </table:table-cell>
          <table:table-cell office:value-type="string" table:style-name="ce2">
            <text:p>&lt;java&gt;&lt;exception&gt;&lt;exception-handling&gt;&lt;specifications&gt;</text:p>
          </table:table-cell>
          <table:table-cell office:value-type="float" office:value="29" table:style-name="ce2">
            <text:p>29</text:p>
          </table:table-cell>
          <table:table-cell office:value-type="float" office:value="0" table:style-name="ce2">
            <text:p>0</text:p>
          </table:table-cell>
          <table:table-cell office:value-type="date" office:date-value="2016-07-02T22:53:49" table:style-name="ce3">
            <text:p>02/07/2016 22:53</text:p>
          </table:table-cell>
          <table:table-cell office:value-type="date" office:date-value="2016-07-02T22:56:53" table:style-name="ce3">
            <text:p>02/07/2016 22:56</text:p>
          </table:table-cell>
          <table:table-cell office:value-type="string" table:style-name="ce2">
            <text:p>java.lang.indexoutofboundsexcep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read data on the main thread from a file being read on a worker thread</text:p>
          </table:table-cell>
          <table:table-cell office:value-type="string" table:style-name="ce2">
            <text:p>&lt;java&gt;&lt;multithreading&gt;&lt;concurrent-programming&gt;</text:p>
          </table:table-cell>
          <table:table-cell office:value-type="float" office:value="83" table:style-name="ce2">
            <text:p>83</text:p>
          </table:table-cell>
          <table:table-cell office:value-type="float" office:value="1" table:style-name="ce2">
            <text:p>1</text:p>
          </table:table-cell>
          <table:table-cell office:value-type="date" office:date-value="2014-12-03T10:54:10" table:style-name="ce3">
            <text:p>03/12/2014 10:54</text:p>
          </table:table-cell>
          <table:table-cell office:value-type="date" office:date-value="2014-12-03T10:59:59" table:style-name="ce3">
            <text:p>03/12/2014 10:59</text:p>
          </table:table-cell>
          <table:table-cell office:value-type="string" table:style-name="ce2">
            <text:p>java.util.concurrent.countdownlatch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.util.logging: file handler with append and count properties</text:p>
          </table:table-cell>
          <table:table-cell office:value-type="string" table:style-name="ce2">
            <text:p>&lt;java&gt;&lt;logging&gt;</text:p>
          </table:table-cell>
          <table:table-cell office:value-type="float" office:value="4362" table:style-name="ce2">
            <text:p>4362</text:p>
          </table:table-cell>
          <table:table-cell office:value-type="float" office:value="0" table:style-name="ce2">
            <text:p>0</text:p>
          </table:table-cell>
          <table:table-cell office:value-type="date" office:date-value="2012-07-27T09:02:12" table:style-name="ce3">
            <text:p>27/07/2012 09:02</text:p>
          </table:table-cell>
          <table:table-cell office:value-type="date" office:date-value="2012-09-13T15:45:48" table:style-name="ce3">
            <text:p>13/09/2012 15:45</text:p>
          </table:table-cell>
          <table:table-cell office:value-type="string" table:style-name="ce2">
            <text:p>java.util.logging.filehandl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ollision algorithm in java for squares</text:p>
          </table:table-cell>
          <table:table-cell office:value-type="string" table:style-name="ce2">
            <text:p>&lt;java&gt;&lt;eclipse&gt;&lt;algorithm&gt;&lt;libgdx&gt;</text:p>
          </table:table-cell>
          <table:table-cell office:value-type="float" office:value="145" table:style-name="ce2">
            <text:p>145</text:p>
          </table:table-cell>
          <table:table-cell office:value-type="float" office:value="0" table:style-name="ce2">
            <text:p>0</text:p>
          </table:table-cell>
          <table:table-cell office:value-type="date" office:date-value="2015-07-23T18:00:28" table:style-name="ce3">
            <text:p>23/07/2015 18:00</text:p>
          </table:table-cell>
          <table:table-cell office:value-type="date" office:date-value="2015-07-23T18:27:03" table:style-name="ce3">
            <text:p>23/07/2015 18:27</text:p>
          </table:table-cell>
          <table:table-cell office:value-type="string" table:style-name="ce2">
            <text:p>java.awt.geom.area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library or code to properly parse comma-separated list of key=value assignments</text:p>
          </table:table-cell>
          <table:table-cell office:value-type="string" table:style-name="ce2">
            <text:p>&lt;java&gt;</text:p>
          </table:table-cell>
          <table:table-cell office:value-type="float" office:value="706" table:style-name="ce2">
            <text:p>706</text:p>
          </table:table-cell>
          <table:table-cell office:value-type="float" office:value="0" table:style-name="ce2">
            <text:p>0</text:p>
          </table:table-cell>
          <table:table-cell office:value-type="date" office:date-value="2013-03-15T20:10:52" table:style-name="ce3">
            <text:p>15/03/2013 20:10</text:p>
          </table:table-cell>
          <table:table-cell office:value-type="date" office:date-value="2013-03-15T20:13:37" table:style-name="ce3">
            <text:p>15/03/2013 20:13</text:p>
          </table:table-cell>
          <table:table-cell office:value-type="string" table:style-name="ce2">
            <text:p>java.util.propertie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loat values in java</text:p>
          </table:table-cell>
          <table:table-cell office:value-type="string" table:style-name="ce2">
            <text:p>&lt;java&gt;</text:p>
          </table:table-cell>
          <table:table-cell office:value-type="float" office:value="207" table:style-name="ce2">
            <text:p>207</text:p>
          </table:table-cell>
          <table:table-cell office:value-type="float" office:value="0" table:style-name="ce2">
            <text:p>0</text:p>
          </table:table-cell>
          <table:table-cell office:value-type="date" office:date-value="2012-10-15T05:29:17" table:style-name="ce3">
            <text:p>15/10/2012 05:29</text:p>
          </table:table-cell>
          <table:table-cell office:value-type="date" office:date-value="2012-10-15T05:31:17" table:style-name="ce3">
            <text:p>15/10/2012 05:31</text:p>
          </table:table-cell>
          <table:table-cell office:value-type="string" table:style-name="ce2">
            <text:p>java.math.bigdecimal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memfill / arrayfill in java? More effective way than nested loops?</text:p>
          </table:table-cell>
          <table:table-cell office:value-type="string" table:style-name="ce2">
            <text:p>&lt;java&gt;&lt;arrays&gt;&lt;multidimensional-array&gt;</text:p>
          </table:table-cell>
          <table:table-cell office:value-type="float" office:value="128" table:style-name="ce2">
            <text:p>128</text:p>
          </table:table-cell>
          <table:table-cell office:value-type="float" office:value="0" table:style-name="ce2">
            <text:p>0</text:p>
          </table:table-cell>
          <table:table-cell office:value-type="date" office:date-value="2013-03-15T01:32:29" table:style-name="ce3">
            <text:p>15/03/2013 01:32</text:p>
          </table:table-cell>
          <table:table-cell office:value-type="date" office:date-value="2013-03-15T01:36:38" table:style-name="ce3">
            <text:p>15/03/2013 01:36</text:p>
          </table:table-cell>
          <table:table-cell office:value-type="string" table:style-name="ce2">
            <text:p>java.util.array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do you save and open a Java program with a Java program?</text:p>
          </table:table-cell>
          <table:table-cell office:value-type="string" table:style-name="ce2">
            <text:p>&lt;java&gt;</text:p>
          </table:table-cell>
          <table:table-cell office:value-type="float" office:value="150" table:style-name="ce2">
            <text:p>150</text:p>
          </table:table-cell>
          <table:table-cell office:value-type="float" office:value="0" table:style-name="ce2">
            <text:p>0</text:p>
          </table:table-cell>
          <table:table-cell office:value-type="date" office:date-value="2013-06-05T07:51:48" table:style-name="ce3">
            <text:p>05/06/2013 07:51</text:p>
          </table:table-cell>
          <table:table-cell office:value-type="date" office:date-value="2013-06-05T08:10:10" table:style-name="ce3">
            <text:p>05/06/2013 08:10</text:p>
          </table:table-cell>
          <table:table-cell office:value-type="string" table:style-name="ce2">
            <text:p>javax.tools.javacompil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wapping ArrayList objects member with data in another - Java</text:p>
          </table:table-cell>
          <table:table-cell office:value-type="string" table:style-name="ce2">
            <text:p>&lt;java&gt;&lt;arraylist&gt;</text:p>
          </table:table-cell>
          <table:table-cell office:value-type="float" office:value="83" table:style-name="ce2">
            <text:p>83</text:p>
          </table:table-cell>
          <table:table-cell office:value-type="float" office:value="0" table:style-name="ce2">
            <text:p>0</text:p>
          </table:table-cell>
          <table:table-cell office:value-type="date" office:date-value="2013-11-10T21:52:40" table:style-name="ce3">
            <text:p>10/11/2013 21:52</text:p>
          </table:table-cell>
          <table:table-cell office:value-type="date" office:date-value="2013-11-10T22:03:26" table:style-name="ce3">
            <text:p>10/11/2013 22:03</text:p>
          </table:table-cell>
          <table:table-cell office:value-type="string" table:style-name="ce2">
            <text:p>java.util.arrayli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How do I get a Java Set to iterate in the same order every time?</text:p>
          </table:table-cell>
          <table:table-cell office:value-type="string" table:style-name="ce2">
            <text:p>&lt;java&gt;</text:p>
          </table:table-cell>
          <table:table-cell office:value-type="float" office:value="330" table:style-name="ce2">
            <text:p>330</text:p>
          </table:table-cell>
          <table:table-cell office:value-type="float" office:value="0" table:style-name="ce2">
            <text:p>0</text:p>
          </table:table-cell>
          <table:table-cell office:value-type="date" office:date-value="2012-02-03T15:05:58" table:style-name="ce3">
            <text:p>03/02/2012 15:05</text:p>
          </table:table-cell>
          <table:table-cell office:value-type="date" office:date-value="2012-02-03T15:07:46" table:style-name="ce3">
            <text:p>03/02/2012 15:07</text:p>
          </table:table-cell>
          <table:table-cell office:value-type="string" table:style-name="ce2">
            <text:p>java.util.linkedhashse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79" table:style-name="ce2">
            <text:p>79</text:p>
          </table:table-cell>
          <table:table-cell office:value-type="float" office:value="154" table:style-name="ce2">
            <text:p>154</text:p>
          </table:table-cell>
          <table:table-cell office:value-type="string" table:style-name="ce2">
            <text:p>How to find the length of an array list?</text:p>
          </table:table-cell>
          <table:table-cell office:value-type="string" table:style-name="ce2">
            <text:p>&lt;java&gt;</text:p>
          </table:table-cell>
          <table:table-cell office:value-type="float" office:value="306327" table:style-name="ce2">
            <text:p>306327</text:p>
          </table:table-cell>
          <table:table-cell office:value-type="float" office:value="11" table:style-name="ce2">
            <text:p>11</text:p>
          </table:table-cell>
          <table:table-cell office:value-type="date" office:date-value="2012-03-11T05:33:51" table:style-name="ce3">
            <text:p>11/03/2012 05:33</text:p>
          </table:table-cell>
          <table:table-cell office:value-type="date" office:date-value="2012-03-11T05:36:02" table:style-name="ce3">
            <text:p>11/03/2012 05:36</text:p>
          </table:table-cell>
          <table:table-cell office:value-type="string" table:style-name="ce2">
            <text:p>java.util.arrayli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re we able to lock a folder or directory using java for a particular period of time?</text:p>
          </table:table-cell>
          <table:table-cell office:value-type="string" table:style-name="ce2">
            <text:p>&lt;java&gt;&lt;locking&gt;&lt;folder&gt;</text:p>
          </table:table-cell>
          <table:table-cell office:value-type="float" office:value="2685" table:style-name="ce2">
            <text:p>2685</text:p>
          </table:table-cell>
          <table:table-cell office:value-type="float" office:value="3" table:style-name="ce2">
            <text:p>3</text:p>
          </table:table-cell>
          <table:table-cell office:value-type="date" office:date-value="2012-02-27T07:52:04" table:style-name="ce3">
            <text:p>27/02/2012 07:52</text:p>
          </table:table-cell>
          <table:table-cell office:value-type="date" office:date-value="2012-02-27T08:04:09" table:style-name="ce3">
            <text:p>27/02/2012 08:04</text:p>
          </table:table-cell>
          <table:table-cell office:value-type="string" table:style-name="ce2">
            <text:p>java.nio.channels.filelock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set a time limit for user to enter input?</text:p>
          </table:table-cell>
          <table:table-cell office:value-type="string" table:style-name="ce2">
            <text:p>&lt;java&gt;&lt;multithreading&gt;</text:p>
          </table:table-cell>
          <table:table-cell office:value-type="float" office:value="813" table:style-name="ce2">
            <text:p>813</text:p>
          </table:table-cell>
          <table:table-cell office:value-type="float" office:value="0" table:style-name="ce2">
            <text:p>0</text:p>
          </table:table-cell>
          <table:table-cell office:value-type="date" office:date-value="2012-09-17T20:46:11" table:style-name="ce3">
            <text:p>17/09/2012 20:46</text:p>
          </table:table-cell>
          <table:table-cell office:value-type="date" office:date-value="2012-09-17T20:48:20" table:style-name="ce3">
            <text:p>17/09/2012 20:48</text:p>
          </table:table-cell>
          <table:table-cell office:value-type="string" table:style-name="ce2">
            <text:p>java.util.timertask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How to normalize a URL in Java?</text:p>
          </table:table-cell>
          <table:table-cell office:value-type="string" table:style-name="ce2">
            <text:p>&lt;java&gt;&lt;url-rewriting&gt;</text:p>
          </table:table-cell>
          <table:table-cell office:value-type="float" office:value="26355" table:style-name="ce2">
            <text:p>26355</text:p>
          </table:table-cell>
          <table:table-cell office:value-type="float" office:value="3" table:style-name="ce2">
            <text:p>3</text:p>
          </table:table-cell>
          <table:table-cell office:value-type="date" office:date-value="2010-06-07T22:33:12" table:style-name="ce3">
            <text:p>07/06/2010 22:33</text:p>
          </table:table-cell>
          <table:table-cell office:value-type="date" office:date-value="2010-06-07T22:36:35" table:style-name="ce3">
            <text:p>07/06/2010 22:36</text:p>
          </table:table-cell>
          <table:table-cell office:value-type="string" table:style-name="ce2">
            <text:p>java.net.uri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ava SimpleDateFormat am/pm</text:p>
          </table:table-cell>
          <table:table-cell office:value-type="string" table:style-name="ce2">
            <text:p>&lt;java&gt;&lt;parsing&gt;&lt;date-format&gt;&lt;simpledateformat&gt;</text:p>
          </table:table-cell>
          <table:table-cell office:value-type="float" office:value="5245" table:style-name="ce2">
            <text:p>5245</text:p>
          </table:table-cell>
          <table:table-cell office:value-type="float" office:value="0" table:style-name="ce2">
            <text:p>0</text:p>
          </table:table-cell>
          <table:table-cell office:value-type="date" office:date-value="2013-05-21T12:25:41" table:style-name="ce3">
            <text:p>21/05/2013 12:25</text:p>
          </table:table-cell>
          <table:table-cell office:value-type="date" office:date-value="2014-03-30T00:01:08" table:style-name="ce3">
            <text:p>30/03/2014 00:01</text:p>
          </table:table-cell>
          <table:table-cell office:value-type="string" table:style-name="ce2">
            <text:p>java.text.simpledat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can I cap so the user can only type in one space bar in java JTextField</text:p>
          </table:table-cell>
          <table:table-cell office:value-type="string" table:style-name="ce2">
            <text:p>&lt;java&gt;&lt;eclipse&gt;&lt;string&gt;&lt;swing&gt;&lt;space&gt;</text:p>
          </table:table-cell>
          <table:table-cell office:value-type="float" office:value="35" table:style-name="ce2">
            <text:p>35</text:p>
          </table:table-cell>
          <table:table-cell office:value-type="float" office:value="0" table:style-name="ce2">
            <text:p>0</text:p>
          </table:table-cell>
          <table:table-cell office:value-type="date" office:date-value="2014-02-05T18:51:20" table:style-name="ce3">
            <text:p>05/02/2014 18:51</text:p>
          </table:table-cell>
          <table:table-cell office:value-type="date" office:date-value="2014-02-05T18:53:06" table:style-name="ce3">
            <text:p>05/02/2014 18:53</text:p>
          </table:table-cell>
          <table:table-cell office:value-type="string" table:style-name="ce2">
            <text:p>javax.swing.inputverifi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ava format string for precise doubles?</text:p>
          </table:table-cell>
          <table:table-cell office:value-type="string" table:style-name="ce2">
            <text:p>&lt;java&gt;&lt;string&gt;&lt;formatting&gt;</text:p>
          </table:table-cell>
          <table:table-cell office:value-type="float" office:value="1484" table:style-name="ce2">
            <text:p>1484</text:p>
          </table:table-cell>
          <table:table-cell office:value-type="float" office:value="0" table:style-name="ce2">
            <text:p>0</text:p>
          </table:table-cell>
          <table:table-cell office:value-type="date" office:date-value="2012-01-10T12:44:34" table:style-name="ce3">
            <text:p>10/01/2012 12:44</text:p>
          </table:table-cell>
          <table:table-cell office:value-type="date" office:date-value="2012-01-10T13:01:28" table:style-name="ce3">
            <text:p>10/01/2012 13:01</text:p>
          </table:table-cell>
          <table:table-cell office:value-type="string" table:style-name="ce2">
            <text:p>java.text.decimal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Getting delimiters in Java pattern matching</text:p>
          </table:table-cell>
          <table:table-cell office:value-type="string" table:style-name="ce2">
            <text:p>&lt;java&gt;&lt;split&gt;&lt;design-patterns&gt;&lt;delimiter&gt;</text:p>
          </table:table-cell>
          <table:table-cell office:value-type="float" office:value="1069" table:style-name="ce2">
            <text:p>1069</text:p>
          </table:table-cell>
          <table:table-cell office:value-type="float" office:value="1" table:style-name="ce2">
            <text:p>1</text:p>
          </table:table-cell>
          <table:table-cell office:value-type="date" office:date-value="2012-01-30T06:04:20" table:style-name="ce3">
            <text:p>30/01/2012 06:04</text:p>
          </table:table-cell>
          <table:table-cell office:value-type="date" office:date-value="2012-01-30T06:08:08" table:style-name="ce3">
            <text:p>30/01/2012 06:08</text:p>
          </table:table-cell>
          <table:table-cell office:value-type="string" table:style-name="ce2">
            <text:p>java.util.regex.patter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Using a stack as a Queue in Java</text:p>
          </table:table-cell>
          <table:table-cell office:value-type="string" table:style-name="ce2">
            <text:p>&lt;java&gt;&lt;stack&gt;&lt;queue&gt;</text:p>
          </table:table-cell>
          <table:table-cell office:value-type="float" office:value="140" table:style-name="ce2">
            <text:p>140</text:p>
          </table:table-cell>
          <table:table-cell office:value-type="float" office:value="0" table:style-name="ce2">
            <text:p>0</text:p>
          </table:table-cell>
          <table:table-cell office:value-type="date" office:date-value="2012-11-01T20:31:19" table:style-name="ce3">
            <text:p>01/11/2012 20:31</text:p>
          </table:table-cell>
          <table:table-cell office:value-type="date" office:date-value="2012-11-01T20:35:33" table:style-name="ce3">
            <text:p>01/11/2012 20:35</text:p>
          </table:table-cell>
          <table:table-cell office:value-type="string" table:style-name="ce2">
            <text:p>java.util.arraydequ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5" table:style-name="ce2">
            <text:p>5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Is there a Java map implementation that returns the closest contained key</text:p>
          </table:table-cell>
          <table:table-cell office:value-type="string" table:style-name="ce2">
            <text:p>&lt;java&gt;&lt;map&gt;</text:p>
          </table:table-cell>
          <table:table-cell office:value-type="float" office:value="822" table:style-name="ce2">
            <text:p>822</text:p>
          </table:table-cell>
          <table:table-cell office:value-type="float" office:value="0" table:style-name="ce2">
            <text:p>0</text:p>
          </table:table-cell>
          <table:table-cell office:value-type="date" office:date-value="2012-01-11T03:35:40" table:style-name="ce3">
            <text:p>11/01/2012 03:35</text:p>
          </table:table-cell>
          <table:table-cell office:value-type="date" office:date-value="2012-01-11T03:37:44" table:style-name="ce3">
            <text:p>11/01/2012 03:37</text:p>
          </table:table-cell>
          <table:table-cell office:value-type="string" table:style-name="ce2">
            <text:p>java.util.navigablemap</text:p>
          </table:table-cell>
          <table:table-cell office:value-type="string" table:style-name="ce2">
            <text:p>java.util.treemap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Unit testing Hadoop Writable</text:p>
          </table:table-cell>
          <table:table-cell office:value-type="string" table:style-name="ce2">
            <text:p>&lt;java&gt;&lt;hadoop&gt;</text:p>
          </table:table-cell>
          <table:table-cell office:value-type="float" office:value="349" table:style-name="ce2">
            <text:p>349</text:p>
          </table:table-cell>
          <table:table-cell office:value-type="float" office:value="0" table:style-name="ce2">
            <text:p>0</text:p>
          </table:table-cell>
          <table:table-cell office:value-type="date" office:date-value="2012-02-10T22:32:10" table:style-name="ce3">
            <text:p>10/02/2012 22:32</text:p>
          </table:table-cell>
          <table:table-cell office:value-type="date" office:date-value="2012-02-11T14:18:41" table:style-name="ce3">
            <text:p>11/02/2012 14:18</text:p>
          </table:table-cell>
          <table:table-cell office:value-type="string" table:style-name="ce2">
            <text:p>java.io.pipedoutputstream</text:p>
          </table:table-cell>
          <table:table-cell office:value-type="string" table:style-name="ce2">
            <text:p>java.io.pipedinputstream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ESTTemplate waiting for API response</text:p>
          </table:table-cell>
          <table:table-cell office:value-type="string" table:style-name="ce2">
            <text:p>&lt;java&gt;&lt;web-services&gt;&lt;spring&gt;&lt;api&gt;&lt;rest&gt;</text:p>
          </table:table-cell>
          <table:table-cell office:value-type="float" office:value="788" table:style-name="ce2">
            <text:p>788</text:p>
          </table:table-cell>
          <table:table-cell office:value-type="float" office:value="0" table:style-name="ce2">
            <text:p>0</text:p>
          </table:table-cell>
          <table:table-cell office:value-type="date" office:date-value="2012-09-15T10:58:41" table:style-name="ce3">
            <text:p>15/09/2012 10:58</text:p>
          </table:table-cell>
          <table:table-cell office:value-type="date" office:date-value="2012-09-15T11:03:53" table:style-name="ce3">
            <text:p>15/09/2012 11:03</text:p>
          </table:table-cell>
          <table:table-cell office:value-type="string" table:style-name="ce2">
            <text:p>java.net.serversocke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.util.zip.ZipException: invalid compression method</text:p>
          </table:table-cell>
          <table:table-cell office:value-type="string" table:style-name="ce2">
            <text:p>&lt;java&gt;&lt;zip&gt;&lt;zipinputstream&gt;</text:p>
          </table:table-cell>
          <table:table-cell office:value-type="float" office:value="5565" table:style-name="ce2">
            <text:p>5565</text:p>
          </table:table-cell>
          <table:table-cell office:value-type="float" office:value="0" table:style-name="ce2">
            <text:p>0</text:p>
          </table:table-cell>
          <table:table-cell office:value-type="date" office:date-value="2012-03-12T23:33:13" table:style-name="ce3">
            <text:p>12/03/2012 23:33</text:p>
          </table:table-cell>
          <table:table-cell office:value-type="date" office:date-value="2012-03-12T23:38:52" table:style-name="ce3">
            <text:p>12/03/2012 23:38</text:p>
          </table:table-cell>
          <table:table-cell office:value-type="string" table:style-name="ce2">
            <text:p>java.util.zip.zipentry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Separate Date and Time objects</text:p>
          </table:table-cell>
          <table:table-cell office:value-type="string" table:style-name="ce2">
            <text:p>&lt;java&gt;&lt;date&gt;&lt;time&gt;</text:p>
          </table:table-cell>
          <table:table-cell office:value-type="float" office:value="3659" table:style-name="ce2">
            <text:p>3659</text:p>
          </table:table-cell>
          <table:table-cell office:value-type="float" office:value="1" table:style-name="ce2">
            <text:p>1</text:p>
          </table:table-cell>
          <table:table-cell office:value-type="date" office:date-value="2013-02-27T17:04:36" table:style-name="ce3">
            <text:p>27/02/2013 17:04</text:p>
          </table:table-cell>
          <table:table-cell office:value-type="date" office:date-value="2013-02-27T17:05:51" table:style-name="ce3">
            <text:p>27/02/2013 17:05</text:p>
          </table:table-cell>
          <table:table-cell office:value-type="string" table:style-name="ce2">
            <text:p>java.util.calendar</text:p>
          </table:table-cell>
          <table:table-cell office:value-type="string" table:style-name="ce2">
            <text:p>java.text.simpledateformat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SimpleDateFormat producing wrong date time when parsing "YYYY-MM-dd HH:mm"</text:p>
          </table:table-cell>
          <table:table-cell office:value-type="string" table:style-name="ce2">
            <text:p>&lt;java&gt;</text:p>
          </table:table-cell>
          <table:table-cell office:value-type="float" office:value="11628" table:style-name="ce2">
            <text:p>11628</text:p>
          </table:table-cell>
          <table:table-cell office:value-type="float" office:value="2" table:style-name="ce2">
            <text:p>2</text:p>
          </table:table-cell>
          <table:table-cell office:value-type="date" office:date-value="2013-04-10T04:28:49" table:style-name="ce3">
            <text:p>10/04/2013 04:28</text:p>
          </table:table-cell>
          <table:table-cell office:value-type="date" office:date-value="2013-04-10T04:30:18" table:style-name="ce3">
            <text:p>10/04/2013 04:30</text:p>
          </table:table-cell>
          <table:table-cell office:value-type="string" table:style-name="ce2">
            <text:p>java.text.simpledat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Java jtable allow row selection</text:p>
          </table:table-cell>
          <table:table-cell office:value-type="string" table:style-name="ce2">
            <text:p>&lt;java&gt;&lt;swing&gt;&lt;jtable&gt;</text:p>
          </table:table-cell>
          <table:table-cell office:value-type="float" office:value="12198" table:style-name="ce2">
            <text:p>12198</text:p>
          </table:table-cell>
          <table:table-cell office:value-type="float" office:value="0" table:style-name="ce2">
            <text:p>0</text:p>
          </table:table-cell>
          <table:table-cell office:value-type="date" office:date-value="2013-02-07T09:51:49" table:style-name="ce3">
            <text:p>07/02/2013 09:51</text:p>
          </table:table-cell>
          <table:table-cell office:value-type="date" office:date-value="2013-02-07T09:58:42" table:style-name="ce3">
            <text:p>07/02/2013 09:58</text:p>
          </table:table-cell>
          <table:table-cell office:value-type="string" table:style-name="ce2">
            <text:p>javax.swing.jtab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un non GUI Java program on Server</text:p>
          </table:table-cell>
          <table:table-cell office:value-type="string" table:style-name="ce2">
            <text:p>&lt;java&gt;</text:p>
          </table:table-cell>
          <table:table-cell office:value-type="float" office:value="155" table:style-name="ce2">
            <text:p>155</text:p>
          </table:table-cell>
          <table:table-cell office:value-type="float" office:value="0" table:style-name="ce2">
            <text:p>0</text:p>
          </table:table-cell>
          <table:table-cell office:value-type="date" office:date-value="2013-10-02T15:17:41" table:style-name="ce3">
            <text:p>02/10/2013 15:17</text:p>
          </table:table-cell>
          <table:table-cell office:value-type="date" office:date-value="2013-10-02T15:24:11" table:style-name="ce3">
            <text:p>02/10/2013 15:24</text:p>
          </table:table-cell>
          <table:table-cell office:value-type="string" table:style-name="ce2">
            <text:p>java.net.serversocket</text:p>
          </table:table-cell>
          <table:table-cell office:value-type="string" table:style-name="ce2">
            <text:p>java.net.socket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annot define and instantiate a HashMap?</text:p>
          </table:table-cell>
          <table:table-cell office:value-type="string" table:style-name="ce2">
            <text:p>&lt;java&gt;&lt;exception&gt;&lt;dictionary&gt;&lt;casting&gt;&lt;hashmap&gt;</text:p>
          </table:table-cell>
          <table:table-cell office:value-type="float" office:value="226" table:style-name="ce2">
            <text:p>226</text:p>
          </table:table-cell>
          <table:table-cell office:value-type="float" office:value="0" table:style-name="ce2">
            <text:p>0</text:p>
          </table:table-cell>
          <table:table-cell office:value-type="date" office:date-value="2015-09-07T04:08:42" table:style-name="ce3">
            <text:p>07/09/2015 04:08</text:p>
          </table:table-cell>
          <table:table-cell office:value-type="date" office:date-value="2015-09-07T04:12:07" table:style-name="ce3">
            <text:p>07/09/2015 04:12</text:p>
          </table:table-cell>
          <table:table-cell office:value-type="string" table:style-name="ce2">
            <text:p>java.util.hashmap</text:p>
          </table:table-cell>
          <table:table-cell office:value-type="string" table:style-name="ce2">
            <text:p>java.util.map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reate thread <text:s text:c="2"/>do something <text:s/>kill thread - all inside loop [java]</text:p>
          </table:table-cell>
          <table:table-cell office:value-type="string" table:style-name="ce2">
            <text:p>&lt;java&gt;&lt;multithreading&gt;&lt;loops&gt;&lt;coding-style&gt;</text:p>
          </table:table-cell>
          <table:table-cell office:value-type="float" office:value="95" table:style-name="ce2">
            <text:p>95</text:p>
          </table:table-cell>
          <table:table-cell office:value-type="float" office:value="0" table:style-name="ce2">
            <text:p>0</text:p>
          </table:table-cell>
          <table:table-cell office:value-type="date" office:date-value="2014-04-23T19:12:32" table:style-name="ce3">
            <text:p>23/04/2014 19:12</text:p>
          </table:table-cell>
          <table:table-cell office:value-type="date" office:date-value="2014-04-23T19:15:11" table:style-name="ce3">
            <text:p>23/04/2014 19:15</text:p>
          </table:table-cell>
          <table:table-cell office:value-type="string" table:style-name="ce2">
            <text:p>java.util.concurrent.executors</text:p>
          </table:table-cell>
          <table:table-cell office:value-type="string" table:style-name="ce2">
            <text:p>java.util.concurrent.executorservice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SimpleDateFormat with Offset not recognized</text:p>
          </table:table-cell>
          <table:table-cell office:value-type="string" table:style-name="ce2">
            <text:p>&lt;java&gt;&lt;java-7&gt;&lt;simpledateformat&gt;</text:p>
          </table:table-cell>
          <table:table-cell office:value-type="float" office:value="507" table:style-name="ce2">
            <text:p>507</text:p>
          </table:table-cell>
          <table:table-cell office:value-type="float" office:value="0" table:style-name="ce2">
            <text:p>0</text:p>
          </table:table-cell>
          <table:table-cell office:value-type="date" office:date-value="2014-09-16T22:47:16" table:style-name="ce3">
            <text:p>16/09/2014 22:47</text:p>
          </table:table-cell>
          <table:table-cell office:value-type="date" office:date-value="2014-09-16T22:54:22" table:style-name="ce3">
            <text:p>16/09/2014 22:54</text:p>
          </table:table-cell>
          <table:table-cell office:value-type="string" table:style-name="ce2">
            <text:p>java.text.simpledat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pring batch RowMapper - get number of columns and type</text:p>
          </table:table-cell>
          <table:table-cell office:value-type="string" table:style-name="ce2">
            <text:p>&lt;java&gt;&lt;spring&gt;&lt;spring-batch&gt;</text:p>
          </table:table-cell>
          <table:table-cell office:value-type="float" office:value="195" table:style-name="ce2">
            <text:p>195</text:p>
          </table:table-cell>
          <table:table-cell office:value-type="float" office:value="0" table:style-name="ce2">
            <text:p>0</text:p>
          </table:table-cell>
          <table:table-cell office:value-type="date" office:date-value="2015-01-20T15:42:28" table:style-name="ce3">
            <text:p>20/01/2015 15:42</text:p>
          </table:table-cell>
          <table:table-cell office:value-type="date" office:date-value="2015-01-20T16:28:34" table:style-name="ce3">
            <text:p>20/01/2015 16:28</text:p>
          </table:table-cell>
          <table:table-cell office:value-type="string" table:style-name="ce2">
            <text:p>java.sql.resultset</text:p>
          </table:table-cell>
          <table:table-cell office:value-type="string" table:style-name="ce2">
            <text:p>java.sql.resultsetmetadata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xception in thread main" java.lang.NullPointerException" - CSV to Arff</text:p>
          </table:table-cell>
          <table:table-cell office:value-type="string" table:style-name="ce2">
            <text:p>&lt;java&gt;&lt;csv&gt;&lt;nullpointerexception&gt;&lt;weka&gt;&lt;arff&gt;</text:p>
          </table:table-cell>
          <table:table-cell office:value-type="float" office:value="526" table:style-name="ce2">
            <text:p>526</text:p>
          </table:table-cell>
          <table:table-cell office:value-type="float" office:value="0" table:style-name="ce2">
            <text:p>0</text:p>
          </table:table-cell>
          <table:table-cell office:value-type="date" office:date-value="2015-02-26T20:04:53" table:style-name="ce3">
            <text:p>26/02/2015 20:04</text:p>
          </table:table-cell>
          <table:table-cell office:value-type="date" office:date-value="2015-02-26T20:12:10" table:style-name="ce3">
            <text:p>26/02/2015 20:12</text:p>
          </table:table-cell>
          <table:table-cell office:value-type="string" table:style-name="ce2">
            <text:p>java.io.fi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Optimize images - Losslessly compress images in Java</text:p>
          </table:table-cell>
          <table:table-cell office:value-type="string" table:style-name="ce2">
            <text:p>&lt;java&gt;&lt;image-compression&gt;&lt;image-optimization&gt;</text:p>
          </table:table-cell>
          <table:table-cell office:value-type="float" office:value="1223" table:style-name="ce2">
            <text:p>1223</text:p>
          </table:table-cell>
          <table:table-cell office:value-type="float" office:value="1" table:style-name="ce2">
            <text:p>1</text:p>
          </table:table-cell>
          <table:table-cell office:value-type="date" office:date-value="2014-12-28T14:08:33" table:style-name="ce3">
            <text:p>28/12/2014 14:08</text:p>
          </table:table-cell>
          <table:table-cell office:value-type="date" office:date-value="2014-12-28T14:19:06" table:style-name="ce3">
            <text:p>28/12/2014 14:19</text:p>
          </table:table-cell>
          <table:table-cell office:value-type="string" table:style-name="ce2">
            <text:p>javax.imageio.imagewritepara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ava JButton - MouseMotionListener ( MouseMoved ) MouseOver Effect</text:p>
          </table:table-cell>
          <table:table-cell office:value-type="string" table:style-name="ce2">
            <text:p>&lt;java&gt;&lt;swing&gt;&lt;mouseover&gt;&lt;jbutton&gt;</text:p>
          </table:table-cell>
          <table:table-cell office:value-type="float" office:value="3677" table:style-name="ce2">
            <text:p>3677</text:p>
          </table:table-cell>
          <table:table-cell office:value-type="float" office:value="0" table:style-name="ce2">
            <text:p>0</text:p>
          </table:table-cell>
          <table:table-cell office:value-type="date" office:date-value="2012-07-10T13:30:47" table:style-name="ce3">
            <text:p>10/07/2012 13:30</text:p>
          </table:table-cell>
          <table:table-cell office:value-type="date" office:date-value="2012-07-10T13:35:18" table:style-name="ce3">
            <text:p>10/07/2012 13:35</text:p>
          </table:table-cell>
          <table:table-cell office:value-type="string" table:style-name="ce2">
            <text:p>java.awt.event.mouseadapt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ava-check if control key is being pressed</text:p>
          </table:table-cell>
          <table:table-cell office:value-type="string" table:style-name="ce2">
            <text:p>&lt;java&gt;</text:p>
          </table:table-cell>
          <table:table-cell office:value-type="float" office:value="11023" table:style-name="ce2">
            <text:p>11023</text:p>
          </table:table-cell>
          <table:table-cell office:value-type="float" office:value="0" table:style-name="ce2">
            <text:p>0</text:p>
          </table:table-cell>
          <table:table-cell office:value-type="date" office:date-value="2012-07-25T22:46:39" table:style-name="ce3">
            <text:p>25/07/2012 22:46</text:p>
          </table:table-cell>
          <table:table-cell office:value-type="date" office:date-value="2012-07-25T22:53:58" table:style-name="ce3">
            <text:p>25/07/2012 22:53</text:p>
          </table:table-cell>
          <table:table-cell office:value-type="string" table:style-name="ce2">
            <text:p>java.awt.event.inputeve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Reading and writing simultaneously java</text:p>
          </table:table-cell>
          <table:table-cell office:value-type="string" table:style-name="ce2">
            <text:p>&lt;java&gt;&lt;file&gt;&lt;simultaneous&gt;</text:p>
          </table:table-cell>
          <table:table-cell office:value-type="float" office:value="1989" table:style-name="ce2">
            <text:p>1989</text:p>
          </table:table-cell>
          <table:table-cell office:value-type="float" office:value="0" table:style-name="ce2">
            <text:p>0</text:p>
          </table:table-cell>
          <table:table-cell office:value-type="date" office:date-value="2013-04-02T07:34:43" table:style-name="ce3">
            <text:p>02/04/2013 07:34</text:p>
          </table:table-cell>
          <table:table-cell office:value-type="date" office:date-value="2013-04-02T09:09:15" table:style-name="ce3">
            <text:p>02/04/2013 09:09</text:p>
          </table:table-cell>
          <table:table-cell office:value-type="string" table:style-name="ce2">
            <text:p>java.io.randomaccessfi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pdate method in Java similar to XNA</text:p>
          </table:table-cell>
          <table:table-cell office:value-type="string" table:style-name="ce2">
            <text:p>&lt;java&gt;&lt;timer&gt;</text:p>
          </table:table-cell>
          <table:table-cell office:value-type="float" office:value="99" table:style-name="ce2">
            <text:p>99</text:p>
          </table:table-cell>
          <table:table-cell office:value-type="float" office:value="0" table:style-name="ce2">
            <text:p>0</text:p>
          </table:table-cell>
          <table:table-cell office:value-type="date" office:date-value="2013-01-25T13:17:52" table:style-name="ce3">
            <text:p>25/01/2013 13:17</text:p>
          </table:table-cell>
          <table:table-cell office:value-type="date" office:date-value="2013-01-25T13:20:43" table:style-name="ce3">
            <text:p>25/01/2013 13:20</text:p>
          </table:table-cell>
          <table:table-cell office:value-type="string" table:style-name="ce2">
            <text:p>javax.swing.tim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to replace spaces in Java in a efficient and better way</text:p>
          </table:table-cell>
          <table:table-cell office:value-type="string" table:style-name="ce2">
            <text:p>&lt;java&gt;&lt;regex&gt;</text:p>
          </table:table-cell>
          <table:table-cell office:value-type="float" office:value="58" table:style-name="ce2">
            <text:p>58</text:p>
          </table:table-cell>
          <table:table-cell office:value-type="float" office:value="0" table:style-name="ce2">
            <text:p>0</text:p>
          </table:table-cell>
          <table:table-cell office:value-type="date" office:date-value="2016-02-20T18:33:10" table:style-name="ce3">
            <text:p>20/02/2016 18:33</text:p>
          </table:table-cell>
          <table:table-cell office:value-type="date" office:date-value="2016-02-20T18:33:10" table:style-name="ce3">
            <text:p>20/02/2016 18:33</text:p>
          </table:table-cell>
          <table:table-cell office:value-type="string" table:style-name="ce2">
            <text:p>java.net.urlencod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to position something on a certain point on a JPanel?</text:p>
          </table:table-cell>
          <table:table-cell office:value-type="string" table:style-name="ce2">
            <text:p>&lt;java&gt;&lt;swing&gt;&lt;jpanel&gt;&lt;layout-manager&gt;&lt;null-layout-manager&gt;</text:p>
          </table:table-cell>
          <table:table-cell office:value-type="float" office:value="147" table:style-name="ce2">
            <text:p>147</text:p>
          </table:table-cell>
          <table:table-cell office:value-type="float" office:value="0" table:style-name="ce2">
            <text:p>0</text:p>
          </table:table-cell>
          <table:table-cell office:value-type="date" office:date-value="2013-11-25T19:06:32" table:style-name="ce3">
            <text:p>25/11/2013 19:06</text:p>
          </table:table-cell>
          <table:table-cell office:value-type="date" office:date-value="2013-11-25T19:08:57" table:style-name="ce3">
            <text:p>25/11/2013 19:08</text:p>
          </table:table-cell>
          <table:table-cell office:value-type="string" table:style-name="ce2">
            <text:p>java.awt.flowlayou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sk console user input</text:p>
          </table:table-cell>
          <table:table-cell office:value-type="string" table:style-name="ce2">
            <text:p>&lt;java&gt;</text:p>
          </table:table-cell>
          <table:table-cell office:value-type="float" office:value="55" table:style-name="ce2">
            <text:p>55</text:p>
          </table:table-cell>
          <table:table-cell office:value-type="float" office:value="0" table:style-name="ce2">
            <text:p>0</text:p>
          </table:table-cell>
          <table:table-cell office:value-type="date" office:date-value="2015-11-13T12:52:07" table:style-name="ce3">
            <text:p>13/11/2015 12:52</text:p>
          </table:table-cell>
          <table:table-cell office:value-type="date" office:date-value="2015-11-13T13:24:59" table:style-name="ce3">
            <text:p>13/11/2015 13:24</text:p>
          </table:table-cell>
          <table:table-cell office:value-type="string" table:style-name="ce2">
            <text:p>java.io.conso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ava Properties class implementation handles double/single quoted values?</text:p>
          </table:table-cell>
          <table:table-cell office:value-type="string" table:style-name="ce2">
            <text:p>&lt;java&gt;&lt;properties&gt;&lt;quotes&gt;</text:p>
          </table:table-cell>
          <table:table-cell office:value-type="float" office:value="4300" table:style-name="ce2">
            <text:p>4300</text:p>
          </table:table-cell>
          <table:table-cell office:value-type="float" office:value="0" table:style-name="ce2">
            <text:p>0</text:p>
          </table:table-cell>
          <table:table-cell office:value-type="date" office:date-value="2013-02-05T20:26:56" table:style-name="ce3">
            <text:p>05/02/2013 20:26</text:p>
          </table:table-cell>
          <table:table-cell office:value-type="date" office:date-value="2013-02-05T20:38:54" table:style-name="ce3">
            <text:p>05/02/2013 20:38</text:p>
          </table:table-cell>
          <table:table-cell office:value-type="string" table:style-name="ce2">
            <text:p>java.util.properties</text:p>
          </table:table-cell>
          <table:table-cell office:value-type="string" table:style-name="ce2">
            <text:p>java.util.resourcebundle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reading text file(seperating <text:s/>sorting <text:s/>find the between numbers with arraylist)</text:p>
          </table:table-cell>
          <table:table-cell office:value-type="string" table:style-name="ce2">
            <text:p>&lt;java&gt;&lt;sorting&gt;&lt;text&gt;&lt;arraylist&gt;</text:p>
          </table:table-cell>
          <table:table-cell office:value-type="float" office:value="388" table:style-name="ce2">
            <text:p>388</text:p>
          </table:table-cell>
          <table:table-cell office:value-type="float" office:value="0" table:style-name="ce2">
            <text:p>0</text:p>
          </table:table-cell>
          <table:table-cell office:value-type="date" office:date-value="2014-04-27T20:09:17" table:style-name="ce3">
            <text:p>27/04/2014 20:09</text:p>
          </table:table-cell>
          <table:table-cell office:value-type="date" office:date-value="2014-04-27T20:20:08" table:style-name="ce3">
            <text:p>27/04/2014 20:20</text:p>
          </table:table-cell>
          <table:table-cell office:value-type="string" table:style-name="ce2">
            <text:p>java.io.bufferedreader</text:p>
          </table:table-cell>
          <table:table-cell office:value-type="string" table:style-name="ce2">
            <text:p>java.util.arrays</text:p>
          </table:table-cell>
          <table:table-cell office:value-type="string" table:style-name="ce2">
            <text:p>java.lang.integer</text:p>
          </table:table-cell>
          <table:table-cell table:style-name="ce2"/>
          <table:table-cell table:number-columns-repeated="1637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Is there an error in this Java book? or am I missing something? (DisplayMode)</text:p>
          </table:table-cell>
          <table:table-cell office:value-type="string" table:style-name="ce2">
            <text:p>&lt;java&gt;&lt;swing&gt;&lt;fullscreen&gt;</text:p>
          </table:table-cell>
          <table:table-cell office:value-type="float" office:value="263" table:style-name="ce2">
            <text:p>263</text:p>
          </table:table-cell>
          <table:table-cell office:value-type="float" office:value="0" table:style-name="ce2">
            <text:p>0</text:p>
          </table:table-cell>
          <table:table-cell office:value-type="date" office:date-value="2013-08-03T02:42:43" table:style-name="ce3">
            <text:p>03/08/2013 02:42</text:p>
          </table:table-cell>
          <table:table-cell office:value-type="date" office:date-value="2013-08-03T05:22:02" table:style-name="ce3">
            <text:p>03/08/2013 05:22</text:p>
          </table:table-cell>
          <table:table-cell office:value-type="string" table:style-name="ce2">
            <text:p>java.awt.displaymod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float" office:value="16" table:style-name="ce2">
            <text:p>16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Find all drive letters in Java</text:p>
          </table:table-cell>
          <table:table-cell office:value-type="string" table:style-name="ce2">
            <text:p>&lt;java&gt;&lt;windows&gt;</text:p>
          </table:table-cell>
          <table:table-cell office:value-type="float" office:value="19009" table:style-name="ce2">
            <text:p>19009</text:p>
          </table:table-cell>
          <table:table-cell office:value-type="float" office:value="1" table:style-name="ce2">
            <text:p>1</text:p>
          </table:table-cell>
          <table:table-cell office:value-type="date" office:date-value="2008-09-09T07:01:14" table:style-name="ce3">
            <text:p>09/09/2008 07:01</text:p>
          </table:table-cell>
          <table:table-cell office:value-type="date" office:date-value="2008-09-09T07:08:30" table:style-name="ce3">
            <text:p>09/09/2008 07:08</text:p>
          </table:table-cell>
          <table:table-cell office:value-type="string" table:style-name="ce2">
            <text:p>java.io.fi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voiding index out of bounds exceptions</text:p>
          </table:table-cell>
          <table:table-cell office:value-type="string" table:style-name="ce2">
            <text:p>&lt;java&gt;&lt;android&gt;&lt;arraylist&gt;&lt;try-catch&gt;&lt;indexoutofboundsexception&gt;</text:p>
          </table:table-cell>
          <table:table-cell office:value-type="float" office:value="19045" table:style-name="ce2">
            <text:p>19045</text:p>
          </table:table-cell>
          <table:table-cell office:value-type="float" office:value="0" table:style-name="ce2">
            <text:p>0</text:p>
          </table:table-cell>
          <table:table-cell office:value-type="date" office:date-value="2012-01-02T14:14:13" table:style-name="ce3">
            <text:p>02/01/2012 14:14</text:p>
          </table:table-cell>
          <table:table-cell office:value-type="date" office:date-value="2012-01-02T14:23:44" table:style-name="ce3">
            <text:p>02/01/2012 14:23</text:p>
          </table:table-cell>
          <table:table-cell office:value-type="string" table:style-name="ce2">
            <text:p>java.util.concurrent.copyonwritearrayli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Waiting for a task to finish in Java before starting another task</text:p>
          </table:table-cell>
          <table:table-cell office:value-type="string" table:style-name="ce2">
            <text:p>&lt;java&gt;&lt;background&gt;&lt;task&gt;&lt;synchronous&gt;&lt;swingworker&gt;</text:p>
          </table:table-cell>
          <table:table-cell office:value-type="float" office:value="2010" table:style-name="ce2">
            <text:p>2010</text:p>
          </table:table-cell>
          <table:table-cell office:value-type="float" office:value="1" table:style-name="ce2">
            <text:p>1</text:p>
          </table:table-cell>
          <table:table-cell office:value-type="date" office:date-value="2011-12-09T18:12:47" table:style-name="ce3">
            <text:p>09/12/2011 18:12</text:p>
          </table:table-cell>
          <table:table-cell office:value-type="date" office:date-value="2011-12-09T18:16:22" table:style-name="ce3">
            <text:p>09/12/2011 18:16</text:p>
          </table:table-cell>
          <table:table-cell office:value-type="string" table:style-name="ce2">
            <text:p>java.util.concurrent.cyclicbarri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float" office:value="63" table:style-name="ce2">
            <text:p>63</text:p>
          </table:table-cell>
          <table:table-cell office:value-type="float" office:value="96" table:style-name="ce2">
            <text:p>96</text:p>
          </table:table-cell>
          <table:table-cell office:value-type="string" table:style-name="ce2">
            <text:p>Running Command Line in Java</text:p>
          </table:table-cell>
          <table:table-cell office:value-type="string" table:style-name="ce2">
            <text:p>&lt;java&gt;&lt;command-line&gt;&lt;runtime.exec&gt;</text:p>
          </table:table-cell>
          <table:table-cell office:value-type="float" office:value="122277" table:style-name="ce2">
            <text:p>122277</text:p>
          </table:table-cell>
          <table:table-cell office:value-type="float" office:value="23" table:style-name="ce2">
            <text:p>23</text:p>
          </table:table-cell>
          <table:table-cell office:value-type="date" office:date-value="2011-12-13T21:35:37" table:style-name="ce3">
            <text:p>13/12/2011 21:35</text:p>
          </table:table-cell>
          <table:table-cell office:value-type="date" office:date-value="2011-12-13T21:38:51" table:style-name="ce3">
            <text:p>13/12/2011 21:38</text:p>
          </table:table-cell>
          <table:table-cell office:value-type="string" table:style-name="ce2">
            <text:p>java.lang.runtim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Why doesn't my date comparision return true?</text:p>
          </table:table-cell>
          <table:table-cell office:value-type="string" table:style-name="ce2">
            <text:p>&lt;java&gt;</text:p>
          </table:table-cell>
          <table:table-cell office:value-type="float" office:value="802" table:style-name="ce2">
            <text:p>802</text:p>
          </table:table-cell>
          <table:table-cell office:value-type="float" office:value="1" table:style-name="ce2">
            <text:p>1</text:p>
          </table:table-cell>
          <table:table-cell office:value-type="date" office:date-value="2010-09-02T13:18:53" table:style-name="ce3">
            <text:p>02/09/2010 13:18</text:p>
          </table:table-cell>
          <table:table-cell office:value-type="date" office:date-value="2010-09-02T13:52:32" table:style-name="ce3">
            <text:p>02/09/2010 13:52</text:p>
          </table:table-cell>
          <table:table-cell office:value-type="string" table:style-name="ce2">
            <text:p>java.util.calenda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an I parse XML data using Java's SAX after a 400 error?</text:p>
          </table:table-cell>
          <table:table-cell office:value-type="string" table:style-name="ce2">
            <text:p>&lt;java&gt;&lt;android&gt;&lt;url&gt;&lt;sax&gt;</text:p>
          </table:table-cell>
          <table:table-cell office:value-type="float" office:value="82" table:style-name="ce2">
            <text:p>82</text:p>
          </table:table-cell>
          <table:table-cell office:value-type="float" office:value="0" table:style-name="ce2">
            <text:p>0</text:p>
          </table:table-cell>
          <table:table-cell office:value-type="date" office:date-value="2012-01-29T06:15:39" table:style-name="ce3">
            <text:p>29/01/2012 06:15</text:p>
          </table:table-cell>
          <table:table-cell office:value-type="date" office:date-value="2012-01-29T07:23:21" table:style-name="ce3">
            <text:p>29/01/2012 07:23</text:p>
          </table:table-cell>
          <table:table-cell office:value-type="string" table:style-name="ce2">
            <text:p>java.net.httpurlconnec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Repaint and paintComponent() in Java</text:p>
          </table:table-cell>
          <table:table-cell office:value-type="string" table:style-name="ce2">
            <text:p>&lt;java&gt;&lt;paint&gt;&lt;repaint&gt;&lt;paintcomponent&gt;</text:p>
          </table:table-cell>
          <table:table-cell office:value-type="float" office:value="440" table:style-name="ce2">
            <text:p>440</text:p>
          </table:table-cell>
          <table:table-cell office:value-type="float" office:value="0" table:style-name="ce2">
            <text:p>0</text:p>
          </table:table-cell>
          <table:table-cell office:value-type="date" office:date-value="2012-01-30T04:06:46" table:style-name="ce3">
            <text:p>30/01/2012 04:06</text:p>
          </table:table-cell>
          <table:table-cell office:value-type="date" office:date-value="2012-01-30T04:12:23" table:style-name="ce3">
            <text:p>30/01/2012 04:12</text:p>
          </table:table-cell>
          <table:table-cell office:value-type="string" table:style-name="ce2">
            <text:p>javax.swing.jcompone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float" office:value="8" table:style-name="ce2">
            <text:p>8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Remove Leading "0" in day of month SimpleDateFormat</text:p>
          </table:table-cell>
          <table:table-cell office:value-type="string" table:style-name="ce2">
            <text:p>&lt;java&gt;&lt;android&gt;&lt;date&gt;&lt;simpledateformat&gt;</text:p>
          </table:table-cell>
          <table:table-cell office:value-type="float" office:value="12091" table:style-name="ce2">
            <text:p>12091</text:p>
          </table:table-cell>
          <table:table-cell office:value-type="float" office:value="0" table:style-name="ce2">
            <text:p>0</text:p>
          </table:table-cell>
          <table:table-cell office:value-type="date" office:date-value="2012-01-12T14:01:17" table:style-name="ce3">
            <text:p>12/01/2012 14:01</text:p>
          </table:table-cell>
          <table:table-cell office:value-type="date" office:date-value="2012-01-12T14:03:25" table:style-name="ce3">
            <text:p>12/01/2012 14:03</text:p>
          </table:table-cell>
          <table:table-cell office:value-type="string" table:style-name="ce2">
            <text:p>java.text.simpledat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Changing main parameter type</text:p>
          </table:table-cell>
          <table:table-cell office:value-type="string" table:style-name="ce2">
            <text:p>&lt;java&gt;&lt;eclipse&gt;&lt;static&gt;&lt;main&gt;</text:p>
          </table:table-cell>
          <table:table-cell office:value-type="float" office:value="2457" table:style-name="ce2">
            <text:p>2457</text:p>
          </table:table-cell>
          <table:table-cell office:value-type="float" office:value="0" table:style-name="ce2">
            <text:p>0</text:p>
          </table:table-cell>
          <table:table-cell office:value-type="date" office:date-value="2012-01-13T12:51:53" table:style-name="ce3">
            <text:p>13/01/2012 12:51</text:p>
          </table:table-cell>
          <table:table-cell office:value-type="date" office:date-value="2012-01-13T12:53:34" table:style-name="ce3">
            <text:p>13/01/2012 12:53</text:p>
          </table:table-cell>
          <table:table-cell office:value-type="string" table:style-name="ce2">
            <text:p>java.lang.integ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Translating simple Grep to Java</text:p>
          </table:table-cell>
          <table:table-cell office:value-type="string" table:style-name="ce2">
            <text:p>&lt;java&gt;&lt;regex&gt;</text:p>
          </table:table-cell>
          <table:table-cell office:value-type="float" office:value="102" table:style-name="ce2">
            <text:p>102</text:p>
          </table:table-cell>
          <table:table-cell office:value-type="float" office:value="0" table:style-name="ce2">
            <text:p>0</text:p>
          </table:table-cell>
          <table:table-cell office:value-type="date" office:date-value="2011-12-19T20:36:58" table:style-name="ce3">
            <text:p>19/12/2011 20:36</text:p>
          </table:table-cell>
          <table:table-cell office:value-type="date" office:date-value="2011-12-19T20:38:19" table:style-name="ce3">
            <text:p>19/12/2011 20:38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get embedded ICC profile of image in java</text:p>
          </table:table-cell>
          <table:table-cell office:value-type="string" table:style-name="ce2">
            <text:p>&lt;java&gt;&lt;jpeg&gt;&lt;imaging&gt;&lt;icc&gt;</text:p>
          </table:table-cell>
          <table:table-cell office:value-type="float" office:value="1118" table:style-name="ce2">
            <text:p>1118</text:p>
          </table:table-cell>
          <table:table-cell office:value-type="float" office:value="0" table:style-name="ce2">
            <text:p>0</text:p>
          </table:table-cell>
          <table:table-cell office:value-type="date" office:date-value="2011-10-09T19:16:26" table:style-name="ce3">
            <text:p>09/10/2011 19:16</text:p>
          </table:table-cell>
          <table:table-cell office:value-type="date" office:date-value="2012-03-01T00:36:20" table:style-name="ce3">
            <text:p>01/03/2012 00:36</text:p>
          </table:table-cell>
          <table:table-cell office:value-type="string" table:style-name="ce2">
            <text:p>java.awt.image.bufferedimag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Finding line number of a word in a text file using java</text:p>
          </table:table-cell>
          <table:table-cell office:value-type="string" table:style-name="ce2">
            <text:p>&lt;java&gt;&lt;java-ee&gt;</text:p>
          </table:table-cell>
          <table:table-cell office:value-type="float" office:value="6772" table:style-name="ce2">
            <text:p>6772</text:p>
          </table:table-cell>
          <table:table-cell office:value-type="float" office:value="0" table:style-name="ce2">
            <text:p>0</text:p>
          </table:table-cell>
          <table:table-cell office:value-type="date" office:date-value="2011-09-25T20:52:03" table:style-name="ce3">
            <text:p>25/09/2011 20:52</text:p>
          </table:table-cell>
          <table:table-cell office:value-type="date" office:date-value="2011-09-25T20:57:44" table:style-name="ce3">
            <text:p>25/09/2011 20:57</text:p>
          </table:table-cell>
          <table:table-cell office:value-type="string" table:style-name="ce2">
            <text:p>java.io.linenumberread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Java. TreeSet successor</text:p>
          </table:table-cell>
          <table:table-cell office:value-type="string" table:style-name="ce2">
            <text:p>&lt;java&gt;&lt;algorithm&gt;&lt;collections&gt;&lt;tree&gt;&lt;set&gt;</text:p>
          </table:table-cell>
          <table:table-cell office:value-type="float" office:value="506" table:style-name="ce2">
            <text:p>506</text:p>
          </table:table-cell>
          <table:table-cell office:value-type="float" office:value="0" table:style-name="ce2">
            <text:p>0</text:p>
          </table:table-cell>
          <table:table-cell office:value-type="date" office:date-value="2011-12-06T13:28:31" table:style-name="ce3">
            <text:p>06/12/2011 13:28</text:p>
          </table:table-cell>
          <table:table-cell office:value-type="date" office:date-value="2011-12-06T13:36:06" table:style-name="ce3">
            <text:p>06/12/2011 13:36</text:p>
          </table:table-cell>
          <table:table-cell office:value-type="string" table:style-name="ce2">
            <text:p>java.util.navigablese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DecimalFormat not working properly when input is xx.x</text:p>
          </table:table-cell>
          <table:table-cell office:value-type="string" table:style-name="ce2">
            <text:p>&lt;java&gt;&lt;decimalformat&gt;</text:p>
          </table:table-cell>
          <table:table-cell office:value-type="float" office:value="1817" table:style-name="ce2">
            <text:p>1817</text:p>
          </table:table-cell>
          <table:table-cell office:value-type="float" office:value="0" table:style-name="ce2">
            <text:p>0</text:p>
          </table:table-cell>
          <table:table-cell office:value-type="date" office:date-value="2013-07-16T07:55:01" table:style-name="ce3">
            <text:p>16/07/2013 07:55</text:p>
          </table:table-cell>
          <table:table-cell office:value-type="date" office:date-value="2013-07-16T07:56:42" table:style-name="ce3">
            <text:p>16/07/2013 07:56</text:p>
          </table:table-cell>
          <table:table-cell office:value-type="string" table:style-name="ce2">
            <text:p>java.text.decimal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Create a type to be used in the foreach loop. Java</text:p>
          </table:table-cell>
          <table:table-cell office:value-type="string" table:style-name="ce2">
            <text:p>&lt;java&gt;&lt;foreach&gt;</text:p>
          </table:table-cell>
          <table:table-cell office:value-type="float" office:value="103" table:style-name="ce2">
            <text:p>103</text:p>
          </table:table-cell>
          <table:table-cell office:value-type="float" office:value="0" table:style-name="ce2">
            <text:p>0</text:p>
          </table:table-cell>
          <table:table-cell office:value-type="date" office:date-value="2013-07-25T21:21:03" table:style-name="ce3">
            <text:p>25/07/2013 21:21</text:p>
          </table:table-cell>
          <table:table-cell office:value-type="date" office:date-value="2013-07-25T21:22:22" table:style-name="ce3">
            <text:p>25/07/2013 21:22</text:p>
          </table:table-cell>
          <table:table-cell office:value-type="string" table:style-name="ce2">
            <text:p>java.lang.iterab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oes setConnectTimeout not affect the gateway timeout?</text:p>
          </table:table-cell>
          <table:table-cell office:value-type="string" table:style-name="ce2">
            <text:p>&lt;java&gt;&lt;timeout&gt;&lt;gateway&gt;</text:p>
          </table:table-cell>
          <table:table-cell office:value-type="float" office:value="594" table:style-name="ce2">
            <text:p>594</text:p>
          </table:table-cell>
          <table:table-cell office:value-type="float" office:value="0" table:style-name="ce2">
            <text:p>0</text:p>
          </table:table-cell>
          <table:table-cell office:value-type="date" office:date-value="2013-07-25T07:30:02" table:style-name="ce3">
            <text:p>25/07/2013 07:30</text:p>
          </table:table-cell>
          <table:table-cell office:value-type="date" office:date-value="2013-07-25T08:42:19" table:style-name="ce3">
            <text:p>25/07/2013 08:42</text:p>
          </table:table-cell>
          <table:table-cell office:value-type="string" table:style-name="ce2">
            <text:p>java.net.urlconnec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Using a JNDI datasource can I get the connection string from it?</text:p>
          </table:table-cell>
          <table:table-cell office:value-type="string" table:style-name="ce2">
            <text:p>&lt;java&gt;&lt;jdbc&gt;&lt;tomcat6&gt;&lt;jndi&gt;</text:p>
          </table:table-cell>
          <table:table-cell office:value-type="float" office:value="1315" table:style-name="ce2">
            <text:p>1315</text:p>
          </table:table-cell>
          <table:table-cell office:value-type="float" office:value="0" table:style-name="ce2">
            <text:p>0</text:p>
          </table:table-cell>
          <table:table-cell office:value-type="date" office:date-value="2011-11-23T00:14:51" table:style-name="ce3">
            <text:p>23/11/2011 00:14</text:p>
          </table:table-cell>
          <table:table-cell office:value-type="date" office:date-value="2011-11-23T00:23:39" table:style-name="ce3">
            <text:p>23/11/2011 00:23</text:p>
          </table:table-cell>
          <table:table-cell office:value-type="string" table:style-name="ce2">
            <text:p>java.sql.databasemetadata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Java Jar: Executing a method only upon opening the jar for the first time?</text:p>
          </table:table-cell>
          <table:table-cell office:value-type="string" table:style-name="ce2">
            <text:p>&lt;java&gt;</text:p>
          </table:table-cell>
          <table:table-cell office:value-type="float" office:value="59" table:style-name="ce2">
            <text:p>59</text:p>
          </table:table-cell>
          <table:table-cell office:value-type="float" office:value="0" table:style-name="ce2">
            <text:p>0</text:p>
          </table:table-cell>
          <table:table-cell office:value-type="date" office:date-value="2011-11-29T00:46:04" table:style-name="ce3">
            <text:p>29/11/2011 00:46</text:p>
          </table:table-cell>
          <table:table-cell office:value-type="date" office:date-value="2011-11-29T00:51:54" table:style-name="ce3">
            <text:p>29/11/2011 00:51</text:p>
          </table:table-cell>
          <table:table-cell office:value-type="string" table:style-name="ce2">
            <text:p>java.util.prefs.preference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getResourceAsStream returning null</text:p>
          </table:table-cell>
          <table:table-cell office:value-type="string" table:style-name="ce2">
            <text:p>&lt;java&gt;&lt;netbeans&gt;&lt;jnlp&gt;</text:p>
          </table:table-cell>
          <table:table-cell office:value-type="float" office:value="5314" table:style-name="ce2">
            <text:p>5314</text:p>
          </table:table-cell>
          <table:table-cell office:value-type="float" office:value="1" table:style-name="ce2">
            <text:p>1</text:p>
          </table:table-cell>
          <table:table-cell office:value-type="date" office:date-value="2011-08-10T20:28:53" table:style-name="ce3">
            <text:p>10/08/2011 20:28</text:p>
          </table:table-cell>
          <table:table-cell office:value-type="date" office:date-value="2011-08-10T20:52:15" table:style-name="ce3">
            <text:p>10/08/2011 20:52</text:p>
          </table:table-cell>
          <table:table-cell office:value-type="string" table:style-name="ce2">
            <text:p>java.lang.classload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JAVA - Can't add to HashMap</text:p>
          </table:table-cell>
          <table:table-cell office:value-type="string" table:style-name="ce2">
            <text:p>&lt;java&gt;&lt;map&gt;&lt;hashmap&gt;&lt;add&gt;</text:p>
          </table:table-cell>
          <table:table-cell office:value-type="float" office:value="939" table:style-name="ce2">
            <text:p>939</text:p>
          </table:table-cell>
          <table:table-cell office:value-type="float" office:value="0" table:style-name="ce2">
            <text:p>0</text:p>
          </table:table-cell>
          <table:table-cell office:value-type="date" office:date-value="2013-08-29T23:44:06" table:style-name="ce3">
            <text:p>29/08/2013 23:44</text:p>
          </table:table-cell>
          <table:table-cell office:value-type="date" office:date-value="2013-08-29T23:45:39" table:style-name="ce3">
            <text:p>29/08/2013 23:45</text:p>
          </table:table-cell>
          <table:table-cell office:value-type="string" table:style-name="ce2">
            <text:p>java.util.hashmap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Writing to a file from different methods</text:p>
          </table:table-cell>
          <table:table-cell office:value-type="string" table:style-name="ce2">
            <text:p>&lt;java&gt;</text:p>
          </table:table-cell>
          <table:table-cell office:value-type="float" office:value="35" table:style-name="ce2">
            <text:p>35</text:p>
          </table:table-cell>
          <table:table-cell office:value-type="float" office:value="0" table:style-name="ce2">
            <text:p>0</text:p>
          </table:table-cell>
          <table:table-cell office:value-type="date" office:date-value="2013-09-13T00:16:31" table:style-name="ce3">
            <text:p>13/09/2013 00:16</text:p>
          </table:table-cell>
          <table:table-cell office:value-type="date" office:date-value="2013-09-13T00:19:47" table:style-name="ce3">
            <text:p>13/09/2013 00:19</text:p>
          </table:table-cell>
          <table:table-cell office:value-type="string" table:style-name="ce2">
            <text:p>java.io.filewrit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Is it possible to instantiate an array of variable lengths with indices of all -1 in JAVA?</text:p>
          </table:table-cell>
          <table:table-cell office:value-type="string" table:style-name="ce2">
            <text:p>&lt;java&gt;&lt;arrays&gt;</text:p>
          </table:table-cell>
          <table:table-cell office:value-type="float" office:value="50" table:style-name="ce2">
            <text:p>50</text:p>
          </table:table-cell>
          <table:table-cell office:value-type="float" office:value="0" table:style-name="ce2">
            <text:p>0</text:p>
          </table:table-cell>
          <table:table-cell office:value-type="date" office:date-value="2013-09-18T04:51:26" table:style-name="ce3">
            <text:p>18/09/2013 04:51</text:p>
          </table:table-cell>
          <table:table-cell office:value-type="date" office:date-value="2013-09-18T04:54:05" table:style-name="ce3">
            <text:p>18/09/2013 04:54</text:p>
          </table:table-cell>
          <table:table-cell office:value-type="string" table:style-name="ce2">
            <text:p>java.util.array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Get System time in Milliseconds in android</text:p>
          </table:table-cell>
          <table:table-cell office:value-type="string" table:style-name="ce2">
            <text:p>&lt;java&gt;&lt;android&gt;&lt;time&gt;</text:p>
          </table:table-cell>
          <table:table-cell office:value-type="float" office:value="8176" table:style-name="ce2">
            <text:p>8176</text:p>
          </table:table-cell>
          <table:table-cell office:value-type="float" office:value="1" table:style-name="ce2">
            <text:p>1</text:p>
          </table:table-cell>
          <table:table-cell office:value-type="date" office:date-value="2013-09-17T07:58:04" table:style-name="ce3">
            <text:p>17/09/2013 07:58</text:p>
          </table:table-cell>
          <table:table-cell office:value-type="date" office:date-value="2013-09-17T08:00:15" table:style-name="ce3">
            <text:p>17/09/2013 08:00</text:p>
          </table:table-cell>
          <table:table-cell office:value-type="string" table:style-name="ce2">
            <text:p>java.text.simpledat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float" office:value="7" table:style-name="ce2">
            <text:p>7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ow to drop insignificant zeros when converting a BigDecimal to a String in Java?</text:p>
          </table:table-cell>
          <table:table-cell office:value-type="string" table:style-name="ce2">
            <text:p>&lt;java&gt;&lt;tostring&gt;&lt;bigdecimal&gt;</text:p>
          </table:table-cell>
          <table:table-cell office:value-type="float" office:value="3900" table:style-name="ce2">
            <text:p>3900</text:p>
          </table:table-cell>
          <table:table-cell office:value-type="float" office:value="0" table:style-name="ce2">
            <text:p>0</text:p>
          </table:table-cell>
          <table:table-cell office:value-type="date" office:date-value="2012-02-06T00:06:28" table:style-name="ce3">
            <text:p>06/02/2012 00:06</text:p>
          </table:table-cell>
          <table:table-cell office:value-type="date" office:date-value="2012-02-06T00:09:34" table:style-name="ce3">
            <text:p>06/02/2012 00:09</text:p>
          </table:table-cell>
          <table:table-cell office:value-type="string" table:style-name="ce2">
            <text:p>java.math.bigdecimal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Illegal method called</text:p>
          </table:table-cell>
          <table:table-cell office:value-type="string" table:style-name="ce2">
            <text:p>&lt;java&gt;&lt;exception&gt;&lt;multivalue&gt;</text:p>
          </table:table-cell>
          <table:table-cell office:value-type="float" office:value="2170" table:style-name="ce2">
            <text:p>2170</text:p>
          </table:table-cell>
          <table:table-cell office:value-type="float" office:value="0" table:style-name="ce2">
            <text:p>0</text:p>
          </table:table-cell>
          <table:table-cell office:value-type="date" office:date-value="2012-04-01T16:16:42" table:style-name="ce3">
            <text:p>01/04/2012 16:16</text:p>
          </table:table-cell>
          <table:table-cell office:value-type="date" office:date-value="2012-04-01T16:23:12" table:style-name="ce3">
            <text:p>01/04/2012 16:23</text:p>
          </table:table-cell>
          <table:table-cell office:value-type="string" table:style-name="ce2">
            <text:p>java.lang.unsupportedoperationexcep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Test who is file's owner using Java</text:p>
          </table:table-cell>
          <table:table-cell office:value-type="string" table:style-name="ce2">
            <text:p>&lt;java&gt;</text:p>
          </table:table-cell>
          <table:table-cell office:value-type="float" office:value="104" table:style-name="ce2">
            <text:p>104</text:p>
          </table:table-cell>
          <table:table-cell office:value-type="float" office:value="0" table:style-name="ce2">
            <text:p>0</text:p>
          </table:table-cell>
          <table:table-cell office:value-type="date" office:date-value="2012-10-22T18:17:38" table:style-name="ce3">
            <text:p>22/10/2012 18:17</text:p>
          </table:table-cell>
          <table:table-cell office:value-type="date" office:date-value="2012-10-22T18:19:57" table:style-name="ce3">
            <text:p>22/10/2012 18:19</text:p>
          </table:table-cell>
          <table:table-cell office:value-type="string" table:style-name="ce2">
            <text:p>java.nio.file.file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18" table:style-name="ce2">
            <text:p>18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What are the date formats available in SimpleDateFormat class?</text:p>
          </table:table-cell>
          <table:table-cell office:value-type="string" table:style-name="ce2">
            <text:p>&lt;java&gt;&lt;date&gt;&lt;simpledateformat&gt;</text:p>
          </table:table-cell>
          <table:table-cell office:value-type="float" office:value="97711" table:style-name="ce2">
            <text:p>97711</text:p>
          </table:table-cell>
          <table:table-cell office:value-type="float" office:value="3" table:style-name="ce2">
            <text:p>3</text:p>
          </table:table-cell>
          <table:table-cell office:value-type="date" office:date-value="2012-10-08T11:57:27" table:style-name="ce3">
            <text:p>08/10/2012 11:57</text:p>
          </table:table-cell>
          <table:table-cell office:value-type="date" office:date-value="2012-10-08T11:59:13" table:style-name="ce3">
            <text:p>08/10/2012 11:59</text:p>
          </table:table-cell>
          <table:table-cell office:value-type="string" table:style-name="ce2">
            <text:p>java.text.simpledat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ava - How to set my application always run on main screen but not in the second screen?</text:p>
          </table:table-cell>
          <table:table-cell office:value-type="string" table:style-name="ce2">
            <text:p>&lt;java&gt;&lt;linux&gt;&lt;swing&gt;&lt;xorg&gt;</text:p>
          </table:table-cell>
          <table:table-cell office:value-type="float" office:value="484" table:style-name="ce2">
            <text:p>484</text:p>
          </table:table-cell>
          <table:table-cell office:value-type="float" office:value="0" table:style-name="ce2">
            <text:p>0</text:p>
          </table:table-cell>
          <table:table-cell office:value-type="date" office:date-value="2012-05-28T20:42:43" table:style-name="ce3">
            <text:p>28/05/2012 20:42</text:p>
          </table:table-cell>
          <table:table-cell office:value-type="date" office:date-value="2012-05-28T21:35:51" table:style-name="ce3">
            <text:p>28/05/2012 21:35</text:p>
          </table:table-cell>
          <table:table-cell office:value-type="string" table:style-name="ce2">
            <text:p>java.awt.graphicsdevic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ormat of BigDecimal number</text:p>
          </table:table-cell>
          <table:table-cell office:value-type="string" table:style-name="ce2">
            <text:p>&lt;java&gt;&lt;bigdecimal&gt;</text:p>
          </table:table-cell>
          <table:table-cell office:value-type="float" office:value="22523" table:style-name="ce2">
            <text:p>22523</text:p>
          </table:table-cell>
          <table:table-cell office:value-type="float" office:value="1" table:style-name="ce2">
            <text:p>1</text:p>
          </table:table-cell>
          <table:table-cell office:value-type="date" office:date-value="2012-05-18T13:39:57" table:style-name="ce3">
            <text:p>18/05/2012 13:39</text:p>
          </table:table-cell>
          <table:table-cell office:value-type="date" office:date-value="2012-05-18T13:45:17" table:style-name="ce3">
            <text:p>18/05/2012 13:45</text:p>
          </table:table-cell>
          <table:table-cell office:value-type="string" table:style-name="ce2">
            <text:p>java.math.bigdecimal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ow to initialize Class&lt;? extends MyClass&gt;</text:p>
          </table:table-cell>
          <table:table-cell office:value-type="string" table:style-name="ce2">
            <text:p>&lt;java&gt;&lt;class&gt;</text:p>
          </table:table-cell>
          <table:table-cell office:value-type="float" office:value="837" table:style-name="ce2">
            <text:p>837</text:p>
          </table:table-cell>
          <table:table-cell office:value-type="float" office:value="2" table:style-name="ce2">
            <text:p>2</text:p>
          </table:table-cell>
          <table:table-cell office:value-type="date" office:date-value="2012-05-11T09:09:11" table:style-name="ce3">
            <text:p>11/05/2012 09:09</text:p>
          </table:table-cell>
          <table:table-cell office:value-type="date" office:date-value="2012-05-11T09:12:21" table:style-name="ce3">
            <text:p>11/05/2012 09:12</text:p>
          </table:table-cell>
          <table:table-cell office:value-type="string" table:style-name="ce2">
            <text:p>java.lang.cla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Show Event for JTextField in Java?</text:p>
          </table:table-cell>
          <table:table-cell office:value-type="string" table:style-name="ce2">
            <text:p>&lt;java&gt;&lt;swing&gt;&lt;user-interface&gt;&lt;listener&gt;&lt;jtextfield&gt;</text:p>
          </table:table-cell>
          <table:table-cell office:value-type="float" office:value="379" table:style-name="ce2">
            <text:p>379</text:p>
          </table:table-cell>
          <table:table-cell office:value-type="float" office:value="1" table:style-name="ce2">
            <text:p>1</text:p>
          </table:table-cell>
          <table:table-cell office:value-type="date" office:date-value="2012-02-08T23:48:56" table:style-name="ce3">
            <text:p>08/02/2012 23:48</text:p>
          </table:table-cell>
          <table:table-cell office:value-type="date" office:date-value="2012-02-09T00:11:08" table:style-name="ce3">
            <text:p>09/02/2012 00:11</text:p>
          </table:table-cell>
          <table:table-cell office:value-type="string" table:style-name="ce2">
            <text:p>java.awt.compone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Get string of the keyboard key</text:p>
          </table:table-cell>
          <table:table-cell office:value-type="string" table:style-name="ce2">
            <text:p>&lt;java&gt;&lt;swing&gt;&lt;keyboard&gt;</text:p>
          </table:table-cell>
          <table:table-cell office:value-type="float" office:value="763" table:style-name="ce2">
            <text:p>763</text:p>
          </table:table-cell>
          <table:table-cell office:value-type="float" office:value="1" table:style-name="ce2">
            <text:p>1</text:p>
          </table:table-cell>
          <table:table-cell office:value-type="date" office:date-value="2012-05-04T14:44:26" table:style-name="ce3">
            <text:p>04/05/2012 14:44</text:p>
          </table:table-cell>
          <table:table-cell office:value-type="date" office:date-value="2012-05-04T14:46:01" table:style-name="ce3">
            <text:p>04/05/2012 14:46</text:p>
          </table:table-cell>
          <table:table-cell office:value-type="string" table:style-name="ce2">
            <text:p>java.awt.event.keyeve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s there a way to know if ExecutorService ended successfully?</text:p>
          </table:table-cell>
          <table:table-cell office:value-type="string" table:style-name="ce2">
            <text:p>&lt;java&gt;&lt;concurrency&gt;&lt;executorservice&gt;</text:p>
          </table:table-cell>
          <table:table-cell office:value-type="float" office:value="608" table:style-name="ce2">
            <text:p>608</text:p>
          </table:table-cell>
          <table:table-cell office:value-type="float" office:value="0" table:style-name="ce2">
            <text:p>0</text:p>
          </table:table-cell>
          <table:table-cell office:value-type="date" office:date-value="2012-04-11T13:59:30" table:style-name="ce3">
            <text:p>11/04/2012 13:59</text:p>
          </table:table-cell>
          <table:table-cell office:value-type="date" office:date-value="2012-04-11T14:07:42" table:style-name="ce3">
            <text:p>11/04/2012 14:07</text:p>
          </table:table-cell>
          <table:table-cell office:value-type="string" table:style-name="ce2">
            <text:p>java.util.concurrent.executorservic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Adding icon on JTabbedpane tab</text:p>
          </table:table-cell>
          <table:table-cell office:value-type="string" table:style-name="ce2">
            <text:p>&lt;java&gt;&lt;swing&gt;&lt;jframe&gt;</text:p>
          </table:table-cell>
          <table:table-cell office:value-type="float" office:value="5707" table:style-name="ce2">
            <text:p>5707</text:p>
          </table:table-cell>
          <table:table-cell office:value-type="float" office:value="0" table:style-name="ce2">
            <text:p>0</text:p>
          </table:table-cell>
          <table:table-cell office:value-type="date" office:date-value="2012-07-06T11:02:13" table:style-name="ce3">
            <text:p>06/07/2012 11:02</text:p>
          </table:table-cell>
          <table:table-cell office:value-type="date" office:date-value="2012-07-06T11:04:46" table:style-name="ce3">
            <text:p>06/07/2012 11:04</text:p>
          </table:table-cell>
          <table:table-cell office:value-type="string" table:style-name="ce2">
            <text:p>javax.swing.jtabbedpan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ron Job running at midnight every day</text:p>
          </table:table-cell>
          <table:table-cell office:value-type="string" table:style-name="ce2">
            <text:p>&lt;java&gt;&lt;tomcat&gt;&lt;cron&gt;</text:p>
          </table:table-cell>
          <table:table-cell office:value-type="float" office:value="1277" table:style-name="ce2">
            <text:p>1277</text:p>
          </table:table-cell>
          <table:table-cell office:value-type="float" office:value="0" table:style-name="ce2">
            <text:p>0</text:p>
          </table:table-cell>
          <table:table-cell office:value-type="date" office:date-value="2012-08-13T17:01:38" table:style-name="ce3">
            <text:p>13/08/2012 17:01</text:p>
          </table:table-cell>
          <table:table-cell office:value-type="date" office:date-value="2012-08-13T17:50:58" table:style-name="ce3">
            <text:p>13/08/2012 17:50</text:p>
          </table:table-cell>
          <table:table-cell office:value-type="string" table:style-name="ce2">
            <text:p>java.util.tim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Moving to a directory one level down</text:p>
          </table:table-cell>
          <table:table-cell office:value-type="string" table:style-name="ce2">
            <text:p>&lt;java&gt;&lt;path&gt;</text:p>
          </table:table-cell>
          <table:table-cell office:value-type="float" office:value="3276" table:style-name="ce2">
            <text:p>3276</text:p>
          </table:table-cell>
          <table:table-cell office:value-type="float" office:value="0" table:style-name="ce2">
            <text:p>0</text:p>
          </table:table-cell>
          <table:table-cell office:value-type="date" office:date-value="2012-03-13T02:20:17" table:style-name="ce3">
            <text:p>13/03/2012 02:20</text:p>
          </table:table-cell>
          <table:table-cell office:value-type="date" office:date-value="2012-03-13T02:33:40" table:style-name="ce3">
            <text:p>13/03/2012 02:33</text:p>
          </table:table-cell>
          <table:table-cell office:value-type="string" table:style-name="ce2">
            <text:p>java.io.fi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Can anyone explaint the output?</text:p>
          </table:table-cell>
          <table:table-cell office:value-type="string" table:style-name="ce2">
            <text:p>&lt;java&gt;</text:p>
          </table:table-cell>
          <table:table-cell office:value-type="float" office:value="317" table:style-name="ce2">
            <text:p>317</text:p>
          </table:table-cell>
          <table:table-cell office:value-type="float" office:value="0" table:style-name="ce2">
            <text:p>0</text:p>
          </table:table-cell>
          <table:table-cell office:value-type="date" office:date-value="2012-07-30T10:31:17" table:style-name="ce3">
            <text:p>30/07/2012 10:31</text:p>
          </table:table-cell>
          <table:table-cell office:value-type="date" office:date-value="2012-07-30T10:33:21" table:style-name="ce3">
            <text:p>30/07/2012 10:33</text:p>
          </table:table-cell>
          <table:table-cell office:value-type="string" table:style-name="ce2">
            <text:p>java.util.treese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Updating jtextfield's from jtable</text:p>
          </table:table-cell>
          <table:table-cell office:value-type="string" table:style-name="ce2">
            <text:p>&lt;java&gt;&lt;swing&gt;&lt;jtable&gt;&lt;listener&gt;&lt;listselectionlistener&gt;</text:p>
          </table:table-cell>
          <table:table-cell office:value-type="float" office:value="464" table:style-name="ce2">
            <text:p>464</text:p>
          </table:table-cell>
          <table:table-cell office:value-type="float" office:value="1" table:style-name="ce2">
            <text:p>1</text:p>
          </table:table-cell>
          <table:table-cell office:value-type="date" office:date-value="2012-07-24T18:42:52" table:style-name="ce3">
            <text:p>24/07/2012 18:42</text:p>
          </table:table-cell>
          <table:table-cell office:value-type="date" office:date-value="2012-07-24T19:06:49" table:style-name="ce3">
            <text:p>24/07/2012 19:06</text:p>
          </table:table-cell>
          <table:table-cell office:value-type="string" table:style-name="ce2">
            <text:p>javax.swing.listselectionmodel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to convert binary number to double in java</text:p>
          </table:table-cell>
          <table:table-cell office:value-type="string" table:style-name="ce2">
            <text:p>&lt;java&gt;</text:p>
          </table:table-cell>
          <table:table-cell office:value-type="float" office:value="2861" table:style-name="ce2">
            <text:p>2861</text:p>
          </table:table-cell>
          <table:table-cell office:value-type="float" office:value="0" table:style-name="ce2">
            <text:p>0</text:p>
          </table:table-cell>
          <table:table-cell office:value-type="date" office:date-value="2012-08-08T08:09:55" table:style-name="ce3">
            <text:p>08/08/2012 08:09</text:p>
          </table:table-cell>
          <table:table-cell office:value-type="date" office:date-value="2012-08-08T08:12:54" table:style-name="ce3">
            <text:p>08/08/2012 08:12</text:p>
          </table:table-cell>
          <table:table-cell office:value-type="string" table:style-name="ce2">
            <text:p>java.nio.bytebuff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onvert string into java.util.date format in java</text:p>
          </table:table-cell>
          <table:table-cell office:value-type="string" table:style-name="ce2">
            <text:p>&lt;java&gt;&lt;string&gt;&lt;datetime&gt;&lt;date&gt;&lt;date-conversion&gt;</text:p>
          </table:table-cell>
          <table:table-cell office:value-type="float" office:value="15734" table:style-name="ce2">
            <text:p>15734</text:p>
          </table:table-cell>
          <table:table-cell office:value-type="float" office:value="0" table:style-name="ce2">
            <text:p>0</text:p>
          </table:table-cell>
          <table:table-cell office:value-type="date" office:date-value="2012-06-05T08:49:28" table:style-name="ce3">
            <text:p>05/06/2012 08:49</text:p>
          </table:table-cell>
          <table:table-cell office:value-type="date" office:date-value="2012-06-05T08:55:30" table:style-name="ce3">
            <text:p>05/06/2012 08:55</text:p>
          </table:table-cell>
          <table:table-cell office:value-type="string" table:style-name="ce2">
            <text:p>java.text.simpledat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tate of a new Java socket</text:p>
          </table:table-cell>
          <table:table-cell office:value-type="string" table:style-name="ce2">
            <text:p>&lt;java&gt;&lt;sockets&gt;</text:p>
          </table:table-cell>
          <table:table-cell office:value-type="float" office:value="315" table:style-name="ce2">
            <text:p>315</text:p>
          </table:table-cell>
          <table:table-cell office:value-type="float" office:value="0" table:style-name="ce2">
            <text:p>0</text:p>
          </table:table-cell>
          <table:table-cell office:value-type="date" office:date-value="2012-06-17T21:29:12" table:style-name="ce3">
            <text:p>17/06/2012 21:29</text:p>
          </table:table-cell>
          <table:table-cell office:value-type="date" office:date-value="2012-06-17T21:42:22" table:style-name="ce3">
            <text:p>17/06/2012 21:42</text:p>
          </table:table-cell>
          <table:table-cell office:value-type="string" table:style-name="ce2">
            <text:p>java.net.socke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Trayicon mouseEntered is not working</text:p>
          </table:table-cell>
          <table:table-cell office:value-type="string" table:style-name="ce2">
            <text:p>&lt;java&gt;&lt;mouseenter&gt;&lt;trayicon&gt;</text:p>
          </table:table-cell>
          <table:table-cell office:value-type="float" office:value="576" table:style-name="ce2">
            <text:p>576</text:p>
          </table:table-cell>
          <table:table-cell office:value-type="float" office:value="0" table:style-name="ce2">
            <text:p>0</text:p>
          </table:table-cell>
          <table:table-cell office:value-type="date" office:date-value="2012-06-18T15:45:01" table:style-name="ce3">
            <text:p>18/06/2012 15:45</text:p>
          </table:table-cell>
          <table:table-cell office:value-type="date" office:date-value="2012-08-16T01:41:18" table:style-name="ce3">
            <text:p>16/08/2012 01:41</text:p>
          </table:table-cell>
          <table:table-cell office:value-type="string" table:style-name="ce2">
            <text:p>java.awt.trayic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Get date representation in seconds?</text:p>
          </table:table-cell>
          <table:table-cell office:value-type="string" table:style-name="ce2">
            <text:p>&lt;java&gt;&lt;data-conversion&gt;&lt;java.util.date&gt;</text:p>
          </table:table-cell>
          <table:table-cell office:value-type="float" office:value="14606" table:style-name="ce2">
            <text:p>14606</text:p>
          </table:table-cell>
          <table:table-cell office:value-type="float" office:value="3" table:style-name="ce2">
            <text:p>3</text:p>
          </table:table-cell>
          <table:table-cell office:value-type="date" office:date-value="2012-06-19T17:51:49" table:style-name="ce3">
            <text:p>19/06/2012 17:51</text:p>
          </table:table-cell>
          <table:table-cell office:value-type="date" office:date-value="2012-06-19T17:58:37" table:style-name="ce3">
            <text:p>19/06/2012 17:58</text:p>
          </table:table-cell>
          <table:table-cell office:value-type="string" table:style-name="ce2">
            <text:p>java.util.dat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ustom button is not correct size?</text:p>
          </table:table-cell>
          <table:table-cell office:value-type="string" table:style-name="ce2">
            <text:p>&lt;java&gt;&lt;jcomponent&gt;</text:p>
          </table:table-cell>
          <table:table-cell office:value-type="float" office:value="54" table:style-name="ce2">
            <text:p>54</text:p>
          </table:table-cell>
          <table:table-cell office:value-type="float" office:value="0" table:style-name="ce2">
            <text:p>0</text:p>
          </table:table-cell>
          <table:table-cell office:value-type="date" office:date-value="2012-05-22T21:39:13" table:style-name="ce3">
            <text:p>22/05/2012 21:39</text:p>
          </table:table-cell>
          <table:table-cell office:value-type="date" office:date-value="2012-05-22T21:55:08" table:style-name="ce3">
            <text:p>22/05/2012 21:55</text:p>
          </table:table-cell>
          <table:table-cell office:value-type="string" table:style-name="ce2">
            <text:p>javax.swing.jcompone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oper Collision</text:p>
          </table:table-cell>
          <table:table-cell office:value-type="string" table:style-name="ce2">
            <text:p>&lt;java&gt;&lt;lwjgl&gt;&lt;slick2d&gt;</text:p>
          </table:table-cell>
          <table:table-cell office:value-type="float" office:value="241" table:style-name="ce2">
            <text:p>241</text:p>
          </table:table-cell>
          <table:table-cell office:value-type="float" office:value="2" table:style-name="ce2">
            <text:p>2</text:p>
          </table:table-cell>
          <table:table-cell office:value-type="date" office:date-value="2012-11-05T13:31:41" table:style-name="ce3">
            <text:p>05/11/2012 13:31</text:p>
          </table:table-cell>
          <table:table-cell office:value-type="date" office:date-value="2012-11-05T13:42:44" table:style-name="ce3">
            <text:p>05/11/2012 13:42</text:p>
          </table:table-cell>
          <table:table-cell office:value-type="string" table:style-name="ce2">
            <text:p>java.awt.rectang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Dynamic/Onspot JTextfield to JLabel</text:p>
          </table:table-cell>
          <table:table-cell office:value-type="string" table:style-name="ce2">
            <text:p>&lt;java&gt;&lt;swing&gt;&lt;dynamic&gt;&lt;jlabel&gt;&lt;jtextfield&gt;</text:p>
          </table:table-cell>
          <table:table-cell office:value-type="float" office:value="204" table:style-name="ce2">
            <text:p>204</text:p>
          </table:table-cell>
          <table:table-cell office:value-type="float" office:value="0" table:style-name="ce2">
            <text:p>0</text:p>
          </table:table-cell>
          <table:table-cell office:value-type="date" office:date-value="2012-11-02T19:40:19" table:style-name="ce3">
            <text:p>02/11/2012 19:40</text:p>
          </table:table-cell>
          <table:table-cell office:value-type="date" office:date-value="2012-11-02T19:43:08" table:style-name="ce3">
            <text:p>02/11/2012 19:43</text:p>
          </table:table-cell>
          <table:table-cell office:value-type="string" table:style-name="ce2">
            <text:p>javax.swing.event.documentlisten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Generate random "dark" colours only in Java</text:p>
          </table:table-cell>
          <table:table-cell office:value-type="string" table:style-name="ce2">
            <text:p>&lt;java&gt;&lt;swing&gt;&lt;random&gt;&lt;colors&gt;</text:p>
          </table:table-cell>
          <table:table-cell office:value-type="float" office:value="1144" table:style-name="ce2">
            <text:p>1144</text:p>
          </table:table-cell>
          <table:table-cell office:value-type="float" office:value="1" table:style-name="ce2">
            <text:p>1</text:p>
          </table:table-cell>
          <table:table-cell office:value-type="date" office:date-value="2013-02-18T09:08:27" table:style-name="ce3">
            <text:p>18/02/2013 09:08</text:p>
          </table:table-cell>
          <table:table-cell office:value-type="date" office:date-value="2013-02-18T09:14:24" table:style-name="ce3">
            <text:p>18/02/2013 09:14</text:p>
          </table:table-cell>
          <table:table-cell office:value-type="string" table:style-name="ce2">
            <text:p>java.awt.colo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float" office:value="8" table:style-name="ce2">
            <text:p>8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How to convert InputStream into Source?</text:p>
          </table:table-cell>
          <table:table-cell office:value-type="string" table:style-name="ce2">
            <text:p>&lt;java&gt;&lt;android&gt;&lt;validation&gt;&lt;xsd&gt;</text:p>
          </table:table-cell>
          <table:table-cell office:value-type="float" office:value="8303" table:style-name="ce2">
            <text:p>8303</text:p>
          </table:table-cell>
          <table:table-cell office:value-type="float" office:value="0" table:style-name="ce2">
            <text:p>0</text:p>
          </table:table-cell>
          <table:table-cell office:value-type="date" office:date-value="2013-03-04T14:08:54" table:style-name="ce3">
            <text:p>04/03/2013 14:08</text:p>
          </table:table-cell>
          <table:table-cell office:value-type="date" office:date-value="2013-03-04T14:23:18" table:style-name="ce3">
            <text:p>04/03/2013 14:23</text:p>
          </table:table-cell>
          <table:table-cell office:value-type="string" table:style-name="ce2">
            <text:p>javax.xml.transform.stream.streamsourc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MappedByteBuffer.isLoaded()</text:p>
          </table:table-cell>
          <table:table-cell office:value-type="string" table:style-name="ce2">
            <text:p>&lt;java&gt;&lt;nio&gt;&lt;bytebuffer&gt;</text:p>
          </table:table-cell>
          <table:table-cell office:value-type="float" office:value="314" table:style-name="ce2">
            <text:p>314</text:p>
          </table:table-cell>
          <table:table-cell office:value-type="float" office:value="1" table:style-name="ce2">
            <text:p>1</text:p>
          </table:table-cell>
          <table:table-cell office:value-type="date" office:date-value="2013-02-27T12:43:30" table:style-name="ce3">
            <text:p>27/02/2013 12:43</text:p>
          </table:table-cell>
          <table:table-cell office:value-type="date" office:date-value="2013-02-27T16:01:32" table:style-name="ce3">
            <text:p>27/02/2013 16:01</text:p>
          </table:table-cell>
          <table:table-cell office:value-type="string" table:style-name="ce2">
            <text:p>java.nio.mappedbytebuff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JavaFX 2 set/get cursor position</text:p>
          </table:table-cell>
          <table:table-cell office:value-type="string" table:style-name="ce2">
            <text:p>&lt;java&gt;&lt;cursor&gt;&lt;position&gt;&lt;mouse&gt;&lt;javafx-2&gt;</text:p>
          </table:table-cell>
          <table:table-cell office:value-type="float" office:value="4937" table:style-name="ce2">
            <text:p>4937</text:p>
          </table:table-cell>
          <table:table-cell office:value-type="float" office:value="1" table:style-name="ce2">
            <text:p>1</text:p>
          </table:table-cell>
          <table:table-cell office:value-type="date" office:date-value="2013-01-05T21:41:36" table:style-name="ce3">
            <text:p>05/01/2013 21:41</text:p>
          </table:table-cell>
          <table:table-cell office:value-type="date" office:date-value="2013-01-05T22:08:27" table:style-name="ce3">
            <text:p>05/01/2013 22:08</text:p>
          </table:table-cell>
          <table:table-cell office:value-type="string" table:style-name="ce2">
            <text:p>java.awt.robo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tching a string with a regex in Java</text:p>
          </table:table-cell>
          <table:table-cell office:value-type="string" table:style-name="ce2">
            <text:p>&lt;java&gt;&lt;regex&gt;&lt;finite-automata&gt;&lt;automata&gt;&lt;dfa&gt;</text:p>
          </table:table-cell>
          <table:table-cell office:value-type="float" office:value="205" table:style-name="ce2">
            <text:p>205</text:p>
          </table:table-cell>
          <table:table-cell office:value-type="float" office:value="0" table:style-name="ce2">
            <text:p>0</text:p>
          </table:table-cell>
          <table:table-cell office:value-type="date" office:date-value="2012-12-08T17:43:50" table:style-name="ce3">
            <text:p>08/12/2012 17:43</text:p>
          </table:table-cell>
          <table:table-cell office:value-type="date" office:date-value="2012-12-08T18:07:15" table:style-name="ce3">
            <text:p>08/12/2012 18:07</text:p>
          </table:table-cell>
          <table:table-cell office:value-type="string" table:style-name="ce2">
            <text:p>java.util.regex.patter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Headless exception in java</text:p>
          </table:table-cell>
          <table:table-cell office:value-type="string" table:style-name="ce2">
            <text:p>&lt;java&gt;&lt;exception&gt;</text:p>
          </table:table-cell>
          <table:table-cell office:value-type="float" office:value="3869" table:style-name="ce2">
            <text:p>3869</text:p>
          </table:table-cell>
          <table:table-cell office:value-type="float" office:value="0" table:style-name="ce2">
            <text:p>0</text:p>
          </table:table-cell>
          <table:table-cell office:value-type="date" office:date-value="2012-12-26T09:52:11" table:style-name="ce3">
            <text:p>26/12/2012 09:52</text:p>
          </table:table-cell>
          <table:table-cell office:value-type="date" office:date-value="2012-12-26T09:54:14" table:style-name="ce3">
            <text:p>26/12/2012 09:54</text:p>
          </table:table-cell>
          <table:table-cell office:value-type="string" table:style-name="ce2">
            <text:p>java.awt.headlessexcep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float" office:value="43" table:style-name="ce2">
            <text:p>43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List of all special characters that need to be escaped in a regex</text:p>
          </table:table-cell>
          <table:table-cell office:value-type="string" table:style-name="ce2">
            <text:p>&lt;java&gt;&lt;regex&gt;</text:p>
          </table:table-cell>
          <table:table-cell office:value-type="float" office:value="135148" table:style-name="ce2">
            <text:p>135148</text:p>
          </table:table-cell>
          <table:table-cell office:value-type="float" office:value="10" table:style-name="ce2">
            <text:p>10</text:p>
          </table:table-cell>
          <table:table-cell office:value-type="date" office:date-value="2013-01-03T07:14:11" table:style-name="ce3">
            <text:p>03/01/2013 07:14</text:p>
          </table:table-cell>
          <table:table-cell office:value-type="date" office:date-value="2013-01-03T07:44:05" table:style-name="ce3">
            <text:p>03/01/2013 07:44</text:p>
          </table:table-cell>
          <table:table-cell office:value-type="string" table:style-name="ce2">
            <text:p>java.util.regex.patter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Sorting/Comparing with different criterions</text:p>
          </table:table-cell>
          <table:table-cell office:value-type="string" table:style-name="ce2">
            <text:p>&lt;java&gt;&lt;sorting&gt;&lt;data-structures&gt;&lt;comparison&gt;</text:p>
          </table:table-cell>
          <table:table-cell office:value-type="float" office:value="63" table:style-name="ce2">
            <text:p>63</text:p>
          </table:table-cell>
          <table:table-cell office:value-type="float" office:value="0" table:style-name="ce2">
            <text:p>0</text:p>
          </table:table-cell>
          <table:table-cell office:value-type="date" office:date-value="2013-03-17T19:57:35" table:style-name="ce3">
            <text:p>17/03/2013 19:57</text:p>
          </table:table-cell>
          <table:table-cell office:value-type="date" office:date-value="2013-03-17T20:04:47" table:style-name="ce3">
            <text:p>17/03/2013 20:04</text:p>
          </table:table-cell>
          <table:table-cell office:value-type="string" table:style-name="ce2">
            <text:p>java.util.comparato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ynchronized collections list</text:p>
          </table:table-cell>
          <table:table-cell office:value-type="string" table:style-name="ce2">
            <text:p>&lt;java&gt;&lt;list&gt;&lt;linked-list&gt;&lt;queue&gt;&lt;synchronized&gt;</text:p>
          </table:table-cell>
          <table:table-cell office:value-type="float" office:value="295" table:style-name="ce2">
            <text:p>295</text:p>
          </table:table-cell>
          <table:table-cell office:value-type="float" office:value="0" table:style-name="ce2">
            <text:p>0</text:p>
          </table:table-cell>
          <table:table-cell office:value-type="date" office:date-value="2013-03-17T20:33:30" table:style-name="ce3">
            <text:p>17/03/2013 20:33</text:p>
          </table:table-cell>
          <table:table-cell office:value-type="date" office:date-value="2013-03-17T20:38:06" table:style-name="ce3">
            <text:p>17/03/2013 20:38</text:p>
          </table:table-cell>
          <table:table-cell office:value-type="string" table:style-name="ce2">
            <text:p>java.util.concurrent.blockingqueu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Making thumbnails in Clojure</text:p>
          </table:table-cell>
          <table:table-cell office:value-type="string" table:style-name="ce2">
            <text:p>&lt;java&gt;&lt;clojure&gt;</text:p>
          </table:table-cell>
          <table:table-cell office:value-type="float" office:value="384" table:style-name="ce2">
            <text:p>384</text:p>
          </table:table-cell>
          <table:table-cell office:value-type="float" office:value="0" table:style-name="ce2">
            <text:p>0</text:p>
          </table:table-cell>
          <table:table-cell office:value-type="date" office:date-value="2013-03-10T12:57:19" table:style-name="ce3">
            <text:p>10/03/2013 12:57</text:p>
          </table:table-cell>
          <table:table-cell office:value-type="date" office:date-value="2013-03-10T13:30:11" table:style-name="ce3">
            <text:p>10/03/2013 13:30</text:p>
          </table:table-cell>
          <table:table-cell office:value-type="string" table:style-name="ce2">
            <text:p>javax.imageio.imageio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java "not comparable" exception?</text:p>
          </table:table-cell>
          <table:table-cell office:value-type="string" table:style-name="ce2">
            <text:p>&lt;java&gt;&lt;exception&gt;&lt;comparable&gt;</text:p>
          </table:table-cell>
          <table:table-cell office:value-type="float" office:value="1140" table:style-name="ce2">
            <text:p>1140</text:p>
          </table:table-cell>
          <table:table-cell office:value-type="float" office:value="0" table:style-name="ce2">
            <text:p>0</text:p>
          </table:table-cell>
          <table:table-cell office:value-type="date" office:date-value="2013-03-08T04:04:23" table:style-name="ce3">
            <text:p>08/03/2013 04:04</text:p>
          </table:table-cell>
          <table:table-cell office:value-type="date" office:date-value="2013-03-08T04:07:43" table:style-name="ce3">
            <text:p>08/03/2013 04:07</text:p>
          </table:table-cell>
          <table:table-cell office:value-type="string" table:style-name="ce2">
            <text:p>java.lang.illegalargumentexcep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ow To Display Strings in JTextarea/JTextfield</text:p>
          </table:table-cell>
          <table:table-cell office:value-type="string" table:style-name="ce2">
            <text:p>&lt;java&gt;</text:p>
          </table:table-cell>
          <table:table-cell office:value-type="float" office:value="8015" table:style-name="ce2">
            <text:p>8015</text:p>
          </table:table-cell>
          <table:table-cell office:value-type="float" office:value="0" table:style-name="ce2">
            <text:p>0</text:p>
          </table:table-cell>
          <table:table-cell office:value-type="date" office:date-value="2013-04-24T11:15:08" table:style-name="ce3">
            <text:p>24/04/2013 11:15</text:p>
          </table:table-cell>
          <table:table-cell office:value-type="date" office:date-value="2013-04-24T13:58:28" table:style-name="ce3">
            <text:p>24/04/2013 13:58</text:p>
          </table:table-cell>
          <table:table-cell office:value-type="string" table:style-name="ce2">
            <text:p>javax.swing.jtextarea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How do decode html entities in java?</text:p>
          </table:table-cell>
          <table:table-cell office:value-type="string" table:style-name="ce2">
            <text:p>&lt;java&gt;&lt;decode&gt;&lt;utf8-decode&gt;</text:p>
          </table:table-cell>
          <table:table-cell office:value-type="float" office:value="14828" table:style-name="ce2">
            <text:p>14828</text:p>
          </table:table-cell>
          <table:table-cell office:value-type="float" office:value="0" table:style-name="ce2">
            <text:p>0</text:p>
          </table:table-cell>
          <table:table-cell office:value-type="date" office:date-value="2013-04-30T18:27:55" table:style-name="ce3">
            <text:p>30/04/2013 18:27</text:p>
          </table:table-cell>
          <table:table-cell office:value-type="date" office:date-value="2013-04-30T18:31:46" table:style-name="ce3">
            <text:p>30/04/2013 18:31</text:p>
          </table:table-cell>
          <table:table-cell office:value-type="string" table:style-name="ce2">
            <text:p>java.net.urldecod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TextField suddenly too small</text:p>
          </table:table-cell>
          <table:table-cell office:value-type="string" table:style-name="ce2">
            <text:p>&lt;java&gt;&lt;swing&gt;&lt;jtextfield&gt;</text:p>
          </table:table-cell>
          <table:table-cell office:value-type="float" office:value="1481" table:style-name="ce2">
            <text:p>1481</text:p>
          </table:table-cell>
          <table:table-cell office:value-type="float" office:value="0" table:style-name="ce2">
            <text:p>0</text:p>
          </table:table-cell>
          <table:table-cell office:value-type="date" office:date-value="2013-04-27T12:28:51" table:style-name="ce3">
            <text:p>27/04/2013 12:28</text:p>
          </table:table-cell>
          <table:table-cell office:value-type="date" office:date-value="2013-04-27T13:49:14" table:style-name="ce3">
            <text:p>27/04/2013 13:49</text:p>
          </table:table-cell>
          <table:table-cell office:value-type="string" table:style-name="ce2">
            <text:p>javax.swing.jcompone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ember function in java priority queue returning but not removing the specified value?</text:p>
          </table:table-cell>
          <table:table-cell office:value-type="string" table:style-name="ce2">
            <text:p>&lt;java&gt;&lt;priority-queue&gt;</text:p>
          </table:table-cell>
          <table:table-cell office:value-type="float" office:value="23" table:style-name="ce2">
            <text:p>23</text:p>
          </table:table-cell>
          <table:table-cell office:value-type="float" office:value="0" table:style-name="ce2">
            <text:p>0</text:p>
          </table:table-cell>
          <table:table-cell office:value-type="date" office:date-value="2015-09-08T01:43:54" table:style-name="ce3">
            <text:p>08/09/2015 01:43</text:p>
          </table:table-cell>
          <table:table-cell office:value-type="date" office:date-value="2015-09-08T01:48:16" table:style-name="ce3">
            <text:p>08/09/2015 01:48</text:p>
          </table:table-cell>
          <table:table-cell office:value-type="string" table:style-name="ce2">
            <text:p>java.util.priorityqueu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to use drawArc()</text:p>
          </table:table-cell>
          <table:table-cell office:value-type="string" table:style-name="ce2">
            <text:p>&lt;java&gt;&lt;drawing&gt;</text:p>
          </table:table-cell>
          <table:table-cell office:value-type="float" office:value="174" table:style-name="ce2">
            <text:p>174</text:p>
          </table:table-cell>
          <table:table-cell office:value-type="float" office:value="0" table:style-name="ce2">
            <text:p>0</text:p>
          </table:table-cell>
          <table:table-cell office:value-type="date" office:date-value="2014-05-23T16:02:11" table:style-name="ce3">
            <text:p>23/05/2014 16:02</text:p>
          </table:table-cell>
          <table:table-cell office:value-type="date" office:date-value="2014-05-23T16:08:51" table:style-name="ce3">
            <text:p>23/05/2014 16:08</text:p>
          </table:table-cell>
          <table:table-cell office:value-type="string" table:style-name="ce2">
            <text:p>java.awt.graphic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 am unable to get image bytes from my json array <text:s/>can anyone help me?</text:p>
          </table:table-cell>
          <table:table-cell office:value-type="string" table:style-name="ce2">
            <text:p>&lt;java&gt;&lt;android&gt;&lt;json&gt;&lt;gson&gt;&lt;android-volley&gt;</text:p>
          </table:table-cell>
          <table:table-cell office:value-type="float" office:value="332" table:style-name="ce2">
            <text:p>332</text:p>
          </table:table-cell>
          <table:table-cell office:value-type="float" office:value="0" table:style-name="ce2">
            <text:p>0</text:p>
          </table:table-cell>
          <table:table-cell office:value-type="date" office:date-value="2014-06-04T08:37:01" table:style-name="ce3">
            <text:p>04/06/2014 08:37</text:p>
          </table:table-cell>
          <table:table-cell office:value-type="date" office:date-value="2014-06-04T09:01:26" table:style-name="ce3">
            <text:p>04/06/2014 09:01</text:p>
          </table:table-cell>
          <table:table-cell office:value-type="string" table:style-name="ce2">
            <text:p>java.util.array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ncorect Date to String convertation in Java</text:p>
          </table:table-cell>
          <table:table-cell office:value-type="string" table:style-name="ce2">
            <text:p>&lt;java&gt;&lt;android&gt;</text:p>
          </table:table-cell>
          <table:table-cell office:value-type="float" office:value="29" table:style-name="ce2">
            <text:p>29</text:p>
          </table:table-cell>
          <table:table-cell office:value-type="float" office:value="0" table:style-name="ce2">
            <text:p>0</text:p>
          </table:table-cell>
          <table:table-cell office:value-type="date" office:date-value="2015-08-29T10:12:10" table:style-name="ce3">
            <text:p>29/08/2015 10:12</text:p>
          </table:table-cell>
          <table:table-cell office:value-type="date" office:date-value="2015-08-29T10:15:57" table:style-name="ce3">
            <text:p>29/08/2015 10:15</text:p>
          </table:table-cell>
          <table:table-cell office:value-type="string" table:style-name="ce2">
            <text:p>java.util.calenda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why is Hashtable not a part of Java Collection framework?</text:p>
          </table:table-cell>
          <table:table-cell office:value-type="string" table:style-name="ce2">
            <text:p>&lt;java&gt;&lt;collections&gt;&lt;map&gt;&lt;hashtable&gt;</text:p>
          </table:table-cell>
          <table:table-cell office:value-type="float" office:value="420" table:style-name="ce2">
            <text:p>420</text:p>
          </table:table-cell>
          <table:table-cell office:value-type="float" office:value="0" table:style-name="ce2">
            <text:p>0</text:p>
          </table:table-cell>
          <table:table-cell office:value-type="date" office:date-value="2013-05-19T06:13:39" table:style-name="ce3">
            <text:p>19/05/2013 06:13</text:p>
          </table:table-cell>
          <table:table-cell office:value-type="date" office:date-value="2013-05-19T06:24:39" table:style-name="ce3">
            <text:p>19/05/2013 06:24</text:p>
          </table:table-cell>
          <table:table-cell office:value-type="string" table:style-name="ce2">
            <text:p>java.util.hashtab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onverting milliseconds to Timestamp in Java</text:p>
          </table:table-cell>
          <table:table-cell office:value-type="string" table:style-name="ce2">
            <text:p>&lt;java&gt;&lt;mysql&gt;&lt;timestamp&gt;</text:p>
          </table:table-cell>
          <table:table-cell office:value-type="float" office:value="2261" table:style-name="ce2">
            <text:p>2261</text:p>
          </table:table-cell>
          <table:table-cell office:value-type="float" office:value="0" table:style-name="ce2">
            <text:p>0</text:p>
          </table:table-cell>
          <table:table-cell office:value-type="date" office:date-value="2014-02-15T14:18:58" table:style-name="ce3">
            <text:p>15/02/2014 14:18</text:p>
          </table:table-cell>
          <table:table-cell office:value-type="date" office:date-value="2014-02-15T14:23:11" table:style-name="ce3">
            <text:p>15/02/2014 14:23</text:p>
          </table:table-cell>
          <table:table-cell office:value-type="string" table:style-name="ce2">
            <text:p>java.sql.timestamp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How I can handle 1000 digit numbers in Java ?</text:p>
          </table:table-cell>
          <table:table-cell office:value-type="string" table:style-name="ce2">
            <text:p>&lt;java&gt;&lt;digit&gt;</text:p>
          </table:table-cell>
          <table:table-cell office:value-type="float" office:value="957" table:style-name="ce2">
            <text:p>957</text:p>
          </table:table-cell>
          <table:table-cell office:value-type="float" office:value="0" table:style-name="ce2">
            <text:p>0</text:p>
          </table:table-cell>
          <table:table-cell office:value-type="date" office:date-value="2014-01-23T15:09:46" table:style-name="ce3">
            <text:p>23/01/2014 15:09</text:p>
          </table:table-cell>
          <table:table-cell office:value-type="date" office:date-value="2014-01-23T15:13:59" table:style-name="ce3">
            <text:p>23/01/2014 15:13</text:p>
          </table:table-cell>
          <table:table-cell office:value-type="string" table:style-name="ce2">
            <text:p>java.math.biginteg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f i close objectouputstream <text:s/>then do not need to close fileoutputstream?</text:p>
          </table:table-cell>
          <table:table-cell office:value-type="string" table:style-name="ce2">
            <text:p>&lt;java&gt;&lt;memory&gt;&lt;file-io&gt;&lt;fileoutputstream&gt;&lt;objectoutputstream&gt;</text:p>
          </table:table-cell>
          <table:table-cell office:value-type="float" office:value="456" table:style-name="ce2">
            <text:p>456</text:p>
          </table:table-cell>
          <table:table-cell office:value-type="float" office:value="0" table:style-name="ce2">
            <text:p>0</text:p>
          </table:table-cell>
          <table:table-cell office:value-type="date" office:date-value="2014-02-03T11:41:06" table:style-name="ce3">
            <text:p>03/02/2014 11:41</text:p>
          </table:table-cell>
          <table:table-cell office:value-type="date" office:date-value="2014-02-03T11:48:13" table:style-name="ce3">
            <text:p>03/02/2014 11:48</text:p>
          </table:table-cell>
          <table:table-cell office:value-type="string" table:style-name="ce2">
            <text:p>java.io.objectoutputstrea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an integer with space still read as integer?</text:p>
          </table:table-cell>
          <table:table-cell office:value-type="string" table:style-name="ce2">
            <text:p>&lt;java&gt;</text:p>
          </table:table-cell>
          <table:table-cell office:value-type="float" office:value="101" table:style-name="ce2">
            <text:p>101</text:p>
          </table:table-cell>
          <table:table-cell office:value-type="float" office:value="0" table:style-name="ce2">
            <text:p>0</text:p>
          </table:table-cell>
          <table:table-cell office:value-type="date" office:date-value="2013-06-14T06:43:01" table:style-name="ce3">
            <text:p>14/06/2013 06:43</text:p>
          </table:table-cell>
          <table:table-cell office:value-type="date" office:date-value="2013-06-14T06:45:04" table:style-name="ce3">
            <text:p>14/06/2013 06:45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inding the position of every one of a certain repeated char/substring in a string</text:p>
          </table:table-cell>
          <table:table-cell office:value-type="string" table:style-name="ce2">
            <text:p>&lt;java&gt;&lt;string&gt;&lt;char&gt;&lt;substring&gt;</text:p>
          </table:table-cell>
          <table:table-cell office:value-type="float" office:value="380" table:style-name="ce2">
            <text:p>380</text:p>
          </table:table-cell>
          <table:table-cell office:value-type="float" office:value="0" table:style-name="ce2">
            <text:p>0</text:p>
          </table:table-cell>
          <table:table-cell office:value-type="date" office:date-value="2014-01-15T20:35:53" table:style-name="ce3">
            <text:p>15/01/2014 20:35</text:p>
          </table:table-cell>
          <table:table-cell office:value-type="date" office:date-value="2014-01-15T20:51:14" table:style-name="ce3">
            <text:p>15/01/2014 20:51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Pass classname to method</text:p>
          </table:table-cell>
          <table:table-cell office:value-type="string" table:style-name="ce2">
            <text:p>&lt;java&gt;&lt;instanceof&gt;</text:p>
          </table:table-cell>
          <table:table-cell office:value-type="float" office:value="91" table:style-name="ce2">
            <text:p>91</text:p>
          </table:table-cell>
          <table:table-cell office:value-type="float" office:value="0" table:style-name="ce2">
            <text:p>0</text:p>
          </table:table-cell>
          <table:table-cell office:value-type="date" office:date-value="2014-01-09T21:22:14" table:style-name="ce3">
            <text:p>09/01/2014 21:22</text:p>
          </table:table-cell>
          <table:table-cell office:value-type="date" office:date-value="2014-01-09T21:24:27" table:style-name="ce3">
            <text:p>09/01/2014 21:24</text:p>
          </table:table-cell>
          <table:table-cell office:value-type="string" table:style-name="ce2">
            <text:p>java.lang.cla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Thread.isInterrupted() returns false after thread has been terminated</text:p>
          </table:table-cell>
          <table:table-cell office:value-type="string" table:style-name="ce2">
            <text:p>&lt;java&gt;&lt;concurrency&gt;</text:p>
          </table:table-cell>
          <table:table-cell office:value-type="float" office:value="184" table:style-name="ce2">
            <text:p>184</text:p>
          </table:table-cell>
          <table:table-cell office:value-type="float" office:value="0" table:style-name="ce2">
            <text:p>0</text:p>
          </table:table-cell>
          <table:table-cell office:value-type="date" office:date-value="2014-01-07T10:39:45" table:style-name="ce3">
            <text:p>07/01/2014 10:39</text:p>
          </table:table-cell>
          <table:table-cell office:value-type="date" office:date-value="2014-01-07T11:59:22" table:style-name="ce3">
            <text:p>07/01/2014 11:59</text:p>
          </table:table-cell>
          <table:table-cell office:value-type="string" table:style-name="ce2">
            <text:p>java.lang.thread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ind out the file extension in JFileChooser</text:p>
          </table:table-cell>
          <table:table-cell office:value-type="string" table:style-name="ce2">
            <text:p>&lt;java&gt;&lt;swing&gt;&lt;export&gt;&lt;jfilechooser&gt;</text:p>
          </table:table-cell>
          <table:table-cell office:value-type="float" office:value="82" table:style-name="ce2">
            <text:p>82</text:p>
          </table:table-cell>
          <table:table-cell office:value-type="float" office:value="0" table:style-name="ce2">
            <text:p>0</text:p>
          </table:table-cell>
          <table:table-cell office:value-type="date" office:date-value="2014-01-07T12:35:31" table:style-name="ce3">
            <text:p>07/01/2014 12:35</text:p>
          </table:table-cell>
          <table:table-cell office:value-type="date" office:date-value="2014-01-07T12:56:19" table:style-name="ce3">
            <text:p>07/01/2014 12:56</text:p>
          </table:table-cell>
          <table:table-cell office:value-type="string" table:style-name="ce2">
            <text:p>javax.swing.jfilechoos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FileOutputStream access is denied : JAVA</text:p>
          </table:table-cell>
          <table:table-cell office:value-type="string" table:style-name="ce2">
            <text:p>&lt;java&gt;&lt;fileoutputstream&gt;</text:p>
          </table:table-cell>
          <table:table-cell office:value-type="float" office:value="11540" table:style-name="ce2">
            <text:p>11540</text:p>
          </table:table-cell>
          <table:table-cell office:value-type="float" office:value="0" table:style-name="ce2">
            <text:p>0</text:p>
          </table:table-cell>
          <table:table-cell office:value-type="date" office:date-value="2014-02-25T07:55:41" table:style-name="ce3">
            <text:p>25/02/2014 07:55</text:p>
          </table:table-cell>
          <table:table-cell office:value-type="date" office:date-value="2014-02-25T08:01:24" table:style-name="ce3">
            <text:p>25/02/2014 08:01</text:p>
          </table:table-cell>
          <table:table-cell office:value-type="string" table:style-name="ce2">
            <text:p>java.io.fileoutputstrea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Why are there only 63 bits in java.lang.Long(MAX_VALUE)?</text:p>
          </table:table-cell>
          <table:table-cell office:value-type="string" table:style-name="ce2">
            <text:p>&lt;java&gt;&lt;binary&gt;&lt;max&gt;&lt;long-integer&gt;</text:p>
          </table:table-cell>
          <table:table-cell office:value-type="float" office:value="185" table:style-name="ce2">
            <text:p>185</text:p>
          </table:table-cell>
          <table:table-cell office:value-type="float" office:value="0" table:style-name="ce2">
            <text:p>0</text:p>
          </table:table-cell>
          <table:table-cell office:value-type="date" office:date-value="2014-02-28T15:03:33" table:style-name="ce3">
            <text:p>28/02/2014 15:03</text:p>
          </table:table-cell>
          <table:table-cell office:value-type="date" office:date-value="2014-02-28T15:07:36" table:style-name="ce3">
            <text:p>28/02/2014 15:07</text:p>
          </table:table-cell>
          <table:table-cell office:value-type="string" table:style-name="ce2">
            <text:p>java.lang.lo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tringTokenizer delimit once</text:p>
          </table:table-cell>
          <table:table-cell office:value-type="string" table:style-name="ce2">
            <text:p>&lt;java&gt;&lt;split&gt;&lt;stringtokenizer&gt;</text:p>
          </table:table-cell>
          <table:table-cell office:value-type="float" office:value="89" table:style-name="ce2">
            <text:p>89</text:p>
          </table:table-cell>
          <table:table-cell office:value-type="float" office:value="0" table:style-name="ce2">
            <text:p>0</text:p>
          </table:table-cell>
          <table:table-cell office:value-type="date" office:date-value="2014-02-25T13:39:33" table:style-name="ce3">
            <text:p>25/02/2014 13:39</text:p>
          </table:table-cell>
          <table:table-cell office:value-type="date" office:date-value="2014-02-25T13:42:08" table:style-name="ce3">
            <text:p>25/02/2014 13:42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Epoch to Date Not Working Properly</text:p>
          </table:table-cell>
          <table:table-cell office:value-type="string" table:style-name="ce2">
            <text:p>&lt;java&gt;&lt;date&gt;&lt;simpledateformat&gt;&lt;epoch&gt;</text:p>
          </table:table-cell>
          <table:table-cell office:value-type="float" office:value="72" table:style-name="ce2">
            <text:p>72</text:p>
          </table:table-cell>
          <table:table-cell office:value-type="float" office:value="0" table:style-name="ce2">
            <text:p>0</text:p>
          </table:table-cell>
          <table:table-cell office:value-type="date" office:date-value="2014-07-03T15:42:43" table:style-name="ce3">
            <text:p>03/07/2014 15:42</text:p>
          </table:table-cell>
          <table:table-cell office:value-type="date" office:date-value="2014-07-03T15:47:34" table:style-name="ce3">
            <text:p>03/07/2014 15:47</text:p>
          </table:table-cell>
          <table:table-cell office:value-type="string" table:style-name="ce2">
            <text:p>java.text.simpledat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51" table:style-name="ce2">
            <text:p>15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ow to shorten file path (get canonical path) in java?</text:p>
          </table:table-cell>
          <table:table-cell office:value-type="string" table:style-name="ce2">
            <text:p>&lt;java&gt;&lt;file&gt;&lt;path&gt;</text:p>
          </table:table-cell>
          <table:table-cell office:value-type="float" office:value="352" table:style-name="ce2">
            <text:p>352</text:p>
          </table:table-cell>
          <table:table-cell office:value-type="float" office:value="0" table:style-name="ce2">
            <text:p>0</text:p>
          </table:table-cell>
          <table:table-cell office:value-type="date" office:date-value="2014-10-13T09:02:47" table:style-name="ce3">
            <text:p>13/10/2014 09:02</text:p>
          </table:table-cell>
          <table:table-cell office:value-type="date" office:date-value="2014-10-13T09:11:04" table:style-name="ce3">
            <text:p>13/10/2014 09:11</text:p>
          </table:table-cell>
          <table:table-cell office:value-type="string" table:style-name="ce2">
            <text:p>java.io.fi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52" table:style-name="ce2">
            <text:p>15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ava: How to return the only element in an ArrayList</text:p>
          </table:table-cell>
          <table:table-cell office:value-type="string" table:style-name="ce2">
            <text:p>&lt;java&gt;&lt;arraylist&gt;</text:p>
          </table:table-cell>
          <table:table-cell office:value-type="float" office:value="72" table:style-name="ce2">
            <text:p>72</text:p>
          </table:table-cell>
          <table:table-cell office:value-type="float" office:value="0" table:style-name="ce2">
            <text:p>0</text:p>
          </table:table-cell>
          <table:table-cell office:value-type="date" office:date-value="2014-11-29T14:22:22" table:style-name="ce3">
            <text:p>29/11/2014 14:22</text:p>
          </table:table-cell>
          <table:table-cell office:value-type="date" office:date-value="2014-11-29T14:29:34" table:style-name="ce3">
            <text:p>29/11/2014 14:29</text:p>
          </table:table-cell>
          <table:table-cell office:value-type="string" table:style-name="ce2">
            <text:p>java.util.arrayli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Not getting the right header response code with HttpUrlConnection</text:p>
          </table:table-cell>
          <table:table-cell office:value-type="string" table:style-name="ce2">
            <text:p>&lt;java&gt;&lt;android&gt;&lt;http&gt;&lt;httpurlconnection&gt;</text:p>
          </table:table-cell>
          <table:table-cell office:value-type="float" office:value="398" table:style-name="ce2">
            <text:p>398</text:p>
          </table:table-cell>
          <table:table-cell office:value-type="float" office:value="0" table:style-name="ce2">
            <text:p>0</text:p>
          </table:table-cell>
          <table:table-cell office:value-type="date" office:date-value="2015-01-02T12:45:15" table:style-name="ce3">
            <text:p>02/01/2015 12:45</text:p>
          </table:table-cell>
          <table:table-cell office:value-type="date" office:date-value="2015-01-02T12:50:07" table:style-name="ce3">
            <text:p>02/01/2015 12:50</text:p>
          </table:table-cell>
          <table:table-cell office:value-type="string" table:style-name="ce2">
            <text:p>java.net.httpurlconnec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54" table:style-name="ce2">
            <text:p>15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Best Data structure to store subnets for matching Ip address with subnet</text:p>
          </table:table-cell>
          <table:table-cell office:value-type="string" table:style-name="ce2">
            <text:p>&lt;java&gt;&lt;networking&gt;&lt;data-structures&gt;&lt;network-programming&gt;&lt;subnet&gt;</text:p>
          </table:table-cell>
          <table:table-cell office:value-type="float" office:value="311" table:style-name="ce2">
            <text:p>311</text:p>
          </table:table-cell>
          <table:table-cell office:value-type="float" office:value="0" table:style-name="ce2">
            <text:p>0</text:p>
          </table:table-cell>
          <table:table-cell office:value-type="date" office:date-value="2014-07-22T18:42:59" table:style-name="ce3">
            <text:p>22/07/2014 18:42</text:p>
          </table:table-cell>
          <table:table-cell office:value-type="date" office:date-value="2014-07-22T18:55:44" table:style-name="ce3">
            <text:p>22/07/2014 18:55</text:p>
          </table:table-cell>
          <table:table-cell office:value-type="string" table:style-name="ce2">
            <text:p>java.util.treemap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55" table:style-name="ce2">
            <text:p>155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ssword saving in DB</text:p>
          </table:table-cell>
          <table:table-cell office:value-type="string" table:style-name="ce2">
            <text:p>&lt;java&gt;&lt;swing&gt;&lt;hibernate&gt;</text:p>
          </table:table-cell>
          <table:table-cell office:value-type="float" office:value="67" table:style-name="ce2">
            <text:p>67</text:p>
          </table:table-cell>
          <table:table-cell office:value-type="float" office:value="1" table:style-name="ce2">
            <text:p>1</text:p>
          </table:table-cell>
          <table:table-cell office:value-type="date" office:date-value="2015-05-20T00:12:43" table:style-name="ce3">
            <text:p>20/05/2015 00:12</text:p>
          </table:table-cell>
          <table:table-cell office:value-type="date" office:date-value="2015-05-20T00:20:56" table:style-name="ce3">
            <text:p>20/05/2015 00:20</text:p>
          </table:table-cell>
          <table:table-cell office:value-type="string" table:style-name="ce2">
            <text:p>java.security.messagedige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56" table:style-name="ce2">
            <text:p>15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ffects of not calling super.paintComponent in custom JPanel</text:p>
          </table:table-cell>
          <table:table-cell office:value-type="string" table:style-name="ce2">
            <text:p>&lt;java&gt;&lt;multithreading&gt;&lt;swing&gt;</text:p>
          </table:table-cell>
          <table:table-cell office:value-type="float" office:value="140" table:style-name="ce2">
            <text:p>140</text:p>
          </table:table-cell>
          <table:table-cell office:value-type="float" office:value="0" table:style-name="ce2">
            <text:p>0</text:p>
          </table:table-cell>
          <table:table-cell office:value-type="date" office:date-value="2015-05-02T15:04:35" table:style-name="ce3">
            <text:p>02/05/2015 15:04</text:p>
          </table:table-cell>
          <table:table-cell office:value-type="date" office:date-value="2015-05-02T17:54:54" table:style-name="ce3">
            <text:p>02/05/2015 17:54</text:p>
          </table:table-cell>
          <table:table-cell office:value-type="string" table:style-name="ce2">
            <text:p>javax.swing.jcompone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57" table:style-name="ce2">
            <text:p>157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rrayOutOfBoundsException on PreparedStatement</text:p>
          </table:table-cell>
          <table:table-cell office:value-type="string" table:style-name="ce2">
            <text:p>&lt;java&gt;&lt;sqlite&gt;&lt;jdbc&gt;</text:p>
          </table:table-cell>
          <table:table-cell office:value-type="float" office:value="239" table:style-name="ce2">
            <text:p>239</text:p>
          </table:table-cell>
          <table:table-cell office:value-type="float" office:value="0" table:style-name="ce2">
            <text:p>0</text:p>
          </table:table-cell>
          <table:table-cell office:value-type="date" office:date-value="2015-03-06T05:56:38" table:style-name="ce3">
            <text:p>06/03/2015 05:56</text:p>
          </table:table-cell>
          <table:table-cell office:value-type="date" office:date-value="2015-03-06T05:59:16" table:style-name="ce3">
            <text:p>06/03/2015 05:59</text:p>
          </table:table-cell>
          <table:table-cell office:value-type="string" table:style-name="ce2">
            <text:p>java.sql.preparedstateme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58" table:style-name="ce2">
            <text:p>158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ava MessageDigest MD5 Not Returning Expected Outcome</text:p>
          </table:table-cell>
          <table:table-cell office:value-type="string" table:style-name="ce2">
            <text:p>&lt;java&gt;&lt;hash&gt;&lt;md5&gt;&lt;digest&gt;&lt;message-digest&gt;</text:p>
          </table:table-cell>
          <table:table-cell office:value-type="float" office:value="101" table:style-name="ce2">
            <text:p>101</text:p>
          </table:table-cell>
          <table:table-cell office:value-type="float" office:value="0" table:style-name="ce2">
            <text:p>0</text:p>
          </table:table-cell>
          <table:table-cell office:value-type="date" office:date-value="2015-07-14T06:26:47" table:style-name="ce3">
            <text:p>14/07/2015 06:26</text:p>
          </table:table-cell>
          <table:table-cell office:value-type="date" office:date-value="2015-07-14T06:33:56" table:style-name="ce3">
            <text:p>14/07/2015 06:33</text:p>
          </table:table-cell>
          <table:table-cell office:value-type="string" table:style-name="ce2">
            <text:p>java.math.biginteg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59" table:style-name="ce2">
            <text:p>159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to provide user input to process in java?</text:p>
          </table:table-cell>
          <table:table-cell office:value-type="string" table:style-name="ce2">
            <text:p>&lt;java&gt;&lt;c&gt;</text:p>
          </table:table-cell>
          <table:table-cell office:value-type="float" office:value="33" table:style-name="ce2">
            <text:p>33</text:p>
          </table:table-cell>
          <table:table-cell office:value-type="float" office:value="0" table:style-name="ce2">
            <text:p>0</text:p>
          </table:table-cell>
          <table:table-cell office:value-type="date" office:date-value="2015-07-23T18:56:09" table:style-name="ce3">
            <text:p>23/07/2015 18:56</text:p>
          </table:table-cell>
          <table:table-cell office:value-type="date" office:date-value="2015-07-23T18:58:25" table:style-name="ce3">
            <text:p>23/07/2015 18:58</text:p>
          </table:table-cell>
          <table:table-cell office:value-type="string" table:style-name="ce2">
            <text:p>java.lang.proce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60" table:style-name="ce2">
            <text:p>16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increment string name using scanner <text:s/>while and a for loop in java</text:p>
          </table:table-cell>
          <table:table-cell office:value-type="string" table:style-name="ce2">
            <text:p>&lt;java&gt;&lt;for-loop&gt;&lt;while-loop&gt;&lt;java-8&gt;&lt;java.util.scanner&gt;</text:p>
          </table:table-cell>
          <table:table-cell office:value-type="float" office:value="168" table:style-name="ce2">
            <text:p>168</text:p>
          </table:table-cell>
          <table:table-cell office:value-type="float" office:value="0" table:style-name="ce2">
            <text:p>0</text:p>
          </table:table-cell>
          <table:table-cell office:value-type="date" office:date-value="2015-07-12T02:45:21" table:style-name="ce3">
            <text:p>12/07/2015 02:45</text:p>
          </table:table-cell>
          <table:table-cell office:value-type="date" office:date-value="2015-07-12T02:48:26" table:style-name="ce3">
            <text:p>12/07/2015 02:48</text:p>
          </table:table-cell>
          <table:table-cell office:value-type="string" table:style-name="ce2">
            <text:p>java.util.map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Threads ends when run finish?</text:p>
          </table:table-cell>
          <table:table-cell office:value-type="string" table:style-name="ce2">
            <text:p>&lt;java&gt;&lt;multithreading&gt;</text:p>
          </table:table-cell>
          <table:table-cell office:value-type="float" office:value="164" table:style-name="ce2">
            <text:p>164</text:p>
          </table:table-cell>
          <table:table-cell office:value-type="float" office:value="1" table:style-name="ce2">
            <text:p>1</text:p>
          </table:table-cell>
          <table:table-cell office:value-type="date" office:date-value="2015-04-25T10:27:05" table:style-name="ce3">
            <text:p>25/04/2015 10:27</text:p>
          </table:table-cell>
          <table:table-cell office:value-type="date" office:date-value="2015-04-25T10:31:23" table:style-name="ce3">
            <text:p>25/04/2015 10:31</text:p>
          </table:table-cell>
          <table:table-cell office:value-type="string" table:style-name="ce2">
            <text:p>java.lang.thread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ackon 2.4.2 failing to deserialize valid date <text:s/>even after specifying date format</text:p>
          </table:table-cell>
          <table:table-cell office:value-type="string" table:style-name="ce2">
            <text:p>&lt;java&gt;&lt;json&gt;&lt;date&gt;&lt;jackson&gt;&lt;deserialization&gt;</text:p>
          </table:table-cell>
          <table:table-cell office:value-type="float" office:value="755" table:style-name="ce2">
            <text:p>755</text:p>
          </table:table-cell>
          <table:table-cell office:value-type="float" office:value="0" table:style-name="ce2">
            <text:p>0</text:p>
          </table:table-cell>
          <table:table-cell office:value-type="date" office:date-value="2015-04-20T22:36:08" table:style-name="ce3">
            <text:p>20/04/2015 22:36</text:p>
          </table:table-cell>
          <table:table-cell office:value-type="date" office:date-value="2015-04-20T22:40:51" table:style-name="ce3">
            <text:p>20/04/2015 22:40</text:p>
          </table:table-cell>
          <table:table-cell office:value-type="string" table:style-name="ce2">
            <text:p>java.text.simpledat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63" table:style-name="ce2">
            <text:p>163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How to implement something similar to the @Override java annotation?</text:p>
          </table:table-cell>
          <table:table-cell office:value-type="string" table:style-name="ce2">
            <text:p>&lt;java&gt;&lt;annotations&gt;&lt;java-8&gt;</text:p>
          </table:table-cell>
          <table:table-cell office:value-type="float" office:value="254" table:style-name="ce2">
            <text:p>254</text:p>
          </table:table-cell>
          <table:table-cell office:value-type="float" office:value="2" table:style-name="ce2">
            <text:p>2</text:p>
          </table:table-cell>
          <table:table-cell office:value-type="date" office:date-value="2015-06-28T08:22:30" table:style-name="ce3">
            <text:p>28/06/2015 08:22</text:p>
          </table:table-cell>
          <table:table-cell office:value-type="date" office:date-value="2015-06-28T08:30:44" table:style-name="ce3">
            <text:p>28/06/2015 08:30</text:p>
          </table:table-cell>
          <table:table-cell office:value-type="string" table:style-name="ce2">
            <text:p>javax.annotation.processing.processo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64" table:style-name="ce2">
            <text:p>16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Keep regenerating different random numbers in Android</text:p>
          </table:table-cell>
          <table:table-cell office:value-type="string" table:style-name="ce2">
            <text:p>&lt;java&gt;&lt;android&gt;&lt;loops&gt;&lt;random&gt;</text:p>
          </table:table-cell>
          <table:table-cell office:value-type="float" office:value="260" table:style-name="ce2">
            <text:p>260</text:p>
          </table:table-cell>
          <table:table-cell office:value-type="float" office:value="0" table:style-name="ce2">
            <text:p>0</text:p>
          </table:table-cell>
          <table:table-cell office:value-type="date" office:date-value="2015-07-10T11:22:09" table:style-name="ce3">
            <text:p>10/07/2015 11:22</text:p>
          </table:table-cell>
          <table:table-cell office:value-type="date" office:date-value="2015-07-10T11:43:20" table:style-name="ce3">
            <text:p>10/07/2015 11:43</text:p>
          </table:table-cell>
          <table:table-cell office:value-type="string" table:style-name="ce2">
            <text:p>java.security.securerando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mysql preparedStatement : sql query</text:p>
          </table:table-cell>
          <table:table-cell office:value-type="string" table:style-name="ce2">
            <text:p>&lt;java&gt;&lt;mysql&gt;&lt;sql&gt;&lt;glassfish&gt;&lt;prepared-statement&gt;</text:p>
          </table:table-cell>
          <table:table-cell office:value-type="float" office:value="64" table:style-name="ce2">
            <text:p>64</text:p>
          </table:table-cell>
          <table:table-cell office:value-type="float" office:value="0" table:style-name="ce2">
            <text:p>0</text:p>
          </table:table-cell>
          <table:table-cell office:value-type="date" office:date-value="2014-08-19T19:23:15" table:style-name="ce3">
            <text:p>19/08/2014 19:23</text:p>
          </table:table-cell>
          <table:table-cell office:value-type="date" office:date-value="2014-08-19T19:27:49" table:style-name="ce3">
            <text:p>19/08/2014 19:27</text:p>
          </table:table-cell>
          <table:table-cell office:value-type="string" table:style-name="ce2">
            <text:p>java.sql.preparedstateme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Java - Check if 4 points (forming a rectangle) "collides" with another 4 points</text:p>
          </table:table-cell>
          <table:table-cell office:value-type="string" table:style-name="ce2">
            <text:p>&lt;java&gt;&lt;math&gt;</text:p>
          </table:table-cell>
          <table:table-cell office:value-type="float" office:value="61" table:style-name="ce2">
            <text:p>61</text:p>
          </table:table-cell>
          <table:table-cell office:value-type="float" office:value="0" table:style-name="ce2">
            <text:p>0</text:p>
          </table:table-cell>
          <table:table-cell office:value-type="date" office:date-value="2016-01-11T08:34:20" table:style-name="ce3">
            <text:p>11/01/2016 08:34</text:p>
          </table:table-cell>
          <table:table-cell office:value-type="date" office:date-value="2016-01-11T09:22:53" table:style-name="ce3">
            <text:p>11/01/2016 09:22</text:p>
          </table:table-cell>
          <table:table-cell office:value-type="string" table:style-name="ce2">
            <text:p>java.awt.rectang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67" table:style-name="ce2">
            <text:p>167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What rounding method should I use for my case?</text:p>
          </table:table-cell>
          <table:table-cell office:value-type="string" table:style-name="ce2">
            <text:p>&lt;java&gt;&lt;decimal&gt;&lt;rounding&gt;</text:p>
          </table:table-cell>
          <table:table-cell office:value-type="float" office:value="48" table:style-name="ce2">
            <text:p>48</text:p>
          </table:table-cell>
          <table:table-cell office:value-type="float" office:value="0" table:style-name="ce2">
            <text:p>0</text:p>
          </table:table-cell>
          <table:table-cell office:value-type="date" office:date-value="2016-04-14T13:37:22" table:style-name="ce3">
            <text:p>14/04/2016 13:37</text:p>
          </table:table-cell>
          <table:table-cell office:value-type="date" office:date-value="2016-04-14T13:45:51" table:style-name="ce3">
            <text:p>14/04/2016 13:45</text:p>
          </table:table-cell>
          <table:table-cell office:value-type="string" table:style-name="ce2">
            <text:p>java.text.decimal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68" table:style-name="ce2">
            <text:p>168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Strange behavior of java Simple Date format</text:p>
          </table:table-cell>
          <table:table-cell office:value-type="string" table:style-name="ce2">
            <text:p>&lt;java&gt;</text:p>
          </table:table-cell>
          <table:table-cell office:value-type="float" office:value="61" table:style-name="ce2">
            <text:p>61</text:p>
          </table:table-cell>
          <table:table-cell office:value-type="float" office:value="0" table:style-name="ce2">
            <text:p>0</text:p>
          </table:table-cell>
          <table:table-cell office:value-type="date" office:date-value="2016-02-19T09:51:53" table:style-name="ce3">
            <text:p>19/02/2016 09:51</text:p>
          </table:table-cell>
          <table:table-cell office:value-type="date" office:date-value="2016-02-19T10:12:03" table:style-name="ce3">
            <text:p>19/02/2016 10:12</text:p>
          </table:table-cell>
          <table:table-cell office:value-type="string" table:style-name="ce2">
            <text:p>java.text.simpledat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69" table:style-name="ce2">
            <text:p>16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do you not output to stderr from a Java app?</text:p>
          </table:table-cell>
          <table:table-cell office:value-type="string" table:style-name="ce2">
            <text:p>&lt;java&gt;&lt;supervisord&gt;</text:p>
          </table:table-cell>
          <table:table-cell office:value-type="float" office:value="51" table:style-name="ce2">
            <text:p>51</text:p>
          </table:table-cell>
          <table:table-cell office:value-type="float" office:value="0" table:style-name="ce2">
            <text:p>0</text:p>
          </table:table-cell>
          <table:table-cell office:value-type="date" office:date-value="2015-08-06T15:57:17" table:style-name="ce3">
            <text:p>06/08/2015 15:57</text:p>
          </table:table-cell>
          <table:table-cell office:value-type="date" office:date-value="2015-08-06T16:26:38" table:style-name="ce3">
            <text:p>06/08/2015 16:26</text:p>
          </table:table-cell>
          <table:table-cell office:value-type="string" table:style-name="ce2">
            <text:p>java.lang.syste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70" table:style-name="ce2">
            <text:p>17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an somebody explain how does this program regarding enum works in java?</text:p>
          </table:table-cell>
          <table:table-cell office:value-type="string" table:style-name="ce2">
            <text:p>&lt;java&gt;&lt;function&gt;&lt;enums&gt;&lt;scjp&gt;&lt;ocpjp&gt;</text:p>
          </table:table-cell>
          <table:table-cell office:value-type="float" office:value="125" table:style-name="ce2">
            <text:p>125</text:p>
          </table:table-cell>
          <table:table-cell office:value-type="float" office:value="0" table:style-name="ce2">
            <text:p>0</text:p>
          </table:table-cell>
          <table:table-cell office:value-type="date" office:date-value="2013-10-07T06:09:16" table:style-name="ce3">
            <text:p>07/10/2013 06:09</text:p>
          </table:table-cell>
          <table:table-cell office:value-type="date" office:date-value="2013-10-07T06:11:56" table:style-name="ce3">
            <text:p>07/10/2013 06:11</text:p>
          </table:table-cell>
          <table:table-cell office:value-type="string" table:style-name="ce2">
            <text:p>java.lang.enu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71" table:style-name="ce2">
            <text:p>17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pring Controller: method to return file path?</text:p>
          </table:table-cell>
          <table:table-cell office:value-type="string" table:style-name="ce2">
            <text:p>&lt;java&gt;&lt;spring-mvc&gt;&lt;amazon-web-services&gt;&lt;spring-boot&gt;&lt;elastic-beanstalk&gt;</text:p>
          </table:table-cell>
          <table:table-cell office:value-type="float" office:value="138" table:style-name="ce2">
            <text:p>138</text:p>
          </table:table-cell>
          <table:table-cell office:value-type="float" office:value="0" table:style-name="ce2">
            <text:p>0</text:p>
          </table:table-cell>
          <table:table-cell office:value-type="date" office:date-value="2015-11-16T13:35:13" table:style-name="ce3">
            <text:p>16/11/2015 13:35</text:p>
          </table:table-cell>
          <table:table-cell office:value-type="date" office:date-value="2015-11-16T13:45:43" table:style-name="ce3">
            <text:p>16/11/2015 13:45</text:p>
          </table:table-cell>
          <table:table-cell office:value-type="string" table:style-name="ce2">
            <text:p>java.io.fi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72" table:style-name="ce2">
            <text:p>17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truts2 - Delaying an action execution</text:p>
          </table:table-cell>
          <table:table-cell office:value-type="string" table:style-name="ce2">
            <text:p>&lt;java&gt;&lt;multithreading&gt;&lt;servlets&gt;&lt;struts2&gt;</text:p>
          </table:table-cell>
          <table:table-cell office:value-type="float" office:value="117" table:style-name="ce2">
            <text:p>117</text:p>
          </table:table-cell>
          <table:table-cell office:value-type="float" office:value="0" table:style-name="ce2">
            <text:p>0</text:p>
          </table:table-cell>
          <table:table-cell office:value-type="date" office:date-value="2015-04-16T08:25:36" table:style-name="ce3">
            <text:p>16/04/2015 08:25</text:p>
          </table:table-cell>
          <table:table-cell office:value-type="date" office:date-value="2015-04-16T08:31:13" table:style-name="ce3">
            <text:p>16/04/2015 08:31</text:p>
          </table:table-cell>
          <table:table-cell office:value-type="string" table:style-name="ce2">
            <text:p>javax.swing.tim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73" table:style-name="ce2">
            <text:p>17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Writing an expanding array</text:p>
          </table:table-cell>
          <table:table-cell office:value-type="string" table:style-name="ce2">
            <text:p>&lt;java&gt;&lt;json&gt;&lt;serialization&gt;</text:p>
          </table:table-cell>
          <table:table-cell office:value-type="float" office:value="58" table:style-name="ce2">
            <text:p>58</text:p>
          </table:table-cell>
          <table:table-cell office:value-type="float" office:value="0" table:style-name="ce2">
            <text:p>0</text:p>
          </table:table-cell>
          <table:table-cell office:value-type="date" office:date-value="2013-09-17T04:00:45" table:style-name="ce3">
            <text:p>17/09/2013 04:00</text:p>
          </table:table-cell>
          <table:table-cell office:value-type="date" office:date-value="2013-09-17T04:03:22" table:style-name="ce3">
            <text:p>17/09/2013 04:03</text:p>
          </table:table-cell>
          <table:table-cell office:value-type="string" table:style-name="ce2">
            <text:p>java.io.filewrit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74" table:style-name="ce2">
            <text:p>17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Java - How to ensure visibility of array returned by a Callable thread</text:p>
          </table:table-cell>
          <table:table-cell office:value-type="string" table:style-name="ce2">
            <text:p>&lt;java&gt;&lt;multithreading&gt;</text:p>
          </table:table-cell>
          <table:table-cell office:value-type="float" office:value="39" table:style-name="ce2">
            <text:p>39</text:p>
          </table:table-cell>
          <table:table-cell office:value-type="float" office:value="0" table:style-name="ce2">
            <text:p>0</text:p>
          </table:table-cell>
          <table:table-cell office:value-type="date" office:date-value="2016-07-15T05:54:11" table:style-name="ce3">
            <text:p>15/07/2016 05:54</text:p>
          </table:table-cell>
          <table:table-cell office:value-type="date" office:date-value="2016-07-15T06:13:34" table:style-name="ce3">
            <text:p>15/07/2016 06:13</text:p>
          </table:table-cell>
          <table:table-cell office:value-type="string" table:style-name="ce2">
            <text:p>java.util.concurrent.futur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75" table:style-name="ce2">
            <text:p>17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atch when a grid space contains something</text:p>
          </table:table-cell>
          <table:table-cell office:value-type="string" table:style-name="ce2">
            <text:p>&lt;java&gt;&lt;for-loop&gt;</text:p>
          </table:table-cell>
          <table:table-cell office:value-type="float" office:value="19" table:style-name="ce2">
            <text:p>19</text:p>
          </table:table-cell>
          <table:table-cell office:value-type="float" office:value="0" table:style-name="ce2">
            <text:p>0</text:p>
          </table:table-cell>
          <table:table-cell office:value-type="date" office:date-value="2016-07-19T21:55:35" table:style-name="ce3">
            <text:p>19/07/2016 21:55</text:p>
          </table:table-cell>
          <table:table-cell office:value-type="date" office:date-value="2016-07-19T22:06:22" table:style-name="ce3">
            <text:p>19/07/2016 22:06</text:p>
          </table:table-cell>
          <table:table-cell office:value-type="string" table:style-name="ce2">
            <text:p>java.util.array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76" table:style-name="ce2">
            <text:p>17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eep copy of a generic list</text:p>
          </table:table-cell>
          <table:table-cell office:value-type="string" table:style-name="ce2">
            <text:p>&lt;java&gt;&lt;list&gt;&lt;deep-copy&gt;</text:p>
          </table:table-cell>
          <table:table-cell office:value-type="float" office:value="1669" table:style-name="ce2">
            <text:p>1669</text:p>
          </table:table-cell>
          <table:table-cell office:value-type="float" office:value="0" table:style-name="ce2">
            <text:p>0</text:p>
          </table:table-cell>
          <table:table-cell office:value-type="date" office:date-value="2013-04-20T12:05:55" table:style-name="ce3">
            <text:p>20/04/2013 12:05</text:p>
          </table:table-cell>
          <table:table-cell office:value-type="date" office:date-value="2013-04-20T12:10:10" table:style-name="ce3">
            <text:p>20/04/2013 12:10</text:p>
          </table:table-cell>
          <table:table-cell office:value-type="string" table:style-name="ce2">
            <text:p>java.lang.cloneab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77" table:style-name="ce2">
            <text:p>177</text:p>
          </table:table-cell>
          <table:table-cell office:value-type="float" office:value="13" table:style-name="ce2">
            <text:p>13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How to create a regex for accepting only <text:s/>alphanumeric characters?</text:p>
          </table:table-cell>
          <table:table-cell office:value-type="string" table:style-name="ce2">
            <text:p>&lt;java&gt;&lt;regex&gt;</text:p>
          </table:table-cell>
          <table:table-cell office:value-type="float" office:value="102619" table:style-name="ce2">
            <text:p>102619</text:p>
          </table:table-cell>
          <table:table-cell office:value-type="float" office:value="2" table:style-name="ce2">
            <text:p>2</text:p>
          </table:table-cell>
          <table:table-cell office:value-type="date" office:date-value="2011-05-13T06:47:11" table:style-name="ce3">
            <text:p>13/05/2011 06:47</text:p>
          </table:table-cell>
          <table:table-cell office:value-type="date" office:date-value="2011-05-13T06:49:48" table:style-name="ce3">
            <text:p>13/05/2011 06:49</text:p>
          </table:table-cell>
          <table:table-cell office:value-type="string" table:style-name="ce2">
            <text:p>java.util.regex.patter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78" table:style-name="ce2">
            <text:p>178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onnecting to external mysql database using Java</text:p>
          </table:table-cell>
          <table:table-cell office:value-type="string" table:style-name="ce2">
            <text:p>&lt;java&gt;&lt;mysql&gt;</text:p>
          </table:table-cell>
          <table:table-cell office:value-type="float" office:value="1330" table:style-name="ce2">
            <text:p>1330</text:p>
          </table:table-cell>
          <table:table-cell office:value-type="float" office:value="0" table:style-name="ce2">
            <text:p>0</text:p>
          </table:table-cell>
          <table:table-cell office:value-type="date" office:date-value="2012-02-10T03:04:23" table:style-name="ce3">
            <text:p>10/02/2012 03:04</text:p>
          </table:table-cell>
          <table:table-cell office:value-type="date" office:date-value="2012-02-10T03:15:59" table:style-name="ce3">
            <text:p>10/02/2012 03:15</text:p>
          </table:table-cell>
          <table:table-cell office:value-type="string" table:style-name="ce2">
            <text:p>java.sql.drivermanag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79" table:style-name="ce2">
            <text:p>17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mage transmission over HTTP with Java</text:p>
          </table:table-cell>
          <table:table-cell office:value-type="string" table:style-name="ce2">
            <text:p>&lt;java&gt;&lt;serialization&gt;</text:p>
          </table:table-cell>
          <table:table-cell office:value-type="float" office:value="1936" table:style-name="ce2">
            <text:p>1936</text:p>
          </table:table-cell>
          <table:table-cell office:value-type="float" office:value="1" table:style-name="ce2">
            <text:p>1</text:p>
          </table:table-cell>
          <table:table-cell office:value-type="date" office:date-value="2012-03-03T19:50:34" table:style-name="ce3">
            <text:p>03/03/2012 19:50</text:p>
          </table:table-cell>
          <table:table-cell office:value-type="date" office:date-value="2012-03-03T21:34:14" table:style-name="ce3">
            <text:p>03/03/2012 21:34</text:p>
          </table:table-cell>
          <table:table-cell office:value-type="string" table:style-name="ce2">
            <text:p>javax.imageio.imageio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80" table:style-name="ce2">
            <text:p>180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Any Java Map implementations that allow for conditional insertion similar to STL map::insert?</text:p>
          </table:table-cell>
          <table:table-cell office:value-type="string" table:style-name="ce2">
            <text:p>&lt;java&gt;</text:p>
          </table:table-cell>
          <table:table-cell office:value-type="float" office:value="284" table:style-name="ce2">
            <text:p>284</text:p>
          </table:table-cell>
          <table:table-cell office:value-type="float" office:value="0" table:style-name="ce2">
            <text:p>0</text:p>
          </table:table-cell>
          <table:table-cell office:value-type="date" office:date-value="2012-11-28T23:47:17" table:style-name="ce3">
            <text:p>28/11/2012 23:47</text:p>
          </table:table-cell>
          <table:table-cell office:value-type="date" office:date-value="2012-11-28T23:48:00" table:style-name="ce3">
            <text:p>28/11/2012 23:48</text:p>
          </table:table-cell>
          <table:table-cell office:value-type="string" table:style-name="ce2">
            <text:p>java.util.concurrent.concurrenthashmap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81" table:style-name="ce2">
            <text:p>18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Unload the jdbc sql server drivers</text:p>
          </table:table-cell>
          <table:table-cell office:value-type="string" table:style-name="ce2">
            <text:p>&lt;java&gt;&lt;sql&gt;&lt;jdbc&gt;&lt;drivers&gt;</text:p>
          </table:table-cell>
          <table:table-cell office:value-type="float" office:value="146" table:style-name="ce2">
            <text:p>146</text:p>
          </table:table-cell>
          <table:table-cell office:value-type="float" office:value="0" table:style-name="ce2">
            <text:p>0</text:p>
          </table:table-cell>
          <table:table-cell office:value-type="date" office:date-value="2015-05-28T13:28:34" table:style-name="ce3">
            <text:p>28/05/2015 13:28</text:p>
          </table:table-cell>
          <table:table-cell office:value-type="date" office:date-value="2015-05-28T13:37:24" table:style-name="ce3">
            <text:p>28/05/2015 13:37</text:p>
          </table:table-cell>
          <table:table-cell office:value-type="string" table:style-name="ce2">
            <text:p>java.util.enumera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82" table:style-name="ce2">
            <text:p>18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getFontMetrics() taking 8000ms on first call in Java Applet</text:p>
          </table:table-cell>
          <table:table-cell office:value-type="string" table:style-name="ce2">
            <text:p>&lt;java&gt;&lt;graphics&gt;&lt;applet&gt;&lt;awt&gt;&lt;fontmetrics&gt;</text:p>
          </table:table-cell>
          <table:table-cell office:value-type="float" office:value="616" table:style-name="ce2">
            <text:p>616</text:p>
          </table:table-cell>
          <table:table-cell office:value-type="float" office:value="2" table:style-name="ce2">
            <text:p>2</text:p>
          </table:table-cell>
          <table:table-cell office:value-type="date" office:date-value="2012-06-04T03:33:58" table:style-name="ce3">
            <text:p>04/06/2012 03:33</text:p>
          </table:table-cell>
          <table:table-cell office:value-type="date" office:date-value="2014-05-15T18:31:10" table:style-name="ce3">
            <text:p>15/05/2014 18:31</text:p>
          </table:table-cell>
          <table:table-cell office:value-type="string" table:style-name="ce2">
            <text:p>java.awt.fo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83" table:style-name="ce2">
            <text:p>183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Java BigInteger</text:p>
          </table:table-cell>
          <table:table-cell office:value-type="string" table:style-name="ce2">
            <text:p>&lt;java&gt;&lt;biginteger&gt;</text:p>
          </table:table-cell>
          <table:table-cell office:value-type="float" office:value="5408" table:style-name="ce2">
            <text:p>5408</text:p>
          </table:table-cell>
          <table:table-cell office:value-type="float" office:value="0" table:style-name="ce2">
            <text:p>0</text:p>
          </table:table-cell>
          <table:table-cell office:value-type="date" office:date-value="2012-10-15T03:20:29" table:style-name="ce3">
            <text:p>15/10/2012 03:20</text:p>
          </table:table-cell>
          <table:table-cell office:value-type="date" office:date-value="2012-10-15T03:22:46" table:style-name="ce3">
            <text:p>15/10/2012 03:22</text:p>
          </table:table-cell>
          <table:table-cell office:value-type="string" table:style-name="ce2">
            <text:p>java.math.biginteg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84" table:style-name="ce2">
            <text:p>18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Why cant I change the color of a JButton?</text:p>
          </table:table-cell>
          <table:table-cell office:value-type="string" table:style-name="ce2">
            <text:p>&lt;java&gt;&lt;colors&gt;&lt;jbutton&gt;&lt;foreground&gt;</text:p>
          </table:table-cell>
          <table:table-cell office:value-type="float" office:value="245" table:style-name="ce2">
            <text:p>245</text:p>
          </table:table-cell>
          <table:table-cell office:value-type="float" office:value="0" table:style-name="ce2">
            <text:p>0</text:p>
          </table:table-cell>
          <table:table-cell office:value-type="date" office:date-value="2015-08-20T14:33:07" table:style-name="ce3">
            <text:p>20/08/2015 14:33</text:p>
          </table:table-cell>
          <table:table-cell office:value-type="date" office:date-value="2015-08-20T15:41:02" table:style-name="ce3">
            <text:p>20/08/2015 15:41</text:p>
          </table:table-cell>
          <table:table-cell office:value-type="string" table:style-name="ce2">
            <text:p>javax.swing.jbutt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85" table:style-name="ce2">
            <text:p>18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to ensure synchronization when one thread keeps sending data to another thread?</text:p>
          </table:table-cell>
          <table:table-cell office:value-type="string" table:style-name="ce2">
            <text:p>&lt;java&gt;&lt;android&gt;&lt;multithreading&gt;</text:p>
          </table:table-cell>
          <table:table-cell office:value-type="float" office:value="67" table:style-name="ce2">
            <text:p>67</text:p>
          </table:table-cell>
          <table:table-cell office:value-type="float" office:value="0" table:style-name="ce2">
            <text:p>0</text:p>
          </table:table-cell>
          <table:table-cell office:value-type="date" office:date-value="2014-11-25T14:45:48" table:style-name="ce3">
            <text:p>25/11/2014 14:45</text:p>
          </table:table-cell>
          <table:table-cell office:value-type="date" office:date-value="2014-11-25T14:49:37" table:style-name="ce3">
            <text:p>25/11/2014 14:49</text:p>
          </table:table-cell>
          <table:table-cell office:value-type="string" table:style-name="ce2">
            <text:p>java.util.concurrent.blockingqueu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86" table:style-name="ce2">
            <text:p>186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ow to programmatically control a Java Swing application in a different process?</text:p>
          </table:table-cell>
          <table:table-cell office:value-type="string" table:style-name="ce2">
            <text:p>&lt;java&gt;&lt;swing&gt;&lt;user-interface&gt;</text:p>
          </table:table-cell>
          <table:table-cell office:value-type="float" office:value="745" table:style-name="ce2">
            <text:p>745</text:p>
          </table:table-cell>
          <table:table-cell office:value-type="float" office:value="0" table:style-name="ce2">
            <text:p>0</text:p>
          </table:table-cell>
          <table:table-cell office:value-type="date" office:date-value="2013-03-06T10:17:20" table:style-name="ce3">
            <text:p>06/03/2013 10:17</text:p>
          </table:table-cell>
          <table:table-cell office:value-type="date" office:date-value="2013-03-06T10:22:04" table:style-name="ce3">
            <text:p>06/03/2013 10:22</text:p>
          </table:table-cell>
          <table:table-cell office:value-type="string" table:style-name="ce2">
            <text:p>java.awt.robo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87" table:style-name="ce2">
            <text:p>187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Java DateTime format for this one</text:p>
          </table:table-cell>
          <table:table-cell office:value-type="string" table:style-name="ce2">
            <text:p>&lt;java&gt;&lt;datetime&gt;</text:p>
          </table:table-cell>
          <table:table-cell office:value-type="float" office:value="669" table:style-name="ce2">
            <text:p>669</text:p>
          </table:table-cell>
          <table:table-cell office:value-type="float" office:value="0" table:style-name="ce2">
            <text:p>0</text:p>
          </table:table-cell>
          <table:table-cell office:value-type="date" office:date-value="2012-11-29T06:55:11" table:style-name="ce3">
            <text:p>29/11/2012 06:55</text:p>
          </table:table-cell>
          <table:table-cell office:value-type="date" office:date-value="2012-11-29T07:02:01" table:style-name="ce3">
            <text:p>29/11/2012 07:02</text:p>
          </table:table-cell>
          <table:table-cell office:value-type="string" table:style-name="ce2">
            <text:p>java.text.simpledat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88" table:style-name="ce2">
            <text:p>188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to have scrolling in Java GUI JTextArea with Eclipse?</text:p>
          </table:table-cell>
          <table:table-cell office:value-type="string" table:style-name="ce2">
            <text:p>&lt;java&gt;&lt;swing&gt;&lt;jscrollpane&gt;&lt;jtextarea&gt;</text:p>
          </table:table-cell>
          <table:table-cell office:value-type="float" office:value="1586" table:style-name="ce2">
            <text:p>1586</text:p>
          </table:table-cell>
          <table:table-cell office:value-type="float" office:value="0" table:style-name="ce2">
            <text:p>0</text:p>
          </table:table-cell>
          <table:table-cell office:value-type="date" office:date-value="2013-07-18T04:32:37" table:style-name="ce3">
            <text:p>18/07/2013 04:32</text:p>
          </table:table-cell>
          <table:table-cell office:value-type="date" office:date-value="2013-07-18T04:34:16" table:style-name="ce3">
            <text:p>18/07/2013 04:34</text:p>
          </table:table-cell>
          <table:table-cell office:value-type="string" table:style-name="ce2">
            <text:p>javax.swing.jscrollpan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89" table:style-name="ce2">
            <text:p>189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VM hangs on exit</text:p>
          </table:table-cell>
          <table:table-cell office:value-type="string" table:style-name="ce2">
            <text:p>&lt;java&gt;&lt;windows-8&gt;&lt;jvm&gt;&lt;java-8&gt;&lt;pkcs#11&gt;</text:p>
          </table:table-cell>
          <table:table-cell office:value-type="float" office:value="333" table:style-name="ce2">
            <text:p>333</text:p>
          </table:table-cell>
          <table:table-cell office:value-type="float" office:value="2" table:style-name="ce2">
            <text:p>2</text:p>
          </table:table-cell>
          <table:table-cell office:value-type="date" office:date-value="2015-06-18T09:54:35" table:style-name="ce3">
            <text:p>18/06/2015 09:54</text:p>
          </table:table-cell>
          <table:table-cell office:value-type="date" office:date-value="2015-06-19T14:56:43" table:style-name="ce3">
            <text:p>19/06/2015 14:56</text:p>
          </table:table-cell>
          <table:table-cell office:value-type="string" table:style-name="ce2">
            <text:p>java.lang.runtim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threading <text:s/>suspending multiple other threads while one is running</text:p>
          </table:table-cell>
          <table:table-cell office:value-type="string" table:style-name="ce2">
            <text:p>&lt;java&gt;&lt;multithreading&gt;</text:p>
          </table:table-cell>
          <table:table-cell office:value-type="float" office:value="72" table:style-name="ce2">
            <text:p>72</text:p>
          </table:table-cell>
          <table:table-cell office:value-type="float" office:value="0" table:style-name="ce2">
            <text:p>0</text:p>
          </table:table-cell>
          <table:table-cell office:value-type="date" office:date-value="2014-11-12T20:37:05" table:style-name="ce3">
            <text:p>12/11/2014 20:37</text:p>
          </table:table-cell>
          <table:table-cell office:value-type="date" office:date-value="2014-11-12T20:41:23" table:style-name="ce3">
            <text:p>12/11/2014 20:41</text:p>
          </table:table-cell>
          <table:table-cell office:value-type="string" table:style-name="ce2">
            <text:p>java.util.concurrent.executo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91" table:style-name="ce2">
            <text:p>19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Image doesn't load in jar file</text:p>
          </table:table-cell>
          <table:table-cell office:value-type="string" table:style-name="ce2">
            <text:p>&lt;java&gt;&lt;embedded-resource&gt;&lt;image-loading&gt;</text:p>
          </table:table-cell>
          <table:table-cell office:value-type="float" office:value="398" table:style-name="ce2">
            <text:p>398</text:p>
          </table:table-cell>
          <table:table-cell office:value-type="float" office:value="1" table:style-name="ce2">
            <text:p>1</text:p>
          </table:table-cell>
          <table:table-cell office:value-type="date" office:date-value="2014-01-02T15:40:46" table:style-name="ce3">
            <text:p>02/01/2014 15:40</text:p>
          </table:table-cell>
          <table:table-cell office:value-type="date" office:date-value="2014-01-02T15:44:56" table:style-name="ce3">
            <text:p>02/01/2014 15:44</text:p>
          </table:table-cell>
          <table:table-cell office:value-type="string" table:style-name="ce2">
            <text:p>java.lang.cla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92" table:style-name="ce2">
            <text:p>192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an I do this - if(token[0].equals(("MOVE")|("NOT")|("AND"))</text:p>
          </table:table-cell>
          <table:table-cell office:value-type="string" table:style-name="ce2">
            <text:p>&lt;java&gt;&lt;equals&gt;</text:p>
          </table:table-cell>
          <table:table-cell office:value-type="float" office:value="70" table:style-name="ce2">
            <text:p>70</text:p>
          </table:table-cell>
          <table:table-cell office:value-type="float" office:value="0" table:style-name="ce2">
            <text:p>0</text:p>
          </table:table-cell>
          <table:table-cell office:value-type="date" office:date-value="2013-04-02T02:23:41" table:style-name="ce3">
            <text:p>02/04/2013 02:23</text:p>
          </table:table-cell>
          <table:table-cell office:value-type="date" office:date-value="2013-04-02T02:25:37" table:style-name="ce3">
            <text:p>02/04/2013 02:25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93" table:style-name="ce2">
            <text:p>19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analog setinterval in java</text:p>
          </table:table-cell>
          <table:table-cell office:value-type="string" table:style-name="ce2">
            <text:p>&lt;java&gt;</text:p>
          </table:table-cell>
          <table:table-cell office:value-type="float" office:value="2900" table:style-name="ce2">
            <text:p>2900</text:p>
          </table:table-cell>
          <table:table-cell office:value-type="float" office:value="0" table:style-name="ce2">
            <text:p>0</text:p>
          </table:table-cell>
          <table:table-cell office:value-type="date" office:date-value="2013-11-24T09:04:35" table:style-name="ce3">
            <text:p>24/11/2013 09:04</text:p>
          </table:table-cell>
          <table:table-cell office:value-type="date" office:date-value="2013-11-24T09:07:50" table:style-name="ce3">
            <text:p>24/11/2013 09:07</text:p>
          </table:table-cell>
          <table:table-cell office:value-type="string" table:style-name="ce2">
            <text:p>java.util.tim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94" table:style-name="ce2">
            <text:p>19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can you take an ArrayList of chars and return all those elements from the ArrayList into a String</text:p>
          </table:table-cell>
          <table:table-cell office:value-type="string" table:style-name="ce2">
            <text:p>&lt;java&gt;</text:p>
          </table:table-cell>
          <table:table-cell office:value-type="float" office:value="4827" table:style-name="ce2">
            <text:p>4827</text:p>
          </table:table-cell>
          <table:table-cell office:value-type="float" office:value="0" table:style-name="ce2">
            <text:p>0</text:p>
          </table:table-cell>
          <table:table-cell office:value-type="date" office:date-value="2012-03-12T14:22:19" table:style-name="ce3">
            <text:p>12/03/2012 14:22</text:p>
          </table:table-cell>
          <table:table-cell office:value-type="date" office:date-value="2012-03-12T14:25:08" table:style-name="ce3">
            <text:p>12/03/2012 14:25</text:p>
          </table:table-cell>
          <table:table-cell office:value-type="string" table:style-name="ce2">
            <text:p>java.lang.stringbuild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otSerializableException(UpdateHandler)</text:p>
          </table:table-cell>
          <table:table-cell office:value-type="string" table:style-name="ce2">
            <text:p>&lt;java&gt;&lt;swing&gt;&lt;rmi&gt;&lt;notserializableexception&gt;</text:p>
          </table:table-cell>
          <table:table-cell office:value-type="float" office:value="110" table:style-name="ce2">
            <text:p>110</text:p>
          </table:table-cell>
          <table:table-cell office:value-type="float" office:value="0" table:style-name="ce2">
            <text:p>0</text:p>
          </table:table-cell>
          <table:table-cell office:value-type="date" office:date-value="2015-04-24T12:18:32" table:style-name="ce3">
            <text:p>24/04/2015 12:18</text:p>
          </table:table-cell>
          <table:table-cell office:value-type="date" office:date-value="2015-04-24T12:22:24" table:style-name="ce3">
            <text:p>24/04/2015 12:22</text:p>
          </table:table-cell>
          <table:table-cell office:value-type="string" table:style-name="ce2">
            <text:p>java.io.serializab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96" table:style-name="ce2">
            <text:p>19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onverting Epoch time to date</text:p>
          </table:table-cell>
          <table:table-cell office:value-type="string" table:style-name="ce2">
            <text:p>&lt;java&gt;&lt;android&gt;&lt;epoch&gt;</text:p>
          </table:table-cell>
          <table:table-cell office:value-type="float" office:value="1205" table:style-name="ce2">
            <text:p>1205</text:p>
          </table:table-cell>
          <table:table-cell office:value-type="float" office:value="0" table:style-name="ce2">
            <text:p>0</text:p>
          </table:table-cell>
          <table:table-cell office:value-type="date" office:date-value="2012-03-16T03:19:28" table:style-name="ce3">
            <text:p>16/03/2012 03:19</text:p>
          </table:table-cell>
          <table:table-cell office:value-type="date" office:date-value="2012-03-16T03:47:17" table:style-name="ce3">
            <text:p>16/03/2012 03:47</text:p>
          </table:table-cell>
          <table:table-cell office:value-type="string" table:style-name="ce2">
            <text:p>java.text.simpledat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97" table:style-name="ce2">
            <text:p>197</text:p>
          </table:table-cell>
          <table:table-cell office:value-type="float" office:value="47" table:style-name="ce2">
            <text:p>47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How to write multiple line property value using PropertiesConfiguration?</text:p>
          </table:table-cell>
          <table:table-cell office:value-type="string" table:style-name="ce2">
            <text:p>&lt;java&gt;&lt;properties&gt;&lt;apache-commons-config&gt;</text:p>
          </table:table-cell>
          <table:table-cell office:value-type="float" office:value="33136" table:style-name="ce2">
            <text:p>33136</text:p>
          </table:table-cell>
          <table:table-cell office:value-type="float" office:value="6" table:style-name="ce2">
            <text:p>6</text:p>
          </table:table-cell>
          <table:table-cell office:value-type="date" office:date-value="2012-01-23T17:28:06" table:style-name="ce3">
            <text:p>23/01/2012 17:28</text:p>
          </table:table-cell>
          <table:table-cell office:value-type="date" office:date-value="2012-01-23T21:03:15" table:style-name="ce3">
            <text:p>23/01/2012 21:03</text:p>
          </table:table-cell>
          <table:table-cell office:value-type="string" table:style-name="ce2">
            <text:p>java.util.propertie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merge two sorted lists without repeatedly calling insert function</text:p>
          </table:table-cell>
          <table:table-cell office:value-type="string" table:style-name="ce2">
            <text:p>&lt;java&gt;</text:p>
          </table:table-cell>
          <table:table-cell office:value-type="float" office:value="23" table:style-name="ce2">
            <text:p>23</text:p>
          </table:table-cell>
          <table:table-cell office:value-type="float" office:value="0" table:style-name="ce2">
            <text:p>0</text:p>
          </table:table-cell>
          <table:table-cell office:value-type="date" office:date-value="2015-10-28T00:53:31" table:style-name="ce3">
            <text:p>28/10/2015 00:53</text:p>
          </table:table-cell>
          <table:table-cell office:value-type="date" office:date-value="2015-10-28T00:59:47" table:style-name="ce3">
            <text:p>28/10/2015 00:59</text:p>
          </table:table-cell>
          <table:table-cell office:value-type="string" table:style-name="ce2">
            <text:p>java.util.arrayli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99" table:style-name="ce2">
            <text:p>199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ow do I modify the X-Forwarded-For header in Java?</text:p>
          </table:table-cell>
          <table:table-cell office:value-type="string" table:style-name="ce2">
            <text:p>&lt;java&gt;</text:p>
          </table:table-cell>
          <table:table-cell office:value-type="float" office:value="882" table:style-name="ce2">
            <text:p>882</text:p>
          </table:table-cell>
          <table:table-cell office:value-type="float" office:value="0" table:style-name="ce2">
            <text:p>0</text:p>
          </table:table-cell>
          <table:table-cell office:value-type="date" office:date-value="2012-07-16T23:24:57" table:style-name="ce3">
            <text:p>16/07/2012 23:24</text:p>
          </table:table-cell>
          <table:table-cell office:value-type="date" office:date-value="2012-07-16T23:37:43" table:style-name="ce3">
            <text:p>16/07/2012 23:37</text:p>
          </table:table-cell>
          <table:table-cell office:value-type="string" table:style-name="ce2">
            <text:p>java.net.urlconnec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00" table:style-name="ce2">
            <text:p>200</text:p>
          </table:table-cell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how to get endianess in Java or python?</text:p>
          </table:table-cell>
          <table:table-cell office:value-type="string" table:style-name="ce2">
            <text:p>&lt;java&gt;&lt;python&gt;&lt;c&gt;&lt;endianness&gt;</text:p>
          </table:table-cell>
          <table:table-cell office:value-type="float" office:value="190" table:style-name="ce2">
            <text:p>190</text:p>
          </table:table-cell>
          <table:table-cell office:value-type="float" office:value="0" table:style-name="ce2">
            <text:p>0</text:p>
          </table:table-cell>
          <table:table-cell office:value-type="date" office:date-value="2014-01-24T19:54:07" table:style-name="ce3">
            <text:p>24/01/2014 19:54</text:p>
          </table:table-cell>
          <table:table-cell office:value-type="date" office:date-value="2014-01-24T19:59:08" table:style-name="ce3">
            <text:p>24/01/2014 19:59</text:p>
          </table:table-cell>
          <table:table-cell office:value-type="string" table:style-name="ce2">
            <text:p>java.nio.byteord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01" table:style-name="ce2">
            <text:p>20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oin multiple threads with timeout</text:p>
          </table:table-cell>
          <table:table-cell office:value-type="string" table:style-name="ce2">
            <text:p>&lt;java&gt;&lt;multithreading&gt;</text:p>
          </table:table-cell>
          <table:table-cell office:value-type="float" office:value="82" table:style-name="ce2">
            <text:p>82</text:p>
          </table:table-cell>
          <table:table-cell office:value-type="float" office:value="0" table:style-name="ce2">
            <text:p>0</text:p>
          </table:table-cell>
          <table:table-cell office:value-type="date" office:date-value="2015-05-13T14:54:27" table:style-name="ce3">
            <text:p>13/05/2015 14:54</text:p>
          </table:table-cell>
          <table:table-cell office:value-type="date" office:date-value="2015-05-13T15:09:58" table:style-name="ce3">
            <text:p>13/05/2015 15:09</text:p>
          </table:table-cell>
          <table:table-cell office:value-type="string" table:style-name="ce2">
            <text:p>java.util.concurrent.cyclicbarri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02" table:style-name="ce2">
            <text:p>202</text:p>
          </table:table-cell>
          <table:table-cell office:value-type="float" office:value="18" table:style-name="ce2">
            <text:p>18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HashMaps and Null values?</text:p>
          </table:table-cell>
          <table:table-cell office:value-type="string" table:style-name="ce2">
            <text:p>&lt;java&gt;&lt;null&gt;&lt;hashmap&gt;&lt;hashcode&gt;</text:p>
          </table:table-cell>
          <table:table-cell office:value-type="float" office:value="66266" table:style-name="ce2">
            <text:p>66266</text:p>
          </table:table-cell>
          <table:table-cell office:value-type="float" office:value="1" table:style-name="ce2">
            <text:p>1</text:p>
          </table:table-cell>
          <table:table-cell office:value-type="date" office:date-value="2013-02-26T14:07:13" table:style-name="ce3">
            <text:p>26/02/2013 14:07</text:p>
          </table:table-cell>
          <table:table-cell office:value-type="date" office:date-value="2013-02-26T14:24:56" table:style-name="ce3">
            <text:p>26/02/2013 14:24</text:p>
          </table:table-cell>
          <table:table-cell office:value-type="string" table:style-name="ce2">
            <text:p>java.util.hashmap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03" table:style-name="ce2">
            <text:p>20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mportance of specifying the encoding in getBytes in Java</text:p>
          </table:table-cell>
          <table:table-cell office:value-type="string" table:style-name="ce2">
            <text:p>&lt;java&gt;&lt;string&gt;&lt;character-encoding&gt;&lt;byte&gt;</text:p>
          </table:table-cell>
          <table:table-cell office:value-type="float" office:value="55" table:style-name="ce2">
            <text:p>55</text:p>
          </table:table-cell>
          <table:table-cell office:value-type="float" office:value="0" table:style-name="ce2">
            <text:p>0</text:p>
          </table:table-cell>
          <table:table-cell office:value-type="date" office:date-value="2015-06-28T23:48:17" table:style-name="ce3">
            <text:p>28/06/2015 23:48</text:p>
          </table:table-cell>
          <table:table-cell office:value-type="date" office:date-value="2015-06-29T00:06:45" table:style-name="ce3">
            <text:p>29/06/2015 00:06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04" table:style-name="ce2">
            <text:p>20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stack not following LIFO</text:p>
          </table:table-cell>
          <table:table-cell office:value-type="string" table:style-name="ce2">
            <text:p>&lt;java&gt;&lt;data-structures&gt;&lt;functional-programming&gt;&lt;stack&gt;</text:p>
          </table:table-cell>
          <table:table-cell office:value-type="float" office:value="155" table:style-name="ce2">
            <text:p>155</text:p>
          </table:table-cell>
          <table:table-cell office:value-type="float" office:value="2" table:style-name="ce2">
            <text:p>2</text:p>
          </table:table-cell>
          <table:table-cell office:value-type="date" office:date-value="2014-11-08T16:18:07" table:style-name="ce3">
            <text:p>08/11/2014 16:18</text:p>
          </table:table-cell>
          <table:table-cell office:value-type="date" office:date-value="2014-11-08T16:35:06" table:style-name="ce3">
            <text:p>08/11/2014 16:35</text:p>
          </table:table-cell>
          <table:table-cell office:value-type="string" table:style-name="ce2">
            <text:p>java.util.stack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05" table:style-name="ce2">
            <text:p>205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inding out system RAM via Java</text:p>
          </table:table-cell>
          <table:table-cell office:value-type="string" table:style-name="ce2">
            <text:p>&lt;java&gt;&lt;architecture&gt;&lt;operating-system&gt;</text:p>
          </table:table-cell>
          <table:table-cell office:value-type="float" office:value="822" table:style-name="ce2">
            <text:p>822</text:p>
          </table:table-cell>
          <table:table-cell office:value-type="float" office:value="0" table:style-name="ce2">
            <text:p>0</text:p>
          </table:table-cell>
          <table:table-cell office:value-type="date" office:date-value="2012-02-17T11:02:47" table:style-name="ce3">
            <text:p>17/02/2012 11:02</text:p>
          </table:table-cell>
          <table:table-cell office:value-type="date" office:date-value="2012-02-17T11:06:22" table:style-name="ce3">
            <text:p>17/02/2012 11:06</text:p>
          </table:table-cell>
          <table:table-cell office:value-type="string" table:style-name="ce2">
            <text:p>java.lang.management.memorymxbea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06" table:style-name="ce2">
            <text:p>206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ow can I make this method return an array?</text:p>
          </table:table-cell>
          <table:table-cell office:value-type="string" table:style-name="ce2">
            <text:p>&lt;java&gt;&lt;arrays&gt;&lt;multithreading&gt;</text:p>
          </table:table-cell>
          <table:table-cell office:value-type="float" office:value="107" table:style-name="ce2">
            <text:p>107</text:p>
          </table:table-cell>
          <table:table-cell office:value-type="float" office:value="0" table:style-name="ce2">
            <text:p>0</text:p>
          </table:table-cell>
          <table:table-cell office:value-type="date" office:date-value="2013-04-04T08:25:06" table:style-name="ce3">
            <text:p>04/04/2013 08:25</text:p>
          </table:table-cell>
          <table:table-cell office:value-type="date" office:date-value="2013-04-04T08:28:06" table:style-name="ce3">
            <text:p>04/04/2013 08:28</text:p>
          </table:table-cell>
          <table:table-cell office:value-type="string" table:style-name="ce2">
            <text:p>java.util.concurrent.callab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07" table:style-name="ce2">
            <text:p>207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Java: BigDecimal and Double.NaN</text:p>
          </table:table-cell>
          <table:table-cell office:value-type="string" table:style-name="ce2">
            <text:p>&lt;java&gt;&lt;math&gt;&lt;numbers&gt;&lt;bigdecimal&gt;</text:p>
          </table:table-cell>
          <table:table-cell office:value-type="float" office:value="1850" table:style-name="ce2">
            <text:p>1850</text:p>
          </table:table-cell>
          <table:table-cell office:value-type="float" office:value="0" table:style-name="ce2">
            <text:p>0</text:p>
          </table:table-cell>
          <table:table-cell office:value-type="date" office:date-value="2015-01-21T10:43:26" table:style-name="ce3">
            <text:p>21/01/2015 10:43</text:p>
          </table:table-cell>
          <table:table-cell office:value-type="date" office:date-value="2015-01-21T10:47:40" table:style-name="ce3">
            <text:p>21/01/2015 10:47</text:p>
          </table:table-cell>
          <table:table-cell office:value-type="string" table:style-name="ce2">
            <text:p>java.math.bigdecimal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08" table:style-name="ce2">
            <text:p>208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What is the java keyevent field for question mark?</text:p>
          </table:table-cell>
          <table:table-cell office:value-type="string" table:style-name="ce2">
            <text:p>&lt;java&gt;&lt;keyevent&gt;</text:p>
          </table:table-cell>
          <table:table-cell office:value-type="float" office:value="1323" table:style-name="ce2">
            <text:p>1323</text:p>
          </table:table-cell>
          <table:table-cell office:value-type="float" office:value="1" table:style-name="ce2">
            <text:p>1</text:p>
          </table:table-cell>
          <table:table-cell office:value-type="date" office:date-value="2011-12-05T12:32:18" table:style-name="ce3">
            <text:p>05/12/2011 12:32</text:p>
          </table:table-cell>
          <table:table-cell office:value-type="date" office:date-value="2011-12-05T12:33:55" table:style-name="ce3">
            <text:p>05/12/2011 12:33</text:p>
          </table:table-cell>
          <table:table-cell office:value-type="string" table:style-name="ce2">
            <text:p>java.awt.event.keyeve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09" table:style-name="ce2">
            <text:p>20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write an interceptor which logs the arguments and return value?</text:p>
          </table:table-cell>
          <table:table-cell office:value-type="string" table:style-name="ce2">
            <text:p>&lt;java&gt;&lt;java-ee&gt;&lt;logging&gt;&lt;interceptor&gt;</text:p>
          </table:table-cell>
          <table:table-cell office:value-type="float" office:value="117" table:style-name="ce2">
            <text:p>117</text:p>
          </table:table-cell>
          <table:table-cell office:value-type="float" office:value="0" table:style-name="ce2">
            <text:p>0</text:p>
          </table:table-cell>
          <table:table-cell office:value-type="date" office:date-value="2015-10-21T06:59:39" table:style-name="ce3">
            <text:p>21/10/2015 06:59</text:p>
          </table:table-cell>
          <table:table-cell office:value-type="date" office:date-value="2015-10-28T12:56:33" table:style-name="ce3">
            <text:p>28/10/2015 12:56</text:p>
          </table:table-cell>
          <table:table-cell office:value-type="string" table:style-name="ce2">
            <text:p>java.lang.cla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10" table:style-name="ce2">
            <text:p>210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rectify the 'java.sql.SQLFeatureNotSupportedException' while using the createArrayOf() method</text:p>
          </table:table-cell>
          <table:table-cell office:value-type="string" table:style-name="ce2">
            <text:p>&lt;java&gt;&lt;mysql&gt;&lt;jdbc&gt;</text:p>
          </table:table-cell>
          <table:table-cell office:value-type="float" office:value="4227" table:style-name="ce2">
            <text:p>4227</text:p>
          </table:table-cell>
          <table:table-cell office:value-type="float" office:value="1" table:style-name="ce2">
            <text:p>1</text:p>
          </table:table-cell>
          <table:table-cell office:value-type="date" office:date-value="2013-04-01T13:30:53" table:style-name="ce3">
            <text:p>01/04/2013 13:30</text:p>
          </table:table-cell>
          <table:table-cell office:value-type="date" office:date-value="2013-04-01T13:34:21" table:style-name="ce3">
            <text:p>01/04/2013 13:34</text:p>
          </table:table-cell>
          <table:table-cell office:value-type="string" table:style-name="ce2">
            <text:p>java.sql.sqlfeaturenotsupportedexcep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11" table:style-name="ce2">
            <text:p>21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osition image in a JTextPane (like using setBounds to position JPanel in a JFrame)</text:p>
          </table:table-cell>
          <table:table-cell office:value-type="string" table:style-name="ce2">
            <text:p>&lt;java&gt;&lt;swing&gt;&lt;layout&gt;&lt;awt&gt;&lt;jtextpane&gt;</text:p>
          </table:table-cell>
          <table:table-cell office:value-type="float" office:value="128" table:style-name="ce2">
            <text:p>128</text:p>
          </table:table-cell>
          <table:table-cell office:value-type="float" office:value="0" table:style-name="ce2">
            <text:p>0</text:p>
          </table:table-cell>
          <table:table-cell office:value-type="date" office:date-value="2014-02-10T14:23:02" table:style-name="ce3">
            <text:p>10/02/2014 14:23</text:p>
          </table:table-cell>
          <table:table-cell office:value-type="date" office:date-value="2014-02-10T14:28:47" table:style-name="ce3">
            <text:p>10/02/2014 14:28</text:p>
          </table:table-cell>
          <table:table-cell office:value-type="string" table:style-name="ce2">
            <text:p>java.awt.gridbaglayou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12" table:style-name="ce2">
            <text:p>212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Displaying a string backwards using substring</text:p>
          </table:table-cell>
          <table:table-cell office:value-type="string" table:style-name="ce2">
            <text:p>&lt;java&gt;&lt;substring&gt;</text:p>
          </table:table-cell>
          <table:table-cell office:value-type="float" office:value="7357" table:style-name="ce2">
            <text:p>7357</text:p>
          </table:table-cell>
          <table:table-cell office:value-type="float" office:value="1" table:style-name="ce2">
            <text:p>1</text:p>
          </table:table-cell>
          <table:table-cell office:value-type="date" office:date-value="2012-07-08T08:45:44" table:style-name="ce3">
            <text:p>08/07/2012 08:45</text:p>
          </table:table-cell>
          <table:table-cell office:value-type="date" office:date-value="2012-07-08T08:48:21" table:style-name="ce3">
            <text:p>08/07/2012 08:48</text:p>
          </table:table-cell>
          <table:table-cell office:value-type="string" table:style-name="ce2">
            <text:p>java.lang.stringbuild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13" table:style-name="ce2">
            <text:p>21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on't quite understand JComboBox itemListeners</text:p>
          </table:table-cell>
          <table:table-cell office:value-type="string" table:style-name="ce2">
            <text:p>&lt;java&gt;&lt;swing&gt;&lt;jcombobox&gt;&lt;itemlistener&gt;</text:p>
          </table:table-cell>
          <table:table-cell office:value-type="float" office:value="97" table:style-name="ce2">
            <text:p>97</text:p>
          </table:table-cell>
          <table:table-cell office:value-type="float" office:value="0" table:style-name="ce2">
            <text:p>0</text:p>
          </table:table-cell>
          <table:table-cell office:value-type="date" office:date-value="2012-10-04T01:39:58" table:style-name="ce3">
            <text:p>04/10/2012 01:39</text:p>
          </table:table-cell>
          <table:table-cell office:value-type="date" office:date-value="2012-10-04T01:44:11" table:style-name="ce3">
            <text:p>04/10/2012 01:44</text:p>
          </table:table-cell>
          <table:table-cell office:value-type="string" table:style-name="ce2">
            <text:p>javax.swing.jcombobox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14" table:style-name="ce2">
            <text:p>21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What is the difference between Runtime.exit(0) and System.exit(0) in Java?</text:p>
          </table:table-cell>
          <table:table-cell office:value-type="string" table:style-name="ce2">
            <text:p>&lt;java&gt;&lt;runtime&gt;&lt;system&gt;</text:p>
          </table:table-cell>
          <table:table-cell office:value-type="float" office:value="2211" table:style-name="ce2">
            <text:p>2211</text:p>
          </table:table-cell>
          <table:table-cell office:value-type="float" office:value="0" table:style-name="ce2">
            <text:p>0</text:p>
          </table:table-cell>
          <table:table-cell office:value-type="date" office:date-value="2012-04-25T10:22:38" table:style-name="ce3">
            <text:p>25/04/2012 10:22</text:p>
          </table:table-cell>
          <table:table-cell office:value-type="date" office:date-value="2012-04-25T10:24:03" table:style-name="ce3">
            <text:p>25/04/2012 10:24</text:p>
          </table:table-cell>
          <table:table-cell office:value-type="string" table:style-name="ce2">
            <text:p>java.lang.syste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15" table:style-name="ce2">
            <text:p>21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re there any Java APIs for for planning or say creating time table</text:p>
          </table:table-cell>
          <table:table-cell office:value-type="string" table:style-name="ce2">
            <text:p>&lt;java&gt;&lt;task&gt;&lt;schedule&gt;&lt;timetable&gt;</text:p>
          </table:table-cell>
          <table:table-cell office:value-type="float" office:value="213" table:style-name="ce2">
            <text:p>213</text:p>
          </table:table-cell>
          <table:table-cell office:value-type="float" office:value="0" table:style-name="ce2">
            <text:p>0</text:p>
          </table:table-cell>
          <table:table-cell office:value-type="date" office:date-value="2015-04-17T08:00:17" table:style-name="ce3">
            <text:p>17/04/2015 08:00</text:p>
          </table:table-cell>
          <table:table-cell office:value-type="date" office:date-value="2015-04-17T08:35:44" table:style-name="ce3">
            <text:p>17/04/2015 08:35</text:p>
          </table:table-cell>
          <table:table-cell office:value-type="string" table:style-name="ce2">
            <text:p>java.util.concurrent.scheduledexecutorservic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16" table:style-name="ce2">
            <text:p>21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GroupLayout not functioning as expected</text:p>
          </table:table-cell>
          <table:table-cell office:value-type="string" table:style-name="ce2">
            <text:p>&lt;java&gt;&lt;swing&gt;&lt;layout-manager&gt;&lt;jcomponent&gt;&lt;grouplayout&gt;</text:p>
          </table:table-cell>
          <table:table-cell office:value-type="float" office:value="237" table:style-name="ce2">
            <text:p>237</text:p>
          </table:table-cell>
          <table:table-cell office:value-type="float" office:value="0" table:style-name="ce2">
            <text:p>0</text:p>
          </table:table-cell>
          <table:table-cell office:value-type="date" office:date-value="2013-02-06T14:08:28" table:style-name="ce3">
            <text:p>06/02/2013 14:08</text:p>
          </table:table-cell>
          <table:table-cell office:value-type="date" office:date-value="2013-02-06T14:40:19" table:style-name="ce3">
            <text:p>06/02/2013 14:40</text:p>
          </table:table-cell>
          <table:table-cell office:value-type="string" table:style-name="ce2">
            <text:p>javax.swing.jcompone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17" table:style-name="ce2">
            <text:p>217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nqueue <text:s/>dequeue and viewqueue in java</text:p>
          </table:table-cell>
          <table:table-cell office:value-type="string" table:style-name="ce2">
            <text:p>&lt;java&gt;&lt;queue&gt;</text:p>
          </table:table-cell>
          <table:table-cell office:value-type="float" office:value="21094" table:style-name="ce2">
            <text:p>21094</text:p>
          </table:table-cell>
          <table:table-cell office:value-type="float" office:value="0" table:style-name="ce2">
            <text:p>0</text:p>
          </table:table-cell>
          <table:table-cell office:value-type="date" office:date-value="2013-07-09T12:27:30" table:style-name="ce3">
            <text:p>09/07/2013 12:27</text:p>
          </table:table-cell>
          <table:table-cell office:value-type="date" office:date-value="2013-07-09T12:31:23" table:style-name="ce3">
            <text:p>09/07/2013 12:31</text:p>
          </table:table-cell>
          <table:table-cell office:value-type="string" table:style-name="ce2">
            <text:p>java.util.queu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18" table:style-name="ce2">
            <text:p>218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Java Valid Date Leap Year</text:p>
          </table:table-cell>
          <table:table-cell office:value-type="string" table:style-name="ce2">
            <text:p>&lt;java&gt;&lt;date&gt;&lt;calendar&gt;</text:p>
          </table:table-cell>
          <table:table-cell office:value-type="float" office:value="3547" table:style-name="ce2">
            <text:p>3547</text:p>
          </table:table-cell>
          <table:table-cell office:value-type="float" office:value="1" table:style-name="ce2">
            <text:p>1</text:p>
          </table:table-cell>
          <table:table-cell office:value-type="date" office:date-value="2013-09-04T07:15:40" table:style-name="ce3">
            <text:p>04/09/2013 07:15</text:p>
          </table:table-cell>
          <table:table-cell office:value-type="date" office:date-value="2013-09-04T07:21:23" table:style-name="ce3">
            <text:p>04/09/2013 07:21</text:p>
          </table:table-cell>
          <table:table-cell office:value-type="string" table:style-name="ce2">
            <text:p>java.util.gregoriancalenda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19" table:style-name="ce2">
            <text:p>219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ow to stop a process start by ProcessBuilder in java</text:p>
          </table:table-cell>
          <table:table-cell office:value-type="string" table:style-name="ce2">
            <text:p>&lt;java&gt;&lt;scala&gt;</text:p>
          </table:table-cell>
          <table:table-cell office:value-type="float" office:value="259" table:style-name="ce2">
            <text:p>259</text:p>
          </table:table-cell>
          <table:table-cell office:value-type="float" office:value="0" table:style-name="ce2">
            <text:p>0</text:p>
          </table:table-cell>
          <table:table-cell office:value-type="date" office:date-value="2016-01-02T10:56:06" table:style-name="ce3">
            <text:p>02/01/2016 10:56</text:p>
          </table:table-cell>
          <table:table-cell office:value-type="date" office:date-value="2016-01-02T11:07:15" table:style-name="ce3">
            <text:p>02/01/2016 11:07</text:p>
          </table:table-cell>
          <table:table-cell office:value-type="string" table:style-name="ce2">
            <text:p>java.lang.proce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20" table:style-name="ce2">
            <text:p>22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can I convert a wav file in java</text:p>
          </table:table-cell>
          <table:table-cell office:value-type="string" table:style-name="ce2">
            <text:p>&lt;java&gt;&lt;audioformat&gt;</text:p>
          </table:table-cell>
          <table:table-cell office:value-type="float" office:value="1766" table:style-name="ce2">
            <text:p>1766</text:p>
          </table:table-cell>
          <table:table-cell office:value-type="float" office:value="0" table:style-name="ce2">
            <text:p>0</text:p>
          </table:table-cell>
          <table:table-cell office:value-type="date" office:date-value="2012-09-25T16:12:22" table:style-name="ce3">
            <text:p>25/09/2012 16:12</text:p>
          </table:table-cell>
          <table:table-cell office:value-type="date" office:date-value="2012-09-25T17:01:36" table:style-name="ce3">
            <text:p>25/09/2012 17:01</text:p>
          </table:table-cell>
          <table:table-cell office:value-type="string" table:style-name="ce2">
            <text:p>javax.sound.sampled.audiosyste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21" table:style-name="ce2">
            <text:p>22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Error Timestamp format must be yyyy-mm-dd hh:mm:ss[.fffffffff] while saving timestamp into databse</text:p>
          </table:table-cell>
          <table:table-cell office:value-type="string" table:style-name="ce2">
            <text:p>&lt;java&gt;&lt;database&gt;&lt;calendar&gt;&lt;timestamp&gt;&lt;simpledateformat&gt;</text:p>
          </table:table-cell>
          <table:table-cell office:value-type="float" office:value="11298" table:style-name="ce2">
            <text:p>11298</text:p>
          </table:table-cell>
          <table:table-cell office:value-type="float" office:value="0" table:style-name="ce2">
            <text:p>0</text:p>
          </table:table-cell>
          <table:table-cell office:value-type="date" office:date-value="2014-10-13T16:38:06" table:style-name="ce3">
            <text:p>13/10/2014 16:38</text:p>
          </table:table-cell>
          <table:table-cell office:value-type="date" office:date-value="2014-10-13T16:44:50" table:style-name="ce3">
            <text:p>13/10/2014 16:44</text:p>
          </table:table-cell>
          <table:table-cell office:value-type="string" table:style-name="ce2">
            <text:p>java.text.simpledat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22" table:style-name="ce2">
            <text:p>222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I/O: Ensure a file is not locked by another process before any r/w operation</text:p>
          </table:table-cell>
          <table:table-cell office:value-type="string" table:style-name="ce2">
            <text:p>&lt;java&gt;&lt;locking&gt;&lt;nio&gt;&lt;nio2&gt;&lt;watchservice&gt;</text:p>
          </table:table-cell>
          <table:table-cell office:value-type="float" office:value="3183" table:style-name="ce2">
            <text:p>3183</text:p>
          </table:table-cell>
          <table:table-cell office:value-type="float" office:value="0" table:style-name="ce2">
            <text:p>0</text:p>
          </table:table-cell>
          <table:table-cell office:value-type="date" office:date-value="2012-01-10T11:21:59" table:style-name="ce3">
            <text:p>10/01/2012 11:21</text:p>
          </table:table-cell>
          <table:table-cell office:value-type="date" office:date-value="2012-01-10T11:25:10" table:style-name="ce3">
            <text:p>10/01/2012 11:25</text:p>
          </table:table-cell>
          <table:table-cell office:value-type="string" table:style-name="ce2">
            <text:p>java.nio.channels.filechannel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23" table:style-name="ce2">
            <text:p>22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lay! framework fetch full page contents</text:p>
          </table:table-cell>
          <table:table-cell office:value-type="string" table:style-name="ce2">
            <text:p>&lt;java&gt;&lt;playframework&gt;&lt;web-scraping&gt;</text:p>
          </table:table-cell>
          <table:table-cell office:value-type="float" office:value="232" table:style-name="ce2">
            <text:p>232</text:p>
          </table:table-cell>
          <table:table-cell office:value-type="float" office:value="0" table:style-name="ce2">
            <text:p>0</text:p>
          </table:table-cell>
          <table:table-cell office:value-type="date" office:date-value="2012-08-13T21:30:51" table:style-name="ce3">
            <text:p>13/08/2012 21:30</text:p>
          </table:table-cell>
          <table:table-cell office:value-type="date" office:date-value="2012-08-14T05:20:39" table:style-name="ce3">
            <text:p>14/08/2012 05:20</text:p>
          </table:table-cell>
          <table:table-cell office:value-type="string" table:style-name="ce2">
            <text:p>java.net.url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24" table:style-name="ce2">
            <text:p>22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to load an internet inputstream faster?</text:p>
          </table:table-cell>
          <table:table-cell office:value-type="string" table:style-name="ce2">
            <text:p>&lt;java&gt;&lt;android&gt;&lt;inputstream&gt;&lt;httpresponse&gt;</text:p>
          </table:table-cell>
          <table:table-cell office:value-type="float" office:value="100" table:style-name="ce2">
            <text:p>100</text:p>
          </table:table-cell>
          <table:table-cell office:value-type="float" office:value="0" table:style-name="ce2">
            <text:p>0</text:p>
          </table:table-cell>
          <table:table-cell office:value-type="date" office:date-value="2013-04-17T18:55:00" table:style-name="ce3">
            <text:p>17/04/2013 18:55</text:p>
          </table:table-cell>
          <table:table-cell office:value-type="date" office:date-value="2013-04-17T19:14:32" table:style-name="ce3">
            <text:p>17/04/2013 19:14</text:p>
          </table:table-cell>
          <table:table-cell office:value-type="string" table:style-name="ce2">
            <text:p>java.util.zip.gzipinputstrea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25" table:style-name="ce2">
            <text:p>225</text:p>
          </table:table-cell>
          <table:table-cell office:value-type="float" office:value="6" table:style-name="ce2">
            <text:p>6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Java animation stutters when not moving mouse cursor</text:p>
          </table:table-cell>
          <table:table-cell office:value-type="string" table:style-name="ce2">
            <text:p>&lt;java&gt;&lt;swing&gt;&lt;animation&gt;</text:p>
          </table:table-cell>
          <table:table-cell office:value-type="float" office:value="880" table:style-name="ce2">
            <text:p>880</text:p>
          </table:table-cell>
          <table:table-cell office:value-type="float" office:value="4" table:style-name="ce2">
            <text:p>4</text:p>
          </table:table-cell>
          <table:table-cell office:value-type="date" office:date-value="2013-10-20T16:49:40" table:style-name="ce3">
            <text:p>20/10/2013 16:49</text:p>
          </table:table-cell>
          <table:table-cell office:value-type="date" office:date-value="2014-10-15T17:09:05" table:style-name="ce3">
            <text:p>15/10/2014 17:09</text:p>
          </table:table-cell>
          <table:table-cell office:value-type="string" table:style-name="ce2">
            <text:p>java.awt.toolki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26" table:style-name="ce2">
            <text:p>22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isEmpty or "".equals for performance</text:p>
          </table:table-cell>
          <table:table-cell office:value-type="string" table:style-name="ce2">
            <text:p>&lt;java&gt;&lt;performance&gt;</text:p>
          </table:table-cell>
          <table:table-cell office:value-type="float" office:value="154" table:style-name="ce2">
            <text:p>154</text:p>
          </table:table-cell>
          <table:table-cell office:value-type="float" office:value="1" table:style-name="ce2">
            <text:p>1</text:p>
          </table:table-cell>
          <table:table-cell office:value-type="date" office:date-value="2015-07-21T08:00:38" table:style-name="ce3">
            <text:p>21/07/2015 08:00</text:p>
          </table:table-cell>
          <table:table-cell office:value-type="date" office:date-value="2015-07-21T08:08:21" table:style-name="ce3">
            <text:p>21/07/2015 08:08</text:p>
          </table:table-cell>
          <table:table-cell office:value-type="string" table:style-name="ce2">
            <text:p>java.util.object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27" table:style-name="ce2">
            <text:p>227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directory to string <text:s/>java</text:p>
          </table:table-cell>
          <table:table-cell office:value-type="string" table:style-name="ce2">
            <text:p>&lt;java&gt;&lt;directory&gt;</text:p>
          </table:table-cell>
          <table:table-cell office:value-type="float" office:value="51" table:style-name="ce2">
            <text:p>51</text:p>
          </table:table-cell>
          <table:table-cell office:value-type="float" office:value="0" table:style-name="ce2">
            <text:p>0</text:p>
          </table:table-cell>
          <table:table-cell office:value-type="date" office:date-value="2013-12-08T18:41:34" table:style-name="ce3">
            <text:p>08/12/2013 18:41</text:p>
          </table:table-cell>
          <table:table-cell office:value-type="date" office:date-value="2013-12-08T18:47:21" table:style-name="ce3">
            <text:p>08/12/2013 18:47</text:p>
          </table:table-cell>
          <table:table-cell office:value-type="string" table:style-name="ce2">
            <text:p>java.io.fi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28" table:style-name="ce2">
            <text:p>228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view jar file through java code</text:p>
          </table:table-cell>
          <table:table-cell office:value-type="string" table:style-name="ce2">
            <text:p>&lt;java&gt;&lt;jar&gt;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date" office:date-value="2012-09-20T13:10:33" table:style-name="ce3">
            <text:p>20/09/2012 13:10</text:p>
          </table:table-cell>
          <table:table-cell office:value-type="date" office:date-value="2012-09-20T13:15:08" table:style-name="ce3">
            <text:p>20/09/2012 13:15</text:p>
          </table:table-cell>
          <table:table-cell office:value-type="string" table:style-name="ce2">
            <text:p>java.util.jar.jarfi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29" table:style-name="ce2">
            <text:p>229</text:p>
          </table:table-cell>
          <table:table-cell office:value-type="float" office:value="8" table:style-name="ce2">
            <text:p>8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Check if process is running on windows/linux</text:p>
          </table:table-cell>
          <table:table-cell office:value-type="string" table:style-name="ce2">
            <text:p>&lt;java&gt;&lt;process&gt;</text:p>
          </table:table-cell>
          <table:table-cell office:value-type="float" office:value="15427" table:style-name="ce2">
            <text:p>15427</text:p>
          </table:table-cell>
          <table:table-cell office:value-type="float" office:value="3" table:style-name="ce2">
            <text:p>3</text:p>
          </table:table-cell>
          <table:table-cell office:value-type="date" office:date-value="2011-04-27T04:38:58" table:style-name="ce3">
            <text:p>27/04/2011 04:38</text:p>
          </table:table-cell>
          <table:table-cell office:value-type="date" office:date-value="2013-03-28T12:46:42" table:style-name="ce3">
            <text:p>28/03/2013 12:46</text:p>
          </table:table-cell>
          <table:table-cell office:value-type="string" table:style-name="ce2">
            <text:p>java.lang.proce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30" table:style-name="ce2">
            <text:p>230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Get running file name in Java?</text:p>
          </table:table-cell>
          <table:table-cell office:value-type="string" table:style-name="ce2">
            <text:p>&lt;java&gt;&lt;file&gt;&lt;absolute-path&gt;</text:p>
          </table:table-cell>
          <table:table-cell office:value-type="float" office:value="3022" table:style-name="ce2">
            <text:p>3022</text:p>
          </table:table-cell>
          <table:table-cell office:value-type="float" office:value="1" table:style-name="ce2">
            <text:p>1</text:p>
          </table:table-cell>
          <table:table-cell office:value-type="date" office:date-value="2012-01-12T09:31:10" table:style-name="ce3">
            <text:p>12/01/2012 09:31</text:p>
          </table:table-cell>
          <table:table-cell office:value-type="date" office:date-value="2012-01-12T09:40:59" table:style-name="ce3">
            <text:p>12/01/2012 09:40</text:p>
          </table:table-cell>
          <table:table-cell office:value-type="string" table:style-name="ce2">
            <text:p>java.lang.class</text:p>
          </table:table-cell>
          <table:table-cell office:value-type="string" table:style-name="ce2">
            <text:p>java.security.protectiondomain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231" table:style-name="ce2">
            <text:p>23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onochrome grayscale image <text:s/>get the intensity of a pixel</text:p>
          </table:table-cell>
          <table:table-cell office:value-type="string" table:style-name="ce2">
            <text:p>&lt;java&gt;&lt;image-processing&gt;&lt;pixel&gt;&lt;grayscale&gt;</text:p>
          </table:table-cell>
          <table:table-cell office:value-type="float" office:value="1808" table:style-name="ce2">
            <text:p>1808</text:p>
          </table:table-cell>
          <table:table-cell office:value-type="float" office:value="0" table:style-name="ce2">
            <text:p>0</text:p>
          </table:table-cell>
          <table:table-cell office:value-type="date" office:date-value="2013-09-12T07:35:51" table:style-name="ce3">
            <text:p>12/09/2013 07:35</text:p>
          </table:table-cell>
          <table:table-cell office:value-type="date" office:date-value="2013-09-12T07:50:51" table:style-name="ce3">
            <text:p>12/09/2013 07:50</text:p>
          </table:table-cell>
          <table:table-cell office:value-type="string" table:style-name="ce2">
            <text:p>java.awt.image.bufferedimage</text:p>
          </table:table-cell>
          <table:table-cell office:value-type="string" table:style-name="ce2">
            <text:p>javax.imageio.imageio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232" table:style-name="ce2">
            <text:p>23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'm trying to create a triangle with java</text:p>
          </table:table-cell>
          <table:table-cell office:value-type="string" table:style-name="ce2">
            <text:p>&lt;java&gt;&lt;geometry&gt;&lt;height&gt;&lt;width&gt;</text:p>
          </table:table-cell>
          <table:table-cell office:value-type="float" office:value="472" table:style-name="ce2">
            <text:p>472</text:p>
          </table:table-cell>
          <table:table-cell office:value-type="float" office:value="1" table:style-name="ce2">
            <text:p>1</text:p>
          </table:table-cell>
          <table:table-cell office:value-type="date" office:date-value="2012-05-29T21:22:43" table:style-name="ce3">
            <text:p>29/05/2012 21:22</text:p>
          </table:table-cell>
          <table:table-cell office:value-type="date" office:date-value="2012-05-29T21:29:28" table:style-name="ce3">
            <text:p>29/05/2012 21:29</text:p>
          </table:table-cell>
          <table:table-cell office:value-type="string" table:style-name="ce2">
            <text:p>java.awt.geom.area</text:p>
          </table:table-cell>
          <table:table-cell office:value-type="string" table:style-name="ce2">
            <text:p>java.awt.graphics2d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233" table:style-name="ce2">
            <text:p>233</text:p>
          </table:table-cell>
          <table:table-cell office:value-type="float" office:value="4" table:style-name="ce2">
            <text:p>4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Integer vs. String decision making in Java</text:p>
          </table:table-cell>
          <table:table-cell office:value-type="string" table:style-name="ce2">
            <text:p>&lt;java&gt;&lt;string&gt;&lt;integer&gt;</text:p>
          </table:table-cell>
          <table:table-cell office:value-type="float" office:value="268" table:style-name="ce2">
            <text:p>268</text:p>
          </table:table-cell>
          <table:table-cell office:value-type="float" office:value="0" table:style-name="ce2">
            <text:p>0</text:p>
          </table:table-cell>
          <table:table-cell office:value-type="date" office:date-value="2012-04-07T07:27:52" table:style-name="ce3">
            <text:p>07/04/2012 07:27</text:p>
          </table:table-cell>
          <table:table-cell office:value-type="date" office:date-value="2012-04-07T07:36:09" table:style-name="ce3">
            <text:p>07/04/2012 07:36</text:p>
          </table:table-cell>
          <table:table-cell office:value-type="string" table:style-name="ce2">
            <text:p>java.util.regex.pattern</text:p>
          </table:table-cell>
          <table:table-cell office:value-type="string" table:style-name="ce2">
            <text:p>java.util.regex.matcher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234" table:style-name="ce2">
            <text:p>23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- Reading file chunk by chunk</text:p>
          </table:table-cell>
          <table:table-cell office:value-type="string" table:style-name="ce2">
            <text:p>&lt;java&gt;&lt;io&gt;&lt;fileinputstream&gt;&lt;http-chunked&gt;</text:p>
          </table:table-cell>
          <table:table-cell office:value-type="float" office:value="10420" table:style-name="ce2">
            <text:p>10420</text:p>
          </table:table-cell>
          <table:table-cell office:value-type="float" office:value="0" table:style-name="ce2">
            <text:p>0</text:p>
          </table:table-cell>
          <table:table-cell office:value-type="date" office:date-value="2012-06-19T22:01:52" table:style-name="ce3">
            <text:p>19/06/2012 22:01</text:p>
          </table:table-cell>
          <table:table-cell office:value-type="date" office:date-value="2012-06-19T22:10:42" table:style-name="ce3">
            <text:p>19/06/2012 22:10</text:p>
          </table:table-cell>
          <table:table-cell office:value-type="string" table:style-name="ce2">
            <text:p>java.io.fileinputstrea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35" table:style-name="ce2">
            <text:p>235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expire all active sessions at the same time <text:s/>daily</text:p>
          </table:table-cell>
          <table:table-cell office:value-type="string" table:style-name="ce2">
            <text:p>&lt;java&gt;&lt;jsp&gt;&lt;session&gt;&lt;servlets&gt;</text:p>
          </table:table-cell>
          <table:table-cell office:value-type="float" office:value="244" table:style-name="ce2">
            <text:p>244</text:p>
          </table:table-cell>
          <table:table-cell office:value-type="float" office:value="0" table:style-name="ce2">
            <text:p>0</text:p>
          </table:table-cell>
          <table:table-cell office:value-type="date" office:date-value="2012-12-11T09:46:10" table:style-name="ce3">
            <text:p>11/12/2012 09:46</text:p>
          </table:table-cell>
          <table:table-cell office:value-type="date" office:date-value="2012-12-11T10:17:51" table:style-name="ce3">
            <text:p>11/12/2012 10:17</text:p>
          </table:table-cell>
          <table:table-cell office:value-type="string" table:style-name="ce2">
            <text:p>java.util.timertask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36" table:style-name="ce2">
            <text:p>236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Is there a upper limit on stack frame size</text:p>
          </table:table-cell>
          <table:table-cell office:value-type="string" table:style-name="ce2">
            <text:p>&lt;java&gt;&lt;jvm&gt;&lt;stack&gt;&lt;heap&gt;&lt;out-of-memory&gt;</text:p>
          </table:table-cell>
          <table:table-cell office:value-type="float" office:value="595" table:style-name="ce2">
            <text:p>595</text:p>
          </table:table-cell>
          <table:table-cell office:value-type="float" office:value="0" table:style-name="ce2">
            <text:p>0</text:p>
          </table:table-cell>
          <table:table-cell office:value-type="date" office:date-value="2013-10-25T06:02:04" table:style-name="ce3">
            <text:p>25/10/2013 06:02</text:p>
          </table:table-cell>
          <table:table-cell office:value-type="date" office:date-value="2013-10-25T06:05:46" table:style-name="ce3">
            <text:p>25/10/2013 06:05</text:p>
          </table:table-cell>
          <table:table-cell office:value-type="string" table:style-name="ce2">
            <text:p>java.lang.stackoverflowerro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37" table:style-name="ce2">
            <text:p>237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Getting back data from JList</text:p>
          </table:table-cell>
          <table:table-cell office:value-type="string" table:style-name="ce2">
            <text:p>&lt;java&gt;&lt;swing&gt;&lt;jlist&gt;</text:p>
          </table:table-cell>
          <table:table-cell office:value-type="float" office:value="10834" table:style-name="ce2">
            <text:p>10834</text:p>
          </table:table-cell>
          <table:table-cell office:value-type="float" office:value="1" table:style-name="ce2">
            <text:p>1</text:p>
          </table:table-cell>
          <table:table-cell office:value-type="date" office:date-value="2013-03-22T10:59:03" table:style-name="ce3">
            <text:p>22/03/2013 10:59</text:p>
          </table:table-cell>
          <table:table-cell office:value-type="date" office:date-value="2013-03-22T11:02:26" table:style-name="ce3">
            <text:p>22/03/2013 11:02</text:p>
          </table:table-cell>
          <table:table-cell office:value-type="string" table:style-name="ce2">
            <text:p>javax.swing.jlist</text:p>
          </table:table-cell>
          <table:table-cell office:value-type="string" table:style-name="ce2">
            <text:p>javax.swing.listmodel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238" table:style-name="ce2">
            <text:p>238</text:p>
          </table:table-cell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Multiple flags in one int value</text:p>
          </table:table-cell>
          <table:table-cell office:value-type="string" table:style-name="ce2">
            <text:p>&lt;java&gt;&lt;eclipse&gt;</text:p>
          </table:table-cell>
          <table:table-cell office:value-type="float" office:value="1338" table:style-name="ce2">
            <text:p>1338</text:p>
          </table:table-cell>
          <table:table-cell office:value-type="float" office:value="3" table:style-name="ce2">
            <text:p>3</text:p>
          </table:table-cell>
          <table:table-cell office:value-type="date" office:date-value="2009-06-18T08:26:57" table:style-name="ce3">
            <text:p>18/06/2009 08:26</text:p>
          </table:table-cell>
          <table:table-cell office:value-type="date" office:date-value="2009-06-18T08:30:05" table:style-name="ce3">
            <text:p>18/06/2009 08:30</text:p>
          </table:table-cell>
          <table:table-cell office:value-type="string" table:style-name="ce2">
            <text:p>java.lang.enum</text:p>
          </table:table-cell>
          <table:table-cell office:value-type="string" table:style-name="ce2">
            <text:p>java.util.enumset</text:p>
          </table:table-cell>
          <table:table-cell office:value-type="string" table:style-name="ce2">
            <text:p>java.util.enummap</text:p>
          </table:table-cell>
          <table:table-cell table:style-name="ce2"/>
          <table:table-cell table:number-columns-repeated="16371"/>
        </table:table-row>
        <table:table-row table:style-name="ro1">
          <table:table-cell office:value-type="float" office:value="239" table:style-name="ce2">
            <text:p>239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Java getName of obj that activated MouseListener</text:p>
          </table:table-cell>
          <table:table-cell office:value-type="string" table:style-name="ce2">
            <text:p>&lt;java&gt;&lt;swing&gt;&lt;jlabel&gt;&lt;mouselistener&gt;</text:p>
          </table:table-cell>
          <table:table-cell office:value-type="float" office:value="166" table:style-name="ce2">
            <text:p>166</text:p>
          </table:table-cell>
          <table:table-cell office:value-type="float" office:value="0" table:style-name="ce2">
            <text:p>0</text:p>
          </table:table-cell>
          <table:table-cell office:value-type="date" office:date-value="2014-01-22T15:53:07" table:style-name="ce3">
            <text:p>22/01/2014 15:53</text:p>
          </table:table-cell>
          <table:table-cell office:value-type="date" office:date-value="2014-01-22T15:57:56" table:style-name="ce3">
            <text:p>22/01/2014 15:57</text:p>
          </table:table-cell>
          <table:table-cell office:value-type="string" table:style-name="ce2">
            <text:p>java.util.eventobject</text:p>
          </table:table-cell>
          <table:table-cell office:value-type="string" table:style-name="ce2">
            <text:p>java.awt.component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240" table:style-name="ce2">
            <text:p>240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Delimiter in Scanner Java confusion</text:p>
          </table:table-cell>
          <table:table-cell office:value-type="string" table:style-name="ce2">
            <text:p>&lt;java&gt;&lt;java.util.scanner&gt;</text:p>
          </table:table-cell>
          <table:table-cell office:value-type="float" office:value="15548" table:style-name="ce2">
            <text:p>15548</text:p>
          </table:table-cell>
          <table:table-cell office:value-type="float" office:value="0" table:style-name="ce2">
            <text:p>0</text:p>
          </table:table-cell>
          <table:table-cell office:value-type="date" office:date-value="2013-11-06T17:42:51" table:style-name="ce3">
            <text:p>06/11/2013 17:42</text:p>
          </table:table-cell>
          <table:table-cell office:value-type="date" office:date-value="2013-11-06T17:59:06" table:style-name="ce3">
            <text:p>06/11/2013 17:59</text:p>
          </table:table-cell>
          <table:table-cell office:value-type="string" table:style-name="ce2">
            <text:p>java.util.scann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41" table:style-name="ce2">
            <text:p>241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Why does ArrayList implement RandomAccess Interface?</text:p>
          </table:table-cell>
          <table:table-cell office:value-type="string" table:style-name="ce2">
            <text:p>&lt;java&gt;&lt;collections&gt;</text:p>
          </table:table-cell>
          <table:table-cell office:value-type="float" office:value="9588" table:style-name="ce2">
            <text:p>9588</text:p>
          </table:table-cell>
          <table:table-cell office:value-type="float" office:value="1" table:style-name="ce2">
            <text:p>1</text:p>
          </table:table-cell>
          <table:table-cell office:value-type="date" office:date-value="2014-01-01T15:11:05" table:style-name="ce3">
            <text:p>01/01/2014 15:11</text:p>
          </table:table-cell>
          <table:table-cell office:value-type="date" office:date-value="2014-01-01T15:12:56" table:style-name="ce3">
            <text:p>01/01/2014 15:12</text:p>
          </table:table-cell>
          <table:table-cell office:value-type="string" table:style-name="ce2">
            <text:p>java.util.randomaccess</text:p>
          </table:table-cell>
          <table:table-cell office:value-type="string" table:style-name="ce2">
            <text:p>java.util.arraylist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242" table:style-name="ce2">
            <text:p>24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java.util.logging.logger. Using array objects as arguments</text:p>
          </table:table-cell>
          <table:table-cell office:value-type="string" table:style-name="ce2">
            <text:p>&lt;java&gt;&lt;logging&gt;</text:p>
          </table:table-cell>
          <table:table-cell office:value-type="float" office:value="294" table:style-name="ce2">
            <text:p>294</text:p>
          </table:table-cell>
          <table:table-cell office:value-type="float" office:value="0" table:style-name="ce2">
            <text:p>0</text:p>
          </table:table-cell>
          <table:table-cell office:value-type="date" office:date-value="2013-12-23T18:27:01" table:style-name="ce3">
            <text:p>23/12/2013 18:27</text:p>
          </table:table-cell>
          <table:table-cell office:value-type="date" office:date-value="2013-12-23T18:58:32" table:style-name="ce3">
            <text:p>23/12/2013 18:58</text:p>
          </table:table-cell>
          <table:table-cell office:value-type="string" table:style-name="ce2">
            <text:p>java.text.messageformat</text:p>
          </table:table-cell>
          <table:table-cell office:value-type="string" table:style-name="ce2">
            <text:p>java.text.decimalformat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243" table:style-name="ce2">
            <text:p>24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ultithreaded return value</text:p>
          </table:table-cell>
          <table:table-cell office:value-type="string" table:style-name="ce2">
            <text:p>&lt;java&gt;&lt;multithreading&gt;&lt;swing&gt;&lt;sockets&gt;</text:p>
          </table:table-cell>
          <table:table-cell office:value-type="float" office:value="122" table:style-name="ce2">
            <text:p>122</text:p>
          </table:table-cell>
          <table:table-cell office:value-type="float" office:value="0" table:style-name="ce2">
            <text:p>0</text:p>
          </table:table-cell>
          <table:table-cell office:value-type="date" office:date-value="2013-12-09T13:53:59" table:style-name="ce3">
            <text:p>09/12/2013 13:53</text:p>
          </table:table-cell>
          <table:table-cell office:value-type="date" office:date-value="2013-12-09T13:57:51" table:style-name="ce3">
            <text:p>09/12/2013 13:57</text:p>
          </table:table-cell>
          <table:table-cell office:value-type="string" table:style-name="ce2">
            <text:p>java.util.concurrent.callable</text:p>
          </table:table-cell>
          <table:table-cell office:value-type="string" table:style-name="ce2">
            <text:p>java.util.concurrent.executors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244" table:style-name="ce2">
            <text:p>24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lternatives around JTable constructor</text:p>
          </table:table-cell>
          <table:table-cell office:value-type="string" table:style-name="ce2">
            <text:p>&lt;java&gt;&lt;swing&gt;&lt;jtable&gt;</text:p>
          </table:table-cell>
          <table:table-cell office:value-type="float" office:value="239" table:style-name="ce2">
            <text:p>239</text:p>
          </table:table-cell>
          <table:table-cell office:value-type="float" office:value="0" table:style-name="ce2">
            <text:p>0</text:p>
          </table:table-cell>
          <table:table-cell office:value-type="date" office:date-value="2014-08-13T15:41:05" table:style-name="ce3">
            <text:p>13/08/2014 15:41</text:p>
          </table:table-cell>
          <table:table-cell office:value-type="date" office:date-value="2014-08-13T16:00:59" table:style-name="ce3">
            <text:p>13/08/2014 16:00</text:p>
          </table:table-cell>
          <table:table-cell office:value-type="string" table:style-name="ce2">
            <text:p>javax.swing.table.tablecolum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45" table:style-name="ce2">
            <text:p>245</text:p>
          </table:table-cell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Number Of Days in a month of particular year Not Working</text:p>
          </table:table-cell>
          <table:table-cell office:value-type="string" table:style-name="ce2">
            <text:p>&lt;java&gt;&lt;date&gt;&lt;java-8&gt;</text:p>
          </table:table-cell>
          <table:table-cell office:value-type="float" office:value="1128" table:style-name="ce2">
            <text:p>1128</text:p>
          </table:table-cell>
          <table:table-cell office:value-type="float" office:value="1" table:style-name="ce2">
            <text:p>1</text:p>
          </table:table-cell>
          <table:table-cell office:value-type="date" office:date-value="2015-04-22T18:12:35" table:style-name="ce3">
            <text:p>22/04/2015 18:12</text:p>
          </table:table-cell>
          <table:table-cell office:value-type="date" office:date-value="2015-04-22T18:15:48" table:style-name="ce3">
            <text:p>22/04/2015 18:15</text:p>
          </table:table-cell>
          <table:table-cell office:value-type="string" table:style-name="ce2">
            <text:p>java.util.gregoriancalenda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46" table:style-name="ce2">
            <text:p>246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oducer/Consumer deadlock mutlithreading Java</text:p>
          </table:table-cell>
          <table:table-cell office:value-type="string" table:style-name="ce2">
            <text:p>&lt;java&gt;&lt;multithreading&gt;&lt;deadlock&gt;&lt;producer-consumer&gt;</text:p>
          </table:table-cell>
          <table:table-cell office:value-type="float" office:value="145" table:style-name="ce2">
            <text:p>145</text:p>
          </table:table-cell>
          <table:table-cell office:value-type="float" office:value="1" table:style-name="ce2">
            <text:p>1</text:p>
          </table:table-cell>
          <table:table-cell office:value-type="date" office:date-value="2015-09-28T02:04:27" table:style-name="ce3">
            <text:p>28/09/2015 02:04</text:p>
          </table:table-cell>
          <table:table-cell office:value-type="date" office:date-value="2015-09-28T02:10:34" table:style-name="ce3">
            <text:p>28/09/2015 02:10</text:p>
          </table:table-cell>
          <table:table-cell office:value-type="string" table:style-name="ce2">
            <text:p>java.util.concurrent.blockingqueu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47" table:style-name="ce2">
            <text:p>24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Parse Date in ISO format in Java?</text:p>
          </table:table-cell>
          <table:table-cell office:value-type="string" table:style-name="ce2">
            <text:p>&lt;java&gt;&lt;datetime&gt;&lt;simpledateformat&gt;</text:p>
          </table:table-cell>
          <table:table-cell office:value-type="float" office:value="106" table:style-name="ce2">
            <text:p>106</text:p>
          </table:table-cell>
          <table:table-cell office:value-type="float" office:value="1" table:style-name="ce2">
            <text:p>1</text:p>
          </table:table-cell>
          <table:table-cell office:value-type="date" office:date-value="2015-09-29T12:00:47" table:style-name="ce3">
            <text:p>29/09/2015 12:00</text:p>
          </table:table-cell>
          <table:table-cell office:value-type="date" office:date-value="2015-09-29T12:17:17" table:style-name="ce3">
            <text:p>29/09/2015 12:17</text:p>
          </table:table-cell>
          <table:table-cell office:value-type="string" table:style-name="ce2">
            <text:p>java.text.simpledateformat</text:p>
          </table:table-cell>
          <table:table-cell office:value-type="string" table:style-name="ce2">
            <text:p>java.util.calendar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248" table:style-name="ce2">
            <text:p>248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etting multiple text colors in a String in a JTextArea</text:p>
          </table:table-cell>
          <table:table-cell office:value-type="string" table:style-name="ce2">
            <text:p>&lt;java&gt;&lt;html&gt;&lt;swing&gt;&lt;colors&gt;</text:p>
          </table:table-cell>
          <table:table-cell office:value-type="float" office:value="80" table:style-name="ce2">
            <text:p>80</text:p>
          </table:table-cell>
          <table:table-cell office:value-type="float" office:value="0" table:style-name="ce2">
            <text:p>0</text:p>
          </table:table-cell>
          <table:table-cell office:value-type="date" office:date-value="2015-07-04T06:21:11" table:style-name="ce3">
            <text:p>04/07/2015 06:21</text:p>
          </table:table-cell>
          <table:table-cell office:value-type="date" office:date-value="2015-07-04T07:04:48" table:style-name="ce3">
            <text:p>04/07/2015 07:04</text:p>
          </table:table-cell>
          <table:table-cell office:value-type="string" table:style-name="ce2">
            <text:p>javax.swing.jtextpane</text:p>
          </table:table-cell>
          <table:table-cell office:value-type="string" table:style-name="ce2">
            <text:p>javax.swing.jeditorpane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249" table:style-name="ce2">
            <text:p>249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Java Compiler replacing StringBuilder with + concatenation</text:p>
          </table:table-cell>
          <table:table-cell office:value-type="string" table:style-name="ce2">
            <text:p>&lt;java&gt;&lt;stringbuilder&gt;&lt;compiler-optimization&gt;</text:p>
          </table:table-cell>
          <table:table-cell office:value-type="float" office:value="1270" table:style-name="ce2">
            <text:p>1270</text:p>
          </table:table-cell>
          <table:table-cell office:value-type="float" office:value="1" table:style-name="ce2">
            <text:p>1</text:p>
          </table:table-cell>
          <table:table-cell office:value-type="date" office:date-value="2014-09-25T21:43:21" table:style-name="ce3">
            <text:p>25/09/2014 21:43</text:p>
          </table:table-cell>
          <table:table-cell office:value-type="date" office:date-value="2014-09-25T21:47:25" table:style-name="ce3">
            <text:p>25/09/2014 21:47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50" table:style-name="ce2">
            <text:p>25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NoSuchMethodError for comparator?</text:p>
          </table:table-cell>
          <table:table-cell office:value-type="string" table:style-name="ce2">
            <text:p>&lt;java&gt;&lt;android&gt;&lt;libgdx&gt;</text:p>
          </table:table-cell>
          <table:table-cell office:value-type="float" office:value="148" table:style-name="ce2">
            <text:p>148</text:p>
          </table:table-cell>
          <table:table-cell office:value-type="float" office:value="0" table:style-name="ce2">
            <text:p>0</text:p>
          </table:table-cell>
          <table:table-cell office:value-type="date" office:date-value="2016-03-19T15:33:28" table:style-name="ce3">
            <text:p>19/03/2016 15:33</text:p>
          </table:table-cell>
          <table:table-cell office:value-type="date" office:date-value="2016-03-19T15:40:39" table:style-name="ce3">
            <text:p>19/03/2016 15:40</text:p>
          </table:table-cell>
          <table:table-cell office:value-type="string" table:style-name="ce2">
            <text:p>java.util.priorityqueu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51" table:style-name="ce2">
            <text:p>25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Why do I get a ClassCastException and how do I fix it?</text:p>
          </table:table-cell>
          <table:table-cell office:value-type="string" table:style-name="ce2">
            <text:p>&lt;java&gt;&lt;casting&gt;</text:p>
          </table:table-cell>
          <table:table-cell office:value-type="float" office:value="342" table:style-name="ce2">
            <text:p>342</text:p>
          </table:table-cell>
          <table:table-cell office:value-type="float" office:value="0" table:style-name="ce2">
            <text:p>0</text:p>
          </table:table-cell>
          <table:table-cell office:value-type="date" office:date-value="2013-03-26T20:24:30" table:style-name="ce3">
            <text:p>26/03/2013 20:24</text:p>
          </table:table-cell>
          <table:table-cell office:value-type="date" office:date-value="2013-03-26T20:42:11" table:style-name="ce3">
            <text:p>26/03/2013 20:42</text:p>
          </table:table-cell>
          <table:table-cell office:value-type="string" table:style-name="ce2">
            <text:p>java.util.scanner</text:p>
          </table:table-cell>
          <table:table-cell office:value-type="string" table:style-name="ce2">
            <text:p>java.lang.integer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252" table:style-name="ce2">
            <text:p>25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Multiple sort criteria on ArrayList</text:p>
          </table:table-cell>
          <table:table-cell office:value-type="string" table:style-name="ce2">
            <text:p>&lt;java&gt;&lt;sorting&gt;</text:p>
          </table:table-cell>
          <table:table-cell office:value-type="float" office:value="346" table:style-name="ce2">
            <text:p>346</text:p>
          </table:table-cell>
          <table:table-cell office:value-type="float" office:value="0" table:style-name="ce2">
            <text:p>0</text:p>
          </table:table-cell>
          <table:table-cell office:value-type="date" office:date-value="2013-11-01T21:11:56" table:style-name="ce3">
            <text:p>01/11/2013 21:11</text:p>
          </table:table-cell>
          <table:table-cell office:value-type="date" office:date-value="2013-11-01T21:17:44" table:style-name="ce3">
            <text:p>01/11/2013 21:17</text:p>
          </table:table-cell>
          <table:table-cell office:value-type="string" table:style-name="ce2">
            <text:p>java.util.collections</text:p>
          </table:table-cell>
          <table:table-cell office:value-type="string" table:style-name="ce2">
            <text:p>java.util.comparator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253" table:style-name="ce2">
            <text:p>25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ashMap with date ranges</text:p>
          </table:table-cell>
          <table:table-cell office:value-type="string" table:style-name="ce2">
            <text:p>&lt;java&gt;&lt;data-structures&gt;&lt;hashmap&gt;</text:p>
          </table:table-cell>
          <table:table-cell office:value-type="float" office:value="1008" table:style-name="ce2">
            <text:p>1008</text:p>
          </table:table-cell>
          <table:table-cell office:value-type="float" office:value="0" table:style-name="ce2">
            <text:p>0</text:p>
          </table:table-cell>
          <table:table-cell office:value-type="date" office:date-value="2013-03-12T21:53:54" table:style-name="ce3">
            <text:p>12/03/2013 21:53</text:p>
          </table:table-cell>
          <table:table-cell office:value-type="date" office:date-value="2013-03-12T21:58:01" table:style-name="ce3">
            <text:p>12/03/2013 21:58</text:p>
          </table:table-cell>
          <table:table-cell office:value-type="string" table:style-name="ce2">
            <text:p>java.util.treemap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54" table:style-name="ce2">
            <text:p>25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Getting tag as well as the values? XML</text:p>
          </table:table-cell>
          <table:table-cell office:value-type="string" table:style-name="ce2">
            <text:p>&lt;java&gt;&lt;xml&gt;&lt;split&gt;&lt;getelementsbytagname&gt;</text:p>
          </table:table-cell>
          <table:table-cell office:value-type="float" office:value="58" table:style-name="ce2">
            <text:p>58</text:p>
          </table:table-cell>
          <table:table-cell office:value-type="float" office:value="1" table:style-name="ce2">
            <text:p>1</text:p>
          </table:table-cell>
          <table:table-cell office:value-type="date" office:date-value="2016-08-25T17:11:23" table:style-name="ce3">
            <text:p>25/08/2016 17:11</text:p>
          </table:table-cell>
          <table:table-cell office:value-type="date" office:date-value="2016-08-25T18:26:01" table:style-name="ce3">
            <text:p>25/08/2016 18:26</text:p>
          </table:table-cell>
          <table:table-cell office:value-type="string" table:style-name="ce2">
            <text:p>javax.xml.transform.transform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55" table:style-name="ce2">
            <text:p>25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Extract specific values or substrings from long string using regex in java</text:p>
          </table:table-cell>
          <table:table-cell office:value-type="string" table:style-name="ce2">
            <text:p>&lt;java&gt;&lt;regex&gt;&lt;string&gt;</text:p>
          </table:table-cell>
          <table:table-cell office:value-type="float" office:value="4552" table:style-name="ce2">
            <text:p>4552</text:p>
          </table:table-cell>
          <table:table-cell office:value-type="float" office:value="0" table:style-name="ce2">
            <text:p>0</text:p>
          </table:table-cell>
          <table:table-cell office:value-type="date" office:date-value="2013-10-31T08:07:18" table:style-name="ce3">
            <text:p>31/10/2013 08:07</text:p>
          </table:table-cell>
          <table:table-cell office:value-type="date" office:date-value="2013-10-31T08:10:39" table:style-name="ce3">
            <text:p>31/10/2013 08:10</text:p>
          </table:table-cell>
          <table:table-cell office:value-type="string" table:style-name="ce2">
            <text:p>java.lang.string</text:p>
          </table:table-cell>
          <table:table-cell office:value-type="string" table:style-name="ce2">
            <text:p>java.util.hashmap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256" table:style-name="ce2">
            <text:p>25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Frame not updating when I call repaint()</text:p>
          </table:table-cell>
          <table:table-cell office:value-type="string" table:style-name="ce2">
            <text:p>&lt;java&gt;&lt;swing&gt;&lt;jframe&gt;&lt;jlabel&gt;&lt;repaint&gt;</text:p>
          </table:table-cell>
          <table:table-cell office:value-type="float" office:value="1567" table:style-name="ce2">
            <text:p>1567</text:p>
          </table:table-cell>
          <table:table-cell office:value-type="float" office:value="0" table:style-name="ce2">
            <text:p>0</text:p>
          </table:table-cell>
          <table:table-cell office:value-type="date" office:date-value="2012-06-25T01:08:41" table:style-name="ce3">
            <text:p>25/06/2012 01:08</text:p>
          </table:table-cell>
          <table:table-cell office:value-type="date" office:date-value="2012-06-25T08:23:26" table:style-name="ce3">
            <text:p>25/06/2012 08:23</text:p>
          </table:table-cell>
          <table:table-cell office:value-type="string" table:style-name="ce2">
            <text:p>javax.swing.swingwork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57" table:style-name="ce2">
            <text:p>257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do I get the currency symbol of a currency as it would appear in one of its native locales?</text:p>
          </table:table-cell>
          <table:table-cell office:value-type="string" table:style-name="ce2">
            <text:p>&lt;java&gt;&lt;locale&gt;&lt;currency&gt;</text:p>
          </table:table-cell>
          <table:table-cell office:value-type="float" office:value="3091" table:style-name="ce2">
            <text:p>3091</text:p>
          </table:table-cell>
          <table:table-cell office:value-type="float" office:value="2" table:style-name="ce2">
            <text:p>2</text:p>
          </table:table-cell>
          <table:table-cell office:value-type="date" office:date-value="2012-02-07T23:42:12" table:style-name="ce3">
            <text:p>07/02/2012 23:42</text:p>
          </table:table-cell>
          <table:table-cell office:value-type="date" office:date-value="2012-02-07T23:48:35" table:style-name="ce3">
            <text:p>07/02/2012 23:48</text:p>
          </table:table-cell>
          <table:table-cell office:value-type="string" table:style-name="ce2">
            <text:p>java.util.currency</text:p>
          </table:table-cell>
          <table:table-cell office:value-type="string" table:style-name="ce2">
            <text:p>java.util.locale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258" table:style-name="ce2">
            <text:p>258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onventional file system path for gradle test files</text:p>
          </table:table-cell>
          <table:table-cell office:value-type="string" table:style-name="ce2">
            <text:p>&lt;java&gt;&lt;unit-testing&gt;&lt;gradle&gt;</text:p>
          </table:table-cell>
          <table:table-cell office:value-type="float" office:value="71" table:style-name="ce2">
            <text:p>71</text:p>
          </table:table-cell>
          <table:table-cell office:value-type="float" office:value="1" table:style-name="ce2">
            <text:p>1</text:p>
          </table:table-cell>
          <table:table-cell office:value-type="date" office:date-value="2014-07-30T06:04:37" table:style-name="ce3">
            <text:p>30/07/2014 06:04</text:p>
          </table:table-cell>
          <table:table-cell office:value-type="date" office:date-value="2014-07-30T07:13:18" table:style-name="ce3">
            <text:p>30/07/2014 07:13</text:p>
          </table:table-cell>
          <table:table-cell office:value-type="string" table:style-name="ce2">
            <text:p>java.io.fi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59" table:style-name="ce2">
            <text:p>259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ava: Load external classes</text:p>
          </table:table-cell>
          <table:table-cell office:value-type="string" table:style-name="ce2">
            <text:p>&lt;java&gt;&lt;class&gt;&lt;load&gt;&lt;external&gt;</text:p>
          </table:table-cell>
          <table:table-cell office:value-type="float" office:value="2778" table:style-name="ce2">
            <text:p>2778</text:p>
          </table:table-cell>
          <table:table-cell office:value-type="float" office:value="1" table:style-name="ce2">
            <text:p>1</text:p>
          </table:table-cell>
          <table:table-cell office:value-type="date" office:date-value="2011-12-02T15:19:36" table:style-name="ce3">
            <text:p>02/12/2011 15:19</text:p>
          </table:table-cell>
          <table:table-cell office:value-type="date" office:date-value="2011-12-02T15:23:52" table:style-name="ce3">
            <text:p>02/12/2011 15:23</text:p>
          </table:table-cell>
          <table:table-cell office:value-type="string" table:style-name="ce2">
            <text:p>java.lang.class</text:p>
          </table:table-cell>
          <table:table-cell office:value-type="string" table:style-name="ce2">
            <text:p>java.lang.classloader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260" table:style-name="ce2">
            <text:p>260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ow to change hours <text:s/>minutes <text:s/>and seconds separately using a jspinner?</text:p>
          </table:table-cell>
          <table:table-cell office:value-type="string" table:style-name="ce2">
            <text:p>&lt;java&gt;&lt;swing&gt;&lt;time&gt;&lt;jspinner&gt;</text:p>
          </table:table-cell>
          <table:table-cell office:value-type="float" office:value="589" table:style-name="ce2">
            <text:p>589</text:p>
          </table:table-cell>
          <table:table-cell office:value-type="float" office:value="0" table:style-name="ce2">
            <text:p>0</text:p>
          </table:table-cell>
          <table:table-cell office:value-type="date" office:date-value="2012-04-30T02:21:34" table:style-name="ce3">
            <text:p>30/04/2012 02:21</text:p>
          </table:table-cell>
          <table:table-cell office:value-type="date" office:date-value="2012-04-30T02:59:08" table:style-name="ce3">
            <text:p>30/04/2012 02:59</text:p>
          </table:table-cell>
          <table:table-cell office:value-type="string" table:style-name="ce2">
            <text:p>javax.swing.jspinn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61" table:style-name="ce2">
            <text:p>26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Date Time in Java - How to find how many milliseconds from a certain date to 1970?</text:p>
          </table:table-cell>
          <table:table-cell office:value-type="string" table:style-name="ce2">
            <text:p>&lt;java&gt;&lt;date&gt;&lt;time&gt;&lt;calendar&gt;</text:p>
          </table:table-cell>
          <table:table-cell office:value-type="float" office:value="810" table:style-name="ce2">
            <text:p>810</text:p>
          </table:table-cell>
          <table:table-cell office:value-type="float" office:value="0" table:style-name="ce2">
            <text:p>0</text:p>
          </table:table-cell>
          <table:table-cell office:value-type="date" office:date-value="2011-12-11T03:31:05" table:style-name="ce3">
            <text:p>11/12/2011 03:31</text:p>
          </table:table-cell>
          <table:table-cell office:value-type="date" office:date-value="2011-12-11T03:38:38" table:style-name="ce3">
            <text:p>11/12/2011 03:38</text:p>
          </table:table-cell>
          <table:table-cell office:value-type="string" table:style-name="ce2">
            <text:p>java.util.gregoriancalendar</text:p>
          </table:table-cell>
          <table:table-cell office:value-type="string" table:style-name="ce2">
            <text:p>java.util.calendar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262" table:style-name="ce2">
            <text:p>26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Replace the legacy Stack with what from Java Collections?</text:p>
          </table:table-cell>
          <table:table-cell office:value-type="string" table:style-name="ce2">
            <text:p>&lt;java&gt;&lt;collections&gt;&lt;stack&gt;</text:p>
          </table:table-cell>
          <table:table-cell office:value-type="float" office:value="616" table:style-name="ce2">
            <text:p>616</text:p>
          </table:table-cell>
          <table:table-cell office:value-type="float" office:value="0" table:style-name="ce2">
            <text:p>0</text:p>
          </table:table-cell>
          <table:table-cell office:value-type="date" office:date-value="2011-11-26T21:27:53" table:style-name="ce3">
            <text:p>26/11/2011 21:27</text:p>
          </table:table-cell>
          <table:table-cell office:value-type="date" office:date-value="2011-11-26T21:31:49" table:style-name="ce3">
            <text:p>26/11/2011 21:31</text:p>
          </table:table-cell>
          <table:table-cell office:value-type="string" table:style-name="ce2">
            <text:p>java.util.stack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63" table:style-name="ce2">
            <text:p>263</text:p>
          </table:table-cell>
          <table:table-cell office:value-type="float" office:value="15" table:style-name="ce2">
            <text:p>15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Using log base 10 in a formula in Java</text:p>
          </table:table-cell>
          <table:table-cell office:value-type="string" table:style-name="ce2">
            <text:p>&lt;java&gt;&lt;logarithm&gt;</text:p>
          </table:table-cell>
          <table:table-cell office:value-type="float" office:value="40468" table:style-name="ce2">
            <text:p>40468</text:p>
          </table:table-cell>
          <table:table-cell office:value-type="float" office:value="1" table:style-name="ce2">
            <text:p>1</text:p>
          </table:table-cell>
          <table:table-cell office:value-type="date" office:date-value="2012-12-04T00:19:57" table:style-name="ce3">
            <text:p>04/12/2012 00:19</text:p>
          </table:table-cell>
          <table:table-cell office:value-type="date" office:date-value="2012-12-04T00:22:15" table:style-name="ce3">
            <text:p>04/12/2012 00:22</text:p>
          </table:table-cell>
          <table:table-cell office:value-type="string" table:style-name="ce2">
            <text:p>java.lang.math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64" table:style-name="ce2">
            <text:p>26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hanging format of predefined java date formatters</text:p>
          </table:table-cell>
          <table:table-cell office:value-type="string" table:style-name="ce2">
            <text:p>&lt;java&gt;&lt;java-ee&gt;&lt;localization&gt;&lt;date-format&gt;</text:p>
          </table:table-cell>
          <table:table-cell office:value-type="float" office:value="223" table:style-name="ce2">
            <text:p>223</text:p>
          </table:table-cell>
          <table:table-cell office:value-type="float" office:value="0" table:style-name="ce2">
            <text:p>0</text:p>
          </table:table-cell>
          <table:table-cell office:value-type="date" office:date-value="2013-04-19T01:22:40" table:style-name="ce3">
            <text:p>19/04/2013 01:22</text:p>
          </table:table-cell>
          <table:table-cell office:value-type="date" office:date-value="2013-04-19T05:32:37" table:style-name="ce3">
            <text:p>19/04/2013 05:32</text:p>
          </table:table-cell>
          <table:table-cell office:value-type="string" table:style-name="ce2">
            <text:p>java.util.spi.localeserviceprovid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65" table:style-name="ce2">
            <text:p>26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dding a TextField to a program</text:p>
          </table:table-cell>
          <table:table-cell office:value-type="string" table:style-name="ce2">
            <text:p>&lt;java&gt;&lt;swing&gt;&lt;jpanel&gt;&lt;jtextfield&gt;&lt;layout-manager&gt;</text:p>
          </table:table-cell>
          <table:table-cell office:value-type="float" office:value="624" table:style-name="ce2">
            <text:p>624</text:p>
          </table:table-cell>
          <table:table-cell office:value-type="float" office:value="0" table:style-name="ce2">
            <text:p>0</text:p>
          </table:table-cell>
          <table:table-cell office:value-type="date" office:date-value="2013-05-31T15:00:56" table:style-name="ce3">
            <text:p>31/05/2013 15:00</text:p>
          </table:table-cell>
          <table:table-cell office:value-type="date" office:date-value="2013-05-31T15:02:59" table:style-name="ce3">
            <text:p>31/05/2013 15:02</text:p>
          </table:table-cell>
          <table:table-cell office:value-type="string" table:style-name="ce2">
            <text:p>javax.swing.jtextarea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66" table:style-name="ce2">
            <text:p>26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Optimizing number of threads dynamically</text:p>
          </table:table-cell>
          <table:table-cell office:value-type="string" table:style-name="ce2">
            <text:p>&lt;java&gt;&lt;multithreading&gt;&lt;io&gt;&lt;web-crawler&gt;</text:p>
          </table:table-cell>
          <table:table-cell office:value-type="float" office:value="147" table:style-name="ce2">
            <text:p>147</text:p>
          </table:table-cell>
          <table:table-cell office:value-type="float" office:value="0" table:style-name="ce2">
            <text:p>0</text:p>
          </table:table-cell>
          <table:table-cell office:value-type="date" office:date-value="2013-05-17T16:37:14" table:style-name="ce3">
            <text:p>17/05/2013 16:37</text:p>
          </table:table-cell>
          <table:table-cell office:value-type="date" office:date-value="2013-05-17T17:00:43" table:style-name="ce3">
            <text:p>17/05/2013 17:00</text:p>
          </table:table-cell>
          <table:table-cell office:value-type="string" table:style-name="ce2">
            <text:p>java.util.concurrent.executorservic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67" table:style-name="ce2">
            <text:p>267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compare thread.currentthread() to a saved thread reference? == <text:s/>equals <text:s/>..?</text:p>
          </table:table-cell>
          <table:table-cell office:value-type="string" table:style-name="ce2">
            <text:p>&lt;java&gt;</text:p>
          </table:table-cell>
          <table:table-cell office:value-type="float" office:value="1228" table:style-name="ce2">
            <text:p>1228</text:p>
          </table:table-cell>
          <table:table-cell office:value-type="float" office:value="1" table:style-name="ce2">
            <text:p>1</text:p>
          </table:table-cell>
          <table:table-cell office:value-type="date" office:date-value="2012-09-10T13:56:07" table:style-name="ce3">
            <text:p>10/09/2012 13:56</text:p>
          </table:table-cell>
          <table:table-cell office:value-type="date" office:date-value="2012-09-10T14:00:05" table:style-name="ce3">
            <text:p>10/09/2012 14:00</text:p>
          </table:table-cell>
          <table:table-cell office:value-type="string" table:style-name="ce2">
            <text:p>java.lang.threadlocal</text:p>
          </table:table-cell>
          <table:table-cell office:value-type="string" table:style-name="ce2">
            <text:p>java.util.uuid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268" table:style-name="ce2">
            <text:p>268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ow to Print Exception in txt file in java</text:p>
          </table:table-cell>
          <table:table-cell office:value-type="string" table:style-name="ce2">
            <text:p>&lt;java&gt;</text:p>
          </table:table-cell>
          <table:table-cell office:value-type="float" office:value="1125" table:style-name="ce2">
            <text:p>1125</text:p>
          </table:table-cell>
          <table:table-cell office:value-type="float" office:value="0" table:style-name="ce2">
            <text:p>0</text:p>
          </table:table-cell>
          <table:table-cell office:value-type="date" office:date-value="2013-08-02T08:37:21" table:style-name="ce3">
            <text:p>02/08/2013 08:37</text:p>
          </table:table-cell>
          <table:table-cell office:value-type="date" office:date-value="2013-08-02T08:40:40" table:style-name="ce3">
            <text:p>02/08/2013 08:40</text:p>
          </table:table-cell>
          <table:table-cell office:value-type="string" table:style-name="ce2">
            <text:p>java.lang.throwab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69" table:style-name="ce2">
            <text:p>269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ow to automatically organize and resize a JFrame according to content in Java swing application</text:p>
          </table:table-cell>
          <table:table-cell office:value-type="string" table:style-name="ce2">
            <text:p>&lt;java&gt;&lt;swing&gt;&lt;netbeans&gt;</text:p>
          </table:table-cell>
          <table:table-cell office:value-type="float" office:value="2862" table:style-name="ce2">
            <text:p>2862</text:p>
          </table:table-cell>
          <table:table-cell office:value-type="float" office:value="0" table:style-name="ce2">
            <text:p>0</text:p>
          </table:table-cell>
          <table:table-cell office:value-type="date" office:date-value="2012-09-25T03:37:38" table:style-name="ce3">
            <text:p>25/09/2012 03:37</text:p>
          </table:table-cell>
          <table:table-cell office:value-type="date" office:date-value="2012-09-25T03:49:58" table:style-name="ce3">
            <text:p>25/09/2012 03:49</text:p>
          </table:table-cell>
          <table:table-cell office:value-type="string" table:style-name="ce2">
            <text:p>java.awt.window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70" table:style-name="ce2">
            <text:p>270</text:p>
          </table:table-cell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split from full stop in java</text:p>
          </table:table-cell>
          <table:table-cell office:value-type="string" table:style-name="ce2">
            <text:p>&lt;java&gt;</text:p>
          </table:table-cell>
          <table:table-cell office:value-type="float" office:value="5595" table:style-name="ce2">
            <text:p>5595</text:p>
          </table:table-cell>
          <table:table-cell office:value-type="float" office:value="0" table:style-name="ce2">
            <text:p>0</text:p>
          </table:table-cell>
          <table:table-cell office:value-type="date" office:date-value="2012-10-15T18:02:32" table:style-name="ce3">
            <text:p>15/10/2012 18:02</text:p>
          </table:table-cell>
          <table:table-cell office:value-type="date" office:date-value="2012-10-15T18:04:13" table:style-name="ce3">
            <text:p>15/10/2012 18:04</text:p>
          </table:table-cell>
          <table:table-cell office:value-type="string" table:style-name="ce2">
            <text:p>java.util.regex.patter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71" table:style-name="ce2">
            <text:p>27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Will getting the first item from the iterator of a set return a random value?</text:p>
          </table:table-cell>
          <table:table-cell office:value-type="string" table:style-name="ce2">
            <text:p>&lt;java&gt;&lt;random&gt;&lt;iterator&gt;&lt;set&gt;</text:p>
          </table:table-cell>
          <table:table-cell office:value-type="float" office:value="128" table:style-name="ce2">
            <text:p>128</text:p>
          </table:table-cell>
          <table:table-cell office:value-type="float" office:value="0" table:style-name="ce2">
            <text:p>0</text:p>
          </table:table-cell>
          <table:table-cell office:value-type="date" office:date-value="2014-02-10T05:51:49" table:style-name="ce3">
            <text:p>10/02/2014 05:51</text:p>
          </table:table-cell>
          <table:table-cell office:value-type="date" office:date-value="2014-02-10T06:33:40" table:style-name="ce3">
            <text:p>10/02/2014 06:33</text:p>
          </table:table-cell>
          <table:table-cell office:value-type="string" table:style-name="ce2">
            <text:p>java.util.se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72" table:style-name="ce2">
            <text:p>27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java JFrame getLocationOnScreen returns wrong result? @ Ubuntu</text:p>
          </table:table-cell>
          <table:table-cell office:value-type="string" table:style-name="ce2">
            <text:p>&lt;java&gt;&lt;swing&gt;&lt;jframe&gt;&lt;ubuntu-12.04&gt;</text:p>
          </table:table-cell>
          <table:table-cell office:value-type="float" office:value="597" table:style-name="ce2">
            <text:p>597</text:p>
          </table:table-cell>
          <table:table-cell office:value-type="float" office:value="0" table:style-name="ce2">
            <text:p>0</text:p>
          </table:table-cell>
          <table:table-cell office:value-type="date" office:date-value="2013-09-28T20:30:10" table:style-name="ce3">
            <text:p>28/09/2013 20:30</text:p>
          </table:table-cell>
          <table:table-cell office:value-type="date" office:date-value="2013-09-28T20:39:06" table:style-name="ce3">
            <text:p>28/09/2013 20:39</text:p>
          </table:table-cell>
          <table:table-cell office:value-type="string" table:style-name="ce2">
            <text:p>java.awt.compone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73" table:style-name="ce2">
            <text:p>27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limit the scope of multicast explicitly to 1 hop only?</text:p>
          </table:table-cell>
          <table:table-cell office:value-type="string" table:style-name="ce2">
            <text:p>&lt;java&gt;&lt;android&gt;&lt;sockets&gt;&lt;network-programming&gt;</text:p>
          </table:table-cell>
          <table:table-cell office:value-type="float" office:value="88" table:style-name="ce2">
            <text:p>88</text:p>
          </table:table-cell>
          <table:table-cell office:value-type="float" office:value="0" table:style-name="ce2">
            <text:p>0</text:p>
          </table:table-cell>
          <table:table-cell office:value-type="date" office:date-value="2015-11-11T09:51:21" table:style-name="ce3">
            <text:p>11/11/2015 09:51</text:p>
          </table:table-cell>
          <table:table-cell office:value-type="date" office:date-value="2015-11-11T13:11:34" table:style-name="ce3">
            <text:p>11/11/2015 13:11</text:p>
          </table:table-cell>
          <table:table-cell office:value-type="string" table:style-name="ce2">
            <text:p>java.net.multicastsocket</text:p>
          </table:table-cell>
          <table:table-cell office:value-type="string" table:style-name="ce2">
            <text:p>java.net.standardsocketoptions</text:p>
          </table:table-cell>
          <table:table-cell office:value-type="string" table:style-name="ce2">
            <text:p>java.nio.channels.datagramchannel</text:p>
          </table:table-cell>
          <table:table-cell table:style-name="ce2"/>
          <table:table-cell table:number-columns-repeated="16371"/>
        </table:table-row>
        <table:table-row table:style-name="ro1">
          <table:table-cell office:value-type="float" office:value="274" table:style-name="ce2">
            <text:p>274</text:p>
          </table:table-cell>
          <table:table-cell office:value-type="float" office:value="3" table:style-name="ce2">
            <text:p>3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Restricting thread count and Java concurrency</text:p>
          </table:table-cell>
          <table:table-cell office:value-type="string" table:style-name="ce2">
            <text:p>&lt;java&gt;&lt;multithreading&gt;&lt;concurrency&gt;&lt;java.util.concurrent&gt;</text:p>
          </table:table-cell>
          <table:table-cell office:value-type="float" office:value="557" table:style-name="ce2">
            <text:p>557</text:p>
          </table:table-cell>
          <table:table-cell office:value-type="float" office:value="1" table:style-name="ce2">
            <text:p>1</text:p>
          </table:table-cell>
          <table:table-cell office:value-type="date" office:date-value="2013-02-01T18:56:30" table:style-name="ce3">
            <text:p>01/02/2013 18:56</text:p>
          </table:table-cell>
          <table:table-cell office:value-type="date" office:date-value="2013-02-01T19:08:20" table:style-name="ce3">
            <text:p>01/02/2013 19:08</text:p>
          </table:table-cell>
          <table:table-cell office:value-type="string" table:style-name="ce2">
            <text:p>java.util.concurrent.executorservice</text:p>
          </table:table-cell>
          <table:table-cell office:value-type="string" table:style-name="ce2">
            <text:p>java.util.concurrent.executors</text:p>
          </table:table-cell>
          <table:table-cell office:value-type="string" table:style-name="ce2">
            <text:p>java.util.concurrent.future</text:p>
          </table:table-cell>
          <table:table-cell table:style-name="ce2"/>
          <table:table-cell table:number-columns-repeated="16371"/>
        </table:table-row>
        <table:table-row table:style-name="ro1">
          <table:table-cell office:value-type="float" office:value="275" table:style-name="ce2">
            <text:p>275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to create instances of all subclasses</text:p>
          </table:table-cell>
          <table:table-cell office:value-type="string" table:style-name="ce2">
            <text:p>&lt;java&gt;&lt;reflection&gt;&lt;subclass&gt;</text:p>
          </table:table-cell>
          <table:table-cell office:value-type="float" office:value="1029" table:style-name="ce2">
            <text:p>1029</text:p>
          </table:table-cell>
          <table:table-cell office:value-type="float" office:value="1" table:style-name="ce2">
            <text:p>1</text:p>
          </table:table-cell>
          <table:table-cell office:value-type="date" office:date-value="2012-09-21T22:03:36" table:style-name="ce3">
            <text:p>21/09/2012 22:03</text:p>
          </table:table-cell>
          <table:table-cell office:value-type="date" office:date-value="2012-09-21T22:14:14" table:style-name="ce3">
            <text:p>21/09/2012 22:14</text:p>
          </table:table-cell>
          <table:table-cell office:value-type="string" table:style-name="ce2">
            <text:p>java.lang.cla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76" table:style-name="ce2">
            <text:p>276</text:p>
          </table:table-cell>
          <table:table-cell office:value-type="float" office:value="72" table:style-name="ce2">
            <text:p>72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How to make a JTable non-editable</text:p>
          </table:table-cell>
          <table:table-cell office:value-type="string" table:style-name="ce2">
            <text:p>&lt;java&gt;&lt;swing&gt;&lt;jtable&gt;</text:p>
          </table:table-cell>
          <table:table-cell office:value-type="float" office:value="117653" table:style-name="ce2">
            <text:p>117653</text:p>
          </table:table-cell>
          <table:table-cell office:value-type="float" office:value="10" table:style-name="ce2">
            <text:p>10</text:p>
          </table:table-cell>
          <table:table-cell office:value-type="date" office:date-value="2010-01-02T06:49:21" table:style-name="ce3">
            <text:p>02/01/2010 06:49</text:p>
          </table:table-cell>
          <table:table-cell office:value-type="date" office:date-value="2010-01-02T07:00:35" table:style-name="ce3">
            <text:p>02/01/2010 07:00</text:p>
          </table:table-cell>
          <table:table-cell office:value-type="string" table:style-name="ce2">
            <text:p>javax.swing.table.abstracttablemodel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77" table:style-name="ce2">
            <text:p>277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Why is my JFrame image not changing the icon?</text:p>
          </table:table-cell>
          <table:table-cell office:value-type="string" table:style-name="ce2">
            <text:p>&lt;java&gt;&lt;image&gt;&lt;swing&gt;&lt;imageicon&gt;</text:p>
          </table:table-cell>
          <table:table-cell office:value-type="float" office:value="207" table:style-name="ce2">
            <text:p>207</text:p>
          </table:table-cell>
          <table:table-cell office:value-type="float" office:value="1" table:style-name="ce2">
            <text:p>1</text:p>
          </table:table-cell>
          <table:table-cell office:value-type="date" office:date-value="2014-05-07T14:47:41" table:style-name="ce3">
            <text:p>07/05/2014 14:47</text:p>
          </table:table-cell>
          <table:table-cell office:value-type="date" office:date-value="2014-05-07T15:01:57" table:style-name="ce3">
            <text:p>07/05/2014 15:01</text:p>
          </table:table-cell>
          <table:table-cell office:value-type="string" table:style-name="ce2">
            <text:p>java.awt.toolki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78" table:style-name="ce2">
            <text:p>278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ashSet equality called with passed object instead of stored item</text:p>
          </table:table-cell>
          <table:table-cell office:value-type="string" table:style-name="ce2">
            <text:p>&lt;java&gt;&lt;hashset&gt;</text:p>
          </table:table-cell>
          <table:table-cell office:value-type="float" office:value="93" table:style-name="ce2">
            <text:p>93</text:p>
          </table:table-cell>
          <table:table-cell office:value-type="float" office:value="0" table:style-name="ce2">
            <text:p>0</text:p>
          </table:table-cell>
          <table:table-cell office:value-type="date" office:date-value="2013-06-11T09:02:08" table:style-name="ce3">
            <text:p>11/06/2013 09:02</text:p>
          </table:table-cell>
          <table:table-cell office:value-type="date" office:date-value="2013-06-11T09:10:03" table:style-name="ce3">
            <text:p>11/06/2013 09:10</text:p>
          </table:table-cell>
          <table:table-cell office:value-type="string" table:style-name="ce2">
            <text:p>java.lang.objec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79" table:style-name="ce2">
            <text:p>279</text:p>
          </table:table-cell>
          <table:table-cell office:value-type="float" office:value="3" table:style-name="ce2">
            <text:p>3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Sorting array list in Java</text:p>
          </table:table-cell>
          <table:table-cell office:value-type="string" table:style-name="ce2">
            <text:p>&lt;java&gt;</text:p>
          </table:table-cell>
          <table:table-cell office:value-type="float" office:value="4645" table:style-name="ce2">
            <text:p>4645</text:p>
          </table:table-cell>
          <table:table-cell office:value-type="float" office:value="1" table:style-name="ce2">
            <text:p>1</text:p>
          </table:table-cell>
          <table:table-cell office:value-type="date" office:date-value="2012-01-01T07:47:41" table:style-name="ce3">
            <text:p>01/01/2012 07:47</text:p>
          </table:table-cell>
          <table:table-cell office:value-type="date" office:date-value="2012-01-01T08:00:33" table:style-name="ce3">
            <text:p>01/01/2012 08:00</text:p>
          </table:table-cell>
          <table:table-cell office:value-type="string" table:style-name="ce2">
            <text:p>java.util.collections</text:p>
          </table:table-cell>
          <table:table-cell office:value-type="string" table:style-name="ce2">
            <text:p>java.lang.comparable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280" table:style-name="ce2">
            <text:p>280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Does using an Iterator over a TreeMap in Java interfere with the order of keys?</text:p>
          </table:table-cell>
          <table:table-cell office:value-type="string" table:style-name="ce2">
            <text:p>&lt;java&gt;&lt;iterator&gt;&lt;treemap&gt;</text:p>
          </table:table-cell>
          <table:table-cell office:value-type="float" office:value="3447" table:style-name="ce2">
            <text:p>3447</text:p>
          </table:table-cell>
          <table:table-cell office:value-type="float" office:value="0" table:style-name="ce2">
            <text:p>0</text:p>
          </table:table-cell>
          <table:table-cell office:value-type="date" office:date-value="2012-01-25T10:40:25" table:style-name="ce3">
            <text:p>25/01/2012 10:40</text:p>
          </table:table-cell>
          <table:table-cell office:value-type="date" office:date-value="2012-01-25T10:46:12" table:style-name="ce3">
            <text:p>25/01/2012 10:46</text:p>
          </table:table-cell>
          <table:table-cell office:value-type="string" table:style-name="ce2">
            <text:p>java.util.treemap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81" table:style-name="ce2">
            <text:p>281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does java implement the conversion of LinkedList to ArrayList in Java?</text:p>
          </table:table-cell>
          <table:table-cell office:value-type="string" table:style-name="ce2">
            <text:p>&lt;java&gt;&lt;performance&gt;&lt;arraylist&gt;&lt;linked-list&gt;&lt;big-o&gt;</text:p>
          </table:table-cell>
          <table:table-cell office:value-type="float" office:value="1766" table:style-name="ce2">
            <text:p>1766</text:p>
          </table:table-cell>
          <table:table-cell office:value-type="float" office:value="0" table:style-name="ce2">
            <text:p>0</text:p>
          </table:table-cell>
          <table:table-cell office:value-type="date" office:date-value="2013-08-01T03:35:41" table:style-name="ce3">
            <text:p>01/08/2013 03:35</text:p>
          </table:table-cell>
          <table:table-cell office:value-type="date" office:date-value="2013-08-01T03:49:59" table:style-name="ce3">
            <text:p>01/08/2013 03:49</text:p>
          </table:table-cell>
          <table:table-cell office:value-type="string" table:style-name="ce2">
            <text:p>java.util.arrayli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82" table:style-name="ce2">
            <text:p>28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AXB and document object</text:p>
          </table:table-cell>
          <table:table-cell office:value-type="string" table:style-name="ce2">
            <text:p>&lt;java&gt;&lt;jaxb&gt;</text:p>
          </table:table-cell>
          <table:table-cell office:value-type="float" office:value="4196" table:style-name="ce2">
            <text:p>4196</text:p>
          </table:table-cell>
          <table:table-cell office:value-type="float" office:value="0" table:style-name="ce2">
            <text:p>0</text:p>
          </table:table-cell>
          <table:table-cell office:value-type="date" office:date-value="2012-02-27T10:41:17" table:style-name="ce3">
            <text:p>27/02/2012 10:41</text:p>
          </table:table-cell>
          <table:table-cell office:value-type="date" office:date-value="2012-02-27T11:18:48" table:style-name="ce3">
            <text:p>27/02/2012 11:18</text:p>
          </table:table-cell>
          <table:table-cell office:value-type="string" table:style-name="ce2">
            <text:p>javax.xml.bind.unmarshall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83" table:style-name="ce2">
            <text:p>283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Java- How to use Abstract class</text:p>
          </table:table-cell>
          <table:table-cell office:value-type="string" table:style-name="ce2">
            <text:p>&lt;java&gt;&lt;class&gt;&lt;abstract&gt;</text:p>
          </table:table-cell>
          <table:table-cell office:value-type="float" office:value="2957" table:style-name="ce2">
            <text:p>2957</text:p>
          </table:table-cell>
          <table:table-cell office:value-type="float" office:value="0" table:style-name="ce2">
            <text:p>0</text:p>
          </table:table-cell>
          <table:table-cell office:value-type="date" office:date-value="2012-05-19T23:37:13" table:style-name="ce3">
            <text:p>19/05/2012 23:37</text:p>
          </table:table-cell>
          <table:table-cell office:value-type="date" office:date-value="2012-05-19T23:40:29" table:style-name="ce3">
            <text:p>19/05/2012 23:40</text:p>
          </table:table-cell>
          <table:table-cell office:value-type="string" table:style-name="ce2">
            <text:p>java.awt.container</text:p>
          </table:table-cell>
          <table:table-cell office:value-type="string" table:style-name="ce2">
            <text:p>java.awt.component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284" table:style-name="ce2">
            <text:p>284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Java splitting input</text:p>
          </table:table-cell>
          <table:table-cell office:value-type="string" table:style-name="ce2">
            <text:p>&lt;java&gt;&lt;string&gt;&lt;input&gt;&lt;split&gt;</text:p>
          </table:table-cell>
          <table:table-cell office:value-type="float" office:value="8159" table:style-name="ce2">
            <text:p>8159</text:p>
          </table:table-cell>
          <table:table-cell office:value-type="float" office:value="0" table:style-name="ce2">
            <text:p>0</text:p>
          </table:table-cell>
          <table:table-cell office:value-type="date" office:date-value="2012-05-03T02:19:25" table:style-name="ce3">
            <text:p>03/05/2012 02:19</text:p>
          </table:table-cell>
          <table:table-cell office:value-type="date" office:date-value="2012-05-03T02:26:18" table:style-name="ce3">
            <text:p>03/05/2012 02:26</text:p>
          </table:table-cell>
          <table:table-cell office:value-type="string" table:style-name="ce2">
            <text:p>java.lang.string</text:p>
          </table:table-cell>
          <table:table-cell office:value-type="string" table:style-name="ce2">
            <text:p>java.lang.integer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285" table:style-name="ce2">
            <text:p>28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TextPane shows color different from browser of an HTML<text:s/></text:p>
          </table:table-cell>
          <table:table-cell office:value-type="string" table:style-name="ce2">
            <text:p>&lt;java&gt;&lt;swing&gt;&lt;jtextpane&gt;</text:p>
          </table:table-cell>
          <table:table-cell office:value-type="float" office:value="172" table:style-name="ce2">
            <text:p>172</text:p>
          </table:table-cell>
          <table:table-cell office:value-type="float" office:value="0" table:style-name="ce2">
            <text:p>0</text:p>
          </table:table-cell>
          <table:table-cell office:value-type="date" office:date-value="2012-03-08T10:16:35" table:style-name="ce3">
            <text:p>08/03/2012 10:16</text:p>
          </table:table-cell>
          <table:table-cell office:value-type="date" office:date-value="2012-04-24T21:05:55" table:style-name="ce3">
            <text:p>24/04/2012 21:05</text:p>
          </table:table-cell>
          <table:table-cell office:value-type="string" table:style-name="ce2">
            <text:p>javax.swing.text.html.c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86" table:style-name="ce2">
            <text:p>28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is audio stored in Java</text:p>
          </table:table-cell>
          <table:table-cell office:value-type="string" table:style-name="ce2">
            <text:p>&lt;java&gt;&lt;audio&gt;</text:p>
          </table:table-cell>
          <table:table-cell office:value-type="float" office:value="93" table:style-name="ce2">
            <text:p>93</text:p>
          </table:table-cell>
          <table:table-cell office:value-type="float" office:value="0" table:style-name="ce2">
            <text:p>0</text:p>
          </table:table-cell>
          <table:table-cell office:value-type="date" office:date-value="2012-11-01T07:20:51" table:style-name="ce3">
            <text:p>01/11/2012 07:20</text:p>
          </table:table-cell>
          <table:table-cell office:value-type="date" office:date-value="2012-11-01T07:24:14" table:style-name="ce3">
            <text:p>01/11/2012 07:24</text:p>
          </table:table-cell>
          <table:table-cell office:value-type="string" table:style-name="ce2">
            <text:p>javax.sound.sampled.audioformat</text:p>
          </table:table-cell>
          <table:table-cell office:value-type="string" table:style-name="ce2">
            <text:p>javax.sound.sampled.audioformat.encoding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287" table:style-name="ce2">
            <text:p>287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The "true" width/height of a JPanel</text:p>
          </table:table-cell>
          <table:table-cell office:value-type="string" table:style-name="ce2">
            <text:p>&lt;java&gt;&lt;swing&gt;&lt;jpanel&gt;&lt;layout-manager&gt;</text:p>
          </table:table-cell>
          <table:table-cell office:value-type="float" office:value="288" table:style-name="ce2">
            <text:p>288</text:p>
          </table:table-cell>
          <table:table-cell office:value-type="float" office:value="0" table:style-name="ce2">
            <text:p>0</text:p>
          </table:table-cell>
          <table:table-cell office:value-type="date" office:date-value="2013-01-05T04:42:51" table:style-name="ce3">
            <text:p>05/01/2013 04:42</text:p>
          </table:table-cell>
          <table:table-cell office:value-type="date" office:date-value="2013-01-05T05:21:00" table:style-name="ce3">
            <text:p>05/01/2013 05:21</text:p>
          </table:table-cell>
          <table:table-cell office:value-type="string" table:style-name="ce2">
            <text:p>java.awt.window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88" table:style-name="ce2">
            <text:p>288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class and type for interface</text:p>
          </table:table-cell>
          <table:table-cell office:value-type="string" table:style-name="ce2">
            <text:p>&lt;java&gt;</text:p>
          </table:table-cell>
          <table:table-cell office:value-type="float" office:value="90" table:style-name="ce2">
            <text:p>90</text:p>
          </table:table-cell>
          <table:table-cell office:value-type="float" office:value="0" table:style-name="ce2">
            <text:p>0</text:p>
          </table:table-cell>
          <table:table-cell office:value-type="date" office:date-value="2012-12-05T23:31:16" table:style-name="ce3">
            <text:p>05/12/2012 23:31</text:p>
          </table:table-cell>
          <table:table-cell office:value-type="date" office:date-value="2012-12-05T23:35:46" table:style-name="ce3">
            <text:p>05/12/2012 23:35</text:p>
          </table:table-cell>
          <table:table-cell office:value-type="string" table:style-name="ce2">
            <text:p>java.util.iterator</text:p>
          </table:table-cell>
          <table:table-cell office:value-type="string" table:style-name="ce2">
            <text:p>java.lang.iterable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289" table:style-name="ce2">
            <text:p>289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ProcessBuilder giving a "File not found" exception when the file does exist</text:p>
          </table:table-cell>
          <table:table-cell office:value-type="string" table:style-name="ce2">
            <text:p>&lt;java&gt;&lt;processbuilder&gt;</text:p>
          </table:table-cell>
          <table:table-cell office:value-type="float" office:value="6222" table:style-name="ce2">
            <text:p>6222</text:p>
          </table:table-cell>
          <table:table-cell office:value-type="float" office:value="2" table:style-name="ce2">
            <text:p>2</text:p>
          </table:table-cell>
          <table:table-cell office:value-type="date" office:date-value="2013-02-08T04:43:55" table:style-name="ce3">
            <text:p>08/02/2013 04:43</text:p>
          </table:table-cell>
          <table:table-cell office:value-type="date" office:date-value="2013-02-08T04:46:54" table:style-name="ce3">
            <text:p>08/02/2013 04:46</text:p>
          </table:table-cell>
          <table:table-cell office:value-type="string" table:style-name="ce2">
            <text:p>java.lang.processbuild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90" table:style-name="ce2">
            <text:p>29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mport one node from one document to another</text:p>
          </table:table-cell>
          <table:table-cell office:value-type="string" table:style-name="ce2">
            <text:p>&lt;java&gt;&lt;xml&gt;&lt;dom&gt;&lt;xml-parsing&gt;</text:p>
          </table:table-cell>
          <table:table-cell office:value-type="float" office:value="39" table:style-name="ce2">
            <text:p>39</text:p>
          </table:table-cell>
          <table:table-cell office:value-type="float" office:value="0" table:style-name="ce2">
            <text:p>0</text:p>
          </table:table-cell>
          <table:table-cell office:value-type="date" office:date-value="2014-06-06T12:50:59" table:style-name="ce3">
            <text:p>06/06/2014 12:50</text:p>
          </table:table-cell>
          <table:table-cell office:value-type="date" office:date-value="2014-06-06T13:00:10" table:style-name="ce3">
            <text:p>06/06/2014 13:00</text:p>
          </table:table-cell>
          <table:table-cell office:value-type="string" table:style-name="ce2">
            <text:p>org.w3c.dom.document</text:p>
          </table:table-cell>
          <table:table-cell office:value-type="string" table:style-name="ce2">
            <text:p>org.w3c.dom.node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291" table:style-name="ce2">
            <text:p>291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datetime in sql changes to just date in my application</text:p>
          </table:table-cell>
          <table:table-cell office:value-type="string" table:style-name="ce2">
            <text:p>&lt;java&gt;&lt;sql-server&gt;&lt;date&gt;&lt;datetime&gt;&lt;jdbc&gt;</text:p>
          </table:table-cell>
          <table:table-cell office:value-type="float" office:value="1039" table:style-name="ce2">
            <text:p>1039</text:p>
          </table:table-cell>
          <table:table-cell office:value-type="float" office:value="0" table:style-name="ce2">
            <text:p>0</text:p>
          </table:table-cell>
          <table:table-cell office:value-type="date" office:date-value="2013-05-14T09:23:59" table:style-name="ce3">
            <text:p>14/05/2013 09:23</text:p>
          </table:table-cell>
          <table:table-cell office:value-type="date" office:date-value="2013-05-14T09:32:42" table:style-name="ce3">
            <text:p>14/05/2013 09:32</text:p>
          </table:table-cell>
          <table:table-cell office:value-type="string" table:style-name="ce2">
            <text:p>java.sql.callablestateme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92" table:style-name="ce2">
            <text:p>292</text:p>
          </table:table-cell>
          <table:table-cell office:value-type="float" office:value="19" table:style-name="ce2">
            <text:p>19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What's the difference between next() and nextLine() methods from Scanner class?</text:p>
          </table:table-cell>
          <table:table-cell office:value-type="string" table:style-name="ce2">
            <text:p>&lt;java&gt;&lt;java.util.scanner&gt;</text:p>
          </table:table-cell>
          <table:table-cell office:value-type="float" office:value="49807" table:style-name="ce2">
            <text:p>49807</text:p>
          </table:table-cell>
          <table:table-cell office:value-type="float" office:value="10" table:style-name="ce2">
            <text:p>10</text:p>
          </table:table-cell>
          <table:table-cell office:value-type="date" office:date-value="2014-03-17T15:34:15" table:style-name="ce3">
            <text:p>17/03/2014 15:34</text:p>
          </table:table-cell>
          <table:table-cell office:value-type="date" office:date-value="2014-03-17T15:42:18" table:style-name="ce3">
            <text:p>17/03/2014 15:42</text:p>
          </table:table-cell>
          <table:table-cell office:value-type="string" table:style-name="ce2">
            <text:p>java.util.scanner</text:p>
          </table:table-cell>
          <table:table-cell office:value-type="string" table:style-name="ce2">
            <text:p>java.lang.string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293" table:style-name="ce2">
            <text:p>293</text:p>
          </table:table-cell>
          <table:table-cell office:value-type="float" office:value="21" table:style-name="ce2">
            <text:p>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How does Java resolve a relative path in new File()?</text:p>
          </table:table-cell>
          <table:table-cell office:value-type="string" table:style-name="ce2">
            <text:p>&lt;java&gt;&lt;file&gt;&lt;relative-path&gt;</text:p>
          </table:table-cell>
          <table:table-cell office:value-type="float" office:value="57155" table:style-name="ce2">
            <text:p>57155</text:p>
          </table:table-cell>
          <table:table-cell office:value-type="float" office:value="2" table:style-name="ce2">
            <text:p>2</text:p>
          </table:table-cell>
          <table:table-cell office:value-type="date" office:date-value="2014-01-11T10:08:01" table:style-name="ce3">
            <text:p>11/01/2014 10:08</text:p>
          </table:table-cell>
          <table:table-cell office:value-type="date" office:date-value="2014-01-11T10:13:10" table:style-name="ce3">
            <text:p>11/01/2014 10:13</text:p>
          </table:table-cell>
          <table:table-cell office:value-type="string" table:style-name="ce2">
            <text:p>java.io.fi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94" table:style-name="ce2">
            <text:p>29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ancel MySQL Query Execution from Another Thread</text:p>
          </table:table-cell>
          <table:table-cell office:value-type="string" table:style-name="ce2">
            <text:p>&lt;java&gt;&lt;mysql&gt;&lt;multithreading&gt;&lt;kill&gt;</text:p>
          </table:table-cell>
          <table:table-cell office:value-type="float" office:value="512" table:style-name="ce2">
            <text:p>512</text:p>
          </table:table-cell>
          <table:table-cell office:value-type="float" office:value="0" table:style-name="ce2">
            <text:p>0</text:p>
          </table:table-cell>
          <table:table-cell office:value-type="date" office:date-value="2013-12-09T09:29:17" table:style-name="ce3">
            <text:p>09/12/2013 09:29</text:p>
          </table:table-cell>
          <table:table-cell office:value-type="date" office:date-value="2013-12-09T11:02:27" table:style-name="ce3">
            <text:p>09/12/2013 11:02</text:p>
          </table:table-cell>
          <table:table-cell office:value-type="string" table:style-name="ce2">
            <text:p>java.sql.stateme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95" table:style-name="ce2">
            <text:p>29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clipse(Android)-Program shows decimals and "E"</text:p>
          </table:table-cell>
          <table:table-cell office:value-type="string" table:style-name="ce2">
            <text:p>&lt;java&gt;&lt;android&gt;&lt;eclipse&gt;</text:p>
          </table:table-cell>
          <table:table-cell office:value-type="float" office:value="89" table:style-name="ce2">
            <text:p>89</text:p>
          </table:table-cell>
          <table:table-cell office:value-type="float" office:value="0" table:style-name="ce2">
            <text:p>0</text:p>
          </table:table-cell>
          <table:table-cell office:value-type="date" office:date-value="2014-11-08T20:51:54" table:style-name="ce3">
            <text:p>08/11/2014 20:51</text:p>
          </table:table-cell>
          <table:table-cell office:value-type="date" office:date-value="2014-11-08T21:40:02" table:style-name="ce3">
            <text:p>08/11/2014 21:40</text:p>
          </table:table-cell>
          <table:table-cell office:value-type="string" table:style-name="ce2">
            <text:p>java.lang.double</text:p>
          </table:table-cell>
          <table:table-cell office:value-type="string" table:style-name="ce2">
            <text:p>java.text.decimalformat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296" table:style-name="ce2">
            <text:p>296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Java's Comparator Contract</text:p>
          </table:table-cell>
          <table:table-cell office:value-type="string" table:style-name="ce2">
            <text:p>&lt;java&gt;&lt;collections&gt;&lt;comparator&gt;</text:p>
          </table:table-cell>
          <table:table-cell office:value-type="float" office:value="495" table:style-name="ce2">
            <text:p>495</text:p>
          </table:table-cell>
          <table:table-cell office:value-type="float" office:value="0" table:style-name="ce2">
            <text:p>0</text:p>
          </table:table-cell>
          <table:table-cell office:value-type="date" office:date-value="2014-04-07T10:27:46" table:style-name="ce3">
            <text:p>07/04/2014 10:27</text:p>
          </table:table-cell>
          <table:table-cell office:value-type="date" office:date-value="2014-04-07T10:37:07" table:style-name="ce3">
            <text:p>07/04/2014 10:37</text:p>
          </table:table-cell>
          <table:table-cell office:value-type="string" table:style-name="ce2">
            <text:p>java.util.comparator</text:p>
          </table:table-cell>
          <table:table-cell office:value-type="string" table:style-name="ce2">
            <text:p>java.lang.comparable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297" table:style-name="ce2">
            <text:p>297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ow do I capture the text that is before and after a multiple regex matches in java?</text:p>
          </table:table-cell>
          <table:table-cell office:value-type="string" table:style-name="ce2">
            <text:p>&lt;java&gt;&lt;regex&gt;</text:p>
          </table:table-cell>
          <table:table-cell office:value-type="float" office:value="105" table:style-name="ce2">
            <text:p>105</text:p>
          </table:table-cell>
          <table:table-cell office:value-type="float" office:value="0" table:style-name="ce2">
            <text:p>0</text:p>
          </table:table-cell>
          <table:table-cell office:value-type="date" office:date-value="2014-06-26T15:33:21" table:style-name="ce3">
            <text:p>26/06/2014 15:33</text:p>
          </table:table-cell>
          <table:table-cell office:value-type="date" office:date-value="2014-06-26T15:39:53" table:style-name="ce3">
            <text:p>26/06/2014 15:39</text:p>
          </table:table-cell>
          <table:table-cell office:value-type="string" table:style-name="ce2">
            <text:p>java.util.regex.matchresult</text:p>
          </table:table-cell>
          <table:table-cell office:value-type="string" table:style-name="ce2">
            <text:p>java.util.regex.matcher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298" table:style-name="ce2">
            <text:p>298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configure a manifest file of a jar file by using the maven assembly plugin?</text:p>
          </table:table-cell>
          <table:table-cell office:value-type="string" table:style-name="ce2">
            <text:p>&lt;java&gt;&lt;maven&gt;&lt;jar&gt;&lt;maven-assembly-plugin&gt;</text:p>
          </table:table-cell>
          <table:table-cell office:value-type="float" office:value="425" table:style-name="ce2">
            <text:p>425</text:p>
          </table:table-cell>
          <table:table-cell office:value-type="float" office:value="0" table:style-name="ce2">
            <text:p>0</text:p>
          </table:table-cell>
          <table:table-cell office:value-type="date" office:date-value="2014-07-31T05:52:50" table:style-name="ce3">
            <text:p>31/07/2014 05:52</text:p>
          </table:table-cell>
          <table:table-cell office:value-type="date" office:date-value="2014-07-31T07:20:46" table:style-name="ce3">
            <text:p>31/07/2014 07:20</text:p>
          </table:table-cell>
          <table:table-cell office:value-type="string" table:style-name="ce2">
            <text:p>java.util.jar.attribute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299" table:style-name="ce2">
            <text:p>29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FX How to get data of selected row from Tableview</text:p>
          </table:table-cell>
          <table:table-cell office:value-type="string" table:style-name="ce2">
            <text:p>&lt;java&gt;&lt;tableview&gt;</text:p>
          </table:table-cell>
          <table:table-cell office:value-type="float" office:value="2265" table:style-name="ce2">
            <text:p>2265</text:p>
          </table:table-cell>
          <table:table-cell office:value-type="float" office:value="0" table:style-name="ce2">
            <text:p>0</text:p>
          </table:table-cell>
          <table:table-cell office:value-type="date" office:date-value="2015-04-11T08:56:04" table:style-name="ce3">
            <text:p>11/04/2015 08:56</text:p>
          </table:table-cell>
          <table:table-cell office:value-type="date" office:date-value="2015-04-11T09:05:28" table:style-name="ce3">
            <text:p>11/04/2015 09:05</text:p>
          </table:table-cell>
          <table:table-cell office:value-type="string" table:style-name="ce2">
            <text:p>java.lang.classcastexcep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00" table:style-name="ce2">
            <text:p>30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can we bound the number of threads used in a ForJoinPool?</text:p>
          </table:table-cell>
          <table:table-cell office:value-type="string" table:style-name="ce2">
            <text:p>&lt;java&gt;&lt;multithreading&gt;</text:p>
          </table:table-cell>
          <table:table-cell office:value-type="float" office:value="49" table:style-name="ce2">
            <text:p>49</text:p>
          </table:table-cell>
          <table:table-cell office:value-type="float" office:value="0" table:style-name="ce2">
            <text:p>0</text:p>
          </table:table-cell>
          <table:table-cell office:value-type="date" office:date-value="2015-02-09T07:20:43" table:style-name="ce3">
            <text:p>09/02/2015 07:20</text:p>
          </table:table-cell>
          <table:table-cell office:value-type="date" office:date-value="2015-02-09T07:36:39" table:style-name="ce3">
            <text:p>09/02/2015 07:36</text:p>
          </table:table-cell>
          <table:table-cell office:value-type="string" table:style-name="ce2">
            <text:p>java.util.concurrent.forkjoinpool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01" table:style-name="ce2">
            <text:p>30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assing argument to Runtime.getRuntime().exec() with an option at the beginning</text:p>
          </table:table-cell>
          <table:table-cell office:value-type="string" table:style-name="ce2">
            <text:p>&lt;java&gt;&lt;unix&gt;&lt;environment-variables&gt;&lt;runtime.exec&gt;</text:p>
          </table:table-cell>
          <table:table-cell office:value-type="float" office:value="49" table:style-name="ce2">
            <text:p>49</text:p>
          </table:table-cell>
          <table:table-cell office:value-type="float" office:value="0" table:style-name="ce2">
            <text:p>0</text:p>
          </table:table-cell>
          <table:table-cell office:value-type="date" office:date-value="2016-02-10T22:55:58" table:style-name="ce3">
            <text:p>10/02/2016 22:55</text:p>
          </table:table-cell>
          <table:table-cell office:value-type="date" office:date-value="2016-02-10T22:59:58" table:style-name="ce3">
            <text:p>10/02/2016 22:59</text:p>
          </table:table-cell>
          <table:table-cell office:value-type="string" table:style-name="ce2">
            <text:p>java.lang.runtime</text:p>
          </table:table-cell>
          <table:table-cell office:value-type="string" table:style-name="ce2">
            <text:p>java.lang.processbuilder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302" table:style-name="ce2">
            <text:p>30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ransformerHandler to output CDATA sections</text:p>
          </table:table-cell>
          <table:table-cell office:value-type="string" table:style-name="ce2">
            <text:p>&lt;java&gt;&lt;cdata&gt;</text:p>
          </table:table-cell>
          <table:table-cell office:value-type="float" office:value="1359" table:style-name="ce2">
            <text:p>1359</text:p>
          </table:table-cell>
          <table:table-cell office:value-type="float" office:value="0" table:style-name="ce2">
            <text:p>0</text:p>
          </table:table-cell>
          <table:table-cell office:value-type="date" office:date-value="2011-09-25T06:51:48" table:style-name="ce3">
            <text:p>25/09/2011 06:51</text:p>
          </table:table-cell>
          <table:table-cell office:value-type="date" office:date-value="2012-02-19T18:52:45" table:style-name="ce3">
            <text:p>19/02/2012 18:52</text:p>
          </table:table-cell>
          <table:table-cell office:value-type="string" table:style-name="ce2">
            <text:p>javax.xml.transform.outputkey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03" table:style-name="ce2">
            <text:p>30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an I simulate a specific filesystem while unit testing?</text:p>
          </table:table-cell>
          <table:table-cell office:value-type="string" table:style-name="ce2">
            <text:p>&lt;java&gt;&lt;java-ee&gt;&lt;junit&gt;&lt;junit4&gt;&lt;java-6&gt;</text:p>
          </table:table-cell>
          <table:table-cell office:value-type="float" office:value="263" table:style-name="ce2">
            <text:p>263</text:p>
          </table:table-cell>
          <table:table-cell office:value-type="float" office:value="0" table:style-name="ce2">
            <text:p>0</text:p>
          </table:table-cell>
          <table:table-cell office:value-type="date" office:date-value="2013-07-04T07:49:34" table:style-name="ce3">
            <text:p>04/07/2013 07:49</text:p>
          </table:table-cell>
          <table:table-cell office:value-type="date" office:date-value="2013-07-04T07:59:28" table:style-name="ce3">
            <text:p>04/07/2013 07:59</text:p>
          </table:table-cell>
          <table:table-cell office:value-type="string" table:style-name="ce2">
            <text:p>javax.tools.javafilemanager</text:p>
          </table:table-cell>
          <table:table-cell office:value-type="string" table:style-name="ce2">
            <text:p>javax.swing.filechooser.filesystemview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304" table:style-name="ce2">
            <text:p>30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ava Queue add()/offer() and poll() method not working according to FIFO as expected</text:p>
          </table:table-cell>
          <table:table-cell office:value-type="string" table:style-name="ce2">
            <text:p>&lt;java&gt;&lt;data-structures&gt;&lt;stack&gt;&lt;queue&gt;&lt;palindrome&gt;</text:p>
          </table:table-cell>
          <table:table-cell office:value-type="float" office:value="59" table:style-name="ce2">
            <text:p>59</text:p>
          </table:table-cell>
          <table:table-cell office:value-type="float" office:value="0" table:style-name="ce2">
            <text:p>0</text:p>
          </table:table-cell>
          <table:table-cell office:value-type="date" office:date-value="2016-05-18T07:29:57" table:style-name="ce3">
            <text:p>18/05/2016 07:29</text:p>
          </table:table-cell>
          <table:table-cell office:value-type="date" office:date-value="2016-05-18T07:48:41" table:style-name="ce3">
            <text:p>18/05/2016 07:48</text:p>
          </table:table-cell>
          <table:table-cell office:value-type="string" table:style-name="ce2">
            <text:p>java.util.queu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05" table:style-name="ce2">
            <text:p>305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ow to execute a specific SQL-Query on a jButton with java in swing</text:p>
          </table:table-cell>
          <table:table-cell office:value-type="string" table:style-name="ce2">
            <text:p>&lt;java&gt;&lt;swing&gt;&lt;jbutton&gt;</text:p>
          </table:table-cell>
          <table:table-cell office:value-type="float" office:value="1693" table:style-name="ce2">
            <text:p>1693</text:p>
          </table:table-cell>
          <table:table-cell office:value-type="float" office:value="0" table:style-name="ce2">
            <text:p>0</text:p>
          </table:table-cell>
          <table:table-cell office:value-type="date" office:date-value="2011-11-23T23:21:26" table:style-name="ce3">
            <text:p>23/11/2011 23:21</text:p>
          </table:table-cell>
          <table:table-cell office:value-type="date" office:date-value="2011-11-24T02:19:08" table:style-name="ce3">
            <text:p>24/11/2011 02:19</text:p>
          </table:table-cell>
          <table:table-cell office:value-type="string" table:style-name="ce2">
            <text:p>javax.swing.jtextfield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06" table:style-name="ce2">
            <text:p>306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Can't restart thread</text:p>
          </table:table-cell>
          <table:table-cell office:value-type="string" table:style-name="ce2">
            <text:p>&lt;java&gt;&lt;multithreading&gt;&lt;java-me&gt;</text:p>
          </table:table-cell>
          <table:table-cell office:value-type="float" office:value="203" table:style-name="ce2">
            <text:p>203</text:p>
          </table:table-cell>
          <table:table-cell office:value-type="float" office:value="0" table:style-name="ce2">
            <text:p>0</text:p>
          </table:table-cell>
          <table:table-cell office:value-type="date" office:date-value="2013-05-24T05:59:49" table:style-name="ce3">
            <text:p>24/05/2013 05:59</text:p>
          </table:table-cell>
          <table:table-cell office:value-type="date" office:date-value="2013-05-24T06:03:34" table:style-name="ce3">
            <text:p>24/05/2013 06:03</text:p>
          </table:table-cell>
          <table:table-cell office:value-type="string" table:style-name="ce2">
            <text:p>java.lang.thread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07" table:style-name="ce2">
            <text:p>307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Trouble parsing string to GregoriamCalendar type for use in ArrayList</text:p>
          </table:table-cell>
          <table:table-cell office:value-type="string" table:style-name="ce2">
            <text:p>&lt;java&gt;&lt;parsing&gt;&lt;csv&gt;&lt;arraylist&gt;&lt;gregorian-calendar&gt;</text:p>
          </table:table-cell>
          <table:table-cell office:value-type="float" office:value="48" table:style-name="ce2">
            <text:p>48</text:p>
          </table:table-cell>
          <table:table-cell office:value-type="float" office:value="0" table:style-name="ce2">
            <text:p>0</text:p>
          </table:table-cell>
          <table:table-cell office:value-type="date" office:date-value="2015-11-13T18:36:57" table:style-name="ce3">
            <text:p>13/11/2015 18:36</text:p>
          </table:table-cell>
          <table:table-cell office:value-type="date" office:date-value="2015-11-13T18:57:53" table:style-name="ce3">
            <text:p>13/11/2015 18:57</text:p>
          </table:table-cell>
          <table:table-cell office:value-type="string" table:style-name="ce2">
            <text:p>java.text.simpledateformat</text:p>
          </table:table-cell>
          <table:table-cell office:value-type="string" table:style-name="ce2">
            <text:p>java.util.date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308" table:style-name="ce2">
            <text:p>308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Are there any good CachedRowSet implementations other than the proprietary Sun one?</text:p>
          </table:table-cell>
          <table:table-cell office:value-type="string" table:style-name="ce2">
            <text:p>&lt;java&gt;&lt;mysql&gt;&lt;jdbc&gt;&lt;cachedrowset&gt;</text:p>
          </table:table-cell>
          <table:table-cell office:value-type="float" office:value="4534" table:style-name="ce2">
            <text:p>4534</text:p>
          </table:table-cell>
          <table:table-cell office:value-type="float" office:value="2" table:style-name="ce2">
            <text:p>2</text:p>
          </table:table-cell>
          <table:table-cell office:value-type="date" office:date-value="2010-02-09T10:57:45" table:style-name="ce3">
            <text:p>09/02/2010 10:57</text:p>
          </table:table-cell>
          <table:table-cell office:value-type="date" office:date-value="2014-04-14T08:47:47" table:style-name="ce3">
            <text:p>14/04/2014 08:47</text:p>
          </table:table-cell>
          <table:table-cell office:value-type="string" table:style-name="ce2">
            <text:p>javax.sql.rowset.rowsetprovid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09" table:style-name="ce2">
            <text:p>309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Java: How to get Unicode name of a character (or its type category)?</text:p>
          </table:table-cell>
          <table:table-cell office:value-type="string" table:style-name="ce2">
            <text:p>&lt;java&gt;&lt;unicode&gt;&lt;character&gt;</text:p>
          </table:table-cell>
          <table:table-cell office:value-type="float" office:value="4342" table:style-name="ce2">
            <text:p>4342</text:p>
          </table:table-cell>
          <table:table-cell office:value-type="float" office:value="3" table:style-name="ce2">
            <text:p>3</text:p>
          </table:table-cell>
          <table:table-cell office:value-type="date" office:date-value="2010-03-14T18:57:36" table:style-name="ce3">
            <text:p>14/03/2010 18:57</text:p>
          </table:table-cell>
          <table:table-cell office:value-type="date" office:date-value="2011-04-18T22:10:03" table:style-name="ce3">
            <text:p>18/04/2011 22:10</text:p>
          </table:table-cell>
          <table:table-cell office:value-type="string" table:style-name="ce2">
            <text:p>java.lang.charact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10" table:style-name="ce2">
            <text:p>31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Dealing with OutOfMemory exceptions on AppEngine</text:p>
          </table:table-cell>
          <table:table-cell office:value-type="string" table:style-name="ce2">
            <text:p>&lt;java&gt;&lt;google-app-engine&gt;&lt;memory-management&gt;</text:p>
          </table:table-cell>
          <table:table-cell office:value-type="float" office:value="145" table:style-name="ce2">
            <text:p>145</text:p>
          </table:table-cell>
          <table:table-cell office:value-type="float" office:value="2" table:style-name="ce2">
            <text:p>2</text:p>
          </table:table-cell>
          <table:table-cell office:value-type="date" office:date-value="2012-01-02T16:13:48" table:style-name="ce3">
            <text:p>02/01/2012 16:13</text:p>
          </table:table-cell>
          <table:table-cell office:value-type="date" office:date-value="2012-01-02T16:32:59" table:style-name="ce3">
            <text:p>02/01/2012 16:32</text:p>
          </table:table-cell>
          <table:table-cell office:value-type="string" table:style-name="ce2">
            <text:p>java.lang.outofmemoryerro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11" table:style-name="ce2">
            <text:p>31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Preventing allocation for ArrayList iterators in Java</text:p>
          </table:table-cell>
          <table:table-cell office:value-type="string" table:style-name="ce2">
            <text:p>&lt;java&gt;&lt;android&gt;&lt;iterator&gt;&lt;allocation&gt;</text:p>
          </table:table-cell>
          <table:table-cell office:value-type="float" office:value="1477" table:style-name="ce2">
            <text:p>1477</text:p>
          </table:table-cell>
          <table:table-cell office:value-type="float" office:value="0" table:style-name="ce2">
            <text:p>0</text:p>
          </table:table-cell>
          <table:table-cell office:value-type="date" office:date-value="2011-12-21T19:39:33" table:style-name="ce3">
            <text:p>21/12/2011 19:39</text:p>
          </table:table-cell>
          <table:table-cell office:value-type="date" office:date-value="2011-12-21T19:46:11" table:style-name="ce3">
            <text:p>21/12/2011 19:46</text:p>
          </table:table-cell>
          <table:table-cell office:value-type="string" table:style-name="ce2">
            <text:p>java.util.arrayli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12" table:style-name="ce2">
            <text:p>31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hecking if a method is an overridden method of Interface using reflection</text:p>
          </table:table-cell>
          <table:table-cell office:value-type="string" table:style-name="ce2">
            <text:p>&lt;java&gt;</text:p>
          </table:table-cell>
          <table:table-cell office:value-type="float" office:value="482" table:style-name="ce2">
            <text:p>482</text:p>
          </table:table-cell>
          <table:table-cell office:value-type="float" office:value="1" table:style-name="ce2">
            <text:p>1</text:p>
          </table:table-cell>
          <table:table-cell office:value-type="date" office:date-value="2011-12-22T06:10:16" table:style-name="ce3">
            <text:p>22/12/2011 06:10</text:p>
          </table:table-cell>
          <table:table-cell office:value-type="date" office:date-value="2011-12-22T06:28:01" table:style-name="ce3">
            <text:p>22/12/2011 06:28</text:p>
          </table:table-cell>
          <table:table-cell office:value-type="string" table:style-name="ce2">
            <text:p>java.lang.reflect.method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13" table:style-name="ce2">
            <text:p>31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Dialog in new thread doesn't respond</text:p>
          </table:table-cell>
          <table:table-cell office:value-type="string" table:style-name="ce2">
            <text:p>&lt;java&gt;&lt;multithreading&gt;&lt;swing&gt;&lt;jdialog&gt;</text:p>
          </table:table-cell>
          <table:table-cell office:value-type="float" office:value="691" table:style-name="ce2">
            <text:p>691</text:p>
          </table:table-cell>
          <table:table-cell office:value-type="float" office:value="1" table:style-name="ce2">
            <text:p>1</text:p>
          </table:table-cell>
          <table:table-cell office:value-type="date" office:date-value="2011-12-07T15:05:29" table:style-name="ce3">
            <text:p>07/12/2011 15:05</text:p>
          </table:table-cell>
          <table:table-cell office:value-type="date" office:date-value="2011-12-07T15:12:29" table:style-name="ce3">
            <text:p>07/12/2011 15:12</text:p>
          </table:table-cell>
          <table:table-cell office:value-type="string" table:style-name="ce2">
            <text:p>javax.swing.swingwork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14" table:style-name="ce2">
            <text:p>314</text:p>
          </table:table-cell>
          <table:table-cell office:value-type="float" office:value="8" table:style-name="ce2">
            <text:p>8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DecimalFormat pattern</text:p>
          </table:table-cell>
          <table:table-cell office:value-type="string" table:style-name="ce2">
            <text:p>&lt;java&gt;&lt;decimal-format&gt;</text:p>
          </table:table-cell>
          <table:table-cell office:value-type="float" office:value="16162" table:style-name="ce2">
            <text:p>16162</text:p>
          </table:table-cell>
          <table:table-cell office:value-type="float" office:value="3" table:style-name="ce2">
            <text:p>3</text:p>
          </table:table-cell>
          <table:table-cell office:value-type="date" office:date-value="2011-12-14T10:31:45" table:style-name="ce3">
            <text:p>14/12/2011 10:31</text:p>
          </table:table-cell>
          <table:table-cell office:value-type="date" office:date-value="2011-12-14T10:34:07" table:style-name="ce3">
            <text:p>14/12/2011 10:34</text:p>
          </table:table-cell>
          <table:table-cell office:value-type="string" table:style-name="ce2">
            <text:p>java.text.decimal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15" table:style-name="ce2">
            <text:p>31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Thread pool in Java</text:p>
          </table:table-cell>
          <table:table-cell office:value-type="string" table:style-name="ce2">
            <text:p>&lt;java&gt;&lt;android&gt;&lt;multithreading&gt;</text:p>
          </table:table-cell>
          <table:table-cell office:value-type="float" office:value="2243" table:style-name="ce2">
            <text:p>2243</text:p>
          </table:table-cell>
          <table:table-cell office:value-type="float" office:value="1" table:style-name="ce2">
            <text:p>1</text:p>
          </table:table-cell>
          <table:table-cell office:value-type="date" office:date-value="2012-01-09T09:58:03" table:style-name="ce3">
            <text:p>09/01/2012 09:58</text:p>
          </table:table-cell>
          <table:table-cell office:value-type="date" office:date-value="2012-01-09T10:07:09" table:style-name="ce3">
            <text:p>09/01/2012 10:07</text:p>
          </table:table-cell>
          <table:table-cell office:value-type="string" table:style-name="ce2">
            <text:p>java.util.concurrent.scheduledthreadpoolexecuto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16" table:style-name="ce2">
            <text:p>31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rouble in calling system commands from Java</text:p>
          </table:table-cell>
          <table:table-cell office:value-type="string" table:style-name="ce2">
            <text:p>&lt;java&gt;</text:p>
          </table:table-cell>
          <table:table-cell office:value-type="float" office:value="82" table:style-name="ce2">
            <text:p>82</text:p>
          </table:table-cell>
          <table:table-cell office:value-type="float" office:value="0" table:style-name="ce2">
            <text:p>0</text:p>
          </table:table-cell>
          <table:table-cell office:value-type="date" office:date-value="2012-02-01T17:03:53" table:style-name="ce3">
            <text:p>01/02/2012 17:03</text:p>
          </table:table-cell>
          <table:table-cell office:value-type="date" office:date-value="2012-02-01T17:57:18" table:style-name="ce3">
            <text:p>01/02/2012 17:57</text:p>
          </table:table-cell>
          <table:table-cell office:value-type="string" table:style-name="ce2">
            <text:p>java.lang.proce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17" table:style-name="ce2">
            <text:p>317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How do I effectively use the Modulus Operator in Java</text:p>
          </table:table-cell>
          <table:table-cell office:value-type="string" table:style-name="ce2">
            <text:p>&lt;java&gt;&lt;currency&gt;&lt;money&gt;&lt;modulus&gt;</text:p>
          </table:table-cell>
          <table:table-cell office:value-type="float" office:value="2055" table:style-name="ce2">
            <text:p>2055</text:p>
          </table:table-cell>
          <table:table-cell office:value-type="float" office:value="0" table:style-name="ce2">
            <text:p>0</text:p>
          </table:table-cell>
          <table:table-cell office:value-type="date" office:date-value="2012-01-17T01:40:59" table:style-name="ce3">
            <text:p>17/01/2012 01:40</text:p>
          </table:table-cell>
          <table:table-cell office:value-type="date" office:date-value="2012-01-17T01:54:48" table:style-name="ce3">
            <text:p>17/01/2012 01:54</text:p>
          </table:table-cell>
          <table:table-cell office:value-type="string" table:style-name="ce2">
            <text:p>java.util.formatt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18" table:style-name="ce2">
            <text:p>318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ow would you give random limits in java?</text:p>
          </table:table-cell>
          <table:table-cell office:value-type="string" table:style-name="ce2">
            <text:p>&lt;java&gt;</text:p>
          </table:table-cell>
          <table:table-cell office:value-type="float" office:value="2856" table:style-name="ce2">
            <text:p>2856</text:p>
          </table:table-cell>
          <table:table-cell office:value-type="float" office:value="0" table:style-name="ce2">
            <text:p>0</text:p>
          </table:table-cell>
          <table:table-cell office:value-type="date" office:date-value="2012-01-18T06:10:53" table:style-name="ce3">
            <text:p>18/01/2012 06:10</text:p>
          </table:table-cell>
          <table:table-cell office:value-type="date" office:date-value="2012-01-18T06:13:30" table:style-name="ce3">
            <text:p>18/01/2012 06:13</text:p>
          </table:table-cell>
          <table:table-cell office:value-type="string" table:style-name="ce2">
            <text:p>java.util.rando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19" table:style-name="ce2">
            <text:p>319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get DecimalFormat to display ASCII strings instead of special symbols?</text:p>
          </table:table-cell>
          <table:table-cell office:value-type="string" table:style-name="ce2">
            <text:p>&lt;java&gt;&lt;string&gt;&lt;formatting&gt;&lt;numbers&gt;</text:p>
          </table:table-cell>
          <table:table-cell office:value-type="float" office:value="373" table:style-name="ce2">
            <text:p>373</text:p>
          </table:table-cell>
          <table:table-cell office:value-type="float" office:value="0" table:style-name="ce2">
            <text:p>0</text:p>
          </table:table-cell>
          <table:table-cell office:value-type="date" office:date-value="2011-12-19T10:33:52" table:style-name="ce3">
            <text:p>19/12/2011 10:33</text:p>
          </table:table-cell>
          <table:table-cell office:value-type="date" office:date-value="2011-12-21T04:12:59" table:style-name="ce3">
            <text:p>21/12/2011 04:12</text:p>
          </table:table-cell>
          <table:table-cell office:value-type="string" table:style-name="ce2">
            <text:p>java.text.decimal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20" table:style-name="ce2">
            <text:p>320</text:p>
          </table:table-cell>
          <table:table-cell office:value-type="float" office:value="33" table:style-name="ce2">
            <text:p>33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How to Replace dot (.) in a string in Java</text:p>
          </table:table-cell>
          <table:table-cell office:value-type="string" table:style-name="ce2">
            <text:p>&lt;java&gt;&lt;str-replace&gt;</text:p>
          </table:table-cell>
          <table:table-cell office:value-type="float" office:value="43601" table:style-name="ce2">
            <text:p>43601</text:p>
          </table:table-cell>
          <table:table-cell office:value-type="float" office:value="2" table:style-name="ce2">
            <text:p>2</text:p>
          </table:table-cell>
          <table:table-cell office:value-type="date" office:date-value="2011-09-11T19:17:05" table:style-name="ce3">
            <text:p>11/09/2011 19:17</text:p>
          </table:table-cell>
          <table:table-cell office:value-type="date" office:date-value="2011-09-11T19:20:50" table:style-name="ce3">
            <text:p>11/09/2011 19:20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21" table:style-name="ce2">
            <text:p>321</text:p>
          </table:table-cell>
          <table:table-cell office:value-type="float" office:value="21" table:style-name="ce2">
            <text:p>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JaxbRepresentation gives error "doesnt contain ObjectFactory.class or jaxb.index"</text:p>
          </table:table-cell>
          <table:table-cell office:value-type="string" table:style-name="ce2">
            <text:p>&lt;java&gt;&lt;rest&gt;&lt;java-ee&gt;&lt;jaxb&gt;&lt;restlet-2.0&gt;</text:p>
          </table:table-cell>
          <table:table-cell office:value-type="float" office:value="47730" table:style-name="ce2">
            <text:p>47730</text:p>
          </table:table-cell>
          <table:table-cell office:value-type="float" office:value="6" table:style-name="ce2">
            <text:p>6</text:p>
          </table:table-cell>
          <table:table-cell office:value-type="date" office:date-value="2011-05-16T12:09:59" table:style-name="ce3">
            <text:p>16/05/2011 12:09</text:p>
          </table:table-cell>
          <table:table-cell office:value-type="date" office:date-value="2013-05-10T07:36:38" table:style-name="ce3">
            <text:p>10/05/2013 07:36</text:p>
          </table:table-cell>
          <table:table-cell office:value-type="string" table:style-name="ce2">
            <text:p>javax.xml.bind.jaxbcontex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22" table:style-name="ce2">
            <text:p>32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get original class of a field declared in java class</text:p>
          </table:table-cell>
          <table:table-cell office:value-type="string" table:style-name="ce2">
            <text:p>&lt;java&gt;&lt;reflection&gt;&lt;field&gt;</text:p>
          </table:table-cell>
          <table:table-cell office:value-type="float" office:value="815" table:style-name="ce2">
            <text:p>815</text:p>
          </table:table-cell>
          <table:table-cell office:value-type="float" office:value="0" table:style-name="ce2">
            <text:p>0</text:p>
          </table:table-cell>
          <table:table-cell office:value-type="date" office:date-value="2013-07-26T05:29:53" table:style-name="ce3">
            <text:p>26/07/2013 05:29</text:p>
          </table:table-cell>
          <table:table-cell office:value-type="date" office:date-value="2013-07-26T05:37:54" table:style-name="ce3">
            <text:p>26/07/2013 05:37</text:p>
          </table:table-cell>
          <table:table-cell office:value-type="string" table:style-name="ce2">
            <text:p>java.lang.reflect.field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23" table:style-name="ce2">
            <text:p>323</text:p>
          </table:table-cell>
          <table:table-cell office:value-type="float" office:value="12" table:style-name="ce2">
            <text:p>12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How to use an arraylist as a prepared statement parameter</text:p>
          </table:table-cell>
          <table:table-cell office:value-type="string" table:style-name="ce2">
            <text:p>&lt;java&gt;&lt;arraylist&gt;&lt;prepared-statement&gt;</text:p>
          </table:table-cell>
          <table:table-cell office:value-type="float" office:value="32241" table:style-name="ce2">
            <text:p>32241</text:p>
          </table:table-cell>
          <table:table-cell office:value-type="float" office:value="1" table:style-name="ce2">
            <text:p>1</text:p>
          </table:table-cell>
          <table:table-cell office:value-type="date" office:date-value="2013-07-24T18:38:30" table:style-name="ce3">
            <text:p>24/07/2013 18:38</text:p>
          </table:table-cell>
          <table:table-cell office:value-type="date" office:date-value="2013-07-24T18:43:22" table:style-name="ce3">
            <text:p>24/07/2013 18:43</text:p>
          </table:table-cell>
          <table:table-cell office:value-type="string" table:style-name="ce2">
            <text:p>java.sql.preparedstateme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24" table:style-name="ce2">
            <text:p>32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Validate an empty textbox?</text:p>
          </table:table-cell>
          <table:table-cell office:value-type="string" table:style-name="ce2">
            <text:p>&lt;java&gt;&lt;eclipse&gt;&lt;user-interface&gt;&lt;textbox&gt;&lt;verification&gt;</text:p>
          </table:table-cell>
          <table:table-cell office:value-type="float" office:value="5383" table:style-name="ce2">
            <text:p>5383</text:p>
          </table:table-cell>
          <table:table-cell office:value-type="float" office:value="0" table:style-name="ce2">
            <text:p>0</text:p>
          </table:table-cell>
          <table:table-cell office:value-type="date" office:date-value="2012-10-23T06:07:10" table:style-name="ce3">
            <text:p>23/10/2012 06:07</text:p>
          </table:table-cell>
          <table:table-cell office:value-type="date" office:date-value="2012-10-23T06:09:29" table:style-name="ce3">
            <text:p>23/10/2012 06:09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25" table:style-name="ce2">
            <text:p>325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Cannot process url with vertical/pipe bar in Java/Apache HttpClient</text:p>
          </table:table-cell>
          <table:table-cell office:value-type="string" table:style-name="ce2">
            <text:p>&lt;java&gt;&lt;apache&gt;&lt;apache-httpclient-4.x&gt;&lt;apache-commons-httpclient&gt;</text:p>
          </table:table-cell>
          <table:table-cell office:value-type="float" office:value="2933" table:style-name="ce2">
            <text:p>2933</text:p>
          </table:table-cell>
          <table:table-cell office:value-type="float" office:value="0" table:style-name="ce2">
            <text:p>0</text:p>
          </table:table-cell>
          <table:table-cell office:value-type="date" office:date-value="2013-08-19T14:24:06" table:style-name="ce3">
            <text:p>19/08/2013 14:24</text:p>
          </table:table-cell>
          <table:table-cell office:value-type="date" office:date-value="2013-08-19T14:31:23" table:style-name="ce3">
            <text:p>19/08/2013 14:31</text:p>
          </table:table-cell>
          <table:table-cell office:value-type="string" table:style-name="ce2">
            <text:p>java.net.urlencod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26" table:style-name="ce2">
            <text:p>32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rename the name of attribute in a node of xml in java using dom parser</text:p>
          </table:table-cell>
          <table:table-cell office:value-type="string" table:style-name="ce2">
            <text:p>&lt;java&gt;&lt;xml&gt;&lt;dom&gt;</text:p>
          </table:table-cell>
          <table:table-cell office:value-type="float" office:value="746" table:style-name="ce2">
            <text:p>746</text:p>
          </table:table-cell>
          <table:table-cell office:value-type="float" office:value="0" table:style-name="ce2">
            <text:p>0</text:p>
          </table:table-cell>
          <table:table-cell office:value-type="date" office:date-value="2013-08-20T12:08:43" table:style-name="ce3">
            <text:p>20/08/2013 12:08</text:p>
          </table:table-cell>
          <table:table-cell office:value-type="date" office:date-value="2013-08-20T12:21:08" table:style-name="ce3">
            <text:p>20/08/2013 12:21</text:p>
          </table:table-cell>
          <table:table-cell office:value-type="string" table:style-name="ce2">
            <text:p>org.w3c.dom.eleme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27" table:style-name="ce2">
            <text:p>327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Java Executor - Single Thread Multiple Task</text:p>
          </table:table-cell>
          <table:table-cell office:value-type="string" table:style-name="ce2">
            <text:p>&lt;java&gt;&lt;executor&gt;</text:p>
          </table:table-cell>
          <table:table-cell office:value-type="float" office:value="1687" table:style-name="ce2">
            <text:p>1687</text:p>
          </table:table-cell>
          <table:table-cell office:value-type="float" office:value="0" table:style-name="ce2">
            <text:p>0</text:p>
          </table:table-cell>
          <table:table-cell office:value-type="date" office:date-value="2013-08-20T18:43:10" table:style-name="ce3">
            <text:p>20/08/2013 18:43</text:p>
          </table:table-cell>
          <table:table-cell office:value-type="date" office:date-value="2013-08-20T18:48:14" table:style-name="ce3">
            <text:p>20/08/2013 18:48</text:p>
          </table:table-cell>
          <table:table-cell office:value-type="string" table:style-name="ce2">
            <text:p>java.util.concurrent.executor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28" table:style-name="ce2">
            <text:p>328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eleting files from signed java applet</text:p>
          </table:table-cell>
          <table:table-cell office:value-type="string" table:style-name="ce2">
            <text:p>&lt;java&gt;&lt;applet&gt;&lt;sign&gt;</text:p>
          </table:table-cell>
          <table:table-cell office:value-type="float" office:value="461" table:style-name="ce2">
            <text:p>461</text:p>
          </table:table-cell>
          <table:table-cell office:value-type="float" office:value="0" table:style-name="ce2">
            <text:p>0</text:p>
          </table:table-cell>
          <table:table-cell office:value-type="date" office:date-value="2013-08-02T09:40:33" table:style-name="ce3">
            <text:p>02/08/2013 09:40</text:p>
          </table:table-cell>
          <table:table-cell office:value-type="date" office:date-value="2013-08-05T10:43:07" table:style-name="ce3">
            <text:p>05/08/2013 10:43</text:p>
          </table:table-cell>
          <table:table-cell office:value-type="string" table:style-name="ce2">
            <text:p>java.security.accesscontroll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29" table:style-name="ce2">
            <text:p>329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ow to resume a thread</text:p>
          </table:table-cell>
          <table:table-cell office:value-type="string" table:style-name="ce2">
            <text:p>&lt;java&gt;&lt;multithreading&gt;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date" office:date-value="2013-09-10T00:38:22" table:style-name="ce3">
            <text:p>10/09/2013 00:38</text:p>
          </table:table-cell>
          <table:table-cell office:value-type="date" office:date-value="2013-09-10T00:45:51" table:style-name="ce3">
            <text:p>10/09/2013 00:45</text:p>
          </table:table-cell>
          <table:table-cell office:value-type="string" table:style-name="ce2">
            <text:p>java.lang.thread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30" table:style-name="ce2">
            <text:p>330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store hex value (0x45E213) in an integer</text:p>
          </table:table-cell>
          <table:table-cell office:value-type="string" table:style-name="ce2">
            <text:p>&lt;java&gt;&lt;android&gt;&lt;hex&gt;&lt;numberformatexception&gt;</text:p>
          </table:table-cell>
          <table:table-cell office:value-type="float" office:value="12051" table:style-name="ce2">
            <text:p>12051</text:p>
          </table:table-cell>
          <table:table-cell office:value-type="float" office:value="2" table:style-name="ce2">
            <text:p>2</text:p>
          </table:table-cell>
          <table:table-cell office:value-type="date" office:date-value="2012-03-17T11:06:09" table:style-name="ce3">
            <text:p>17/03/2012 11:06</text:p>
          </table:table-cell>
          <table:table-cell office:value-type="date" office:date-value="2012-03-17T11:09:55" table:style-name="ce3">
            <text:p>17/03/2012 11:09</text:p>
          </table:table-cell>
          <table:table-cell office:value-type="string" table:style-name="ce2">
            <text:p>java.lang.integ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31" table:style-name="ce2">
            <text:p>33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Remove extra punctuation from string while keeping "smileys"?</text:p>
          </table:table-cell>
          <table:table-cell office:value-type="string" table:style-name="ce2">
            <text:p>&lt;java&gt;&lt;regex&gt;</text:p>
          </table:table-cell>
          <table:table-cell office:value-type="float" office:value="499" table:style-name="ce2">
            <text:p>499</text:p>
          </table:table-cell>
          <table:table-cell office:value-type="float" office:value="0" table:style-name="ce2">
            <text:p>0</text:p>
          </table:table-cell>
          <table:table-cell office:value-type="date" office:date-value="2012-03-19T21:33:53" table:style-name="ce3">
            <text:p>19/03/2012 21:33</text:p>
          </table:table-cell>
          <table:table-cell office:value-type="date" office:date-value="2012-03-19T21:49:30" table:style-name="ce3">
            <text:p>19/03/2012 21:49</text:p>
          </table:table-cell>
          <table:table-cell office:value-type="string" table:style-name="ce2">
            <text:p>java.util.regex.patter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32" table:style-name="ce2">
            <text:p>33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List array showing non existing folders.. Why?</text:p>
          </table:table-cell>
          <table:table-cell office:value-type="string" table:style-name="ce2">
            <text:p>&lt;java&gt;&lt;file&gt;&lt;hidden&gt;&lt;folders&gt;</text:p>
          </table:table-cell>
          <table:table-cell office:value-type="float" office:value="261" table:style-name="ce2">
            <text:p>261</text:p>
          </table:table-cell>
          <table:table-cell office:value-type="float" office:value="0" table:style-name="ce2">
            <text:p>0</text:p>
          </table:table-cell>
          <table:table-cell office:value-type="date" office:date-value="2012-02-06T18:12:05" table:style-name="ce3">
            <text:p>06/02/2012 18:12</text:p>
          </table:table-cell>
          <table:table-cell office:value-type="date" office:date-value="2012-02-06T18:18:35" table:style-name="ce3">
            <text:p>06/02/2012 18:18</text:p>
          </table:table-cell>
          <table:table-cell office:value-type="string" table:style-name="ce2">
            <text:p>java.nio.file.filevisito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33" table:style-name="ce2">
            <text:p>33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iped Input stream is getting locked</text:p>
          </table:table-cell>
          <table:table-cell office:value-type="string" table:style-name="ce2">
            <text:p>&lt;java&gt;&lt;stream&gt;</text:p>
          </table:table-cell>
          <table:table-cell office:value-type="float" office:value="2793" table:style-name="ce2">
            <text:p>2793</text:p>
          </table:table-cell>
          <table:table-cell office:value-type="float" office:value="1" table:style-name="ce2">
            <text:p>1</text:p>
          </table:table-cell>
          <table:table-cell office:value-type="date" office:date-value="2012-02-07T05:55:17" table:style-name="ce3">
            <text:p>07/02/2012 05:55</text:p>
          </table:table-cell>
          <table:table-cell office:value-type="date" office:date-value="2012-02-07T06:03:08" table:style-name="ce3">
            <text:p>07/02/2012 06:03</text:p>
          </table:table-cell>
          <table:table-cell office:value-type="string" table:style-name="ce2">
            <text:p>java.io.pipedinputstrea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34" table:style-name="ce2">
            <text:p>33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oving Shapes along an arc path with java graphics</text:p>
          </table:table-cell>
          <table:table-cell office:value-type="string" table:style-name="ce2">
            <text:p>&lt;java&gt;&lt;swing&gt;&lt;graphics&gt;&lt;awt&gt;&lt;graphics2d&gt;</text:p>
          </table:table-cell>
          <table:table-cell office:value-type="float" office:value="2656" table:style-name="ce2">
            <text:p>2656</text:p>
          </table:table-cell>
          <table:table-cell office:value-type="float" office:value="0" table:style-name="ce2">
            <text:p>0</text:p>
          </table:table-cell>
          <table:table-cell office:value-type="date" office:date-value="2012-02-11T05:27:52" table:style-name="ce3">
            <text:p>11/02/2012 05:27</text:p>
          </table:table-cell>
          <table:table-cell office:value-type="date" office:date-value="2012-02-11T06:09:35" table:style-name="ce3">
            <text:p>11/02/2012 06:09</text:p>
          </table:table-cell>
          <table:table-cell office:value-type="string" table:style-name="ce2">
            <text:p>java.awt.geom.flatteningpathiterato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35" table:style-name="ce2">
            <text:p>33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to detect Hotswap</text:p>
          </table:table-cell>
          <table:table-cell office:value-type="string" table:style-name="ce2">
            <text:p>&lt;java&gt;&lt;hotswap&gt;</text:p>
          </table:table-cell>
          <table:table-cell office:value-type="float" office:value="246" table:style-name="ce2">
            <text:p>246</text:p>
          </table:table-cell>
          <table:table-cell office:value-type="float" office:value="0" table:style-name="ce2">
            <text:p>0</text:p>
          </table:table-cell>
          <table:table-cell office:value-type="date" office:date-value="2012-04-02T17:40:16" table:style-name="ce3">
            <text:p>02/04/2012 17:40</text:p>
          </table:table-cell>
          <table:table-cell office:value-type="date" office:date-value="2012-04-02T18:22:12" table:style-name="ce3">
            <text:p>02/04/2012 18:22</text:p>
          </table:table-cell>
          <table:table-cell office:value-type="string" table:style-name="ce2">
            <text:p>java.lang.instrument.classfiletransform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36" table:style-name="ce2">
            <text:p>336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Instantiate an object from a dynamically generated class</text:p>
          </table:table-cell>
          <table:table-cell office:value-type="string" table:style-name="ce2">
            <text:p>&lt;java&gt;&lt;reflection&gt;&lt;instantiation&gt;&lt;dynamically-generated&gt;</text:p>
          </table:table-cell>
          <table:table-cell office:value-type="float" office:value="287" table:style-name="ce2">
            <text:p>287</text:p>
          </table:table-cell>
          <table:table-cell office:value-type="float" office:value="0" table:style-name="ce2">
            <text:p>0</text:p>
          </table:table-cell>
          <table:table-cell office:value-type="date" office:date-value="2012-03-30T12:59:39" table:style-name="ce3">
            <text:p>30/03/2012 12:59</text:p>
          </table:table-cell>
          <table:table-cell office:value-type="date" office:date-value="2012-03-30T13:07:46" table:style-name="ce3">
            <text:p>30/03/2012 13:07</text:p>
          </table:table-cell>
          <table:table-cell office:value-type="string" table:style-name="ce2">
            <text:p>java.lang.instantiationexcep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37" table:style-name="ce2">
            <text:p>337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java's inputstream destroys information <text:s/>why?</text:p>
          </table:table-cell>
          <table:table-cell office:value-type="string" table:style-name="ce2">
            <text:p>&lt;java&gt;&lt;sockets&gt;&lt;inputstream&gt;</text:p>
          </table:table-cell>
          <table:table-cell office:value-type="float" office:value="378" table:style-name="ce2">
            <text:p>378</text:p>
          </table:table-cell>
          <table:table-cell office:value-type="float" office:value="0" table:style-name="ce2">
            <text:p>0</text:p>
          </table:table-cell>
          <table:table-cell office:value-type="date" office:date-value="2012-02-25T21:53:21" table:style-name="ce3">
            <text:p>25/02/2012 21:53</text:p>
          </table:table-cell>
          <table:table-cell office:value-type="date" office:date-value="2012-02-25T21:58:18" table:style-name="ce3">
            <text:p>25/02/2012 21:58</text:p>
          </table:table-cell>
          <table:table-cell office:value-type="string" table:style-name="ce2">
            <text:p>java.io.printwrit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38" table:style-name="ce2">
            <text:p>338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encode a URL that I want to pass as a query string</text:p>
          </table:table-cell>
          <table:table-cell office:value-type="string" table:style-name="ce2">
            <text:p>&lt;java&gt;&lt;url&gt;</text:p>
          </table:table-cell>
          <table:table-cell office:value-type="float" office:value="1375" table:style-name="ce2">
            <text:p>1375</text:p>
          </table:table-cell>
          <table:table-cell office:value-type="float" office:value="0" table:style-name="ce2">
            <text:p>0</text:p>
          </table:table-cell>
          <table:table-cell office:value-type="date" office:date-value="2012-03-09T22:59:22" table:style-name="ce3">
            <text:p>09/03/2012 22:59</text:p>
          </table:table-cell>
          <table:table-cell office:value-type="date" office:date-value="2012-03-09T23:51:14" table:style-name="ce3">
            <text:p>09/03/2012 23:51</text:p>
          </table:table-cell>
          <table:table-cell office:value-type="string" table:style-name="ce2">
            <text:p>java.net.urlencod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39" table:style-name="ce2">
            <text:p>33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heck if table exists <text:s/>using a connection object in java</text:p>
          </table:table-cell>
          <table:table-cell office:value-type="string" table:style-name="ce2">
            <text:p>&lt;java&gt;&lt;sql-server&gt;&lt;database&gt;&lt;oracle&gt;&lt;db2&gt;</text:p>
          </table:table-cell>
          <table:table-cell office:value-type="float" office:value="4600" table:style-name="ce2">
            <text:p>4600</text:p>
          </table:table-cell>
          <table:table-cell office:value-type="float" office:value="1" table:style-name="ce2">
            <text:p>1</text:p>
          </table:table-cell>
          <table:table-cell office:value-type="date" office:date-value="2012-10-15T09:29:11" table:style-name="ce3">
            <text:p>15/10/2012 09:29</text:p>
          </table:table-cell>
          <table:table-cell office:value-type="date" office:date-value="2012-10-15T09:37:15" table:style-name="ce3">
            <text:p>15/10/2012 09:37</text:p>
          </table:table-cell>
          <table:table-cell office:value-type="string" table:style-name="ce2">
            <text:p>java.sql.databasemetadata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40" table:style-name="ce2">
            <text:p>340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Working with the class keyword in Java</text:p>
          </table:table-cell>
          <table:table-cell office:value-type="string" table:style-name="ce2">
            <text:p>&lt;java&gt;&lt;class&gt;</text:p>
          </table:table-cell>
          <table:table-cell office:value-type="float" office:value="5883" table:style-name="ce2">
            <text:p>5883</text:p>
          </table:table-cell>
          <table:table-cell office:value-type="float" office:value="0" table:style-name="ce2">
            <text:p>0</text:p>
          </table:table-cell>
          <table:table-cell office:value-type="date" office:date-value="2012-10-19T21:29:49" table:style-name="ce3">
            <text:p>19/10/2012 21:29</text:p>
          </table:table-cell>
          <table:table-cell office:value-type="date" office:date-value="2012-10-19T21:32:32" table:style-name="ce3">
            <text:p>19/10/2012 21:32</text:p>
          </table:table-cell>
          <table:table-cell office:value-type="string" table:style-name="ce2">
            <text:p>java.lang.cla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41" table:style-name="ce2">
            <text:p>34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ava exception caught <text:s/>but automatically thrown again?</text:p>
          </table:table-cell>
          <table:table-cell office:value-type="string" table:style-name="ce2">
            <text:p>&lt;java&gt;&lt;exception&gt;&lt;exception-handling&gt;</text:p>
          </table:table-cell>
          <table:table-cell office:value-type="float" office:value="149" table:style-name="ce2">
            <text:p>149</text:p>
          </table:table-cell>
          <table:table-cell office:value-type="float" office:value="0" table:style-name="ce2">
            <text:p>0</text:p>
          </table:table-cell>
          <table:table-cell office:value-type="date" office:date-value="2012-10-07T08:52:08" table:style-name="ce3">
            <text:p>07/10/2012 08:52</text:p>
          </table:table-cell>
          <table:table-cell office:value-type="date" office:date-value="2012-10-07T08:56:50" table:style-name="ce3">
            <text:p>07/10/2012 08:56</text:p>
          </table:table-cell>
          <table:table-cell office:value-type="string" table:style-name="ce2">
            <text:p>java.util.scann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42" table:style-name="ce2">
            <text:p>342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ReplaceAll replacing everything but what I specify</text:p>
          </table:table-cell>
          <table:table-cell office:value-type="string" table:style-name="ce2">
            <text:p>&lt;java&gt;&lt;regex&gt;&lt;escaping&gt;</text:p>
          </table:table-cell>
          <table:table-cell office:value-type="float" office:value="224" table:style-name="ce2">
            <text:p>224</text:p>
          </table:table-cell>
          <table:table-cell office:value-type="float" office:value="0" table:style-name="ce2">
            <text:p>0</text:p>
          </table:table-cell>
          <table:table-cell office:value-type="date" office:date-value="2012-10-03T16:32:42" table:style-name="ce3">
            <text:p>03/10/2012 16:32</text:p>
          </table:table-cell>
          <table:table-cell office:value-type="date" office:date-value="2012-10-03T17:25:52" table:style-name="ce3">
            <text:p>03/10/2012 17:25</text:p>
          </table:table-cell>
          <table:table-cell office:value-type="string" table:style-name="ce2">
            <text:p>java.util.regex.patter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43" table:style-name="ce2">
            <text:p>343</text:p>
          </table:table-cell>
          <table:table-cell office:value-type="float" office:value="12" table:style-name="ce2">
            <text:p>12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Create URL from a String</text:p>
          </table:table-cell>
          <table:table-cell office:value-type="string" table:style-name="ce2">
            <text:p>&lt;java&gt;&lt;http&gt;&lt;url&gt;</text:p>
          </table:table-cell>
          <table:table-cell office:value-type="float" office:value="39673" table:style-name="ce2">
            <text:p>39673</text:p>
          </table:table-cell>
          <table:table-cell office:value-type="float" office:value="4" table:style-name="ce2">
            <text:p>4</text:p>
          </table:table-cell>
          <table:table-cell office:value-type="date" office:date-value="2012-10-04T15:30:16" table:style-name="ce3">
            <text:p>04/10/2012 15:30</text:p>
          </table:table-cell>
          <table:table-cell office:value-type="date" office:date-value="2012-10-04T15:38:29" table:style-name="ce3">
            <text:p>04/10/2012 15:38</text:p>
          </table:table-cell>
          <table:table-cell office:value-type="string" table:style-name="ce2">
            <text:p>java.net.url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44" table:style-name="ce2">
            <text:p>34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ecursively dividing up square regions</text:p>
          </table:table-cell>
          <table:table-cell office:value-type="string" table:style-name="ce2">
            <text:p>&lt;java&gt;&lt;recursion&gt;&lt;illegalargumentexception&gt;</text:p>
          </table:table-cell>
          <table:table-cell office:value-type="float" office:value="429" table:style-name="ce2">
            <text:p>429</text:p>
          </table:table-cell>
          <table:table-cell office:value-type="float" office:value="0" table:style-name="ce2">
            <text:p>0</text:p>
          </table:table-cell>
          <table:table-cell office:value-type="date" office:date-value="2012-10-18T15:42:22" table:style-name="ce3">
            <text:p>18/10/2012 15:42</text:p>
          </table:table-cell>
          <table:table-cell office:value-type="date" office:date-value="2012-10-18T15:46:33" table:style-name="ce3">
            <text:p>18/10/2012 15:46</text:p>
          </table:table-cell>
          <table:table-cell office:value-type="string" table:style-name="ce2">
            <text:p>java.util.rando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45" table:style-name="ce2">
            <text:p>34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Adjusting Gridbag layout</text:p>
          </table:table-cell>
          <table:table-cell office:value-type="string" table:style-name="ce2">
            <text:p>&lt;java&gt;&lt;swing&gt;&lt;user-interface&gt;&lt;gridbaglayout&gt;</text:p>
          </table:table-cell>
          <table:table-cell office:value-type="float" office:value="280" table:style-name="ce2">
            <text:p>280</text:p>
          </table:table-cell>
          <table:table-cell office:value-type="float" office:value="0" table:style-name="ce2">
            <text:p>0</text:p>
          </table:table-cell>
          <table:table-cell office:value-type="date" office:date-value="2012-10-09T09:03:24" table:style-name="ce3">
            <text:p>09/10/2012 09:03</text:p>
          </table:table-cell>
          <table:table-cell office:value-type="date" office:date-value="2012-10-09T09:22:06" table:style-name="ce3">
            <text:p>09/10/2012 09:22</text:p>
          </table:table-cell>
          <table:table-cell office:value-type="string" table:style-name="ce2">
            <text:p>java.awt.gridbagconstraint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46" table:style-name="ce2">
            <text:p>34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Displaying custom String as link in JEditorPane</text:p>
          </table:table-cell>
          <table:table-cell office:value-type="string" table:style-name="ce2">
            <text:p>&lt;java&gt;&lt;swing&gt;&lt;hyperlink&gt;&lt;jeditorpane&gt;</text:p>
          </table:table-cell>
          <table:table-cell office:value-type="float" office:value="174" table:style-name="ce2">
            <text:p>174</text:p>
          </table:table-cell>
          <table:table-cell office:value-type="float" office:value="0" table:style-name="ce2">
            <text:p>0</text:p>
          </table:table-cell>
          <table:table-cell office:value-type="date" office:date-value="2012-10-15T19:58:19" table:style-name="ce3">
            <text:p>15/10/2012 19:58</text:p>
          </table:table-cell>
          <table:table-cell office:value-type="date" office:date-value="2012-10-15T21:20:12" table:style-name="ce3">
            <text:p>15/10/2012 21:20</text:p>
          </table:table-cell>
          <table:table-cell office:value-type="string" table:style-name="ce2">
            <text:p>javax.swing.text.html.parser.dtd</text:p>
          </table:table-cell>
          <table:table-cell office:value-type="string" table:style-name="ce2">
            <text:p>javax.swing.text.html.parser.parserdelegator</text:p>
          </table:table-cell>
          <table:table-cell office:value-type="string" table:style-name="ce2">
            <text:p>javax.swing.text.html.parser.documentparser</text:p>
          </table:table-cell>
          <table:table-cell table:style-name="ce2"/>
          <table:table-cell table:number-columns-repeated="16371"/>
        </table:table-row>
        <table:table-row table:style-name="ro1">
          <table:table-cell office:value-type="float" office:value="347" table:style-name="ce2">
            <text:p>347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QL response type</text:p>
          </table:table-cell>
          <table:table-cell office:value-type="string" table:style-name="ce2">
            <text:p>&lt;java&gt;&lt;sql&gt;&lt;jdbc&gt;</text:p>
          </table:table-cell>
          <table:table-cell office:value-type="float" office:value="276" table:style-name="ce2">
            <text:p>276</text:p>
          </table:table-cell>
          <table:table-cell office:value-type="float" office:value="0" table:style-name="ce2">
            <text:p>0</text:p>
          </table:table-cell>
          <table:table-cell office:value-type="date" office:date-value="2012-05-14T14:18:27" table:style-name="ce3">
            <text:p>14/05/2012 14:18</text:p>
          </table:table-cell>
          <table:table-cell office:value-type="date" office:date-value="2012-05-14T15:31:04" table:style-name="ce3">
            <text:p>14/05/2012 15:31</text:p>
          </table:table-cell>
          <table:table-cell office:value-type="string" table:style-name="ce2">
            <text:p>java.sql.preparedstateme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48" table:style-name="ce2">
            <text:p>348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File separator in java on Linux and Windows</text:p>
          </table:table-cell>
          <table:table-cell office:value-type="string" table:style-name="ce2">
            <text:p>&lt;java&gt;&lt;path&gt;&lt;filepath&gt;</text:p>
          </table:table-cell>
          <table:table-cell office:value-type="float" office:value="8200" table:style-name="ce2">
            <text:p>8200</text:p>
          </table:table-cell>
          <table:table-cell office:value-type="float" office:value="0" table:style-name="ce2">
            <text:p>0</text:p>
          </table:table-cell>
          <table:table-cell office:value-type="date" office:date-value="2012-05-15T04:52:25" table:style-name="ce3">
            <text:p>15/05/2012 04:52</text:p>
          </table:table-cell>
          <table:table-cell office:value-type="date" office:date-value="2012-05-15T05:06:17" table:style-name="ce3">
            <text:p>15/05/2012 05:06</text:p>
          </table:table-cell>
          <table:table-cell office:value-type="string" table:style-name="ce2">
            <text:p>java.lang.classload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49" table:style-name="ce2">
            <text:p>349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java date pattern for timezone without ":"</text:p>
          </table:table-cell>
          <table:table-cell office:value-type="string" table:style-name="ce2">
            <text:p>&lt;java&gt;&lt;datetime&gt;&lt;jodatime&gt;&lt;date-parsing&gt;</text:p>
          </table:table-cell>
          <table:table-cell office:value-type="float" office:value="1635" table:style-name="ce2">
            <text:p>1635</text:p>
          </table:table-cell>
          <table:table-cell office:value-type="float" office:value="0" table:style-name="ce2">
            <text:p>0</text:p>
          </table:table-cell>
          <table:table-cell office:value-type="date" office:date-value="2012-05-11T02:11:37" table:style-name="ce3">
            <text:p>11/05/2012 02:11</text:p>
          </table:table-cell>
          <table:table-cell office:value-type="date" office:date-value="2012-05-11T02:14:21" table:style-name="ce3">
            <text:p>11/05/2012 02:14</text:p>
          </table:table-cell>
          <table:table-cell office:value-type="string" table:style-name="ce2">
            <text:p>java.text.simpledat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50" table:style-name="ce2">
            <text:p>350</text:p>
          </table:table-cell>
          <table:table-cell office:value-type="float" office:value="5" table:style-name="ce2">
            <text:p>5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How to get Java's int.class in Scala?</text:p>
          </table:table-cell>
          <table:table-cell office:value-type="string" table:style-name="ce2">
            <text:p>&lt;java&gt;&lt;scala&gt;&lt;reflection&gt;</text:p>
          </table:table-cell>
          <table:table-cell office:value-type="float" office:value="1857" table:style-name="ce2">
            <text:p>1857</text:p>
          </table:table-cell>
          <table:table-cell office:value-type="float" office:value="0" table:style-name="ce2">
            <text:p>0</text:p>
          </table:table-cell>
          <table:table-cell office:value-type="date" office:date-value="2012-05-02T03:48:54" table:style-name="ce3">
            <text:p>02/05/2012 03:48</text:p>
          </table:table-cell>
          <table:table-cell office:value-type="date" office:date-value="2012-05-02T04:15:15" table:style-name="ce3">
            <text:p>02/05/2012 04:15</text:p>
          </table:table-cell>
          <table:table-cell office:value-type="string" table:style-name="ce2">
            <text:p>java.lang.integ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51" table:style-name="ce2">
            <text:p>351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Implementing boolean contains(Rectangle2D r) method of Shape interface</text:p>
          </table:table-cell>
          <table:table-cell office:value-type="string" table:style-name="ce2">
            <text:p>&lt;java&gt;&lt;interface&gt;&lt;implementation&gt;&lt;contains&gt;&lt;shape&gt;</text:p>
          </table:table-cell>
          <table:table-cell office:value-type="float" office:value="2702" table:style-name="ce2">
            <text:p>2702</text:p>
          </table:table-cell>
          <table:table-cell office:value-type="float" office:value="0" table:style-name="ce2">
            <text:p>0</text:p>
          </table:table-cell>
          <table:table-cell office:value-type="date" office:date-value="2012-04-24T14:51:23" table:style-name="ce3">
            <text:p>24/04/2012 14:51</text:p>
          </table:table-cell>
          <table:table-cell office:value-type="date" office:date-value="2012-04-24T14:56:59" table:style-name="ce3">
            <text:p>24/04/2012 14:56</text:p>
          </table:table-cell>
          <table:table-cell office:value-type="string" table:style-name="ce2">
            <text:p>java.awt.geom.rectangle2d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52" table:style-name="ce2">
            <text:p>35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to set my ClassLoader as the JVM's ClassLoader for loading ALL classes (jar classes included)?</text:p>
          </table:table-cell>
          <table:table-cell office:value-type="string" table:style-name="ce2">
            <text:p>&lt;java&gt;&lt;class&gt;&lt;jar&gt;&lt;classloader&gt;&lt;delegation&gt;</text:p>
          </table:table-cell>
          <table:table-cell office:value-type="float" office:value="1155" table:style-name="ce2">
            <text:p>1155</text:p>
          </table:table-cell>
          <table:table-cell office:value-type="float" office:value="0" table:style-name="ce2">
            <text:p>0</text:p>
          </table:table-cell>
          <table:table-cell office:value-type="date" office:date-value="2012-04-17T18:41:08" table:style-name="ce3">
            <text:p>17/04/2012 18:41</text:p>
          </table:table-cell>
          <table:table-cell office:value-type="date" office:date-value="2012-04-17T20:29:23" table:style-name="ce3">
            <text:p>17/04/2012 20:29</text:p>
          </table:table-cell>
          <table:table-cell office:value-type="string" table:style-name="ce2">
            <text:p>java.lang.instrument.instrumenta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53" table:style-name="ce2">
            <text:p>35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java error when using scanner <text:s/>"no suitable constructor found for scanner"</text:p>
          </table:table-cell>
          <table:table-cell office:value-type="string" table:style-name="ce2">
            <text:p>&lt;java&gt;&lt;compiler-errors&gt;</text:p>
          </table:table-cell>
          <table:table-cell office:value-type="float" office:value="6062" table:style-name="ce2">
            <text:p>6062</text:p>
          </table:table-cell>
          <table:table-cell office:value-type="float" office:value="0" table:style-name="ce2">
            <text:p>0</text:p>
          </table:table-cell>
          <table:table-cell office:value-type="date" office:date-value="2012-02-16T21:56:21" table:style-name="ce3">
            <text:p>16/02/2012 21:56</text:p>
          </table:table-cell>
          <table:table-cell office:value-type="date" office:date-value="2012-02-16T21:59:52" table:style-name="ce3">
            <text:p>16/02/2012 21:59</text:p>
          </table:table-cell>
          <table:table-cell office:value-type="string" table:style-name="ce2">
            <text:p>java.util.scann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54" table:style-name="ce2">
            <text:p>35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Reading Assets in Eclipse</text:p>
          </table:table-cell>
          <table:table-cell office:value-type="string" table:style-name="ce2">
            <text:p>&lt;java&gt;&lt;eclipse&gt;&lt;image&gt;&lt;resources&gt;&lt;load&gt;</text:p>
          </table:table-cell>
          <table:table-cell office:value-type="float" office:value="17936" table:style-name="ce2">
            <text:p>17936</text:p>
          </table:table-cell>
          <table:table-cell office:value-type="float" office:value="0" table:style-name="ce2">
            <text:p>0</text:p>
          </table:table-cell>
          <table:table-cell office:value-type="date" office:date-value="2012-02-08T16:27:47" table:style-name="ce3">
            <text:p>08/02/2012 16:27</text:p>
          </table:table-cell>
          <table:table-cell office:value-type="date" office:date-value="2012-02-08T16:30:29" table:style-name="ce3">
            <text:p>08/02/2012 16:30</text:p>
          </table:table-cell>
          <table:table-cell office:value-type="string" table:style-name="ce2">
            <text:p>java.lang.cla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55" table:style-name="ce2">
            <text:p>355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While Not Condition</text:p>
          </table:table-cell>
          <table:table-cell office:value-type="string" table:style-name="ce2">
            <text:p>&lt;java&gt;&lt;loops&gt;&lt;while-loop&gt;&lt;int&gt;</text:p>
          </table:table-cell>
          <table:table-cell office:value-type="float" office:value="7360" table:style-name="ce2">
            <text:p>7360</text:p>
          </table:table-cell>
          <table:table-cell office:value-type="float" office:value="0" table:style-name="ce2">
            <text:p>0</text:p>
          </table:table-cell>
          <table:table-cell office:value-type="date" office:date-value="2012-02-09T00:47:30" table:style-name="ce3">
            <text:p>09/02/2012 00:47</text:p>
          </table:table-cell>
          <table:table-cell office:value-type="date" office:date-value="2012-02-09T00:50:18" table:style-name="ce3">
            <text:p>09/02/2012 00:50</text:p>
          </table:table-cell>
          <table:table-cell office:value-type="string" table:style-name="ce2">
            <text:p>java.util.scann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56" table:style-name="ce2">
            <text:p>35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Android: Difference between FileOutputStream and FileWriter</text:p>
          </table:table-cell>
          <table:table-cell office:value-type="string" table:style-name="ce2">
            <text:p>&lt;java&gt;&lt;android&gt;&lt;file-io&gt;</text:p>
          </table:table-cell>
          <table:table-cell office:value-type="float" office:value="2300" table:style-name="ce2">
            <text:p>2300</text:p>
          </table:table-cell>
          <table:table-cell office:value-type="float" office:value="1" table:style-name="ce2">
            <text:p>1</text:p>
          </table:table-cell>
          <table:table-cell office:value-type="date" office:date-value="2012-04-29T02:18:53" table:style-name="ce3">
            <text:p>29/04/2012 02:18</text:p>
          </table:table-cell>
          <table:table-cell office:value-type="date" office:date-value="2012-04-29T02:23:36" table:style-name="ce3">
            <text:p>29/04/2012 02:23</text:p>
          </table:table-cell>
          <table:table-cell office:value-type="string" table:style-name="ce2">
            <text:p>java.io.filewrit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57" table:style-name="ce2">
            <text:p>357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Improve "drawString" methods text quality</text:p>
          </table:table-cell>
          <table:table-cell office:value-type="string" table:style-name="ce2">
            <text:p>&lt;java&gt;&lt;swing&gt;&lt;drawstring&gt;</text:p>
          </table:table-cell>
          <table:table-cell office:value-type="float" office:value="1681" table:style-name="ce2">
            <text:p>1681</text:p>
          </table:table-cell>
          <table:table-cell office:value-type="float" office:value="1" table:style-name="ce2">
            <text:p>1</text:p>
          </table:table-cell>
          <table:table-cell office:value-type="date" office:date-value="2012-05-09T09:09:23" table:style-name="ce3">
            <text:p>09/05/2012 09:09</text:p>
          </table:table-cell>
          <table:table-cell office:value-type="date" office:date-value="2012-05-09T09:15:00" table:style-name="ce3">
            <text:p>09/05/2012 09:15</text:p>
          </table:table-cell>
          <table:table-cell office:value-type="string" table:style-name="ce2">
            <text:p>java.awt.renderinghint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58" table:style-name="ce2">
            <text:p>358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J2ME Bouncy Castle get AES encryption result as String</text:p>
          </table:table-cell>
          <table:table-cell office:value-type="string" table:style-name="ce2">
            <text:p>&lt;java&gt;&lt;java-me&gt;&lt;base64&gt;&lt;bouncycastle&gt;</text:p>
          </table:table-cell>
          <table:table-cell office:value-type="float" office:value="512" table:style-name="ce2">
            <text:p>512</text:p>
          </table:table-cell>
          <table:table-cell office:value-type="float" office:value="1" table:style-name="ce2">
            <text:p>1</text:p>
          </table:table-cell>
          <table:table-cell office:value-type="date" office:date-value="2012-06-29T10:52:53" table:style-name="ce3">
            <text:p>29/06/2012 10:52</text:p>
          </table:table-cell>
          <table:table-cell office:value-type="date" office:date-value="2012-06-29T16:30:52" table:style-name="ce3">
            <text:p>29/06/2012 16:30</text:p>
          </table:table-cell>
          <table:table-cell office:value-type="string" table:style-name="ce2">
            <text:p>java.lang.classformaterro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59" table:style-name="ce2">
            <text:p>359</text:p>
          </table:table-cell>
          <table:table-cell office:value-type="float" office:value="13" table:style-name="ce2">
            <text:p>1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How to invoke a method which throws an Exception using Java Reflection?</text:p>
          </table:table-cell>
          <table:table-cell office:value-type="string" table:style-name="ce2">
            <text:p>&lt;java&gt;&lt;exception&gt;&lt;reflection&gt;&lt;invoke&gt;</text:p>
          </table:table-cell>
          <table:table-cell office:value-type="float" office:value="12324" table:style-name="ce2">
            <text:p>12324</text:p>
          </table:table-cell>
          <table:table-cell office:value-type="float" office:value="4" table:style-name="ce2">
            <text:p>4</text:p>
          </table:table-cell>
          <table:table-cell office:value-type="date" office:date-value="2012-07-12T12:36:57" table:style-name="ce3">
            <text:p>12/07/2012 12:36</text:p>
          </table:table-cell>
          <table:table-cell office:value-type="date" office:date-value="2012-07-12T12:39:39" table:style-name="ce3">
            <text:p>12/07/2012 12:39</text:p>
          </table:table-cell>
          <table:table-cell office:value-type="string" table:style-name="ce2">
            <text:p>java.lang.reflect.invocationtargetexcep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60" table:style-name="ce2">
            <text:p>36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can I open an application for .txt in java (regardless of operating system )?</text:p>
          </table:table-cell>
          <table:table-cell office:value-type="string" table:style-name="ce2">
            <text:p>&lt;java&gt;&lt;text&gt;&lt;command-line&gt;&lt;operating-system&gt;</text:p>
          </table:table-cell>
          <table:table-cell office:value-type="float" office:value="188" table:style-name="ce2">
            <text:p>188</text:p>
          </table:table-cell>
          <table:table-cell office:value-type="float" office:value="0" table:style-name="ce2">
            <text:p>0</text:p>
          </table:table-cell>
          <table:table-cell office:value-type="date" office:date-value="2012-07-14T16:06:24" table:style-name="ce3">
            <text:p>14/07/2012 16:06</text:p>
          </table:table-cell>
          <table:table-cell office:value-type="date" office:date-value="2012-07-14T16:28:08" table:style-name="ce3">
            <text:p>14/07/2012 16:28</text:p>
          </table:table-cell>
          <table:table-cell office:value-type="string" table:style-name="ce2">
            <text:p>java.awt.desktop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61" table:style-name="ce2">
            <text:p>36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ow to avoid hardcoding file-references?</text:p>
          </table:table-cell>
          <table:table-cell office:value-type="string" table:style-name="ce2">
            <text:p>&lt;java&gt;</text:p>
          </table:table-cell>
          <table:table-cell office:value-type="float" office:value="354" table:style-name="ce2">
            <text:p>354</text:p>
          </table:table-cell>
          <table:table-cell office:value-type="float" office:value="1" table:style-name="ce2">
            <text:p>1</text:p>
          </table:table-cell>
          <table:table-cell office:value-type="date" office:date-value="2012-07-15T22:09:13" table:style-name="ce3">
            <text:p>15/07/2012 22:09</text:p>
          </table:table-cell>
          <table:table-cell office:value-type="date" office:date-value="2012-07-15T22:22:45" table:style-name="ce3">
            <text:p>15/07/2012 22:22</text:p>
          </table:table-cell>
          <table:table-cell office:value-type="string" table:style-name="ce2">
            <text:p>java.util.resourcebund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62" table:style-name="ce2">
            <text:p>36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ow to propagate exception from thread in java?</text:p>
          </table:table-cell>
          <table:table-cell office:value-type="string" table:style-name="ce2">
            <text:p>&lt;java&gt;&lt;multithreading&gt;&lt;exception&gt;&lt;methods&gt;&lt;outer-join&gt;</text:p>
          </table:table-cell>
          <table:table-cell office:value-type="float" office:value="1592" table:style-name="ce2">
            <text:p>1592</text:p>
          </table:table-cell>
          <table:table-cell office:value-type="float" office:value="0" table:style-name="ce2">
            <text:p>0</text:p>
          </table:table-cell>
          <table:table-cell office:value-type="date" office:date-value="2012-06-27T07:03:07" table:style-name="ce3">
            <text:p>27/06/2012 07:03</text:p>
          </table:table-cell>
          <table:table-cell office:value-type="date" office:date-value="2012-06-27T07:10:52" table:style-name="ce3">
            <text:p>27/06/2012 07:10</text:p>
          </table:table-cell>
          <table:table-cell office:value-type="string" table:style-name="ce2">
            <text:p>java.util.concurrent.futuretask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63" table:style-name="ce2">
            <text:p>36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ava/Android Call method from string WITH Value</text:p>
          </table:table-cell>
          <table:table-cell office:value-type="string" table:style-name="ce2">
            <text:p>&lt;java&gt;&lt;android&gt;&lt;reflection&gt;&lt;dynamic&gt;</text:p>
          </table:table-cell>
          <table:table-cell office:value-type="float" office:value="2649" table:style-name="ce2">
            <text:p>2649</text:p>
          </table:table-cell>
          <table:table-cell office:value-type="float" office:value="2" table:style-name="ce2">
            <text:p>2</text:p>
          </table:table-cell>
          <table:table-cell office:value-type="date" office:date-value="2012-06-28T18:02:26" table:style-name="ce3">
            <text:p>28/06/2012 18:02</text:p>
          </table:table-cell>
          <table:table-cell office:value-type="date" office:date-value="2012-06-28T18:08:48" table:style-name="ce3">
            <text:p>28/06/2012 18:08</text:p>
          </table:table-cell>
          <table:table-cell office:value-type="string" table:style-name="ce2">
            <text:p>java.lang.reflect.method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64" table:style-name="ce2">
            <text:p>36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Java - Login to website and retrieve data using SSL/TLSv1</text:p>
          </table:table-cell>
          <table:table-cell office:value-type="string" table:style-name="ce2">
            <text:p>&lt;java&gt;&lt;ssl&gt;&lt;website&gt;</text:p>
          </table:table-cell>
          <table:table-cell office:value-type="float" office:value="179" table:style-name="ce2">
            <text:p>179</text:p>
          </table:table-cell>
          <table:table-cell office:value-type="float" office:value="1" table:style-name="ce2">
            <text:p>1</text:p>
          </table:table-cell>
          <table:table-cell office:value-type="date" office:date-value="2012-07-04T17:05:51" table:style-name="ce3">
            <text:p>04/07/2012 17:05</text:p>
          </table:table-cell>
          <table:table-cell office:value-type="date" office:date-value="2012-07-04T17:37:09" table:style-name="ce3">
            <text:p>04/07/2012 17:37</text:p>
          </table:table-cell>
          <table:table-cell office:value-type="string" table:style-name="ce2">
            <text:p>javax.net.ssl.sslsocke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65" table:style-name="ce2">
            <text:p>365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Exception without stack trace in Java</text:p>
          </table:table-cell>
          <table:table-cell office:value-type="string" table:style-name="ce2">
            <text:p>&lt;java&gt;&lt;exception&gt;&lt;stack-trace&gt;</text:p>
          </table:table-cell>
          <table:table-cell office:value-type="float" office:value="9942" table:style-name="ce2">
            <text:p>9942</text:p>
          </table:table-cell>
          <table:table-cell office:value-type="float" office:value="2" table:style-name="ce2">
            <text:p>2</text:p>
          </table:table-cell>
          <table:table-cell office:value-type="date" office:date-value="2012-07-11T14:04:29" table:style-name="ce3">
            <text:p>11/07/2012 14:04</text:p>
          </table:table-cell>
          <table:table-cell office:value-type="date" office:date-value="2012-07-11T14:07:42" table:style-name="ce3">
            <text:p>11/07/2012 14:07</text:p>
          </table:table-cell>
          <table:table-cell office:value-type="string" table:style-name="ce2">
            <text:p>java.lang.throwab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66" table:style-name="ce2">
            <text:p>366</text:p>
          </table:table-cell>
          <table:table-cell office:value-type="float" office:value="5" table:style-name="ce2">
            <text:p>5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Compile a Java file... with a Java program</text:p>
          </table:table-cell>
          <table:table-cell office:value-type="string" table:style-name="ce2">
            <text:p>&lt;java&gt;&lt;compilation&gt;</text:p>
          </table:table-cell>
          <table:table-cell office:value-type="float" office:value="846" table:style-name="ce2">
            <text:p>846</text:p>
          </table:table-cell>
          <table:table-cell office:value-type="float" office:value="0" table:style-name="ce2">
            <text:p>0</text:p>
          </table:table-cell>
          <table:table-cell office:value-type="date" office:date-value="2012-08-18T13:40:58" table:style-name="ce3">
            <text:p>18/08/2012 13:40</text:p>
          </table:table-cell>
          <table:table-cell office:value-type="date" office:date-value="2012-08-18T13:48:44" table:style-name="ce3">
            <text:p>18/08/2012 13:48</text:p>
          </table:table-cell>
          <table:table-cell office:value-type="string" table:style-name="ce2">
            <text:p>javax.tools.javacompil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67" table:style-name="ce2">
            <text:p>367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How to get ISO format from time in milliseconds in Java?</text:p>
          </table:table-cell>
          <table:table-cell office:value-type="string" table:style-name="ce2">
            <text:p>&lt;java&gt;&lt;date&gt;</text:p>
          </table:table-cell>
          <table:table-cell office:value-type="float" office:value="4116" table:style-name="ce2">
            <text:p>4116</text:p>
          </table:table-cell>
          <table:table-cell office:value-type="float" office:value="0" table:style-name="ce2">
            <text:p>0</text:p>
          </table:table-cell>
          <table:table-cell office:value-type="date" office:date-value="2012-08-13T11:11:02" table:style-name="ce3">
            <text:p>13/08/2012 11:11</text:p>
          </table:table-cell>
          <table:table-cell office:value-type="date" office:date-value="2012-08-13T12:46:05" table:style-name="ce3">
            <text:p>13/08/2012 12:46</text:p>
          </table:table-cell>
          <table:table-cell office:value-type="string" table:style-name="ce2">
            <text:p>java.text.simpledat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68" table:style-name="ce2">
            <text:p>368</text:p>
          </table:table-cell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ulticore Java Program with Native Code</text:p>
          </table:table-cell>
          <table:table-cell office:value-type="string" table:style-name="ce2">
            <text:p>&lt;java&gt;&lt;parallel-processing&gt;&lt;scalability&gt;&lt;multicore&gt;&lt;native-code&gt;</text:p>
          </table:table-cell>
          <table:table-cell office:value-type="float" office:value="570" table:style-name="ce2">
            <text:p>570</text:p>
          </table:table-cell>
          <table:table-cell office:value-type="float" office:value="1" table:style-name="ce2">
            <text:p>1</text:p>
          </table:table-cell>
          <table:table-cell office:value-type="date" office:date-value="2012-08-20T13:00:07" table:style-name="ce3">
            <text:p>20/08/2012 13:00</text:p>
          </table:table-cell>
          <table:table-cell office:value-type="date" office:date-value="2012-08-20T14:11:43" table:style-name="ce3">
            <text:p>20/08/2012 14:11</text:p>
          </table:table-cell>
          <table:table-cell office:value-type="string" table:style-name="ce2">
            <text:p>java.lang.syste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69" table:style-name="ce2">
            <text:p>36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ogging line numbers of the java code which has executed</text:p>
          </table:table-cell>
          <table:table-cell office:value-type="string" table:style-name="ce2">
            <text:p>&lt;java&gt;&lt;code-coverage&gt;</text:p>
          </table:table-cell>
          <table:table-cell office:value-type="float" office:value="1490" table:style-name="ce2">
            <text:p>1490</text:p>
          </table:table-cell>
          <table:table-cell office:value-type="float" office:value="1" table:style-name="ce2">
            <text:p>1</text:p>
          </table:table-cell>
          <table:table-cell office:value-type="date" office:date-value="2012-08-31T10:31:39" table:style-name="ce3">
            <text:p>31/08/2012 10:31</text:p>
          </table:table-cell>
          <table:table-cell office:value-type="date" office:date-value="2012-08-31T10:41:43" table:style-name="ce3">
            <text:p>31/08/2012 10:41</text:p>
          </table:table-cell>
          <table:table-cell office:value-type="string" table:style-name="ce2">
            <text:p>java.lang.stacktraceeleme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70" table:style-name="ce2">
            <text:p>370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to inject runtime data to object created when parsing XML using JAXB</text:p>
          </table:table-cell>
          <table:table-cell office:value-type="string" table:style-name="ce2">
            <text:p>&lt;java&gt;&lt;xml&gt;&lt;jaxb&gt;</text:p>
          </table:table-cell>
          <table:table-cell office:value-type="float" office:value="456" table:style-name="ce2">
            <text:p>456</text:p>
          </table:table-cell>
          <table:table-cell office:value-type="float" office:value="1" table:style-name="ce2">
            <text:p>1</text:p>
          </table:table-cell>
          <table:table-cell office:value-type="date" office:date-value="2012-08-23T17:11:49" table:style-name="ce3">
            <text:p>23/08/2012 17:11</text:p>
          </table:table-cell>
          <table:table-cell office:value-type="date" office:date-value="2012-08-23T17:52:25" table:style-name="ce3">
            <text:p>23/08/2012 17:52</text:p>
          </table:table-cell>
          <table:table-cell office:value-type="string" table:style-name="ce2">
            <text:p>javax.xml.bind.unmarshaller.listen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71" table:style-name="ce2">
            <text:p>37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ow to verify this time/date string in java?</text:p>
          </table:table-cell>
          <table:table-cell office:value-type="string" table:style-name="ce2">
            <text:p>&lt;java&gt;&lt;regex&gt;&lt;string&gt;&lt;datetime&gt;&lt;verify&gt;</text:p>
          </table:table-cell>
          <table:table-cell office:value-type="float" office:value="2206" table:style-name="ce2">
            <text:p>2206</text:p>
          </table:table-cell>
          <table:table-cell office:value-type="float" office:value="0" table:style-name="ce2">
            <text:p>0</text:p>
          </table:table-cell>
          <table:table-cell office:value-type="date" office:date-value="2012-08-28T22:51:57" table:style-name="ce3">
            <text:p>28/08/2012 22:51</text:p>
          </table:table-cell>
          <table:table-cell office:value-type="date" office:date-value="2012-08-28T23:03:53" table:style-name="ce3">
            <text:p>28/08/2012 23:03</text:p>
          </table:table-cell>
          <table:table-cell office:value-type="string" table:style-name="ce2">
            <text:p>java.text.simpledat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72" table:style-name="ce2">
            <text:p>372</text:p>
          </table:table-cell>
          <table:table-cell office:value-type="float" office:value="6" table:style-name="ce2">
            <text:p>6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Java UnknownFormatConversionException</text:p>
          </table:table-cell>
          <table:table-cell office:value-type="string" table:style-name="ce2">
            <text:p>&lt;java&gt;&lt;debugging&gt;</text:p>
          </table:table-cell>
          <table:table-cell office:value-type="float" office:value="16905" table:style-name="ce2">
            <text:p>16905</text:p>
          </table:table-cell>
          <table:table-cell office:value-type="float" office:value="0" table:style-name="ce2">
            <text:p>0</text:p>
          </table:table-cell>
          <table:table-cell office:value-type="date" office:date-value="2012-09-15T21:29:00" table:style-name="ce3">
            <text:p>15/09/2012 21:29</text:p>
          </table:table-cell>
          <table:table-cell office:value-type="date" office:date-value="2012-09-15T21:34:52" table:style-name="ce3">
            <text:p>15/09/2012 21:34</text:p>
          </table:table-cell>
          <table:table-cell office:value-type="string" table:style-name="ce2">
            <text:p>java.util.formatt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73" table:style-name="ce2">
            <text:p>373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Undo and redo methods for awt `Graphics` objects</text:p>
          </table:table-cell>
          <table:table-cell office:value-type="string" table:style-name="ce2">
            <text:p>&lt;java&gt;&lt;swing&gt;&lt;graphics&gt;&lt;paintcomponent&gt;&lt;undo-redo&gt;</text:p>
          </table:table-cell>
          <table:table-cell office:value-type="float" office:value="1946" table:style-name="ce2">
            <text:p>1946</text:p>
          </table:table-cell>
          <table:table-cell office:value-type="float" office:value="0" table:style-name="ce2">
            <text:p>0</text:p>
          </table:table-cell>
          <table:table-cell office:value-type="date" office:date-value="2012-09-12T10:32:36" table:style-name="ce3">
            <text:p>12/09/2012 10:32</text:p>
          </table:table-cell>
          <table:table-cell office:value-type="date" office:date-value="2012-09-12T11:02:23" table:style-name="ce3">
            <text:p>12/09/2012 11:02</text:p>
          </table:table-cell>
          <table:table-cell office:value-type="string" table:style-name="ce2">
            <text:p>javax.swing.undo.undomanag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74" table:style-name="ce2">
            <text:p>37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ResultSet with 4162 rows only iterates through first row</text:p>
          </table:table-cell>
          <table:table-cell office:value-type="string" table:style-name="ce2">
            <text:p>&lt;java&gt;&lt;sql&gt;&lt;resultset&gt;</text:p>
          </table:table-cell>
          <table:table-cell office:value-type="float" office:value="504" table:style-name="ce2">
            <text:p>504</text:p>
          </table:table-cell>
          <table:table-cell office:value-type="float" office:value="0" table:style-name="ce2">
            <text:p>0</text:p>
          </table:table-cell>
          <table:table-cell office:value-type="date" office:date-value="2012-09-04T19:22:13" table:style-name="ce3">
            <text:p>04/09/2012 19:22</text:p>
          </table:table-cell>
          <table:table-cell office:value-type="date" office:date-value="2012-09-04T19:28:35" table:style-name="ce3">
            <text:p>04/09/2012 19:28</text:p>
          </table:table-cell>
          <table:table-cell office:value-type="string" table:style-name="ce2">
            <text:p>java.sql.stateme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75" table:style-name="ce2">
            <text:p>37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ystem out output for double numbers in a java program</text:p>
          </table:table-cell>
          <table:table-cell office:value-type="string" table:style-name="ce2">
            <text:p>&lt;java&gt;&lt;string&gt;&lt;java-io&gt;</text:p>
          </table:table-cell>
          <table:table-cell office:value-type="float" office:value="247" table:style-name="ce2">
            <text:p>247</text:p>
          </table:table-cell>
          <table:table-cell office:value-type="float" office:value="0" table:style-name="ce2">
            <text:p>0</text:p>
          </table:table-cell>
          <table:table-cell office:value-type="date" office:date-value="2012-03-22T11:25:56" table:style-name="ce3">
            <text:p>22/03/2012 11:25</text:p>
          </table:table-cell>
          <table:table-cell office:value-type="date" office:date-value="2012-03-22T11:54:17" table:style-name="ce3">
            <text:p>22/03/2012 11:54</text:p>
          </table:table-cell>
          <table:table-cell office:value-type="string" table:style-name="ce2">
            <text:p>java.text.decimal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76" table:style-name="ce2">
            <text:p>376</text:p>
          </table:table-cell>
          <table:table-cell office:value-type="float" office:value="10" table:style-name="ce2">
            <text:p>10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Array List retrieval order</text:p>
          </table:table-cell>
          <table:table-cell office:value-type="string" table:style-name="ce2">
            <text:p>&lt;java&gt;&lt;arraylist&gt;</text:p>
          </table:table-cell>
          <table:table-cell office:value-type="float" office:value="21692" table:style-name="ce2">
            <text:p>21692</text:p>
          </table:table-cell>
          <table:table-cell office:value-type="float" office:value="0" table:style-name="ce2">
            <text:p>0</text:p>
          </table:table-cell>
          <table:table-cell office:value-type="date" office:date-value="2012-02-27T22:43:29" table:style-name="ce3">
            <text:p>27/02/2012 22:43</text:p>
          </table:table-cell>
          <table:table-cell office:value-type="date" office:date-value="2012-02-27T22:47:48" table:style-name="ce3">
            <text:p>27/02/2012 22:47</text:p>
          </table:table-cell>
          <table:table-cell office:value-type="string" table:style-name="ce2">
            <text:p>java.util.li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77" table:style-name="ce2">
            <text:p>377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xecuting python compiled script (.pyc) in Java</text:p>
          </table:table-cell>
          <table:table-cell office:value-type="string" table:style-name="ce2">
            <text:p>&lt;java&gt;&lt;python&gt;&lt;pyc&gt;</text:p>
          </table:table-cell>
          <table:table-cell office:value-type="float" office:value="620" table:style-name="ce2">
            <text:p>620</text:p>
          </table:table-cell>
          <table:table-cell office:value-type="float" office:value="0" table:style-name="ce2">
            <text:p>0</text:p>
          </table:table-cell>
          <table:table-cell office:value-type="date" office:date-value="2012-07-31T15:59:04" table:style-name="ce3">
            <text:p>31/07/2012 15:59</text:p>
          </table:table-cell>
          <table:table-cell office:value-type="date" office:date-value="2012-08-01T14:32:48" table:style-name="ce3">
            <text:p>01/08/2012 14:32</text:p>
          </table:table-cell>
          <table:table-cell office:value-type="string" table:style-name="ce2">
            <text:p>java.lang.proce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78" table:style-name="ce2">
            <text:p>378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conditional statement in .properties file</text:p>
          </table:table-cell>
          <table:table-cell office:value-type="string" table:style-name="ce2">
            <text:p>&lt;java&gt;&lt;properties&gt;</text:p>
          </table:table-cell>
          <table:table-cell office:value-type="float" office:value="3616" table:style-name="ce2">
            <text:p>3616</text:p>
          </table:table-cell>
          <table:table-cell office:value-type="float" office:value="0" table:style-name="ce2">
            <text:p>0</text:p>
          </table:table-cell>
          <table:table-cell office:value-type="date" office:date-value="2012-06-05T15:09:37" table:style-name="ce3">
            <text:p>05/06/2012 15:09</text:p>
          </table:table-cell>
          <table:table-cell office:value-type="date" office:date-value="2012-06-05T15:13:42" table:style-name="ce3">
            <text:p>05/06/2012 15:13</text:p>
          </table:table-cell>
          <table:table-cell office:value-type="string" table:style-name="ce2">
            <text:p>java.util.propertie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79" table:style-name="ce2">
            <text:p>379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how to remove a object from linked list in java?</text:p>
          </table:table-cell>
          <table:table-cell office:value-type="string" table:style-name="ce2">
            <text:p>&lt;java&gt;&lt;data-structures&gt;&lt;linked-list&gt;&lt;singly-linked-list&gt;</text:p>
          </table:table-cell>
          <table:table-cell office:value-type="float" office:value="8930" table:style-name="ce2">
            <text:p>8930</text:p>
          </table:table-cell>
          <table:table-cell office:value-type="float" office:value="1" table:style-name="ce2">
            <text:p>1</text:p>
          </table:table-cell>
          <table:table-cell office:value-type="date" office:date-value="2012-05-24T10:04:03" table:style-name="ce3">
            <text:p>24/05/2012 10:04</text:p>
          </table:table-cell>
          <table:table-cell office:value-type="date" office:date-value="2012-05-24T10:13:33" table:style-name="ce3">
            <text:p>24/05/2012 10:13</text:p>
          </table:table-cell>
          <table:table-cell office:value-type="string" table:style-name="ce2">
            <text:p>java.util.iterato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80" table:style-name="ce2">
            <text:p>38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How to Control a Animated GIF?</text:p>
          </table:table-cell>
          <table:table-cell office:value-type="string" table:style-name="ce2">
            <text:p>&lt;java&gt;&lt;control&gt;&lt;delay&gt;&lt;gif&gt;&lt;animated-gif&gt;</text:p>
          </table:table-cell>
          <table:table-cell office:value-type="float" office:value="2074" table:style-name="ce2">
            <text:p>2074</text:p>
          </table:table-cell>
          <table:table-cell office:value-type="float" office:value="0" table:style-name="ce2">
            <text:p>0</text:p>
          </table:table-cell>
          <table:table-cell office:value-type="date" office:date-value="2012-05-15T18:49:53" table:style-name="ce3">
            <text:p>15/05/2012 18:49</text:p>
          </table:table-cell>
          <table:table-cell office:value-type="date" office:date-value="2012-05-15T19:28:51" table:style-name="ce3">
            <text:p>15/05/2012 19:28</text:p>
          </table:table-cell>
          <table:table-cell office:value-type="string" table:style-name="ce2">
            <text:p>javax.imageio.imageread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81" table:style-name="ce2">
            <text:p>38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ava file chooser that forces the file to already exist</text:p>
          </table:table-cell>
          <table:table-cell office:value-type="string" table:style-name="ce2">
            <text:p>&lt;java&gt;&lt;swing&gt;&lt;jfilechooser&gt;</text:p>
          </table:table-cell>
          <table:table-cell office:value-type="float" office:value="1147" table:style-name="ce2">
            <text:p>1147</text:p>
          </table:table-cell>
          <table:table-cell office:value-type="float" office:value="0" table:style-name="ce2">
            <text:p>0</text:p>
          </table:table-cell>
          <table:table-cell office:value-type="date" office:date-value="2012-05-16T19:31:24" table:style-name="ce3">
            <text:p>16/05/2012 19:31</text:p>
          </table:table-cell>
          <table:table-cell office:value-type="date" office:date-value="2012-05-16T19:36:07" table:style-name="ce3">
            <text:p>16/05/2012 19:36</text:p>
          </table:table-cell>
          <table:table-cell office:value-type="string" table:style-name="ce2">
            <text:p>javax.swing.jfilechoos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82" table:style-name="ce2">
            <text:p>382</text:p>
          </table:table-cell>
          <table:table-cell office:value-type="float" office:value="5" table:style-name="ce2">
            <text:p>5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ow to set string's font size <text:s/>style in java using the font class?</text:p>
          </table:table-cell>
          <table:table-cell office:value-type="string" table:style-name="ce2">
            <text:p>&lt;java&gt;&lt;fonts&gt;</text:p>
          </table:table-cell>
          <table:table-cell office:value-type="float" office:value="96265" table:style-name="ce2">
            <text:p>96265</text:p>
          </table:table-cell>
          <table:table-cell office:value-type="float" office:value="1" table:style-name="ce2">
            <text:p>1</text:p>
          </table:table-cell>
          <table:table-cell office:value-type="date" office:date-value="2012-05-17T06:14:53" table:style-name="ce3">
            <text:p>17/05/2012 06:14</text:p>
          </table:table-cell>
          <table:table-cell office:value-type="date" office:date-value="2012-05-17T06:16:51" table:style-name="ce3">
            <text:p>17/05/2012 06:16</text:p>
          </table:table-cell>
          <table:table-cell office:value-type="string" table:style-name="ce2">
            <text:p>java.awt.fo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83" table:style-name="ce2">
            <text:p>383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Getting println error in Eclipse</text:p>
          </table:table-cell>
          <table:table-cell office:value-type="string" table:style-name="ce2">
            <text:p>&lt;java&gt;&lt;eclipse&gt;&lt;compiler-errors&gt;&lt;println&gt;</text:p>
          </table:table-cell>
          <table:table-cell office:value-type="float" office:value="1283" table:style-name="ce2">
            <text:p>1283</text:p>
          </table:table-cell>
          <table:table-cell office:value-type="float" office:value="1" table:style-name="ce2">
            <text:p>1</text:p>
          </table:table-cell>
          <table:table-cell office:value-type="date" office:date-value="2012-10-28T03:12:47" table:style-name="ce3">
            <text:p>28/10/2012 03:12</text:p>
          </table:table-cell>
          <table:table-cell office:value-type="date" office:date-value="2012-10-28T03:18:54" table:style-name="ce3">
            <text:p>28/10/2012 03:18</text:p>
          </table:table-cell>
          <table:table-cell office:value-type="string" table:style-name="ce2">
            <text:p>java.io.printstrea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84" table:style-name="ce2">
            <text:p>38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Is it possible to redirect output from jnlp-started application to file?</text:p>
          </table:table-cell>
          <table:table-cell office:value-type="string" table:style-name="ce2">
            <text:p>&lt;java&gt;&lt;jnlp&gt;</text:p>
          </table:table-cell>
          <table:table-cell office:value-type="float" office:value="995" table:style-name="ce2">
            <text:p>995</text:p>
          </table:table-cell>
          <table:table-cell office:value-type="float" office:value="1" table:style-name="ce2">
            <text:p>1</text:p>
          </table:table-cell>
          <table:table-cell office:value-type="date" office:date-value="2012-11-20T16:17:21" table:style-name="ce3">
            <text:p>20/11/2012 16:17</text:p>
          </table:table-cell>
          <table:table-cell office:value-type="date" office:date-value="2012-11-21T06:24:48" table:style-name="ce3">
            <text:p>21/11/2012 06:24</text:p>
          </table:table-cell>
          <table:table-cell office:value-type="string" table:style-name="ce2">
            <text:p>java.io.fileoutputstrea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85" table:style-name="ce2">
            <text:p>38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To Specify a Reference Method Parameter that Implements an Interface</text:p>
          </table:table-cell>
          <table:table-cell office:value-type="string" table:style-name="ce2">
            <text:p>&lt;java&gt;&lt;events&gt;&lt;event-handling&gt;&lt;event-listeners&gt;</text:p>
          </table:table-cell>
          <table:table-cell office:value-type="float" office:value="206" table:style-name="ce2">
            <text:p>206</text:p>
          </table:table-cell>
          <table:table-cell office:value-type="float" office:value="0" table:style-name="ce2">
            <text:p>0</text:p>
          </table:table-cell>
          <table:table-cell office:value-type="date" office:date-value="2013-02-23T05:48:11" table:style-name="ce3">
            <text:p>23/02/2013 05:48</text:p>
          </table:table-cell>
          <table:table-cell office:value-type="date" office:date-value="2013-02-23T05:53:08" table:style-name="ce3">
            <text:p>23/02/2013 05:53</text:p>
          </table:table-cell>
          <table:table-cell office:value-type="string" table:style-name="ce2">
            <text:p>javax.swing.jtextfield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86" table:style-name="ce2">
            <text:p>386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File deletion with delete() method in Java</text:p>
          </table:table-cell>
          <table:table-cell office:value-type="string" table:style-name="ce2">
            <text:p>&lt;java&gt;&lt;file&gt;</text:p>
          </table:table-cell>
          <table:table-cell office:value-type="float" office:value="3271" table:style-name="ce2">
            <text:p>3271</text:p>
          </table:table-cell>
          <table:table-cell office:value-type="float" office:value="0" table:style-name="ce2">
            <text:p>0</text:p>
          </table:table-cell>
          <table:table-cell office:value-type="date" office:date-value="2013-02-15T16:52:50" table:style-name="ce3">
            <text:p>15/02/2013 16:52</text:p>
          </table:table-cell>
          <table:table-cell office:value-type="date" office:date-value="2013-02-15T16:55:55" table:style-name="ce3">
            <text:p>15/02/2013 16:55</text:p>
          </table:table-cell>
          <table:table-cell office:value-type="string" table:style-name="ce2">
            <text:p>java.io.fi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87" table:style-name="ce2">
            <text:p>38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tetris: how to make a tetris piece move as 4 distinct tiles</text:p>
          </table:table-cell>
          <table:table-cell office:value-type="string" table:style-name="ce2">
            <text:p>&lt;java&gt;&lt;swing&gt;</text:p>
          </table:table-cell>
          <table:table-cell office:value-type="float" office:value="1164" table:style-name="ce2">
            <text:p>1164</text:p>
          </table:table-cell>
          <table:table-cell office:value-type="float" office:value="0" table:style-name="ce2">
            <text:p>0</text:p>
          </table:table-cell>
          <table:table-cell office:value-type="date" office:date-value="2013-03-07T05:41:32" table:style-name="ce3">
            <text:p>07/03/2013 05:41</text:p>
          </table:table-cell>
          <table:table-cell office:value-type="date" office:date-value="2013-03-07T06:06:23" table:style-name="ce3">
            <text:p>07/03/2013 06:06</text:p>
          </table:table-cell>
          <table:table-cell office:value-type="string" table:style-name="ce2">
            <text:p>java.awt.polyg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88" table:style-name="ce2">
            <text:p>388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erging two folders with priority on timestamp</text:p>
          </table:table-cell>
          <table:table-cell office:value-type="string" table:style-name="ce2">
            <text:p>&lt;java&gt;&lt;copy&gt;</text:p>
          </table:table-cell>
          <table:table-cell office:value-type="float" office:value="253" table:style-name="ce2">
            <text:p>253</text:p>
          </table:table-cell>
          <table:table-cell office:value-type="float" office:value="0" table:style-name="ce2">
            <text:p>0</text:p>
          </table:table-cell>
          <table:table-cell office:value-type="date" office:date-value="2013-02-19T16:46:20" table:style-name="ce3">
            <text:p>19/02/2013 16:46</text:p>
          </table:table-cell>
          <table:table-cell office:value-type="date" office:date-value="2013-02-19T16:48:24" table:style-name="ce3">
            <text:p>19/02/2013 16:48</text:p>
          </table:table-cell>
          <table:table-cell office:value-type="string" table:style-name="ce2">
            <text:p>java.io.fi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89" table:style-name="ce2">
            <text:p>389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run a java file within another java file and display its output to console</text:p>
          </table:table-cell>
          <table:table-cell office:value-type="string" table:style-name="ce2">
            <text:p>&lt;java&gt;&lt;console&gt;</text:p>
          </table:table-cell>
          <table:table-cell office:value-type="float" office:value="3466" table:style-name="ce2">
            <text:p>3466</text:p>
          </table:table-cell>
          <table:table-cell office:value-type="float" office:value="0" table:style-name="ce2">
            <text:p>0</text:p>
          </table:table-cell>
          <table:table-cell office:value-type="date" office:date-value="2012-12-30T13:35:03" table:style-name="ce3">
            <text:p>30/12/2012 13:35</text:p>
          </table:table-cell>
          <table:table-cell office:value-type="date" office:date-value="2012-12-30T13:47:41" table:style-name="ce3">
            <text:p>30/12/2012 13:47</text:p>
          </table:table-cell>
          <table:table-cell office:value-type="string" table:style-name="ce2">
            <text:p>java.lang.proce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90" table:style-name="ce2">
            <text:p>390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Java matrices and numerics</text:p>
          </table:table-cell>
          <table:table-cell office:value-type="string" table:style-name="ce2">
            <text:p>&lt;java&gt;&lt;numerics&gt;</text:p>
          </table:table-cell>
          <table:table-cell office:value-type="float" office:value="83" table:style-name="ce2">
            <text:p>83</text:p>
          </table:table-cell>
          <table:table-cell office:value-type="float" office:value="0" table:style-name="ce2">
            <text:p>0</text:p>
          </table:table-cell>
          <table:table-cell office:value-type="date" office:date-value="2012-12-07T04:54:20" table:style-name="ce3">
            <text:p>07/12/2012 04:54</text:p>
          </table:table-cell>
          <table:table-cell office:value-type="date" office:date-value="2012-12-07T04:56:14" table:style-name="ce3">
            <text:p>07/12/2012 04:56</text:p>
          </table:table-cell>
          <table:table-cell office:value-type="string" table:style-name="ce2">
            <text:p>java.util.formatt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91" table:style-name="ce2">
            <text:p>391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Is it possible: trigger JButton events via method call - not JButton clicks?</text:p>
          </table:table-cell>
          <table:table-cell office:value-type="string" table:style-name="ce2">
            <text:p>&lt;java&gt;&lt;swing&gt;&lt;events&gt;&lt;jbutton&gt;</text:p>
          </table:table-cell>
          <table:table-cell office:value-type="float" office:value="6085" table:style-name="ce2">
            <text:p>6085</text:p>
          </table:table-cell>
          <table:table-cell office:value-type="float" office:value="0" table:style-name="ce2">
            <text:p>0</text:p>
          </table:table-cell>
          <table:table-cell office:value-type="date" office:date-value="2012-12-03T16:46:36" table:style-name="ce3">
            <text:p>03/12/2012 16:46</text:p>
          </table:table-cell>
          <table:table-cell office:value-type="date" office:date-value="2012-12-03T17:04:51" table:style-name="ce3">
            <text:p>03/12/2012 17:04</text:p>
          </table:table-cell>
          <table:table-cell office:value-type="string" table:style-name="ce2">
            <text:p>javax.swing.abstractbutt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92" table:style-name="ce2">
            <text:p>392</text:p>
          </table:table-cell>
          <table:table-cell office:value-type="float" office:value="10" table:style-name="ce2">
            <text:p>10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NoSuchElementException with Java.Util.Scanner</text:p>
          </table:table-cell>
          <table:table-cell office:value-type="string" table:style-name="ce2">
            <text:p>&lt;java&gt;&lt;java.util.scanner&gt;</text:p>
          </table:table-cell>
          <table:table-cell office:value-type="float" office:value="22643" table:style-name="ce2">
            <text:p>22643</text:p>
          </table:table-cell>
          <table:table-cell office:value-type="float" office:value="0" table:style-name="ce2">
            <text:p>0</text:p>
          </table:table-cell>
          <table:table-cell office:value-type="date" office:date-value="2012-12-05T17:47:38" table:style-name="ce3">
            <text:p>05/12/2012 17:47</text:p>
          </table:table-cell>
          <table:table-cell office:value-type="date" office:date-value="2012-12-05T17:54:21" table:style-name="ce3">
            <text:p>05/12/2012 17:54</text:p>
          </table:table-cell>
          <table:table-cell office:value-type="string" table:style-name="ce2">
            <text:p>java.util.nosuchelementexcep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93" table:style-name="ce2">
            <text:p>39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Truncation or DecimalFormat in Java</text:p>
          </table:table-cell>
          <table:table-cell office:value-type="string" table:style-name="ce2">
            <text:p>&lt;java&gt;&lt;jtextfield&gt;&lt;truncation&gt;</text:p>
          </table:table-cell>
          <table:table-cell office:value-type="float" office:value="310" table:style-name="ce2">
            <text:p>310</text:p>
          </table:table-cell>
          <table:table-cell office:value-type="float" office:value="0" table:style-name="ce2">
            <text:p>0</text:p>
          </table:table-cell>
          <table:table-cell office:value-type="date" office:date-value="2013-04-12T15:44:00" table:style-name="ce3">
            <text:p>12/04/2013 15:44</text:p>
          </table:table-cell>
          <table:table-cell office:value-type="date" office:date-value="2013-04-12T15:49:30" table:style-name="ce3">
            <text:p>12/04/2013 15:49</text:p>
          </table:table-cell>
          <table:table-cell office:value-type="string" table:style-name="ce2">
            <text:p>java.util.formatt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94" table:style-name="ce2">
            <text:p>394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ow to check if object implements particular interface <text:s/>but not the descendants of this interface <text:s/>in java</text:p>
          </table:table-cell>
          <table:table-cell office:value-type="string" table:style-name="ce2">
            <text:p>&lt;java&gt;&lt;class&gt;&lt;interface&gt;&lt;instanceof&gt;</text:p>
          </table:table-cell>
          <table:table-cell office:value-type="float" office:value="402" table:style-name="ce2">
            <text:p>402</text:p>
          </table:table-cell>
          <table:table-cell office:value-type="float" office:value="1" table:style-name="ce2">
            <text:p>1</text:p>
          </table:table-cell>
          <table:table-cell office:value-type="date" office:date-value="2013-04-10T18:46:48" table:style-name="ce3">
            <text:p>10/04/2013 18:46</text:p>
          </table:table-cell>
          <table:table-cell office:value-type="date" office:date-value="2013-04-10T18:56:37" table:style-name="ce3">
            <text:p>10/04/2013 18:56</text:p>
          </table:table-cell>
          <table:table-cell office:value-type="string" table:style-name="ce2">
            <text:p>java.lang.cla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95" table:style-name="ce2">
            <text:p>395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How to check if a Point is inside a Polygon</text:p>
          </table:table-cell>
          <table:table-cell office:value-type="string" table:style-name="ce2">
            <text:p>&lt;java&gt;&lt;location&gt;&lt;entity&gt;&lt;coordinates&gt;</text:p>
          </table:table-cell>
          <table:table-cell office:value-type="float" office:value="6935" table:style-name="ce2">
            <text:p>6935</text:p>
          </table:table-cell>
          <table:table-cell office:value-type="float" office:value="1" table:style-name="ce2">
            <text:p>1</text:p>
          </table:table-cell>
          <table:table-cell office:value-type="date" office:date-value="2013-04-11T20:38:46" table:style-name="ce3">
            <text:p>11/04/2013 20:38</text:p>
          </table:table-cell>
          <table:table-cell office:value-type="date" office:date-value="2013-04-11T20:43:42" table:style-name="ce3">
            <text:p>11/04/2013 20:43</text:p>
          </table:table-cell>
          <table:table-cell office:value-type="string" table:style-name="ce2">
            <text:p>java.awt.polyg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96" table:style-name="ce2">
            <text:p>396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Align printf output in Java</text:p>
          </table:table-cell>
          <table:table-cell office:value-type="string" table:style-name="ce2">
            <text:p>&lt;java&gt;&lt;alignment&gt;&lt;printf&gt;&lt;text-align&gt;</text:p>
          </table:table-cell>
          <table:table-cell office:value-type="float" office:value="37518" table:style-name="ce2">
            <text:p>37518</text:p>
          </table:table-cell>
          <table:table-cell office:value-type="float" office:value="0" table:style-name="ce2">
            <text:p>0</text:p>
          </table:table-cell>
          <table:table-cell office:value-type="date" office:date-value="2013-04-12T00:28:29" table:style-name="ce3">
            <text:p>12/04/2013 00:28</text:p>
          </table:table-cell>
          <table:table-cell office:value-type="date" office:date-value="2013-04-12T00:46:08" table:style-name="ce3">
            <text:p>12/04/2013 00:46</text:p>
          </table:table-cell>
          <table:table-cell office:value-type="string" table:style-name="ce2">
            <text:p>java.util.formatt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97" table:style-name="ce2">
            <text:p>397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Setting Djava.library.path programmatically (or alternatives)?</text:p>
          </table:table-cell>
          <table:table-cell office:value-type="string" table:style-name="ce2">
            <text:p>&lt;java&gt;&lt;jvm&gt;</text:p>
          </table:table-cell>
          <table:table-cell office:value-type="float" office:value="3460" table:style-name="ce2">
            <text:p>3460</text:p>
          </table:table-cell>
          <table:table-cell office:value-type="float" office:value="0" table:style-name="ce2">
            <text:p>0</text:p>
          </table:table-cell>
          <table:table-cell office:value-type="date" office:date-value="2013-04-12T01:10:33" table:style-name="ce3">
            <text:p>12/04/2013 01:10</text:p>
          </table:table-cell>
          <table:table-cell office:value-type="date" office:date-value="2013-04-12T01:16:55" table:style-name="ce3">
            <text:p>12/04/2013 01:16</text:p>
          </table:table-cell>
          <table:table-cell office:value-type="string" table:style-name="ce2">
            <text:p>java.lang.syste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98" table:style-name="ce2">
            <text:p>398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Uri not Absolute exception getting while calling Restful Webservice</text:p>
          </table:table-cell>
          <table:table-cell office:value-type="string" table:style-name="ce2">
            <text:p>&lt;java&gt;&lt;web-services&gt;&lt;http&gt;&lt;servlets&gt;&lt;cas&gt;</text:p>
          </table:table-cell>
          <table:table-cell office:value-type="float" office:value="31672" table:style-name="ce2">
            <text:p>31672</text:p>
          </table:table-cell>
          <table:table-cell office:value-type="float" office:value="1" table:style-name="ce2">
            <text:p>1</text:p>
          </table:table-cell>
          <table:table-cell office:value-type="date" office:date-value="2013-02-13T07:58:12" table:style-name="ce3">
            <text:p>13/02/2013 07:58</text:p>
          </table:table-cell>
          <table:table-cell office:value-type="date" office:date-value="2013-02-13T08:51:47" table:style-name="ce3">
            <text:p>13/02/2013 08:51</text:p>
          </table:table-cell>
          <table:table-cell office:value-type="string" table:style-name="ce2">
            <text:p>java.net.uri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399" table:style-name="ce2">
            <text:p>399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Are HTTP and HTTPS default port numbers defined in the JDK?</text:p>
          </table:table-cell>
          <table:table-cell office:value-type="string" table:style-name="ce2">
            <text:p>&lt;java&gt;&lt;http&gt;</text:p>
          </table:table-cell>
          <table:table-cell office:value-type="float" office:value="1770" table:style-name="ce2">
            <text:p>1770</text:p>
          </table:table-cell>
          <table:table-cell office:value-type="float" office:value="1" table:style-name="ce2">
            <text:p>1</text:p>
          </table:table-cell>
          <table:table-cell office:value-type="date" office:date-value="2012-11-21T16:59:44" table:style-name="ce3">
            <text:p>21/11/2012 16:59</text:p>
          </table:table-cell>
          <table:table-cell office:value-type="date" office:date-value="2012-11-21T17:18:10" table:style-name="ce3">
            <text:p>21/11/2012 17:18</text:p>
          </table:table-cell>
          <table:table-cell office:value-type="string" table:style-name="ce2">
            <text:p>java.net.url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00" table:style-name="ce2">
            <text:p>400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ashSet behavior when changing field value</text:p>
          </table:table-cell>
          <table:table-cell office:value-type="string" table:style-name="ce2">
            <text:p>&lt;java&gt;&lt;data-structures&gt;&lt;collections&gt;&lt;hashset&gt;</text:p>
          </table:table-cell>
          <table:table-cell office:value-type="float" office:value="608" table:style-name="ce2">
            <text:p>608</text:p>
          </table:table-cell>
          <table:table-cell office:value-type="float" office:value="1" table:style-name="ce2">
            <text:p>1</text:p>
          </table:table-cell>
          <table:table-cell office:value-type="date" office:date-value="2013-10-25T12:27:00" table:style-name="ce3">
            <text:p>25/10/2013 12:27</text:p>
          </table:table-cell>
          <table:table-cell office:value-type="date" office:date-value="2013-10-25T12:50:01" table:style-name="ce3">
            <text:p>25/10/2013 12:50</text:p>
          </table:table-cell>
          <table:table-cell office:value-type="string" table:style-name="ce2">
            <text:p>java.util.se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01" table:style-name="ce2">
            <text:p>40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The JXDatePicker Returns Wrong Date</text:p>
          </table:table-cell>
          <table:table-cell office:value-type="string" table:style-name="ce2">
            <text:p>&lt;java&gt;&lt;swing&gt;&lt;datepicker&gt;&lt;simpledateformat&gt;</text:p>
          </table:table-cell>
          <table:table-cell office:value-type="float" office:value="323" table:style-name="ce2">
            <text:p>323</text:p>
          </table:table-cell>
          <table:table-cell office:value-type="float" office:value="0" table:style-name="ce2">
            <text:p>0</text:p>
          </table:table-cell>
          <table:table-cell office:value-type="date" office:date-value="2012-11-09T09:45:37" table:style-name="ce3">
            <text:p>09/11/2012 09:45</text:p>
          </table:table-cell>
          <table:table-cell office:value-type="date" office:date-value="2012-11-09T09:46:58" table:style-name="ce3">
            <text:p>09/11/2012 09:46</text:p>
          </table:table-cell>
          <table:table-cell office:value-type="string" table:style-name="ce2">
            <text:p>java.text.simpledat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02" table:style-name="ce2">
            <text:p>402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Error decrypting in java</text:p>
          </table:table-cell>
          <table:table-cell office:value-type="string" table:style-name="ce2">
            <text:p>&lt;java&gt;&lt;android&gt;&lt;sqlite&gt;&lt;encryption&gt;</text:p>
          </table:table-cell>
          <table:table-cell office:value-type="float" office:value="2796" table:style-name="ce2">
            <text:p>2796</text:p>
          </table:table-cell>
          <table:table-cell office:value-type="float" office:value="1" table:style-name="ce2">
            <text:p>1</text:p>
          </table:table-cell>
          <table:table-cell office:value-type="date" office:date-value="2012-11-06T15:05:26" table:style-name="ce3">
            <text:p>06/11/2012 15:05</text:p>
          </table:table-cell>
          <table:table-cell office:value-type="date" office:date-value="2012-11-06T15:19:50" table:style-name="ce3">
            <text:p>06/11/2012 15:19</text:p>
          </table:table-cell>
          <table:table-cell office:value-type="string" table:style-name="ce2">
            <text:p>javax.crypto.spec.ivparameterspec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03" table:style-name="ce2">
            <text:p>403</text:p>
          </table:table-cell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Parsing Ints out of XML attributes</text:p>
          </table:table-cell>
          <table:table-cell office:value-type="string" table:style-name="ce2">
            <text:p>&lt;java&gt;</text:p>
          </table:table-cell>
          <table:table-cell office:value-type="float" office:value="67" table:style-name="ce2">
            <text:p>67</text:p>
          </table:table-cell>
          <table:table-cell office:value-type="float" office:value="0" table:style-name="ce2">
            <text:p>0</text:p>
          </table:table-cell>
          <table:table-cell office:value-type="date" office:date-value="2013-01-24T16:03:18" table:style-name="ce3">
            <text:p>24/01/2013 16:03</text:p>
          </table:table-cell>
          <table:table-cell office:value-type="date" office:date-value="2013-01-24T16:07:51" table:style-name="ce3">
            <text:p>24/01/2013 16:07</text:p>
          </table:table-cell>
          <table:table-cell office:value-type="string" table:style-name="ce2">
            <text:p>org.w3c.dom.nod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04" table:style-name="ce2">
            <text:p>40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ow do I call dispose() on a JMenuItem?</text:p>
          </table:table-cell>
          <table:table-cell office:value-type="string" table:style-name="ce2">
            <text:p>&lt;java&gt;&lt;swing&gt;&lt;dispose&gt;&lt;actionlistener&gt;&lt;jmenuitem&gt;</text:p>
          </table:table-cell>
          <table:table-cell office:value-type="float" office:value="970" table:style-name="ce2">
            <text:p>970</text:p>
          </table:table-cell>
          <table:table-cell office:value-type="float" office:value="0" table:style-name="ce2">
            <text:p>0</text:p>
          </table:table-cell>
          <table:table-cell office:value-type="date" office:date-value="2013-01-25T16:49:34" table:style-name="ce3">
            <text:p>25/01/2013 16:49</text:p>
          </table:table-cell>
          <table:table-cell office:value-type="date" office:date-value="2013-01-25T16:53:25" table:style-name="ce3">
            <text:p>25/01/2013 16:53</text:p>
          </table:table-cell>
          <table:table-cell office:value-type="string" table:style-name="ce2">
            <text:p>java.awt.event.actionlisten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05" table:style-name="ce2">
            <text:p>40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Is there some sort of Java-Registry?</text:p>
          </table:table-cell>
          <table:table-cell office:value-type="string" table:style-name="ce2">
            <text:p>&lt;java&gt;&lt;registry&gt;&lt;option&gt;</text:p>
          </table:table-cell>
          <table:table-cell office:value-type="float" office:value="65" table:style-name="ce2">
            <text:p>65</text:p>
          </table:table-cell>
          <table:table-cell office:value-type="float" office:value="0" table:style-name="ce2">
            <text:p>0</text:p>
          </table:table-cell>
          <table:table-cell office:value-type="date" office:date-value="2013-03-16T10:33:20" table:style-name="ce3">
            <text:p>16/03/2013 10:33</text:p>
          </table:table-cell>
          <table:table-cell office:value-type="date" office:date-value="2013-03-16T10:43:48" table:style-name="ce3">
            <text:p>16/03/2013 10:43</text:p>
          </table:table-cell>
          <table:table-cell office:value-type="string" table:style-name="ce2">
            <text:p>java.util.prefs.preference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06" table:style-name="ce2">
            <text:p>406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in java <text:s/>how to get all static fields in a typed list as objects of their class (and not as field instances)?</text:p>
          </table:table-cell>
          <table:table-cell office:value-type="string" table:style-name="ce2">
            <text:p>&lt;java&gt;&lt;reflection&gt;</text:p>
          </table:table-cell>
          <table:table-cell office:value-type="float" office:value="1205" table:style-name="ce2">
            <text:p>1205</text:p>
          </table:table-cell>
          <table:table-cell office:value-type="float" office:value="0" table:style-name="ce2">
            <text:p>0</text:p>
          </table:table-cell>
          <table:table-cell office:value-type="date" office:date-value="2013-03-16T21:23:55" table:style-name="ce3">
            <text:p>16/03/2013 21:23</text:p>
          </table:table-cell>
          <table:table-cell office:value-type="date" office:date-value="2013-03-16T21:26:57" table:style-name="ce3">
            <text:p>16/03/2013 21:26</text:p>
          </table:table-cell>
          <table:table-cell office:value-type="string" table:style-name="ce2">
            <text:p>java.lang.reflect.field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07" table:style-name="ce2">
            <text:p>407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ava parallel processes with fork</text:p>
          </table:table-cell>
          <table:table-cell office:value-type="string" table:style-name="ce2">
            <text:p>&lt;java&gt;&lt;concurrency&gt;&lt;process&gt;&lt;parallel-processing&gt;&lt;fork&gt;</text:p>
          </table:table-cell>
          <table:table-cell office:value-type="float" office:value="3361" table:style-name="ce2">
            <text:p>3361</text:p>
          </table:table-cell>
          <table:table-cell office:value-type="float" office:value="0" table:style-name="ce2">
            <text:p>0</text:p>
          </table:table-cell>
          <table:table-cell office:value-type="date" office:date-value="2013-03-23T21:23:33" table:style-name="ce3">
            <text:p>23/03/2013 21:23</text:p>
          </table:table-cell>
          <table:table-cell office:value-type="date" office:date-value="2013-03-23T21:38:17" table:style-name="ce3">
            <text:p>23/03/2013 21:38</text:p>
          </table:table-cell>
          <table:table-cell office:value-type="string" table:style-name="ce2">
            <text:p>java.lang.processbuild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08" table:style-name="ce2">
            <text:p>408</text:p>
          </table:table-cell>
          <table:table-cell office:value-type="float" office:value="7" table:style-name="ce2">
            <text:p>7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Left-aligning with printf in Java</text:p>
          </table:table-cell>
          <table:table-cell office:value-type="string" table:style-name="ce2">
            <text:p>&lt;java&gt;&lt;printf&gt;</text:p>
          </table:table-cell>
          <table:table-cell office:value-type="float" office:value="13717" table:style-name="ce2">
            <text:p>13717</text:p>
          </table:table-cell>
          <table:table-cell office:value-type="float" office:value="1" table:style-name="ce2">
            <text:p>1</text:p>
          </table:table-cell>
          <table:table-cell office:value-type="date" office:date-value="2013-02-25T20:30:10" table:style-name="ce3">
            <text:p>25/02/2013 20:30</text:p>
          </table:table-cell>
          <table:table-cell office:value-type="date" office:date-value="2013-02-25T20:31:08" table:style-name="ce3">
            <text:p>25/02/2013 20:31</text:p>
          </table:table-cell>
          <table:table-cell office:value-type="string" table:style-name="ce2">
            <text:p>java.util.formatt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09" table:style-name="ce2">
            <text:p>409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Leaky bucket-like rate rate limiting using Java Semaphore class</text:p>
          </table:table-cell>
          <table:table-cell office:value-type="string" table:style-name="ce2">
            <text:p>&lt;java&gt;&lt;semaphore&gt;&lt;throttling&gt;</text:p>
          </table:table-cell>
          <table:table-cell office:value-type="float" office:value="774" table:style-name="ce2">
            <text:p>774</text:p>
          </table:table-cell>
          <table:table-cell office:value-type="float" office:value="0" table:style-name="ce2">
            <text:p>0</text:p>
          </table:table-cell>
          <table:table-cell office:value-type="date" office:date-value="2013-02-26T18:31:59" table:style-name="ce3">
            <text:p>26/02/2013 18:31</text:p>
          </table:table-cell>
          <table:table-cell office:value-type="date" office:date-value="2013-02-26T18:43:14" table:style-name="ce3">
            <text:p>26/02/2013 18:43</text:p>
          </table:table-cell>
          <table:table-cell office:value-type="string" table:style-name="ce2">
            <text:p>java.util.concurrent.semaphor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10" table:style-name="ce2">
            <text:p>41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Generate Java Dates but constant date and different times</text:p>
          </table:table-cell>
          <table:table-cell office:value-type="string" table:style-name="ce2">
            <text:p>&lt;java&gt;</text:p>
          </table:table-cell>
          <table:table-cell office:value-type="float" office:value="276" table:style-name="ce2">
            <text:p>276</text:p>
          </table:table-cell>
          <table:table-cell office:value-type="float" office:value="0" table:style-name="ce2">
            <text:p>0</text:p>
          </table:table-cell>
          <table:table-cell office:value-type="date" office:date-value="2013-04-17T02:57:18" table:style-name="ce3">
            <text:p>17/04/2013 02:57</text:p>
          </table:table-cell>
          <table:table-cell office:value-type="date" office:date-value="2013-04-17T03:24:46" table:style-name="ce3">
            <text:p>17/04/2013 03:24</text:p>
          </table:table-cell>
          <table:table-cell office:value-type="string" table:style-name="ce2">
            <text:p>java.text.simpledat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11" table:style-name="ce2">
            <text:p>41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ave LinkedList to file and Load List back to program</text:p>
          </table:table-cell>
          <table:table-cell office:value-type="string" table:style-name="ce2">
            <text:p>&lt;java&gt;&lt;file&gt;&lt;file-io&gt;&lt;linked-list&gt;</text:p>
          </table:table-cell>
          <table:table-cell office:value-type="float" office:value="2049" table:style-name="ce2">
            <text:p>2049</text:p>
          </table:table-cell>
          <table:table-cell office:value-type="float" office:value="0" table:style-name="ce2">
            <text:p>0</text:p>
          </table:table-cell>
          <table:table-cell office:value-type="date" office:date-value="2013-04-17T08:05:19" table:style-name="ce3">
            <text:p>17/04/2013 08:05</text:p>
          </table:table-cell>
          <table:table-cell office:value-type="date" office:date-value="2013-04-17T08:10:33" table:style-name="ce3">
            <text:p>17/04/2013 08:10</text:p>
          </table:table-cell>
          <table:table-cell office:value-type="string" table:style-name="ce2">
            <text:p>java.io.serializab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12" table:style-name="ce2">
            <text:p>412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ow long a blocking queue will wait for an element to dequeue?</text:p>
          </table:table-cell>
          <table:table-cell office:value-type="string" table:style-name="ce2">
            <text:p>&lt;java&gt;&lt;blockingqueue&gt;</text:p>
          </table:table-cell>
          <table:table-cell office:value-type="float" office:value="1612" table:style-name="ce2">
            <text:p>1612</text:p>
          </table:table-cell>
          <table:table-cell office:value-type="float" office:value="0" table:style-name="ce2">
            <text:p>0</text:p>
          </table:table-cell>
          <table:table-cell office:value-type="date" office:date-value="2013-05-01T06:04:07" table:style-name="ce3">
            <text:p>01/05/2013 06:04</text:p>
          </table:table-cell>
          <table:table-cell office:value-type="date" office:date-value="2013-05-01T06:09:24" table:style-name="ce3">
            <text:p>01/05/2013 06:09</text:p>
          </table:table-cell>
          <table:table-cell office:value-type="string" table:style-name="ce2">
            <text:p>java.util.concurrent.linkedblockingqueu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13" table:style-name="ce2">
            <text:p>413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Java custom input output stream</text:p>
          </table:table-cell>
          <table:table-cell office:value-type="string" table:style-name="ce2">
            <text:p>&lt;java&gt;&lt;stream&gt;</text:p>
          </table:table-cell>
          <table:table-cell office:value-type="float" office:value="1129" table:style-name="ce2">
            <text:p>1129</text:p>
          </table:table-cell>
          <table:table-cell office:value-type="float" office:value="0" table:style-name="ce2">
            <text:p>0</text:p>
          </table:table-cell>
          <table:table-cell office:value-type="date" office:date-value="2013-04-21T19:29:52" table:style-name="ce3">
            <text:p>21/04/2013 19:29</text:p>
          </table:table-cell>
          <table:table-cell office:value-type="date" office:date-value="2013-04-21T19:33:55" table:style-name="ce3">
            <text:p>21/04/2013 19:33</text:p>
          </table:table-cell>
          <table:table-cell office:value-type="string" table:style-name="ce2">
            <text:p>java.nio.channels.pip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14" table:style-name="ce2">
            <text:p>414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Why only char[] gets printed out as if with the toString method?</text:p>
          </table:table-cell>
          <table:table-cell office:value-type="string" table:style-name="ce2">
            <text:p>&lt;java&gt;&lt;arrays&gt;&lt;tostring&gt;</text:p>
          </table:table-cell>
          <table:table-cell office:value-type="float" office:value="60" table:style-name="ce2">
            <text:p>60</text:p>
          </table:table-cell>
          <table:table-cell office:value-type="float" office:value="0" table:style-name="ce2">
            <text:p>0</text:p>
          </table:table-cell>
          <table:table-cell office:value-type="date" office:date-value="2013-04-26T15:31:40" table:style-name="ce3">
            <text:p>26/04/2013 15:31</text:p>
          </table:table-cell>
          <table:table-cell office:value-type="date" office:date-value="2013-04-26T15:37:29" table:style-name="ce3">
            <text:p>26/04/2013 15:37</text:p>
          </table:table-cell>
          <table:table-cell office:value-type="string" table:style-name="ce2">
            <text:p>java.io.printstrea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15" table:style-name="ce2">
            <text:p>41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dd listener to all objects in a JPanel</text:p>
          </table:table-cell>
          <table:table-cell office:value-type="string" table:style-name="ce2">
            <text:p>&lt;java&gt;&lt;swing&gt;&lt;jpanel&gt;&lt;listeners&gt;</text:p>
          </table:table-cell>
          <table:table-cell office:value-type="float" office:value="1348" table:style-name="ce2">
            <text:p>1348</text:p>
          </table:table-cell>
          <table:table-cell office:value-type="float" office:value="0" table:style-name="ce2">
            <text:p>0</text:p>
          </table:table-cell>
          <table:table-cell office:value-type="date" office:date-value="2013-05-03T20:50:53" table:style-name="ce3">
            <text:p>03/05/2013 20:50</text:p>
          </table:table-cell>
          <table:table-cell office:value-type="date" office:date-value="2013-05-03T21:04:24" table:style-name="ce3">
            <text:p>03/05/2013 21:04</text:p>
          </table:table-cell>
          <table:table-cell office:value-type="string" table:style-name="ce2">
            <text:p>java.awt.compone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16" table:style-name="ce2">
            <text:p>416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ashMap not returning values based on key</text:p>
          </table:table-cell>
          <table:table-cell office:value-type="string" table:style-name="ce2">
            <text:p>&lt;java&gt;&lt;hashmap&gt;</text:p>
          </table:table-cell>
          <table:table-cell office:value-type="float" office:value="658" table:style-name="ce2">
            <text:p>658</text:p>
          </table:table-cell>
          <table:table-cell office:value-type="float" office:value="1" table:style-name="ce2">
            <text:p>1</text:p>
          </table:table-cell>
          <table:table-cell office:value-type="date" office:date-value="2013-10-03T18:46:21" table:style-name="ce3">
            <text:p>03/10/2013 18:46</text:p>
          </table:table-cell>
          <table:table-cell office:value-type="date" office:date-value="2013-10-03T18:49:59" table:style-name="ce3">
            <text:p>03/10/2013 18:49</text:p>
          </table:table-cell>
          <table:table-cell office:value-type="string" table:style-name="ce2">
            <text:p>java.lang.objec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17" table:style-name="ce2">
            <text:p>417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Why do JComboBox and ComboBoxModel Classes not have a List or Collection constructor?</text:p>
          </table:table-cell>
          <table:table-cell office:value-type="string" table:style-name="ce2">
            <text:p>&lt;java&gt;&lt;swing&gt;</text:p>
          </table:table-cell>
          <table:table-cell office:value-type="float" office:value="124" table:style-name="ce2">
            <text:p>124</text:p>
          </table:table-cell>
          <table:table-cell office:value-type="float" office:value="0" table:style-name="ce2">
            <text:p>0</text:p>
          </table:table-cell>
          <table:table-cell office:value-type="date" office:date-value="2013-10-10T10:54:37" table:style-name="ce3">
            <text:p>10/10/2013 10:54</text:p>
          </table:table-cell>
          <table:table-cell office:value-type="date" office:date-value="2013-10-10T11:18:22" table:style-name="ce3">
            <text:p>10/10/2013 11:18</text:p>
          </table:table-cell>
          <table:table-cell office:value-type="string" table:style-name="ce2">
            <text:p>javax.swing.defaultlistmodel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18" table:style-name="ce2">
            <text:p>418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Frame very small</text:p>
          </table:table-cell>
          <table:table-cell office:value-type="string" table:style-name="ce2">
            <text:p>&lt;java&gt;&lt;swing&gt;&lt;jframe&gt;&lt;size&gt;</text:p>
          </table:table-cell>
          <table:table-cell office:value-type="float" office:value="1429" table:style-name="ce2">
            <text:p>1429</text:p>
          </table:table-cell>
          <table:table-cell office:value-type="float" office:value="0" table:style-name="ce2">
            <text:p>0</text:p>
          </table:table-cell>
          <table:table-cell office:value-type="date" office:date-value="2013-10-30T21:54:01" table:style-name="ce3">
            <text:p>30/10/2013 21:54</text:p>
          </table:table-cell>
          <table:table-cell office:value-type="date" office:date-value="2013-10-30T21:57:49" table:style-name="ce3">
            <text:p>30/10/2013 21:57</text:p>
          </table:table-cell>
          <table:table-cell office:value-type="string" table:style-name="ce2">
            <text:p>java.awt.window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19" table:style-name="ce2">
            <text:p>419</text:p>
          </table:table-cell>
          <table:table-cell office:value-type="float" office:value="119" table:style-name="ce2">
            <text:p>119</text:p>
          </table:table-cell>
          <table:table-cell office:value-type="float" office:value="160" table:style-name="ce2">
            <text:p>160</text:p>
          </table:table-cell>
          <table:table-cell office:value-type="string" table:style-name="ce2">
            <text:p>How to parse a date?</text:p>
          </table:table-cell>
          <table:table-cell office:value-type="string" table:style-name="ce2">
            <text:p>&lt;java&gt;&lt;date&gt;&lt;simpledateformat&gt;</text:p>
          </table:table-cell>
          <table:table-cell office:value-type="float" office:value="221492" table:style-name="ce2">
            <text:p>221492</text:p>
          </table:table-cell>
          <table:table-cell office:value-type="float" office:value="19" table:style-name="ce2">
            <text:p>19</text:p>
          </table:table-cell>
          <table:table-cell office:value-type="date" office:date-value="2009-06-16T01:01:38" table:style-name="ce3">
            <text:p>16/06/2009 01:01</text:p>
          </table:table-cell>
          <table:table-cell office:value-type="date" office:date-value="2009-06-16T01:09:07" table:style-name="ce3">
            <text:p>16/06/2009 01:09</text:p>
          </table:table-cell>
          <table:table-cell office:value-type="string" table:style-name="ce2">
            <text:p>java.text.simpledat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20" table:style-name="ce2">
            <text:p>420</text:p>
          </table:table-cell>
          <table:table-cell office:value-type="float" office:value="22" table:style-name="ce2">
            <text:p>22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How do I create an input stream from a ZipEntry</text:p>
          </table:table-cell>
          <table:table-cell office:value-type="string" table:style-name="ce2">
            <text:p>&lt;java&gt;&lt;zip&gt;</text:p>
          </table:table-cell>
          <table:table-cell office:value-type="float" office:value="24066" table:style-name="ce2">
            <text:p>24066</text:p>
          </table:table-cell>
          <table:table-cell office:value-type="float" office:value="1" table:style-name="ce2">
            <text:p>1</text:p>
          </table:table-cell>
          <table:table-cell office:value-type="date" office:date-value="2009-11-12T15:27:30" table:style-name="ce3">
            <text:p>12/11/2009 15:27</text:p>
          </table:table-cell>
          <table:table-cell office:value-type="date" office:date-value="2009-11-12T15:36:05" table:style-name="ce3">
            <text:p>12/11/2009 15:36</text:p>
          </table:table-cell>
          <table:table-cell office:value-type="string" table:style-name="ce2">
            <text:p>java.util.zip.zipfi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21" table:style-name="ce2">
            <text:p>42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canner HasNextLine always returns false</text:p>
          </table:table-cell>
          <table:table-cell office:value-type="string" table:style-name="ce2">
            <text:p>&lt;java&gt;&lt;java.util.scanner&gt;</text:p>
          </table:table-cell>
          <table:table-cell office:value-type="float" office:value="355" table:style-name="ce2">
            <text:p>355</text:p>
          </table:table-cell>
          <table:table-cell office:value-type="float" office:value="0" table:style-name="ce2">
            <text:p>0</text:p>
          </table:table-cell>
          <table:table-cell office:value-type="date" office:date-value="2014-04-11T20:12:25" table:style-name="ce3">
            <text:p>11/04/2014 20:12</text:p>
          </table:table-cell>
          <table:table-cell office:value-type="date" office:date-value="2014-04-11T20:15:43" table:style-name="ce3">
            <text:p>11/04/2014 20:15</text:p>
          </table:table-cell>
          <table:table-cell office:value-type="string" table:style-name="ce2">
            <text:p>java.util.scann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22" table:style-name="ce2">
            <text:p>422</text:p>
          </table:table-cell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Tell if string contains a-z chars</text:p>
          </table:table-cell>
          <table:table-cell office:value-type="string" table:style-name="ce2">
            <text:p>&lt;java&gt;&lt;string&gt;&lt;contains&gt;</text:p>
          </table:table-cell>
          <table:table-cell office:value-type="float" office:value="5789" table:style-name="ce2">
            <text:p>5789</text:p>
          </table:table-cell>
          <table:table-cell office:value-type="float" office:value="0" table:style-name="ce2">
            <text:p>0</text:p>
          </table:table-cell>
          <table:table-cell office:value-type="date" office:date-value="2014-06-06T16:50:21" table:style-name="ce3">
            <text:p>06/06/2014 16:50</text:p>
          </table:table-cell>
          <table:table-cell office:value-type="date" office:date-value="2014-06-06T16:55:21" table:style-name="ce3">
            <text:p>06/06/2014 16:55</text:p>
          </table:table-cell>
          <table:table-cell office:value-type="string" table:style-name="ce2">
            <text:p>java.util.regex.patter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23" table:style-name="ce2">
            <text:p>42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Why DocumentBuilder.parse throws SaxParserException</text:p>
          </table:table-cell>
          <table:table-cell office:value-type="string" table:style-name="ce2">
            <text:p>&lt;java&gt;&lt;dom&gt;&lt;sax&gt;</text:p>
          </table:table-cell>
          <table:table-cell office:value-type="float" office:value="68" table:style-name="ce2">
            <text:p>68</text:p>
          </table:table-cell>
          <table:table-cell office:value-type="float" office:value="0" table:style-name="ce2">
            <text:p>0</text:p>
          </table:table-cell>
          <table:table-cell office:value-type="date" office:date-value="2014-06-03T11:02:06" table:style-name="ce3">
            <text:p>03/06/2014 11:02</text:p>
          </table:table-cell>
          <table:table-cell office:value-type="date" office:date-value="2014-06-03T11:48:02" table:style-name="ce3">
            <text:p>03/06/2014 11:48</text:p>
          </table:table-cell>
          <table:table-cell office:value-type="string" table:style-name="ce2">
            <text:p>javax.xml.parsers.documentbuild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24" table:style-name="ce2">
            <text:p>424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Do you need to explicity close a Java KeyStore input stream?</text:p>
          </table:table-cell>
          <table:table-cell office:value-type="string" table:style-name="ce2">
            <text:p>&lt;java&gt;&lt;keystore&gt;&lt;jks&gt;</text:p>
          </table:table-cell>
          <table:table-cell office:value-type="float" office:value="743" table:style-name="ce2">
            <text:p>743</text:p>
          </table:table-cell>
          <table:table-cell office:value-type="float" office:value="0" table:style-name="ce2">
            <text:p>0</text:p>
          </table:table-cell>
          <table:table-cell office:value-type="date" office:date-value="2014-05-27T14:01:15" table:style-name="ce3">
            <text:p>27/05/2014 14:01</text:p>
          </table:table-cell>
          <table:table-cell office:value-type="date" office:date-value="2014-05-27T14:05:48" table:style-name="ce3">
            <text:p>27/05/2014 14:05</text:p>
          </table:table-cell>
          <table:table-cell office:value-type="string" table:style-name="ce2">
            <text:p>java.security.keystor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25" table:style-name="ce2">
            <text:p>425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ow to generate a random long between X and Y in Java?</text:p>
          </table:table-cell>
          <table:table-cell office:value-type="string" table:style-name="ce2">
            <text:p>&lt;java&gt;&lt;random&gt;</text:p>
          </table:table-cell>
          <table:table-cell office:value-type="float" office:value="112" table:style-name="ce2">
            <text:p>112</text:p>
          </table:table-cell>
          <table:table-cell office:value-type="float" office:value="0" table:style-name="ce2">
            <text:p>0</text:p>
          </table:table-cell>
          <table:table-cell office:value-type="date" office:date-value="2014-04-09T16:45:03" table:style-name="ce3">
            <text:p>09/04/2014 16:45</text:p>
          </table:table-cell>
          <table:table-cell office:value-type="date" office:date-value="2014-04-09T16:52:04" table:style-name="ce3">
            <text:p>09/04/2014 16:52</text:p>
          </table:table-cell>
          <table:table-cell office:value-type="string" table:style-name="ce2">
            <text:p>java.util.rando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26" table:style-name="ce2">
            <text:p>42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mageIo.read method doesn't work in android</text:p>
          </table:table-cell>
          <table:table-cell office:value-type="string" table:style-name="ce2">
            <text:p>&lt;java&gt;&lt;android&gt;&lt;performance&gt;&lt;web-services&gt;&lt;iostream&gt;</text:p>
          </table:table-cell>
          <table:table-cell office:value-type="float" office:value="111" table:style-name="ce2">
            <text:p>111</text:p>
          </table:table-cell>
          <table:table-cell office:value-type="float" office:value="0" table:style-name="ce2">
            <text:p>0</text:p>
          </table:table-cell>
          <table:table-cell office:value-type="date" office:date-value="2014-04-25T09:57:11" table:style-name="ce3">
            <text:p>25/04/2014 09:57</text:p>
          </table:table-cell>
          <table:table-cell office:value-type="date" office:date-value="2014-04-25T10:03:10" table:style-name="ce3">
            <text:p>25/04/2014 10:03</text:p>
          </table:table-cell>
          <table:table-cell office:value-type="string" table:style-name="ce2">
            <text:p>javax.imageio.imageio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27" table:style-name="ce2">
            <text:p>427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tringBuffer loop set up</text:p>
          </table:table-cell>
          <table:table-cell office:value-type="string" table:style-name="ce2">
            <text:p>&lt;java&gt;&lt;for-loop&gt;&lt;stringbuffer&gt;</text:p>
          </table:table-cell>
          <table:table-cell office:value-type="float" office:value="755" table:style-name="ce2">
            <text:p>755</text:p>
          </table:table-cell>
          <table:table-cell office:value-type="float" office:value="0" table:style-name="ce2">
            <text:p>0</text:p>
          </table:table-cell>
          <table:table-cell office:value-type="date" office:date-value="2014-04-30T00:48:41" table:style-name="ce3">
            <text:p>30/04/2014 00:48</text:p>
          </table:table-cell>
          <table:table-cell office:value-type="date" office:date-value="2014-04-30T00:53:24" table:style-name="ce3">
            <text:p>30/04/2014 00:53</text:p>
          </table:table-cell>
          <table:table-cell office:value-type="string" table:style-name="ce2">
            <text:p>java.lang.stringbuff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28" table:style-name="ce2">
            <text:p>42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ibernate Typecasting issue.</text:p>
          </table:table-cell>
          <table:table-cell office:value-type="string" table:style-name="ce2">
            <text:p>&lt;java&gt;&lt;hibernate&gt;</text:p>
          </table:table-cell>
          <table:table-cell office:value-type="float" office:value="57" table:style-name="ce2">
            <text:p>57</text:p>
          </table:table-cell>
          <table:table-cell office:value-type="float" office:value="1" table:style-name="ce2">
            <text:p>1</text:p>
          </table:table-cell>
          <table:table-cell office:value-type="date" office:date-value="2014-05-01T12:13:55" table:style-name="ce3">
            <text:p>01/05/2014 12:13</text:p>
          </table:table-cell>
          <table:table-cell office:value-type="date" office:date-value="2014-05-01T12:17:18" table:style-name="ce3">
            <text:p>01/05/2014 12:17</text:p>
          </table:table-cell>
          <table:table-cell office:value-type="string" table:style-name="ce2">
            <text:p>java.lang.objec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29" table:style-name="ce2">
            <text:p>429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Check if a value in hashmap already exists</text:p>
          </table:table-cell>
          <table:table-cell office:value-type="string" table:style-name="ce2">
            <text:p>&lt;java&gt;&lt;hashmap&gt;&lt;duplicates&gt;</text:p>
          </table:table-cell>
          <table:table-cell office:value-type="float" office:value="2621" table:style-name="ce2">
            <text:p>2621</text:p>
          </table:table-cell>
          <table:table-cell office:value-type="float" office:value="0" table:style-name="ce2">
            <text:p>0</text:p>
          </table:table-cell>
          <table:table-cell office:value-type="date" office:date-value="2014-05-13T13:24:23" table:style-name="ce3">
            <text:p>13/05/2014 13:24</text:p>
          </table:table-cell>
          <table:table-cell office:value-type="date" office:date-value="2014-05-13T13:28:01" table:style-name="ce3">
            <text:p>13/05/2014 13:28</text:p>
          </table:table-cell>
          <table:table-cell office:value-type="string" table:style-name="ce2">
            <text:p>java.util.map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30" table:style-name="ce2">
            <text:p>430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in Java how can I replace "space and dot" to only "dot"?</text:p>
          </table:table-cell>
          <table:table-cell office:value-type="string" table:style-name="ce2">
            <text:p>&lt;java&gt;&lt;replace&gt;&lt;space&gt;</text:p>
          </table:table-cell>
          <table:table-cell office:value-type="float" office:value="3791" table:style-name="ce2">
            <text:p>3791</text:p>
          </table:table-cell>
          <table:table-cell office:value-type="float" office:value="0" table:style-name="ce2">
            <text:p>0</text:p>
          </table:table-cell>
          <table:table-cell office:value-type="date" office:date-value="2013-06-28T17:43:47" table:style-name="ce3">
            <text:p>28/06/2013 17:43</text:p>
          </table:table-cell>
          <table:table-cell office:value-type="date" office:date-value="2013-06-28T17:48:37" table:style-name="ce3">
            <text:p>28/06/2013 17:48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31" table:style-name="ce2">
            <text:p>431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distance between two Shapes/Areas in Java?</text:p>
          </table:table-cell>
          <table:table-cell office:value-type="string" table:style-name="ce2">
            <text:p>&lt;java&gt;&lt;distance&gt;&lt;shape&gt;&lt;area&gt;</text:p>
          </table:table-cell>
          <table:table-cell office:value-type="float" office:value="952" table:style-name="ce2">
            <text:p>952</text:p>
          </table:table-cell>
          <table:table-cell office:value-type="float" office:value="0" table:style-name="ce2">
            <text:p>0</text:p>
          </table:table-cell>
          <table:table-cell office:value-type="date" office:date-value="2013-06-16T00:00:13" table:style-name="ce3">
            <text:p>16/06/2013 00:00</text:p>
          </table:table-cell>
          <table:table-cell office:value-type="date" office:date-value="2013-06-16T01:38:54" table:style-name="ce3">
            <text:p>16/06/2013 01:38</text:p>
          </table:table-cell>
          <table:table-cell office:value-type="string" table:style-name="ce2">
            <text:p>java.awt.geom.pathiterato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32" table:style-name="ce2">
            <text:p>43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asNext() - when does it block and why?</text:p>
          </table:table-cell>
          <table:table-cell office:value-type="string" table:style-name="ce2">
            <text:p>&lt;java&gt;&lt;java.util.scanner&gt;</text:p>
          </table:table-cell>
          <table:table-cell office:value-type="float" office:value="4355" table:style-name="ce2">
            <text:p>4355</text:p>
          </table:table-cell>
          <table:table-cell office:value-type="float" office:value="0" table:style-name="ce2">
            <text:p>0</text:p>
          </table:table-cell>
          <table:table-cell office:value-type="date" office:date-value="2013-06-01T13:15:38" table:style-name="ce3">
            <text:p>01/06/2013 13:15</text:p>
          </table:table-cell>
          <table:table-cell office:value-type="date" office:date-value="2013-06-01T15:00:01" table:style-name="ce3">
            <text:p>01/06/2013 15:00</text:p>
          </table:table-cell>
          <table:table-cell office:value-type="string" table:style-name="ce2">
            <text:p>java.util.scann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33" table:style-name="ce2">
            <text:p>43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umerical index of characters in byte streams</text:p>
          </table:table-cell>
          <table:table-cell office:value-type="string" table:style-name="ce2">
            <text:p>&lt;java&gt;</text:p>
          </table:table-cell>
          <table:table-cell office:value-type="float" office:value="53" table:style-name="ce2">
            <text:p>53</text:p>
          </table:table-cell>
          <table:table-cell office:value-type="float" office:value="0" table:style-name="ce2">
            <text:p>0</text:p>
          </table:table-cell>
          <table:table-cell office:value-type="date" office:date-value="2013-05-27T01:08:01" table:style-name="ce3">
            <text:p>27/05/2013 01:08</text:p>
          </table:table-cell>
          <table:table-cell office:value-type="date" office:date-value="2013-05-27T01:09:37" table:style-name="ce3">
            <text:p>27/05/2013 01:09</text:p>
          </table:table-cell>
          <table:table-cell office:value-type="string" table:style-name="ce2">
            <text:p>java.io.fileinputstrea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34" table:style-name="ce2">
            <text:p>434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JButtons don't show until I minimize and bring the window up again</text:p>
          </table:table-cell>
          <table:table-cell office:value-type="string" table:style-name="ce2">
            <text:p>&lt;java&gt;&lt;swing&gt;&lt;jframe&gt;&lt;jbutton&gt;</text:p>
          </table:table-cell>
          <table:table-cell office:value-type="float" office:value="678" table:style-name="ce2">
            <text:p>678</text:p>
          </table:table-cell>
          <table:table-cell office:value-type="float" office:value="1" table:style-name="ce2">
            <text:p>1</text:p>
          </table:table-cell>
          <table:table-cell office:value-type="date" office:date-value="2013-05-10T22:09:30" table:style-name="ce3">
            <text:p>10/05/2013 22:09</text:p>
          </table:table-cell>
          <table:table-cell office:value-type="date" office:date-value="2013-05-10T22:13:59" table:style-name="ce3">
            <text:p>10/05/2013 22:13</text:p>
          </table:table-cell>
          <table:table-cell office:value-type="string" table:style-name="ce2">
            <text:p>java.awt.contain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35" table:style-name="ce2">
            <text:p>43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Programmatically add a self-signed certificate to your keystore/truststore</text:p>
          </table:table-cell>
          <table:table-cell office:value-type="string" table:style-name="ce2">
            <text:p>&lt;java&gt;&lt;ssl&gt;&lt;keystore&gt;</text:p>
          </table:table-cell>
          <table:table-cell office:value-type="float" office:value="4113" table:style-name="ce2">
            <text:p>4113</text:p>
          </table:table-cell>
          <table:table-cell office:value-type="float" office:value="3" table:style-name="ce2">
            <text:p>3</text:p>
          </table:table-cell>
          <table:table-cell office:value-type="date" office:date-value="2014-02-14T09:26:05" table:style-name="ce3">
            <text:p>14/02/2014 09:26</text:p>
          </table:table-cell>
          <table:table-cell office:value-type="date" office:date-value="2014-02-14T10:36:04" table:style-name="ce3">
            <text:p>14/02/2014 10:36</text:p>
          </table:table-cell>
          <table:table-cell office:value-type="string" table:style-name="ce2">
            <text:p>java.security.keystor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36" table:style-name="ce2">
            <text:p>436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How to get a random integer in java?</text:p>
          </table:table-cell>
          <table:table-cell office:value-type="string" table:style-name="ce2">
            <text:p>&lt;java&gt;</text:p>
          </table:table-cell>
          <table:table-cell office:value-type="float" office:value="278" table:style-name="ce2">
            <text:p>278</text:p>
          </table:table-cell>
          <table:table-cell office:value-type="float" office:value="0" table:style-name="ce2">
            <text:p>0</text:p>
          </table:table-cell>
          <table:table-cell office:value-type="date" office:date-value="2014-02-21T07:20:42" table:style-name="ce3">
            <text:p>21/02/2014 07:20</text:p>
          </table:table-cell>
          <table:table-cell office:value-type="date" office:date-value="2014-02-21T07:22:44" table:style-name="ce3">
            <text:p>21/02/2014 07:22</text:p>
          </table:table-cell>
          <table:table-cell office:value-type="string" table:style-name="ce2">
            <text:p>java.util.rando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37" table:style-name="ce2">
            <text:p>437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ScheduledExecutorService - Check if scheduled task has already been completed</text:p>
          </table:table-cell>
          <table:table-cell office:value-type="string" table:style-name="ce2">
            <text:p>&lt;java&gt;&lt;multithreading&gt;&lt;timer&gt;&lt;singleton&gt;</text:p>
          </table:table-cell>
          <table:table-cell office:value-type="float" office:value="2988" table:style-name="ce2">
            <text:p>2988</text:p>
          </table:table-cell>
          <table:table-cell office:value-type="float" office:value="0" table:style-name="ce2">
            <text:p>0</text:p>
          </table:table-cell>
          <table:table-cell office:value-type="date" office:date-value="2014-01-29T20:50:41" table:style-name="ce3">
            <text:p>29/01/2014 20:50</text:p>
          </table:table-cell>
          <table:table-cell office:value-type="date" office:date-value="2014-01-29T21:15:21" table:style-name="ce3">
            <text:p>29/01/2014 21:15</text:p>
          </table:table-cell>
          <table:table-cell office:value-type="string" table:style-name="ce2">
            <text:p>java.util.concurrent.atomic.atomicboolea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38" table:style-name="ce2">
            <text:p>438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does InputStream buffer work?</text:p>
          </table:table-cell>
          <table:table-cell office:value-type="string" table:style-name="ce2">
            <text:p>&lt;java&gt;&lt;android&gt;&lt;buffer&gt;</text:p>
          </table:table-cell>
          <table:table-cell office:value-type="float" office:value="86" table:style-name="ce2">
            <text:p>86</text:p>
          </table:table-cell>
          <table:table-cell office:value-type="float" office:value="0" table:style-name="ce2">
            <text:p>0</text:p>
          </table:table-cell>
          <table:table-cell office:value-type="date" office:date-value="2014-01-22T15:51:59" table:style-name="ce3">
            <text:p>22/01/2014 15:51</text:p>
          </table:table-cell>
          <table:table-cell office:value-type="date" office:date-value="2014-01-22T15:57:32" table:style-name="ce3">
            <text:p>22/01/2014 15:57</text:p>
          </table:table-cell>
          <table:table-cell office:value-type="string" table:style-name="ce2">
            <text:p>java.io.inputstrea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39" table:style-name="ce2">
            <text:p>439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Java terminating a program</text:p>
          </table:table-cell>
          <table:table-cell office:value-type="string" table:style-name="ce2">
            <text:p>&lt;java&gt;&lt;application-shutdown&gt;</text:p>
          </table:table-cell>
          <table:table-cell office:value-type="float" office:value="106" table:style-name="ce2">
            <text:p>106</text:p>
          </table:table-cell>
          <table:table-cell office:value-type="float" office:value="0" table:style-name="ce2">
            <text:p>0</text:p>
          </table:table-cell>
          <table:table-cell office:value-type="date" office:date-value="2014-01-23T13:42:36" table:style-name="ce3">
            <text:p>23/01/2014 13:42</text:p>
          </table:table-cell>
          <table:table-cell office:value-type="date" office:date-value="2014-01-23T13:46:31" table:style-name="ce3">
            <text:p>23/01/2014 13:46</text:p>
          </table:table-cell>
          <table:table-cell office:value-type="string" table:style-name="ce2">
            <text:p>java.lang.proce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40" table:style-name="ce2">
            <text:p>44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an Java cache a specific function?</text:p>
          </table:table-cell>
          <table:table-cell office:value-type="string" table:style-name="ce2">
            <text:p>&lt;java&gt;&lt;caching&gt;&lt;optimization&gt;&lt;time&gt;&lt;jvm&gt;</text:p>
          </table:table-cell>
          <table:table-cell office:value-type="float" office:value="76" table:style-name="ce2">
            <text:p>76</text:p>
          </table:table-cell>
          <table:table-cell office:value-type="float" office:value="0" table:style-name="ce2">
            <text:p>0</text:p>
          </table:table-cell>
          <table:table-cell office:value-type="date" office:date-value="2014-01-20T12:24:29" table:style-name="ce3">
            <text:p>20/01/2014 12:24</text:p>
          </table:table-cell>
          <table:table-cell office:value-type="date" office:date-value="2014-01-20T12:39:01" table:style-name="ce3">
            <text:p>20/01/2014 12:39</text:p>
          </table:table-cell>
          <table:table-cell office:value-type="string" table:style-name="ce2">
            <text:p>java.lang.syste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41" table:style-name="ce2">
            <text:p>441</text:p>
          </table:table-cell>
          <table:table-cell office:value-type="float" office:value="14" table:style-name="ce2">
            <text:p>14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Create an Arraylist of unique values</text:p>
          </table:table-cell>
          <table:table-cell office:value-type="string" table:style-name="ce2">
            <text:p>&lt;java&gt;&lt;arraylist&gt;</text:p>
          </table:table-cell>
          <table:table-cell office:value-type="float" office:value="68759" table:style-name="ce2">
            <text:p>68759</text:p>
          </table:table-cell>
          <table:table-cell office:value-type="float" office:value="2" table:style-name="ce2">
            <text:p>2</text:p>
          </table:table-cell>
          <table:table-cell office:value-type="date" office:date-value="2013-07-09T11:41:57" table:style-name="ce3">
            <text:p>09/07/2013 11:41</text:p>
          </table:table-cell>
          <table:table-cell office:value-type="date" office:date-value="2013-07-09T11:44:46" table:style-name="ce3">
            <text:p>09/07/2013 11:44</text:p>
          </table:table-cell>
          <table:table-cell office:value-type="string" table:style-name="ce2">
            <text:p>java.util.se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42" table:style-name="ce2">
            <text:p>44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to perform Ctrl + Click in OATS(JAVA)?</text:p>
          </table:table-cell>
          <table:table-cell office:value-type="string" table:style-name="ce2">
            <text:p>&lt;java&gt;&lt;automation&gt;&lt;automated-tests&gt;</text:p>
          </table:table-cell>
          <table:table-cell office:value-type="float" office:value="196" table:style-name="ce2">
            <text:p>196</text:p>
          </table:table-cell>
          <table:table-cell office:value-type="float" office:value="0" table:style-name="ce2">
            <text:p>0</text:p>
          </table:table-cell>
          <table:table-cell office:value-type="date" office:date-value="2013-12-16T06:31:04" table:style-name="ce3">
            <text:p>16/12/2013 06:31</text:p>
          </table:table-cell>
          <table:table-cell office:value-type="date" office:date-value="2013-12-16T06:41:19" table:style-name="ce3">
            <text:p>16/12/2013 06:41</text:p>
          </table:table-cell>
          <table:table-cell office:value-type="string" table:style-name="ce2">
            <text:p>java.awt.robo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43" table:style-name="ce2">
            <text:p>44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progressbar not working</text:p>
          </table:table-cell>
          <table:table-cell office:value-type="string" table:style-name="ce2">
            <text:p>&lt;java&gt;&lt;multithreading&gt;&lt;jprogressbar&gt;</text:p>
          </table:table-cell>
          <table:table-cell office:value-type="float" office:value="765" table:style-name="ce2">
            <text:p>765</text:p>
          </table:table-cell>
          <table:table-cell office:value-type="float" office:value="2" table:style-name="ce2">
            <text:p>2</text:p>
          </table:table-cell>
          <table:table-cell office:value-type="date" office:date-value="2013-12-18T06:02:38" table:style-name="ce3">
            <text:p>18/12/2013 06:02</text:p>
          </table:table-cell>
          <table:table-cell office:value-type="date" office:date-value="2013-12-18T06:36:22" table:style-name="ce3">
            <text:p>18/12/2013 06:36</text:p>
          </table:table-cell>
          <table:table-cell office:value-type="string" table:style-name="ce2">
            <text:p>javax.swing.swingwork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44" table:style-name="ce2">
            <text:p>444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Java case-insensitive regex matching doesn't work with letter ?</text:p>
          </table:table-cell>
          <table:table-cell office:value-type="string" table:style-name="ce2">
            <text:p>&lt;java&gt;&lt;regex&gt;</text:p>
          </table:table-cell>
          <table:table-cell office:value-type="float" office:value="740" table:style-name="ce2">
            <text:p>740</text:p>
          </table:table-cell>
          <table:table-cell office:value-type="float" office:value="2" table:style-name="ce2">
            <text:p>2</text:p>
          </table:table-cell>
          <table:table-cell office:value-type="date" office:date-value="2013-05-20T22:20:06" table:style-name="ce3">
            <text:p>20/05/2013 22:20</text:p>
          </table:table-cell>
          <table:table-cell office:value-type="date" office:date-value="2013-05-20T22:21:43" table:style-name="ce3">
            <text:p>20/05/2013 22:21</text:p>
          </table:table-cell>
          <table:table-cell office:value-type="string" table:style-name="ce2">
            <text:p>java.util.regex.patter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45" table:style-name="ce2">
            <text:p>445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MouseEvents in JFrame seem extremely unpredictable</text:p>
          </table:table-cell>
          <table:table-cell office:value-type="string" table:style-name="ce2">
            <text:p>&lt;java&gt;&lt;swing&gt;&lt;jframe&gt;&lt;mouseevent&gt;</text:p>
          </table:table-cell>
          <table:table-cell office:value-type="float" office:value="42" table:style-name="ce2">
            <text:p>42</text:p>
          </table:table-cell>
          <table:table-cell office:value-type="float" office:value="0" table:style-name="ce2">
            <text:p>0</text:p>
          </table:table-cell>
          <table:table-cell office:value-type="date" office:date-value="2013-06-06T22:50:01" table:style-name="ce3">
            <text:p>06/06/2013 22:50</text:p>
          </table:table-cell>
          <table:table-cell office:value-type="date" office:date-value="2013-06-06T22:53:37" table:style-name="ce3">
            <text:p>06/06/2013 22:53</text:p>
          </table:table-cell>
          <table:table-cell office:value-type="string" table:style-name="ce2">
            <text:p>java.awt.event.mouseeve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46" table:style-name="ce2">
            <text:p>446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Random seed Math.random in Java</text:p>
          </table:table-cell>
          <table:table-cell office:value-type="string" table:style-name="ce2">
            <text:p>&lt;java&gt;&lt;random&gt;&lt;random-seed&gt;</text:p>
          </table:table-cell>
          <table:table-cell office:value-type="float" office:value="7350" table:style-name="ce2">
            <text:p>7350</text:p>
          </table:table-cell>
          <table:table-cell office:value-type="float" office:value="0" table:style-name="ce2">
            <text:p>0</text:p>
          </table:table-cell>
          <table:table-cell office:value-type="date" office:date-value="2013-07-03T10:38:24" table:style-name="ce3">
            <text:p>03/07/2013 10:38</text:p>
          </table:table-cell>
          <table:table-cell office:value-type="date" office:date-value="2013-07-03T10:40:19" table:style-name="ce3">
            <text:p>03/07/2013 10:40</text:p>
          </table:table-cell>
          <table:table-cell office:value-type="string" table:style-name="ce2">
            <text:p>java.util.rando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47" table:style-name="ce2">
            <text:p>44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Working with data from table</text:p>
          </table:table-cell>
          <table:table-cell office:value-type="string" table:style-name="ce2">
            <text:p>&lt;java&gt;&lt;swing&gt;&lt;jtable&gt;&lt;hashmap&gt;</text:p>
          </table:table-cell>
          <table:table-cell office:value-type="float" office:value="84" table:style-name="ce2">
            <text:p>84</text:p>
          </table:table-cell>
          <table:table-cell office:value-type="float" office:value="0" table:style-name="ce2">
            <text:p>0</text:p>
          </table:table-cell>
          <table:table-cell office:value-type="date" office:date-value="2014-03-21T22:09:24" table:style-name="ce3">
            <text:p>21/03/2014 22:09</text:p>
          </table:table-cell>
          <table:table-cell office:value-type="date" office:date-value="2014-03-21T22:15:27" table:style-name="ce3">
            <text:p>21/03/2014 22:15</text:p>
          </table:table-cell>
          <table:table-cell office:value-type="string" table:style-name="ce2">
            <text:p>java.util.treemap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48" table:style-name="ce2">
            <text:p>448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find and separate string values within text files using java?</text:p>
          </table:table-cell>
          <table:table-cell office:value-type="string" table:style-name="ce2">
            <text:p>&lt;java&gt;&lt;string&gt;&lt;file&gt;&lt;linked-list&gt;</text:p>
          </table:table-cell>
          <table:table-cell office:value-type="float" office:value="173" table:style-name="ce2">
            <text:p>173</text:p>
          </table:table-cell>
          <table:table-cell office:value-type="float" office:value="0" table:style-name="ce2">
            <text:p>0</text:p>
          </table:table-cell>
          <table:table-cell office:value-type="date" office:date-value="2014-03-17T02:47:06" table:style-name="ce3">
            <text:p>17/03/2014 02:47</text:p>
          </table:table-cell>
          <table:table-cell office:value-type="date" office:date-value="2014-03-17T02:52:15" table:style-name="ce3">
            <text:p>17/03/2014 02:52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49" table:style-name="ce2">
            <text:p>44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tringTokenizer class --- Using Delimiters as token separators</text:p>
          </table:table-cell>
          <table:table-cell office:value-type="string" table:style-name="ce2">
            <text:p>&lt;java&gt;&lt;stringtokenizer&gt;</text:p>
          </table:table-cell>
          <table:table-cell office:value-type="float" office:value="811" table:style-name="ce2">
            <text:p>811</text:p>
          </table:table-cell>
          <table:table-cell office:value-type="float" office:value="1" table:style-name="ce2">
            <text:p>1</text:p>
          </table:table-cell>
          <table:table-cell office:value-type="date" office:date-value="2014-01-14T02:26:32" table:style-name="ce3">
            <text:p>14/01/2014 02:26</text:p>
          </table:table-cell>
          <table:table-cell office:value-type="date" office:date-value="2014-01-14T02:31:00" table:style-name="ce3">
            <text:p>14/01/2014 02:31</text:p>
          </table:table-cell>
          <table:table-cell office:value-type="string" table:style-name="ce2">
            <text:p>java.util.stringtokeniz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50" table:style-name="ce2">
            <text:p>45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Browser close event by Process</text:p>
          </table:table-cell>
          <table:table-cell office:value-type="string" table:style-name="ce2">
            <text:p>&lt;java&gt;&lt;javascript&gt;&lt;process&gt;&lt;exec&gt;</text:p>
          </table:table-cell>
          <table:table-cell office:value-type="float" office:value="62" table:style-name="ce2">
            <text:p>62</text:p>
          </table:table-cell>
          <table:table-cell office:value-type="float" office:value="0" table:style-name="ce2">
            <text:p>0</text:p>
          </table:table-cell>
          <table:table-cell office:value-type="date" office:date-value="2014-01-14T09:24:29" table:style-name="ce3">
            <text:p>14/01/2014 09:24</text:p>
          </table:table-cell>
          <table:table-cell office:value-type="date" office:date-value="2014-01-14T10:01:38" table:style-name="ce3">
            <text:p>14/01/2014 10:01</text:p>
          </table:table-cell>
          <table:table-cell office:value-type="string" table:style-name="ce2">
            <text:p>java.lang.proce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51" table:style-name="ce2">
            <text:p>45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I don't know how to implement math.round() or any other solution to get ##.## in JTextField</text:p>
          </table:table-cell>
          <table:table-cell office:value-type="string" table:style-name="ce2">
            <text:p>&lt;java&gt;&lt;string&gt;&lt;swing&gt;&lt;jfreechart&gt;&lt;jtextfield&gt;</text:p>
          </table:table-cell>
          <table:table-cell office:value-type="float" office:value="68" table:style-name="ce2">
            <text:p>68</text:p>
          </table:table-cell>
          <table:table-cell office:value-type="float" office:value="0" table:style-name="ce2">
            <text:p>0</text:p>
          </table:table-cell>
          <table:table-cell office:value-type="date" office:date-value="2014-01-15T21:52:06" table:style-name="ce3">
            <text:p>15/01/2014 21:52</text:p>
          </table:table-cell>
          <table:table-cell office:value-type="date" office:date-value="2014-01-15T21:56:51" table:style-name="ce3">
            <text:p>15/01/2014 21:56</text:p>
          </table:table-cell>
          <table:table-cell office:value-type="string" table:style-name="ce2">
            <text:p>java.util.formatt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52" table:style-name="ce2">
            <text:p>452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Sign PDF document and get the pdf as bytes or stream</text:p>
          </table:table-cell>
          <table:table-cell office:value-type="string" table:style-name="ce2">
            <text:p>&lt;java&gt;&lt;javascript&gt;&lt;pdf&gt;&lt;applet&gt;&lt;itext&gt;</text:p>
          </table:table-cell>
          <table:table-cell office:value-type="float" office:value="656" table:style-name="ce2">
            <text:p>656</text:p>
          </table:table-cell>
          <table:table-cell office:value-type="float" office:value="0" table:style-name="ce2">
            <text:p>0</text:p>
          </table:table-cell>
          <table:table-cell office:value-type="date" office:date-value="2014-01-08T07:18:27" table:style-name="ce3">
            <text:p>08/01/2014 07:18</text:p>
          </table:table-cell>
          <table:table-cell office:value-type="date" office:date-value="2014-01-08T08:00:13" table:style-name="ce3">
            <text:p>08/01/2014 08:00</text:p>
          </table:table-cell>
          <table:table-cell office:value-type="string" table:style-name="ce2">
            <text:p>java.io.bytearrayoutputstrea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53" table:style-name="ce2">
            <text:p>45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caling Graphics (Beginning Java Programmer)</text:p>
          </table:table-cell>
          <table:table-cell office:value-type="string" table:style-name="ce2">
            <text:p>&lt;java&gt;&lt;graphics&gt;&lt;scaling&gt;</text:p>
          </table:table-cell>
          <table:table-cell office:value-type="float" office:value="465" table:style-name="ce2">
            <text:p>465</text:p>
          </table:table-cell>
          <table:table-cell office:value-type="float" office:value="0" table:style-name="ce2">
            <text:p>0</text:p>
          </table:table-cell>
          <table:table-cell office:value-type="date" office:date-value="2014-01-09T00:29:20" table:style-name="ce3">
            <text:p>09/01/2014 00:29</text:p>
          </table:table-cell>
          <table:table-cell office:value-type="date" office:date-value="2014-01-11T09:54:29" table:style-name="ce3">
            <text:p>11/01/2014 09:54</text:p>
          </table:table-cell>
          <table:table-cell office:value-type="string" table:style-name="ce2">
            <text:p>java.awt.graphic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54" table:style-name="ce2">
            <text:p>45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void repetition and print unique ordered sets</text:p>
          </table:table-cell>
          <table:table-cell office:value-type="string" table:style-name="ce2">
            <text:p>&lt;java&gt;&lt;arrays&gt;</text:p>
          </table:table-cell>
          <table:table-cell office:value-type="float" office:value="105" table:style-name="ce2">
            <text:p>105</text:p>
          </table:table-cell>
          <table:table-cell office:value-type="float" office:value="0" table:style-name="ce2">
            <text:p>0</text:p>
          </table:table-cell>
          <table:table-cell office:value-type="date" office:date-value="2014-01-05T13:28:28" table:style-name="ce3">
            <text:p>05/01/2014 13:28</text:p>
          </table:table-cell>
          <table:table-cell office:value-type="date" office:date-value="2014-01-05T13:32:02" table:style-name="ce3">
            <text:p>05/01/2014 13:32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55" table:style-name="ce2">
            <text:p>45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axb API Listener</text:p>
          </table:table-cell>
          <table:table-cell office:value-type="string" table:style-name="ce2">
            <text:p>&lt;java&gt;&lt;jaxb&gt;&lt;eclipselink&gt;&lt;jaxb2&gt;</text:p>
          </table:table-cell>
          <table:table-cell office:value-type="float" office:value="596" table:style-name="ce2">
            <text:p>596</text:p>
          </table:table-cell>
          <table:table-cell office:value-type="float" office:value="0" table:style-name="ce2">
            <text:p>0</text:p>
          </table:table-cell>
          <table:table-cell office:value-type="date" office:date-value="2013-12-11T19:21:58" table:style-name="ce3">
            <text:p>11/12/2013 19:21</text:p>
          </table:table-cell>
          <table:table-cell office:value-type="date" office:date-value="2013-12-11T19:42:05" table:style-name="ce3">
            <text:p>11/12/2013 19:42</text:p>
          </table:table-cell>
          <table:table-cell office:value-type="string" table:style-name="ce2">
            <text:p>javax.xml.bind.marshall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56" table:style-name="ce2">
            <text:p>45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icky host (lock?)</text:p>
          </table:table-cell>
          <table:table-cell office:value-type="string" table:style-name="ce2">
            <text:p>&lt;java&gt;&lt;multithreading&gt;&lt;wait&gt;&lt;synchronized&gt;&lt;notify&gt;</text:p>
          </table:table-cell>
          <table:table-cell office:value-type="float" office:value="77" table:style-name="ce2">
            <text:p>77</text:p>
          </table:table-cell>
          <table:table-cell office:value-type="float" office:value="0" table:style-name="ce2">
            <text:p>0</text:p>
          </table:table-cell>
          <table:table-cell office:value-type="date" office:date-value="2013-12-25T17:19:30" table:style-name="ce3">
            <text:p>25/12/2013 17:19</text:p>
          </table:table-cell>
          <table:table-cell office:value-type="date" office:date-value="2013-12-25T17:34:59" table:style-name="ce3">
            <text:p>25/12/2013 17:34</text:p>
          </table:table-cell>
          <table:table-cell office:value-type="string" table:style-name="ce2">
            <text:p>java.util.timer</text:p>
          </table:table-cell>
          <table:table-cell office:value-type="string" table:style-name="ce2">
            <text:p>java.util.timertask</text:p>
          </table:table-cell>
          <table:table-cell office:value-type="string" table:style-name="ce2">
            <text:p>java.util.collections</text:p>
          </table:table-cell>
          <table:table-cell table:style-name="ce2"/>
          <table:table-cell table:number-columns-repeated="16371"/>
        </table:table-row>
        <table:table-row table:style-name="ro1">
          <table:table-cell office:value-type="float" office:value="457" table:style-name="ce2">
            <text:p>457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Difference between "Double" and "double"</text:p>
          </table:table-cell>
          <table:table-cell office:value-type="string" table:style-name="ce2">
            <text:p>&lt;java&gt;&lt;double&gt;</text:p>
          </table:table-cell>
          <table:table-cell office:value-type="float" office:value="9755" table:style-name="ce2">
            <text:p>9755</text:p>
          </table:table-cell>
          <table:table-cell office:value-type="float" office:value="3" table:style-name="ce2">
            <text:p>3</text:p>
          </table:table-cell>
          <table:table-cell office:value-type="date" office:date-value="2013-12-07T02:54:10" table:style-name="ce3">
            <text:p>07/12/2013 02:54</text:p>
          </table:table-cell>
          <table:table-cell office:value-type="date" office:date-value="2013-12-07T02:59:21" table:style-name="ce3">
            <text:p>07/12/2013 02:59</text:p>
          </table:table-cell>
          <table:table-cell office:value-type="string" table:style-name="ce2">
            <text:p>java.lang.doub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58" table:style-name="ce2">
            <text:p>458</text:p>
          </table:table-cell>
          <table:table-cell office:value-type="float" office:value="5" table:style-name="ce2">
            <text:p>5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java.sql.sqlexception: column index out of range <text:s/>0 &lt; 1</text:p>
          </table:table-cell>
          <table:table-cell office:value-type="string" table:style-name="ce2">
            <text:p>&lt;java&gt;&lt;mysql&gt;&lt;servlets&gt;</text:p>
          </table:table-cell>
          <table:table-cell office:value-type="float" office:value="10562" table:style-name="ce2">
            <text:p>10562</text:p>
          </table:table-cell>
          <table:table-cell office:value-type="float" office:value="1" table:style-name="ce2">
            <text:p>1</text:p>
          </table:table-cell>
          <table:table-cell office:value-type="date" office:date-value="2013-12-07T13:58:30" table:style-name="ce3">
            <text:p>07/12/2013 13:58</text:p>
          </table:table-cell>
          <table:table-cell office:value-type="date" office:date-value="2013-12-07T14:04:12" table:style-name="ce3">
            <text:p>07/12/2013 14:04</text:p>
          </table:table-cell>
          <table:table-cell office:value-type="string" table:style-name="ce2">
            <text:p>java.sql.resultse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59" table:style-name="ce2">
            <text:p>459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Error: RSA Keys must be at least 512 bits long?</text:p>
          </table:table-cell>
          <table:table-cell office:value-type="string" table:style-name="ce2">
            <text:p>&lt;java&gt;&lt;encryption&gt;&lt;rsa&gt;</text:p>
          </table:table-cell>
          <table:table-cell office:value-type="float" office:value="1783" table:style-name="ce2">
            <text:p>1783</text:p>
          </table:table-cell>
          <table:table-cell office:value-type="float" office:value="0" table:style-name="ce2">
            <text:p>0</text:p>
          </table:table-cell>
          <table:table-cell office:value-type="date" office:date-value="2013-12-09T20:35:22" table:style-name="ce3">
            <text:p>09/12/2013 20:35</text:p>
          </table:table-cell>
          <table:table-cell office:value-type="date" office:date-value="2013-12-09T20:50:12" table:style-name="ce3">
            <text:p>09/12/2013 20:50</text:p>
          </table:table-cell>
          <table:table-cell office:value-type="string" table:style-name="ce2">
            <text:p>java.security.spec.rsapublickeyspec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60" table:style-name="ce2">
            <text:p>460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Java primitive types XML text values</text:p>
          </table:table-cell>
          <table:table-cell office:value-type="string" table:style-name="ce2">
            <text:p>&lt;java&gt;&lt;xml&gt;&lt;primitive-types&gt;</text:p>
          </table:table-cell>
          <table:table-cell office:value-type="float" office:value="118" table:style-name="ce2">
            <text:p>118</text:p>
          </table:table-cell>
          <table:table-cell office:value-type="float" office:value="0" table:style-name="ce2">
            <text:p>0</text:p>
          </table:table-cell>
          <table:table-cell office:value-type="date" office:date-value="2013-11-26T09:16:11" table:style-name="ce3">
            <text:p>26/11/2013 09:16</text:p>
          </table:table-cell>
          <table:table-cell office:value-type="date" office:date-value="2013-11-26T10:32:27" table:style-name="ce3">
            <text:p>26/11/2013 10:32</text:p>
          </table:table-cell>
          <table:table-cell office:value-type="string" table:style-name="ce2">
            <text:p>javax.xml.bind.datatypeconvert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61" table:style-name="ce2">
            <text:p>46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toString method for polynomials</text:p>
          </table:table-cell>
          <table:table-cell office:value-type="string" table:style-name="ce2">
            <text:p>&lt;java&gt;&lt;tostring&gt;&lt;fencepost&gt;</text:p>
          </table:table-cell>
          <table:table-cell office:value-type="float" office:value="145" table:style-name="ce2">
            <text:p>145</text:p>
          </table:table-cell>
          <table:table-cell office:value-type="float" office:value="0" table:style-name="ce2">
            <text:p>0</text:p>
          </table:table-cell>
          <table:table-cell office:value-type="date" office:date-value="2013-11-26T20:26:12" table:style-name="ce3">
            <text:p>26/11/2013 20:26</text:p>
          </table:table-cell>
          <table:table-cell office:value-type="date" office:date-value="2013-11-26T20:33:17" table:style-name="ce3">
            <text:p>26/11/2013 20:33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62" table:style-name="ce2">
            <text:p>462</text:p>
          </table:table-cell>
          <table:table-cell office:value-type="float" office:value="12" table:style-name="ce2">
            <text:p>1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Oracle read-only JDBC connection</text:p>
          </table:table-cell>
          <table:table-cell office:value-type="string" table:style-name="ce2">
            <text:p>&lt;java&gt;&lt;database&gt;&lt;oracle&gt;&lt;jdbc&gt;</text:p>
          </table:table-cell>
          <table:table-cell office:value-type="float" office:value="5263" table:style-name="ce2">
            <text:p>5263</text:p>
          </table:table-cell>
          <table:table-cell office:value-type="float" office:value="0" table:style-name="ce2">
            <text:p>0</text:p>
          </table:table-cell>
          <table:table-cell office:value-type="date" office:date-value="2013-11-29T14:01:05" table:style-name="ce3">
            <text:p>29/11/2013 14:01</text:p>
          </table:table-cell>
          <table:table-cell office:value-type="date" office:date-value="2013-11-29T14:09:48" table:style-name="ce3">
            <text:p>29/11/2013 14:09</text:p>
          </table:table-cell>
          <table:table-cell office:value-type="string" table:style-name="ce2">
            <text:p>java.sql.connec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63" table:style-name="ce2">
            <text:p>46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Best way to wait to download file from server which is not yet created?</text:p>
          </table:table-cell>
          <table:table-cell office:value-type="string" table:style-name="ce2">
            <text:p>&lt;java&gt;&lt;asynchronous&gt;&lt;client-server&gt;</text:p>
          </table:table-cell>
          <table:table-cell office:value-type="float" office:value="371" table:style-name="ce2">
            <text:p>371</text:p>
          </table:table-cell>
          <table:table-cell office:value-type="float" office:value="0" table:style-name="ce2">
            <text:p>0</text:p>
          </table:table-cell>
          <table:table-cell office:value-type="date" office:date-value="2013-05-16T08:14:39" table:style-name="ce3">
            <text:p>16/05/2013 08:14</text:p>
          </table:table-cell>
          <table:table-cell office:value-type="date" office:date-value="2013-05-16T08:17:03" table:style-name="ce3">
            <text:p>16/05/2013 08:17</text:p>
          </table:table-cell>
          <table:table-cell office:value-type="string" table:style-name="ce2">
            <text:p>java.io.inputstrea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64" table:style-name="ce2">
            <text:p>464</text:p>
          </table:table-cell>
          <table:table-cell office:value-type="float" office:value="9" table:style-name="ce2">
            <text:p>9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InetAddress.getLocalHost().getHostAddress() is returning 127.0.1.1</text:p>
          </table:table-cell>
          <table:table-cell office:value-type="string" table:style-name="ce2">
            <text:p>&lt;java&gt;</text:p>
          </table:table-cell>
          <table:table-cell office:value-type="float" office:value="20086" table:style-name="ce2">
            <text:p>20086</text:p>
          </table:table-cell>
          <table:table-cell office:value-type="float" office:value="1" table:style-name="ce2">
            <text:p>1</text:p>
          </table:table-cell>
          <table:table-cell office:value-type="date" office:date-value="2013-05-08T15:38:27" table:style-name="ce3">
            <text:p>08/05/2013 15:38</text:p>
          </table:table-cell>
          <table:table-cell office:value-type="date" office:date-value="2013-05-08T15:44:26" table:style-name="ce3">
            <text:p>08/05/2013 15:44</text:p>
          </table:table-cell>
          <table:table-cell office:value-type="string" table:style-name="ce2">
            <text:p>java.net.networkinterfac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65" table:style-name="ce2">
            <text:p>46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Reading two XML tags with same name Java</text:p>
          </table:table-cell>
          <table:table-cell office:value-type="string" table:style-name="ce2">
            <text:p>&lt;java&gt;&lt;xml&gt;&lt;parsing&gt;&lt;xml-parsing&gt;</text:p>
          </table:table-cell>
          <table:table-cell office:value-type="float" office:value="2968" table:style-name="ce2">
            <text:p>2968</text:p>
          </table:table-cell>
          <table:table-cell office:value-type="float" office:value="1" table:style-name="ce2">
            <text:p>1</text:p>
          </table:table-cell>
          <table:table-cell office:value-type="date" office:date-value="2014-03-09T04:16:14" table:style-name="ce3">
            <text:p>09/03/2014 04:16</text:p>
          </table:table-cell>
          <table:table-cell office:value-type="date" office:date-value="2014-03-09T04:24:49" table:style-name="ce3">
            <text:p>09/03/2014 04:24</text:p>
          </table:table-cell>
          <table:table-cell office:value-type="string" table:style-name="ce2">
            <text:p>org.w3c.dom.nodeli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66" table:style-name="ce2">
            <text:p>46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ccess Class Variable on general Object of that class</text:p>
          </table:table-cell>
          <table:table-cell office:value-type="string" table:style-name="ce2">
            <text:p>&lt;java&gt;&lt;class&gt;&lt;object&gt;&lt;reflection&gt;</text:p>
          </table:table-cell>
          <table:table-cell office:value-type="float" office:value="70" table:style-name="ce2">
            <text:p>70</text:p>
          </table:table-cell>
          <table:table-cell office:value-type="float" office:value="2" table:style-name="ce2">
            <text:p>2</text:p>
          </table:table-cell>
          <table:table-cell office:value-type="date" office:date-value="2014-03-03T08:07:47" table:style-name="ce3">
            <text:p>03/03/2014 08:07</text:p>
          </table:table-cell>
          <table:table-cell office:value-type="date" office:date-value="2014-03-03T08:20:27" table:style-name="ce3">
            <text:p>03/03/2014 08:20</text:p>
          </table:table-cell>
          <table:table-cell office:value-type="string" table:style-name="ce2">
            <text:p>java.lang.reflect.field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67" table:style-name="ce2">
            <text:p>46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Whats the best way to remove same tags from an xml string?</text:p>
          </table:table-cell>
          <table:table-cell office:value-type="string" table:style-name="ce2">
            <text:p>&lt;java&gt;&lt;xml&gt;&lt;string&gt;&lt;xml-parsing&gt;&lt;saxparser&gt;</text:p>
          </table:table-cell>
          <table:table-cell office:value-type="float" office:value="135" table:style-name="ce2">
            <text:p>135</text:p>
          </table:table-cell>
          <table:table-cell office:value-type="float" office:value="0" table:style-name="ce2">
            <text:p>0</text:p>
          </table:table-cell>
          <table:table-cell office:value-type="date" office:date-value="2014-02-26T13:59:15" table:style-name="ce3">
            <text:p>26/02/2014 13:59</text:p>
          </table:table-cell>
          <table:table-cell office:value-type="date" office:date-value="2014-02-26T16:09:46" table:style-name="ce3">
            <text:p>26/02/2014 16:09</text:p>
          </table:table-cell>
          <table:table-cell office:value-type="string" table:style-name="ce2">
            <text:p>java.util.regex.patter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68" table:style-name="ce2">
            <text:p>468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OptionPane.showMessageDialog like System.out.printf</text:p>
          </table:table-cell>
          <table:table-cell office:value-type="string" table:style-name="ce2">
            <text:p>&lt;java&gt;</text:p>
          </table:table-cell>
          <table:table-cell office:value-type="float" office:value="1131" table:style-name="ce2">
            <text:p>1131</text:p>
          </table:table-cell>
          <table:table-cell office:value-type="float" office:value="0" table:style-name="ce2">
            <text:p>0</text:p>
          </table:table-cell>
          <table:table-cell office:value-type="date" office:date-value="2014-07-04T15:36:24" table:style-name="ce3">
            <text:p>04/07/2014 15:36</text:p>
          </table:table-cell>
          <table:table-cell office:value-type="date" office:date-value="2014-07-04T15:40:15" table:style-name="ce3">
            <text:p>04/07/2014 15:40</text:p>
          </table:table-cell>
          <table:table-cell office:value-type="string" table:style-name="ce2">
            <text:p>javax.swing.joptionpan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69" table:style-name="ce2">
            <text:p>46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would i get my code to join data together instead of overwriting the .txt file with each new stream</text:p>
          </table:table-cell>
          <table:table-cell office:value-type="string" table:style-name="ce2">
            <text:p>&lt;java&gt;&lt;bufferedreader&gt;&lt;filewriter&gt;&lt;bufferedwriter&gt;</text:p>
          </table:table-cell>
          <table:table-cell office:value-type="float" office:value="41" table:style-name="ce2">
            <text:p>41</text:p>
          </table:table-cell>
          <table:table-cell office:value-type="float" office:value="0" table:style-name="ce2">
            <text:p>0</text:p>
          </table:table-cell>
          <table:table-cell office:value-type="date" office:date-value="2014-08-27T15:31:39" table:style-name="ce3">
            <text:p>27/08/2014 15:31</text:p>
          </table:table-cell>
          <table:table-cell office:value-type="date" office:date-value="2014-08-27T15:33:49" table:style-name="ce3">
            <text:p>27/08/2014 15:33</text:p>
          </table:table-cell>
          <table:table-cell office:value-type="string" table:style-name="ce2">
            <text:p>java.io.filewrit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70" table:style-name="ce2">
            <text:p>470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Java Why is the length of the string twice 36 while it contains just 18 characters?</text:p>
          </table:table-cell>
          <table:table-cell office:value-type="string" table:style-name="ce2">
            <text:p>&lt;java&gt;&lt;string&gt;&lt;character-encoding&gt;&lt;string-length&gt;</text:p>
          </table:table-cell>
          <table:table-cell office:value-type="float" office:value="123" table:style-name="ce2">
            <text:p>123</text:p>
          </table:table-cell>
          <table:table-cell office:value-type="float" office:value="0" table:style-name="ce2">
            <text:p>0</text:p>
          </table:table-cell>
          <table:table-cell office:value-type="date" office:date-value="2014-10-18T04:17:02" table:style-name="ce3">
            <text:p>18/10/2014 04:17</text:p>
          </table:table-cell>
          <table:table-cell office:value-type="date" office:date-value="2014-10-18T04:21:32" table:style-name="ce3">
            <text:p>18/10/2014 04:21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71" table:style-name="ce2">
            <text:p>47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ist files in a directory from a runnable jar</text:p>
          </table:table-cell>
          <table:table-cell office:value-type="string" table:style-name="ce2">
            <text:p>&lt;java&gt;&lt;image&gt;&lt;jar&gt;&lt;loading&gt;&lt;executable-jar&gt;</text:p>
          </table:table-cell>
          <table:table-cell office:value-type="float" office:value="222" table:style-name="ce2">
            <text:p>222</text:p>
          </table:table-cell>
          <table:table-cell office:value-type="float" office:value="0" table:style-name="ce2">
            <text:p>0</text:p>
          </table:table-cell>
          <table:table-cell office:value-type="date" office:date-value="2014-10-18T15:34:43" table:style-name="ce3">
            <text:p>18/10/2014 15:34</text:p>
          </table:table-cell>
          <table:table-cell office:value-type="date" office:date-value="2014-10-18T15:43:08" table:style-name="ce3">
            <text:p>18/10/2014 15:43</text:p>
          </table:table-cell>
          <table:table-cell office:value-type="string" table:style-name="ce2">
            <text:p>java.util.jar.jarfi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72" table:style-name="ce2">
            <text:p>47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oolproof detection of OutOfmemory in Java</text:p>
          </table:table-cell>
          <table:table-cell office:value-type="string" table:style-name="ce2">
            <text:p>&lt;java&gt;</text:p>
          </table:table-cell>
          <table:table-cell office:value-type="float" office:value="116" table:style-name="ce2">
            <text:p>116</text:p>
          </table:table-cell>
          <table:table-cell office:value-type="float" office:value="0" table:style-name="ce2">
            <text:p>0</text:p>
          </table:table-cell>
          <table:table-cell office:value-type="date" office:date-value="2014-10-08T13:04:00" table:style-name="ce3">
            <text:p>08/10/2014 13:04</text:p>
          </table:table-cell>
          <table:table-cell office:value-type="date" office:date-value="2014-10-08T14:11:46" table:style-name="ce3">
            <text:p>08/10/2014 14:11</text:p>
          </table:table-cell>
          <table:table-cell office:value-type="string" table:style-name="ce2">
            <text:p>java.lang.management.memorymxbea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73" table:style-name="ce2">
            <text:p>47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ost efficient way to maintain list of error codes in Java</text:p>
          </table:table-cell>
          <table:table-cell office:value-type="string" table:style-name="ce2">
            <text:p>&lt;java&gt;&lt;exception&gt;&lt;design-patterns&gt;&lt;error-handling&gt;</text:p>
          </table:table-cell>
          <table:table-cell office:value-type="float" office:value="444" table:style-name="ce2">
            <text:p>444</text:p>
          </table:table-cell>
          <table:table-cell office:value-type="float" office:value="0" table:style-name="ce2">
            <text:p>0</text:p>
          </table:table-cell>
          <table:table-cell office:value-type="date" office:date-value="2014-10-15T21:46:22" table:style-name="ce3">
            <text:p>15/10/2014 21:46</text:p>
          </table:table-cell>
          <table:table-cell office:value-type="date" office:date-value="2014-10-18T19:05:22" table:style-name="ce3">
            <text:p>18/10/2014 19:05</text:p>
          </table:table-cell>
          <table:table-cell office:value-type="string" table:style-name="ce2">
            <text:p>java.util.propertie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74" table:style-name="ce2">
            <text:p>474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XSSFSheet removeRow(row) method throws ConcurrentModificationException</text:p>
          </table:table-cell>
          <table:table-cell office:value-type="string" table:style-name="ce2">
            <text:p>&lt;java&gt;&lt;apache-poi&gt;&lt;xlsx&gt;</text:p>
          </table:table-cell>
          <table:table-cell office:value-type="float" office:value="932" table:style-name="ce2">
            <text:p>932</text:p>
          </table:table-cell>
          <table:table-cell office:value-type="float" office:value="0" table:style-name="ce2">
            <text:p>0</text:p>
          </table:table-cell>
          <table:table-cell office:value-type="date" office:date-value="2014-11-04T07:54:44" table:style-name="ce3">
            <text:p>04/11/2014 07:54</text:p>
          </table:table-cell>
          <table:table-cell office:value-type="date" office:date-value="2014-11-04T08:26:33" table:style-name="ce3">
            <text:p>04/11/2014 08:26</text:p>
          </table:table-cell>
          <table:table-cell office:value-type="string" table:style-name="ce2">
            <text:p>java.util.concurrentmodificationexcep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75" table:style-name="ce2">
            <text:p>47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nconsistent sleep behavior when using AudioClip in Java</text:p>
          </table:table-cell>
          <table:table-cell office:value-type="string" table:style-name="ce2">
            <text:p>&lt;java&gt;&lt;multithreading&gt;&lt;sleep&gt;</text:p>
          </table:table-cell>
          <table:table-cell office:value-type="float" office:value="34" table:style-name="ce2">
            <text:p>34</text:p>
          </table:table-cell>
          <table:table-cell office:value-type="float" office:value="0" table:style-name="ce2">
            <text:p>0</text:p>
          </table:table-cell>
          <table:table-cell office:value-type="date" office:date-value="2014-12-07T20:03:59" table:style-name="ce3">
            <text:p>07/12/2014 20:03</text:p>
          </table:table-cell>
          <table:table-cell office:value-type="date" office:date-value="2014-12-07T20:09:04" table:style-name="ce3">
            <text:p>07/12/2014 20:09</text:p>
          </table:table-cell>
          <table:table-cell office:value-type="string" table:style-name="ce2">
            <text:p>java.lang.thread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76" table:style-name="ce2">
            <text:p>47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harAt Function</text:p>
          </table:table-cell>
          <table:table-cell office:value-type="string" table:style-name="ce2">
            <text:p>&lt;java&gt;&lt;string&gt;&lt;input&gt;&lt;char&gt;</text:p>
          </table:table-cell>
          <table:table-cell office:value-type="float" office:value="177" table:style-name="ce2">
            <text:p>177</text:p>
          </table:table-cell>
          <table:table-cell office:value-type="float" office:value="0" table:style-name="ce2">
            <text:p>0</text:p>
          </table:table-cell>
          <table:table-cell office:value-type="date" office:date-value="2015-10-19T20:53:38" table:style-name="ce3">
            <text:p>19/10/2015 20:53</text:p>
          </table:table-cell>
          <table:table-cell office:value-type="date" office:date-value="2015-10-19T21:06:20" table:style-name="ce3">
            <text:p>19/10/2015 21:06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77" table:style-name="ce2">
            <text:p>47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ossible to use a JLabel as Background in a showConfirmDialog from JOptionPane?</text:p>
          </table:table-cell>
          <table:table-cell office:value-type="string" table:style-name="ce2">
            <text:p>&lt;java&gt;&lt;swing&gt;&lt;background&gt;</text:p>
          </table:table-cell>
          <table:table-cell office:value-type="float" office:value="90" table:style-name="ce2">
            <text:p>90</text:p>
          </table:table-cell>
          <table:table-cell office:value-type="float" office:value="0" table:style-name="ce2">
            <text:p>0</text:p>
          </table:table-cell>
          <table:table-cell office:value-type="date" office:date-value="2014-06-20T22:46:47" table:style-name="ce3">
            <text:p>20/06/2014 22:46</text:p>
          </table:table-cell>
          <table:table-cell office:value-type="date" office:date-value="2014-06-21T00:16:13" table:style-name="ce3">
            <text:p>21/06/2014 00:16</text:p>
          </table:table-cell>
          <table:table-cell office:value-type="string" table:style-name="ce2">
            <text:p>javax.swing.joptionpan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78" table:style-name="ce2">
            <text:p>478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do I deserialize an object when its class is stored in an external jar?</text:p>
          </table:table-cell>
          <table:table-cell office:value-type="string" table:style-name="ce2">
            <text:p>&lt;java&gt;&lt;serialization&gt;&lt;classloader&gt;</text:p>
          </table:table-cell>
          <table:table-cell office:value-type="float" office:value="97" table:style-name="ce2">
            <text:p>97</text:p>
          </table:table-cell>
          <table:table-cell office:value-type="float" office:value="0" table:style-name="ce2">
            <text:p>0</text:p>
          </table:table-cell>
          <table:table-cell office:value-type="date" office:date-value="2015-12-01T02:35:11" table:style-name="ce3">
            <text:p>01/12/2015 02:35</text:p>
          </table:table-cell>
          <table:table-cell office:value-type="date" office:date-value="2015-12-01T03:44:56" table:style-name="ce3">
            <text:p>01/12/2015 03:44</text:p>
          </table:table-cell>
          <table:table-cell office:value-type="string" table:style-name="ce2">
            <text:p>java.io.objectinputstrea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79" table:style-name="ce2">
            <text:p>479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xception being thrown when using Transform from xml to text file via xslt</text:p>
          </table:table-cell>
          <table:table-cell office:value-type="string" table:style-name="ce2">
            <text:p>&lt;java&gt;&lt;xml&gt;&lt;xslt&gt;&lt;transformer&gt;</text:p>
          </table:table-cell>
          <table:table-cell office:value-type="float" office:value="82" table:style-name="ce2">
            <text:p>82</text:p>
          </table:table-cell>
          <table:table-cell office:value-type="float" office:value="0" table:style-name="ce2">
            <text:p>0</text:p>
          </table:table-cell>
          <table:table-cell office:value-type="date" office:date-value="2015-11-15T13:14:45" table:style-name="ce3">
            <text:p>15/11/2015 13:14</text:p>
          </table:table-cell>
          <table:table-cell office:value-type="date" office:date-value="2015-11-15T13:25:18" table:style-name="ce3">
            <text:p>15/11/2015 13:25</text:p>
          </table:table-cell>
          <table:table-cell office:value-type="string" table:style-name="ce2">
            <text:p>javax.xml.transform.stream.streamsourc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80" table:style-name="ce2">
            <text:p>480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Will calling System.exit(0); from an object outside of main run garbage collection?</text:p>
          </table:table-cell>
          <table:table-cell office:value-type="string" table:style-name="ce2">
            <text:p>&lt;java&gt;&lt;garbage-collection&gt;&lt;exit&gt;&lt;exit-code&gt;&lt;garbage&gt;</text:p>
          </table:table-cell>
          <table:table-cell office:value-type="float" office:value="143" table:style-name="ce2">
            <text:p>143</text:p>
          </table:table-cell>
          <table:table-cell office:value-type="float" office:value="0" table:style-name="ce2">
            <text:p>0</text:p>
          </table:table-cell>
          <table:table-cell office:value-type="date" office:date-value="2015-11-04T21:53:13" table:style-name="ce3">
            <text:p>04/11/2015 21:53</text:p>
          </table:table-cell>
          <table:table-cell office:value-type="date" office:date-value="2015-11-04T22:09:02" table:style-name="ce3">
            <text:p>04/11/2015 22:09</text:p>
          </table:table-cell>
          <table:table-cell office:value-type="string" table:style-name="ce2">
            <text:p>java.lang.syste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81" table:style-name="ce2">
            <text:p>48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LinkedList keep reference to nodes and add</text:p>
          </table:table-cell>
          <table:table-cell office:value-type="string" table:style-name="ce2">
            <text:p>&lt;java&gt;</text:p>
          </table:table-cell>
          <table:table-cell office:value-type="float" office:value="77" table:style-name="ce2">
            <text:p>77</text:p>
          </table:table-cell>
          <table:table-cell office:value-type="float" office:value="0" table:style-name="ce2">
            <text:p>0</text:p>
          </table:table-cell>
          <table:table-cell office:value-type="date" office:date-value="2015-11-17T21:57:28" table:style-name="ce3">
            <text:p>17/11/2015 21:57</text:p>
          </table:table-cell>
          <table:table-cell office:value-type="date" office:date-value="2015-11-17T22:09:27" table:style-name="ce3">
            <text:p>17/11/2015 22:09</text:p>
          </table:table-cell>
          <table:table-cell office:value-type="string" table:style-name="ce2">
            <text:p>java.util.concurrent.concurrentlinkeddequ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82" table:style-name="ce2">
            <text:p>48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to iterate a LinkedList elements in reverse order?</text:p>
          </table:table-cell>
          <table:table-cell office:value-type="string" table:style-name="ce2">
            <text:p>&lt;java&gt;&lt;collections&gt;&lt;linked-list&gt;&lt;iterator&gt;&lt;listiterator&gt;</text:p>
          </table:table-cell>
          <table:table-cell office:value-type="float" office:value="366" table:style-name="ce2">
            <text:p>366</text:p>
          </table:table-cell>
          <table:table-cell office:value-type="float" office:value="0" table:style-name="ce2">
            <text:p>0</text:p>
          </table:table-cell>
          <table:table-cell office:value-type="date" office:date-value="2015-09-13T05:26:33" table:style-name="ce3">
            <text:p>13/09/2015 05:26</text:p>
          </table:table-cell>
          <table:table-cell office:value-type="date" office:date-value="2015-09-13T05:52:22" table:style-name="ce3">
            <text:p>13/09/2015 05:52</text:p>
          </table:table-cell>
          <table:table-cell office:value-type="string" table:style-name="ce2">
            <text:p>java.util.linkedli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83" table:style-name="ce2">
            <text:p>483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getting “ConcurrentModificationException” even though i m using iterator?</text:p>
          </table:table-cell>
          <table:table-cell office:value-type="string" table:style-name="ce2">
            <text:p>&lt;java&gt;&lt;iterator&gt;</text:p>
          </table:table-cell>
          <table:table-cell office:value-type="float" office:value="51" table:style-name="ce2">
            <text:p>51</text:p>
          </table:table-cell>
          <table:table-cell office:value-type="float" office:value="0" table:style-name="ce2">
            <text:p>0</text:p>
          </table:table-cell>
          <table:table-cell office:value-type="date" office:date-value="2015-09-09T01:50:01" table:style-name="ce3">
            <text:p>09/09/2015 01:50</text:p>
          </table:table-cell>
          <table:table-cell office:value-type="date" office:date-value="2015-09-09T01:52:51" table:style-name="ce3">
            <text:p>09/09/2015 01:52</text:p>
          </table:table-cell>
          <table:table-cell office:value-type="string" table:style-name="ce2">
            <text:p>java.util.listiterato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84" table:style-name="ce2">
            <text:p>484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Wrong splitting string (split(" "))</text:p>
          </table:table-cell>
          <table:table-cell office:value-type="string" table:style-name="ce2">
            <text:p>&lt;java&gt;&lt;regex&gt;&lt;string&gt;&lt;split&gt;&lt;string-split&gt;</text:p>
          </table:table-cell>
          <table:table-cell office:value-type="float" office:value="53" table:style-name="ce2">
            <text:p>53</text:p>
          </table:table-cell>
          <table:table-cell office:value-type="float" office:value="0" table:style-name="ce2">
            <text:p>0</text:p>
          </table:table-cell>
          <table:table-cell office:value-type="date" office:date-value="2015-08-25T06:43:46" table:style-name="ce3">
            <text:p>25/08/2015 06:43</text:p>
          </table:table-cell>
          <table:table-cell office:value-type="date" office:date-value="2015-08-25T07:02:41" table:style-name="ce3">
            <text:p>25/08/2015 07:02</text:p>
          </table:table-cell>
          <table:table-cell office:value-type="string" table:style-name="ce2">
            <text:p>java.util.regex.patter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85" table:style-name="ce2">
            <text:p>48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create temporary directory structure with files</text:p>
          </table:table-cell>
          <table:table-cell office:value-type="string" table:style-name="ce2">
            <text:p>&lt;java&gt;&lt;junit&gt;</text:p>
          </table:table-cell>
          <table:table-cell office:value-type="float" office:value="218" table:style-name="ce2">
            <text:p>218</text:p>
          </table:table-cell>
          <table:table-cell office:value-type="float" office:value="0" table:style-name="ce2">
            <text:p>0</text:p>
          </table:table-cell>
          <table:table-cell office:value-type="date" office:date-value="2015-08-26T15:59:02" table:style-name="ce3">
            <text:p>26/08/2015 15:59</text:p>
          </table:table-cell>
          <table:table-cell office:value-type="date" office:date-value="2015-08-26T18:14:24" table:style-name="ce3">
            <text:p>26/08/2015 18:14</text:p>
          </table:table-cell>
          <table:table-cell office:value-type="string" table:style-name="ce2">
            <text:p>java.io.fi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86" table:style-name="ce2">
            <text:p>48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reate a variable Date in format "yyyy-mm-dd"</text:p>
          </table:table-cell>
          <table:table-cell office:value-type="string" table:style-name="ce2">
            <text:p>&lt;java&gt;&lt;sqlite&gt;&lt;date&gt;&lt;jdbc&gt;</text:p>
          </table:table-cell>
          <table:table-cell office:value-type="float" office:value="185" table:style-name="ce2">
            <text:p>185</text:p>
          </table:table-cell>
          <table:table-cell office:value-type="float" office:value="0" table:style-name="ce2">
            <text:p>0</text:p>
          </table:table-cell>
          <table:table-cell office:value-type="date" office:date-value="2015-06-17T08:19:02" table:style-name="ce3">
            <text:p>17/06/2015 08:19</text:p>
          </table:table-cell>
          <table:table-cell office:value-type="date" office:date-value="2015-06-17T08:31:15" table:style-name="ce3">
            <text:p>17/06/2015 08:31</text:p>
          </table:table-cell>
          <table:table-cell office:value-type="string" table:style-name="ce2">
            <text:p>java.text.simpledat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87" table:style-name="ce2">
            <text:p>487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Two-digit year in SimpleDateFormat</text:p>
          </table:table-cell>
          <table:table-cell office:value-type="string" table:style-name="ce2">
            <text:p>&lt;java&gt;&lt;date&gt;&lt;simpledateformat&gt;</text:p>
          </table:table-cell>
          <table:table-cell office:value-type="float" office:value="582" table:style-name="ce2">
            <text:p>582</text:p>
          </table:table-cell>
          <table:table-cell office:value-type="float" office:value="0" table:style-name="ce2">
            <text:p>0</text:p>
          </table:table-cell>
          <table:table-cell office:value-type="date" office:date-value="2015-05-22T13:34:03" table:style-name="ce3">
            <text:p>22/05/2015 13:34</text:p>
          </table:table-cell>
          <table:table-cell office:value-type="date" office:date-value="2015-05-22T13:53:32" table:style-name="ce3">
            <text:p>22/05/2015 13:53</text:p>
          </table:table-cell>
          <table:table-cell office:value-type="string" table:style-name="ce2">
            <text:p>java.text.simpledat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88" table:style-name="ce2">
            <text:p>488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ow to use Java delimiter patterns?</text:p>
          </table:table-cell>
          <table:table-cell office:value-type="string" table:style-name="ce2">
            <text:p>&lt;java&gt;&lt;regex&gt;&lt;string&gt;&lt;delimiter&gt;</text:p>
          </table:table-cell>
          <table:table-cell office:value-type="float" office:value="119" table:style-name="ce2">
            <text:p>119</text:p>
          </table:table-cell>
          <table:table-cell office:value-type="float" office:value="0" table:style-name="ce2">
            <text:p>0</text:p>
          </table:table-cell>
          <table:table-cell office:value-type="date" office:date-value="2015-05-23T03:53:10" table:style-name="ce3">
            <text:p>23/05/2015 03:53</text:p>
          </table:table-cell>
          <table:table-cell office:value-type="date" office:date-value="2015-05-23T04:18:42" table:style-name="ce3">
            <text:p>23/05/2015 04:18</text:p>
          </table:table-cell>
          <table:table-cell office:value-type="string" table:style-name="ce2">
            <text:p>java.util.regex.patter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89" table:style-name="ce2">
            <text:p>48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nheritance in LinkedList</text:p>
          </table:table-cell>
          <table:table-cell office:value-type="string" table:style-name="ce2">
            <text:p>&lt;java&gt;</text:p>
          </table:table-cell>
          <table:table-cell office:value-type="float" office:value="57" table:style-name="ce2">
            <text:p>57</text:p>
          </table:table-cell>
          <table:table-cell office:value-type="float" office:value="0" table:style-name="ce2">
            <text:p>0</text:p>
          </table:table-cell>
          <table:table-cell office:value-type="date" office:date-value="2015-05-19T10:52:30" table:style-name="ce3">
            <text:p>19/05/2015 10:52</text:p>
          </table:table-cell>
          <table:table-cell office:value-type="date" office:date-value="2015-05-19T11:01:10" table:style-name="ce3">
            <text:p>19/05/2015 11:01</text:p>
          </table:table-cell>
          <table:table-cell office:value-type="string" table:style-name="ce2">
            <text:p>java.util.linkedli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90" table:style-name="ce2">
            <text:p>490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Why is this code getting a Java NoSuchElement exception?</text:p>
          </table:table-cell>
          <table:table-cell office:value-type="string" table:style-name="ce2">
            <text:p>&lt;java&gt;&lt;java.util.scanner&gt;&lt;nosuchelementexception&gt;</text:p>
          </table:table-cell>
          <table:table-cell office:value-type="float" office:value="71" table:style-name="ce2">
            <text:p>71</text:p>
          </table:table-cell>
          <table:table-cell office:value-type="float" office:value="0" table:style-name="ce2">
            <text:p>0</text:p>
          </table:table-cell>
          <table:table-cell office:value-type="date" office:date-value="2015-04-12T18:42:14" table:style-name="ce3">
            <text:p>12/04/2015 18:42</text:p>
          </table:table-cell>
          <table:table-cell office:value-type="date" office:date-value="2015-04-12T18:55:37" table:style-name="ce3">
            <text:p>12/04/2015 18:55</text:p>
          </table:table-cell>
          <table:table-cell office:value-type="string" table:style-name="ce2">
            <text:p>java.util.scann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91" table:style-name="ce2">
            <text:p>49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sing nio.relativize for a normalized path</text:p>
          </table:table-cell>
          <table:table-cell office:value-type="string" table:style-name="ce2">
            <text:p>&lt;java&gt;&lt;path&gt;&lt;nio&gt;</text:p>
          </table:table-cell>
          <table:table-cell office:value-type="float" office:value="80" table:style-name="ce2">
            <text:p>80</text:p>
          </table:table-cell>
          <table:table-cell office:value-type="float" office:value="3" table:style-name="ce2">
            <text:p>3</text:p>
          </table:table-cell>
          <table:table-cell office:value-type="date" office:date-value="2015-05-10T12:41:45" table:style-name="ce3">
            <text:p>10/05/2015 12:41</text:p>
          </table:table-cell>
          <table:table-cell office:value-type="date" office:date-value="2015-05-11T16:58:06" table:style-name="ce3">
            <text:p>11/05/2015 16:58</text:p>
          </table:table-cell>
          <table:table-cell office:value-type="string" table:style-name="ce2">
            <text:p>java.nio.file.path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92" table:style-name="ce2">
            <text:p>49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dialog loop bar</text:p>
          </table:table-cell>
          <table:table-cell office:value-type="string" table:style-name="ce2">
            <text:p>&lt;java&gt;&lt;loops&gt;&lt;progress-bar&gt;</text:p>
          </table:table-cell>
          <table:table-cell office:value-type="float" office:value="78" table:style-name="ce2">
            <text:p>78</text:p>
          </table:table-cell>
          <table:table-cell office:value-type="float" office:value="0" table:style-name="ce2">
            <text:p>0</text:p>
          </table:table-cell>
          <table:table-cell office:value-type="date" office:date-value="2015-03-12T15:46:33" table:style-name="ce3">
            <text:p>12/03/2015 15:46</text:p>
          </table:table-cell>
          <table:table-cell office:value-type="date" office:date-value="2015-03-12T16:02:16" table:style-name="ce3">
            <text:p>12/03/2015 16:02</text:p>
          </table:table-cell>
          <table:table-cell office:value-type="string" table:style-name="ce2">
            <text:p>javax.swing.jprogressba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93" table:style-name="ce2">
            <text:p>493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Java Replace Consecutive Characters In String</text:p>
          </table:table-cell>
          <table:table-cell office:value-type="string" table:style-name="ce2">
            <text:p>&lt;java&gt;&lt;regex&gt;</text:p>
          </table:table-cell>
          <table:table-cell office:value-type="float" office:value="165" table:style-name="ce2">
            <text:p>165</text:p>
          </table:table-cell>
          <table:table-cell office:value-type="float" office:value="0" table:style-name="ce2">
            <text:p>0</text:p>
          </table:table-cell>
          <table:table-cell office:value-type="date" office:date-value="2015-09-30T21:43:35" table:style-name="ce3">
            <text:p>30/09/2015 21:43</text:p>
          </table:table-cell>
          <table:table-cell office:value-type="date" office:date-value="2015-09-30T22:02:19" table:style-name="ce3">
            <text:p>30/09/2015 22:02</text:p>
          </table:table-cell>
          <table:table-cell office:value-type="string" table:style-name="ce2">
            <text:p>java.util.regex.patter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94" table:style-name="ce2">
            <text:p>49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to secure the credentials in java application</text:p>
          </table:table-cell>
          <table:table-cell office:value-type="string" table:style-name="ce2">
            <text:p>&lt;java&gt;&lt;rest&gt;</text:p>
          </table:table-cell>
          <table:table-cell office:value-type="float" office:value="54" table:style-name="ce2">
            <text:p>54</text:p>
          </table:table-cell>
          <table:table-cell office:value-type="float" office:value="1" table:style-name="ce2">
            <text:p>1</text:p>
          </table:table-cell>
          <table:table-cell office:value-type="date" office:date-value="2015-10-08T10:12:53" table:style-name="ce3">
            <text:p>08/10/2015 10:12</text:p>
          </table:table-cell>
          <table:table-cell office:value-type="date" office:date-value="2015-10-08T10:26:41" table:style-name="ce3">
            <text:p>08/10/2015 10:26</text:p>
          </table:table-cell>
          <table:table-cell office:value-type="string" table:style-name="ce2">
            <text:p>java.security.keystor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95" table:style-name="ce2">
            <text:p>49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Getting an element from a specific position from a ConcurrentLinkedDeque</text:p>
          </table:table-cell>
          <table:table-cell office:value-type="string" table:style-name="ce2">
            <text:p>&lt;java&gt;&lt;multithreading&gt;&lt;data-structures&gt;&lt;position&gt;&lt;deque&gt;</text:p>
          </table:table-cell>
          <table:table-cell office:value-type="float" office:value="117" table:style-name="ce2">
            <text:p>117</text:p>
          </table:table-cell>
          <table:table-cell office:value-type="float" office:value="0" table:style-name="ce2">
            <text:p>0</text:p>
          </table:table-cell>
          <table:table-cell office:value-type="date" office:date-value="2014-07-16T03:44:47" table:style-name="ce3">
            <text:p>16/07/2014 03:44</text:p>
          </table:table-cell>
          <table:table-cell office:value-type="date" office:date-value="2014-07-16T04:30:02" table:style-name="ce3">
            <text:p>16/07/2014 04:30</text:p>
          </table:table-cell>
          <table:table-cell office:value-type="string" table:style-name="ce2">
            <text:p>java.util.concurrent.concurrentlinkeddequ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96" table:style-name="ce2">
            <text:p>496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xecutorService workStealingPool and cancel method</text:p>
          </table:table-cell>
          <table:table-cell office:value-type="string" table:style-name="ce2">
            <text:p>&lt;java&gt;&lt;threadpool&gt;&lt;executorservice&gt;</text:p>
          </table:table-cell>
          <table:table-cell office:value-type="float" office:value="718" table:style-name="ce2">
            <text:p>718</text:p>
          </table:table-cell>
          <table:table-cell office:value-type="float" office:value="0" table:style-name="ce2">
            <text:p>0</text:p>
          </table:table-cell>
          <table:table-cell office:value-type="date" office:date-value="2015-04-27T18:55:57" table:style-name="ce3">
            <text:p>27/04/2015 18:55</text:p>
          </table:table-cell>
          <table:table-cell office:value-type="date" office:date-value="2015-04-28T08:41:23" table:style-name="ce3">
            <text:p>28/04/2015 08:41</text:p>
          </table:table-cell>
          <table:table-cell office:value-type="string" table:style-name="ce2">
            <text:p>java.util.concurrent.forkjointask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97" table:style-name="ce2">
            <text:p>497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ounting the occurrence of a word in a string in Java</text:p>
          </table:table-cell>
          <table:table-cell office:value-type="string" table:style-name="ce2">
            <text:p>&lt;java&gt;</text:p>
          </table:table-cell>
          <table:table-cell office:value-type="float" office:value="81" table:style-name="ce2">
            <text:p>81</text:p>
          </table:table-cell>
          <table:table-cell office:value-type="float" office:value="0" table:style-name="ce2">
            <text:p>0</text:p>
          </table:table-cell>
          <table:table-cell office:value-type="date" office:date-value="2015-06-29T13:05:35" table:style-name="ce3">
            <text:p>29/06/2015 13:05</text:p>
          </table:table-cell>
          <table:table-cell office:value-type="date" office:date-value="2015-06-29T13:18:50" table:style-name="ce3">
            <text:p>29/06/2015 13:18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98" table:style-name="ce2">
            <text:p>498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reate copy an existing Excel file within Java</text:p>
          </table:table-cell>
          <table:table-cell office:value-type="string" table:style-name="ce2">
            <text:p>&lt;java&gt;&lt;excel&gt;&lt;copy&gt;</text:p>
          </table:table-cell>
          <table:table-cell office:value-type="float" office:value="283" table:style-name="ce2">
            <text:p>283</text:p>
          </table:table-cell>
          <table:table-cell office:value-type="float" office:value="0" table:style-name="ce2">
            <text:p>0</text:p>
          </table:table-cell>
          <table:table-cell office:value-type="date" office:date-value="2015-06-30T06:50:16" table:style-name="ce3">
            <text:p>30/06/2015 06:50</text:p>
          </table:table-cell>
          <table:table-cell office:value-type="date" office:date-value="2015-06-30T07:00:24" table:style-name="ce3">
            <text:p>30/06/2015 07:00</text:p>
          </table:table-cell>
          <table:table-cell office:value-type="string" table:style-name="ce2">
            <text:p>java.nio.file.file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499" table:style-name="ce2">
            <text:p>499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What are the causes of RejctedExecutionException?</text:p>
          </table:table-cell>
          <table:table-cell office:value-type="string" table:style-name="ce2">
            <text:p>&lt;java&gt;&lt;android&gt;&lt;multithreading&gt;</text:p>
          </table:table-cell>
          <table:table-cell office:value-type="float" office:value="969" table:style-name="ce2">
            <text:p>969</text:p>
          </table:table-cell>
          <table:table-cell office:value-type="float" office:value="0" table:style-name="ce2">
            <text:p>0</text:p>
          </table:table-cell>
          <table:table-cell office:value-type="date" office:date-value="2014-10-04T02:45:10" table:style-name="ce3">
            <text:p>04/10/2014 02:45</text:p>
          </table:table-cell>
          <table:table-cell office:value-type="date" office:date-value="2014-10-04T07:03:31" table:style-name="ce3">
            <text:p>04/10/2014 07:03</text:p>
          </table:table-cell>
          <table:table-cell office:value-type="string" table:style-name="ce2">
            <text:p>java.util.concurrent.threadpoolexecuto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00" table:style-name="ce2">
            <text:p>500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Programming difference between POJO and Bean</text:p>
          </table:table-cell>
          <table:table-cell office:value-type="string" table:style-name="ce2">
            <text:p>&lt;java&gt;&lt;javabeans&gt;&lt;pojo&gt;</text:p>
          </table:table-cell>
          <table:table-cell office:value-type="float" office:value="7240" table:style-name="ce2">
            <text:p>7240</text:p>
          </table:table-cell>
          <table:table-cell office:value-type="float" office:value="2" table:style-name="ce2">
            <text:p>2</text:p>
          </table:table-cell>
          <table:table-cell office:value-type="date" office:date-value="2014-08-18T10:37:55" table:style-name="ce3">
            <text:p>18/08/2014 10:37</text:p>
          </table:table-cell>
          <table:table-cell office:value-type="date" office:date-value="2014-08-18T10:40:53" table:style-name="ce3">
            <text:p>18/08/2014 10:40</text:p>
          </table:table-cell>
          <table:table-cell office:value-type="string" table:style-name="ce2">
            <text:p>java.io.serializab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01" table:style-name="ce2">
            <text:p>50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inux run other jars</text:p>
          </table:table-cell>
          <table:table-cell office:value-type="string" table:style-name="ce2">
            <text:p>&lt;java&gt;&lt;linux&gt;&lt;bash&gt;&lt;execute&gt;&lt;processbuilder&gt;</text:p>
          </table:table-cell>
          <table:table-cell office:value-type="float" office:value="101" table:style-name="ce2">
            <text:p>101</text:p>
          </table:table-cell>
          <table:table-cell office:value-type="float" office:value="0" table:style-name="ce2">
            <text:p>0</text:p>
          </table:table-cell>
          <table:table-cell office:value-type="date" office:date-value="2014-09-06T18:45:11" table:style-name="ce3">
            <text:p>06/09/2014 18:45</text:p>
          </table:table-cell>
          <table:table-cell office:value-type="date" office:date-value="2014-09-06T18:52:19" table:style-name="ce3">
            <text:p>06/09/2014 18:52</text:p>
          </table:table-cell>
          <table:table-cell office:value-type="string" table:style-name="ce2">
            <text:p>java.lang.processbuild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02" table:style-name="ce2">
            <text:p>50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Graphics 2D rotating on black/white background</text:p>
          </table:table-cell>
          <table:table-cell office:value-type="string" table:style-name="ce2">
            <text:p>&lt;java&gt;&lt;background&gt;&lt;rotation&gt;&lt;graphics2d&gt;</text:p>
          </table:table-cell>
          <table:table-cell office:value-type="float" office:value="119" table:style-name="ce2">
            <text:p>119</text:p>
          </table:table-cell>
          <table:table-cell office:value-type="float" office:value="0" table:style-name="ce2">
            <text:p>0</text:p>
          </table:table-cell>
          <table:table-cell office:value-type="date" office:date-value="2015-01-26T16:43:56" table:style-name="ce3">
            <text:p>26/01/2015 16:43</text:p>
          </table:table-cell>
          <table:table-cell office:value-type="date" office:date-value="2015-01-26T17:07:12" table:style-name="ce3">
            <text:p>26/01/2015 17:07</text:p>
          </table:table-cell>
          <table:table-cell office:value-type="string" table:style-name="ce2">
            <text:p>java.awt.graphic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03" table:style-name="ce2">
            <text:p>503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Incomplete copy of a text file</text:p>
          </table:table-cell>
          <table:table-cell office:value-type="string" table:style-name="ce2">
            <text:p>&lt;java&gt;&lt;file&gt;&lt;bufferedwriter&gt;</text:p>
          </table:table-cell>
          <table:table-cell office:value-type="float" office:value="126" table:style-name="ce2">
            <text:p>126</text:p>
          </table:table-cell>
          <table:table-cell office:value-type="float" office:value="0" table:style-name="ce2">
            <text:p>0</text:p>
          </table:table-cell>
          <table:table-cell office:value-type="date" office:date-value="2015-01-03T09:57:15" table:style-name="ce3">
            <text:p>03/01/2015 09:57</text:p>
          </table:table-cell>
          <table:table-cell office:value-type="date" office:date-value="2015-01-03T10:06:20" table:style-name="ce3">
            <text:p>03/01/2015 10:06</text:p>
          </table:table-cell>
          <table:table-cell office:value-type="string" table:style-name="ce2">
            <text:p>java.io.bufferedwrit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04" table:style-name="ce2">
            <text:p>50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ilter \n in a String in java</text:p>
          </table:table-cell>
          <table:table-cell office:value-type="string" table:style-name="ce2">
            <text:p>&lt;java&gt;&lt;terminal&gt;&lt;equals&gt;</text:p>
          </table:table-cell>
          <table:table-cell office:value-type="float" office:value="70" table:style-name="ce2">
            <text:p>70</text:p>
          </table:table-cell>
          <table:table-cell office:value-type="float" office:value="0" table:style-name="ce2">
            <text:p>0</text:p>
          </table:table-cell>
          <table:table-cell office:value-type="date" office:date-value="2016-03-12T18:26:52" table:style-name="ce3">
            <text:p>12/03/2016 18:26</text:p>
          </table:table-cell>
          <table:table-cell office:value-type="date" office:date-value="2016-03-12T18:35:20" table:style-name="ce3">
            <text:p>12/03/2016 18:35</text:p>
          </table:table-cell>
          <table:table-cell office:value-type="string" table:style-name="ce2">
            <text:p>java.io.bufferedread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05" table:style-name="ce2">
            <text:p>50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emporary file deletion on program termination</text:p>
          </table:table-cell>
          <table:table-cell office:value-type="string" table:style-name="ce2">
            <text:p>&lt;java&gt;</text:p>
          </table:table-cell>
          <table:table-cell office:value-type="float" office:value="26" table:style-name="ce2">
            <text:p>26</text:p>
          </table:table-cell>
          <table:table-cell office:value-type="float" office:value="0" table:style-name="ce2">
            <text:p>0</text:p>
          </table:table-cell>
          <table:table-cell office:value-type="date" office:date-value="2016-03-05T03:45:24" table:style-name="ce3">
            <text:p>05/03/2016 03:45</text:p>
          </table:table-cell>
          <table:table-cell office:value-type="date" office:date-value="2016-03-05T04:05:19" table:style-name="ce3">
            <text:p>05/03/2016 04:05</text:p>
          </table:table-cell>
          <table:table-cell office:value-type="string" table:style-name="ce2">
            <text:p>java.lang.runtim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06" table:style-name="ce2">
            <text:p>506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Java get month sort name from date</text:p>
          </table:table-cell>
          <table:table-cell office:value-type="string" table:style-name="ce2">
            <text:p>&lt;java&gt;</text:p>
          </table:table-cell>
          <table:table-cell office:value-type="float" office:value="63" table:style-name="ce2">
            <text:p>63</text:p>
          </table:table-cell>
          <table:table-cell office:value-type="float" office:value="0" table:style-name="ce2">
            <text:p>0</text:p>
          </table:table-cell>
          <table:table-cell office:value-type="date" office:date-value="2015-03-13T10:30:03" table:style-name="ce3">
            <text:p>13/03/2015 10:30</text:p>
          </table:table-cell>
          <table:table-cell office:value-type="date" office:date-value="2015-03-13T10:32:57" table:style-name="ce3">
            <text:p>13/03/2015 10:32</text:p>
          </table:table-cell>
          <table:table-cell office:value-type="string" table:style-name="ce2">
            <text:p>java.text.simpledat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07" table:style-name="ce2">
            <text:p>507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Java doesn't display accent words correctly</text:p>
          </table:table-cell>
          <table:table-cell office:value-type="string" table:style-name="ce2">
            <text:p>&lt;java&gt;&lt;joptionpane&gt;&lt;non-ascii-characters&gt;</text:p>
          </table:table-cell>
          <table:table-cell office:value-type="float" office:value="148" table:style-name="ce2">
            <text:p>148</text:p>
          </table:table-cell>
          <table:table-cell office:value-type="float" office:value="0" table:style-name="ce2">
            <text:p>0</text:p>
          </table:table-cell>
          <table:table-cell office:value-type="date" office:date-value="2015-03-15T19:40:22" table:style-name="ce3">
            <text:p>15/03/2015 19:40</text:p>
          </table:table-cell>
          <table:table-cell office:value-type="date" office:date-value="2015-03-15T20:20:42" table:style-name="ce3">
            <text:p>15/03/2015 20:20</text:p>
          </table:table-cell>
          <table:table-cell office:value-type="string" table:style-name="ce2">
            <text:p>java.util.scann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08" table:style-name="ce2">
            <text:p>508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toString method difference</text:p>
          </table:table-cell>
          <table:table-cell office:value-type="string" table:style-name="ce2">
            <text:p>&lt;java&gt;&lt;integer&gt;&lt;tostring&gt;</text:p>
          </table:table-cell>
          <table:table-cell office:value-type="float" office:value="55" table:style-name="ce2">
            <text:p>55</text:p>
          </table:table-cell>
          <table:table-cell office:value-type="float" office:value="0" table:style-name="ce2">
            <text:p>0</text:p>
          </table:table-cell>
          <table:table-cell office:value-type="date" office:date-value="2016-04-21T19:26:29" table:style-name="ce3">
            <text:p>21/04/2016 19:26</text:p>
          </table:table-cell>
          <table:table-cell office:value-type="date" office:date-value="2016-04-21T19:32:13" table:style-name="ce3">
            <text:p>21/04/2016 19:32</text:p>
          </table:table-cell>
          <table:table-cell office:value-type="string" table:style-name="ce2">
            <text:p>java.lang.integ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09" table:style-name="ce2">
            <text:p>509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nstall4j: Is is possible to configure an install4j launcher to respond to kill -3 and generate a thread dump?</text:p>
          </table:table-cell>
          <table:table-cell office:value-type="string" table:style-name="ce2">
            <text:p>&lt;java&gt;&lt;install4j&gt;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date" office:date-value="2016-04-25T21:46:00" table:style-name="ce3">
            <text:p>25/04/2016 21:46</text:p>
          </table:table-cell>
          <table:table-cell office:value-type="date" office:date-value="2016-04-26T06:34:01" table:style-name="ce3">
            <text:p>26/04/2016 06:34</text:p>
          </table:table-cell>
          <table:table-cell office:value-type="string" table:style-name="ce2">
            <text:p>java.lang.management.threadmxbea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10" table:style-name="ce2">
            <text:p>51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ort array based of specific element</text:p>
          </table:table-cell>
          <table:table-cell office:value-type="string" table:style-name="ce2">
            <text:p>&lt;java&gt;&lt;arrays&gt;&lt;sorting&gt;</text:p>
          </table:table-cell>
          <table:table-cell office:value-type="float" office:value="38" table:style-name="ce2">
            <text:p>38</text:p>
          </table:table-cell>
          <table:table-cell office:value-type="float" office:value="0" table:style-name="ce2">
            <text:p>0</text:p>
          </table:table-cell>
          <table:table-cell office:value-type="date" office:date-value="2016-04-14T17:57:10" table:style-name="ce3">
            <text:p>14/04/2016 17:57</text:p>
          </table:table-cell>
          <table:table-cell office:value-type="date" office:date-value="2016-04-14T18:03:25" table:style-name="ce3">
            <text:p>14/04/2016 18:03</text:p>
          </table:table-cell>
          <table:table-cell office:value-type="string" table:style-name="ce2">
            <text:p>java.util.array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11" table:style-name="ce2">
            <text:p>511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Should I use System.exit(1) when catching an application-stopping Exception?</text:p>
          </table:table-cell>
          <table:table-cell office:value-type="string" table:style-name="ce2">
            <text:p>&lt;java&gt;&lt;exception&gt;&lt;exception-handling&gt;</text:p>
          </table:table-cell>
          <table:table-cell office:value-type="float" office:value="147" table:style-name="ce2">
            <text:p>147</text:p>
          </table:table-cell>
          <table:table-cell office:value-type="float" office:value="0" table:style-name="ce2">
            <text:p>0</text:p>
          </table:table-cell>
          <table:table-cell office:value-type="date" office:date-value="2015-08-13T15:33:30" table:style-name="ce3">
            <text:p>13/08/2015 15:33</text:p>
          </table:table-cell>
          <table:table-cell office:value-type="date" office:date-value="2015-08-13T15:37:16" table:style-name="ce3">
            <text:p>13/08/2015 15:37</text:p>
          </table:table-cell>
          <table:table-cell office:value-type="string" table:style-name="ce2">
            <text:p>java.lang.syste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12" table:style-name="ce2">
            <text:p>51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rrors using the try catch block</text:p>
          </table:table-cell>
          <table:table-cell office:value-type="string" table:style-name="ce2">
            <text:p>&lt;java&gt;&lt;io&gt;&lt;try-catch&gt;</text:p>
          </table:table-cell>
          <table:table-cell office:value-type="float" office:value="40" table:style-name="ce2">
            <text:p>40</text:p>
          </table:table-cell>
          <table:table-cell office:value-type="float" office:value="0" table:style-name="ce2">
            <text:p>0</text:p>
          </table:table-cell>
          <table:table-cell office:value-type="date" office:date-value="2016-01-27T19:56:18" table:style-name="ce3">
            <text:p>27/01/2016 19:56</text:p>
          </table:table-cell>
          <table:table-cell office:value-type="date" office:date-value="2016-01-27T20:10:24" table:style-name="ce3">
            <text:p>27/01/2016 20:10</text:p>
          </table:table-cell>
          <table:table-cell office:value-type="string" table:style-name="ce2">
            <text:p>java.util.scann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13" table:style-name="ce2">
            <text:p>51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get file from a dependency on Play Framework</text:p>
          </table:table-cell>
          <table:table-cell office:value-type="string" table:style-name="ce2">
            <text:p>&lt;java&gt;&lt;jar&gt;&lt;playframework&gt;&lt;playframework-2.3&gt;</text:p>
          </table:table-cell>
          <table:table-cell office:value-type="float" office:value="28" table:style-name="ce2">
            <text:p>28</text:p>
          </table:table-cell>
          <table:table-cell office:value-type="float" office:value="0" table:style-name="ce2">
            <text:p>0</text:p>
          </table:table-cell>
          <table:table-cell office:value-type="date" office:date-value="2016-01-05T15:16:41" table:style-name="ce3">
            <text:p>05/01/2016 15:16</text:p>
          </table:table-cell>
          <table:table-cell office:value-type="date" office:date-value="2016-01-05T15:25:39" table:style-name="ce3">
            <text:p>05/01/2016 15:25</text:p>
          </table:table-cell>
          <table:table-cell office:value-type="string" table:style-name="ce2">
            <text:p>java.lang.classload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14" table:style-name="ce2">
            <text:p>51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do I iterate all the rows in a spreadsheet (including null)</text:p>
          </table:table-cell>
          <table:table-cell office:value-type="string" table:style-name="ce2">
            <text:p>&lt;java&gt;&lt;excel&gt;&lt;iterator&gt;&lt;apache-poi&gt;</text:p>
          </table:table-cell>
          <table:table-cell office:value-type="float" office:value="200" table:style-name="ce2">
            <text:p>200</text:p>
          </table:table-cell>
          <table:table-cell office:value-type="float" office:value="0" table:style-name="ce2">
            <text:p>0</text:p>
          </table:table-cell>
          <table:table-cell office:value-type="date" office:date-value="2016-01-06T04:32:30" table:style-name="ce3">
            <text:p>06/01/2016 04:32</text:p>
          </table:table-cell>
          <table:table-cell office:value-type="date" office:date-value="2016-01-06T04:46:20" table:style-name="ce3">
            <text:p>06/01/2016 04:46</text:p>
          </table:table-cell>
          <table:table-cell office:value-type="string" table:style-name="ce2">
            <text:p>java.lang.iterab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15" table:style-name="ce2">
            <text:p>515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Existing Java exception for when adding to a collection would exceed fixed size?</text:p>
          </table:table-cell>
          <table:table-cell office:value-type="string" table:style-name="ce2">
            <text:p>&lt;java&gt;&lt;exception&gt;&lt;collections&gt;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date" office:date-value="2016-02-18T04:19:44" table:style-name="ce3">
            <text:p>18/02/2016 04:19</text:p>
          </table:table-cell>
          <table:table-cell office:value-type="date" office:date-value="2016-02-18T04:37:08" table:style-name="ce3">
            <text:p>18/02/2016 04:37</text:p>
          </table:table-cell>
          <table:table-cell office:value-type="string" table:style-name="ce2">
            <text:p>java.util.concurrent.arrayblockingqueu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16" table:style-name="ce2">
            <text:p>51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huffling an ArrayList</text:p>
          </table:table-cell>
          <table:table-cell office:value-type="string" table:style-name="ce2">
            <text:p>&lt;java&gt;&lt;arrays&gt;&lt;int&gt;&lt;shuffle&gt;</text:p>
          </table:table-cell>
          <table:table-cell office:value-type="float" office:value="34" table:style-name="ce2">
            <text:p>34</text:p>
          </table:table-cell>
          <table:table-cell office:value-type="float" office:value="0" table:style-name="ce2">
            <text:p>0</text:p>
          </table:table-cell>
          <table:table-cell office:value-type="date" office:date-value="2016-02-16T03:51:55" table:style-name="ce3">
            <text:p>16/02/2016 03:51</text:p>
          </table:table-cell>
          <table:table-cell office:value-type="date" office:date-value="2016-02-16T03:53:44" table:style-name="ce3">
            <text:p>16/02/2016 03:53</text:p>
          </table:table-cell>
          <table:table-cell office:value-type="string" table:style-name="ce2">
            <text:p>java.util.collection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17" table:style-name="ce2">
            <text:p>517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tack pop function</text:p>
          </table:table-cell>
          <table:table-cell office:value-type="string" table:style-name="ce2">
            <text:p>&lt;java&gt;&lt;stack&gt;&lt;pop&gt;</text:p>
          </table:table-cell>
          <table:table-cell office:value-type="float" office:value="54" table:style-name="ce2">
            <text:p>54</text:p>
          </table:table-cell>
          <table:table-cell office:value-type="float" office:value="0" table:style-name="ce2">
            <text:p>0</text:p>
          </table:table-cell>
          <table:table-cell office:value-type="date" office:date-value="2016-01-26T21:42:56" table:style-name="ce3">
            <text:p>26/01/2016 21:42</text:p>
          </table:table-cell>
          <table:table-cell office:value-type="date" office:date-value="2016-01-26T21:53:34" table:style-name="ce3">
            <text:p>26/01/2016 21:53</text:p>
          </table:table-cell>
          <table:table-cell office:value-type="string" table:style-name="ce2">
            <text:p>java.util.stack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18" table:style-name="ce2">
            <text:p>518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ava Spring RESTFull API Request With Dates</text:p>
          </table:table-cell>
          <table:table-cell office:value-type="string" table:style-name="ce2">
            <text:p>&lt;java&gt;&lt;spring&gt;&lt;api&gt;&lt;rest&gt;</text:p>
          </table:table-cell>
          <table:table-cell office:value-type="float" office:value="59" table:style-name="ce2">
            <text:p>59</text:p>
          </table:table-cell>
          <table:table-cell office:value-type="float" office:value="0" table:style-name="ce2">
            <text:p>0</text:p>
          </table:table-cell>
          <table:table-cell office:value-type="date" office:date-value="2015-12-09T18:10:37" table:style-name="ce3">
            <text:p>09/12/2015 18:10</text:p>
          </table:table-cell>
          <table:table-cell office:value-type="date" office:date-value="2015-12-09T18:37:13" table:style-name="ce3">
            <text:p>09/12/2015 18:37</text:p>
          </table:table-cell>
          <table:table-cell office:value-type="string" table:style-name="ce2">
            <text:p>java.util.dat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19" table:style-name="ce2">
            <text:p>519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tored procedure parameter names in a PreparedStatement instead of parameter indexes?</text:p>
          </table:table-cell>
          <table:table-cell office:value-type="string" table:style-name="ce2">
            <text:p>&lt;java&gt;&lt;jdbc&gt;&lt;prepared-statement&gt;</text:p>
          </table:table-cell>
          <table:table-cell office:value-type="float" office:value="46" table:style-name="ce2">
            <text:p>46</text:p>
          </table:table-cell>
          <table:table-cell office:value-type="float" office:value="0" table:style-name="ce2">
            <text:p>0</text:p>
          </table:table-cell>
          <table:table-cell office:value-type="date" office:date-value="2015-08-06T11:10:21" table:style-name="ce3">
            <text:p>06/08/2015 11:10</text:p>
          </table:table-cell>
          <table:table-cell office:value-type="date" office:date-value="2015-08-06T11:58:58" table:style-name="ce3">
            <text:p>06/08/2015 11:58</text:p>
          </table:table-cell>
          <table:table-cell office:value-type="string" table:style-name="ce2">
            <text:p>java.sql.callablestateme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20" table:style-name="ce2">
            <text:p>52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impleDateFormat can not parse string to Date</text:p>
          </table:table-cell>
          <table:table-cell office:value-type="string" table:style-name="ce2">
            <text:p>&lt;java&gt;</text:p>
          </table:table-cell>
          <table:table-cell office:value-type="float" office:value="99" table:style-name="ce2">
            <text:p>99</text:p>
          </table:table-cell>
          <table:table-cell office:value-type="float" office:value="0" table:style-name="ce2">
            <text:p>0</text:p>
          </table:table-cell>
          <table:table-cell office:value-type="date" office:date-value="2015-12-06T05:41:57" table:style-name="ce3">
            <text:p>06/12/2015 05:41</text:p>
          </table:table-cell>
          <table:table-cell office:value-type="date" office:date-value="2015-12-06T05:56:56" table:style-name="ce3">
            <text:p>06/12/2015 05:56</text:p>
          </table:table-cell>
          <table:table-cell office:value-type="string" table:style-name="ce2">
            <text:p>java.text.simpledat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21" table:style-name="ce2">
            <text:p>52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Type-safe way to cast object to Class</text:p>
          </table:table-cell>
          <table:table-cell office:value-type="string" table:style-name="ce2">
            <text:p>&lt;java&gt;&lt;casting&gt;&lt;type-conversion&gt;</text:p>
          </table:table-cell>
          <table:table-cell office:value-type="float" office:value="66" table:style-name="ce2">
            <text:p>66</text:p>
          </table:table-cell>
          <table:table-cell office:value-type="float" office:value="0" table:style-name="ce2">
            <text:p>0</text:p>
          </table:table-cell>
          <table:table-cell office:value-type="date" office:date-value="2015-12-28T16:32:24" table:style-name="ce3">
            <text:p>28/12/2015 16:32</text:p>
          </table:table-cell>
          <table:table-cell office:value-type="date" office:date-value="2015-12-28T17:44:38" table:style-name="ce3">
            <text:p>28/12/2015 17:44</text:p>
          </table:table-cell>
          <table:table-cell office:value-type="string" table:style-name="ce2">
            <text:p>java.lang.cla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22" table:style-name="ce2">
            <text:p>52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ogrammatically create java classes from a String representing the xsd schema</text:p>
          </table:table-cell>
          <table:table-cell office:value-type="string" table:style-name="ce2">
            <text:p>&lt;java&gt;&lt;xml&gt;&lt;xsd&gt;&lt;code-generation&gt;</text:p>
          </table:table-cell>
          <table:table-cell office:value-type="float" office:value="47" table:style-name="ce2">
            <text:p>47</text:p>
          </table:table-cell>
          <table:table-cell office:value-type="float" office:value="0" table:style-name="ce2">
            <text:p>0</text:p>
          </table:table-cell>
          <table:table-cell office:value-type="date" office:date-value="2016-07-18T10:06:45" table:style-name="ce3">
            <text:p>18/07/2016 10:06</text:p>
          </table:table-cell>
          <table:table-cell office:value-type="date" office:date-value="2016-07-18T10:17:45" table:style-name="ce3">
            <text:p>18/07/2016 10:17</text:p>
          </table:table-cell>
          <table:table-cell office:value-type="string" table:style-name="ce2">
            <text:p>org.xml.sax.inputsourc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23" table:style-name="ce2">
            <text:p>523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ow do I print lines from a command-line input file to a command-line output file?</text:p>
          </table:table-cell>
          <table:table-cell office:value-type="string" table:style-name="ce2">
            <text:p>&lt;java&gt;&lt;input&gt;&lt;output&gt;&lt;command-line-arguments&gt;&lt;bluej&gt;</text:p>
          </table:table-cell>
          <table:table-cell office:value-type="float" office:value="110" table:style-name="ce2">
            <text:p>110</text:p>
          </table:table-cell>
          <table:table-cell office:value-type="float" office:value="0" table:style-name="ce2">
            <text:p>0</text:p>
          </table:table-cell>
          <table:table-cell office:value-type="date" office:date-value="2014-04-03T16:55:07" table:style-name="ce3">
            <text:p>03/04/2014 16:55</text:p>
          </table:table-cell>
          <table:table-cell office:value-type="date" office:date-value="2014-04-03T16:59:30" table:style-name="ce3">
            <text:p>03/04/2014 16:59</text:p>
          </table:table-cell>
          <table:table-cell office:value-type="string" table:style-name="ce2">
            <text:p>java.util.scann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24" table:style-name="ce2">
            <text:p>52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ubstring Method</text:p>
          </table:table-cell>
          <table:table-cell office:value-type="string" table:style-name="ce2">
            <text:p>&lt;java&gt;</text:p>
          </table:table-cell>
          <table:table-cell office:value-type="float" office:value="372" table:style-name="ce2">
            <text:p>372</text:p>
          </table:table-cell>
          <table:table-cell office:value-type="float" office:value="0" table:style-name="ce2">
            <text:p>0</text:p>
          </table:table-cell>
          <table:table-cell office:value-type="date" office:date-value="2013-10-16T16:37:30" table:style-name="ce3">
            <text:p>16/10/2013 16:37</text:p>
          </table:table-cell>
          <table:table-cell office:value-type="date" office:date-value="2013-10-16T16:40:12" table:style-name="ce3">
            <text:p>16/10/2013 16:40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25" table:style-name="ce2">
            <text:p>52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do edit the size of swings?</text:p>
          </table:table-cell>
          <table:table-cell office:value-type="string" table:style-name="ce2">
            <text:p>&lt;java&gt;&lt;swing&gt;&lt;fonts&gt;&lt;size&gt;</text:p>
          </table:table-cell>
          <table:table-cell office:value-type="float" office:value="49" table:style-name="ce2">
            <text:p>49</text:p>
          </table:table-cell>
          <table:table-cell office:value-type="float" office:value="0" table:style-name="ce2">
            <text:p>0</text:p>
          </table:table-cell>
          <table:table-cell office:value-type="date" office:date-value="2016-02-01T21:47:46" table:style-name="ce3">
            <text:p>01/02/2016 21:47</text:p>
          </table:table-cell>
          <table:table-cell office:value-type="date" office:date-value="2016-02-01T22:52:49" table:style-name="ce3">
            <text:p>01/02/2016 22:52</text:p>
          </table:table-cell>
          <table:table-cell office:value-type="string" table:style-name="ce2">
            <text:p>java.awt.fo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26" table:style-name="ce2">
            <text:p>52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wagger includePatterns()</text:p>
          </table:table-cell>
          <table:table-cell office:value-type="string" table:style-name="ce2">
            <text:p>&lt;java&gt;&lt;swagger&gt;&lt;swagger-ui&gt;&lt;spring-restcontroller&gt;&lt;swagger-maven-plugin&gt;</text:p>
          </table:table-cell>
          <table:table-cell office:value-type="float" office:value="653" table:style-name="ce2">
            <text:p>653</text:p>
          </table:table-cell>
          <table:table-cell office:value-type="float" office:value="0" table:style-name="ce2">
            <text:p>0</text:p>
          </table:table-cell>
          <table:table-cell office:value-type="date" office:date-value="2015-06-01T15:08:54" table:style-name="ce3">
            <text:p>01/06/2015 15:08</text:p>
          </table:table-cell>
          <table:table-cell office:value-type="date" office:date-value="2015-06-01T15:15:31" table:style-name="ce3">
            <text:p>01/06/2015 15:15</text:p>
          </table:table-cell>
          <table:table-cell office:value-type="string" table:style-name="ce2">
            <text:p>java.util.regex.patter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27" table:style-name="ce2">
            <text:p>527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to print all possible sequences with intermixed sequence of push and pop operation</text:p>
          </table:table-cell>
          <table:table-cell office:value-type="string" table:style-name="ce2">
            <text:p>&lt;java&gt;</text:p>
          </table:table-cell>
          <table:table-cell office:value-type="float" office:value="21" table:style-name="ce2">
            <text:p>21</text:p>
          </table:table-cell>
          <table:table-cell office:value-type="float" office:value="0" table:style-name="ce2">
            <text:p>0</text:p>
          </table:table-cell>
          <table:table-cell office:value-type="date" office:date-value="2016-08-09T14:29:08" table:style-name="ce3">
            <text:p>09/08/2016 14:29</text:p>
          </table:table-cell>
          <table:table-cell office:value-type="date" office:date-value="2016-08-09T14:33:49" table:style-name="ce3">
            <text:p>09/08/2016 14:33</text:p>
          </table:table-cell>
          <table:table-cell office:value-type="string" table:style-name="ce2">
            <text:p>java.util.collection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28" table:style-name="ce2">
            <text:p>528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Why these two code snippets yield the same result?</text:p>
          </table:table-cell>
          <table:table-cell office:value-type="string" table:style-name="ce2">
            <text:p>&lt;java&gt;&lt;arrays&gt;&lt;comparator&gt;</text:p>
          </table:table-cell>
          <table:table-cell office:value-type="float" office:value="59" table:style-name="ce2">
            <text:p>59</text:p>
          </table:table-cell>
          <table:table-cell office:value-type="float" office:value="0" table:style-name="ce2">
            <text:p>0</text:p>
          </table:table-cell>
          <table:table-cell office:value-type="date" office:date-value="2016-07-12T08:53:56" table:style-name="ce3">
            <text:p>12/07/2016 08:53</text:p>
          </table:table-cell>
          <table:table-cell office:value-type="date" office:date-value="2016-07-12T08:56:37" table:style-name="ce3">
            <text:p>12/07/2016 08:56</text:p>
          </table:table-cell>
          <table:table-cell office:value-type="string" table:style-name="ce2">
            <text:p>java.util.comparato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29" table:style-name="ce2">
            <text:p>52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sync a JLabel with a JTextField?</text:p>
          </table:table-cell>
          <table:table-cell office:value-type="string" table:style-name="ce2">
            <text:p>&lt;java&gt;&lt;swing&gt;</text:p>
          </table:table-cell>
          <table:table-cell office:value-type="float" office:value="58" table:style-name="ce2">
            <text:p>58</text:p>
          </table:table-cell>
          <table:table-cell office:value-type="float" office:value="0" table:style-name="ce2">
            <text:p>0</text:p>
          </table:table-cell>
          <table:table-cell office:value-type="date" office:date-value="2015-11-09T12:52:54" table:style-name="ce3">
            <text:p>09/11/2015 12:52</text:p>
          </table:table-cell>
          <table:table-cell office:value-type="date" office:date-value="2015-11-09T13:26:04" table:style-name="ce3">
            <text:p>09/11/2015 13:26</text:p>
          </table:table-cell>
          <table:table-cell office:value-type="string" table:style-name="ce2">
            <text:p>javax.swing.event.documentlisten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30" table:style-name="ce2">
            <text:p>53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rror with java FileInputStream and FileOutputStream</text:p>
          </table:table-cell>
          <table:table-cell office:value-type="string" table:style-name="ce2">
            <text:p>&lt;java&gt;&lt;inputstream&gt;&lt;fileoutputstream&gt;</text:p>
          </table:table-cell>
          <table:table-cell office:value-type="float" office:value="134" table:style-name="ce2">
            <text:p>134</text:p>
          </table:table-cell>
          <table:table-cell office:value-type="float" office:value="0" table:style-name="ce2">
            <text:p>0</text:p>
          </table:table-cell>
          <table:table-cell office:value-type="date" office:date-value="2013-11-15T07:42:41" table:style-name="ce3">
            <text:p>15/11/2013 07:42</text:p>
          </table:table-cell>
          <table:table-cell office:value-type="date" office:date-value="2013-11-15T14:20:13" table:style-name="ce3">
            <text:p>15/11/2013 14:20</text:p>
          </table:table-cell>
          <table:table-cell office:value-type="string" table:style-name="ce2">
            <text:p>java.io.objectinputstrea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31" table:style-name="ce2">
            <text:p>531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Do you think class string implements interface comparable in Java</text:p>
          </table:table-cell>
          <table:table-cell office:value-type="string" table:style-name="ce2">
            <text:p>&lt;java&gt;&lt;class&gt;&lt;interface&gt;</text:p>
          </table:table-cell>
          <table:table-cell office:value-type="float" office:value="291" table:style-name="ce2">
            <text:p>291</text:p>
          </table:table-cell>
          <table:table-cell office:value-type="float" office:value="0" table:style-name="ce2">
            <text:p>0</text:p>
          </table:table-cell>
          <table:table-cell office:value-type="date" office:date-value="2015-08-10T09:16:11" table:style-name="ce3">
            <text:p>10/08/2015 09:16</text:p>
          </table:table-cell>
          <table:table-cell office:value-type="date" office:date-value="2015-08-10T09:24:39" table:style-name="ce3">
            <text:p>10/08/2015 09:24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32" table:style-name="ce2">
            <text:p>532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How a byte array is used get a formatted String from String.format ? And what does formatted string mean in particular?</text:p>
          </table:table-cell>
          <table:table-cell office:value-type="string" table:style-name="ce2">
            <text:p>&lt;java&gt;&lt;bytearray&gt;&lt;string-formatting&gt;</text:p>
          </table:table-cell>
          <table:table-cell office:value-type="float" office:value="1456" table:style-name="ce2">
            <text:p>1456</text:p>
          </table:table-cell>
          <table:table-cell office:value-type="float" office:value="0" table:style-name="ce2">
            <text:p>0</text:p>
          </table:table-cell>
          <table:table-cell office:value-type="date" office:date-value="2012-12-11T12:16:36" table:style-name="ce3">
            <text:p>11/12/2012 12:16</text:p>
          </table:table-cell>
          <table:table-cell office:value-type="date" office:date-value="2012-12-11T12:21:05" table:style-name="ce3">
            <text:p>11/12/2012 12:21</text:p>
          </table:table-cell>
          <table:table-cell office:value-type="string" table:style-name="ce2">
            <text:p>java.util.formatt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33" table:style-name="ce2">
            <text:p>53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What's the most efficient way to insert a string into an already-sorted array list of strings?</text:p>
          </table:table-cell>
          <table:table-cell office:value-type="string" table:style-name="ce2">
            <text:p>&lt;java&gt;&lt;string&gt;&lt;arraylist&gt;&lt;add&gt;</text:p>
          </table:table-cell>
          <table:table-cell office:value-type="float" office:value="919" table:style-name="ce2">
            <text:p>919</text:p>
          </table:table-cell>
          <table:table-cell office:value-type="float" office:value="1" table:style-name="ce2">
            <text:p>1</text:p>
          </table:table-cell>
          <table:table-cell office:value-type="date" office:date-value="2012-05-07T23:40:35" table:style-name="ce3">
            <text:p>07/05/2012 23:40</text:p>
          </table:table-cell>
          <table:table-cell office:value-type="date" office:date-value="2012-05-08T00:13:58" table:style-name="ce3">
            <text:p>08/05/2012 00:13</text:p>
          </table:table-cell>
          <table:table-cell office:value-type="string" table:style-name="ce2">
            <text:p>java.util.treese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34" table:style-name="ce2">
            <text:p>534</text:p>
          </table:table-cell>
          <table:table-cell office:value-type="float" office:value="8" table:style-name="ce2">
            <text:p>8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Attempted to fix androids "ill-advised or mistaken usage of a core class" went bad</text:p>
          </table:table-cell>
          <table:table-cell office:value-type="string" table:style-name="ce2">
            <text:p>&lt;java&gt;&lt;android&gt;&lt;android-emulator&gt;</text:p>
          </table:table-cell>
          <table:table-cell office:value-type="float" office:value="4500" table:style-name="ce2">
            <text:p>4500</text:p>
          </table:table-cell>
          <table:table-cell office:value-type="float" office:value="2" table:style-name="ce2">
            <text:p>2</text:p>
          </table:table-cell>
          <table:table-cell office:value-type="date" office:date-value="2013-08-16T06:08:22" table:style-name="ce3">
            <text:p>16/08/2013 06:08</text:p>
          </table:table-cell>
          <table:table-cell office:value-type="date" office:date-value="2013-08-16T06:15:05" table:style-name="ce3">
            <text:p>16/08/2013 06:15</text:p>
          </table:table-cell>
          <table:table-cell office:value-type="string" table:style-name="ce2">
            <text:p>javax.xml.namespace.qnam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35" table:style-name="ce2">
            <text:p>53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ocessing: mousePressed () / mouseClicked() ticks too often</text:p>
          </table:table-cell>
          <table:table-cell office:value-type="string" table:style-name="ce2">
            <text:p>&lt;java&gt;&lt;eclipse&gt;&lt;mouseevent&gt;</text:p>
          </table:table-cell>
          <table:table-cell office:value-type="float" office:value="37" table:style-name="ce2">
            <text:p>37</text:p>
          </table:table-cell>
          <table:table-cell office:value-type="float" office:value="0" table:style-name="ce2">
            <text:p>0</text:p>
          </table:table-cell>
          <table:table-cell office:value-type="date" office:date-value="2016-07-18T02:00:42" table:style-name="ce3">
            <text:p>18/07/2016 02:00</text:p>
          </table:table-cell>
          <table:table-cell office:value-type="date" office:date-value="2016-07-18T02:26:08" table:style-name="ce3">
            <text:p>18/07/2016 02:26</text:p>
          </table:table-cell>
          <table:table-cell office:value-type="string" table:style-name="ce2">
            <text:p>java.awt.event.mouselisten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36" table:style-name="ce2">
            <text:p>53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runable.run() cannot throw exceptions</text:p>
          </table:table-cell>
          <table:table-cell office:value-type="string" table:style-name="ce2">
            <text:p>&lt;java&gt;&lt;exception&gt;&lt;runnable&gt;</text:p>
          </table:table-cell>
          <table:table-cell office:value-type="float" office:value="76" table:style-name="ce2">
            <text:p>76</text:p>
          </table:table-cell>
          <table:table-cell office:value-type="float" office:value="0" table:style-name="ce2">
            <text:p>0</text:p>
          </table:table-cell>
          <table:table-cell office:value-type="date" office:date-value="2012-06-14T01:54:11" table:style-name="ce3">
            <text:p>14/06/2012 01:54</text:p>
          </table:table-cell>
          <table:table-cell office:value-type="date" office:date-value="2012-06-14T02:29:30" table:style-name="ce3">
            <text:p>14/06/2012 02:29</text:p>
          </table:table-cell>
          <table:table-cell office:value-type="string" table:style-name="ce2">
            <text:p>java.util.concurrent.callab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37" table:style-name="ce2">
            <text:p>537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Retrieving IP and mac addresses</text:p>
          </table:table-cell>
          <table:table-cell office:value-type="string" table:style-name="ce2">
            <text:p>&lt;java&gt;&lt;osx&gt;&lt;network-programming&gt;&lt;ip&gt;</text:p>
          </table:table-cell>
          <table:table-cell office:value-type="float" office:value="819" table:style-name="ce2">
            <text:p>819</text:p>
          </table:table-cell>
          <table:table-cell office:value-type="float" office:value="0" table:style-name="ce2">
            <text:p>0</text:p>
          </table:table-cell>
          <table:table-cell office:value-type="date" office:date-value="2013-09-09T16:12:39" table:style-name="ce3">
            <text:p>09/09/2013 16:12</text:p>
          </table:table-cell>
          <table:table-cell office:value-type="date" office:date-value="2013-09-09T16:26:54" table:style-name="ce3">
            <text:p>09/09/2013 16:26</text:p>
          </table:table-cell>
          <table:table-cell office:value-type="string" table:style-name="ce2">
            <text:p>java.net.networkinterfac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38" table:style-name="ce2">
            <text:p>538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what happens when you call a synchronized from a non-synchronized method in java</text:p>
          </table:table-cell>
          <table:table-cell office:value-type="string" table:style-name="ce2">
            <text:p>&lt;java&gt;&lt;java.util.scanner&gt;</text:p>
          </table:table-cell>
          <table:table-cell office:value-type="float" office:value="111" table:style-name="ce2">
            <text:p>111</text:p>
          </table:table-cell>
          <table:table-cell office:value-type="float" office:value="0" table:style-name="ce2">
            <text:p>0</text:p>
          </table:table-cell>
          <table:table-cell office:value-type="date" office:date-value="2014-04-07T05:03:45" table:style-name="ce3">
            <text:p>07/04/2014 05:03</text:p>
          </table:table-cell>
          <table:table-cell office:value-type="date" office:date-value="2014-04-07T05:16:43" table:style-name="ce3">
            <text:p>07/04/2014 05:16</text:p>
          </table:table-cell>
          <table:table-cell office:value-type="string" table:style-name="ce2">
            <text:p>java.util.scann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39" table:style-name="ce2">
            <text:p>53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get Timezone from String in JAVA</text:p>
          </table:table-cell>
          <table:table-cell office:value-type="string" table:style-name="ce2">
            <text:p>&lt;java&gt;&lt;timezone&gt;&lt;jodatime&gt;</text:p>
          </table:table-cell>
          <table:table-cell office:value-type="float" office:value="125" table:style-name="ce2">
            <text:p>125</text:p>
          </table:table-cell>
          <table:table-cell office:value-type="float" office:value="1" table:style-name="ce2">
            <text:p>1</text:p>
          </table:table-cell>
          <table:table-cell office:value-type="date" office:date-value="2014-07-28T23:09:15" table:style-name="ce3">
            <text:p>28/07/2014 23:09</text:p>
          </table:table-cell>
          <table:table-cell office:value-type="date" office:date-value="2014-07-28T23:22:05" table:style-name="ce3">
            <text:p>28/07/2014 23:22</text:p>
          </table:table-cell>
          <table:table-cell office:value-type="string" table:style-name="ce2">
            <text:p>java.util.timezon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40" table:style-name="ce2">
            <text:p>54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ccessing resources after extracting into a .jar. Works in eclipse but not after extracting</text:p>
          </table:table-cell>
          <table:table-cell office:value-type="string" table:style-name="ce2">
            <text:p>&lt;java&gt;&lt;eclipse&gt;&lt;jar&gt;&lt;resources&gt;</text:p>
          </table:table-cell>
          <table:table-cell office:value-type="float" office:value="59" table:style-name="ce2">
            <text:p>59</text:p>
          </table:table-cell>
          <table:table-cell office:value-type="float" office:value="0" table:style-name="ce2">
            <text:p>0</text:p>
          </table:table-cell>
          <table:table-cell office:value-type="date" office:date-value="2016-04-13T20:10:06" table:style-name="ce3">
            <text:p>13/04/2016 20:10</text:p>
          </table:table-cell>
          <table:table-cell office:value-type="date" office:date-value="2016-04-13T20:23:06" table:style-name="ce3">
            <text:p>13/04/2016 20:23</text:p>
          </table:table-cell>
          <table:table-cell office:value-type="string" table:style-name="ce2">
            <text:p>java.lang.cla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41" table:style-name="ce2">
            <text:p>541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emoization Efficiency Problems (Collatz Hailstone Sequence)</text:p>
          </table:table-cell>
          <table:table-cell office:value-type="string" table:style-name="ce2">
            <text:p>&lt;java&gt;&lt;performance&gt;&lt;memoization&gt;&lt;collatz&gt;</text:p>
          </table:table-cell>
          <table:table-cell office:value-type="float" office:value="89" table:style-name="ce2">
            <text:p>89</text:p>
          </table:table-cell>
          <table:table-cell office:value-type="float" office:value="0" table:style-name="ce2">
            <text:p>0</text:p>
          </table:table-cell>
          <table:table-cell office:value-type="date" office:date-value="2015-10-29T02:13:29" table:style-name="ce3">
            <text:p>29/10/2015 02:13</text:p>
          </table:table-cell>
          <table:table-cell office:value-type="date" office:date-value="2015-10-29T02:35:35" table:style-name="ce3">
            <text:p>29/10/2015 02:35</text:p>
          </table:table-cell>
          <table:table-cell office:value-type="string" table:style-name="ce2">
            <text:p>java.util.hashmap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42" table:style-name="ce2">
            <text:p>542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collection supporting: duplicate values <text:s/>fast add <text:s/>fast remove <text:s/>fast min value?</text:p>
          </table:table-cell>
          <table:table-cell office:value-type="string" table:style-name="ce2">
            <text:p>&lt;java&gt;&lt;data-structures&gt;&lt;collections&gt;&lt;guava&gt;</text:p>
          </table:table-cell>
          <table:table-cell office:value-type="float" office:value="318" table:style-name="ce2">
            <text:p>318</text:p>
          </table:table-cell>
          <table:table-cell office:value-type="float" office:value="0" table:style-name="ce2">
            <text:p>0</text:p>
          </table:table-cell>
          <table:table-cell office:value-type="date" office:date-value="2014-08-01T09:55:10" table:style-name="ce3">
            <text:p>01/08/2014 09:55</text:p>
          </table:table-cell>
          <table:table-cell office:value-type="date" office:date-value="2014-08-01T10:19:00" table:style-name="ce3">
            <text:p>01/08/2014 10:19</text:p>
          </table:table-cell>
          <table:table-cell office:value-type="string" table:style-name="ce2">
            <text:p>java.util.treemap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43" table:style-name="ce2">
            <text:p>54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What is best Practice to use Locks in Java (Interview)?</text:p>
          </table:table-cell>
          <table:table-cell office:value-type="string" table:style-name="ce2">
            <text:p>&lt;java&gt;&lt;multithreading&gt;&lt;locking&gt;&lt;java.util.concurrent&gt;</text:p>
          </table:table-cell>
          <table:table-cell office:value-type="float" office:value="164" table:style-name="ce2">
            <text:p>164</text:p>
          </table:table-cell>
          <table:table-cell office:value-type="float" office:value="0" table:style-name="ce2">
            <text:p>0</text:p>
          </table:table-cell>
          <table:table-cell office:value-type="date" office:date-value="2015-02-12T03:35:59" table:style-name="ce3">
            <text:p>12/02/2015 03:35</text:p>
          </table:table-cell>
          <table:table-cell office:value-type="date" office:date-value="2015-02-12T04:44:13" table:style-name="ce3">
            <text:p>12/02/2015 04:44</text:p>
          </table:table-cell>
          <table:table-cell office:value-type="string" table:style-name="ce2">
            <text:p>java.util.concurrent.concurrenthashmap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44" table:style-name="ce2">
            <text:p>544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Java select from a pool of random numbers</text:p>
          </table:table-cell>
          <table:table-cell office:value-type="string" table:style-name="ce2">
            <text:p>&lt;java&gt;&lt;random&gt;</text:p>
          </table:table-cell>
          <table:table-cell office:value-type="float" office:value="647" table:style-name="ce2">
            <text:p>647</text:p>
          </table:table-cell>
          <table:table-cell office:value-type="float" office:value="0" table:style-name="ce2">
            <text:p>0</text:p>
          </table:table-cell>
          <table:table-cell office:value-type="date" office:date-value="2013-01-08T21:01:59" table:style-name="ce3">
            <text:p>08/01/2013 21:01</text:p>
          </table:table-cell>
          <table:table-cell office:value-type="date" office:date-value="2013-01-08T21:10:13" table:style-name="ce3">
            <text:p>08/01/2013 21:10</text:p>
          </table:table-cell>
          <table:table-cell office:value-type="string" table:style-name="ce2">
            <text:p>java.util.collection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45" table:style-name="ce2">
            <text:p>54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rying to read each line of code separate from a file</text:p>
          </table:table-cell>
          <table:table-cell office:value-type="string" table:style-name="ce2">
            <text:p>&lt;java&gt;</text:p>
          </table:table-cell>
          <table:table-cell office:value-type="float" office:value="92" table:style-name="ce2">
            <text:p>92</text:p>
          </table:table-cell>
          <table:table-cell office:value-type="float" office:value="0" table:style-name="ce2">
            <text:p>0</text:p>
          </table:table-cell>
          <table:table-cell office:value-type="date" office:date-value="2016-01-14T05:38:13" table:style-name="ce3">
            <text:p>14/01/2016 05:38</text:p>
          </table:table-cell>
          <table:table-cell office:value-type="date" office:date-value="2016-01-14T05:41:20" table:style-name="ce3">
            <text:p>14/01/2016 05:41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46" table:style-name="ce2">
            <text:p>546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Returning Interface instead Class&lt;Interface&gt;</text:p>
          </table:table-cell>
          <table:table-cell office:value-type="string" table:style-name="ce2">
            <text:p>&lt;java&gt;&lt;class&gt;&lt;casting&gt;&lt;classloader&gt;</text:p>
          </table:table-cell>
          <table:table-cell office:value-type="float" office:value="74" table:style-name="ce2">
            <text:p>74</text:p>
          </table:table-cell>
          <table:table-cell office:value-type="float" office:value="0" table:style-name="ce2">
            <text:p>0</text:p>
          </table:table-cell>
          <table:table-cell office:value-type="date" office:date-value="2014-10-27T08:10:48" table:style-name="ce3">
            <text:p>27/10/2014 08:10</text:p>
          </table:table-cell>
          <table:table-cell office:value-type="date" office:date-value="2014-10-27T08:21:09" table:style-name="ce3">
            <text:p>27/10/2014 08:21</text:p>
          </table:table-cell>
          <table:table-cell office:value-type="string" table:style-name="ce2">
            <text:p>java.lang.classload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47" table:style-name="ce2">
            <text:p>547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onvert String to Date in java - Time zone</text:p>
          </table:table-cell>
          <table:table-cell office:value-type="string" table:style-name="ce2">
            <text:p>&lt;java&gt;&lt;date&gt;</text:p>
          </table:table-cell>
          <table:table-cell office:value-type="float" office:value="8106" table:style-name="ce2">
            <text:p>8106</text:p>
          </table:table-cell>
          <table:table-cell office:value-type="float" office:value="0" table:style-name="ce2">
            <text:p>0</text:p>
          </table:table-cell>
          <table:table-cell office:value-type="date" office:date-value="2013-10-23T08:32:14" table:style-name="ce3">
            <text:p>23/10/2013 08:32</text:p>
          </table:table-cell>
          <table:table-cell office:value-type="date" office:date-value="2013-10-23T08:36:28" table:style-name="ce3">
            <text:p>23/10/2013 08:36</text:p>
          </table:table-cell>
          <table:table-cell office:value-type="string" table:style-name="ce2">
            <text:p>java.text.simpledat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48" table:style-name="ce2">
            <text:p>548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send email from any user(like gmail user <text:s/>yahoomail user <text:s/>etc) in java?</text:p>
          </table:table-cell>
          <table:table-cell office:value-type="string" table:style-name="ce2">
            <text:p>&lt;java&gt;&lt;email&gt;</text:p>
          </table:table-cell>
          <table:table-cell office:value-type="float" office:value="548" table:style-name="ce2">
            <text:p>548</text:p>
          </table:table-cell>
          <table:table-cell office:value-type="float" office:value="0" table:style-name="ce2">
            <text:p>0</text:p>
          </table:table-cell>
          <table:table-cell office:value-type="date" office:date-value="2013-03-16T05:18:28" table:style-name="ce3">
            <text:p>16/03/2013 05:18</text:p>
          </table:table-cell>
          <table:table-cell office:value-type="date" office:date-value="2013-03-16T05:22:24" table:style-name="ce3">
            <text:p>16/03/2013 05:22</text:p>
          </table:table-cell>
          <table:table-cell office:value-type="string" table:style-name="ce2">
            <text:p>java.util.propertie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49" table:style-name="ce2">
            <text:p>549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Assign a String content to a new String in Java from parameter</text:p>
          </table:table-cell>
          <table:table-cell office:value-type="string" table:style-name="ce2">
            <text:p>&lt;java&gt;&lt;string&gt;&lt;netbeans&gt;&lt;warnings&gt;</text:p>
          </table:table-cell>
          <table:table-cell office:value-type="float" office:value="8442" table:style-name="ce2">
            <text:p>8442</text:p>
          </table:table-cell>
          <table:table-cell office:value-type="float" office:value="1" table:style-name="ce2">
            <text:p>1</text:p>
          </table:table-cell>
          <table:table-cell office:value-type="date" office:date-value="2012-05-10T15:30:46" table:style-name="ce3">
            <text:p>10/05/2012 15:30</text:p>
          </table:table-cell>
          <table:table-cell office:value-type="date" office:date-value="2012-05-10T15:33:30" table:style-name="ce3">
            <text:p>10/05/2012 15:33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50" table:style-name="ce2">
            <text:p>550</text:p>
          </table:table-cell>
          <table:table-cell office:value-type="float" office:value="3" table:style-name="ce2">
            <text:p>3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ow to escape special characters in the key of properties file</text:p>
          </table:table-cell>
          <table:table-cell office:value-type="string" table:style-name="ce2">
            <text:p>&lt;java&gt;&lt;properties&gt;&lt;escaping&gt;</text:p>
          </table:table-cell>
          <table:table-cell office:value-type="float" office:value="19559" table:style-name="ce2">
            <text:p>19559</text:p>
          </table:table-cell>
          <table:table-cell office:value-type="float" office:value="0" table:style-name="ce2">
            <text:p>0</text:p>
          </table:table-cell>
          <table:table-cell office:value-type="date" office:date-value="2013-06-14T14:57:48" table:style-name="ce3">
            <text:p>14/06/2013 14:57</text:p>
          </table:table-cell>
          <table:table-cell office:value-type="date" office:date-value="2013-06-14T15:03:14" table:style-name="ce3">
            <text:p>14/06/2013 15:03</text:p>
          </table:table-cell>
          <table:table-cell office:value-type="string" table:style-name="ce2">
            <text:p>java.util.propertie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51" table:style-name="ce2">
            <text:p>551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thread program not working using wait() and notifyAll()</text:p>
          </table:table-cell>
          <table:table-cell office:value-type="string" table:style-name="ce2">
            <text:p>&lt;java&gt;&lt;multithreading&gt;</text:p>
          </table:table-cell>
          <table:table-cell office:value-type="float" office:value="86" table:style-name="ce2">
            <text:p>86</text:p>
          </table:table-cell>
          <table:table-cell office:value-type="float" office:value="1" table:style-name="ce2">
            <text:p>1</text:p>
          </table:table-cell>
          <table:table-cell office:value-type="date" office:date-value="2015-08-31T06:31:49" table:style-name="ce3">
            <text:p>31/08/2015 06:31</text:p>
          </table:table-cell>
          <table:table-cell office:value-type="date" office:date-value="2015-08-31T06:40:25" table:style-name="ce3">
            <text:p>31/08/2015 06:40</text:p>
          </table:table-cell>
          <table:table-cell office:value-type="string" table:style-name="ce2">
            <text:p>java.util.concurrent.locks.condi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52" table:style-name="ce2">
            <text:p>55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ame XmlElements with different names</text:p>
          </table:table-cell>
          <table:table-cell office:value-type="string" table:style-name="ce2">
            <text:p>&lt;java&gt;&lt;jaxb&gt;</text:p>
          </table:table-cell>
          <table:table-cell office:value-type="float" office:value="116" table:style-name="ce2">
            <text:p>116</text:p>
          </table:table-cell>
          <table:table-cell office:value-type="float" office:value="0" table:style-name="ce2">
            <text:p>0</text:p>
          </table:table-cell>
          <table:table-cell office:value-type="date" office:date-value="2012-06-13T12:01:12" table:style-name="ce3">
            <text:p>13/06/2012 12:01</text:p>
          </table:table-cell>
          <table:table-cell office:value-type="date" office:date-value="2012-06-13T14:23:13" table:style-name="ce3">
            <text:p>13/06/2012 14:23</text:p>
          </table:table-cell>
          <table:table-cell office:value-type="string" table:style-name="ce2">
            <text:p>java.util.map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53" table:style-name="ce2">
            <text:p>55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What happens when the number of updated rows exceeds 2^31?</text:p>
          </table:table-cell>
          <table:table-cell office:value-type="string" table:style-name="ce2">
            <text:p>&lt;java&gt;&lt;oracle&gt;&lt;jdbc&gt;&lt;spring-jdbc&gt;&lt;jtds&gt;</text:p>
          </table:table-cell>
          <table:table-cell office:value-type="float" office:value="103" table:style-name="ce2">
            <text:p>103</text:p>
          </table:table-cell>
          <table:table-cell office:value-type="float" office:value="0" table:style-name="ce2">
            <text:p>0</text:p>
          </table:table-cell>
          <table:table-cell office:value-type="date" office:date-value="2015-11-18T12:29:16" table:style-name="ce3">
            <text:p>18/11/2015 12:29</text:p>
          </table:table-cell>
          <table:table-cell office:value-type="date" office:date-value="2015-11-18T12:39:57" table:style-name="ce3">
            <text:p>18/11/2015 12:39</text:p>
          </table:table-cell>
          <table:table-cell office:value-type="string" table:style-name="ce2">
            <text:p>java.sql.stateme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54" table:style-name="ce2">
            <text:p>55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I cannot understand API docs for Java/Android?</text:p>
          </table:table-cell>
          <table:table-cell office:value-type="string" table:style-name="ce2">
            <text:p>&lt;java&gt;&lt;android&gt;&lt;documentation&gt;</text:p>
          </table:table-cell>
          <table:table-cell office:value-type="float" office:value="125" table:style-name="ce2">
            <text:p>125</text:p>
          </table:table-cell>
          <table:table-cell office:value-type="float" office:value="0" table:style-name="ce2">
            <text:p>0</text:p>
          </table:table-cell>
          <table:table-cell office:value-type="date" office:date-value="2014-05-09T15:20:53" table:style-name="ce3">
            <text:p>09/05/2014 15:20</text:p>
          </table:table-cell>
          <table:table-cell office:value-type="date" office:date-value="2014-05-09T15:25:42" table:style-name="ce3">
            <text:p>09/05/2014 15:25</text:p>
          </table:table-cell>
          <table:table-cell office:value-type="string" table:style-name="ce2">
            <text:p>java.io.bufferedinputstrea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55" table:style-name="ce2">
            <text:p>55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java.io.IOException: mark/reset not supported</text:p>
          </table:table-cell>
          <table:table-cell office:value-type="string" table:style-name="ce2">
            <text:p>&lt;java&gt;&lt;audio&gt;&lt;input&gt;&lt;jframe&gt;&lt;playback&gt;</text:p>
          </table:table-cell>
          <table:table-cell office:value-type="float" office:value="2129" table:style-name="ce2">
            <text:p>2129</text:p>
          </table:table-cell>
          <table:table-cell office:value-type="float" office:value="1" table:style-name="ce2">
            <text:p>1</text:p>
          </table:table-cell>
          <table:table-cell office:value-type="date" office:date-value="2015-04-21T15:24:54" table:style-name="ce3">
            <text:p>21/04/2015 15:24</text:p>
          </table:table-cell>
          <table:table-cell office:value-type="date" office:date-value="2015-04-21T15:49:32" table:style-name="ce3">
            <text:p>21/04/2015 15:49</text:p>
          </table:table-cell>
          <table:table-cell office:value-type="string" table:style-name="ce2">
            <text:p>java.io.bufferedinputstrea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56" table:style-name="ce2">
            <text:p>556</text:p>
          </table:table-cell>
          <table:table-cell office:value-type="float" office:value="14" table:style-name="ce2">
            <text:p>14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Java OutOfMemoryError in reading a large text file</text:p>
          </table:table-cell>
          <table:table-cell office:value-type="string" table:style-name="ce2">
            <text:p>&lt;java&gt;&lt;arrays&gt;&lt;file-io&gt;&lt;out-of-memory&gt;&lt;bytearray&gt;</text:p>
          </table:table-cell>
          <table:table-cell office:value-type="float" office:value="2219" table:style-name="ce2">
            <text:p>2219</text:p>
          </table:table-cell>
          <table:table-cell office:value-type="float" office:value="1" table:style-name="ce2">
            <text:p>1</text:p>
          </table:table-cell>
          <table:table-cell office:value-type="date" office:date-value="2013-08-29T10:45:19" table:style-name="ce3">
            <text:p>29/08/2013 10:45</text:p>
          </table:table-cell>
          <table:table-cell office:value-type="date" office:date-value="2013-08-29T11:17:20" table:style-name="ce3">
            <text:p>29/08/2013 11:17</text:p>
          </table:table-cell>
          <table:table-cell office:value-type="string" table:style-name="ce2">
            <text:p>java.nio.mappedbytebuff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57" table:style-name="ce2">
            <text:p>557</text:p>
          </table:table-cell>
          <table:table-cell office:value-type="float" office:value="15" table:style-name="ce2">
            <text:p>15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determine if a string is absolute URL or relative URL in java</text:p>
          </table:table-cell>
          <table:table-cell office:value-type="string" table:style-name="ce2">
            <text:p>&lt;java&gt;&lt;url&gt;</text:p>
          </table:table-cell>
          <table:table-cell office:value-type="float" office:value="13340" table:style-name="ce2">
            <text:p>13340</text:p>
          </table:table-cell>
          <table:table-cell office:value-type="float" office:value="2" table:style-name="ce2">
            <text:p>2</text:p>
          </table:table-cell>
          <table:table-cell office:value-type="date" office:date-value="2010-12-08T18:12:05" table:style-name="ce3">
            <text:p>08/12/2010 18:12</text:p>
          </table:table-cell>
          <table:table-cell office:value-type="date" office:date-value="2012-10-11T13:06:49" table:style-name="ce3">
            <text:p>11/10/2012 13:06</text:p>
          </table:table-cell>
          <table:table-cell office:value-type="string" table:style-name="ce2">
            <text:p>java.net.uri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58" table:style-name="ce2">
            <text:p>558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nput from a JTextField and compare it to the string inputted and then move onto the next JFrame</text:p>
          </table:table-cell>
          <table:table-cell office:value-type="string" table:style-name="ce2">
            <text:p>&lt;java&gt;&lt;swing&gt;</text:p>
          </table:table-cell>
          <table:table-cell office:value-type="float" office:value="43" table:style-name="ce2">
            <text:p>43</text:p>
          </table:table-cell>
          <table:table-cell office:value-type="float" office:value="0" table:style-name="ce2">
            <text:p>0</text:p>
          </table:table-cell>
          <table:table-cell office:value-type="date" office:date-value="2016-07-27T04:03:00" table:style-name="ce3">
            <text:p>27/07/2016 04:03</text:p>
          </table:table-cell>
          <table:table-cell office:value-type="date" office:date-value="2016-07-27T04:18:58" table:style-name="ce3">
            <text:p>27/07/2016 04:18</text:p>
          </table:table-cell>
          <table:table-cell office:value-type="string" table:style-name="ce2">
            <text:p>javax.swing.jtextfield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59" table:style-name="ce2">
            <text:p>55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problems creating a new node</text:p>
          </table:table-cell>
          <table:table-cell office:value-type="string" table:style-name="ce2">
            <text:p>&lt;java&gt;&lt;collections&gt;&lt;linked-list&gt;</text:p>
          </table:table-cell>
          <table:table-cell office:value-type="float" office:value="65" table:style-name="ce2">
            <text:p>65</text:p>
          </table:table-cell>
          <table:table-cell office:value-type="float" office:value="0" table:style-name="ce2">
            <text:p>0</text:p>
          </table:table-cell>
          <table:table-cell office:value-type="date" office:date-value="2015-05-24T09:22:36" table:style-name="ce3">
            <text:p>24/05/2015 09:22</text:p>
          </table:table-cell>
          <table:table-cell office:value-type="date" office:date-value="2015-05-24T10:25:17" table:style-name="ce3">
            <text:p>24/05/2015 10:25</text:p>
          </table:table-cell>
          <table:table-cell office:value-type="string" table:style-name="ce2">
            <text:p>java.util.linkedli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60" table:style-name="ce2">
            <text:p>56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int Message if HashMap name is Emply</text:p>
          </table:table-cell>
          <table:table-cell office:value-type="string" table:style-name="ce2">
            <text:p>&lt;java&gt;&lt;hashmap&gt;</text:p>
          </table:table-cell>
          <table:table-cell office:value-type="float" office:value="109" table:style-name="ce2">
            <text:p>109</text:p>
          </table:table-cell>
          <table:table-cell office:value-type="float" office:value="0" table:style-name="ce2">
            <text:p>0</text:p>
          </table:table-cell>
          <table:table-cell office:value-type="date" office:date-value="2012-12-13T21:36:07" table:style-name="ce3">
            <text:p>13/12/2012 21:36</text:p>
          </table:table-cell>
          <table:table-cell office:value-type="date" office:date-value="2012-12-13T21:57:54" table:style-name="ce3">
            <text:p>13/12/2012 21:57</text:p>
          </table:table-cell>
          <table:table-cell office:value-type="string" table:style-name="ce2">
            <text:p>java.util.hashmap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61" table:style-name="ce2">
            <text:p>56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ava awt SystemTray - Popmenu too small on Surface 4 Pro</text:p>
          </table:table-cell>
          <table:table-cell office:value-type="string" table:style-name="ce2">
            <text:p>&lt;java&gt;&lt;awt&gt;&lt;retina-display&gt;</text:p>
          </table:table-cell>
          <table:table-cell office:value-type="float" office:value="218" table:style-name="ce2">
            <text:p>218</text:p>
          </table:table-cell>
          <table:table-cell office:value-type="float" office:value="0" table:style-name="ce2">
            <text:p>0</text:p>
          </table:table-cell>
          <table:table-cell office:value-type="date" office:date-value="2015-12-29T12:16:58" table:style-name="ce3">
            <text:p>29/12/2015 12:16</text:p>
          </table:table-cell>
          <table:table-cell office:value-type="date" office:date-value="2016-01-07T01:22:03" table:style-name="ce3">
            <text:p>07/01/2016 01:22</text:p>
          </table:table-cell>
          <table:table-cell office:value-type="string" table:style-name="ce2">
            <text:p>javax.swing.jpopupmenu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62" table:style-name="ce2">
            <text:p>562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SOAP Handler Implementation breaks webservice</text:p>
          </table:table-cell>
          <table:table-cell office:value-type="string" table:style-name="ce2">
            <text:p>&lt;java&gt;&lt;web-services&gt;&lt;soap&gt;&lt;handler&gt;</text:p>
          </table:table-cell>
          <table:table-cell office:value-type="float" office:value="1173" table:style-name="ce2">
            <text:p>1173</text:p>
          </table:table-cell>
          <table:table-cell office:value-type="float" office:value="0" table:style-name="ce2">
            <text:p>0</text:p>
          </table:table-cell>
          <table:table-cell office:value-type="date" office:date-value="2014-08-15T02:20:27" table:style-name="ce3">
            <text:p>15/08/2014 02:20</text:p>
          </table:table-cell>
          <table:table-cell office:value-type="date" office:date-value="2014-09-10T11:45:35" table:style-name="ce3">
            <text:p>10/09/2014 11:45</text:p>
          </table:table-cell>
          <table:table-cell office:value-type="string" table:style-name="ce2">
            <text:p>javax.xml.ws.handler.handl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63" table:style-name="ce2">
            <text:p>56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determing java object size in memory efficiently?</text:p>
          </table:table-cell>
          <table:table-cell office:value-type="string" table:style-name="ce2">
            <text:p>&lt;java&gt;&lt;memory&gt;&lt;object&gt;&lt;lru&gt;</text:p>
          </table:table-cell>
          <table:table-cell office:value-type="float" office:value="6921" table:style-name="ce2">
            <text:p>6921</text:p>
          </table:table-cell>
          <table:table-cell office:value-type="float" office:value="0" table:style-name="ce2">
            <text:p>0</text:p>
          </table:table-cell>
          <table:table-cell office:value-type="date" office:date-value="2012-01-23T16:06:47" table:style-name="ce3">
            <text:p>23/01/2012 16:06</text:p>
          </table:table-cell>
          <table:table-cell office:value-type="date" office:date-value="2012-01-23T16:40:35" table:style-name="ce3">
            <text:p>23/01/2012 16:40</text:p>
          </table:table-cell>
          <table:table-cell office:value-type="string" table:style-name="ce2">
            <text:p>java.lang.instrument.instrumenta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64" table:style-name="ce2">
            <text:p>56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ount no of lines and words from string</text:p>
          </table:table-cell>
          <table:table-cell office:value-type="string" table:style-name="ce2">
            <text:p>&lt;java&gt;&lt;string&gt;&lt;split&gt;&lt;java.util.scanner&gt;</text:p>
          </table:table-cell>
          <table:table-cell office:value-type="float" office:value="222" table:style-name="ce2">
            <text:p>222</text:p>
          </table:table-cell>
          <table:table-cell office:value-type="float" office:value="0" table:style-name="ce2">
            <text:p>0</text:p>
          </table:table-cell>
          <table:table-cell office:value-type="date" office:date-value="2014-01-29T05:47:17" table:style-name="ce3">
            <text:p>29/01/2014 05:47</text:p>
          </table:table-cell>
          <table:table-cell office:value-type="date" office:date-value="2014-01-29T05:51:27" table:style-name="ce3">
            <text:p>29/01/2014 05:51</text:p>
          </table:table-cell>
          <table:table-cell office:value-type="string" table:style-name="ce2">
            <text:p>java.util.scann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65" table:style-name="ce2">
            <text:p>56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ow linkedhashmap maintains insertion order</text:p>
          </table:table-cell>
          <table:table-cell office:value-type="string" table:style-name="ce2">
            <text:p>&lt;java&gt;&lt;hashmap&gt;</text:p>
          </table:table-cell>
          <table:table-cell office:value-type="float" office:value="4216" table:style-name="ce2">
            <text:p>4216</text:p>
          </table:table-cell>
          <table:table-cell office:value-type="float" office:value="1" table:style-name="ce2">
            <text:p>1</text:p>
          </table:table-cell>
          <table:table-cell office:value-type="date" office:date-value="2013-11-24T06:58:46" table:style-name="ce3">
            <text:p>24/11/2013 06:58</text:p>
          </table:table-cell>
          <table:table-cell office:value-type="date" office:date-value="2013-11-24T07:20:24" table:style-name="ce3">
            <text:p>24/11/2013 07:20</text:p>
          </table:table-cell>
          <table:table-cell office:value-type="string" table:style-name="ce2">
            <text:p>java.util.linkedhashmap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66" table:style-name="ce2">
            <text:p>56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oncatenate multiple files</text:p>
          </table:table-cell>
          <table:table-cell office:value-type="string" table:style-name="ce2">
            <text:p>&lt;java&gt;&lt;io&gt;</text:p>
          </table:table-cell>
          <table:table-cell office:value-type="float" office:value="44" table:style-name="ce2">
            <text:p>44</text:p>
          </table:table-cell>
          <table:table-cell office:value-type="float" office:value="0" table:style-name="ce2">
            <text:p>0</text:p>
          </table:table-cell>
          <table:table-cell office:value-type="date" office:date-value="2015-06-29T17:53:00" table:style-name="ce3">
            <text:p>29/06/2015 17:53</text:p>
          </table:table-cell>
          <table:table-cell office:value-type="date" office:date-value="2015-06-29T17:59:57" table:style-name="ce3">
            <text:p>29/06/2015 17:59</text:p>
          </table:table-cell>
          <table:table-cell office:value-type="string" table:style-name="ce2">
            <text:p>java.io.filefilt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67" table:style-name="ce2">
            <text:p>567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hecking if a class inherits another type of class indirectly</text:p>
          </table:table-cell>
          <table:table-cell office:value-type="string" table:style-name="ce2">
            <text:p>&lt;java&gt;&lt;reflection&gt;&lt;checkstyle&gt;</text:p>
          </table:table-cell>
          <table:table-cell office:value-type="float" office:value="210" table:style-name="ce2">
            <text:p>210</text:p>
          </table:table-cell>
          <table:table-cell office:value-type="float" office:value="0" table:style-name="ce2">
            <text:p>0</text:p>
          </table:table-cell>
          <table:table-cell office:value-type="date" office:date-value="2013-05-29T14:52:04" table:style-name="ce3">
            <text:p>29/05/2013 14:52</text:p>
          </table:table-cell>
          <table:table-cell office:value-type="date" office:date-value="2013-05-29T15:05:42" table:style-name="ce3">
            <text:p>29/05/2013 15:05</text:p>
          </table:table-cell>
          <table:table-cell office:value-type="string" table:style-name="ce2">
            <text:p>java.lang.cla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68" table:style-name="ce2">
            <text:p>56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place a JToolBar at the bottom of my JFrame (like a MS visual component)?</text:p>
          </table:table-cell>
          <table:table-cell office:value-type="string" table:style-name="ce2">
            <text:p>&lt;java&gt;&lt;swing&gt;</text:p>
          </table:table-cell>
          <table:table-cell office:value-type="float" office:value="72" table:style-name="ce2">
            <text:p>72</text:p>
          </table:table-cell>
          <table:table-cell office:value-type="float" office:value="0" table:style-name="ce2">
            <text:p>0</text:p>
          </table:table-cell>
          <table:table-cell office:value-type="date" office:date-value="2015-07-12T22:23:32" table:style-name="ce3">
            <text:p>12/07/2015 22:23</text:p>
          </table:table-cell>
          <table:table-cell office:value-type="date" office:date-value="2015-07-12T23:13:09" table:style-name="ce3">
            <text:p>12/07/2015 23:13</text:p>
          </table:table-cell>
          <table:table-cell office:value-type="string" table:style-name="ce2">
            <text:p>java.awt.borderlayou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69" table:style-name="ce2">
            <text:p>569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java assignment <text:s/>lost on the math</text:p>
          </table:table-cell>
          <table:table-cell office:value-type="string" table:style-name="ce2">
            <text:p>&lt;java&gt;</text:p>
          </table:table-cell>
          <table:table-cell office:value-type="float" office:value="129" table:style-name="ce2">
            <text:p>129</text:p>
          </table:table-cell>
          <table:table-cell office:value-type="float" office:value="1" table:style-name="ce2">
            <text:p>1</text:p>
          </table:table-cell>
          <table:table-cell office:value-type="date" office:date-value="2015-11-20T19:26:40" table:style-name="ce3">
            <text:p>20/11/2015 19:26</text:p>
          </table:table-cell>
          <table:table-cell office:value-type="date" office:date-value="2015-11-20T19:32:53" table:style-name="ce3">
            <text:p>20/11/2015 19:32</text:p>
          </table:table-cell>
          <table:table-cell office:value-type="string" table:style-name="ce2">
            <text:p>java.lang.math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70" table:style-name="ce2">
            <text:p>570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Are there other gotchas similar to BigDecimal("1.0").equals(new BigDecimal("1") returning false?</text:p>
          </table:table-cell>
          <table:table-cell office:value-type="string" table:style-name="ce2">
            <text:p>&lt;java&gt;&lt;bigdecimal&gt;</text:p>
          </table:table-cell>
          <table:table-cell office:value-type="float" office:value="280" table:style-name="ce2">
            <text:p>280</text:p>
          </table:table-cell>
          <table:table-cell office:value-type="float" office:value="2" table:style-name="ce2">
            <text:p>2</text:p>
          </table:table-cell>
          <table:table-cell office:value-type="date" office:date-value="2015-04-23T13:49:08" table:style-name="ce3">
            <text:p>23/04/2015 13:49</text:p>
          </table:table-cell>
          <table:table-cell office:value-type="date" office:date-value="2015-04-23T13:54:27" table:style-name="ce3">
            <text:p>23/04/2015 13:54</text:p>
          </table:table-cell>
          <table:table-cell office:value-type="string" table:style-name="ce2">
            <text:p>java.math.bigdecimal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71" table:style-name="ce2">
            <text:p>571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Why is the text from file document not being printed out?</text:p>
          </table:table-cell>
          <table:table-cell office:value-type="string" table:style-name="ce2">
            <text:p>&lt;java&gt;&lt;arraylist&gt;</text:p>
          </table:table-cell>
          <table:table-cell office:value-type="float" office:value="68" table:style-name="ce2">
            <text:p>68</text:p>
          </table:table-cell>
          <table:table-cell office:value-type="float" office:value="0" table:style-name="ce2">
            <text:p>0</text:p>
          </table:table-cell>
          <table:table-cell office:value-type="date" office:date-value="2013-08-03T23:09:20" table:style-name="ce3">
            <text:p>03/08/2013 23:09</text:p>
          </table:table-cell>
          <table:table-cell office:value-type="date" office:date-value="2013-08-03T23:13:43" table:style-name="ce3">
            <text:p>03/08/2013 23:13</text:p>
          </table:table-cell>
          <table:table-cell office:value-type="string" table:style-name="ce2">
            <text:p>java.util.arrayli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72" table:style-name="ce2">
            <text:p>57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Why ResourceBundle.getBundle(String str) cannot find values from default properties file in Websphere</text:p>
          </table:table-cell>
          <table:table-cell office:value-type="string" table:style-name="ce2">
            <text:p>&lt;java&gt;&lt;websphere&gt;</text:p>
          </table:table-cell>
          <table:table-cell office:value-type="float" office:value="67" table:style-name="ce2">
            <text:p>67</text:p>
          </table:table-cell>
          <table:table-cell office:value-type="float" office:value="0" table:style-name="ce2">
            <text:p>0</text:p>
          </table:table-cell>
          <table:table-cell office:value-type="date" office:date-value="2016-01-22T21:32:28" table:style-name="ce3">
            <text:p>22/01/2016 21:32</text:p>
          </table:table-cell>
          <table:table-cell office:value-type="date" office:date-value="2016-01-22T22:10:16" table:style-name="ce3">
            <text:p>22/01/2016 22:10</text:p>
          </table:table-cell>
          <table:table-cell office:value-type="string" table:style-name="ce2">
            <text:p>java.util.resourcebund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73" table:style-name="ce2">
            <text:p>573</text:p>
          </table:table-cell>
          <table:table-cell office:value-type="float" office:value="5" table:style-name="ce2">
            <text:p>5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How to print raw byte content from a byte[] array to stdout in Java?</text:p>
          </table:table-cell>
          <table:table-cell office:value-type="string" table:style-name="ce2">
            <text:p>&lt;java&gt;&lt;bytearray&gt;</text:p>
          </table:table-cell>
          <table:table-cell office:value-type="float" office:value="43117" table:style-name="ce2">
            <text:p>43117</text:p>
          </table:table-cell>
          <table:table-cell office:value-type="float" office:value="1" table:style-name="ce2">
            <text:p>1</text:p>
          </table:table-cell>
          <table:table-cell office:value-type="date" office:date-value="2012-12-23T08:41:01" table:style-name="ce3">
            <text:p>23/12/2012 08:41</text:p>
          </table:table-cell>
          <table:table-cell office:value-type="date" office:date-value="2012-12-23T08:45:21" table:style-name="ce3">
            <text:p>23/12/2012 08:45</text:p>
          </table:table-cell>
          <table:table-cell office:value-type="string" table:style-name="ce2">
            <text:p>java.io.printstrea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74" table:style-name="ce2">
            <text:p>57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un du -f linux command and get the result in java</text:p>
          </table:table-cell>
          <table:table-cell office:value-type="string" table:style-name="ce2">
            <text:p>&lt;java&gt;&lt;linux&gt;&lt;runtime.exec&gt;</text:p>
          </table:table-cell>
          <table:table-cell office:value-type="float" office:value="440" table:style-name="ce2">
            <text:p>440</text:p>
          </table:table-cell>
          <table:table-cell office:value-type="float" office:value="0" table:style-name="ce2">
            <text:p>0</text:p>
          </table:table-cell>
          <table:table-cell office:value-type="date" office:date-value="2014-04-29T08:32:53" table:style-name="ce3">
            <text:p>29/04/2014 08:32</text:p>
          </table:table-cell>
          <table:table-cell office:value-type="date" office:date-value="2014-04-29T08:51:40" table:style-name="ce3">
            <text:p>29/04/2014 08:51</text:p>
          </table:table-cell>
          <table:table-cell office:value-type="string" table:style-name="ce2">
            <text:p>java.lang.runtim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75" table:style-name="ce2">
            <text:p>57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istinguish between URL username and Basic auth username?</text:p>
          </table:table-cell>
          <table:table-cell office:value-type="string" table:style-name="ce2">
            <text:p>&lt;java&gt;&lt;http&gt;&lt;servlets&gt;&lt;java-ee&gt;&lt;basic-authentication&gt;</text:p>
          </table:table-cell>
          <table:table-cell office:value-type="float" office:value="40" table:style-name="ce2">
            <text:p>40</text:p>
          </table:table-cell>
          <table:table-cell office:value-type="float" office:value="0" table:style-name="ce2">
            <text:p>0</text:p>
          </table:table-cell>
          <table:table-cell office:value-type="date" office:date-value="2016-01-03T11:28:14" table:style-name="ce3">
            <text:p>03/01/2016 11:28</text:p>
          </table:table-cell>
          <table:table-cell office:value-type="date" office:date-value="2016-01-03T12:10:39" table:style-name="ce3">
            <text:p>03/01/2016 12:10</text:p>
          </table:table-cell>
          <table:table-cell office:value-type="string" table:style-name="ce2">
            <text:p>java.net.url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76" table:style-name="ce2">
            <text:p>576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create a progressive JPEG image on Android</text:p>
          </table:table-cell>
          <table:table-cell office:value-type="string" table:style-name="ce2">
            <text:p>&lt;java&gt;&lt;android&gt;&lt;jpeg&gt;</text:p>
          </table:table-cell>
          <table:table-cell office:value-type="float" office:value="2395" table:style-name="ce2">
            <text:p>2395</text:p>
          </table:table-cell>
          <table:table-cell office:value-type="float" office:value="2" table:style-name="ce2">
            <text:p>2</text:p>
          </table:table-cell>
          <table:table-cell office:value-type="date" office:date-value="2012-06-11T08:52:27" table:style-name="ce3">
            <text:p>11/06/2012 08:52</text:p>
          </table:table-cell>
          <table:table-cell office:value-type="date" office:date-value="2013-06-06T11:17:47" table:style-name="ce3">
            <text:p>06/06/2013 11:17</text:p>
          </table:table-cell>
          <table:table-cell office:value-type="string" table:style-name="ce2">
            <text:p>javax.imageio.plugins.jpeg.jpegimagewritepara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77" table:style-name="ce2">
            <text:p>57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isplaying specific words in a .txt file using a scanner</text:p>
          </table:table-cell>
          <table:table-cell office:value-type="string" table:style-name="ce2">
            <text:p>&lt;java&gt;</text:p>
          </table:table-cell>
          <table:table-cell office:value-type="float" office:value="1993" table:style-name="ce2">
            <text:p>1993</text:p>
          </table:table-cell>
          <table:table-cell office:value-type="float" office:value="0" table:style-name="ce2">
            <text:p>0</text:p>
          </table:table-cell>
          <table:table-cell office:value-type="date" office:date-value="2012-09-05T18:03:25" table:style-name="ce3">
            <text:p>05/09/2012 18:03</text:p>
          </table:table-cell>
          <table:table-cell office:value-type="date" office:date-value="2012-09-05T18:11:42" table:style-name="ce3">
            <text:p>05/09/2012 18:11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78" table:style-name="ce2">
            <text:p>578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s StreamingOutput in Jersey buffered?</text:p>
          </table:table-cell>
          <table:table-cell office:value-type="string" table:style-name="ce2">
            <text:p>&lt;java&gt;&lt;rest&gt;&lt;jersey&gt;</text:p>
          </table:table-cell>
          <table:table-cell office:value-type="float" office:value="441" table:style-name="ce2">
            <text:p>441</text:p>
          </table:table-cell>
          <table:table-cell office:value-type="float" office:value="0" table:style-name="ce2">
            <text:p>0</text:p>
          </table:table-cell>
          <table:table-cell office:value-type="date" office:date-value="2013-10-25T01:50:44" table:style-name="ce3">
            <text:p>25/10/2013 01:50</text:p>
          </table:table-cell>
          <table:table-cell office:value-type="date" office:date-value="2014-06-26T14:00:47" table:style-name="ce3">
            <text:p>26/06/2014 14:00</text:p>
          </table:table-cell>
          <table:table-cell office:value-type="string" table:style-name="ce2">
            <text:p>java.io.outputstreamwrit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79" table:style-name="ce2">
            <text:p>57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- Adding Rows is there a more efficient way?</text:p>
          </table:table-cell>
          <table:table-cell office:value-type="string" table:style-name="ce2">
            <text:p>&lt;java&gt;&lt;row&gt;</text:p>
          </table:table-cell>
          <table:table-cell office:value-type="float" office:value="59" table:style-name="ce2">
            <text:p>59</text:p>
          </table:table-cell>
          <table:table-cell office:value-type="float" office:value="0" table:style-name="ce2">
            <text:p>0</text:p>
          </table:table-cell>
          <table:table-cell office:value-type="date" office:date-value="2013-05-03T03:40:48" table:style-name="ce3">
            <text:p>03/05/2013 03:40</text:p>
          </table:table-cell>
          <table:table-cell office:value-type="date" office:date-value="2013-05-03T03:47:23" table:style-name="ce3">
            <text:p>03/05/2013 03:47</text:p>
          </table:table-cell>
          <table:table-cell office:value-type="string" table:style-name="ce2">
            <text:p>java.lang.syste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80" table:style-name="ce2">
            <text:p>58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ava Date and Time Formatting</text:p>
          </table:table-cell>
          <table:table-cell office:value-type="string" table:style-name="ce2">
            <text:p>&lt;java&gt;&lt;date&gt;&lt;time&gt;&lt;date-format&gt;</text:p>
          </table:table-cell>
          <table:table-cell office:value-type="float" office:value="2358" table:style-name="ce2">
            <text:p>2358</text:p>
          </table:table-cell>
          <table:table-cell office:value-type="float" office:value="0" table:style-name="ce2">
            <text:p>0</text:p>
          </table:table-cell>
          <table:table-cell office:value-type="date" office:date-value="2012-04-26T18:00:16" table:style-name="ce3">
            <text:p>26/04/2012 18:00</text:p>
          </table:table-cell>
          <table:table-cell office:value-type="date" office:date-value="2012-04-26T18:03:39" table:style-name="ce3">
            <text:p>26/04/2012 18:03</text:p>
          </table:table-cell>
          <table:table-cell office:value-type="string" table:style-name="ce2">
            <text:p>java.text.simpledat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81" table:style-name="ce2">
            <text:p>58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Getting around type erasure in Java/GWT</text:p>
          </table:table-cell>
          <table:table-cell office:value-type="string" table:style-name="ce2">
            <text:p>&lt;java&gt;&lt;generics&gt;&lt;gwt&gt;&lt;type-erasure&gt;</text:p>
          </table:table-cell>
          <table:table-cell office:value-type="float" office:value="65" table:style-name="ce2">
            <text:p>65</text:p>
          </table:table-cell>
          <table:table-cell office:value-type="float" office:value="0" table:style-name="ce2">
            <text:p>0</text:p>
          </table:table-cell>
          <table:table-cell office:value-type="date" office:date-value="2014-10-21T16:23:46" table:style-name="ce3">
            <text:p>21/10/2014 16:23</text:p>
          </table:table-cell>
          <table:table-cell office:value-type="date" office:date-value="2014-10-21T16:49:47" table:style-name="ce3">
            <text:p>21/10/2014 16:49</text:p>
          </table:table-cell>
          <table:table-cell office:value-type="string" table:style-name="ce2">
            <text:p>java.lang.objec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82" table:style-name="ce2">
            <text:p>58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does LinkedHashMap internally preserves the insertion order of objects</text:p>
          </table:table-cell>
          <table:table-cell office:value-type="string" table:style-name="ce2">
            <text:p>&lt;java&gt;</text:p>
          </table:table-cell>
          <table:table-cell office:value-type="float" office:value="127" table:style-name="ce2">
            <text:p>127</text:p>
          </table:table-cell>
          <table:table-cell office:value-type="float" office:value="1" table:style-name="ce2">
            <text:p>1</text:p>
          </table:table-cell>
          <table:table-cell office:value-type="date" office:date-value="2013-09-30T13:41:49" table:style-name="ce3">
            <text:p>30/09/2013 13:41</text:p>
          </table:table-cell>
          <table:table-cell office:value-type="date" office:date-value="2013-09-30T13:43:13" table:style-name="ce3">
            <text:p>30/09/2013 13:43</text:p>
          </table:table-cell>
          <table:table-cell office:value-type="string" table:style-name="ce2">
            <text:p>java.util.linkedhashmap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83" table:style-name="ce2">
            <text:p>58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ava - multithreaded copy-on-write</text:p>
          </table:table-cell>
          <table:table-cell office:value-type="string" table:style-name="ce2">
            <text:p>&lt;java&gt;&lt;copy-on-write&gt;</text:p>
          </table:table-cell>
          <table:table-cell office:value-type="float" office:value="260" table:style-name="ce2">
            <text:p>260</text:p>
          </table:table-cell>
          <table:table-cell office:value-type="float" office:value="1" table:style-name="ce2">
            <text:p>1</text:p>
          </table:table-cell>
          <table:table-cell office:value-type="date" office:date-value="2014-01-30T19:07:58" table:style-name="ce3">
            <text:p>30/01/2014 19:07</text:p>
          </table:table-cell>
          <table:table-cell office:value-type="date" office:date-value="2014-01-30T19:17:56" table:style-name="ce3">
            <text:p>30/01/2014 19:17</text:p>
          </table:table-cell>
          <table:table-cell office:value-type="string" table:style-name="ce2">
            <text:p>java.util.concurrent.copyonwritearrayli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84" table:style-name="ce2">
            <text:p>584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Windows xcopy using java Runtime.exec not working for filenames with chinese characters</text:p>
          </table:table-cell>
          <table:table-cell office:value-type="string" table:style-name="ce2">
            <text:p>&lt;java&gt;&lt;unicode&gt;&lt;xcopy&gt;</text:p>
          </table:table-cell>
          <table:table-cell office:value-type="float" office:value="1969" table:style-name="ce2">
            <text:p>1969</text:p>
          </table:table-cell>
          <table:table-cell office:value-type="float" office:value="0" table:style-name="ce2">
            <text:p>0</text:p>
          </table:table-cell>
          <table:table-cell office:value-type="date" office:date-value="2011-12-23T21:54:18" table:style-name="ce3">
            <text:p>23/12/2011 21:54</text:p>
          </table:table-cell>
          <table:table-cell office:value-type="date" office:date-value="2011-12-23T22:09:38" table:style-name="ce3">
            <text:p>23/12/2011 22:09</text:p>
          </table:table-cell>
          <table:table-cell office:value-type="string" table:style-name="ce2">
            <text:p>java.nio.file.file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85" table:style-name="ce2">
            <text:p>58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make parent method throw exception?</text:p>
          </table:table-cell>
          <table:table-cell office:value-type="string" table:style-name="ce2">
            <text:p>&lt;java&gt;&lt;exception&gt;&lt;runnable&gt;</text:p>
          </table:table-cell>
          <table:table-cell office:value-type="float" office:value="114" table:style-name="ce2">
            <text:p>114</text:p>
          </table:table-cell>
          <table:table-cell office:value-type="float" office:value="0" table:style-name="ce2">
            <text:p>0</text:p>
          </table:table-cell>
          <table:table-cell office:value-type="date" office:date-value="2014-12-01T02:18:38" table:style-name="ce3">
            <text:p>01/12/2014 02:18</text:p>
          </table:table-cell>
          <table:table-cell office:value-type="date" office:date-value="2014-12-01T02:44:25" table:style-name="ce3">
            <text:p>01/12/2014 02:44</text:p>
          </table:table-cell>
          <table:table-cell office:value-type="string" table:style-name="ce2">
            <text:p>java.util.concurrent.futur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86" table:style-name="ce2">
            <text:p>58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Swing: Changing border width/height on BorderLayout</text:p>
          </table:table-cell>
          <table:table-cell office:value-type="string" table:style-name="ce2">
            <text:p>&lt;java&gt;&lt;swing&gt;&lt;awt&gt;&lt;layout-manager&gt;&lt;border-layout&gt;</text:p>
          </table:table-cell>
          <table:table-cell office:value-type="float" office:value="11189" table:style-name="ce2">
            <text:p>11189</text:p>
          </table:table-cell>
          <table:table-cell office:value-type="float" office:value="0" table:style-name="ce2">
            <text:p>0</text:p>
          </table:table-cell>
          <table:table-cell office:value-type="date" office:date-value="2012-02-16T17:26:08" table:style-name="ce3">
            <text:p>16/02/2012 17:26</text:p>
          </table:table-cell>
          <table:table-cell office:value-type="date" office:date-value="2012-02-16T17:32:26" table:style-name="ce3">
            <text:p>16/02/2012 17:32</text:p>
          </table:table-cell>
          <table:table-cell office:value-type="string" table:style-name="ce2">
            <text:p>java.awt.borderlayou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87" table:style-name="ce2">
            <text:p>58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onversion of a small XML containfg different data values to POJO</text:p>
          </table:table-cell>
          <table:table-cell office:value-type="string" table:style-name="ce2">
            <text:p>&lt;java&gt;&lt;xml&gt;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2">
            <text:p>0</text:p>
          </table:table-cell>
          <table:table-cell office:value-type="date" office:date-value="2014-06-11T02:56:50" table:style-name="ce3">
            <text:p>11/06/2014 02:56</text:p>
          </table:table-cell>
          <table:table-cell office:value-type="date" office:date-value="2014-06-11T03:01:58" table:style-name="ce3">
            <text:p>11/06/2014 03:01</text:p>
          </table:table-cell>
          <table:table-cell office:value-type="string" table:style-name="ce2">
            <text:p>java.beans.propertydescripto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88" table:style-name="ce2">
            <text:p>588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ow to know where FileOutputStream will write file?</text:p>
          </table:table-cell>
          <table:table-cell office:value-type="string" table:style-name="ce2">
            <text:p>&lt;java&gt;&lt;file&gt;&lt;stream&gt;</text:p>
          </table:table-cell>
          <table:table-cell office:value-type="float" office:value="4552" table:style-name="ce2">
            <text:p>4552</text:p>
          </table:table-cell>
          <table:table-cell office:value-type="float" office:value="0" table:style-name="ce2">
            <text:p>0</text:p>
          </table:table-cell>
          <table:table-cell office:value-type="date" office:date-value="2013-10-03T11:35:08" table:style-name="ce3">
            <text:p>03/10/2013 11:35</text:p>
          </table:table-cell>
          <table:table-cell office:value-type="date" office:date-value="2013-10-03T11:36:50" table:style-name="ce3">
            <text:p>03/10/2013 11:36</text:p>
          </table:table-cell>
          <table:table-cell office:value-type="string" table:style-name="ce2">
            <text:p>java.io.fileoutputstrea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89" table:style-name="ce2">
            <text:p>58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Collections HashTable and HashMap</text:p>
          </table:table-cell>
          <table:table-cell office:value-type="string" table:style-name="ce2">
            <text:p>&lt;java&gt;&lt;hashmap&gt;&lt;hashtable&gt;</text:p>
          </table:table-cell>
          <table:table-cell office:value-type="float" office:value="97" table:style-name="ce2">
            <text:p>97</text:p>
          </table:table-cell>
          <table:table-cell office:value-type="float" office:value="0" table:style-name="ce2">
            <text:p>0</text:p>
          </table:table-cell>
          <table:table-cell office:value-type="date" office:date-value="2015-09-23T11:00:46" table:style-name="ce3">
            <text:p>23/09/2015 11:00</text:p>
          </table:table-cell>
          <table:table-cell office:value-type="date" office:date-value="2015-09-23T11:08:13" table:style-name="ce3">
            <text:p>23/09/2015 11:08</text:p>
          </table:table-cell>
          <table:table-cell office:value-type="string" table:style-name="ce2">
            <text:p>java.util.hashmap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90" table:style-name="ce2">
            <text:p>59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ava Validator locks file on failure - what am I doing wrong?</text:p>
          </table:table-cell>
          <table:table-cell office:value-type="string" table:style-name="ce2">
            <text:p>&lt;java&gt;&lt;xml&gt;&lt;validation&gt;</text:p>
          </table:table-cell>
          <table:table-cell office:value-type="float" office:value="1198" table:style-name="ce2">
            <text:p>1198</text:p>
          </table:table-cell>
          <table:table-cell office:value-type="float" office:value="0" table:style-name="ce2">
            <text:p>0</text:p>
          </table:table-cell>
          <table:table-cell office:value-type="date" office:date-value="2011-11-17T16:02:22" table:style-name="ce3">
            <text:p>17/11/2011 16:02</text:p>
          </table:table-cell>
          <table:table-cell office:value-type="date" office:date-value="2012-01-03T18:59:38" table:style-name="ce3">
            <text:p>03/01/2012 18:59</text:p>
          </table:table-cell>
          <table:table-cell office:value-type="string" table:style-name="ce2">
            <text:p>javax.xml.validation.validato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91" table:style-name="ce2">
            <text:p>59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use URLConnection.getContentLength()</text:p>
          </table:table-cell>
          <table:table-cell office:value-type="string" table:style-name="ce2">
            <text:p>&lt;java&gt;&lt;android&gt;&lt;url&gt;&lt;static-methods&gt;&lt;non-static&gt;</text:p>
          </table:table-cell>
          <table:table-cell office:value-type="float" office:value="175" table:style-name="ce2">
            <text:p>175</text:p>
          </table:table-cell>
          <table:table-cell office:value-type="float" office:value="0" table:style-name="ce2">
            <text:p>0</text:p>
          </table:table-cell>
          <table:table-cell office:value-type="date" office:date-value="2015-04-07T19:30:43" table:style-name="ce3">
            <text:p>07/04/2015 19:30</text:p>
          </table:table-cell>
          <table:table-cell office:value-type="date" office:date-value="2015-04-07T22:24:12" table:style-name="ce3">
            <text:p>07/04/2015 22:24</text:p>
          </table:table-cell>
          <table:table-cell office:value-type="string" table:style-name="ce2">
            <text:p>java.net.urlconnec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92" table:style-name="ce2">
            <text:p>592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to create a copy of object in java w/o clone copy constructor and copy factory</text:p>
          </table:table-cell>
          <table:table-cell office:value-type="string" table:style-name="ce2">
            <text:p>&lt;java&gt;</text:p>
          </table:table-cell>
          <table:table-cell office:value-type="float" office:value="136" table:style-name="ce2">
            <text:p>136</text:p>
          </table:table-cell>
          <table:table-cell office:value-type="float" office:value="0" table:style-name="ce2">
            <text:p>0</text:p>
          </table:table-cell>
          <table:table-cell office:value-type="date" office:date-value="2013-07-16T09:31:05" table:style-name="ce3">
            <text:p>16/07/2013 09:31</text:p>
          </table:table-cell>
          <table:table-cell office:value-type="date" office:date-value="2013-07-16T09:36:46" table:style-name="ce3">
            <text:p>16/07/2013 09:36</text:p>
          </table:table-cell>
          <table:table-cell office:value-type="string" table:style-name="ce2">
            <text:p>java.io.objectoutputstrea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93" table:style-name="ce2">
            <text:p>59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Text document is becoming file folder</text:p>
          </table:table-cell>
          <table:table-cell office:value-type="string" table:style-name="ce2">
            <text:p>&lt;java&gt;&lt;file&gt;</text:p>
          </table:table-cell>
          <table:table-cell office:value-type="float" office:value="42" table:style-name="ce2">
            <text:p>42</text:p>
          </table:table-cell>
          <table:table-cell office:value-type="float" office:value="0" table:style-name="ce2">
            <text:p>0</text:p>
          </table:table-cell>
          <table:table-cell office:value-type="date" office:date-value="2016-01-27T07:54:47" table:style-name="ce3">
            <text:p>27/01/2016 07:54</text:p>
          </table:table-cell>
          <table:table-cell office:value-type="date" office:date-value="2016-01-27T07:59:42" table:style-name="ce3">
            <text:p>27/01/2016 07:59</text:p>
          </table:table-cell>
          <table:table-cell office:value-type="string" table:style-name="ce2">
            <text:p>java.io.fi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94" table:style-name="ce2">
            <text:p>59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ubmit cloudlet task by some delay</text:p>
          </table:table-cell>
          <table:table-cell office:value-type="string" table:style-name="ce2">
            <text:p>&lt;java&gt;&lt;cloudsim&gt;</text:p>
          </table:table-cell>
          <table:table-cell office:value-type="float" office:value="558" table:style-name="ce2">
            <text:p>558</text:p>
          </table:table-cell>
          <table:table-cell office:value-type="float" office:value="0" table:style-name="ce2">
            <text:p>0</text:p>
          </table:table-cell>
          <table:table-cell office:value-type="date" office:date-value="2013-04-15T10:43:16" table:style-name="ce3">
            <text:p>15/04/2013 10:43</text:p>
          </table:table-cell>
          <table:table-cell office:value-type="date" office:date-value="2013-04-15T10:56:55" table:style-name="ce3">
            <text:p>15/04/2013 10:56</text:p>
          </table:table-cell>
          <table:table-cell office:value-type="string" table:style-name="ce2">
            <text:p>java.lang.thread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95" table:style-name="ce2">
            <text:p>59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would I search for a user determined word and count the occurrences in a text file using java?</text:p>
          </table:table-cell>
          <table:table-cell office:value-type="string" table:style-name="ce2">
            <text:p>&lt;java&gt;</text:p>
          </table:table-cell>
          <table:table-cell office:value-type="float" office:value="38" table:style-name="ce2">
            <text:p>38</text:p>
          </table:table-cell>
          <table:table-cell office:value-type="float" office:value="0" table:style-name="ce2">
            <text:p>0</text:p>
          </table:table-cell>
          <table:table-cell office:value-type="date" office:date-value="2015-03-09T20:59:18" table:style-name="ce3">
            <text:p>09/03/2015 20:59</text:p>
          </table:table-cell>
          <table:table-cell office:value-type="date" office:date-value="2015-03-09T21:02:21" table:style-name="ce3">
            <text:p>09/03/2015 21:02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96" table:style-name="ce2">
            <text:p>59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isplaying a Random Value</text:p>
          </table:table-cell>
          <table:table-cell office:value-type="string" table:style-name="ce2">
            <text:p>&lt;java&gt;&lt;printing&gt;&lt;int&gt;&lt;garbage&gt;&lt;trash&gt;</text:p>
          </table:table-cell>
          <table:table-cell office:value-type="float" office:value="41" table:style-name="ce2">
            <text:p>41</text:p>
          </table:table-cell>
          <table:table-cell office:value-type="float" office:value="0" table:style-name="ce2">
            <text:p>0</text:p>
          </table:table-cell>
          <table:table-cell office:value-type="date" office:date-value="2013-05-31T08:41:50" table:style-name="ce3">
            <text:p>31/05/2013 08:41</text:p>
          </table:table-cell>
          <table:table-cell office:value-type="date" office:date-value="2013-05-31T08:45:46" table:style-name="ce3">
            <text:p>31/05/2013 08:45</text:p>
          </table:table-cell>
          <table:table-cell office:value-type="string" table:style-name="ce2">
            <text:p>java.util.scann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97" table:style-name="ce2">
            <text:p>597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Dividing 1.0/0.0: output is infinity</text:p>
          </table:table-cell>
          <table:table-cell office:value-type="string" table:style-name="ce2">
            <text:p>&lt;java&gt;</text:p>
          </table:table-cell>
          <table:table-cell office:value-type="float" office:value="405" table:style-name="ce2">
            <text:p>405</text:p>
          </table:table-cell>
          <table:table-cell office:value-type="float" office:value="1" table:style-name="ce2">
            <text:p>1</text:p>
          </table:table-cell>
          <table:table-cell office:value-type="date" office:date-value="2015-07-08T11:07:51" table:style-name="ce3">
            <text:p>08/07/2015 11:07</text:p>
          </table:table-cell>
          <table:table-cell office:value-type="date" office:date-value="2015-07-08T11:13:11" table:style-name="ce3">
            <text:p>08/07/2015 11:13</text:p>
          </table:table-cell>
          <table:table-cell office:value-type="string" table:style-name="ce2">
            <text:p>java.lang.doub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98" table:style-name="ce2">
            <text:p>598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Get/Set column names after join</text:p>
          </table:table-cell>
          <table:table-cell office:value-type="string" table:style-name="ce2">
            <text:p>&lt;java&gt;&lt;jdbc&gt;&lt;resultset&gt;</text:p>
          </table:table-cell>
          <table:table-cell office:value-type="float" office:value="143" table:style-name="ce2">
            <text:p>143</text:p>
          </table:table-cell>
          <table:table-cell office:value-type="float" office:value="0" table:style-name="ce2">
            <text:p>0</text:p>
          </table:table-cell>
          <table:table-cell office:value-type="date" office:date-value="2012-08-22T13:43:36" table:style-name="ce3">
            <text:p>22/08/2012 13:43</text:p>
          </table:table-cell>
          <table:table-cell office:value-type="date" office:date-value="2012-08-25T07:52:18" table:style-name="ce3">
            <text:p>25/08/2012 07:52</text:p>
          </table:table-cell>
          <table:table-cell office:value-type="string" table:style-name="ce2">
            <text:p>java.sql.resultse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599" table:style-name="ce2">
            <text:p>599</text:p>
          </table:table-cell>
          <table:table-cell office:value-type="float" office:value="3" table:style-name="ce2">
            <text:p>3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Remove icon from JOptionPane</text:p>
          </table:table-cell>
          <table:table-cell office:value-type="string" table:style-name="ce2">
            <text:p>&lt;java&gt;&lt;image&gt;&lt;swing&gt;&lt;joptionpane&gt;&lt;imageicon&gt;</text:p>
          </table:table-cell>
          <table:table-cell office:value-type="float" office:value="4927" table:style-name="ce2">
            <text:p>4927</text:p>
          </table:table-cell>
          <table:table-cell office:value-type="float" office:value="1" table:style-name="ce2">
            <text:p>1</text:p>
          </table:table-cell>
          <table:table-cell office:value-type="date" office:date-value="2013-06-07T10:21:09" table:style-name="ce3">
            <text:p>07/06/2013 10:21</text:p>
          </table:table-cell>
          <table:table-cell office:value-type="date" office:date-value="2013-06-07T11:14:03" table:style-name="ce3">
            <text:p>07/06/2013 11:14</text:p>
          </table:table-cell>
          <table:table-cell office:value-type="string" table:style-name="ce2">
            <text:p>javax.swing.joptionpan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00" table:style-name="ce2">
            <text:p>600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ow to set a word in a string to keep changing according to a value?</text:p>
          </table:table-cell>
          <table:table-cell office:value-type="string" table:style-name="ce2">
            <text:p>&lt;java&gt;</text:p>
          </table:table-cell>
          <table:table-cell office:value-type="float" office:value="46" table:style-name="ce2">
            <text:p>46</text:p>
          </table:table-cell>
          <table:table-cell office:value-type="float" office:value="0" table:style-name="ce2">
            <text:p>0</text:p>
          </table:table-cell>
          <table:table-cell office:value-type="date" office:date-value="2013-11-10T01:00:09" table:style-name="ce3">
            <text:p>10/11/2013 01:00</text:p>
          </table:table-cell>
          <table:table-cell office:value-type="date" office:date-value="2013-11-10T01:02:39" table:style-name="ce3">
            <text:p>10/11/2013 01:02</text:p>
          </table:table-cell>
          <table:table-cell office:value-type="string" table:style-name="ce2">
            <text:p>java.util.formatt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01" table:style-name="ce2">
            <text:p>60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What does SO_TIMEOUT and CONNECT_TIMEOUT_MILLIS means in netty's ChannelOption?</text:p>
          </table:table-cell>
          <table:table-cell office:value-type="string" table:style-name="ce2">
            <text:p>&lt;java&gt;&lt;sockets&gt;&lt;timeout&gt;&lt;netty&gt;</text:p>
          </table:table-cell>
          <table:table-cell office:value-type="float" office:value="1936" table:style-name="ce2">
            <text:p>1936</text:p>
          </table:table-cell>
          <table:table-cell office:value-type="float" office:value="0" table:style-name="ce2">
            <text:p>0</text:p>
          </table:table-cell>
          <table:table-cell office:value-type="date" office:date-value="2014-01-08T03:29:10" table:style-name="ce3">
            <text:p>08/01/2014 03:29</text:p>
          </table:table-cell>
          <table:table-cell office:value-type="date" office:date-value="2014-01-09T03:29:00" table:style-name="ce3">
            <text:p>09/01/2014 03:29</text:p>
          </table:table-cell>
          <table:table-cell office:value-type="string" table:style-name="ce2">
            <text:p>java.net.socketoption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02" table:style-name="ce2">
            <text:p>602</text:p>
          </table:table-cell>
          <table:table-cell office:value-type="float" office:value="6" table:style-name="ce2">
            <text:p>6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Different types of lists</text:p>
          </table:table-cell>
          <table:table-cell office:value-type="string" table:style-name="ce2">
            <text:p>&lt;java&gt;</text:p>
          </table:table-cell>
          <table:table-cell office:value-type="float" office:value="21317" table:style-name="ce2">
            <text:p>21317</text:p>
          </table:table-cell>
          <table:table-cell office:value-type="float" office:value="0" table:style-name="ce2">
            <text:p>0</text:p>
          </table:table-cell>
          <table:table-cell office:value-type="date" office:date-value="2013-08-17T16:32:34" table:style-name="ce3">
            <text:p>17/08/2013 16:32</text:p>
          </table:table-cell>
          <table:table-cell office:value-type="date" office:date-value="2013-08-17T16:40:29" table:style-name="ce3">
            <text:p>17/08/2013 16:40</text:p>
          </table:table-cell>
          <table:table-cell office:value-type="string" table:style-name="ce2">
            <text:p>java.util.li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03" table:style-name="ce2">
            <text:p>60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elect file encoding in OutputStreamWriter</text:p>
          </table:table-cell>
          <table:table-cell office:value-type="string" table:style-name="ce2">
            <text:p>&lt;java&gt;&lt;file-io&gt;</text:p>
          </table:table-cell>
          <table:table-cell office:value-type="float" office:value="2950" table:style-name="ce2">
            <text:p>2950</text:p>
          </table:table-cell>
          <table:table-cell office:value-type="float" office:value="0" table:style-name="ce2">
            <text:p>0</text:p>
          </table:table-cell>
          <table:table-cell office:value-type="date" office:date-value="2013-01-03T10:29:41" table:style-name="ce3">
            <text:p>03/01/2013 10:29</text:p>
          </table:table-cell>
          <table:table-cell office:value-type="date" office:date-value="2013-01-03T10:51:35" table:style-name="ce3">
            <text:p>03/01/2013 10:51</text:p>
          </table:table-cell>
          <table:table-cell office:value-type="string" table:style-name="ce2">
            <text:p>java.nio.charset.standardcharset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04" table:style-name="ce2">
            <text:p>60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outputStream.println() - not printing to .log file?? I can't see why</text:p>
          </table:table-cell>
          <table:table-cell office:value-type="string" table:style-name="ce2">
            <text:p>&lt;java&gt;&lt;fileoutputstream&gt;</text:p>
          </table:table-cell>
          <table:table-cell office:value-type="float" office:value="571" table:style-name="ce2">
            <text:p>571</text:p>
          </table:table-cell>
          <table:table-cell office:value-type="float" office:value="0" table:style-name="ce2">
            <text:p>0</text:p>
          </table:table-cell>
          <table:table-cell office:value-type="date" office:date-value="2014-02-09T21:37:45" table:style-name="ce3">
            <text:p>09/02/2014 21:37</text:p>
          </table:table-cell>
          <table:table-cell office:value-type="date" office:date-value="2014-02-09T22:34:07" table:style-name="ce3">
            <text:p>09/02/2014 22:34</text:p>
          </table:table-cell>
          <table:table-cell office:value-type="string" table:style-name="ce2">
            <text:p>java.io.printwrit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05" table:style-name="ce2">
            <text:p>60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ndo Feature in Java</text:p>
          </table:table-cell>
          <table:table-cell office:value-type="string" table:style-name="ce2">
            <text:p>&lt;java&gt;&lt;user-interface&gt;&lt;undo&gt;</text:p>
          </table:table-cell>
          <table:table-cell office:value-type="float" office:value="93" table:style-name="ce2">
            <text:p>93</text:p>
          </table:table-cell>
          <table:table-cell office:value-type="float" office:value="1" table:style-name="ce2">
            <text:p>1</text:p>
          </table:table-cell>
          <table:table-cell office:value-type="date" office:date-value="2014-02-18T11:10:53" table:style-name="ce3">
            <text:p>18/02/2014 11:10</text:p>
          </table:table-cell>
          <table:table-cell office:value-type="date" office:date-value="2014-02-18T11:15:35" table:style-name="ce3">
            <text:p>18/02/2014 11:15</text:p>
          </table:table-cell>
          <table:table-cell office:value-type="string" table:style-name="ce2">
            <text:p>javax.swing.undo.undomanag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06" table:style-name="ce2">
            <text:p>60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orting multiple specified ranges in an array</text:p>
          </table:table-cell>
          <table:table-cell office:value-type="string" table:style-name="ce2">
            <text:p>&lt;java&gt;&lt;arrays&gt;&lt;sorting&gt;</text:p>
          </table:table-cell>
          <table:table-cell office:value-type="float" office:value="46" table:style-name="ce2">
            <text:p>46</text:p>
          </table:table-cell>
          <table:table-cell office:value-type="float" office:value="0" table:style-name="ce2">
            <text:p>0</text:p>
          </table:table-cell>
          <table:table-cell office:value-type="date" office:date-value="2015-05-23T06:43:38" table:style-name="ce3">
            <text:p>23/05/2015 06:43</text:p>
          </table:table-cell>
          <table:table-cell office:value-type="date" office:date-value="2015-05-23T06:48:20" table:style-name="ce3">
            <text:p>23/05/2015 06:48</text:p>
          </table:table-cell>
          <table:table-cell office:value-type="string" table:style-name="ce2">
            <text:p>java.util.array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07" table:style-name="ce2">
            <text:p>607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hecking a ArrayList of a class for duplicates</text:p>
          </table:table-cell>
          <table:table-cell office:value-type="string" table:style-name="ce2">
            <text:p>&lt;java&gt;&lt;arraylist&gt;</text:p>
          </table:table-cell>
          <table:table-cell office:value-type="float" office:value="192" table:style-name="ce2">
            <text:p>192</text:p>
          </table:table-cell>
          <table:table-cell office:value-type="float" office:value="0" table:style-name="ce2">
            <text:p>0</text:p>
          </table:table-cell>
          <table:table-cell office:value-type="date" office:date-value="2013-02-21T17:26:06" table:style-name="ce3">
            <text:p>21/02/2013 17:26</text:p>
          </table:table-cell>
          <table:table-cell office:value-type="date" office:date-value="2013-02-21T17:28:16" table:style-name="ce3">
            <text:p>21/02/2013 17:28</text:p>
          </table:table-cell>
          <table:table-cell office:value-type="string" table:style-name="ce2">
            <text:p>java.util.hashse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08" table:style-name="ce2">
            <text:p>608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istIterator not working</text:p>
          </table:table-cell>
          <table:table-cell office:value-type="string" table:style-name="ce2">
            <text:p>&lt;java&gt;&lt;listiterator&gt;</text:p>
          </table:table-cell>
          <table:table-cell office:value-type="float" office:value="248" table:style-name="ce2">
            <text:p>248</text:p>
          </table:table-cell>
          <table:table-cell office:value-type="float" office:value="0" table:style-name="ce2">
            <text:p>0</text:p>
          </table:table-cell>
          <table:table-cell office:value-type="date" office:date-value="2014-10-01T23:30:53" table:style-name="ce3">
            <text:p>01/10/2014 23:30</text:p>
          </table:table-cell>
          <table:table-cell office:value-type="date" office:date-value="2014-10-01T23:37:23" table:style-name="ce3">
            <text:p>01/10/2014 23:37</text:p>
          </table:table-cell>
          <table:table-cell office:value-type="string" table:style-name="ce2">
            <text:p>java.util.listiterato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09" table:style-name="ce2">
            <text:p>609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to efficiently do regular expression match on DataInputStream</text:p>
          </table:table-cell>
          <table:table-cell office:value-type="string" table:style-name="ce2">
            <text:p>&lt;java&gt;&lt;regex&gt;&lt;datainputstream&gt;</text:p>
          </table:table-cell>
          <table:table-cell office:value-type="float" office:value="51" table:style-name="ce2">
            <text:p>51</text:p>
          </table:table-cell>
          <table:table-cell office:value-type="float" office:value="0" table:style-name="ce2">
            <text:p>0</text:p>
          </table:table-cell>
          <table:table-cell office:value-type="date" office:date-value="2015-05-08T20:44:52" table:style-name="ce3">
            <text:p>08/05/2015 20:44</text:p>
          </table:table-cell>
          <table:table-cell office:value-type="date" office:date-value="2015-05-08T20:56:12" table:style-name="ce3">
            <text:p>08/05/2015 20:56</text:p>
          </table:table-cell>
          <table:table-cell office:value-type="string" table:style-name="ce2">
            <text:p>java.io.filterinputstrea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10" table:style-name="ce2">
            <text:p>610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Get entire data of a table from sql server to txt file using java</text:p>
          </table:table-cell>
          <table:table-cell office:value-type="string" table:style-name="ce2">
            <text:p>&lt;java&gt;&lt;sql-server&gt;&lt;text-files&gt;</text:p>
          </table:table-cell>
          <table:table-cell office:value-type="float" office:value="2724" table:style-name="ce2">
            <text:p>2724</text:p>
          </table:table-cell>
          <table:table-cell office:value-type="float" office:value="0" table:style-name="ce2">
            <text:p>0</text:p>
          </table:table-cell>
          <table:table-cell office:value-type="date" office:date-value="2013-09-24T11:51:05" table:style-name="ce3">
            <text:p>24/09/2013 11:51</text:p>
          </table:table-cell>
          <table:table-cell office:value-type="date" office:date-value="2013-09-24T11:55:16" table:style-name="ce3">
            <text:p>24/09/2013 11:55</text:p>
          </table:table-cell>
          <table:table-cell office:value-type="string" table:style-name="ce2">
            <text:p>java.sql.resultse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11" table:style-name="ce2">
            <text:p>61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nterruptedIOException using httpClient 4.3.3 for Android</text:p>
          </table:table-cell>
          <table:table-cell office:value-type="string" table:style-name="ce2">
            <text:p>&lt;java&gt;&lt;android&gt;&lt;httpclient&gt;&lt;androidhttpclient&gt;</text:p>
          </table:table-cell>
          <table:table-cell office:value-type="float" office:value="1092" table:style-name="ce2">
            <text:p>1092</text:p>
          </table:table-cell>
          <table:table-cell office:value-type="float" office:value="0" table:style-name="ce2">
            <text:p>0</text:p>
          </table:table-cell>
          <table:table-cell office:value-type="date" office:date-value="2014-06-21T05:03:46" table:style-name="ce3">
            <text:p>21/06/2014 05:03</text:p>
          </table:table-cell>
          <table:table-cell office:value-type="date" office:date-value="2014-06-21T05:13:30" table:style-name="ce3">
            <text:p>21/06/2014 05:13</text:p>
          </table:table-cell>
          <table:table-cell office:value-type="string" table:style-name="ce2">
            <text:p>java.io.interruptedioexcep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12" table:style-name="ce2">
            <text:p>61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to exit a program with an exit code: Java</text:p>
          </table:table-cell>
          <table:table-cell office:value-type="string" table:style-name="ce2">
            <text:p>&lt;java&gt;</text:p>
          </table:table-cell>
          <table:table-cell office:value-type="float" office:value="137" table:style-name="ce2">
            <text:p>137</text:p>
          </table:table-cell>
          <table:table-cell office:value-type="float" office:value="0" table:style-name="ce2">
            <text:p>0</text:p>
          </table:table-cell>
          <table:table-cell office:value-type="date" office:date-value="2015-04-20T13:34:19" table:style-name="ce3">
            <text:p>20/04/2015 13:34</text:p>
          </table:table-cell>
          <table:table-cell office:value-type="date" office:date-value="2015-04-20T14:18:02" table:style-name="ce3">
            <text:p>20/04/2015 14:18</text:p>
          </table:table-cell>
          <table:table-cell office:value-type="string" table:style-name="ce2">
            <text:p>java.lang.syste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13" table:style-name="ce2">
            <text:p>613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Optimizing thread pool size</text:p>
          </table:table-cell>
          <table:table-cell office:value-type="string" table:style-name="ce2">
            <text:p>&lt;java&gt;&lt;optimization&gt;&lt;concurrency&gt;</text:p>
          </table:table-cell>
          <table:table-cell office:value-type="float" office:value="211" table:style-name="ce2">
            <text:p>211</text:p>
          </table:table-cell>
          <table:table-cell office:value-type="float" office:value="0" table:style-name="ce2">
            <text:p>0</text:p>
          </table:table-cell>
          <table:table-cell office:value-type="date" office:date-value="2015-03-13T13:51:24" table:style-name="ce3">
            <text:p>13/03/2015 13:51</text:p>
          </table:table-cell>
          <table:table-cell office:value-type="date" office:date-value="2015-03-13T15:05:16" table:style-name="ce3">
            <text:p>13/03/2015 15:05</text:p>
          </table:table-cell>
          <table:table-cell office:value-type="string" table:style-name="ce2">
            <text:p>java.lang.management.threadinfo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14" table:style-name="ce2">
            <text:p>614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Java multithreading - try to obtain lock until after some time has passed?</text:p>
          </table:table-cell>
          <table:table-cell office:value-type="string" table:style-name="ce2">
            <text:p>&lt;java&gt;&lt;multithreading&gt;&lt;concurrency&gt;&lt;synchronization&gt;</text:p>
          </table:table-cell>
          <table:table-cell office:value-type="float" office:value="70" table:style-name="ce2">
            <text:p>70</text:p>
          </table:table-cell>
          <table:table-cell office:value-type="float" office:value="0" table:style-name="ce2">
            <text:p>0</text:p>
          </table:table-cell>
          <table:table-cell office:value-type="date" office:date-value="2014-09-29T04:46:55" table:style-name="ce3">
            <text:p>29/09/2014 04:46</text:p>
          </table:table-cell>
          <table:table-cell office:value-type="date" office:date-value="2014-09-29T04:53:37" table:style-name="ce3">
            <text:p>29/09/2014 04:53</text:p>
          </table:table-cell>
          <table:table-cell office:value-type="string" table:style-name="ce2">
            <text:p>java.util.concurrent.locks.lock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15" table:style-name="ce2">
            <text:p>61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etermine number of completed tasks in ExecutorCompletionService queue</text:p>
          </table:table-cell>
          <table:table-cell office:value-type="string" table:style-name="ce2">
            <text:p>&lt;java&gt;&lt;multithreading&gt;</text:p>
          </table:table-cell>
          <table:table-cell office:value-type="float" office:value="206" table:style-name="ce2">
            <text:p>206</text:p>
          </table:table-cell>
          <table:table-cell office:value-type="float" office:value="1" table:style-name="ce2">
            <text:p>1</text:p>
          </table:table-cell>
          <table:table-cell office:value-type="date" office:date-value="2013-11-12T17:26:23" table:style-name="ce3">
            <text:p>12/11/2013 17:26</text:p>
          </table:table-cell>
          <table:table-cell office:value-type="date" office:date-value="2013-11-19T07:12:00" table:style-name="ce3">
            <text:p>19/11/2013 07:12</text:p>
          </table:table-cell>
          <table:table-cell office:value-type="string" table:style-name="ce2">
            <text:p>java.util.concurrent.executorcompletionservic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16" table:style-name="ce2">
            <text:p>616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Random Normal Distribution in Java returns values outside range</text:p>
          </table:table-cell>
          <table:table-cell office:value-type="string" table:style-name="ce2">
            <text:p>&lt;java&gt;&lt;random&gt;&lt;normal-distribution&gt;</text:p>
          </table:table-cell>
          <table:table-cell office:value-type="float" office:value="9272" table:style-name="ce2">
            <text:p>9272</text:p>
          </table:table-cell>
          <table:table-cell office:value-type="float" office:value="2" table:style-name="ce2">
            <text:p>2</text:p>
          </table:table-cell>
          <table:table-cell office:value-type="date" office:date-value="2013-02-02T00:07:09" table:style-name="ce3">
            <text:p>02/02/2013 00:07</text:p>
          </table:table-cell>
          <table:table-cell office:value-type="date" office:date-value="2013-02-02T00:13:11" table:style-name="ce3">
            <text:p>02/02/2013 00:13</text:p>
          </table:table-cell>
          <table:table-cell office:value-type="string" table:style-name="ce2">
            <text:p>java.util.rando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17" table:style-name="ce2">
            <text:p>617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Detecting touching polygons</text:p>
          </table:table-cell>
          <table:table-cell office:value-type="string" table:style-name="ce2">
            <text:p>&lt;java&gt;&lt;awt&gt;&lt;polygon&gt;&lt;contains&gt;&lt;java-2d&gt;</text:p>
          </table:table-cell>
          <table:table-cell office:value-type="float" office:value="345" table:style-name="ce2">
            <text:p>345</text:p>
          </table:table-cell>
          <table:table-cell office:value-type="float" office:value="0" table:style-name="ce2">
            <text:p>0</text:p>
          </table:table-cell>
          <table:table-cell office:value-type="date" office:date-value="2013-06-03T18:00:18" table:style-name="ce3">
            <text:p>03/06/2013 18:00</text:p>
          </table:table-cell>
          <table:table-cell office:value-type="date" office:date-value="2013-06-03T18:04:35" table:style-name="ce3">
            <text:p>03/06/2013 18:04</text:p>
          </table:table-cell>
          <table:table-cell office:value-type="string" table:style-name="ce2">
            <text:p>java.awt.polyg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18" table:style-name="ce2">
            <text:p>618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hutdown or Not Shutdown? in ExecutorService (Java8)</text:p>
          </table:table-cell>
          <table:table-cell office:value-type="string" table:style-name="ce2">
            <text:p>&lt;java&gt;&lt;runnable&gt;&lt;executorservice&gt;&lt;managedthreadfactory&gt;</text:p>
          </table:table-cell>
          <table:table-cell office:value-type="float" office:value="247" table:style-name="ce2">
            <text:p>247</text:p>
          </table:table-cell>
          <table:table-cell office:value-type="float" office:value="0" table:style-name="ce2">
            <text:p>0</text:p>
          </table:table-cell>
          <table:table-cell office:value-type="date" office:date-value="2015-03-17T11:38:32" table:style-name="ce3">
            <text:p>17/03/2015 11:38</text:p>
          </table:table-cell>
          <table:table-cell office:value-type="date" office:date-value="2015-03-17T11:57:56" table:style-name="ce3">
            <text:p>17/03/2015 11:57</text:p>
          </table:table-cell>
          <table:table-cell office:value-type="string" table:style-name="ce2">
            <text:p>java.util.concurrent.executor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19" table:style-name="ce2">
            <text:p>619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NumberFormat.parse() fails for some currency strings</text:p>
          </table:table-cell>
          <table:table-cell office:value-type="string" table:style-name="ce2">
            <text:p>&lt;java&gt;&lt;android&gt;&lt;currency&gt;&lt;numberformatexception&gt;</text:p>
          </table:table-cell>
          <table:table-cell office:value-type="float" office:value="5569" table:style-name="ce2">
            <text:p>5569</text:p>
          </table:table-cell>
          <table:table-cell office:value-type="float" office:value="2" table:style-name="ce2">
            <text:p>2</text:p>
          </table:table-cell>
          <table:table-cell office:value-type="date" office:date-value="2013-03-23T11:15:52" table:style-name="ce3">
            <text:p>23/03/2013 11:15</text:p>
          </table:table-cell>
          <table:table-cell office:value-type="date" office:date-value="2013-03-23T12:55:59" table:style-name="ce3">
            <text:p>23/03/2013 12:55</text:p>
          </table:table-cell>
          <table:table-cell office:value-type="string" table:style-name="ce2">
            <text:p>java.text.decimal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20" table:style-name="ce2">
            <text:p>620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Open Excel from Java Application</text:p>
          </table:table-cell>
          <table:table-cell office:value-type="string" table:style-name="ce2">
            <text:p>&lt;java&gt;&lt;excel&gt;&lt;runtime&gt;</text:p>
          </table:table-cell>
          <table:table-cell office:value-type="float" office:value="8008" table:style-name="ce2">
            <text:p>8008</text:p>
          </table:table-cell>
          <table:table-cell office:value-type="float" office:value="0" table:style-name="ce2">
            <text:p>0</text:p>
          </table:table-cell>
          <table:table-cell office:value-type="date" office:date-value="2013-06-24T13:28:03" table:style-name="ce3">
            <text:p>24/06/2013 13:28</text:p>
          </table:table-cell>
          <table:table-cell office:value-type="date" office:date-value="2013-06-24T14:01:48" table:style-name="ce3">
            <text:p>24/06/2013 14:01</text:p>
          </table:table-cell>
          <table:table-cell office:value-type="string" table:style-name="ce2">
            <text:p>java.awt.desktop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21" table:style-name="ce2">
            <text:p>62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opulating a spinner with unique strings</text:p>
          </table:table-cell>
          <table:table-cell office:value-type="string" table:style-name="ce2">
            <text:p>&lt;java&gt;&lt;android&gt;&lt;android-actionbar&gt;&lt;spinner&gt;&lt;unique&gt;</text:p>
          </table:table-cell>
          <table:table-cell office:value-type="float" office:value="230" table:style-name="ce2">
            <text:p>230</text:p>
          </table:table-cell>
          <table:table-cell office:value-type="float" office:value="0" table:style-name="ce2">
            <text:p>0</text:p>
          </table:table-cell>
          <table:table-cell office:value-type="date" office:date-value="2013-09-03T19:01:03" table:style-name="ce3">
            <text:p>03/09/2013 19:01</text:p>
          </table:table-cell>
          <table:table-cell office:value-type="date" office:date-value="2013-09-03T19:08:31" table:style-name="ce3">
            <text:p>03/09/2013 19:08</text:p>
          </table:table-cell>
          <table:table-cell office:value-type="string" table:style-name="ce2">
            <text:p>java.util.arrayli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22" table:style-name="ce2">
            <text:p>622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oad a class from a given path</text:p>
          </table:table-cell>
          <table:table-cell office:value-type="string" table:style-name="ce2">
            <text:p>&lt;java&gt;&lt;classloader&gt;</text:p>
          </table:table-cell>
          <table:table-cell office:value-type="float" office:value="621" table:style-name="ce2">
            <text:p>621</text:p>
          </table:table-cell>
          <table:table-cell office:value-type="float" office:value="0" table:style-name="ce2">
            <text:p>0</text:p>
          </table:table-cell>
          <table:table-cell office:value-type="date" office:date-value="2013-02-09T04:28:16" table:style-name="ce3">
            <text:p>09/02/2013 04:28</text:p>
          </table:table-cell>
          <table:table-cell office:value-type="date" office:date-value="2013-02-09T04:37:00" table:style-name="ce3">
            <text:p>09/02/2013 04:37</text:p>
          </table:table-cell>
          <table:table-cell office:value-type="string" table:style-name="ce2">
            <text:p>java.lang.classload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23" table:style-name="ce2">
            <text:p>62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assing int to .xml for android app</text:p>
          </table:table-cell>
          <table:table-cell office:value-type="string" table:style-name="ce2">
            <text:p>&lt;java&gt;&lt;android&gt;&lt;xml&gt;&lt;string&gt;</text:p>
          </table:table-cell>
          <table:table-cell office:value-type="float" office:value="532" table:style-name="ce2">
            <text:p>532</text:p>
          </table:table-cell>
          <table:table-cell office:value-type="float" office:value="0" table:style-name="ce2">
            <text:p>0</text:p>
          </table:table-cell>
          <table:table-cell office:value-type="date" office:date-value="2012-03-19T03:19:14" table:style-name="ce3">
            <text:p>19/03/2012 03:19</text:p>
          </table:table-cell>
          <table:table-cell office:value-type="date" office:date-value="2012-03-19T03:35:43" table:style-name="ce3">
            <text:p>19/03/2012 03:35</text:p>
          </table:table-cell>
          <table:table-cell office:value-type="string" table:style-name="ce2">
            <text:p>java.util.formatt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24" table:style-name="ce2">
            <text:p>624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java: printwriter works almost perfectly <text:s/>but inserts a few strange characters... why is this happening?</text:p>
          </table:table-cell>
          <table:table-cell office:value-type="string" table:style-name="ce2">
            <text:p>&lt;java&gt;</text:p>
          </table:table-cell>
          <table:table-cell office:value-type="float" office:value="31" table:style-name="ce2">
            <text:p>31</text:p>
          </table:table-cell>
          <table:table-cell office:value-type="float" office:value="0" table:style-name="ce2">
            <text:p>0</text:p>
          </table:table-cell>
          <table:table-cell office:value-type="date" office:date-value="2016-04-30T07:16:28" table:style-name="ce3">
            <text:p>30/04/2016 07:16</text:p>
          </table:table-cell>
          <table:table-cell office:value-type="date" office:date-value="2016-04-30T07:24:20" table:style-name="ce3">
            <text:p>30/04/2016 07:24</text:p>
          </table:table-cell>
          <table:table-cell office:value-type="string" table:style-name="ce2">
            <text:p>java.io.objectoutputstrea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25" table:style-name="ce2">
            <text:p>625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Are reverse method references possible in Java 8?</text:p>
          </table:table-cell>
          <table:table-cell office:value-type="string" table:style-name="ce2">
            <text:p>&lt;java&gt;&lt;lambda&gt;&lt;java-8&gt;</text:p>
          </table:table-cell>
          <table:table-cell office:value-type="float" office:value="83" table:style-name="ce2">
            <text:p>83</text:p>
          </table:table-cell>
          <table:table-cell office:value-type="float" office:value="3" table:style-name="ce2">
            <text:p>3</text:p>
          </table:table-cell>
          <table:table-cell office:value-type="date" office:date-value="2015-07-24T03:48:05" table:style-name="ce3">
            <text:p>24/07/2015 03:48</text:p>
          </table:table-cell>
          <table:table-cell office:value-type="date" office:date-value="2015-07-24T03:54:23" table:style-name="ce3">
            <text:p>24/07/2015 03:54</text:p>
          </table:table-cell>
          <table:table-cell office:value-type="string" table:style-name="ce2">
            <text:p>java.lang.reflect.proxy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26" table:style-name="ce2">
            <text:p>626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ow do I create an array of a class that I only have the textual name for?</text:p>
          </table:table-cell>
          <table:table-cell office:value-type="string" table:style-name="ce2">
            <text:p>&lt;java&gt;&lt;arrays&gt;&lt;class&gt;</text:p>
          </table:table-cell>
          <table:table-cell office:value-type="float" office:value="147" table:style-name="ce2">
            <text:p>147</text:p>
          </table:table-cell>
          <table:table-cell office:value-type="float" office:value="0" table:style-name="ce2">
            <text:p>0</text:p>
          </table:table-cell>
          <table:table-cell office:value-type="date" office:date-value="2012-05-16T15:17:00" table:style-name="ce3">
            <text:p>16/05/2012 15:17</text:p>
          </table:table-cell>
          <table:table-cell office:value-type="date" office:date-value="2012-05-16T15:25:15" table:style-name="ce3">
            <text:p>16/05/2012 15:25</text:p>
          </table:table-cell>
          <table:table-cell office:value-type="string" table:style-name="ce2">
            <text:p>java.lang.cla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27" table:style-name="ce2">
            <text:p>627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can we find the length of a String in Java without using any inbuilt functions? (not even charAt() or toCharArray() or length())</text:p>
          </table:table-cell>
          <table:table-cell office:value-type="string" table:style-name="ce2">
            <text:p>&lt;java&gt;&lt;arrays&gt;&lt;string&gt;&lt;reverse&gt;</text:p>
          </table:table-cell>
          <table:table-cell office:value-type="float" office:value="106" table:style-name="ce2">
            <text:p>106</text:p>
          </table:table-cell>
          <table:table-cell office:value-type="float" office:value="0" table:style-name="ce2">
            <text:p>0</text:p>
          </table:table-cell>
          <table:table-cell office:value-type="date" office:date-value="2016-03-09T04:19:12" table:style-name="ce3">
            <text:p>09/03/2016 04:19</text:p>
          </table:table-cell>
          <table:table-cell office:value-type="date" office:date-value="2016-03-09T05:56:32" table:style-name="ce3">
            <text:p>09/03/2016 05:56</text:p>
          </table:table-cell>
          <table:table-cell office:value-type="string" table:style-name="ce2">
            <text:p>java.lang.reflect.accessibleobjec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28" table:style-name="ce2">
            <text:p>628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Regex to find int or double</text:p>
          </table:table-cell>
          <table:table-cell office:value-type="string" table:style-name="ce2">
            <text:p>&lt;java&gt;&lt;regex&gt;</text:p>
          </table:table-cell>
          <table:table-cell office:value-type="float" office:value="240" table:style-name="ce2">
            <text:p>240</text:p>
          </table:table-cell>
          <table:table-cell office:value-type="float" office:value="0" table:style-name="ce2">
            <text:p>0</text:p>
          </table:table-cell>
          <table:table-cell office:value-type="date" office:date-value="2014-01-27T17:33:58" table:style-name="ce3">
            <text:p>27/01/2014 17:33</text:p>
          </table:table-cell>
          <table:table-cell office:value-type="date" office:date-value="2014-01-27T17:38:37" table:style-name="ce3">
            <text:p>27/01/2014 17:38</text:p>
          </table:table-cell>
          <table:table-cell office:value-type="string" table:style-name="ce2">
            <text:p>java.lang.doub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29" table:style-name="ce2">
            <text:p>629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Spring @Async and Synchronized</text:p>
          </table:table-cell>
          <table:table-cell office:value-type="string" table:style-name="ce2">
            <text:p>&lt;java&gt;&lt;spring&gt;&lt;asynchronous&gt;&lt;concurrency&gt;&lt;junit&gt;</text:p>
          </table:table-cell>
          <table:table-cell office:value-type="float" office:value="1462" table:style-name="ce2">
            <text:p>1462</text:p>
          </table:table-cell>
          <table:table-cell office:value-type="float" office:value="0" table:style-name="ce2">
            <text:p>0</text:p>
          </table:table-cell>
          <table:table-cell office:value-type="date" office:date-value="2011-10-28T16:14:34" table:style-name="ce3">
            <text:p>28/10/2011 16:14</text:p>
          </table:table-cell>
          <table:table-cell office:value-type="date" office:date-value="2012-12-31T11:54:09" table:style-name="ce3">
            <text:p>31/12/2012 11:54</text:p>
          </table:table-cell>
          <table:table-cell office:value-type="string" table:style-name="ce2">
            <text:p>java.lang.thread.uncaughtexceptionhandl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30" table:style-name="ce2">
            <text:p>630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Recursive factorial method returning some negative numbers</text:p>
          </table:table-cell>
          <table:table-cell office:value-type="string" table:style-name="ce2">
            <text:p>&lt;java&gt;&lt;factorial&gt;</text:p>
          </table:table-cell>
          <table:table-cell office:value-type="float" office:value="1575" table:style-name="ce2">
            <text:p>1575</text:p>
          </table:table-cell>
          <table:table-cell office:value-type="float" office:value="0" table:style-name="ce2">
            <text:p>0</text:p>
          </table:table-cell>
          <table:table-cell office:value-type="date" office:date-value="2012-11-01T16:41:59" table:style-name="ce3">
            <text:p>01/11/2012 16:41</text:p>
          </table:table-cell>
          <table:table-cell office:value-type="date" office:date-value="2012-11-01T16:45:28" table:style-name="ce3">
            <text:p>01/11/2012 16:45</text:p>
          </table:table-cell>
          <table:table-cell office:value-type="string" table:style-name="ce2">
            <text:p>java.math.biginteg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31" table:style-name="ce2">
            <text:p>63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set environment variables in GAE with Java - not exposed in main code? Or other way to hide keys used by application?</text:p>
          </table:table-cell>
          <table:table-cell office:value-type="string" table:style-name="ce2">
            <text:p>&lt;java&gt;&lt;google-app-engine&gt;</text:p>
          </table:table-cell>
          <table:table-cell office:value-type="float" office:value="95" table:style-name="ce2">
            <text:p>95</text:p>
          </table:table-cell>
          <table:table-cell office:value-type="float" office:value="1" table:style-name="ce2">
            <text:p>1</text:p>
          </table:table-cell>
          <table:table-cell office:value-type="date" office:date-value="2016-04-12T11:11:37" table:style-name="ce3">
            <text:p>12/04/2016 11:11</text:p>
          </table:table-cell>
          <table:table-cell office:value-type="date" office:date-value="2016-04-12T11:29:11" table:style-name="ce3">
            <text:p>12/04/2016 11:29</text:p>
          </table:table-cell>
          <table:table-cell office:value-type="string" table:style-name="ce2">
            <text:p>java.util.propertie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32" table:style-name="ce2">
            <text:p>63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witch Statement Survey</text:p>
          </table:table-cell>
          <table:table-cell office:value-type="string" table:style-name="ce2">
            <text:p>&lt;java&gt;</text:p>
          </table:table-cell>
          <table:table-cell office:value-type="float" office:value="230" table:style-name="ce2">
            <text:p>230</text:p>
          </table:table-cell>
          <table:table-cell office:value-type="float" office:value="0" table:style-name="ce2">
            <text:p>0</text:p>
          </table:table-cell>
          <table:table-cell office:value-type="date" office:date-value="2012-10-13T19:58:52" table:style-name="ce3">
            <text:p>13/10/2012 19:58</text:p>
          </table:table-cell>
          <table:table-cell office:value-type="date" office:date-value="2012-10-13T20:07:08" table:style-name="ce3">
            <text:p>13/10/2012 20:07</text:p>
          </table:table-cell>
          <table:table-cell office:value-type="string" table:style-name="ce2">
            <text:p>java.util.scann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33" table:style-name="ce2">
            <text:p>633</text:p>
          </table:table-cell>
          <table:table-cell office:value-type="float" office:value="16" table:style-name="ce2">
            <text:p>16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How does Java Object casting work behind the scene?</text:p>
          </table:table-cell>
          <table:table-cell office:value-type="string" table:style-name="ce2">
            <text:p>&lt;java&gt;&lt;casting&gt;&lt;polymorphism&gt;</text:p>
          </table:table-cell>
          <table:table-cell office:value-type="float" office:value="6357" table:style-name="ce2">
            <text:p>6357</text:p>
          </table:table-cell>
          <table:table-cell office:value-type="float" office:value="5" table:style-name="ce2">
            <text:p>5</text:p>
          </table:table-cell>
          <table:table-cell office:value-type="date" office:date-value="2012-11-15T20:11:28" table:style-name="ce3">
            <text:p>15/11/2012 20:11</text:p>
          </table:table-cell>
          <table:table-cell office:value-type="date" office:date-value="2012-11-15T20:16:23" table:style-name="ce3">
            <text:p>15/11/2012 20:16</text:p>
          </table:table-cell>
          <table:table-cell office:value-type="string" table:style-name="ce2">
            <text:p>java.lang.classcastexcep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34" table:style-name="ce2">
            <text:p>63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sing java.util.regex.Pattern</text:p>
          </table:table-cell>
          <table:table-cell office:value-type="string" table:style-name="ce2">
            <text:p>&lt;java&gt;&lt;regex&gt;</text:p>
          </table:table-cell>
          <table:table-cell office:value-type="float" office:value="1931" table:style-name="ce2">
            <text:p>1931</text:p>
          </table:table-cell>
          <table:table-cell office:value-type="float" office:value="0" table:style-name="ce2">
            <text:p>0</text:p>
          </table:table-cell>
          <table:table-cell office:value-type="date" office:date-value="2013-04-24T10:46:49" table:style-name="ce3">
            <text:p>24/04/2013 10:46</text:p>
          </table:table-cell>
          <table:table-cell office:value-type="date" office:date-value="2013-04-24T10:56:45" table:style-name="ce3">
            <text:p>24/04/2013 10:56</text:p>
          </table:table-cell>
          <table:table-cell office:value-type="string" table:style-name="ce2">
            <text:p>java.util.regex.patter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35" table:style-name="ce2">
            <text:p>635</text:p>
          </table:table-cell>
          <table:table-cell office:value-type="float" office:value="9" table:style-name="ce2">
            <text:p>9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How to validate an XML against schema using JAXB?</text:p>
          </table:table-cell>
          <table:table-cell office:value-type="string" table:style-name="ce2">
            <text:p>&lt;java&gt;&lt;xml&gt;&lt;jaxb&gt;&lt;xsd&gt;&lt;unmarshalling&gt;</text:p>
          </table:table-cell>
          <table:table-cell office:value-type="float" office:value="12360" table:style-name="ce2">
            <text:p>12360</text:p>
          </table:table-cell>
          <table:table-cell office:value-type="float" office:value="2" table:style-name="ce2">
            <text:p>2</text:p>
          </table:table-cell>
          <table:table-cell office:value-type="date" office:date-value="2014-07-15T14:25:31" table:style-name="ce3">
            <text:p>15/07/2014 14:25</text:p>
          </table:table-cell>
          <table:table-cell office:value-type="date" office:date-value="2014-07-15T14:46:14" table:style-name="ce3">
            <text:p>15/07/2014 14:46</text:p>
          </table:table-cell>
          <table:table-cell office:value-type="string" table:style-name="ce2">
            <text:p>javax.xml.bind.unmarshall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36" table:style-name="ce2">
            <text:p>636</text:p>
          </table:table-cell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ava Scanner reads only first 2048 bytes</text:p>
          </table:table-cell>
          <table:table-cell office:value-type="string" table:style-name="ce2">
            <text:p>&lt;java&gt;&lt;windows&gt;&lt;osx&gt;&lt;java.util.scanner&gt;</text:p>
          </table:table-cell>
          <table:table-cell office:value-type="float" office:value="979" table:style-name="ce2">
            <text:p>979</text:p>
          </table:table-cell>
          <table:table-cell office:value-type="float" office:value="0" table:style-name="ce2">
            <text:p>0</text:p>
          </table:table-cell>
          <table:table-cell office:value-type="date" office:date-value="2013-06-26T05:59:25" table:style-name="ce3">
            <text:p>26/06/2013 05:59</text:p>
          </table:table-cell>
          <table:table-cell office:value-type="date" office:date-value="2013-06-26T06:16:03" table:style-name="ce3">
            <text:p>26/06/2013 06:16</text:p>
          </table:table-cell>
          <table:table-cell office:value-type="string" table:style-name="ce2">
            <text:p>java.util.regex.patter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37" table:style-name="ce2">
            <text:p>637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can the main thread die before the child thread</text:p>
          </table:table-cell>
          <table:table-cell office:value-type="string" table:style-name="ce2">
            <text:p>&lt;java&gt;&lt;multithreading&gt;</text:p>
          </table:table-cell>
          <table:table-cell office:value-type="float" office:value="9080" table:style-name="ce2">
            <text:p>9080</text:p>
          </table:table-cell>
          <table:table-cell office:value-type="float" office:value="0" table:style-name="ce2">
            <text:p>0</text:p>
          </table:table-cell>
          <table:table-cell office:value-type="date" office:date-value="2012-01-09T05:36:40" table:style-name="ce3">
            <text:p>09/01/2012 05:36</text:p>
          </table:table-cell>
          <table:table-cell office:value-type="date" office:date-value="2012-01-09T05:43:23" table:style-name="ce3">
            <text:p>09/01/2012 05:43</text:p>
          </table:table-cell>
          <table:table-cell office:value-type="string" table:style-name="ce2">
            <text:p>java.lang.thread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38" table:style-name="ce2">
            <text:p>638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Is there any way to know the caller class name?</text:p>
          </table:table-cell>
          <table:table-cell office:value-type="string" table:style-name="ce2">
            <text:p>&lt;java&gt;</text:p>
          </table:table-cell>
          <table:table-cell office:value-type="float" office:value="3968" table:style-name="ce2">
            <text:p>3968</text:p>
          </table:table-cell>
          <table:table-cell office:value-type="float" office:value="1" table:style-name="ce2">
            <text:p>1</text:p>
          </table:table-cell>
          <table:table-cell office:value-type="date" office:date-value="2011-12-01T11:41:40" table:style-name="ce3">
            <text:p>01/12/2011 11:41</text:p>
          </table:table-cell>
          <table:table-cell office:value-type="date" office:date-value="2011-12-01T11:44:05" table:style-name="ce3">
            <text:p>01/12/2011 11:44</text:p>
          </table:table-cell>
          <table:table-cell office:value-type="string" table:style-name="ce2">
            <text:p>java.lang.thread</text:p>
          </table:table-cell>
          <table:table-cell office:value-type="string" table:style-name="ce2">
            <text:p>java.lang.stacktraceelement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639" table:style-name="ce2">
            <text:p>639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Annotation Processor - How to get the Class it is processing</text:p>
          </table:table-cell>
          <table:table-cell office:value-type="string" table:style-name="ce2">
            <text:p>&lt;java&gt;&lt;annotations&gt;&lt;annotation-processing&gt;&lt;java-compiler-api&gt;</text:p>
          </table:table-cell>
          <table:table-cell office:value-type="float" office:value="1833" table:style-name="ce2">
            <text:p>1833</text:p>
          </table:table-cell>
          <table:table-cell office:value-type="float" office:value="1" table:style-name="ce2">
            <text:p>1</text:p>
          </table:table-cell>
          <table:table-cell office:value-type="date" office:date-value="2013-08-03T15:56:41" table:style-name="ce3">
            <text:p>03/08/2013 15:56</text:p>
          </table:table-cell>
          <table:table-cell office:value-type="date" office:date-value="2013-08-13T17:04:47" table:style-name="ce3">
            <text:p>13/08/2013 17:04</text:p>
          </table:table-cell>
          <table:table-cell office:value-type="string" table:style-name="ce2">
            <text:p>javax.lang.model.element.elementvisitor</text:p>
          </table:table-cell>
          <table:table-cell office:value-type="string" table:style-name="ce2">
            <text:p>javax.lang.model.util.elementkindvisitor6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640" table:style-name="ce2">
            <text:p>640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Difference from JFrame and JPanel object int Java Swing?</text:p>
          </table:table-cell>
          <table:table-cell office:value-type="string" table:style-name="ce2">
            <text:p>&lt;java&gt;&lt;swing&gt;</text:p>
          </table:table-cell>
          <table:table-cell office:value-type="float" office:value="169" table:style-name="ce2">
            <text:p>169</text:p>
          </table:table-cell>
          <table:table-cell office:value-type="float" office:value="0" table:style-name="ce2">
            <text:p>0</text:p>
          </table:table-cell>
          <table:table-cell office:value-type="date" office:date-value="2013-09-26T12:36:49" table:style-name="ce3">
            <text:p>26/09/2013 12:36</text:p>
          </table:table-cell>
          <table:table-cell office:value-type="date" office:date-value="2013-09-26T12:42:57" table:style-name="ce3">
            <text:p>26/09/2013 12:42</text:p>
          </table:table-cell>
          <table:table-cell office:value-type="string" table:style-name="ce2">
            <text:p>javax.swing.jframe</text:p>
          </table:table-cell>
          <table:table-cell office:value-type="string" table:style-name="ce2">
            <text:p>javax.swing.jpanel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641" table:style-name="ce2">
            <text:p>64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ile only partially uploaded to server</text:p>
          </table:table-cell>
          <table:table-cell office:value-type="string" table:style-name="ce2">
            <text:p>&lt;java&gt;&lt;spring&gt;&lt;tomcat&gt;&lt;file-upload&gt;</text:p>
          </table:table-cell>
          <table:table-cell office:value-type="float" office:value="325" table:style-name="ce2">
            <text:p>325</text:p>
          </table:table-cell>
          <table:table-cell office:value-type="float" office:value="1" table:style-name="ce2">
            <text:p>1</text:p>
          </table:table-cell>
          <table:table-cell office:value-type="date" office:date-value="2012-02-25T17:22:29" table:style-name="ce3">
            <text:p>25/02/2012 17:22</text:p>
          </table:table-cell>
          <table:table-cell office:value-type="date" office:date-value="2012-02-25T18:43:40" table:style-name="ce3">
            <text:p>25/02/2012 18:43</text:p>
          </table:table-cell>
          <table:table-cell office:value-type="string" table:style-name="ce2">
            <text:p>java.io.inputstrea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42" table:style-name="ce2">
            <text:p>642</text:p>
          </table:table-cell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Passing variables between threads in Java</text:p>
          </table:table-cell>
          <table:table-cell office:value-type="string" table:style-name="ce2">
            <text:p>&lt;java&gt;&lt;synchronization&gt;</text:p>
          </table:table-cell>
          <table:table-cell office:value-type="float" office:value="2989" table:style-name="ce2">
            <text:p>2989</text:p>
          </table:table-cell>
          <table:table-cell office:value-type="float" office:value="1" table:style-name="ce2">
            <text:p>1</text:p>
          </table:table-cell>
          <table:table-cell office:value-type="date" office:date-value="2012-03-09T22:14:30" table:style-name="ce3">
            <text:p>09/03/2012 22:14</text:p>
          </table:table-cell>
          <table:table-cell office:value-type="date" office:date-value="2012-03-09T22:19:38" table:style-name="ce3">
            <text:p>09/03/2012 22:19</text:p>
          </table:table-cell>
          <table:table-cell office:value-type="string" table:style-name="ce2">
            <text:p>java.util.concurrent.linkedblockingqueue</text:p>
          </table:table-cell>
          <table:table-cell office:value-type="string" table:style-name="ce2">
            <text:p>java.util.concurrent.exchanger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643" table:style-name="ce2">
            <text:p>64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xception in thread main" java.lang.NoSuchMethodError "</text:p>
          </table:table-cell>
          <table:table-cell office:value-type="string" table:style-name="ce2">
            <text:p>&lt;java&gt;&lt;xml&gt;&lt;nosuchmethoderror&gt;</text:p>
          </table:table-cell>
          <table:table-cell office:value-type="float" office:value="1351" table:style-name="ce2">
            <text:p>1351</text:p>
          </table:table-cell>
          <table:table-cell office:value-type="float" office:value="1" table:style-name="ce2">
            <text:p>1</text:p>
          </table:table-cell>
          <table:table-cell office:value-type="date" office:date-value="2012-10-07T09:02:21" table:style-name="ce3">
            <text:p>07/10/2012 09:02</text:p>
          </table:table-cell>
          <table:table-cell office:value-type="date" office:date-value="2012-10-07T09:07:09" table:style-name="ce3">
            <text:p>07/10/2012 09:07</text:p>
          </table:table-cell>
          <table:table-cell office:value-type="string" table:style-name="ce2">
            <text:p>java.util.regex.patter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44" table:style-name="ce2">
            <text:p>64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share data between applets in the same web page?</text:p>
          </table:table-cell>
          <table:table-cell office:value-type="string" table:style-name="ce2">
            <text:p>&lt;java&gt;&lt;applet&gt;</text:p>
          </table:table-cell>
          <table:table-cell office:value-type="float" office:value="543" table:style-name="ce2">
            <text:p>543</text:p>
          </table:table-cell>
          <table:table-cell office:value-type="float" office:value="0" table:style-name="ce2">
            <text:p>0</text:p>
          </table:table-cell>
          <table:table-cell office:value-type="date" office:date-value="2012-07-05T09:41:24" table:style-name="ce3">
            <text:p>05/07/2012 09:41</text:p>
          </table:table-cell>
          <table:table-cell office:value-type="date" office:date-value="2012-07-05T11:41:25" table:style-name="ce3">
            <text:p>05/07/2012 11:41</text:p>
          </table:table-cell>
          <table:table-cell office:value-type="string" table:style-name="ce2">
            <text:p>java.applet.appletcontex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45" table:style-name="ce2">
            <text:p>645</text:p>
          </table:table-cell>
          <table:table-cell office:value-type="float" office:value="6" table:style-name="ce2">
            <text:p>6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java properties <text:s/>getting file path</text:p>
          </table:table-cell>
          <table:table-cell office:value-type="string" table:style-name="ce2">
            <text:p>&lt;java&gt;&lt;properties&gt;&lt;filepath&gt;</text:p>
          </table:table-cell>
          <table:table-cell office:value-type="float" office:value="15141" table:style-name="ce2">
            <text:p>15141</text:p>
          </table:table-cell>
          <table:table-cell office:value-type="float" office:value="1" table:style-name="ce2">
            <text:p>1</text:p>
          </table:table-cell>
          <table:table-cell office:value-type="date" office:date-value="2012-02-21T02:23:26" table:style-name="ce3">
            <text:p>21/02/2012 02:23</text:p>
          </table:table-cell>
          <table:table-cell office:value-type="date" office:date-value="2012-02-21T02:28:06" table:style-name="ce3">
            <text:p>21/02/2012 02:28</text:p>
          </table:table-cell>
          <table:table-cell office:value-type="string" table:style-name="ce2">
            <text:p>java.util.propertie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46" table:style-name="ce2">
            <text:p>646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Java AWT Threads</text:p>
          </table:table-cell>
          <table:table-cell office:value-type="string" table:style-name="ce2">
            <text:p>&lt;java&gt;&lt;multithreading&gt;&lt;swing&gt;&lt;awt&gt;&lt;jlist&gt;</text:p>
          </table:table-cell>
          <table:table-cell office:value-type="float" office:value="2943" table:style-name="ce2">
            <text:p>2943</text:p>
          </table:table-cell>
          <table:table-cell office:value-type="float" office:value="0" table:style-name="ce2">
            <text:p>0</text:p>
          </table:table-cell>
          <table:table-cell office:value-type="date" office:date-value="2012-07-20T04:04:14" table:style-name="ce3">
            <text:p>20/07/2012 04:04</text:p>
          </table:table-cell>
          <table:table-cell office:value-type="date" office:date-value="2012-07-20T04:31:39" table:style-name="ce3">
            <text:p>20/07/2012 04:31</text:p>
          </table:table-cell>
          <table:table-cell office:value-type="string" table:style-name="ce2">
            <text:p>javax.swing.swingwork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47" table:style-name="ce2">
            <text:p>647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In Java is there any way to get the AWT Component object by specifying x and y position?</text:p>
          </table:table-cell>
          <table:table-cell office:value-type="string" table:style-name="ce2">
            <text:p>&lt;java&gt;&lt;awt&gt;</text:p>
          </table:table-cell>
          <table:table-cell office:value-type="float" office:value="136" table:style-name="ce2">
            <text:p>136</text:p>
          </table:table-cell>
          <table:table-cell office:value-type="float" office:value="0" table:style-name="ce2">
            <text:p>0</text:p>
          </table:table-cell>
          <table:table-cell office:value-type="date" office:date-value="2012-12-28T15:25:12" table:style-name="ce3">
            <text:p>28/12/2012 15:25</text:p>
          </table:table-cell>
          <table:table-cell office:value-type="date" office:date-value="2012-12-28T15:33:56" table:style-name="ce3">
            <text:p>28/12/2012 15:33</text:p>
          </table:table-cell>
          <table:table-cell office:value-type="string" table:style-name="ce2">
            <text:p>java.awt.compone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48" table:style-name="ce2">
            <text:p>648</text:p>
          </table:table-cell>
          <table:table-cell office:value-type="float" office:value="7" table:style-name="ce2">
            <text:p>7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java: convert binary string to int</text:p>
          </table:table-cell>
          <table:table-cell office:value-type="string" table:style-name="ce2">
            <text:p>&lt;java&gt;&lt;casting&gt;&lt;binary&gt;</text:p>
          </table:table-cell>
          <table:table-cell office:value-type="float" office:value="19451" table:style-name="ce2">
            <text:p>19451</text:p>
          </table:table-cell>
          <table:table-cell office:value-type="float" office:value="0" table:style-name="ce2">
            <text:p>0</text:p>
          </table:table-cell>
          <table:table-cell office:value-type="date" office:date-value="2013-02-14T20:25:50" table:style-name="ce3">
            <text:p>14/02/2013 20:25</text:p>
          </table:table-cell>
          <table:table-cell office:value-type="date" office:date-value="2013-02-14T20:37:15" table:style-name="ce3">
            <text:p>14/02/2013 20:37</text:p>
          </table:table-cell>
          <table:table-cell office:value-type="string" table:style-name="ce2">
            <text:p>java.lang.integ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49" table:style-name="ce2">
            <text:p>64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ethod to construct instances from strings and return them with their type?</text:p>
          </table:table-cell>
          <table:table-cell office:value-type="string" table:style-name="ce2">
            <text:p>&lt;java&gt;</text:p>
          </table:table-cell>
          <table:table-cell office:value-type="float" office:value="51" table:style-name="ce2">
            <text:p>51</text:p>
          </table:table-cell>
          <table:table-cell office:value-type="float" office:value="0" table:style-name="ce2">
            <text:p>0</text:p>
          </table:table-cell>
          <table:table-cell office:value-type="date" office:date-value="2013-01-12T22:11:04" table:style-name="ce3">
            <text:p>12/01/2013 22:11</text:p>
          </table:table-cell>
          <table:table-cell office:value-type="date" office:date-value="2013-01-12T22:34:13" table:style-name="ce3">
            <text:p>12/01/2013 22:34</text:p>
          </table:table-cell>
          <table:table-cell office:value-type="string" table:style-name="ce2">
            <text:p>java.lang.cla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50" table:style-name="ce2">
            <text:p>65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rying to execute a Java jar with Runtime.getRuntime().exec()</text:p>
          </table:table-cell>
          <table:table-cell office:value-type="string" table:style-name="ce2">
            <text:p>&lt;java&gt;&lt;process&gt;&lt;runtime.exec&gt;</text:p>
          </table:table-cell>
          <table:table-cell office:value-type="float" office:value="5910" table:style-name="ce2">
            <text:p>5910</text:p>
          </table:table-cell>
          <table:table-cell office:value-type="float" office:value="0" table:style-name="ce2">
            <text:p>0</text:p>
          </table:table-cell>
          <table:table-cell office:value-type="date" office:date-value="2013-04-30T14:26:52" table:style-name="ce3">
            <text:p>30/04/2013 14:26</text:p>
          </table:table-cell>
          <table:table-cell office:value-type="date" office:date-value="2013-04-30T15:18:51" table:style-name="ce3">
            <text:p>30/04/2013 15:18</text:p>
          </table:table-cell>
          <table:table-cell office:value-type="string" table:style-name="ce2">
            <text:p>java.lang.proce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51" table:style-name="ce2">
            <text:p>65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Not sure how to create a menu which uses methods from my other classes</text:p>
          </table:table-cell>
          <table:table-cell office:value-type="string" table:style-name="ce2">
            <text:p>&lt;java&gt;&lt;oop&gt;&lt;methods&gt;&lt;menu&gt;</text:p>
          </table:table-cell>
          <table:table-cell office:value-type="float" office:value="1965" table:style-name="ce2">
            <text:p>1965</text:p>
          </table:table-cell>
          <table:table-cell office:value-type="float" office:value="0" table:style-name="ce2">
            <text:p>0</text:p>
          </table:table-cell>
          <table:table-cell office:value-type="date" office:date-value="2013-05-19T04:25:39" table:style-name="ce3">
            <text:p>19/05/2013 04:25</text:p>
          </table:table-cell>
          <table:table-cell office:value-type="date" office:date-value="2013-05-19T05:28:37" table:style-name="ce3">
            <text:p>19/05/2013 05:28</text:p>
          </table:table-cell>
          <table:table-cell office:value-type="string" table:style-name="ce2">
            <text:p>javax.swing.jmenu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52" table:style-name="ce2">
            <text:p>65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What's the difference between Synchronized and Lock in my example?</text:p>
          </table:table-cell>
          <table:table-cell office:value-type="string" table:style-name="ce2">
            <text:p>&lt;java&gt;&lt;multithreading&gt;&lt;synchronization&gt;&lt;locking&gt;</text:p>
          </table:table-cell>
          <table:table-cell office:value-type="float" office:value="2510" table:style-name="ce2">
            <text:p>2510</text:p>
          </table:table-cell>
          <table:table-cell office:value-type="float" office:value="4" table:style-name="ce2">
            <text:p>4</text:p>
          </table:table-cell>
          <table:table-cell office:value-type="date" office:date-value="2013-11-22T15:40:40" table:style-name="ce3">
            <text:p>22/11/2013 15:40</text:p>
          </table:table-cell>
          <table:table-cell office:value-type="date" office:date-value="2013-11-22T15:55:37" table:style-name="ce3">
            <text:p>22/11/2013 15:55</text:p>
          </table:table-cell>
          <table:table-cell office:value-type="string" table:style-name="ce2">
            <text:p>java.util.concurrent.locks.lock</text:p>
          </table:table-cell>
          <table:table-cell office:value-type="string" table:style-name="ce2">
            <text:p>java.util.concurrent.locks.reentrantlock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653" table:style-name="ce2">
            <text:p>65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Why the method PrintWriter.print(string) doesn't stream text into the output file and waits to be closed before writing down the text?</text:p>
          </table:table-cell>
          <table:table-cell office:value-type="string" table:style-name="ce2">
            <text:p>&lt;java&gt;&lt;output&gt;&lt;printwriter&gt;</text:p>
          </table:table-cell>
          <table:table-cell office:value-type="float" office:value="626" table:style-name="ce2">
            <text:p>626</text:p>
          </table:table-cell>
          <table:table-cell office:value-type="float" office:value="0" table:style-name="ce2">
            <text:p>0</text:p>
          </table:table-cell>
          <table:table-cell office:value-type="date" office:date-value="2014-09-01T01:31:11" table:style-name="ce3">
            <text:p>01/09/2014 01:31</text:p>
          </table:table-cell>
          <table:table-cell office:value-type="date" office:date-value="2014-09-01T01:48:34" table:style-name="ce3">
            <text:p>01/09/2014 01:48</text:p>
          </table:table-cell>
          <table:table-cell office:value-type="string" table:style-name="ce2">
            <text:p>java.io.fileoutputstream</text:p>
          </table:table-cell>
          <table:table-cell office:value-type="string" table:style-name="ce2">
            <text:p>java.io.printwriter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654" table:style-name="ce2">
            <text:p>654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JavaFX Chart axis label formatting</text:p>
          </table:table-cell>
          <table:table-cell office:value-type="string" table:style-name="ce2">
            <text:p>&lt;java&gt;&lt;charts&gt;&lt;javafx&gt;&lt;label&gt;&lt;linechart&gt;</text:p>
          </table:table-cell>
          <table:table-cell office:value-type="float" office:value="1289" table:style-name="ce2">
            <text:p>1289</text:p>
          </table:table-cell>
          <table:table-cell office:value-type="float" office:value="0" table:style-name="ce2">
            <text:p>0</text:p>
          </table:table-cell>
          <table:table-cell office:value-type="date" office:date-value="2015-09-23T12:45:32" table:style-name="ce3">
            <text:p>23/09/2015 12:45</text:p>
          </table:table-cell>
          <table:table-cell office:value-type="date" office:date-value="2015-09-23T13:37:08" table:style-name="ce3">
            <text:p>23/09/2015 13:37</text:p>
          </table:table-cell>
          <table:table-cell office:value-type="string" table:style-name="ce2">
            <text:p>java.net.inetaddre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55" table:style-name="ce2">
            <text:p>655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Incompatibility between javax.security.cert.X509Certificate and java.security.cert.X509Certificate</text:p>
          </table:table-cell>
          <table:table-cell office:value-type="string" table:style-name="ce2">
            <text:p>&lt;java&gt;&lt;ssl&gt;&lt;x509certificate&gt;&lt;certificate-revocation&gt;</text:p>
          </table:table-cell>
          <table:table-cell office:value-type="float" office:value="1233" table:style-name="ce2">
            <text:p>1233</text:p>
          </table:table-cell>
          <table:table-cell office:value-type="float" office:value="2" table:style-name="ce2">
            <text:p>2</text:p>
          </table:table-cell>
          <table:table-cell office:value-type="date" office:date-value="2014-07-06T21:22:07" table:style-name="ce3">
            <text:p>06/07/2014 21:22</text:p>
          </table:table-cell>
          <table:table-cell office:value-type="date" office:date-value="2014-07-06T21:48:52" table:style-name="ce3">
            <text:p>06/07/2014 21:48</text:p>
          </table:table-cell>
          <table:table-cell office:value-type="string" table:style-name="ce2">
            <text:p>javax.net.ssl.sslsess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56" table:style-name="ce2">
            <text:p>656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Does MATLAB java.util have non-hash map/set?</text:p>
          </table:table-cell>
          <table:table-cell office:value-type="string" table:style-name="ce2">
            <text:p>&lt;java&gt;&lt;matlab&gt;</text:p>
          </table:table-cell>
          <table:table-cell office:value-type="float" office:value="27" table:style-name="ce2">
            <text:p>27</text:p>
          </table:table-cell>
          <table:table-cell office:value-type="float" office:value="0" table:style-name="ce2">
            <text:p>0</text:p>
          </table:table-cell>
          <table:table-cell office:value-type="date" office:date-value="2016-04-21T21:31:18" table:style-name="ce3">
            <text:p>21/04/2016 21:31</text:p>
          </table:table-cell>
          <table:table-cell office:value-type="date" office:date-value="2016-04-21T22:46:30" table:style-name="ce3">
            <text:p>21/04/2016 22:46</text:p>
          </table:table-cell>
          <table:table-cell office:value-type="string" table:style-name="ce2">
            <text:p>java.util.treese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57" table:style-name="ce2">
            <text:p>657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to undo an added element to an ArrayList</text:p>
          </table:table-cell>
          <table:table-cell office:value-type="string" table:style-name="ce2">
            <text:p>&lt;java&gt;&lt;android&gt;&lt;arraylist&gt;</text:p>
          </table:table-cell>
          <table:table-cell office:value-type="float" office:value="57" table:style-name="ce2">
            <text:p>57</text:p>
          </table:table-cell>
          <table:table-cell office:value-type="float" office:value="0" table:style-name="ce2">
            <text:p>0</text:p>
          </table:table-cell>
          <table:table-cell office:value-type="date" office:date-value="2016-02-01T20:38:58" table:style-name="ce3">
            <text:p>01/02/2016 20:38</text:p>
          </table:table-cell>
          <table:table-cell office:value-type="date" office:date-value="2016-02-01T20:41:57" table:style-name="ce3">
            <text:p>01/02/2016 20:41</text:p>
          </table:table-cell>
          <table:table-cell office:value-type="string" table:style-name="ce2">
            <text:p>java.util.arrayli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58" table:style-name="ce2">
            <text:p>658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lign TextView Text Vertically Programatically (No XML)</text:p>
          </table:table-cell>
          <table:table-cell office:value-type="string" table:style-name="ce2">
            <text:p>&lt;java&gt;&lt;android&gt;</text:p>
          </table:table-cell>
          <table:table-cell office:value-type="float" office:value="34" table:style-name="ce2">
            <text:p>34</text:p>
          </table:table-cell>
          <table:table-cell office:value-type="float" office:value="1" table:style-name="ce2">
            <text:p>1</text:p>
          </table:table-cell>
          <table:table-cell office:value-type="date" office:date-value="2015-12-08T23:28:23" table:style-name="ce3">
            <text:p>08/12/2015 23:28</text:p>
          </table:table-cell>
          <table:table-cell office:value-type="date" office:date-value="2015-12-09T03:11:50" table:style-name="ce3">
            <text:p>09/12/2015 03:11</text:p>
          </table:table-cell>
          <table:table-cell office:value-type="string" table:style-name="ce2">
            <text:p>java.lang.string</text:p>
          </table:table-cell>
          <table:table-cell office:value-type="string" table:style-name="ce2">
            <text:p>java.util.formatter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659" table:style-name="ce2">
            <text:p>659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rror: Module not specified. IntelliJ IDEA Ultimate</text:p>
          </table:table-cell>
          <table:table-cell office:value-type="string" table:style-name="ce2">
            <text:p>&lt;java&gt;&lt;intellij-idea&gt;&lt;settings&gt;</text:p>
          </table:table-cell>
          <table:table-cell office:value-type="float" office:value="159" table:style-name="ce2">
            <text:p>159</text:p>
          </table:table-cell>
          <table:table-cell office:value-type="float" office:value="0" table:style-name="ce2">
            <text:p>0</text:p>
          </table:table-cell>
          <table:table-cell office:value-type="date" office:date-value="2016-06-24T16:57:36" table:style-name="ce3">
            <text:p>24/06/2016 16:57</text:p>
          </table:table-cell>
          <table:table-cell office:value-type="date" office:date-value="2016-06-24T17:46:39" table:style-name="ce3">
            <text:p>24/06/2016 17:46</text:p>
          </table:table-cell>
          <table:table-cell office:value-type="string" table:style-name="ce2">
            <text:p>java.lang.classnotfoundexception</text:p>
          </table:table-cell>
          <table:table-cell office:value-type="string" table:style-name="ce2">
            <text:p>java.lang.class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660" table:style-name="ce2">
            <text:p>660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ava: Build logical expressions and then validate them</text:p>
          </table:table-cell>
          <table:table-cell office:value-type="string" table:style-name="ce2">
            <text:p>&lt;java&gt;&lt;boolean&gt;</text:p>
          </table:table-cell>
          <table:table-cell office:value-type="float" office:value="62" table:style-name="ce2">
            <text:p>62</text:p>
          </table:table-cell>
          <table:table-cell office:value-type="float" office:value="0" table:style-name="ce2">
            <text:p>0</text:p>
          </table:table-cell>
          <table:table-cell office:value-type="date" office:date-value="2016-06-30T18:06:25" table:style-name="ce3">
            <text:p>30/06/2016 18:06</text:p>
          </table:table-cell>
          <table:table-cell office:value-type="date" office:date-value="2016-06-30T18:24:41" table:style-name="ce3">
            <text:p>30/06/2016 18:24</text:p>
          </table:table-cell>
          <table:table-cell office:value-type="string" table:style-name="ce2">
            <text:p>javax.script.scriptengine</text:p>
          </table:table-cell>
          <table:table-cell office:value-type="string" table:style-name="ce2">
            <text:p>javax.script.scriptenginemanager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661" table:style-name="ce2">
            <text:p>661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Java - does reallocating a List using subList hold a reference to previously allocated memory?</text:p>
          </table:table-cell>
          <table:table-cell office:value-type="string" table:style-name="ce2">
            <text:p>&lt;java&gt;</text:p>
          </table:table-cell>
          <table:table-cell office:value-type="float" office:value="83" table:style-name="ce2">
            <text:p>83</text:p>
          </table:table-cell>
          <table:table-cell office:value-type="float" office:value="0" table:style-name="ce2">
            <text:p>0</text:p>
          </table:table-cell>
          <table:table-cell office:value-type="date" office:date-value="2014-07-23T03:17:16" table:style-name="ce3">
            <text:p>23/07/2014 03:17</text:p>
          </table:table-cell>
          <table:table-cell office:value-type="date" office:date-value="2014-07-23T03:25:14" table:style-name="ce3">
            <text:p>23/07/2014 03:25</text:p>
          </table:table-cell>
          <table:table-cell office:value-type="string" table:style-name="ce2">
            <text:p>java.util.list</text:p>
          </table:table-cell>
          <table:table-cell office:value-type="string" table:style-name="ce2">
            <text:p>java.util.arraylist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662" table:style-name="ce2">
            <text:p>66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inting out ArrayList with toString</text:p>
          </table:table-cell>
          <table:table-cell office:value-type="string" table:style-name="ce2">
            <text:p>&lt;java&gt;&lt;string&gt;&lt;arraylist&gt;&lt;tostring&gt;</text:p>
          </table:table-cell>
          <table:table-cell office:value-type="float" office:value="387" table:style-name="ce2">
            <text:p>387</text:p>
          </table:table-cell>
          <table:table-cell office:value-type="float" office:value="0" table:style-name="ce2">
            <text:p>0</text:p>
          </table:table-cell>
          <table:table-cell office:value-type="date" office:date-value="2015-04-05T20:47:25" table:style-name="ce3">
            <text:p>05/04/2015 20:47</text:p>
          </table:table-cell>
          <table:table-cell office:value-type="date" office:date-value="2015-04-05T20:52:59" table:style-name="ce3">
            <text:p>05/04/2015 20:52</text:p>
          </table:table-cell>
          <table:table-cell office:value-type="string" table:style-name="ce2">
            <text:p>java.util.abstractcollection</text:p>
          </table:table-cell>
          <table:table-cell office:value-type="string" table:style-name="ce2">
            <text:p>java.lang.string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663" table:style-name="ce2">
            <text:p>66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FX UI blocked while another Thread is running</text:p>
          </table:table-cell>
          <table:table-cell office:value-type="string" table:style-name="ce2">
            <text:p>&lt;java&gt;&lt;multithreading&gt;&lt;concurrency&gt;&lt;javafx&gt;</text:p>
          </table:table-cell>
          <table:table-cell office:value-type="float" office:value="307" table:style-name="ce2">
            <text:p>307</text:p>
          </table:table-cell>
          <table:table-cell office:value-type="float" office:value="0" table:style-name="ce2">
            <text:p>0</text:p>
          </table:table-cell>
          <table:table-cell office:value-type="date" office:date-value="2015-04-24T09:53:32" table:style-name="ce3">
            <text:p>24/04/2015 09:53</text:p>
          </table:table-cell>
          <table:table-cell office:value-type="date" office:date-value="2015-04-24T10:20:12" table:style-name="ce3">
            <text:p>24/04/2015 10:20</text:p>
          </table:table-cell>
          <table:table-cell office:value-type="string" table:style-name="ce2">
            <text:p>java.lang.thread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64" table:style-name="ce2">
            <text:p>664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Java: how can I load .properties from resources folder?</text:p>
          </table:table-cell>
          <table:table-cell office:value-type="string" table:style-name="ce2">
            <text:p>&lt;java&gt;&lt;maven&gt;</text:p>
          </table:table-cell>
          <table:table-cell office:value-type="float" office:value="542" table:style-name="ce2">
            <text:p>542</text:p>
          </table:table-cell>
          <table:table-cell office:value-type="float" office:value="0" table:style-name="ce2">
            <text:p>0</text:p>
          </table:table-cell>
          <table:table-cell office:value-type="date" office:date-value="2015-08-08T02:39:09" table:style-name="ce3">
            <text:p>08/08/2015 02:39</text:p>
          </table:table-cell>
          <table:table-cell office:value-type="date" office:date-value="2015-08-08T03:12:14" table:style-name="ce3">
            <text:p>08/08/2015 03:12</text:p>
          </table:table-cell>
          <table:table-cell office:value-type="string" table:style-name="ce2">
            <text:p>java.lang.classloader</text:p>
          </table:table-cell>
          <table:table-cell office:value-type="string" table:style-name="ce2">
            <text:p>java.lang.class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665" table:style-name="ce2">
            <text:p>66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ava DOM getElementByID</text:p>
          </table:table-cell>
          <table:table-cell office:value-type="string" table:style-name="ce2">
            <text:p>&lt;java&gt;&lt;xml&gt;&lt;dom&gt;&lt;xml-parsing&gt;&lt;domparser&gt;</text:p>
          </table:table-cell>
          <table:table-cell office:value-type="float" office:value="13837" table:style-name="ce2">
            <text:p>13837</text:p>
          </table:table-cell>
          <table:table-cell office:value-type="float" office:value="2" table:style-name="ce2">
            <text:p>2</text:p>
          </table:table-cell>
          <table:table-cell office:value-type="date" office:date-value="2012-04-18T10:44:30" table:style-name="ce3">
            <text:p>18/04/2012 10:44</text:p>
          </table:table-cell>
          <table:table-cell office:value-type="date" office:date-value="2013-08-08T11:58:09" table:style-name="ce3">
            <text:p>08/08/2013 11:58</text:p>
          </table:table-cell>
          <table:table-cell office:value-type="string" table:style-name="ce2">
            <text:p>org.w3c.dom.document</text:p>
          </table:table-cell>
          <table:table-cell office:value-type="string" table:style-name="ce2">
            <text:p>org.w3c.dom.attr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666" table:style-name="ce2">
            <text:p>666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java.net.InetSocketAddress and java.net.SocketAddress Support IPv6?</text:p>
          </table:table-cell>
          <table:table-cell office:value-type="string" table:style-name="ce2">
            <text:p>&lt;java&gt;&lt;ipv6&gt;&lt;ipv4&gt;</text:p>
          </table:table-cell>
          <table:table-cell office:value-type="float" office:value="1282" table:style-name="ce2">
            <text:p>1282</text:p>
          </table:table-cell>
          <table:table-cell office:value-type="float" office:value="1" table:style-name="ce2">
            <text:p>1</text:p>
          </table:table-cell>
          <table:table-cell office:value-type="date" office:date-value="2013-01-15T03:12:43" table:style-name="ce3">
            <text:p>15/01/2013 03:12</text:p>
          </table:table-cell>
          <table:table-cell office:value-type="date" office:date-value="2013-11-06T15:36:25" table:style-name="ce3">
            <text:p>06/11/2013 15:36</text:p>
          </table:table-cell>
          <table:table-cell office:value-type="string" table:style-name="ce2">
            <text:p>java.net.inet4address</text:p>
          </table:table-cell>
          <table:table-cell office:value-type="string" table:style-name="ce2">
            <text:p>java.net.inet6address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667" table:style-name="ce2">
            <text:p>667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ow can I create documentation with links of java.util (original documentation)</text:p>
          </table:table-cell>
          <table:table-cell office:value-type="string" table:style-name="ce2">
            <text:p>&lt;java&gt;&lt;arraylist&gt;&lt;collections&gt;&lt;documentation&gt;</text:p>
          </table:table-cell>
          <table:table-cell office:value-type="float" office:value="26" table:style-name="ce2">
            <text:p>26</text:p>
          </table:table-cell>
          <table:table-cell office:value-type="float" office:value="0" table:style-name="ce2">
            <text:p>0</text:p>
          </table:table-cell>
          <table:table-cell office:value-type="date" office:date-value="2016-07-28T22:37:35" table:style-name="ce3">
            <text:p>28/07/2016 22:37</text:p>
          </table:table-cell>
          <table:table-cell office:value-type="date" office:date-value="2016-07-28T23:19:18" table:style-name="ce3">
            <text:p>28/07/2016 23:19</text:p>
          </table:table-cell>
          <table:table-cell office:value-type="string" table:style-name="ce2">
            <text:p>java.util.arraylist</text:p>
          </table:table-cell>
          <table:table-cell office:value-type="string" table:style-name="ce2">
            <text:p>java.util.collection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668" table:style-name="ce2">
            <text:p>668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ava to c#: hashmap <text:s/>map and queue</text:p>
          </table:table-cell>
          <table:table-cell office:value-type="string" table:style-name="ce2">
            <text:p>&lt;c#&gt;&lt;java&gt;&lt;.net&gt;&lt;generics&gt;&lt;porting&gt;</text:p>
          </table:table-cell>
          <table:table-cell office:value-type="float" office:value="2229" table:style-name="ce2">
            <text:p>2229</text:p>
          </table:table-cell>
          <table:table-cell office:value-type="float" office:value="0" table:style-name="ce2">
            <text:p>0</text:p>
          </table:table-cell>
          <table:table-cell office:value-type="date" office:date-value="2011-12-25T12:53:27" table:style-name="ce3">
            <text:p>25/12/2011 12:53</text:p>
          </table:table-cell>
          <table:table-cell office:value-type="date" office:date-value="2011-12-25T15:26:50" table:style-name="ce3">
            <text:p>25/12/2011 15:26</text:p>
          </table:table-cell>
          <table:table-cell office:value-type="string" table:style-name="ce2">
            <text:p>java.util.queue</text:p>
          </table:table-cell>
          <table:table-cell office:value-type="string" table:style-name="ce2">
            <text:p>java.util.linkedlist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669" table:style-name="ce2">
            <text:p>66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executorsevice is closing even its threads are running</text:p>
          </table:table-cell>
          <table:table-cell office:value-type="string" table:style-name="ce2">
            <text:p>&lt;java&gt;&lt;jdbc&gt;</text:p>
          </table:table-cell>
          <table:table-cell office:value-type="float" office:value="71" table:style-name="ce2">
            <text:p>71</text:p>
          </table:table-cell>
          <table:table-cell office:value-type="float" office:value="0" table:style-name="ce2">
            <text:p>0</text:p>
          </table:table-cell>
          <table:table-cell office:value-type="date" office:date-value="2016-02-12T10:27:32" table:style-name="ce3">
            <text:p>12/02/2016 10:27</text:p>
          </table:table-cell>
          <table:table-cell office:value-type="date" office:date-value="2016-02-12T12:27:14" table:style-name="ce3">
            <text:p>12/02/2016 12:27</text:p>
          </table:table-cell>
          <table:table-cell office:value-type="string" table:style-name="ce2">
            <text:p>java.util.concurrent.executorservic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70" table:style-name="ce2">
            <text:p>67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ileReader combined with BufferedReader or FileInputStream</text:p>
          </table:table-cell>
          <table:table-cell office:value-type="string" table:style-name="ce2">
            <text:p>&lt;java&gt;&lt;file&gt;&lt;bufferedreader&gt;&lt;filereader&gt;&lt;fileinputstream&gt;</text:p>
          </table:table-cell>
          <table:table-cell office:value-type="float" office:value="77" table:style-name="ce2">
            <text:p>77</text:p>
          </table:table-cell>
          <table:table-cell office:value-type="float" office:value="1" table:style-name="ce2">
            <text:p>1</text:p>
          </table:table-cell>
          <table:table-cell office:value-type="date" office:date-value="2016-03-28T05:07:57" table:style-name="ce3">
            <text:p>28/03/2016 05:07</text:p>
          </table:table-cell>
          <table:table-cell office:value-type="date" office:date-value="2016-03-28T05:16:16" table:style-name="ce3">
            <text:p>28/03/2016 05:16</text:p>
          </table:table-cell>
          <table:table-cell office:value-type="string" table:style-name="ce2">
            <text:p>java.io.fileinputstream</text:p>
          </table:table-cell>
          <table:table-cell office:value-type="string" table:style-name="ce2">
            <text:p>java.io.bufferedreader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671" table:style-name="ce2">
            <text:p>671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Java Concurrency : Synchronized(this) =&gt; and this.wait() and this.notify()</text:p>
          </table:table-cell>
          <table:table-cell office:value-type="string" table:style-name="ce2">
            <text:p>&lt;java&gt;&lt;concurrency&gt;</text:p>
          </table:table-cell>
          <table:table-cell office:value-type="float" office:value="4338" table:style-name="ce2">
            <text:p>4338</text:p>
          </table:table-cell>
          <table:table-cell office:value-type="float" office:value="1" table:style-name="ce2">
            <text:p>1</text:p>
          </table:table-cell>
          <table:table-cell office:value-type="date" office:date-value="2010-05-19T04:18:59" table:style-name="ce3">
            <text:p>19/05/2010 04:18</text:p>
          </table:table-cell>
          <table:table-cell office:value-type="date" office:date-value="2010-05-19T04:26:22" table:style-name="ce3">
            <text:p>19/05/2010 04:26</text:p>
          </table:table-cell>
          <table:table-cell office:value-type="string" table:style-name="ce2">
            <text:p>java.lang.objec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72" table:style-name="ce2">
            <text:p>67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Garbage collection before OutOfMemoryError</text:p>
          </table:table-cell>
          <table:table-cell office:value-type="string" table:style-name="ce2">
            <text:p>&lt;java&gt;&lt;garbage-collection&gt;&lt;operating-system&gt;</text:p>
          </table:table-cell>
          <table:table-cell office:value-type="float" office:value="470" table:style-name="ce2">
            <text:p>470</text:p>
          </table:table-cell>
          <table:table-cell office:value-type="float" office:value="0" table:style-name="ce2">
            <text:p>0</text:p>
          </table:table-cell>
          <table:table-cell office:value-type="date" office:date-value="2011-12-13T10:24:13" table:style-name="ce3">
            <text:p>13/12/2011 10:24</text:p>
          </table:table-cell>
          <table:table-cell office:value-type="date" office:date-value="2011-12-13T10:28:37" table:style-name="ce3">
            <text:p>13/12/2011 10:28</text:p>
          </table:table-cell>
          <table:table-cell office:value-type="string" table:style-name="ce2">
            <text:p>java.lang.outofmemoryerro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73" table:style-name="ce2">
            <text:p>67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ava.util.log <text:s text:c="2"/>using 3 different logger instances/log files <text:s/>getting .1 .2 etc</text:p>
          </table:table-cell>
          <table:table-cell office:value-type="string" table:style-name="ce2">
            <text:p>&lt;java&gt;</text:p>
          </table:table-cell>
          <table:table-cell office:value-type="float" office:value="2040" table:style-name="ce2">
            <text:p>2040</text:p>
          </table:table-cell>
          <table:table-cell office:value-type="float" office:value="2" table:style-name="ce2">
            <text:p>2</text:p>
          </table:table-cell>
          <table:table-cell office:value-type="date" office:date-value="2012-01-19T03:07:47" table:style-name="ce3">
            <text:p>19/01/2012 03:07</text:p>
          </table:table-cell>
          <table:table-cell office:value-type="date" office:date-value="2012-01-19T12:50:58" table:style-name="ce3">
            <text:p>19/01/2012 12:50</text:p>
          </table:table-cell>
          <table:table-cell office:value-type="string" table:style-name="ce2">
            <text:p>java.util.logging.filehandl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74" table:style-name="ce2">
            <text:p>67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How to add a URL String in a JSON object</text:p>
          </table:table-cell>
          <table:table-cell office:value-type="string" table:style-name="ce2">
            <text:p>&lt;java&gt;&lt;json&gt;</text:p>
          </table:table-cell>
          <table:table-cell office:value-type="float" office:value="8974" table:style-name="ce2">
            <text:p>8974</text:p>
          </table:table-cell>
          <table:table-cell office:value-type="float" office:value="1" table:style-name="ce2">
            <text:p>1</text:p>
          </table:table-cell>
          <table:table-cell office:value-type="date" office:date-value="2012-01-20T12:52:43" table:style-name="ce3">
            <text:p>20/01/2012 12:52</text:p>
          </table:table-cell>
          <table:table-cell office:value-type="date" office:date-value="2012-01-20T13:10:56" table:style-name="ce3">
            <text:p>20/01/2012 13:10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75" table:style-name="ce2">
            <text:p>67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insert elements in the middle of LinkedList using a ListIterator</text:p>
          </table:table-cell>
          <table:table-cell office:value-type="string" table:style-name="ce2">
            <text:p>&lt;java&gt;&lt;iterator&gt;&lt;linked-list&gt;</text:p>
          </table:table-cell>
          <table:table-cell office:value-type="float" office:value="6766" table:style-name="ce2">
            <text:p>6766</text:p>
          </table:table-cell>
          <table:table-cell office:value-type="float" office:value="0" table:style-name="ce2">
            <text:p>0</text:p>
          </table:table-cell>
          <table:table-cell office:value-type="date" office:date-value="2012-01-26T18:20:30" table:style-name="ce3">
            <text:p>26/01/2012 18:20</text:p>
          </table:table-cell>
          <table:table-cell office:value-type="date" office:date-value="2012-01-26T18:43:25" table:style-name="ce3">
            <text:p>26/01/2012 18:43</text:p>
          </table:table-cell>
          <table:table-cell office:value-type="string" table:style-name="ce2">
            <text:p>java.util.linkedli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76" table:style-name="ce2">
            <text:p>67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make a threadedsocket connection in java?</text:p>
          </table:table-cell>
          <table:table-cell office:value-type="string" table:style-name="ce2">
            <text:p>&lt;java&gt;&lt;multithreading&gt;&lt;sockets&gt;</text:p>
          </table:table-cell>
          <table:table-cell office:value-type="float" office:value="152" table:style-name="ce2">
            <text:p>152</text:p>
          </table:table-cell>
          <table:table-cell office:value-type="float" office:value="0" table:style-name="ce2">
            <text:p>0</text:p>
          </table:table-cell>
          <table:table-cell office:value-type="date" office:date-value="2011-09-19T09:05:09" table:style-name="ce3">
            <text:p>19/09/2011 09:05</text:p>
          </table:table-cell>
          <table:table-cell office:value-type="date" office:date-value="2012-03-17T16:44:54" table:style-name="ce3">
            <text:p>17/03/2012 16:44</text:p>
          </table:table-cell>
          <table:table-cell office:value-type="string" table:style-name="ce2">
            <text:p>java.io.bufferedread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77" table:style-name="ce2">
            <text:p>677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BufferedWriter.newLine() is not working in Android</text:p>
          </table:table-cell>
          <table:table-cell office:value-type="string" table:style-name="ce2">
            <text:p>&lt;java&gt;&lt;android&gt;</text:p>
          </table:table-cell>
          <table:table-cell office:value-type="float" office:value="2093" table:style-name="ce2">
            <text:p>2093</text:p>
          </table:table-cell>
          <table:table-cell office:value-type="float" office:value="0" table:style-name="ce2">
            <text:p>0</text:p>
          </table:table-cell>
          <table:table-cell office:value-type="date" office:date-value="2013-07-18T13:11:40" table:style-name="ce3">
            <text:p>18/07/2013 13:11</text:p>
          </table:table-cell>
          <table:table-cell office:value-type="date" office:date-value="2013-07-18T13:25:59" table:style-name="ce3">
            <text:p>18/07/2013 13:25</text:p>
          </table:table-cell>
          <table:table-cell office:value-type="string" table:style-name="ce2">
            <text:p>java.io.bufferedwrit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78" table:style-name="ce2">
            <text:p>678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dapt JComboxBox maximumRowCount to JFrame or Screen Size</text:p>
          </table:table-cell>
          <table:table-cell office:value-type="string" table:style-name="ce2">
            <text:p>&lt;java&gt;&lt;swing&gt;&lt;jcombobox&gt;</text:p>
          </table:table-cell>
          <table:table-cell office:value-type="float" office:value="199" table:style-name="ce2">
            <text:p>199</text:p>
          </table:table-cell>
          <table:table-cell office:value-type="float" office:value="0" table:style-name="ce2">
            <text:p>0</text:p>
          </table:table-cell>
          <table:table-cell office:value-type="date" office:date-value="2011-11-17T14:45:45" table:style-name="ce3">
            <text:p>17/11/2011 14:45</text:p>
          </table:table-cell>
          <table:table-cell office:value-type="date" office:date-value="2011-11-30T15:08:57" table:style-name="ce3">
            <text:p>30/11/2011 15:08</text:p>
          </table:table-cell>
          <table:table-cell office:value-type="string" table:style-name="ce2">
            <text:p>java.awt.toolki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79" table:style-name="ce2">
            <text:p>679</text:p>
          </table:table-cell>
          <table:table-cell office:value-type="float" office:value="19" table:style-name="ce2">
            <text:p>19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ow to get getclass().getResource() from a static context?</text:p>
          </table:table-cell>
          <table:table-cell office:value-type="string" table:style-name="ce2">
            <text:p>&lt;java&gt;&lt;url&gt;&lt;getresource&gt;</text:p>
          </table:table-cell>
          <table:table-cell office:value-type="float" office:value="23860" table:style-name="ce2">
            <text:p>23860</text:p>
          </table:table-cell>
          <table:table-cell office:value-type="float" office:value="2" table:style-name="ce2">
            <text:p>2</text:p>
          </table:table-cell>
          <table:table-cell office:value-type="date" office:date-value="2011-12-02T20:03:17" table:style-name="ce3">
            <text:p>02/12/2011 20:03</text:p>
          </table:table-cell>
          <table:table-cell office:value-type="date" office:date-value="2011-12-02T20:09:44" table:style-name="ce3">
            <text:p>02/12/2011 20:09</text:p>
          </table:table-cell>
          <table:table-cell office:value-type="string" table:style-name="ce2">
            <text:p>java.lang.classload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80" table:style-name="ce2">
            <text:p>680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Java Searching Through a String</text:p>
          </table:table-cell>
          <table:table-cell office:value-type="string" table:style-name="ce2">
            <text:p>&lt;java&gt;&lt;search&gt;</text:p>
          </table:table-cell>
          <table:table-cell office:value-type="float" office:value="2644" table:style-name="ce2">
            <text:p>2644</text:p>
          </table:table-cell>
          <table:table-cell office:value-type="float" office:value="0" table:style-name="ce2">
            <text:p>0</text:p>
          </table:table-cell>
          <table:table-cell office:value-type="date" office:date-value="2011-11-28T10:01:42" table:style-name="ce3">
            <text:p>28/11/2011 10:01</text:p>
          </table:table-cell>
          <table:table-cell office:value-type="date" office:date-value="2011-11-28T10:04:15" table:style-name="ce3">
            <text:p>28/11/2011 10:04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81" table:style-name="ce2">
            <text:p>681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Pressing JRadiobutton freezes GUI</text:p>
          </table:table-cell>
          <table:table-cell office:value-type="string" table:style-name="ce2">
            <text:p>&lt;java&gt;&lt;swing&gt;&lt;jtextarea&gt;&lt;jradiobutton&gt;</text:p>
          </table:table-cell>
          <table:table-cell office:value-type="float" office:value="93" table:style-name="ce2">
            <text:p>93</text:p>
          </table:table-cell>
          <table:table-cell office:value-type="float" office:value="0" table:style-name="ce2">
            <text:p>0</text:p>
          </table:table-cell>
          <table:table-cell office:value-type="date" office:date-value="2012-10-25T03:48:09" table:style-name="ce3">
            <text:p>25/10/2012 03:48</text:p>
          </table:table-cell>
          <table:table-cell office:value-type="date" office:date-value="2012-10-25T03:53:13" table:style-name="ce3">
            <text:p>25/10/2012 03:53</text:p>
          </table:table-cell>
          <table:table-cell office:value-type="string" table:style-name="ce2">
            <text:p>javax.swing.swingwork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82" table:style-name="ce2">
            <text:p>68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Getting the name of a w3c Document</text:p>
          </table:table-cell>
          <table:table-cell office:value-type="string" table:style-name="ce2">
            <text:p>&lt;java&gt;&lt;xml&gt;&lt;w3c&gt;</text:p>
          </table:table-cell>
          <table:table-cell office:value-type="float" office:value="107" table:style-name="ce2">
            <text:p>107</text:p>
          </table:table-cell>
          <table:table-cell office:value-type="float" office:value="0" table:style-name="ce2">
            <text:p>0</text:p>
          </table:table-cell>
          <table:table-cell office:value-type="date" office:date-value="2013-08-19T10:10:16" table:style-name="ce3">
            <text:p>19/08/2013 10:10</text:p>
          </table:table-cell>
          <table:table-cell office:value-type="date" office:date-value="2013-08-19T11:16:31" table:style-name="ce3">
            <text:p>19/08/2013 11:16</text:p>
          </table:table-cell>
          <table:table-cell office:value-type="string" table:style-name="ce2">
            <text:p>org.w3c.dom.docume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83" table:style-name="ce2">
            <text:p>68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reezing while pattern matching</text:p>
          </table:table-cell>
          <table:table-cell office:value-type="string" table:style-name="ce2">
            <text:p>&lt;java&gt;&lt;regex&gt;</text:p>
          </table:table-cell>
          <table:table-cell office:value-type="float" office:value="197" table:style-name="ce2">
            <text:p>197</text:p>
          </table:table-cell>
          <table:table-cell office:value-type="float" office:value="0" table:style-name="ce2">
            <text:p>0</text:p>
          </table:table-cell>
          <table:table-cell office:value-type="date" office:date-value="2013-09-24T20:53:21" table:style-name="ce3">
            <text:p>24/09/2013 20:53</text:p>
          </table:table-cell>
          <table:table-cell office:value-type="date" office:date-value="2013-09-24T21:11:09" table:style-name="ce3">
            <text:p>24/09/2013 21:11</text:p>
          </table:table-cell>
          <table:table-cell office:value-type="string" table:style-name="ce2">
            <text:p>java.util.regex.patter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84" table:style-name="ce2">
            <text:p>68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Servlet - Logger and configuration file</text:p>
          </table:table-cell>
          <table:table-cell office:value-type="string" table:style-name="ce2">
            <text:p>&lt;java&gt;&lt;servlets&gt;&lt;logging&gt;</text:p>
          </table:table-cell>
          <table:table-cell office:value-type="float" office:value="1656" table:style-name="ce2">
            <text:p>1656</text:p>
          </table:table-cell>
          <table:table-cell office:value-type="float" office:value="0" table:style-name="ce2">
            <text:p>0</text:p>
          </table:table-cell>
          <table:table-cell office:value-type="date" office:date-value="2012-04-03T16:05:16" table:style-name="ce3">
            <text:p>03/04/2012 16:05</text:p>
          </table:table-cell>
          <table:table-cell office:value-type="date" office:date-value="2012-04-03T17:36:45" table:style-name="ce3">
            <text:p>03/04/2012 17:36</text:p>
          </table:table-cell>
          <table:table-cell office:value-type="string" table:style-name="ce2">
            <text:p>java.util.logging.filehandl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85" table:style-name="ce2">
            <text:p>685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all Swing Java appliation from PHP script</text:p>
          </table:table-cell>
          <table:table-cell office:value-type="string" table:style-name="ce2">
            <text:p>&lt;java&gt;&lt;php&gt;&lt;linux&gt;&lt;swing&gt;&lt;apache2&gt;</text:p>
          </table:table-cell>
          <table:table-cell office:value-type="float" office:value="966" table:style-name="ce2">
            <text:p>966</text:p>
          </table:table-cell>
          <table:table-cell office:value-type="float" office:value="0" table:style-name="ce2">
            <text:p>0</text:p>
          </table:table-cell>
          <table:table-cell office:value-type="date" office:date-value="2012-04-15T14:14:21" table:style-name="ce3">
            <text:p>15/04/2012 14:14</text:p>
          </table:table-cell>
          <table:table-cell office:value-type="date" office:date-value="2012-04-16T08:43:20" table:style-name="ce3">
            <text:p>16/04/2012 08:43</text:p>
          </table:table-cell>
          <table:table-cell office:value-type="string" table:style-name="ce2">
            <text:p>java.awt.headlessexcep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86" table:style-name="ce2">
            <text:p>68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s JUNG's DirectedSparseGraph serializable?</text:p>
          </table:table-cell>
          <table:table-cell office:value-type="string" table:style-name="ce2">
            <text:p>&lt;java&gt;&lt;serialization&gt;&lt;jung&gt;</text:p>
          </table:table-cell>
          <table:table-cell office:value-type="float" office:value="489" table:style-name="ce2">
            <text:p>489</text:p>
          </table:table-cell>
          <table:table-cell office:value-type="float" office:value="0" table:style-name="ce2">
            <text:p>0</text:p>
          </table:table-cell>
          <table:table-cell office:value-type="date" office:date-value="2012-03-27T21:57:49" table:style-name="ce3">
            <text:p>27/03/2012 21:57</text:p>
          </table:table-cell>
          <table:table-cell office:value-type="date" office:date-value="2012-03-27T22:12:48" table:style-name="ce3">
            <text:p>27/03/2012 22:12</text:p>
          </table:table-cell>
          <table:table-cell office:value-type="string" table:style-name="ce2">
            <text:p>java.io.serializab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87" table:style-name="ce2">
            <text:p>687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Design pattern for passing implicit data to components (Implicit meaning not through parameters).</text:p>
          </table:table-cell>
          <table:table-cell office:value-type="string" table:style-name="ce2">
            <text:p>&lt;java&gt;&lt;multithreading&gt;</text:p>
          </table:table-cell>
          <table:table-cell office:value-type="float" office:value="81" table:style-name="ce2">
            <text:p>81</text:p>
          </table:table-cell>
          <table:table-cell office:value-type="float" office:value="0" table:style-name="ce2">
            <text:p>0</text:p>
          </table:table-cell>
          <table:table-cell office:value-type="date" office:date-value="2012-03-29T08:07:12" table:style-name="ce3">
            <text:p>29/03/2012 08:07</text:p>
          </table:table-cell>
          <table:table-cell office:value-type="date" office:date-value="2012-03-29T08:12:00" table:style-name="ce3">
            <text:p>29/03/2012 08:12</text:p>
          </table:table-cell>
          <table:table-cell office:value-type="string" table:style-name="ce2">
            <text:p>java.lang.threadlocal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88" table:style-name="ce2">
            <text:p>688</text:p>
          </table:table-cell>
          <table:table-cell office:value-type="float" office:value="5" table:style-name="ce2">
            <text:p>5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Hash a double in Java</text:p>
          </table:table-cell>
          <table:table-cell office:value-type="string" table:style-name="ce2">
            <text:p>&lt;java&gt;&lt;object&gt;&lt;double&gt;&lt;hashcode&gt;&lt;primitive-types&gt;</text:p>
          </table:table-cell>
          <table:table-cell office:value-type="float" office:value="9165" table:style-name="ce2">
            <text:p>9165</text:p>
          </table:table-cell>
          <table:table-cell office:value-type="float" office:value="1" table:style-name="ce2">
            <text:p>1</text:p>
          </table:table-cell>
          <table:table-cell office:value-type="date" office:date-value="2012-03-10T22:37:42" table:style-name="ce3">
            <text:p>10/03/2012 22:37</text:p>
          </table:table-cell>
          <table:table-cell office:value-type="date" office:date-value="2012-03-10T22:41:10" table:style-name="ce3">
            <text:p>10/03/2012 22:41</text:p>
          </table:table-cell>
          <table:table-cell office:value-type="string" table:style-name="ce2">
            <text:p>java.lang.doub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89" table:style-name="ce2">
            <text:p>689</text:p>
          </table:table-cell>
          <table:table-cell office:value-type="float" office:value="8" table:style-name="ce2">
            <text:p>8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new Date().getTime() not returning timestamp in miliseconds</text:p>
          </table:table-cell>
          <table:table-cell office:value-type="string" table:style-name="ce2">
            <text:p>&lt;java&gt;&lt;unix-timestamp&gt;&lt;java.util.date&gt;&lt;gettime&gt;</text:p>
          </table:table-cell>
          <table:table-cell office:value-type="float" office:value="22490" table:style-name="ce2">
            <text:p>22490</text:p>
          </table:table-cell>
          <table:table-cell office:value-type="float" office:value="3" table:style-name="ce2">
            <text:p>3</text:p>
          </table:table-cell>
          <table:table-cell office:value-type="date" office:date-value="2012-10-15T11:09:08" table:style-name="ce3">
            <text:p>15/10/2012 11:09</text:p>
          </table:table-cell>
          <table:table-cell office:value-type="date" office:date-value="2012-10-15T11:37:47" table:style-name="ce3">
            <text:p>15/10/2012 11:37</text:p>
          </table:table-cell>
          <table:table-cell office:value-type="string" table:style-name="ce2">
            <text:p>java.lang.syste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90" table:style-name="ce2">
            <text:p>69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Why does a webapp hang on SwingUtilities.isEventDispatchThread()</text:p>
          </table:table-cell>
          <table:table-cell office:value-type="string" table:style-name="ce2">
            <text:p>&lt;java&gt;&lt;multithreading&gt;&lt;swing&gt;&lt;x11&gt;&lt;hang&gt;</text:p>
          </table:table-cell>
          <table:table-cell office:value-type="float" office:value="644" table:style-name="ce2">
            <text:p>644</text:p>
          </table:table-cell>
          <table:table-cell office:value-type="float" office:value="0" table:style-name="ce2">
            <text:p>0</text:p>
          </table:table-cell>
          <table:table-cell office:value-type="date" office:date-value="2012-05-29T12:48:05" table:style-name="ce3">
            <text:p>29/05/2012 12:48</text:p>
          </table:table-cell>
          <table:table-cell office:value-type="date" office:date-value="2012-05-29T13:08:28" table:style-name="ce3">
            <text:p>29/05/2012 13:08</text:p>
          </table:table-cell>
          <table:table-cell office:value-type="string" table:style-name="ce2">
            <text:p>java.awt.toolki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91" table:style-name="ce2">
            <text:p>691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Can a java File that isFile() also be isDirectory()?</text:p>
          </table:table-cell>
          <table:table-cell office:value-type="string" table:style-name="ce2">
            <text:p>&lt;java&gt;&lt;file&gt;</text:p>
          </table:table-cell>
          <table:table-cell office:value-type="float" office:value="1211" table:style-name="ce2">
            <text:p>1211</text:p>
          </table:table-cell>
          <table:table-cell office:value-type="float" office:value="0" table:style-name="ce2">
            <text:p>0</text:p>
          </table:table-cell>
          <table:table-cell office:value-type="date" office:date-value="2012-05-18T05:47:30" table:style-name="ce3">
            <text:p>18/05/2012 05:47</text:p>
          </table:table-cell>
          <table:table-cell office:value-type="date" office:date-value="2012-05-18T05:53:41" table:style-name="ce3">
            <text:p>18/05/2012 05:53</text:p>
          </table:table-cell>
          <table:table-cell office:value-type="string" table:style-name="ce2">
            <text:p>java.io.fi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92" table:style-name="ce2">
            <text:p>69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ow do I check for empty tags while parsing xml?</text:p>
          </table:table-cell>
          <table:table-cell office:value-type="string" table:style-name="ce2">
            <text:p>&lt;java&gt;&lt;xml&gt;&lt;parsing&gt;&lt;nullpointerexception&gt;</text:p>
          </table:table-cell>
          <table:table-cell office:value-type="float" office:value="10455" table:style-name="ce2">
            <text:p>10455</text:p>
          </table:table-cell>
          <table:table-cell office:value-type="float" office:value="1" table:style-name="ce2">
            <text:p>1</text:p>
          </table:table-cell>
          <table:table-cell office:value-type="date" office:date-value="2012-05-02T13:46:16" table:style-name="ce3">
            <text:p>02/05/2012 13:46</text:p>
          </table:table-cell>
          <table:table-cell office:value-type="date" office:date-value="2012-05-02T13:54:16" table:style-name="ce3">
            <text:p>02/05/2012 13:54</text:p>
          </table:table-cell>
          <table:table-cell office:value-type="string" table:style-name="ce2">
            <text:p>org.w3c.dom.nod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93" table:style-name="ce2">
            <text:p>693</text:p>
          </table:table-cell>
          <table:table-cell office:value-type="float" office:value="4" table:style-name="ce2">
            <text:p>4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How to check a day is in the current week in Java?</text:p>
          </table:table-cell>
          <table:table-cell office:value-type="string" table:style-name="ce2">
            <text:p>&lt;java&gt;&lt;date&gt;</text:p>
          </table:table-cell>
          <table:table-cell office:value-type="float" office:value="1963" table:style-name="ce2">
            <text:p>1963</text:p>
          </table:table-cell>
          <table:table-cell office:value-type="float" office:value="3" table:style-name="ce2">
            <text:p>3</text:p>
          </table:table-cell>
          <table:table-cell office:value-type="date" office:date-value="2012-04-25T10:26:17" table:style-name="ce3">
            <text:p>25/04/2012 10:26</text:p>
          </table:table-cell>
          <table:table-cell office:value-type="date" office:date-value="2012-04-25T10:35:03" table:style-name="ce3">
            <text:p>25/04/2012 10:35</text:p>
          </table:table-cell>
          <table:table-cell office:value-type="string" table:style-name="ce2">
            <text:p>java.util.calenda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94" table:style-name="ce2">
            <text:p>69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Return an array after querying database in Java</text:p>
          </table:table-cell>
          <table:table-cell office:value-type="string" table:style-name="ce2">
            <text:p>&lt;java&gt;&lt;sql-server&gt;&lt;jdbc&gt;</text:p>
          </table:table-cell>
          <table:table-cell office:value-type="float" office:value="2863" table:style-name="ce2">
            <text:p>2863</text:p>
          </table:table-cell>
          <table:table-cell office:value-type="float" office:value="0" table:style-name="ce2">
            <text:p>0</text:p>
          </table:table-cell>
          <table:table-cell office:value-type="date" office:date-value="2012-04-27T08:16:51" table:style-name="ce3">
            <text:p>27/04/2012 08:16</text:p>
          </table:table-cell>
          <table:table-cell office:value-type="date" office:date-value="2012-04-27T08:37:28" table:style-name="ce3">
            <text:p>27/04/2012 08:37</text:p>
          </table:table-cell>
          <table:table-cell office:value-type="string" table:style-name="ce2">
            <text:p>java.sql.resultse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95" table:style-name="ce2">
            <text:p>695</text:p>
          </table:table-cell>
          <table:table-cell office:value-type="float" office:value="3" table:style-name="ce2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Ordering enum values</text:p>
          </table:table-cell>
          <table:table-cell office:value-type="string" table:style-name="ce2">
            <text:p>&lt;java&gt;&lt;enums&gt;&lt;comparable&gt;</text:p>
          </table:table-cell>
          <table:table-cell office:value-type="float" office:value="10047" table:style-name="ce2">
            <text:p>10047</text:p>
          </table:table-cell>
          <table:table-cell office:value-type="float" office:value="1" table:style-name="ce2">
            <text:p>1</text:p>
          </table:table-cell>
          <table:table-cell office:value-type="date" office:date-value="2012-05-05T22:48:13" table:style-name="ce3">
            <text:p>05/05/2012 22:48</text:p>
          </table:table-cell>
          <table:table-cell office:value-type="date" office:date-value="2012-05-05T22:57:51" table:style-name="ce3">
            <text:p>05/05/2012 22:57</text:p>
          </table:table-cell>
          <table:table-cell office:value-type="string" table:style-name="ce2">
            <text:p>java.util.comparato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96" table:style-name="ce2">
            <text:p>69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reating proxy object to call methods of target asynchronously (splitting logic/render threads)</text:p>
          </table:table-cell>
          <table:table-cell office:value-type="string" table:style-name="ce2">
            <text:p>&lt;java&gt;&lt;reflection&gt;&lt;asynchronous&gt;</text:p>
          </table:table-cell>
          <table:table-cell office:value-type="float" office:value="579" table:style-name="ce2">
            <text:p>579</text:p>
          </table:table-cell>
          <table:table-cell office:value-type="float" office:value="0" table:style-name="ce2">
            <text:p>0</text:p>
          </table:table-cell>
          <table:table-cell office:value-type="date" office:date-value="2012-04-11T01:29:39" table:style-name="ce3">
            <text:p>11/04/2012 01:29</text:p>
          </table:table-cell>
          <table:table-cell office:value-type="date" office:date-value="2012-04-11T05:13:28" table:style-name="ce3">
            <text:p>11/04/2012 05:13</text:p>
          </table:table-cell>
          <table:table-cell office:value-type="string" table:style-name="ce2">
            <text:p>java.lang.reflect.proxy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97" table:style-name="ce2">
            <text:p>697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TabbedPane - Cant remove individual tabs</text:p>
          </table:table-cell>
          <table:table-cell office:value-type="string" table:style-name="ce2">
            <text:p>&lt;java&gt;&lt;swing&gt;&lt;jtabbedpane&gt;</text:p>
          </table:table-cell>
          <table:table-cell office:value-type="float" office:value="1313" table:style-name="ce2">
            <text:p>1313</text:p>
          </table:table-cell>
          <table:table-cell office:value-type="float" office:value="0" table:style-name="ce2">
            <text:p>0</text:p>
          </table:table-cell>
          <table:table-cell office:value-type="date" office:date-value="2012-07-13T19:21:21" table:style-name="ce3">
            <text:p>13/07/2012 19:21</text:p>
          </table:table-cell>
          <table:table-cell office:value-type="date" office:date-value="2012-07-13T19:51:51" table:style-name="ce3">
            <text:p>13/07/2012 19:51</text:p>
          </table:table-cell>
          <table:table-cell office:value-type="string" table:style-name="ce2">
            <text:p>javax.swing.jtabbedpan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98" table:style-name="ce2">
            <text:p>698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ile locking and delete</text:p>
          </table:table-cell>
          <table:table-cell office:value-type="string" table:style-name="ce2">
            <text:p>&lt;java&gt;&lt;file&gt;&lt;locking&gt;&lt;delete-file&gt;</text:p>
          </table:table-cell>
          <table:table-cell office:value-type="float" office:value="7372" table:style-name="ce2">
            <text:p>7372</text:p>
          </table:table-cell>
          <table:table-cell office:value-type="float" office:value="0" table:style-name="ce2">
            <text:p>0</text:p>
          </table:table-cell>
          <table:table-cell office:value-type="date" office:date-value="2012-06-24T17:49:00" table:style-name="ce3">
            <text:p>24/06/2012 17:49</text:p>
          </table:table-cell>
          <table:table-cell office:value-type="date" office:date-value="2012-06-24T18:20:21" table:style-name="ce3">
            <text:p>24/06/2012 18:20</text:p>
          </table:table-cell>
          <table:table-cell office:value-type="string" table:style-name="ce2">
            <text:p>java.nio.channels.filechannel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699" table:style-name="ce2">
            <text:p>699</text:p>
          </table:table-cell>
          <table:table-cell office:value-type="float" office:value="3" table:style-name="ce2">
            <text:p>3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updating a JProgressBar while processing</text:p>
          </table:table-cell>
          <table:table-cell office:value-type="string" table:style-name="ce2">
            <text:p>&lt;java&gt;&lt;swing&gt;&lt;swingworker&gt;&lt;jprogressbar&gt;&lt;event-dispatch-thread&gt;</text:p>
          </table:table-cell>
          <table:table-cell office:value-type="float" office:value="3437" table:style-name="ce2">
            <text:p>3437</text:p>
          </table:table-cell>
          <table:table-cell office:value-type="float" office:value="0" table:style-name="ce2">
            <text:p>0</text:p>
          </table:table-cell>
          <table:table-cell office:value-type="date" office:date-value="2012-03-06T06:03:40" table:style-name="ce3">
            <text:p>06/03/2012 06:03</text:p>
          </table:table-cell>
          <table:table-cell office:value-type="date" office:date-value="2012-03-06T06:10:51" table:style-name="ce3">
            <text:p>06/03/2012 06:10</text:p>
          </table:table-cell>
          <table:table-cell office:value-type="string" table:style-name="ce2">
            <text:p>javax.swing.swingwork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to force JCombox to be in a selected state</text:p>
          </table:table-cell>
          <table:table-cell office:value-type="string" table:style-name="ce2">
            <text:p>&lt;java&gt;&lt;swing&gt;&lt;jcombobox&gt;</text:p>
          </table:table-cell>
          <table:table-cell office:value-type="float" office:value="378" table:style-name="ce2">
            <text:p>378</text:p>
          </table:table-cell>
          <table:table-cell office:value-type="float" office:value="0" table:style-name="ce2">
            <text:p>0</text:p>
          </table:table-cell>
          <table:table-cell office:value-type="date" office:date-value="2012-08-13T16:57:07" table:style-name="ce3">
            <text:p>13/08/2012 16:57</text:p>
          </table:table-cell>
          <table:table-cell office:value-type="date" office:date-value="2012-08-13T17:02:34" table:style-name="ce3">
            <text:p>13/08/2012 17:02</text:p>
          </table:table-cell>
          <table:table-cell office:value-type="string" table:style-name="ce2">
            <text:p>javax.swing.jcombobox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01" table:style-name="ce2">
            <text:p>701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HashMap synchronization for Map with value-incrementation</text:p>
          </table:table-cell>
          <table:table-cell office:value-type="string" table:style-name="ce2">
            <text:p>&lt;java&gt;&lt;synchronization&gt;&lt;synchronized&gt;</text:p>
          </table:table-cell>
          <table:table-cell office:value-type="float" office:value="221" table:style-name="ce2">
            <text:p>221</text:p>
          </table:table-cell>
          <table:table-cell office:value-type="float" office:value="0" table:style-name="ce2">
            <text:p>0</text:p>
          </table:table-cell>
          <table:table-cell office:value-type="date" office:date-value="2012-03-02T14:14:46" table:style-name="ce3">
            <text:p>02/03/2012 14:14</text:p>
          </table:table-cell>
          <table:table-cell office:value-type="date" office:date-value="2012-03-02T14:21:33" table:style-name="ce3">
            <text:p>02/03/2012 14:21</text:p>
          </table:table-cell>
          <table:table-cell office:value-type="string" table:style-name="ce2">
            <text:p>java.util.concurrent.atomic.atomicinteg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02" table:style-name="ce2">
            <text:p>70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Image rotation animation</text:p>
          </table:table-cell>
          <table:table-cell office:value-type="string" table:style-name="ce2">
            <text:p>&lt;java&gt;&lt;animation&gt;&lt;image-rotation&gt;</text:p>
          </table:table-cell>
          <table:table-cell office:value-type="float" office:value="1477" table:style-name="ce2">
            <text:p>1477</text:p>
          </table:table-cell>
          <table:table-cell office:value-type="float" office:value="0" table:style-name="ce2">
            <text:p>0</text:p>
          </table:table-cell>
          <table:table-cell office:value-type="date" office:date-value="2012-03-15T05:50:16" table:style-name="ce3">
            <text:p>15/03/2012 05:50</text:p>
          </table:table-cell>
          <table:table-cell office:value-type="date" office:date-value="2012-06-18T18:18:19" table:style-name="ce3">
            <text:p>18/06/2012 18:18</text:p>
          </table:table-cell>
          <table:table-cell office:value-type="string" table:style-name="ce2">
            <text:p>java.awt.geom.affinetransfor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03" table:style-name="ce2">
            <text:p>70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Read an image as a matrix (Java)</text:p>
          </table:table-cell>
          <table:table-cell office:value-type="string" table:style-name="ce2">
            <text:p>&lt;java&gt;</text:p>
          </table:table-cell>
          <table:table-cell office:value-type="float" office:value="1887" table:style-name="ce2">
            <text:p>1887</text:p>
          </table:table-cell>
          <table:table-cell office:value-type="float" office:value="0" table:style-name="ce2">
            <text:p>0</text:p>
          </table:table-cell>
          <table:table-cell office:value-type="date" office:date-value="2012-02-23T18:08:39" table:style-name="ce3">
            <text:p>23/02/2012 18:08</text:p>
          </table:table-cell>
          <table:table-cell office:value-type="date" office:date-value="2012-02-23T18:14:09" table:style-name="ce3">
            <text:p>23/02/2012 18:14</text:p>
          </table:table-cell>
          <table:table-cell office:value-type="string" table:style-name="ce2">
            <text:p>java.awt.image.bufferedimag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04" table:style-name="ce2">
            <text:p>704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ow to acess jvm default KeyStore?</text:p>
          </table:table-cell>
          <table:table-cell office:value-type="string" table:style-name="ce2">
            <text:p>&lt;java&gt;&lt;security&gt;&lt;jvm&gt;&lt;certificate&gt;</text:p>
          </table:table-cell>
          <table:table-cell office:value-type="float" office:value="6867" table:style-name="ce2">
            <text:p>6867</text:p>
          </table:table-cell>
          <table:table-cell office:value-type="float" office:value="0" table:style-name="ce2">
            <text:p>0</text:p>
          </table:table-cell>
          <table:table-cell office:value-type="date" office:date-value="2012-03-23T10:24:35" table:style-name="ce3">
            <text:p>23/03/2012 10:24</text:p>
          </table:table-cell>
          <table:table-cell office:value-type="date" office:date-value="2012-03-23T11:25:16" table:style-name="ce3">
            <text:p>23/03/2012 11:25</text:p>
          </table:table-cell>
          <table:table-cell office:value-type="string" table:style-name="ce2">
            <text:p>java.security.keystor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05" table:style-name="ce2">
            <text:p>70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onverting C code to Java Code:sscanf</text:p>
          </table:table-cell>
          <table:table-cell office:value-type="string" table:style-name="ce2">
            <text:p>&lt;java&gt;&lt;c&gt;</text:p>
          </table:table-cell>
          <table:table-cell office:value-type="float" office:value="476" table:style-name="ce2">
            <text:p>476</text:p>
          </table:table-cell>
          <table:table-cell office:value-type="float" office:value="0" table:style-name="ce2">
            <text:p>0</text:p>
          </table:table-cell>
          <table:table-cell office:value-type="date" office:date-value="2012-03-21T06:43:20" table:style-name="ce3">
            <text:p>21/03/2012 06:43</text:p>
          </table:table-cell>
          <table:table-cell office:value-type="date" office:date-value="2012-03-21T08:10:35" table:style-name="ce3">
            <text:p>21/03/2012 08:10</text:p>
          </table:table-cell>
          <table:table-cell office:value-type="string" table:style-name="ce2">
            <text:p>java.util.scann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06" table:style-name="ce2">
            <text:p>706</text:p>
          </table:table-cell>
          <table:table-cell office:value-type="float" office:value="41" table:style-name="ce2">
            <text:p>4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Convert an array into an ArrayList</text:p>
          </table:table-cell>
          <table:table-cell office:value-type="string" table:style-name="ce2">
            <text:p>&lt;java&gt;&lt;arrays&gt;&lt;list&gt;&lt;arraylist&gt;&lt;blackjack&gt;</text:p>
          </table:table-cell>
          <table:table-cell office:value-type="float" office:value="87709" table:style-name="ce2">
            <text:p>87709</text:p>
          </table:table-cell>
          <table:table-cell office:value-type="float" office:value="10" table:style-name="ce2">
            <text:p>10</text:p>
          </table:table-cell>
          <table:table-cell office:value-type="date" office:date-value="2012-03-21T19:09:52" table:style-name="ce3">
            <text:p>21/03/2012 19:09</text:p>
          </table:table-cell>
          <table:table-cell office:value-type="date" office:date-value="2012-03-21T19:14:03" table:style-name="ce3">
            <text:p>21/03/2012 19:14</text:p>
          </table:table-cell>
          <table:table-cell office:value-type="string" table:style-name="ce2">
            <text:p>java.util.arrayli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07" table:style-name="ce2">
            <text:p>707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DocumentFilter allowing only numbers and period (.) into JTextField?</text:p>
          </table:table-cell>
          <table:table-cell office:value-type="string" table:style-name="ce2">
            <text:p>&lt;java&gt;&lt;swing&gt;&lt;jtextfield&gt;&lt;replaceall&gt;&lt;documentfilter&gt;</text:p>
          </table:table-cell>
          <table:table-cell office:value-type="float" office:value="3892" table:style-name="ce2">
            <text:p>3892</text:p>
          </table:table-cell>
          <table:table-cell office:value-type="float" office:value="1" table:style-name="ce2">
            <text:p>1</text:p>
          </table:table-cell>
          <table:table-cell office:value-type="date" office:date-value="2012-08-07T03:06:23" table:style-name="ce3">
            <text:p>07/08/2012 03:06</text:p>
          </table:table-cell>
          <table:table-cell office:value-type="date" office:date-value="2012-08-07T03:43:59" table:style-name="ce3">
            <text:p>07/08/2012 03:43</text:p>
          </table:table-cell>
          <table:table-cell office:value-type="string" table:style-name="ce2">
            <text:p>java.util.regex.patter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08" table:style-name="ce2">
            <text:p>708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Is there a way to test for enum value in a list of candidates? (Java)</text:p>
          </table:table-cell>
          <table:table-cell office:value-type="string" table:style-name="ce2">
            <text:p>&lt;java&gt;</text:p>
          </table:table-cell>
          <table:table-cell office:value-type="float" office:value="129" table:style-name="ce2">
            <text:p>129</text:p>
          </table:table-cell>
          <table:table-cell office:value-type="float" office:value="0" table:style-name="ce2">
            <text:p>0</text:p>
          </table:table-cell>
          <table:table-cell office:value-type="date" office:date-value="2012-08-10T03:33:21" table:style-name="ce3">
            <text:p>10/08/2012 03:33</text:p>
          </table:table-cell>
          <table:table-cell office:value-type="date" office:date-value="2012-08-10T03:38:52" table:style-name="ce3">
            <text:p>10/08/2012 03:38</text:p>
          </table:table-cell>
          <table:table-cell office:value-type="string" table:style-name="ce2">
            <text:p>java.util.enumse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09" table:style-name="ce2">
            <text:p>709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Regular Expression Statement</text:p>
          </table:table-cell>
          <table:table-cell office:value-type="string" table:style-name="ce2">
            <text:p>&lt;java&gt;&lt;regex&gt;&lt;text-files&gt;&lt;java.util.scanner&gt;</text:p>
          </table:table-cell>
          <table:table-cell office:value-type="float" office:value="160" table:style-name="ce2">
            <text:p>160</text:p>
          </table:table-cell>
          <table:table-cell office:value-type="float" office:value="0" table:style-name="ce2">
            <text:p>0</text:p>
          </table:table-cell>
          <table:table-cell office:value-type="date" office:date-value="2012-06-12T17:18:02" table:style-name="ce3">
            <text:p>12/06/2012 17:18</text:p>
          </table:table-cell>
          <table:table-cell office:value-type="date" office:date-value="2012-06-12T17:36:44" table:style-name="ce3">
            <text:p>12/06/2012 17:36</text:p>
          </table:table-cell>
          <table:table-cell office:value-type="string" table:style-name="ce2">
            <text:p>java.util.scann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10" table:style-name="ce2">
            <text:p>710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Adding really small values in java</text:p>
          </table:table-cell>
          <table:table-cell office:value-type="string" table:style-name="ce2">
            <text:p>&lt;java&gt;</text:p>
          </table:table-cell>
          <table:table-cell office:value-type="float" office:value="941" table:style-name="ce2">
            <text:p>941</text:p>
          </table:table-cell>
          <table:table-cell office:value-type="float" office:value="0" table:style-name="ce2">
            <text:p>0</text:p>
          </table:table-cell>
          <table:table-cell office:value-type="date" office:date-value="2012-06-13T14:42:47" table:style-name="ce3">
            <text:p>13/06/2012 14:42</text:p>
          </table:table-cell>
          <table:table-cell office:value-type="date" office:date-value="2012-06-13T14:45:34" table:style-name="ce3">
            <text:p>13/06/2012 14:45</text:p>
          </table:table-cell>
          <table:table-cell office:value-type="string" table:style-name="ce2">
            <text:p>java.math.bigdecimal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11" table:style-name="ce2">
            <text:p>71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Equivalent to C# Stream Write() (HttpWebRequest -&gt; HttpURLConnection)</text:p>
          </table:table-cell>
          <table:table-cell office:value-type="string" table:style-name="ce2">
            <text:p>&lt;c#&gt;&lt;java&gt;</text:p>
          </table:table-cell>
          <table:table-cell office:value-type="float" office:value="2212" table:style-name="ce2">
            <text:p>2212</text:p>
          </table:table-cell>
          <table:table-cell office:value-type="float" office:value="0" table:style-name="ce2">
            <text:p>0</text:p>
          </table:table-cell>
          <table:table-cell office:value-type="date" office:date-value="2013-10-07T17:17:52" table:style-name="ce3">
            <text:p>07/10/2013 17:17</text:p>
          </table:table-cell>
          <table:table-cell office:value-type="date" office:date-value="2013-10-07T17:54:40" table:style-name="ce3">
            <text:p>07/10/2013 17:54</text:p>
          </table:table-cell>
          <table:table-cell office:value-type="string" table:style-name="ce2">
            <text:p>java.net.httpurlconnec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12" table:style-name="ce2">
            <text:p>71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Let user choose the application to open the file</text:p>
          </table:table-cell>
          <table:table-cell office:value-type="string" table:style-name="ce2">
            <text:p>&lt;java&gt;&lt;windows&gt;&lt;swing&gt;&lt;file-io&gt;&lt;jdesktop&gt;</text:p>
          </table:table-cell>
          <table:table-cell office:value-type="float" office:value="382" table:style-name="ce2">
            <text:p>382</text:p>
          </table:table-cell>
          <table:table-cell office:value-type="float" office:value="0" table:style-name="ce2">
            <text:p>0</text:p>
          </table:table-cell>
          <table:table-cell office:value-type="date" office:date-value="2012-10-30T10:27:28" table:style-name="ce3">
            <text:p>30/10/2012 10:27</text:p>
          </table:table-cell>
          <table:table-cell office:value-type="date" office:date-value="2012-10-30T10:29:05" table:style-name="ce3">
            <text:p>30/10/2012 10:29</text:p>
          </table:table-cell>
          <table:table-cell office:value-type="string" table:style-name="ce2">
            <text:p>java.awt.desktop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13" table:style-name="ce2">
            <text:p>713</text:p>
          </table:table-cell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string split <text:s/>words including accented characters</text:p>
          </table:table-cell>
          <table:table-cell office:value-type="string" table:style-name="ce2">
            <text:p>&lt;java&gt;&lt;regex&gt;</text:p>
          </table:table-cell>
          <table:table-cell office:value-type="float" office:value="618" table:style-name="ce2">
            <text:p>618</text:p>
          </table:table-cell>
          <table:table-cell office:value-type="float" office:value="1" table:style-name="ce2">
            <text:p>1</text:p>
          </table:table-cell>
          <table:table-cell office:value-type="date" office:date-value="2013-03-06T19:29:07" table:style-name="ce3">
            <text:p>06/03/2013 19:29</text:p>
          </table:table-cell>
          <table:table-cell office:value-type="date" office:date-value="2013-03-06T19:37:01" table:style-name="ce3">
            <text:p>06/03/2013 19:37</text:p>
          </table:table-cell>
          <table:table-cell office:value-type="string" table:style-name="ce2">
            <text:p>java.util.regex.patter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14" table:style-name="ce2">
            <text:p>714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Difference between paint() and paintcomponent()?</text:p>
          </table:table-cell>
          <table:table-cell office:value-type="string" table:style-name="ce2">
            <text:p>&lt;java&gt;&lt;swing&gt;&lt;paint&gt;&lt;paintcomponent&gt;</text:p>
          </table:table-cell>
          <table:table-cell office:value-type="float" office:value="6771" table:style-name="ce2">
            <text:p>6771</text:p>
          </table:table-cell>
          <table:table-cell office:value-type="float" office:value="3" table:style-name="ce2">
            <text:p>3</text:p>
          </table:table-cell>
          <table:table-cell office:value-type="date" office:date-value="2013-02-27T03:14:43" table:style-name="ce3">
            <text:p>27/02/2013 03:14</text:p>
          </table:table-cell>
          <table:table-cell office:value-type="date" office:date-value="2013-02-27T03:39:03" table:style-name="ce3">
            <text:p>27/02/2013 03:39</text:p>
          </table:table-cell>
          <table:table-cell office:value-type="string" table:style-name="ce2">
            <text:p>javax.swing.jcompone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15" table:style-name="ce2">
            <text:p>715</text:p>
          </table:table-cell>
          <table:table-cell office:value-type="float" office:value="4" table:style-name="ce2">
            <text:p>4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Java: What's the difference between format specifiers %x and %h?</text:p>
          </table:table-cell>
          <table:table-cell office:value-type="string" table:style-name="ce2">
            <text:p>&lt;java&gt;&lt;format&gt;</text:p>
          </table:table-cell>
          <table:table-cell office:value-type="float" office:value="3901" table:style-name="ce2">
            <text:p>3901</text:p>
          </table:table-cell>
          <table:table-cell office:value-type="float" office:value="1" table:style-name="ce2">
            <text:p>1</text:p>
          </table:table-cell>
          <table:table-cell office:value-type="date" office:date-value="2013-01-03T16:31:18" table:style-name="ce3">
            <text:p>03/01/2013 16:31</text:p>
          </table:table-cell>
          <table:table-cell office:value-type="date" office:date-value="2013-01-03T16:34:42" table:style-name="ce3">
            <text:p>03/01/2013 16:34</text:p>
          </table:table-cell>
          <table:table-cell office:value-type="string" table:style-name="ce2">
            <text:p>java.lang.integ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16" table:style-name="ce2">
            <text:p>716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What does ChannelOption.SO_BACKLOG do?</text:p>
          </table:table-cell>
          <table:table-cell office:value-type="string" table:style-name="ce2">
            <text:p>&lt;java&gt;&lt;netty&gt;</text:p>
          </table:table-cell>
          <table:table-cell office:value-type="float" office:value="7903" table:style-name="ce2">
            <text:p>7903</text:p>
          </table:table-cell>
          <table:table-cell office:value-type="float" office:value="5" table:style-name="ce2">
            <text:p>5</text:p>
          </table:table-cell>
          <table:table-cell office:value-type="date" office:date-value="2012-12-28T20:56:28" table:style-name="ce3">
            <text:p>28/12/2012 20:56</text:p>
          </table:table-cell>
          <table:table-cell office:value-type="date" office:date-value="2012-12-28T21:13:02" table:style-name="ce3">
            <text:p>28/12/2012 21:13</text:p>
          </table:table-cell>
          <table:table-cell office:value-type="string" table:style-name="ce2">
            <text:p>java.net.serversocke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17" table:style-name="ce2">
            <text:p>717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Java regex. Strange behaviour</text:p>
          </table:table-cell>
          <table:table-cell office:value-type="string" table:style-name="ce2">
            <text:p>&lt;java&gt;&lt;regex&gt;</text:p>
          </table:table-cell>
          <table:table-cell office:value-type="float" office:value="100" table:style-name="ce2">
            <text:p>100</text:p>
          </table:table-cell>
          <table:table-cell office:value-type="float" office:value="0" table:style-name="ce2">
            <text:p>0</text:p>
          </table:table-cell>
          <table:table-cell office:value-type="date" office:date-value="2013-04-11T12:00:46" table:style-name="ce3">
            <text:p>11/04/2013 12:00</text:p>
          </table:table-cell>
          <table:table-cell office:value-type="date" office:date-value="2013-04-11T12:04:44" table:style-name="ce3">
            <text:p>11/04/2013 12:04</text:p>
          </table:table-cell>
          <table:table-cell office:value-type="string" table:style-name="ce2">
            <text:p>java.util.regex.patter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18" table:style-name="ce2">
            <text:p>718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Get length of static File array? Always come back null</text:p>
          </table:table-cell>
          <table:table-cell office:value-type="string" table:style-name="ce2">
            <text:p>&lt;java&gt;&lt;arrays&gt;&lt;static&gt;&lt;processing&gt;</text:p>
          </table:table-cell>
          <table:table-cell office:value-type="float" office:value="913" table:style-name="ce2">
            <text:p>913</text:p>
          </table:table-cell>
          <table:table-cell office:value-type="float" office:value="0" table:style-name="ce2">
            <text:p>0</text:p>
          </table:table-cell>
          <table:table-cell office:value-type="date" office:date-value="2013-02-12T21:21:16" table:style-name="ce3">
            <text:p>12/02/2013 21:21</text:p>
          </table:table-cell>
          <table:table-cell office:value-type="date" office:date-value="2013-02-12T21:24:52" table:style-name="ce3">
            <text:p>12/02/2013 21:24</text:p>
          </table:table-cell>
          <table:table-cell office:value-type="string" table:style-name="ce2">
            <text:p>java.io.fi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19" table:style-name="ce2">
            <text:p>71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omparable Class Java</text:p>
          </table:table-cell>
          <table:table-cell office:value-type="string" table:style-name="ce2">
            <text:p>&lt;java&gt;&lt;class&gt;&lt;methods&gt;&lt;comparable&gt;</text:p>
          </table:table-cell>
          <table:table-cell office:value-type="float" office:value="594" table:style-name="ce2">
            <text:p>594</text:p>
          </table:table-cell>
          <table:table-cell office:value-type="float" office:value="0" table:style-name="ce2">
            <text:p>0</text:p>
          </table:table-cell>
          <table:table-cell office:value-type="date" office:date-value="2012-11-07T14:31:59" table:style-name="ce3">
            <text:p>07/11/2012 14:31</text:p>
          </table:table-cell>
          <table:table-cell office:value-type="date" office:date-value="2012-11-07T14:37:20" table:style-name="ce3">
            <text:p>07/11/2012 14:37</text:p>
          </table:table-cell>
          <table:table-cell office:value-type="string" table:style-name="ce2">
            <text:p>java.lang.enu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20" table:style-name="ce2">
            <text:p>720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ifference between Normal Map and collections.synchronizedmap</text:p>
          </table:table-cell>
          <table:table-cell office:value-type="string" table:style-name="ce2">
            <text:p>&lt;java&gt;&lt;collections&gt;</text:p>
          </table:table-cell>
          <table:table-cell office:value-type="float" office:value="454" table:style-name="ce2">
            <text:p>454</text:p>
          </table:table-cell>
          <table:table-cell office:value-type="float" office:value="0" table:style-name="ce2">
            <text:p>0</text:p>
          </table:table-cell>
          <table:table-cell office:value-type="date" office:date-value="2013-01-22T06:31:34" table:style-name="ce3">
            <text:p>22/01/2013 06:31</text:p>
          </table:table-cell>
          <table:table-cell office:value-type="date" office:date-value="2013-01-22T06:47:26" table:style-name="ce3">
            <text:p>22/01/2013 06:47</text:p>
          </table:table-cell>
          <table:table-cell office:value-type="string" table:style-name="ce2">
            <text:p>java.util.collection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21" table:style-name="ce2">
            <text:p>72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Unsure about adding icons to JButton in JAVA</text:p>
          </table:table-cell>
          <table:table-cell office:value-type="string" table:style-name="ce2">
            <text:p>&lt;java&gt;&lt;swing&gt;&lt;icons&gt;&lt;jbutton&gt;&lt;imageicon&gt;</text:p>
          </table:table-cell>
          <table:table-cell office:value-type="float" office:value="458" table:style-name="ce2">
            <text:p>458</text:p>
          </table:table-cell>
          <table:table-cell office:value-type="float" office:value="0" table:style-name="ce2">
            <text:p>0</text:p>
          </table:table-cell>
          <table:table-cell office:value-type="date" office:date-value="2013-01-23T12:00:19" table:style-name="ce3">
            <text:p>23/01/2013 12:00</text:p>
          </table:table-cell>
          <table:table-cell office:value-type="date" office:date-value="2013-01-23T12:05:12" table:style-name="ce3">
            <text:p>23/01/2013 12:05</text:p>
          </table:table-cell>
          <table:table-cell office:value-type="string" table:style-name="ce2">
            <text:p>javax.swing.jbutt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22" table:style-name="ce2">
            <text:p>72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String to Date in epoch time Format in Java</text:p>
          </table:table-cell>
          <table:table-cell office:value-type="string" table:style-name="ce2">
            <text:p>&lt;java&gt;&lt;date&gt;&lt;time&gt;&lt;format&gt;&lt;epoch&gt;</text:p>
          </table:table-cell>
          <table:table-cell office:value-type="float" office:value="5751" table:style-name="ce2">
            <text:p>5751</text:p>
          </table:table-cell>
          <table:table-cell office:value-type="float" office:value="0" table:style-name="ce2">
            <text:p>0</text:p>
          </table:table-cell>
          <table:table-cell office:value-type="date" office:date-value="2012-12-13T12:53:20" table:style-name="ce3">
            <text:p>13/12/2012 12:53</text:p>
          </table:table-cell>
          <table:table-cell office:value-type="date" office:date-value="2012-12-13T12:59:50" table:style-name="ce3">
            <text:p>13/12/2012 12:59</text:p>
          </table:table-cell>
          <table:table-cell office:value-type="string" table:style-name="ce2">
            <text:p>java.text.simpledat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23" table:style-name="ce2">
            <text:p>72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Override log level (java.util.logging) with JVM-argument?</text:p>
          </table:table-cell>
          <table:table-cell office:value-type="string" table:style-name="ce2">
            <text:p>&lt;java&gt;&lt;logging&gt;&lt;jvm-arguments&gt;&lt;java.util.logging&gt;</text:p>
          </table:table-cell>
          <table:table-cell office:value-type="float" office:value="3622" table:style-name="ce2">
            <text:p>3622</text:p>
          </table:table-cell>
          <table:table-cell office:value-type="float" office:value="0" table:style-name="ce2">
            <text:p>0</text:p>
          </table:table-cell>
          <table:table-cell office:value-type="date" office:date-value="2013-03-19T08:24:01" table:style-name="ce3">
            <text:p>19/03/2013 08:24</text:p>
          </table:table-cell>
          <table:table-cell office:value-type="date" office:date-value="2013-03-19T09:08:16" table:style-name="ce3">
            <text:p>19/03/2013 09:08</text:p>
          </table:table-cell>
          <table:table-cell office:value-type="string" table:style-name="ce2">
            <text:p>java.util.logging.logmanag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24" table:style-name="ce2">
            <text:p>724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How can you make BufferedReader.readLine() not hang?</text:p>
          </table:table-cell>
          <table:table-cell office:value-type="string" table:style-name="ce2">
            <text:p>&lt;java&gt;&lt;bufferedreader&gt;</text:p>
          </table:table-cell>
          <table:table-cell office:value-type="float" office:value="8126" table:style-name="ce2">
            <text:p>8126</text:p>
          </table:table-cell>
          <table:table-cell office:value-type="float" office:value="2" table:style-name="ce2">
            <text:p>2</text:p>
          </table:table-cell>
          <table:table-cell office:value-type="date" office:date-value="2013-03-19T21:30:56" table:style-name="ce3">
            <text:p>19/03/2013 21:30</text:p>
          </table:table-cell>
          <table:table-cell office:value-type="date" office:date-value="2013-03-19T21:30:56" table:style-name="ce3">
            <text:p>19/03/2013 21:30</text:p>
          </table:table-cell>
          <table:table-cell office:value-type="string" table:style-name="ce2">
            <text:p>java.io.bufferedread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25" table:style-name="ce2">
            <text:p>72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topping swing Timer after it have executed one time</text:p>
          </table:table-cell>
          <table:table-cell office:value-type="string" table:style-name="ce2">
            <text:p>&lt;java&gt;&lt;swing&gt;&lt;timer&gt;&lt;repeat&gt;</text:p>
          </table:table-cell>
          <table:table-cell office:value-type="float" office:value="1093" table:style-name="ce2">
            <text:p>1093</text:p>
          </table:table-cell>
          <table:table-cell office:value-type="float" office:value="1" table:style-name="ce2">
            <text:p>1</text:p>
          </table:table-cell>
          <table:table-cell office:value-type="date" office:date-value="2013-05-05T06:46:40" table:style-name="ce3">
            <text:p>05/05/2013 06:46</text:p>
          </table:table-cell>
          <table:table-cell office:value-type="date" office:date-value="2013-05-05T07:38:10" table:style-name="ce3">
            <text:p>05/05/2013 07:38</text:p>
          </table:table-cell>
          <table:table-cell office:value-type="string" table:style-name="ce2">
            <text:p>javax.swing.tim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26" table:style-name="ce2">
            <text:p>726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Array.toString data handling in Java</text:p>
          </table:table-cell>
          <table:table-cell office:value-type="string" table:style-name="ce2">
            <text:p>&lt;java&gt;&lt;tostring&gt;&lt;arrays&gt;&lt;array-difference&gt;</text:p>
          </table:table-cell>
          <table:table-cell office:value-type="float" office:value="214" table:style-name="ce2">
            <text:p>214</text:p>
          </table:table-cell>
          <table:table-cell office:value-type="float" office:value="0" table:style-name="ce2">
            <text:p>0</text:p>
          </table:table-cell>
          <table:table-cell office:value-type="date" office:date-value="2013-04-28T23:54:56" table:style-name="ce3">
            <text:p>28/04/2013 23:54</text:p>
          </table:table-cell>
          <table:table-cell office:value-type="date" office:date-value="2013-04-29T00:01:32" table:style-name="ce3">
            <text:p>29/04/2013 00:01</text:p>
          </table:table-cell>
          <table:table-cell office:value-type="string" table:style-name="ce2">
            <text:p>java.util.array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27" table:style-name="ce2">
            <text:p>727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Read text file to select script and process</text:p>
          </table:table-cell>
          <table:table-cell office:value-type="string" table:style-name="ce2">
            <text:p>&lt;java&gt;</text:p>
          </table:table-cell>
          <table:table-cell office:value-type="float" office:value="102" table:style-name="ce2">
            <text:p>102</text:p>
          </table:table-cell>
          <table:table-cell office:value-type="float" office:value="0" table:style-name="ce2">
            <text:p>0</text:p>
          </table:table-cell>
          <table:table-cell office:value-type="date" office:date-value="2013-04-23T07:09:16" table:style-name="ce3">
            <text:p>23/04/2013 07:09</text:p>
          </table:table-cell>
          <table:table-cell office:value-type="date" office:date-value="2013-04-23T07:17:01" table:style-name="ce3">
            <text:p>23/04/2013 07:17</text:p>
          </table:table-cell>
          <table:table-cell office:value-type="string" table:style-name="ce2">
            <text:p>java.lang.processbuild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28" table:style-name="ce2">
            <text:p>728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onvert a hex string to a binary string in byte throws NumberFormatException</text:p>
          </table:table-cell>
          <table:table-cell office:value-type="string" table:style-name="ce2">
            <text:p>&lt;java&gt;&lt;binary&gt;&lt;hex&gt;&lt;numberformatexception&gt;</text:p>
          </table:table-cell>
          <table:table-cell office:value-type="float" office:value="1989" table:style-name="ce2">
            <text:p>1989</text:p>
          </table:table-cell>
          <table:table-cell office:value-type="float" office:value="0" table:style-name="ce2">
            <text:p>0</text:p>
          </table:table-cell>
          <table:table-cell office:value-type="date" office:date-value="2013-10-30T00:17:14" table:style-name="ce3">
            <text:p>30/10/2013 00:17</text:p>
          </table:table-cell>
          <table:table-cell office:value-type="date" office:date-value="2013-10-30T00:32:04" table:style-name="ce3">
            <text:p>30/10/2013 00:32</text:p>
          </table:table-cell>
          <table:table-cell office:value-type="string" table:style-name="ce2">
            <text:p>java.lang.byt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29" table:style-name="ce2">
            <text:p>72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QL Retrieving and storing integer</text:p>
          </table:table-cell>
          <table:table-cell office:value-type="string" table:style-name="ce2">
            <text:p>&lt;java&gt;&lt;sql&gt;&lt;select&gt;&lt;derby&gt;</text:p>
          </table:table-cell>
          <table:table-cell office:value-type="float" office:value="50" table:style-name="ce2">
            <text:p>50</text:p>
          </table:table-cell>
          <table:table-cell office:value-type="float" office:value="0" table:style-name="ce2">
            <text:p>0</text:p>
          </table:table-cell>
          <table:table-cell office:value-type="date" office:date-value="2014-05-02T06:26:38" table:style-name="ce3">
            <text:p>02/05/2014 06:26</text:p>
          </table:table-cell>
          <table:table-cell office:value-type="date" office:date-value="2014-05-02T06:33:52" table:style-name="ce3">
            <text:p>02/05/2014 06:33</text:p>
          </table:table-cell>
          <table:table-cell office:value-type="string" table:style-name="ce2">
            <text:p>java.sql.resultse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30" table:style-name="ce2">
            <text:p>73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to find size in Memory after insertion in HashMap?</text:p>
          </table:table-cell>
          <table:table-cell office:value-type="string" table:style-name="ce2">
            <text:p>&lt;java&gt;&lt;hashmap&gt;&lt;performance-testing&gt;</text:p>
          </table:table-cell>
          <table:table-cell office:value-type="float" office:value="583" table:style-name="ce2">
            <text:p>583</text:p>
          </table:table-cell>
          <table:table-cell office:value-type="float" office:value="1" table:style-name="ce2">
            <text:p>1</text:p>
          </table:table-cell>
          <table:table-cell office:value-type="date" office:date-value="2014-04-13T07:51:25" table:style-name="ce3">
            <text:p>13/04/2014 07:51</text:p>
          </table:table-cell>
          <table:table-cell office:value-type="date" office:date-value="2014-04-13T09:22:51" table:style-name="ce3">
            <text:p>13/04/2014 09:22</text:p>
          </table:table-cell>
          <table:table-cell office:value-type="string" table:style-name="ce2">
            <text:p>java.lang.runtim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31" table:style-name="ce2">
            <text:p>73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ow can I read text from a file in Java with streams of size I choose?</text:p>
          </table:table-cell>
          <table:table-cell office:value-type="string" table:style-name="ce2">
            <text:p>&lt;java&gt;&lt;java-io&gt;</text:p>
          </table:table-cell>
          <table:table-cell office:value-type="float" office:value="94" table:style-name="ce2">
            <text:p>94</text:p>
          </table:table-cell>
          <table:table-cell office:value-type="float" office:value="0" table:style-name="ce2">
            <text:p>0</text:p>
          </table:table-cell>
          <table:table-cell office:value-type="date" office:date-value="2014-04-21T06:27:02" table:style-name="ce3">
            <text:p>21/04/2014 06:27</text:p>
          </table:table-cell>
          <table:table-cell office:value-type="date" office:date-value="2014-04-21T06:31:28" table:style-name="ce3">
            <text:p>21/04/2014 06:31</text:p>
          </table:table-cell>
          <table:table-cell office:value-type="string" table:style-name="ce2">
            <text:p>java.util.scann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32" table:style-name="ce2">
            <text:p>732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ResultSet.previous not working</text:p>
          </table:table-cell>
          <table:table-cell office:value-type="string" table:style-name="ce2">
            <text:p>&lt;java&gt;&lt;jdbc&gt;</text:p>
          </table:table-cell>
          <table:table-cell office:value-type="float" office:value="145" table:style-name="ce2">
            <text:p>145</text:p>
          </table:table-cell>
          <table:table-cell office:value-type="float" office:value="0" table:style-name="ce2">
            <text:p>0</text:p>
          </table:table-cell>
          <table:table-cell office:value-type="date" office:date-value="2014-04-16T09:56:32" table:style-name="ce3">
            <text:p>16/04/2014 09:56</text:p>
          </table:table-cell>
          <table:table-cell office:value-type="date" office:date-value="2014-04-16T10:36:34" table:style-name="ce3">
            <text:p>16/04/2014 10:36</text:p>
          </table:table-cell>
          <table:table-cell office:value-type="string" table:style-name="ce2">
            <text:p>java.sql.connec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33" table:style-name="ce2">
            <text:p>73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make a thread that loops a temporized action in android</text:p>
          </table:table-cell>
          <table:table-cell office:value-type="string" table:style-name="ce2">
            <text:p>&lt;java&gt;&lt;android&gt;&lt;multithreading&gt;&lt;sleep&gt;</text:p>
          </table:table-cell>
          <table:table-cell office:value-type="float" office:value="128" table:style-name="ce2">
            <text:p>128</text:p>
          </table:table-cell>
          <table:table-cell office:value-type="float" office:value="0" table:style-name="ce2">
            <text:p>0</text:p>
          </table:table-cell>
          <table:table-cell office:value-type="date" office:date-value="2014-04-29T19:54:15" table:style-name="ce3">
            <text:p>29/04/2014 19:54</text:p>
          </table:table-cell>
          <table:table-cell office:value-type="date" office:date-value="2014-04-29T22:59:11" table:style-name="ce3">
            <text:p>29/04/2014 22:59</text:p>
          </table:table-cell>
          <table:table-cell office:value-type="string" table:style-name="ce2">
            <text:p>java.util.concurrent.scheduledthreadpoolexecuto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34" table:style-name="ce2">
            <text:p>734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Serialize and Deserialize an RSA public key</text:p>
          </table:table-cell>
          <table:table-cell office:value-type="string" table:style-name="ce2">
            <text:p>&lt;java&gt;</text:p>
          </table:table-cell>
          <table:table-cell office:value-type="float" office:value="2122" table:style-name="ce2">
            <text:p>2122</text:p>
          </table:table-cell>
          <table:table-cell office:value-type="float" office:value="1" table:style-name="ce2">
            <text:p>1</text:p>
          </table:table-cell>
          <table:table-cell office:value-type="date" office:date-value="2014-02-06T15:03:26" table:style-name="ce3">
            <text:p>06/02/2014 15:03</text:p>
          </table:table-cell>
          <table:table-cell office:value-type="date" office:date-value="2014-02-06T15:18:31" table:style-name="ce3">
            <text:p>06/02/2014 15:18</text:p>
          </table:table-cell>
          <table:table-cell office:value-type="string" table:style-name="ce2">
            <text:p>java.security.keyfactory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35" table:style-name="ce2">
            <text:p>735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sqlserver hibernate date mapping</text:p>
          </table:table-cell>
          <table:table-cell office:value-type="string" table:style-name="ce2">
            <text:p>&lt;java&gt;&lt;sql&gt;&lt;sql-server&gt;&lt;hibernate&gt;</text:p>
          </table:table-cell>
          <table:table-cell office:value-type="float" office:value="1651" table:style-name="ce2">
            <text:p>1651</text:p>
          </table:table-cell>
          <table:table-cell office:value-type="float" office:value="0" table:style-name="ce2">
            <text:p>0</text:p>
          </table:table-cell>
          <table:table-cell office:value-type="date" office:date-value="2013-12-18T09:35:45" table:style-name="ce3">
            <text:p>18/12/2013 09:35</text:p>
          </table:table-cell>
          <table:table-cell office:value-type="date" office:date-value="2013-12-18T09:36:58" table:style-name="ce3">
            <text:p>18/12/2013 09:36</text:p>
          </table:table-cell>
          <table:table-cell office:value-type="string" table:style-name="ce2">
            <text:p>java.sql.timestamp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36" table:style-name="ce2">
            <text:p>736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KeyEvents new KeyEvent variable?</text:p>
          </table:table-cell>
          <table:table-cell office:value-type="string" table:style-name="ce2">
            <text:p>&lt;java&gt;&lt;awt&gt;&lt;keylistener&gt;&lt;modifier-key&gt;</text:p>
          </table:table-cell>
          <table:table-cell office:value-type="float" office:value="659" table:style-name="ce2">
            <text:p>659</text:p>
          </table:table-cell>
          <table:table-cell office:value-type="float" office:value="0" table:style-name="ce2">
            <text:p>0</text:p>
          </table:table-cell>
          <table:table-cell office:value-type="date" office:date-value="2013-06-13T20:38:23" table:style-name="ce3">
            <text:p>13/06/2013 20:38</text:p>
          </table:table-cell>
          <table:table-cell office:value-type="date" office:date-value="2013-06-13T20:42:40" table:style-name="ce3">
            <text:p>13/06/2013 20:42</text:p>
          </table:table-cell>
          <table:table-cell office:value-type="string" table:style-name="ce2">
            <text:p>java.awt.event.inputeve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37" table:style-name="ce2">
            <text:p>737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extract image's width <text:s/>height <text:s/>color and type from byte array</text:p>
          </table:table-cell>
          <table:table-cell office:value-type="string" table:style-name="ce2">
            <text:p>&lt;java&gt;&lt;image&gt;</text:p>
          </table:table-cell>
          <table:table-cell office:value-type="float" office:value="4349" table:style-name="ce2">
            <text:p>4349</text:p>
          </table:table-cell>
          <table:table-cell office:value-type="float" office:value="0" table:style-name="ce2">
            <text:p>0</text:p>
          </table:table-cell>
          <table:table-cell office:value-type="date" office:date-value="2013-06-19T10:41:33" table:style-name="ce3">
            <text:p>19/06/2013 10:41</text:p>
          </table:table-cell>
          <table:table-cell office:value-type="date" office:date-value="2013-06-19T10:45:43" table:style-name="ce3">
            <text:p>19/06/2013 10:45</text:p>
          </table:table-cell>
          <table:table-cell office:value-type="string" table:style-name="ce2">
            <text:p>javax.imageio.imageio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38" table:style-name="ce2">
            <text:p>738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Why Object reference is not allowed in catch block?</text:p>
          </table:table-cell>
          <table:table-cell office:value-type="string" table:style-name="ce2">
            <text:p>&lt;java&gt;</text:p>
          </table:table-cell>
          <table:table-cell office:value-type="float" office:value="174" table:style-name="ce2">
            <text:p>174</text:p>
          </table:table-cell>
          <table:table-cell office:value-type="float" office:value="0" table:style-name="ce2">
            <text:p>0</text:p>
          </table:table-cell>
          <table:table-cell office:value-type="date" office:date-value="2013-06-08T17:12:15" table:style-name="ce3">
            <text:p>08/06/2013 17:12</text:p>
          </table:table-cell>
          <table:table-cell office:value-type="date" office:date-value="2013-06-08T17:16:03" table:style-name="ce3">
            <text:p>08/06/2013 17:16</text:p>
          </table:table-cell>
          <table:table-cell office:value-type="string" table:style-name="ce2">
            <text:p>java.lang.throwab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39" table:style-name="ce2">
            <text:p>739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`new object()' does not seem to create a new object <text:s/>why?</text:p>
          </table:table-cell>
          <table:table-cell office:value-type="string" table:style-name="ce2">
            <text:p>&lt;java&gt;&lt;object&gt;</text:p>
          </table:table-cell>
          <table:table-cell office:value-type="float" office:value="145" table:style-name="ce2">
            <text:p>145</text:p>
          </table:table-cell>
          <table:table-cell office:value-type="float" office:value="0" table:style-name="ce2">
            <text:p>0</text:p>
          </table:table-cell>
          <table:table-cell office:value-type="date" office:date-value="2013-11-21T11:34:02" table:style-name="ce3">
            <text:p>21/11/2013 11:34</text:p>
          </table:table-cell>
          <table:table-cell office:value-type="date" office:date-value="2013-11-21T11:43:30" table:style-name="ce3">
            <text:p>21/11/2013 11:43</text:p>
          </table:table-cell>
          <table:table-cell office:value-type="string" table:style-name="ce2">
            <text:p>java.lang.objec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40" table:style-name="ce2">
            <text:p>740</text:p>
          </table:table-cell>
          <table:table-cell office:value-type="float" office:value="5" table:style-name="ce2">
            <text:p>5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Java PatternSyntaxException: Illegal repetition on string substitution?</text:p>
          </table:table-cell>
          <table:table-cell office:value-type="string" table:style-name="ce2">
            <text:p>&lt;java&gt;&lt;regex&gt;&lt;string&gt;&lt;exception&gt;</text:p>
          </table:table-cell>
          <table:table-cell office:value-type="float" office:value="12441" table:style-name="ce2">
            <text:p>12441</text:p>
          </table:table-cell>
          <table:table-cell office:value-type="float" office:value="0" table:style-name="ce2">
            <text:p>0</text:p>
          </table:table-cell>
          <table:table-cell office:value-type="date" office:date-value="2013-07-04T04:57:29" table:style-name="ce3">
            <text:p>04/07/2013 04:57</text:p>
          </table:table-cell>
          <table:table-cell office:value-type="date" office:date-value="2013-07-04T05:01:36" table:style-name="ce3">
            <text:p>04/07/2013 05:01</text:p>
          </table:table-cell>
          <table:table-cell office:value-type="string" table:style-name="ce2">
            <text:p>java.util.regex.patter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41" table:style-name="ce2">
            <text:p>74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arsing File name of a doc file of java</text:p>
          </table:table-cell>
          <table:table-cell office:value-type="string" table:style-name="ce2">
            <text:p>&lt;java&gt;&lt;string-parsing&gt;</text:p>
          </table:table-cell>
          <table:table-cell office:value-type="float" office:value="565" table:style-name="ce2">
            <text:p>565</text:p>
          </table:table-cell>
          <table:table-cell office:value-type="float" office:value="0" table:style-name="ce2">
            <text:p>0</text:p>
          </table:table-cell>
          <table:table-cell office:value-type="date" office:date-value="2013-06-04T16:04:54" table:style-name="ce3">
            <text:p>04/06/2013 16:04</text:p>
          </table:table-cell>
          <table:table-cell office:value-type="date" office:date-value="2013-06-04T16:08:20" table:style-name="ce3">
            <text:p>04/06/2013 16:08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42" table:style-name="ce2">
            <text:p>74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Priority Queue Sorting</text:p>
          </table:table-cell>
          <table:table-cell office:value-type="string" table:style-name="ce2">
            <text:p>&lt;java&gt;&lt;priority-queue&gt;</text:p>
          </table:table-cell>
          <table:table-cell office:value-type="float" office:value="1254" table:style-name="ce2">
            <text:p>1254</text:p>
          </table:table-cell>
          <table:table-cell office:value-type="float" office:value="0" table:style-name="ce2">
            <text:p>0</text:p>
          </table:table-cell>
          <table:table-cell office:value-type="date" office:date-value="2014-03-30T22:23:20" table:style-name="ce3">
            <text:p>30/03/2014 22:23</text:p>
          </table:table-cell>
          <table:table-cell office:value-type="date" office:date-value="2014-03-30T22:57:48" table:style-name="ce3">
            <text:p>30/03/2014 22:57</text:p>
          </table:table-cell>
          <table:table-cell office:value-type="string" table:style-name="ce2">
            <text:p>java.lang.comparab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43" table:style-name="ce2">
            <text:p>74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AXB Class Instance Listener</text:p>
          </table:table-cell>
          <table:table-cell office:value-type="string" table:style-name="ce2">
            <text:p>&lt;java&gt;&lt;xml-parsing&gt;&lt;jaxb&gt;&lt;jaxb2&gt;</text:p>
          </table:table-cell>
          <table:table-cell office:value-type="float" office:value="118" table:style-name="ce2">
            <text:p>118</text:p>
          </table:table-cell>
          <table:table-cell office:value-type="float" office:value="0" table:style-name="ce2">
            <text:p>0</text:p>
          </table:table-cell>
          <table:table-cell office:value-type="date" office:date-value="2013-12-02T20:40:13" table:style-name="ce3">
            <text:p>02/12/2013 20:40</text:p>
          </table:table-cell>
          <table:table-cell office:value-type="date" office:date-value="2013-12-02T20:47:17" table:style-name="ce3">
            <text:p>02/12/2013 20:47</text:p>
          </table:table-cell>
          <table:table-cell office:value-type="string" table:style-name="ce2">
            <text:p>javax.xml.bind.unmarshall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44" table:style-name="ce2">
            <text:p>74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why is resourcebundle.getbundle(string <text:s/>locale) ignoring the locale?</text:p>
          </table:table-cell>
          <table:table-cell office:value-type="string" table:style-name="ce2">
            <text:p>&lt;java&gt;&lt;jsp&gt;&lt;multilanguage&gt;</text:p>
          </table:table-cell>
          <table:table-cell office:value-type="float" office:value="715" table:style-name="ce2">
            <text:p>715</text:p>
          </table:table-cell>
          <table:table-cell office:value-type="float" office:value="0" table:style-name="ce2">
            <text:p>0</text:p>
          </table:table-cell>
          <table:table-cell office:value-type="date" office:date-value="2013-11-27T11:14:25" table:style-name="ce3">
            <text:p>27/11/2013 11:14</text:p>
          </table:table-cell>
          <table:table-cell office:value-type="date" office:date-value="2013-11-27T11:58:46" table:style-name="ce3">
            <text:p>27/11/2013 11:58</text:p>
          </table:table-cell>
          <table:table-cell office:value-type="string" table:style-name="ce2">
            <text:p>java.util.resourcebund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45" table:style-name="ce2">
            <text:p>74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get Java Progress Bar showing decimal values?</text:p>
          </table:table-cell>
          <table:table-cell office:value-type="string" table:style-name="ce2">
            <text:p>&lt;java&gt;</text:p>
          </table:table-cell>
          <table:table-cell office:value-type="float" office:value="259" table:style-name="ce2">
            <text:p>259</text:p>
          </table:table-cell>
          <table:table-cell office:value-type="float" office:value="0" table:style-name="ce2">
            <text:p>0</text:p>
          </table:table-cell>
          <table:table-cell office:value-type="date" office:date-value="2014-02-13T15:42:21" table:style-name="ce3">
            <text:p>13/02/2014 15:42</text:p>
          </table:table-cell>
          <table:table-cell office:value-type="date" office:date-value="2014-02-13T15:57:43" table:style-name="ce3">
            <text:p>13/02/2014 15:57</text:p>
          </table:table-cell>
          <table:table-cell office:value-type="string" table:style-name="ce2">
            <text:p>javax.swing.jprogressba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46" table:style-name="ce2">
            <text:p>74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: how to check if a program has been correctly launched?</text:p>
          </table:table-cell>
          <table:table-cell office:value-type="string" table:style-name="ce2">
            <text:p>&lt;java&gt;&lt;xml&gt;&lt;windows&gt;&lt;command-line&gt;&lt;command&gt;</text:p>
          </table:table-cell>
          <table:table-cell office:value-type="float" office:value="87" table:style-name="ce2">
            <text:p>87</text:p>
          </table:table-cell>
          <table:table-cell office:value-type="float" office:value="0" table:style-name="ce2">
            <text:p>0</text:p>
          </table:table-cell>
          <table:table-cell office:value-type="date" office:date-value="2014-11-27T11:32:53" table:style-name="ce3">
            <text:p>27/11/2014 11:32</text:p>
          </table:table-cell>
          <table:table-cell office:value-type="date" office:date-value="2014-11-27T11:59:59" table:style-name="ce3">
            <text:p>27/11/2014 11:59</text:p>
          </table:table-cell>
          <table:table-cell office:value-type="string" table:style-name="ce2">
            <text:p>java.lang.proce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47" table:style-name="ce2">
            <text:p>747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simple multithreading program crashing?</text:p>
          </table:table-cell>
          <table:table-cell office:value-type="string" table:style-name="ce2">
            <text:p>&lt;java&gt;&lt;multithreading&gt;&lt;runnable&gt;</text:p>
          </table:table-cell>
          <table:table-cell office:value-type="float" office:value="97" table:style-name="ce2">
            <text:p>97</text:p>
          </table:table-cell>
          <table:table-cell office:value-type="float" office:value="0" table:style-name="ce2">
            <text:p>0</text:p>
          </table:table-cell>
          <table:table-cell office:value-type="date" office:date-value="2015-10-25T00:10:51" table:style-name="ce3">
            <text:p>25/10/2015 00:10</text:p>
          </table:table-cell>
          <table:table-cell office:value-type="date" office:date-value="2015-10-25T00:15:30" table:style-name="ce3">
            <text:p>25/10/2015 00:15</text:p>
          </table:table-cell>
          <table:table-cell office:value-type="string" table:style-name="ce2">
            <text:p>java.util.arrayli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48" table:style-name="ce2">
            <text:p>748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iterate list and addFirst at the same time</text:p>
          </table:table-cell>
          <table:table-cell office:value-type="string" table:style-name="ce2">
            <text:p>&lt;java&gt;&lt;list&gt;&lt;linked-list&gt;&lt;iterator&gt;&lt;concurrentmodification&gt;</text:p>
          </table:table-cell>
          <table:table-cell office:value-type="float" office:value="111" table:style-name="ce2">
            <text:p>111</text:p>
          </table:table-cell>
          <table:table-cell office:value-type="float" office:value="0" table:style-name="ce2">
            <text:p>0</text:p>
          </table:table-cell>
          <table:table-cell office:value-type="date" office:date-value="2015-10-20T17:41:46" table:style-name="ce3">
            <text:p>20/10/2015 17:41</text:p>
          </table:table-cell>
          <table:table-cell office:value-type="date" office:date-value="2015-10-20T20:25:24" table:style-name="ce3">
            <text:p>20/10/2015 20:25</text:p>
          </table:table-cell>
          <table:table-cell office:value-type="string" table:style-name="ce2">
            <text:p>java.util.li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49" table:style-name="ce2">
            <text:p>74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ast class to object with custom classloader</text:p>
          </table:table-cell>
          <table:table-cell office:value-type="string" table:style-name="ce2">
            <text:p>&lt;java&gt;&lt;reflection&gt;&lt;casting&gt;&lt;classloader&gt;</text:p>
          </table:table-cell>
          <table:table-cell office:value-type="float" office:value="125" table:style-name="ce2">
            <text:p>125</text:p>
          </table:table-cell>
          <table:table-cell office:value-type="float" office:value="0" table:style-name="ce2">
            <text:p>0</text:p>
          </table:table-cell>
          <table:table-cell office:value-type="date" office:date-value="2014-06-16T19:50:17" table:style-name="ce3">
            <text:p>16/06/2014 19:50</text:p>
          </table:table-cell>
          <table:table-cell office:value-type="date" office:date-value="2014-06-17T19:35:51" table:style-name="ce3">
            <text:p>17/06/2014 19:35</text:p>
          </table:table-cell>
          <table:table-cell office:value-type="string" table:style-name="ce2">
            <text:p>java.lang.reflect.method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50" table:style-name="ce2">
            <text:p>750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java regex $ metacharacter</text:p>
          </table:table-cell>
          <table:table-cell office:value-type="string" table:style-name="ce2">
            <text:p>&lt;java&gt;&lt;regex&gt;&lt;end-of-line&gt;</text:p>
          </table:table-cell>
          <table:table-cell office:value-type="float" office:value="61" table:style-name="ce2">
            <text:p>61</text:p>
          </table:table-cell>
          <table:table-cell office:value-type="float" office:value="0" table:style-name="ce2">
            <text:p>0</text:p>
          </table:table-cell>
          <table:table-cell office:value-type="date" office:date-value="2014-06-25T15:46:47" table:style-name="ce3">
            <text:p>25/06/2014 15:46</text:p>
          </table:table-cell>
          <table:table-cell office:value-type="date" office:date-value="2014-06-25T15:52:42" table:style-name="ce3">
            <text:p>25/06/2014 15:52</text:p>
          </table:table-cell>
          <table:table-cell office:value-type="string" table:style-name="ce2">
            <text:p>java.util.regex.patter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51" table:style-name="ce2">
            <text:p>75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rocess Synchronization in java</text:p>
          </table:table-cell>
          <table:table-cell office:value-type="string" table:style-name="ce2">
            <text:p>&lt;java&gt;&lt;process&gt;&lt;synchronization&gt;&lt;filelock&gt;&lt;java.nio.file&gt;</text:p>
          </table:table-cell>
          <table:table-cell office:value-type="float" office:value="133" table:style-name="ce2">
            <text:p>133</text:p>
          </table:table-cell>
          <table:table-cell office:value-type="float" office:value="1" table:style-name="ce2">
            <text:p>1</text:p>
          </table:table-cell>
          <table:table-cell office:value-type="date" office:date-value="2014-07-25T10:12:24" table:style-name="ce3">
            <text:p>25/07/2014 10:12</text:p>
          </table:table-cell>
          <table:table-cell office:value-type="date" office:date-value="2014-07-29T11:36:17" table:style-name="ce3">
            <text:p>29/07/2014 11:36</text:p>
          </table:table-cell>
          <table:table-cell office:value-type="string" table:style-name="ce2">
            <text:p>java.nio.channels.filelock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52" table:style-name="ce2">
            <text:p>75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odifying xml files from a folder in java</text:p>
          </table:table-cell>
          <table:table-cell office:value-type="string" table:style-name="ce2">
            <text:p>&lt;java&gt;&lt;xml&gt;</text:p>
          </table:table-cell>
          <table:table-cell office:value-type="float" office:value="44" table:style-name="ce2">
            <text:p>44</text:p>
          </table:table-cell>
          <table:table-cell office:value-type="float" office:value="0" table:style-name="ce2">
            <text:p>0</text:p>
          </table:table-cell>
          <table:table-cell office:value-type="date" office:date-value="2015-11-11T04:25:11" table:style-name="ce3">
            <text:p>11/11/2015 04:25</text:p>
          </table:table-cell>
          <table:table-cell office:value-type="date" office:date-value="2015-11-11T07:01:00" table:style-name="ce3">
            <text:p>11/11/2015 07:01</text:p>
          </table:table-cell>
          <table:table-cell office:value-type="string" table:style-name="ce2">
            <text:p>org.w3c.dom.nod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53" table:style-name="ce2">
            <text:p>75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ObjectInputStream fails in Java Thread</text:p>
          </table:table-cell>
          <table:table-cell office:value-type="string" table:style-name="ce2">
            <text:p>&lt;java&gt;&lt;multithreading&gt;&lt;sockets&gt;&lt;objectinputstream&gt;</text:p>
          </table:table-cell>
          <table:table-cell office:value-type="float" office:value="111" table:style-name="ce2">
            <text:p>111</text:p>
          </table:table-cell>
          <table:table-cell office:value-type="float" office:value="0" table:style-name="ce2">
            <text:p>0</text:p>
          </table:table-cell>
          <table:table-cell office:value-type="date" office:date-value="2015-10-31T11:07:10" table:style-name="ce3">
            <text:p>31/10/2015 11:07</text:p>
          </table:table-cell>
          <table:table-cell office:value-type="date" office:date-value="2015-10-31T11:23:24" table:style-name="ce3">
            <text:p>31/10/2015 11:23</text:p>
          </table:table-cell>
          <table:table-cell office:value-type="string" table:style-name="ce2">
            <text:p>java.io.objectinputstrea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54" table:style-name="ce2">
            <text:p>75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Does setAutoCommit(true) commits past executions?</text:p>
          </table:table-cell>
          <table:table-cell office:value-type="string" table:style-name="ce2">
            <text:p>&lt;java&gt;&lt;sql&gt;&lt;oracle&gt;&lt;swing&gt;&lt;jdbc&gt;</text:p>
          </table:table-cell>
          <table:table-cell office:value-type="float" office:value="365" table:style-name="ce2">
            <text:p>365</text:p>
          </table:table-cell>
          <table:table-cell office:value-type="float" office:value="0" table:style-name="ce2">
            <text:p>0</text:p>
          </table:table-cell>
          <table:table-cell office:value-type="date" office:date-value="2015-01-16T12:16:01" table:style-name="ce3">
            <text:p>16/01/2015 12:16</text:p>
          </table:table-cell>
          <table:table-cell office:value-type="date" office:date-value="2015-01-16T12:32:42" table:style-name="ce3">
            <text:p>16/01/2015 12:32</text:p>
          </table:table-cell>
          <table:table-cell office:value-type="string" table:style-name="ce2">
            <text:p>java.sql.connec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55" table:style-name="ce2">
            <text:p>75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terable Deque NullPointerException</text:p>
          </table:table-cell>
          <table:table-cell office:value-type="string" table:style-name="ce2">
            <text:p>&lt;java&gt;&lt;nullpointerexception&gt;&lt;deque&gt;</text:p>
          </table:table-cell>
          <table:table-cell office:value-type="float" office:value="105" table:style-name="ce2">
            <text:p>105</text:p>
          </table:table-cell>
          <table:table-cell office:value-type="float" office:value="0" table:style-name="ce2">
            <text:p>0</text:p>
          </table:table-cell>
          <table:table-cell office:value-type="date" office:date-value="2015-02-05T21:52:38" table:style-name="ce3">
            <text:p>05/02/2015 21:52</text:p>
          </table:table-cell>
          <table:table-cell office:value-type="date" office:date-value="2015-02-05T22:17:14" table:style-name="ce3">
            <text:p>05/02/2015 22:17</text:p>
          </table:table-cell>
          <table:table-cell office:value-type="string" table:style-name="ce2">
            <text:p>java.util.linkedli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56" table:style-name="ce2">
            <text:p>75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android eclipse an auto generate edittext when other edittexts have the given input</text:p>
          </table:table-cell>
          <table:table-cell office:value-type="string" table:style-name="ce2">
            <text:p>&lt;java&gt;&lt;android&gt;&lt;eclipse&gt;</text:p>
          </table:table-cell>
          <table:table-cell office:value-type="float" office:value="113" table:style-name="ce2">
            <text:p>113</text:p>
          </table:table-cell>
          <table:table-cell office:value-type="float" office:value="1" table:style-name="ce2">
            <text:p>1</text:p>
          </table:table-cell>
          <table:table-cell office:value-type="date" office:date-value="2015-02-17T04:57:00" table:style-name="ce3">
            <text:p>17/02/2015 04:57</text:p>
          </table:table-cell>
          <table:table-cell office:value-type="date" office:date-value="2015-02-17T05:16:34" table:style-name="ce3">
            <text:p>17/02/2015 05:16</text:p>
          </table:table-cell>
          <table:table-cell office:value-type="string" table:style-name="ce2">
            <text:p>java.lang.integ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57" table:style-name="ce2">
            <text:p>757</text:p>
          </table:table-cell>
          <table:table-cell office:value-type="float" office:value="28" table:style-name="ce2">
            <text:p>28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How to get the path of src/test/resources directory in JUnit?</text:p>
          </table:table-cell>
          <table:table-cell office:value-type="string" table:style-name="ce2">
            <text:p>&lt;java&gt;&lt;junit&gt;</text:p>
          </table:table-cell>
          <table:table-cell office:value-type="float" office:value="27762" table:style-name="ce2">
            <text:p>27762</text:p>
          </table:table-cell>
          <table:table-cell office:value-type="float" office:value="4" table:style-name="ce2">
            <text:p>4</text:p>
          </table:table-cell>
          <table:table-cell office:value-type="date" office:date-value="2015-02-23T12:18:02" table:style-name="ce3">
            <text:p>23/02/2015 12:18</text:p>
          </table:table-cell>
          <table:table-cell office:value-type="date" office:date-value="2015-02-23T12:50:10" table:style-name="ce3">
            <text:p>23/02/2015 12:50</text:p>
          </table:table-cell>
          <table:table-cell office:value-type="string" table:style-name="ce2">
            <text:p>java.lang.classload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58" table:style-name="ce2">
            <text:p>758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is a interface that is implemented considered a superclass of the implementation?</text:p>
          </table:table-cell>
          <table:table-cell office:value-type="string" table:style-name="ce2">
            <text:p>&lt;java&gt;</text:p>
          </table:table-cell>
          <table:table-cell office:value-type="float" office:value="72" table:style-name="ce2">
            <text:p>72</text:p>
          </table:table-cell>
          <table:table-cell office:value-type="float" office:value="0" table:style-name="ce2">
            <text:p>0</text:p>
          </table:table-cell>
          <table:table-cell office:value-type="date" office:date-value="2014-09-21T19:19:38" table:style-name="ce3">
            <text:p>21/09/2014 19:19</text:p>
          </table:table-cell>
          <table:table-cell office:value-type="date" office:date-value="2014-09-21T19:22:25" table:style-name="ce3">
            <text:p>21/09/2014 19:22</text:p>
          </table:table-cell>
          <table:table-cell office:value-type="string" table:style-name="ce2">
            <text:p>java.util.hashse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59" table:style-name="ce2">
            <text:p>759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ow to set fixed size to PriorityQueue in Java?</text:p>
          </table:table-cell>
          <table:table-cell office:value-type="string" table:style-name="ce2">
            <text:p>&lt;java&gt;&lt;priority-queue&gt;</text:p>
          </table:table-cell>
          <table:table-cell office:value-type="float" office:value="161" table:style-name="ce2">
            <text:p>161</text:p>
          </table:table-cell>
          <table:table-cell office:value-type="float" office:value="0" table:style-name="ce2">
            <text:p>0</text:p>
          </table:table-cell>
          <table:table-cell office:value-type="date" office:date-value="2015-06-22T19:52:25" table:style-name="ce3">
            <text:p>22/06/2015 19:52</text:p>
          </table:table-cell>
          <table:table-cell office:value-type="date" office:date-value="2015-06-22T20:08:02" table:style-name="ce3">
            <text:p>22/06/2015 20:08</text:p>
          </table:table-cell>
          <table:table-cell office:value-type="string" table:style-name="ce2">
            <text:p>java.util.priorityqueu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60" table:style-name="ce2">
            <text:p>76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Why must x and y coordinates be initialized inside paintComponent()?</text:p>
          </table:table-cell>
          <table:table-cell office:value-type="string" table:style-name="ce2">
            <text:p>&lt;java&gt;&lt;paintcomponent&gt;</text:p>
          </table:table-cell>
          <table:table-cell office:value-type="float" office:value="92" table:style-name="ce2">
            <text:p>92</text:p>
          </table:table-cell>
          <table:table-cell office:value-type="float" office:value="0" table:style-name="ce2">
            <text:p>0</text:p>
          </table:table-cell>
          <table:table-cell office:value-type="date" office:date-value="2015-01-27T18:15:26" table:style-name="ce3">
            <text:p>27/01/2015 18:15</text:p>
          </table:table-cell>
          <table:table-cell office:value-type="date" office:date-value="2015-01-27T18:26:05" table:style-name="ce3">
            <text:p>27/01/2015 18:26</text:p>
          </table:table-cell>
          <table:table-cell office:value-type="string" table:style-name="ce2">
            <text:p>java.awt.event.componentlisten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61" table:style-name="ce2">
            <text:p>76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Where MouseEvent objects are created in Java</text:p>
          </table:table-cell>
          <table:table-cell office:value-type="string" table:style-name="ce2">
            <text:p>&lt;java&gt;&lt;events&gt;&lt;input&gt;&lt;mouse&gt;</text:p>
          </table:table-cell>
          <table:table-cell office:value-type="float" office:value="91" table:style-name="ce2">
            <text:p>91</text:p>
          </table:table-cell>
          <table:table-cell office:value-type="float" office:value="0" table:style-name="ce2">
            <text:p>0</text:p>
          </table:table-cell>
          <table:table-cell office:value-type="date" office:date-value="2015-01-19T12:50:09" table:style-name="ce3">
            <text:p>19/01/2015 12:50</text:p>
          </table:table-cell>
          <table:table-cell office:value-type="date" office:date-value="2015-01-19T13:00:49" table:style-name="ce3">
            <text:p>19/01/2015 13:00</text:p>
          </table:table-cell>
          <table:table-cell office:value-type="string" table:style-name="ce2">
            <text:p>java.awt.awteventmulticast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62" table:style-name="ce2">
            <text:p>76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Why is my object moving in the wrong direction?</text:p>
          </table:table-cell>
          <table:table-cell office:value-type="string" table:style-name="ce2">
            <text:p>&lt;java&gt;&lt;collision&gt;</text:p>
          </table:table-cell>
          <table:table-cell office:value-type="float" office:value="63" table:style-name="ce2">
            <text:p>63</text:p>
          </table:table-cell>
          <table:table-cell office:value-type="float" office:value="0" table:style-name="ce2">
            <text:p>0</text:p>
          </table:table-cell>
          <table:table-cell office:value-type="date" office:date-value="2015-04-04T22:37:03" table:style-name="ce3">
            <text:p>04/04/2015 22:37</text:p>
          </table:table-cell>
          <table:table-cell office:value-type="date" office:date-value="2015-04-04T22:43:28" table:style-name="ce3">
            <text:p>04/04/2015 22:43</text:p>
          </table:table-cell>
          <table:table-cell office:value-type="string" table:style-name="ce2">
            <text:p>java.lang.math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63" table:style-name="ce2">
            <text:p>763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Can't access resources folder in Java</text:p>
          </table:table-cell>
          <table:table-cell office:value-type="string" table:style-name="ce2">
            <text:p>&lt;java&gt;&lt;gradle&gt;&lt;resources&gt;&lt;classpath&gt;&lt;classloader&gt;</text:p>
          </table:table-cell>
          <table:table-cell office:value-type="float" office:value="534" table:style-name="ce2">
            <text:p>534</text:p>
          </table:table-cell>
          <table:table-cell office:value-type="float" office:value="0" table:style-name="ce2">
            <text:p>0</text:p>
          </table:table-cell>
          <table:table-cell office:value-type="date" office:date-value="2015-03-07T15:17:50" table:style-name="ce3">
            <text:p>07/03/2015 15:17</text:p>
          </table:table-cell>
          <table:table-cell office:value-type="date" office:date-value="2015-03-07T15:21:58" table:style-name="ce3">
            <text:p>07/03/2015 15:21</text:p>
          </table:table-cell>
          <table:table-cell office:value-type="string" table:style-name="ce2">
            <text:p>java.lang.classload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64" table:style-name="ce2">
            <text:p>76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ckson deserialize ISO8601 fromatted date-time into Java8 Instant</text:p>
          </table:table-cell>
          <table:table-cell office:value-type="string" table:style-name="ce2">
            <text:p>&lt;java&gt;&lt;json&gt;&lt;datetime&gt;&lt;jackson&gt;&lt;java-8&gt;</text:p>
          </table:table-cell>
          <table:table-cell office:value-type="float" office:value="741" table:style-name="ce2">
            <text:p>741</text:p>
          </table:table-cell>
          <table:table-cell office:value-type="float" office:value="0" table:style-name="ce2">
            <text:p>0</text:p>
          </table:table-cell>
          <table:table-cell office:value-type="date" office:date-value="2016-03-27T20:55:58" table:style-name="ce3">
            <text:p>27/03/2016 20:55</text:p>
          </table:table-cell>
          <table:table-cell office:value-type="date" office:date-value="2016-03-27T22:49:18" table:style-name="ce3">
            <text:p>27/03/2016 22:49</text:p>
          </table:table-cell>
          <table:table-cell office:value-type="string" table:style-name="ce2">
            <text:p>java.text.simpledat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65" table:style-name="ce2">
            <text:p>76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he size of a JTextArea</text:p>
          </table:table-cell>
          <table:table-cell office:value-type="string" table:style-name="ce2">
            <text:p>&lt;java&gt;&lt;swing&gt;&lt;layout-manager&gt;&lt;jtextarea&gt;</text:p>
          </table:table-cell>
          <table:table-cell office:value-type="float" office:value="38" table:style-name="ce2">
            <text:p>38</text:p>
          </table:table-cell>
          <table:table-cell office:value-type="float" office:value="0" table:style-name="ce2">
            <text:p>0</text:p>
          </table:table-cell>
          <table:table-cell office:value-type="date" office:date-value="2016-04-22T13:02:41" table:style-name="ce3">
            <text:p>22/04/2016 13:02</text:p>
          </table:table-cell>
          <table:table-cell office:value-type="date" office:date-value="2016-04-22T13:24:27" table:style-name="ce3">
            <text:p>22/04/2016 13:24</text:p>
          </table:table-cell>
          <table:table-cell office:value-type="string" table:style-name="ce2">
            <text:p>java.awt.borderlayou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66" table:style-name="ce2">
            <text:p>766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intf isn't working with Strings</text:p>
          </table:table-cell>
          <table:table-cell office:value-type="string" table:style-name="ce2">
            <text:p>&lt;java&gt;&lt;class&gt;&lt;object&gt;&lt;exception&gt;&lt;printf&gt;</text:p>
          </table:table-cell>
          <table:table-cell office:value-type="float" office:value="53" table:style-name="ce2">
            <text:p>53</text:p>
          </table:table-cell>
          <table:table-cell office:value-type="float" office:value="1" table:style-name="ce2">
            <text:p>1</text:p>
          </table:table-cell>
          <table:table-cell office:value-type="date" office:date-value="2016-02-12T06:58:05" table:style-name="ce3">
            <text:p>12/02/2016 06:58</text:p>
          </table:table-cell>
          <table:table-cell office:value-type="date" office:date-value="2016-02-12T07:07:46" table:style-name="ce3">
            <text:p>12/02/2016 07:07</text:p>
          </table:table-cell>
          <table:table-cell office:value-type="string" table:style-name="ce2">
            <text:p>java.util.formatt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67" table:style-name="ce2">
            <text:p>76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inecraft custom launcher - forge mod load</text:p>
          </table:table-cell>
          <table:table-cell office:value-type="string" table:style-name="ce2">
            <text:p>&lt;java&gt;&lt;minecraft&gt;&lt;minecraft-forge&gt;</text:p>
          </table:table-cell>
          <table:table-cell office:value-type="float" office:value="114" table:style-name="ce2">
            <text:p>114</text:p>
          </table:table-cell>
          <table:table-cell office:value-type="float" office:value="0" table:style-name="ce2">
            <text:p>0</text:p>
          </table:table-cell>
          <table:table-cell office:value-type="date" office:date-value="2016-01-19T22:27:51" table:style-name="ce3">
            <text:p>19/01/2016 22:27</text:p>
          </table:table-cell>
          <table:table-cell office:value-type="date" office:date-value="2016-01-19T22:57:05" table:style-name="ce3">
            <text:p>19/01/2016 22:57</text:p>
          </table:table-cell>
          <table:table-cell office:value-type="string" table:style-name="ce2">
            <text:p>java.lang.runtim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68" table:style-name="ce2">
            <text:p>768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Try with resources Statement for JDBC in java</text:p>
          </table:table-cell>
          <table:table-cell office:value-type="string" table:style-name="ce2">
            <text:p>&lt;java&gt;&lt;exception-handling&gt;&lt;try-catch&gt;</text:p>
          </table:table-cell>
          <table:table-cell office:value-type="float" office:value="94" table:style-name="ce2">
            <text:p>94</text:p>
          </table:table-cell>
          <table:table-cell office:value-type="float" office:value="0" table:style-name="ce2">
            <text:p>0</text:p>
          </table:table-cell>
          <table:table-cell office:value-type="date" office:date-value="2016-02-01T12:21:07" table:style-name="ce3">
            <text:p>01/02/2016 12:21</text:p>
          </table:table-cell>
          <table:table-cell office:value-type="date" office:date-value="2016-02-01T12:29:28" table:style-name="ce3">
            <text:p>01/02/2016 12:29</text:p>
          </table:table-cell>
          <table:table-cell office:value-type="string" table:style-name="ce2">
            <text:p>java.lang.autocloseab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69" table:style-name="ce2">
            <text:p>76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ncoherent XPath output</text:p>
          </table:table-cell>
          <table:table-cell office:value-type="string" table:style-name="ce2">
            <text:p>&lt;java&gt;&lt;xml&gt;&lt;xpath&gt;</text:p>
          </table:table-cell>
          <table:table-cell office:value-type="float" office:value="25" table:style-name="ce2">
            <text:p>25</text:p>
          </table:table-cell>
          <table:table-cell office:value-type="float" office:value="0" table:style-name="ce2">
            <text:p>0</text:p>
          </table:table-cell>
          <table:table-cell office:value-type="date" office:date-value="2016-04-27T08:54:11" table:style-name="ce3">
            <text:p>27/04/2016 08:54</text:p>
          </table:table-cell>
          <table:table-cell office:value-type="date" office:date-value="2016-04-27T10:08:59" table:style-name="ce3">
            <text:p>27/04/2016 10:08</text:p>
          </table:table-cell>
          <table:table-cell office:value-type="string" table:style-name="ce2">
            <text:p>javax.xml.xpath.xpath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70" table:style-name="ce2">
            <text:p>770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Is there a better way to display % in Android</text:p>
          </table:table-cell>
          <table:table-cell office:value-type="string" table:style-name="ce2">
            <text:p>&lt;java&gt;&lt;android&gt;</text:p>
          </table:table-cell>
          <table:table-cell office:value-type="float" office:value="59" table:style-name="ce2">
            <text:p>59</text:p>
          </table:table-cell>
          <table:table-cell office:value-type="float" office:value="0" table:style-name="ce2">
            <text:p>0</text:p>
          </table:table-cell>
          <table:table-cell office:value-type="date" office:date-value="2016-03-11T07:21:49" table:style-name="ce3">
            <text:p>11/03/2016 07:21</text:p>
          </table:table-cell>
          <table:table-cell office:value-type="date" office:date-value="2016-03-11T07:24:07" table:style-name="ce3">
            <text:p>11/03/2016 07:24</text:p>
          </table:table-cell>
          <table:table-cell office:value-type="string" table:style-name="ce2">
            <text:p>java.text.decimal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71" table:style-name="ce2">
            <text:p>77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Bad latency on windows compared to mac using TCP in java</text:p>
          </table:table-cell>
          <table:table-cell office:value-type="string" table:style-name="ce2">
            <text:p>&lt;java&gt;&lt;sockets&gt;&lt;network-programming&gt;&lt;latency&gt;</text:p>
          </table:table-cell>
          <table:table-cell office:value-type="float" office:value="23" table:style-name="ce2">
            <text:p>23</text:p>
          </table:table-cell>
          <table:table-cell office:value-type="float" office:value="0" table:style-name="ce2">
            <text:p>0</text:p>
          </table:table-cell>
          <table:table-cell office:value-type="date" office:date-value="2016-07-09T16:18:07" table:style-name="ce3">
            <text:p>09/07/2016 16:18</text:p>
          </table:table-cell>
          <table:table-cell office:value-type="date" office:date-value="2016-07-09T19:34:57" table:style-name="ce3">
            <text:p>09/07/2016 19:34</text:p>
          </table:table-cell>
          <table:table-cell office:value-type="string" table:style-name="ce2">
            <text:p>java.net.socke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72" table:style-name="ce2">
            <text:p>77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heck javax.lang.model.type.TypeMirror is a primitive type</text:p>
          </table:table-cell>
          <table:table-cell office:value-type="string" table:style-name="ce2">
            <text:p>&lt;java&gt;&lt;types&gt;&lt;primitive&gt;</text:p>
          </table:table-cell>
          <table:table-cell office:value-type="float" office:value="15" table:style-name="ce2">
            <text:p>15</text:p>
          </table:table-cell>
          <table:table-cell office:value-type="float" office:value="0" table:style-name="ce2">
            <text:p>0</text:p>
          </table:table-cell>
          <table:table-cell office:value-type="date" office:date-value="2016-08-31T20:14:56" table:style-name="ce3">
            <text:p>31/08/2016 20:14</text:p>
          </table:table-cell>
          <table:table-cell office:value-type="date" office:date-value="2016-08-31T20:35:11" table:style-name="ce3">
            <text:p>31/08/2016 20:35</text:p>
          </table:table-cell>
          <table:table-cell office:value-type="string" table:style-name="ce2">
            <text:p>javax.lang.model.type.typemirro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73" table:style-name="ce2">
            <text:p>773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Java For Each with a getter</text:p>
          </table:table-cell>
          <table:table-cell office:value-type="string" table:style-name="ce2">
            <text:p>&lt;java&gt;&lt;c#&gt;&lt;performance&gt;&lt;for-loop&gt;</text:p>
          </table:table-cell>
          <table:table-cell office:value-type="float" office:value="63" table:style-name="ce2">
            <text:p>63</text:p>
          </table:table-cell>
          <table:table-cell office:value-type="float" office:value="0" table:style-name="ce2">
            <text:p>0</text:p>
          </table:table-cell>
          <table:table-cell office:value-type="date" office:date-value="2016-08-25T16:16:06" table:style-name="ce3">
            <text:p>25/08/2016 16:16</text:p>
          </table:table-cell>
          <table:table-cell office:value-type="date" office:date-value="2016-08-25T16:29:33" table:style-name="ce3">
            <text:p>25/08/2016 16:29</text:p>
          </table:table-cell>
          <table:table-cell office:value-type="string" table:style-name="ce2">
            <text:p>java.lang.iterab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74" table:style-name="ce2">
            <text:p>77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Selecting a JLabel by knowing its Name</text:p>
          </table:table-cell>
          <table:table-cell office:value-type="string" table:style-name="ce2">
            <text:p>&lt;java&gt;&lt;swing&gt;&lt;jlabel&gt;</text:p>
          </table:table-cell>
          <table:table-cell office:value-type="float" office:value="1398" table:style-name="ce2">
            <text:p>1398</text:p>
          </table:table-cell>
          <table:table-cell office:value-type="float" office:value="1" table:style-name="ce2">
            <text:p>1</text:p>
          </table:table-cell>
          <table:table-cell office:value-type="date" office:date-value="2013-01-06T04:20:29" table:style-name="ce3">
            <text:p>06/01/2013 04:20</text:p>
          </table:table-cell>
          <table:table-cell office:value-type="date" office:date-value="2013-01-06T04:33:06" table:style-name="ce3">
            <text:p>06/01/2013 04:33</text:p>
          </table:table-cell>
          <table:table-cell office:value-type="string" table:style-name="ce2">
            <text:p>java.util.hashmap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75" table:style-name="ce2">
            <text:p>77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etect canceled requests on server when using gwt-rpc</text:p>
          </table:table-cell>
          <table:table-cell office:value-type="string" table:style-name="ce2">
            <text:p>&lt;java&gt;&lt;gwt&gt;&lt;rpc&gt;</text:p>
          </table:table-cell>
          <table:table-cell office:value-type="float" office:value="258" table:style-name="ce2">
            <text:p>258</text:p>
          </table:table-cell>
          <table:table-cell office:value-type="float" office:value="0" table:style-name="ce2">
            <text:p>0</text:p>
          </table:table-cell>
          <table:table-cell office:value-type="date" office:date-value="2015-01-13T22:15:09" table:style-name="ce3">
            <text:p>13/01/2015 22:15</text:p>
          </table:table-cell>
          <table:table-cell office:value-type="date" office:date-value="2015-01-14T00:40:53" table:style-name="ce3">
            <text:p>14/01/2015 00:40</text:p>
          </table:table-cell>
          <table:table-cell office:value-type="string" table:style-name="ce2">
            <text:p>java.util.concurrent.futuretask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76" table:style-name="ce2">
            <text:p>776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arse SQL to Array in Java</text:p>
          </table:table-cell>
          <table:table-cell office:value-type="string" table:style-name="ce2">
            <text:p>&lt;java&gt;&lt;sql&gt;&lt;netbeans&gt;&lt;derby&gt;</text:p>
          </table:table-cell>
          <table:table-cell office:value-type="float" office:value="374" table:style-name="ce2">
            <text:p>374</text:p>
          </table:table-cell>
          <table:table-cell office:value-type="float" office:value="0" table:style-name="ce2">
            <text:p>0</text:p>
          </table:table-cell>
          <table:table-cell office:value-type="date" office:date-value="2012-05-02T20:15:41" table:style-name="ce3">
            <text:p>02/05/2012 20:15</text:p>
          </table:table-cell>
          <table:table-cell office:value-type="date" office:date-value="2012-05-02T20:34:19" table:style-name="ce3">
            <text:p>02/05/2012 20:34</text:p>
          </table:table-cell>
          <table:table-cell office:value-type="string" table:style-name="ce2">
            <text:p>java.util.arrayli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77" table:style-name="ce2">
            <text:p>77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what is the difference between countdownlatch <text:s/>cyclicbarrier and phaser concurrent classes?</text:p>
          </table:table-cell>
          <table:table-cell office:value-type="string" table:style-name="ce2">
            <text:p>&lt;java&gt;&lt;concurrency&gt;</text:p>
          </table:table-cell>
          <table:table-cell office:value-type="float" office:value="1794" table:style-name="ce2">
            <text:p>1794</text:p>
          </table:table-cell>
          <table:table-cell office:value-type="float" office:value="0" table:style-name="ce2">
            <text:p>0</text:p>
          </table:table-cell>
          <table:table-cell office:value-type="date" office:date-value="2013-05-15T17:34:09" table:style-name="ce3">
            <text:p>15/05/2013 17:34</text:p>
          </table:table-cell>
          <table:table-cell office:value-type="date" office:date-value="2013-05-15T17:42:15" table:style-name="ce3">
            <text:p>15/05/2013 17:42</text:p>
          </table:table-cell>
          <table:table-cell office:value-type="string" table:style-name="ce2">
            <text:p>java.util.concurrent.phas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78" table:style-name="ce2">
            <text:p>778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to go through all rows in employeeID column in database and retrieve hourly pay rate one at a time?</text:p>
          </table:table-cell>
          <table:table-cell office:value-type="string" table:style-name="ce2">
            <text:p>&lt;java&gt;&lt;mysql&gt;&lt;sql&gt;</text:p>
          </table:table-cell>
          <table:table-cell office:value-type="float" office:value="46" table:style-name="ce2">
            <text:p>46</text:p>
          </table:table-cell>
          <table:table-cell office:value-type="float" office:value="0" table:style-name="ce2">
            <text:p>0</text:p>
          </table:table-cell>
          <table:table-cell office:value-type="date" office:date-value="2016-07-21T13:38:29" table:style-name="ce3">
            <text:p>21/07/2016 13:38</text:p>
          </table:table-cell>
          <table:table-cell office:value-type="date" office:date-value="2016-07-21T13:48:28" table:style-name="ce3">
            <text:p>21/07/2016 13:48</text:p>
          </table:table-cell>
          <table:table-cell office:value-type="string" table:style-name="ce2">
            <text:p>java.sql.resultse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79" table:style-name="ce2">
            <text:p>779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andling URL Schemes with Java</text:p>
          </table:table-cell>
          <table:table-cell office:value-type="string" table:style-name="ce2">
            <text:p>&lt;java&gt;&lt;swing&gt;&lt;awt&gt;&lt;desktop&gt;&lt;javafx&gt;</text:p>
          </table:table-cell>
          <table:table-cell office:value-type="float" office:value="532" table:style-name="ce2">
            <text:p>532</text:p>
          </table:table-cell>
          <table:table-cell office:value-type="float" office:value="1" table:style-name="ce2">
            <text:p>1</text:p>
          </table:table-cell>
          <table:table-cell office:value-type="date" office:date-value="2012-01-27T22:22:22" table:style-name="ce3">
            <text:p>27/01/2012 22:22</text:p>
          </table:table-cell>
          <table:table-cell office:value-type="date" office:date-value="2012-01-27T22:40:07" table:style-name="ce3">
            <text:p>27/01/2012 22:40</text:p>
          </table:table-cell>
          <table:table-cell office:value-type="string" table:style-name="ce2">
            <text:p>java.awt.desktop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80" table:style-name="ce2">
            <text:p>78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wing: Action for Ctrl+Number does not work properly if number is pressed on numpad</text:p>
          </table:table-cell>
          <table:table-cell office:value-type="string" table:style-name="ce2">
            <text:p>&lt;java&gt;&lt;swing&gt;&lt;keyevent&gt;</text:p>
          </table:table-cell>
          <table:table-cell office:value-type="float" office:value="25" table:style-name="ce2">
            <text:p>25</text:p>
          </table:table-cell>
          <table:table-cell office:value-type="float" office:value="0" table:style-name="ce2">
            <text:p>0</text:p>
          </table:table-cell>
          <table:table-cell office:value-type="date" office:date-value="2016-05-18T10:05:04" table:style-name="ce3">
            <text:p>18/05/2016 10:05</text:p>
          </table:table-cell>
          <table:table-cell office:value-type="date" office:date-value="2016-05-18T10:33:35" table:style-name="ce3">
            <text:p>18/05/2016 10:33</text:p>
          </table:table-cell>
          <table:table-cell office:value-type="string" table:style-name="ce2">
            <text:p>java.awt.event.keyeve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81" table:style-name="ce2">
            <text:p>781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re there any standard interface for converting Object to String in Java?</text:p>
          </table:table-cell>
          <table:table-cell office:value-type="string" table:style-name="ce2">
            <text:p>&lt;java&gt;&lt;generics&gt;&lt;interface&gt;</text:p>
          </table:table-cell>
          <table:table-cell office:value-type="float" office:value="585" table:style-name="ce2">
            <text:p>585</text:p>
          </table:table-cell>
          <table:table-cell office:value-type="float" office:value="0" table:style-name="ce2">
            <text:p>0</text:p>
          </table:table-cell>
          <table:table-cell office:value-type="date" office:date-value="2013-04-05T14:12:48" table:style-name="ce3">
            <text:p>05/04/2013 14:12</text:p>
          </table:table-cell>
          <table:table-cell office:value-type="date" office:date-value="2013-04-05T14:36:22" table:style-name="ce3">
            <text:p>05/04/2013 14:36</text:p>
          </table:table-cell>
          <table:table-cell office:value-type="string" table:style-name="ce2">
            <text:p>java.lang.objec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82" table:style-name="ce2">
            <text:p>78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heck if user entered both a first and last name</text:p>
          </table:table-cell>
          <table:table-cell office:value-type="string" table:style-name="ce2">
            <text:p>&lt;java&gt;&lt;string&gt;&lt;int&gt;&lt;indexof&gt;</text:p>
          </table:table-cell>
          <table:table-cell office:value-type="float" office:value="250" table:style-name="ce2">
            <text:p>250</text:p>
          </table:table-cell>
          <table:table-cell office:value-type="float" office:value="0" table:style-name="ce2">
            <text:p>0</text:p>
          </table:table-cell>
          <table:table-cell office:value-type="date" office:date-value="2015-09-25T05:20:06" table:style-name="ce3">
            <text:p>25/09/2015 05:20</text:p>
          </table:table-cell>
          <table:table-cell office:value-type="date" office:date-value="2015-09-25T05:38:56" table:style-name="ce3">
            <text:p>25/09/2015 05:38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83" table:style-name="ce2">
            <text:p>78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What is the best approach to identify a specific file type in Java?</text:p>
          </table:table-cell>
          <table:table-cell office:value-type="string" table:style-name="ce2">
            <text:p>&lt;java&gt;&lt;file-type&gt;</text:p>
          </table:table-cell>
          <table:table-cell office:value-type="float" office:value="2896" table:style-name="ce2">
            <text:p>2896</text:p>
          </table:table-cell>
          <table:table-cell office:value-type="float" office:value="0" table:style-name="ce2">
            <text:p>0</text:p>
          </table:table-cell>
          <table:table-cell office:value-type="date" office:date-value="2012-03-12T15:34:59" table:style-name="ce3">
            <text:p>12/03/2012 15:34</text:p>
          </table:table-cell>
          <table:table-cell office:value-type="date" office:date-value="2012-03-12T16:30:33" table:style-name="ce3">
            <text:p>12/03/2012 16:30</text:p>
          </table:table-cell>
          <table:table-cell office:value-type="string" table:style-name="ce2">
            <text:p>java.nio.file.file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84" table:style-name="ce2">
            <text:p>78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kip XML nodes while unmarshaling XML with JAXB</text:p>
          </table:table-cell>
          <table:table-cell office:value-type="string" table:style-name="ce2">
            <text:p>&lt;java&gt;&lt;xml&gt;&lt;jaxb&gt;&lt;unmarshalling&gt;</text:p>
          </table:table-cell>
          <table:table-cell office:value-type="float" office:value="354" table:style-name="ce2">
            <text:p>354</text:p>
          </table:table-cell>
          <table:table-cell office:value-type="float" office:value="0" table:style-name="ce2">
            <text:p>0</text:p>
          </table:table-cell>
          <table:table-cell office:value-type="date" office:date-value="2014-10-15T21:46:47" table:style-name="ce3">
            <text:p>15/10/2014 21:46</text:p>
          </table:table-cell>
          <table:table-cell office:value-type="date" office:date-value="2014-10-16T00:12:24" table:style-name="ce3">
            <text:p>16/10/2014 00:12</text:p>
          </table:table-cell>
          <table:table-cell office:value-type="string" table:style-name="ce2">
            <text:p>javax.xml.stream.xmlinputfactory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85" table:style-name="ce2">
            <text:p>78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ava Threads - for two while loops</text:p>
          </table:table-cell>
          <table:table-cell office:value-type="string" table:style-name="ce2">
            <text:p>&lt;java&gt;&lt;multithreading&gt;&lt;thread-synchronization&gt;</text:p>
          </table:table-cell>
          <table:table-cell office:value-type="float" office:value="1419" table:style-name="ce2">
            <text:p>1419</text:p>
          </table:table-cell>
          <table:table-cell office:value-type="float" office:value="1" table:style-name="ce2">
            <text:p>1</text:p>
          </table:table-cell>
          <table:table-cell office:value-type="date" office:date-value="2012-09-11T08:39:37" table:style-name="ce3">
            <text:p>11/09/2012 08:39</text:p>
          </table:table-cell>
          <table:table-cell office:value-type="date" office:date-value="2012-09-11T08:45:13" table:style-name="ce3">
            <text:p>11/09/2012 08:45</text:p>
          </table:table-cell>
          <table:table-cell office:value-type="string" table:style-name="ce2">
            <text:p>java.nio.channels.socketchannel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86" table:style-name="ce2">
            <text:p>78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oblems with socket api in java</text:p>
          </table:table-cell>
          <table:table-cell office:value-type="string" table:style-name="ce2">
            <text:p>&lt;java&gt;&lt;sockets&gt;&lt;networking&gt;</text:p>
          </table:table-cell>
          <table:table-cell office:value-type="float" office:value="130" table:style-name="ce2">
            <text:p>130</text:p>
          </table:table-cell>
          <table:table-cell office:value-type="float" office:value="0" table:style-name="ce2">
            <text:p>0</text:p>
          </table:table-cell>
          <table:table-cell office:value-type="date" office:date-value="2012-06-27T08:59:49" table:style-name="ce3">
            <text:p>27/06/2012 08:59</text:p>
          </table:table-cell>
          <table:table-cell office:value-type="date" office:date-value="2012-06-27T09:06:50" table:style-name="ce3">
            <text:p>27/06/2012 09:06</text:p>
          </table:table-cell>
          <table:table-cell office:value-type="string" table:style-name="ce2">
            <text:p>java.net.socke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87" table:style-name="ce2">
            <text:p>787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ow to sort an arraylist of objects based on one property?</text:p>
          </table:table-cell>
          <table:table-cell office:value-type="string" table:style-name="ce2">
            <text:p>&lt;java&gt;&lt;sorting&gt;&lt;object&gt;&lt;arraylist&gt;</text:p>
          </table:table-cell>
          <table:table-cell office:value-type="float" office:value="8144" table:style-name="ce2">
            <text:p>8144</text:p>
          </table:table-cell>
          <table:table-cell office:value-type="float" office:value="0" table:style-name="ce2">
            <text:p>0</text:p>
          </table:table-cell>
          <table:table-cell office:value-type="date" office:date-value="2012-11-25T04:54:26" table:style-name="ce3">
            <text:p>25/11/2012 04:54</text:p>
          </table:table-cell>
          <table:table-cell office:value-type="date" office:date-value="2012-11-25T05:25:06" table:style-name="ce3">
            <text:p>25/11/2012 05:25</text:p>
          </table:table-cell>
          <table:table-cell office:value-type="string" table:style-name="ce2">
            <text:p>java.lang.comparab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88" table:style-name="ce2">
            <text:p>788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ow to pass variable to BigInteger?</text:p>
          </table:table-cell>
          <table:table-cell office:value-type="string" table:style-name="ce2">
            <text:p>&lt;java&gt;&lt;parameter-passing&gt;&lt;biginteger&gt;</text:p>
          </table:table-cell>
          <table:table-cell office:value-type="float" office:value="144" table:style-name="ce2">
            <text:p>144</text:p>
          </table:table-cell>
          <table:table-cell office:value-type="float" office:value="0" table:style-name="ce2">
            <text:p>0</text:p>
          </table:table-cell>
          <table:table-cell office:value-type="date" office:date-value="2015-10-01T17:35:25" table:style-name="ce3">
            <text:p>01/10/2015 17:35</text:p>
          </table:table-cell>
          <table:table-cell office:value-type="date" office:date-value="2015-10-01T17:51:51" table:style-name="ce3">
            <text:p>01/10/2015 17:51</text:p>
          </table:table-cell>
          <table:table-cell office:value-type="string" table:style-name="ce2">
            <text:p>java.math.biginteg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89" table:style-name="ce2">
            <text:p>78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deal with dependent fields while serialization?</text:p>
          </table:table-cell>
          <table:table-cell office:value-type="string" table:style-name="ce2">
            <text:p>&lt;java&gt;&lt;serialization&gt;&lt;deserialization&gt;</text:p>
          </table:table-cell>
          <table:table-cell office:value-type="float" office:value="470" table:style-name="ce2">
            <text:p>470</text:p>
          </table:table-cell>
          <table:table-cell office:value-type="float" office:value="0" table:style-name="ce2">
            <text:p>0</text:p>
          </table:table-cell>
          <table:table-cell office:value-type="date" office:date-value="2014-03-12T15:14:01" table:style-name="ce3">
            <text:p>12/03/2014 15:14</text:p>
          </table:table-cell>
          <table:table-cell office:value-type="date" office:date-value="2014-07-30T20:28:43" table:style-name="ce3">
            <text:p>30/07/2014 20:28</text:p>
          </table:table-cell>
          <table:table-cell office:value-type="string" table:style-name="ce2">
            <text:p>java.io.serializab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90" table:style-name="ce2">
            <text:p>79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read the header of xml</text:p>
          </table:table-cell>
          <table:table-cell office:value-type="string" table:style-name="ce2">
            <text:p>&lt;java&gt;&lt;xml&gt;&lt;dom&gt;&lt;sax&gt;&lt;stax&gt;</text:p>
          </table:table-cell>
          <table:table-cell office:value-type="float" office:value="154" table:style-name="ce2">
            <text:p>154</text:p>
          </table:table-cell>
          <table:table-cell office:value-type="float" office:value="0" table:style-name="ce2">
            <text:p>0</text:p>
          </table:table-cell>
          <table:table-cell office:value-type="date" office:date-value="2015-08-05T09:48:40" table:style-name="ce3">
            <text:p>05/08/2015 09:48</text:p>
          </table:table-cell>
          <table:table-cell office:value-type="date" office:date-value="2015-08-05T12:17:52" table:style-name="ce3">
            <text:p>05/08/2015 12:17</text:p>
          </table:table-cell>
          <table:table-cell office:value-type="string" table:style-name="ce2">
            <text:p>javax.xml.stream.xmlstreamread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91" table:style-name="ce2">
            <text:p>791</text:p>
          </table:table-cell>
          <table:table-cell office:value-type="float" office:value="6" table:style-name="ce2">
            <text:p>6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creating huge BufferedImage</text:p>
          </table:table-cell>
          <table:table-cell office:value-type="string" table:style-name="ce2">
            <text:p>&lt;java&gt;&lt;image&gt;&lt;swing&gt;&lt;awt&gt;</text:p>
          </table:table-cell>
          <table:table-cell office:value-type="float" office:value="3036" table:style-name="ce2">
            <text:p>3036</text:p>
          </table:table-cell>
          <table:table-cell office:value-type="float" office:value="1" table:style-name="ce2">
            <text:p>1</text:p>
          </table:table-cell>
          <table:table-cell office:value-type="date" office:date-value="2012-02-01T01:48:58" table:style-name="ce3">
            <text:p>01/02/2012 01:48</text:p>
          </table:table-cell>
          <table:table-cell office:value-type="date" office:date-value="2012-02-01T02:03:40" table:style-name="ce3">
            <text:p>01/02/2012 02:03</text:p>
          </table:table-cell>
          <table:table-cell office:value-type="string" table:style-name="ce2">
            <text:p>java.awt.image.rast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92" table:style-name="ce2">
            <text:p>79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writing to file in maven project</text:p>
          </table:table-cell>
          <table:table-cell office:value-type="string" table:style-name="ce2">
            <text:p>&lt;java&gt;&lt;maven&gt;&lt;java-ee&gt;</text:p>
          </table:table-cell>
          <table:table-cell office:value-type="float" office:value="636" table:style-name="ce2">
            <text:p>636</text:p>
          </table:table-cell>
          <table:table-cell office:value-type="float" office:value="0" table:style-name="ce2">
            <text:p>0</text:p>
          </table:table-cell>
          <table:table-cell office:value-type="date" office:date-value="2014-09-06T18:58:56" table:style-name="ce3">
            <text:p>06/09/2014 18:58</text:p>
          </table:table-cell>
          <table:table-cell office:value-type="date" office:date-value="2014-09-06T19:15:05" table:style-name="ce3">
            <text:p>06/09/2014 19:15</text:p>
          </table:table-cell>
          <table:table-cell office:value-type="string" table:style-name="ce2">
            <text:p>java.io.fi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93" table:style-name="ce2">
            <text:p>79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Built in java exception type for permission exceptions</text:p>
          </table:table-cell>
          <table:table-cell office:value-type="string" table:style-name="ce2">
            <text:p>&lt;java&gt;&lt;exception&gt;</text:p>
          </table:table-cell>
          <table:table-cell office:value-type="float" office:value="2102" table:style-name="ce2">
            <text:p>2102</text:p>
          </table:table-cell>
          <table:table-cell office:value-type="float" office:value="1" table:style-name="ce2">
            <text:p>1</text:p>
          </table:table-cell>
          <table:table-cell office:value-type="date" office:date-value="2013-02-27T00:14:58" table:style-name="ce3">
            <text:p>27/02/2013 00:14</text:p>
          </table:table-cell>
          <table:table-cell office:value-type="date" office:date-value="2013-02-27T00:23:51" table:style-name="ce3">
            <text:p>27/02/2013 00:23</text:p>
          </table:table-cell>
          <table:table-cell office:value-type="string" table:style-name="ce2">
            <text:p>java.security.accesscontrolexcep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94" table:style-name="ce2">
            <text:p>79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onvert String to Date Time Format</text:p>
          </table:table-cell>
          <table:table-cell office:value-type="string" table:style-name="ce2">
            <text:p>&lt;java&gt;&lt;time&gt;&lt;datetime-format&gt;</text:p>
          </table:table-cell>
          <table:table-cell office:value-type="float" office:value="6961" table:style-name="ce2">
            <text:p>6961</text:p>
          </table:table-cell>
          <table:table-cell office:value-type="float" office:value="0" table:style-name="ce2">
            <text:p>0</text:p>
          </table:table-cell>
          <table:table-cell office:value-type="date" office:date-value="2013-08-26T04:46:10" table:style-name="ce3">
            <text:p>26/08/2013 04:46</text:p>
          </table:table-cell>
          <table:table-cell office:value-type="date" office:date-value="2013-08-26T04:53:43" table:style-name="ce3">
            <text:p>26/08/2013 04:53</text:p>
          </table:table-cell>
          <table:table-cell office:value-type="string" table:style-name="ce2">
            <text:p>java.text.simpledat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95" table:style-name="ce2">
            <text:p>79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What is the easiest way to create a HostAndPort-Instance if the hostname is "localhost"?</text:p>
          </table:table-cell>
          <table:table-cell office:value-type="string" table:style-name="ce2">
            <text:p>&lt;java&gt;&lt;guava&gt;</text:p>
          </table:table-cell>
          <table:table-cell office:value-type="float" office:value="315" table:style-name="ce2">
            <text:p>315</text:p>
          </table:table-cell>
          <table:table-cell office:value-type="float" office:value="0" table:style-name="ce2">
            <text:p>0</text:p>
          </table:table-cell>
          <table:table-cell office:value-type="date" office:date-value="2012-02-06T10:23:57" table:style-name="ce3">
            <text:p>06/02/2012 10:23</text:p>
          </table:table-cell>
          <table:table-cell office:value-type="date" office:date-value="2012-02-07T09:38:41" table:style-name="ce3">
            <text:p>07/02/2012 09:38</text:p>
          </table:table-cell>
          <table:table-cell office:value-type="string" table:style-name="ce2">
            <text:p>java.net.inetaddre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96" table:style-name="ce2">
            <text:p>79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tcp server programming does not work</text:p>
          </table:table-cell>
          <table:table-cell office:value-type="string" table:style-name="ce2">
            <text:p>&lt;java&gt;&lt;sockets&gt;</text:p>
          </table:table-cell>
          <table:table-cell office:value-type="float" office:value="220" table:style-name="ce2">
            <text:p>220</text:p>
          </table:table-cell>
          <table:table-cell office:value-type="float" office:value="1" table:style-name="ce2">
            <text:p>1</text:p>
          </table:table-cell>
          <table:table-cell office:value-type="date" office:date-value="2014-12-30T13:34:30" table:style-name="ce3">
            <text:p>30/12/2014 13:34</text:p>
          </table:table-cell>
          <table:table-cell office:value-type="date" office:date-value="2014-12-30T13:45:37" table:style-name="ce3">
            <text:p>30/12/2014 13:45</text:p>
          </table:table-cell>
          <table:table-cell office:value-type="string" table:style-name="ce2">
            <text:p>java.io.bufferedread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97" table:style-name="ce2">
            <text:p>797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Is there a difference between Map and Hashmap?</text:p>
          </table:table-cell>
          <table:table-cell office:value-type="string" table:style-name="ce2">
            <text:p>&lt;java&gt;&lt;map&gt;</text:p>
          </table:table-cell>
          <table:table-cell office:value-type="float" office:value="108" table:style-name="ce2">
            <text:p>108</text:p>
          </table:table-cell>
          <table:table-cell office:value-type="float" office:value="0" table:style-name="ce2">
            <text:p>0</text:p>
          </table:table-cell>
          <table:table-cell office:value-type="date" office:date-value="2014-05-12T17:22:04" table:style-name="ce3">
            <text:p>12/05/2014 17:22</text:p>
          </table:table-cell>
          <table:table-cell office:value-type="date" office:date-value="2014-05-12T17:22:54" table:style-name="ce3">
            <text:p>12/05/2014 17:22</text:p>
          </table:table-cell>
          <table:table-cell office:value-type="string" table:style-name="ce2">
            <text:p>java.util.map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98" table:style-name="ce2">
            <text:p>798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Not able to write xml with iso encoding to Marklogic via JAVA API</text:p>
          </table:table-cell>
          <table:table-cell office:value-type="string" table:style-name="ce2">
            <text:p>&lt;java&gt;&lt;xml&gt;&lt;encoding&gt;&lt;utf-8&gt;&lt;marklogic&gt;</text:p>
          </table:table-cell>
          <table:table-cell office:value-type="float" office:value="137" table:style-name="ce2">
            <text:p>137</text:p>
          </table:table-cell>
          <table:table-cell office:value-type="float" office:value="1" table:style-name="ce2">
            <text:p>1</text:p>
          </table:table-cell>
          <table:table-cell office:value-type="date" office:date-value="2015-05-04T10:26:42" table:style-name="ce3">
            <text:p>04/05/2015 10:26</text:p>
          </table:table-cell>
          <table:table-cell office:value-type="date" office:date-value="2015-05-04T13:07:25" table:style-name="ce3">
            <text:p>04/05/2015 13:07</text:p>
          </table:table-cell>
          <table:table-cell office:value-type="string" table:style-name="ce2">
            <text:p>java.io.inputstreamread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799" table:style-name="ce2">
            <text:p>79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resource bundle formatting with out commas</text:p>
          </table:table-cell>
          <table:table-cell office:value-type="string" table:style-name="ce2">
            <text:p>&lt;java&gt;&lt;internationalization&gt;&lt;resourcebundle&gt;&lt;number-formatting&gt;</text:p>
          </table:table-cell>
          <table:table-cell office:value-type="float" office:value="2239" table:style-name="ce2">
            <text:p>2239</text:p>
          </table:table-cell>
          <table:table-cell office:value-type="float" office:value="1" table:style-name="ce2">
            <text:p>1</text:p>
          </table:table-cell>
          <table:table-cell office:value-type="date" office:date-value="2013-05-07T03:32:52" table:style-name="ce3">
            <text:p>07/05/2013 03:32</text:p>
          </table:table-cell>
          <table:table-cell office:value-type="date" office:date-value="2013-05-07T06:33:59" table:style-name="ce3">
            <text:p>07/05/2013 06:33</text:p>
          </table:table-cell>
          <table:table-cell office:value-type="string" table:style-name="ce2">
            <text:p>java.text.messag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00" table:style-name="ce2">
            <text:p>80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ead date in Java with Scanner</text:p>
          </table:table-cell>
          <table:table-cell office:value-type="string" table:style-name="ce2">
            <text:p>&lt;java&gt;&lt;string&gt;&lt;java.util.scanner&gt;</text:p>
          </table:table-cell>
          <table:table-cell office:value-type="float" office:value="6461" table:style-name="ce2">
            <text:p>6461</text:p>
          </table:table-cell>
          <table:table-cell office:value-type="float" office:value="0" table:style-name="ce2">
            <text:p>0</text:p>
          </table:table-cell>
          <table:table-cell office:value-type="date" office:date-value="2014-05-06T09:48:53" table:style-name="ce3">
            <text:p>06/05/2014 09:48</text:p>
          </table:table-cell>
          <table:table-cell office:value-type="date" office:date-value="2014-05-06T09:57:21" table:style-name="ce3">
            <text:p>06/05/2014 09:57</text:p>
          </table:table-cell>
          <table:table-cell office:value-type="string" table:style-name="ce2">
            <text:p>java.util.scann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01" table:style-name="ce2">
            <text:p>80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ML class diagram implemenation Adress-Adressbook</text:p>
          </table:table-cell>
          <table:table-cell office:value-type="string" table:style-name="ce2">
            <text:p>&lt;java&gt;&lt;uml&gt;&lt;class-diagram&gt;</text:p>
          </table:table-cell>
          <table:table-cell office:value-type="float" office:value="420" table:style-name="ce2">
            <text:p>420</text:p>
          </table:table-cell>
          <table:table-cell office:value-type="float" office:value="0" table:style-name="ce2">
            <text:p>0</text:p>
          </table:table-cell>
          <table:table-cell office:value-type="date" office:date-value="2013-10-24T20:35:00" table:style-name="ce3">
            <text:p>24/10/2013 20:35</text:p>
          </table:table-cell>
          <table:table-cell office:value-type="date" office:date-value="2013-10-24T20:48:39" table:style-name="ce3">
            <text:p>24/10/2013 20:48</text:p>
          </table:table-cell>
          <table:table-cell office:value-type="string" table:style-name="ce2">
            <text:p>java.util.arrayli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02" table:style-name="ce2">
            <text:p>80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Detecting empty line while reading file with Java</text:p>
          </table:table-cell>
          <table:table-cell office:value-type="string" table:style-name="ce2">
            <text:p>&lt;java&gt;</text:p>
          </table:table-cell>
          <table:table-cell office:value-type="float" office:value="59" table:style-name="ce2">
            <text:p>59</text:p>
          </table:table-cell>
          <table:table-cell office:value-type="float" office:value="0" table:style-name="ce2">
            <text:p>0</text:p>
          </table:table-cell>
          <table:table-cell office:value-type="date" office:date-value="2016-04-22T01:17:58" table:style-name="ce3">
            <text:p>22/04/2016 01:17</text:p>
          </table:table-cell>
          <table:table-cell office:value-type="date" office:date-value="2016-04-22T01:20:44" table:style-name="ce3">
            <text:p>22/04/2016 01:20</text:p>
          </table:table-cell>
          <table:table-cell office:value-type="string" table:style-name="ce2">
            <text:p>java.nio.file.file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03" table:style-name="ce2">
            <text:p>803</text:p>
          </table:table-cell>
          <table:table-cell office:value-type="float" office:value="7" table:style-name="ce2">
            <text:p>7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Loop over all fields in a Java class</text:p>
          </table:table-cell>
          <table:table-cell office:value-type="string" table:style-name="ce2">
            <text:p>&lt;java&gt;&lt;class&gt;&lt;field&gt;</text:p>
          </table:table-cell>
          <table:table-cell office:value-type="float" office:value="8770" table:style-name="ce2">
            <text:p>8770</text:p>
          </table:table-cell>
          <table:table-cell office:value-type="float" office:value="0" table:style-name="ce2">
            <text:p>0</text:p>
          </table:table-cell>
          <table:table-cell office:value-type="date" office:date-value="2013-06-13T19:40:25" table:style-name="ce3">
            <text:p>13/06/2013 19:40</text:p>
          </table:table-cell>
          <table:table-cell office:value-type="date" office:date-value="2013-06-13T19:42:52" table:style-name="ce3">
            <text:p>13/06/2013 19:42</text:p>
          </table:table-cell>
          <table:table-cell office:value-type="string" table:style-name="ce2">
            <text:p>java.lang.cla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04" table:style-name="ce2">
            <text:p>80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nmarsheller.unmarshal(Source) api not available with JDK1.7</text:p>
          </table:table-cell>
          <table:table-cell office:value-type="string" table:style-name="ce2">
            <text:p>&lt;java&gt;&lt;jaxb&gt;&lt;unmarshalling&gt;</text:p>
          </table:table-cell>
          <table:table-cell office:value-type="float" office:value="96" table:style-name="ce2">
            <text:p>96</text:p>
          </table:table-cell>
          <table:table-cell office:value-type="float" office:value="0" table:style-name="ce2">
            <text:p>0</text:p>
          </table:table-cell>
          <table:table-cell office:value-type="date" office:date-value="2014-04-28T17:14:13" table:style-name="ce3">
            <text:p>28/04/2014 17:14</text:p>
          </table:table-cell>
          <table:table-cell office:value-type="date" office:date-value="2014-04-28T18:50:49" table:style-name="ce3">
            <text:p>28/04/2014 18:50</text:p>
          </table:table-cell>
          <table:table-cell office:value-type="string" table:style-name="ce2">
            <text:p>javax.xml.bind.unmarshall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05" table:style-name="ce2">
            <text:p>80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Why Java reflect can access to private field/method?</text:p>
          </table:table-cell>
          <table:table-cell office:value-type="string" table:style-name="ce2">
            <text:p>&lt;java&gt;&lt;code-access-security&gt;</text:p>
          </table:table-cell>
          <table:table-cell office:value-type="float" office:value="214" table:style-name="ce2">
            <text:p>214</text:p>
          </table:table-cell>
          <table:table-cell office:value-type="float" office:value="0" table:style-name="ce2">
            <text:p>0</text:p>
          </table:table-cell>
          <table:table-cell office:value-type="date" office:date-value="2012-12-09T12:40:36" table:style-name="ce3">
            <text:p>09/12/2012 12:40</text:p>
          </table:table-cell>
          <table:table-cell office:value-type="date" office:date-value="2012-12-09T13:40:02" table:style-name="ce3">
            <text:p>09/12/2012 13:40</text:p>
          </table:table-cell>
          <table:table-cell office:value-type="string" table:style-name="ce2">
            <text:p>java.lang.cla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06" table:style-name="ce2">
            <text:p>80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do I define a list of constants in Java?</text:p>
          </table:table-cell>
          <table:table-cell office:value-type="string" table:style-name="ce2">
            <text:p>&lt;java&gt;&lt;design-patterns&gt;&lt;constants&gt;</text:p>
          </table:table-cell>
          <table:table-cell office:value-type="float" office:value="542" table:style-name="ce2">
            <text:p>542</text:p>
          </table:table-cell>
          <table:table-cell office:value-type="float" office:value="0" table:style-name="ce2">
            <text:p>0</text:p>
          </table:table-cell>
          <table:table-cell office:value-type="date" office:date-value="2013-03-31T15:30:09" table:style-name="ce3">
            <text:p>31/03/2013 15:30</text:p>
          </table:table-cell>
          <table:table-cell office:value-type="date" office:date-value="2013-03-31T15:35:13" table:style-name="ce3">
            <text:p>31/03/2013 15:35</text:p>
          </table:table-cell>
          <table:table-cell office:value-type="string" table:style-name="ce2">
            <text:p>java.lang.exceptionininitializererro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07" table:style-name="ce2">
            <text:p>807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Implementing a Queue with access to only n threads - rest should be queued</text:p>
          </table:table-cell>
          <table:table-cell office:value-type="string" table:style-name="ce2">
            <text:p>&lt;java&gt;&lt;multithreading&gt;</text:p>
          </table:table-cell>
          <table:table-cell office:value-type="float" office:value="41" table:style-name="ce2">
            <text:p>41</text:p>
          </table:table-cell>
          <table:table-cell office:value-type="float" office:value="0" table:style-name="ce2">
            <text:p>0</text:p>
          </table:table-cell>
          <table:table-cell office:value-type="date" office:date-value="2015-03-03T06:07:01" table:style-name="ce3">
            <text:p>03/03/2015 06:07</text:p>
          </table:table-cell>
          <table:table-cell office:value-type="date" office:date-value="2015-03-03T06:09:50" table:style-name="ce3">
            <text:p>03/03/2015 06:09</text:p>
          </table:table-cell>
          <table:table-cell office:value-type="string" table:style-name="ce2">
            <text:p>java.util.concurrent.semaphor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08" table:style-name="ce2">
            <text:p>808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Float.parseFloat returns NumberFormatException that does not make sense</text:p>
          </table:table-cell>
          <table:table-cell office:value-type="string" table:style-name="ce2">
            <text:p>&lt;java&gt;&lt;numberformatexception&gt;&lt;parsefloat&gt;</text:p>
          </table:table-cell>
          <table:table-cell office:value-type="float" office:value="68" table:style-name="ce2">
            <text:p>68</text:p>
          </table:table-cell>
          <table:table-cell office:value-type="float" office:value="0" table:style-name="ce2">
            <text:p>0</text:p>
          </table:table-cell>
          <table:table-cell office:value-type="date" office:date-value="2015-11-10T06:21:54" table:style-name="ce3">
            <text:p>10/11/2015 06:21</text:p>
          </table:table-cell>
          <table:table-cell office:value-type="date" office:date-value="2015-11-10T06:31:25" table:style-name="ce3">
            <text:p>10/11/2015 06:31</text:p>
          </table:table-cell>
          <table:table-cell office:value-type="string" table:style-name="ce2">
            <text:p>java.lang.flo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09" table:style-name="ce2">
            <text:p>809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Is it possible for a Java application to connect to a host from multiple IP addresses?</text:p>
          </table:table-cell>
          <table:table-cell office:value-type="string" table:style-name="ce2">
            <text:p>&lt;java&gt;&lt;sockets&gt;</text:p>
          </table:table-cell>
          <table:table-cell office:value-type="float" office:value="84" table:style-name="ce2">
            <text:p>84</text:p>
          </table:table-cell>
          <table:table-cell office:value-type="float" office:value="0" table:style-name="ce2">
            <text:p>0</text:p>
          </table:table-cell>
          <table:table-cell office:value-type="date" office:date-value="2014-06-06T12:51:13" table:style-name="ce3">
            <text:p>06/06/2014 12:51</text:p>
          </table:table-cell>
          <table:table-cell office:value-type="date" office:date-value="2014-06-06T16:18:17" table:style-name="ce3">
            <text:p>06/06/2014 16:18</text:p>
          </table:table-cell>
          <table:table-cell office:value-type="string" table:style-name="ce2">
            <text:p>java.net.socke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10" table:style-name="ce2">
            <text:p>81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to set Filepicker in java swing to select only specific file ? eg . only files with .mo as extension</text:p>
          </table:table-cell>
          <table:table-cell office:value-type="string" table:style-name="ce2">
            <text:p>&lt;java&gt;&lt;swing&gt;&lt;jfilechooser&gt;</text:p>
          </table:table-cell>
          <table:table-cell office:value-type="float" office:value="2707" table:style-name="ce2">
            <text:p>2707</text:p>
          </table:table-cell>
          <table:table-cell office:value-type="float" office:value="0" table:style-name="ce2">
            <text:p>0</text:p>
          </table:table-cell>
          <table:table-cell office:value-type="date" office:date-value="2013-04-15T09:24:09" table:style-name="ce3">
            <text:p>15/04/2013 09:24</text:p>
          </table:table-cell>
          <table:table-cell office:value-type="date" office:date-value="2013-04-15T09:27:12" table:style-name="ce3">
            <text:p>15/04/2013 09:27</text:p>
          </table:table-cell>
          <table:table-cell office:value-type="string" table:style-name="ce2">
            <text:p>javax.swing.jfilechoos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11" table:style-name="ce2">
            <text:p>81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 good implementation of time-based loop on android</text:p>
          </table:table-cell>
          <table:table-cell office:value-type="string" table:style-name="ce2">
            <text:p>&lt;java&gt;&lt;android&gt;&lt;loops&gt;</text:p>
          </table:table-cell>
          <table:table-cell office:value-type="float" office:value="666" table:style-name="ce2">
            <text:p>666</text:p>
          </table:table-cell>
          <table:table-cell office:value-type="float" office:value="1" table:style-name="ce2">
            <text:p>1</text:p>
          </table:table-cell>
          <table:table-cell office:value-type="date" office:date-value="2012-11-27T22:49:40" table:style-name="ce3">
            <text:p>27/11/2012 22:49</text:p>
          </table:table-cell>
          <table:table-cell office:value-type="date" office:date-value="2012-11-27T23:13:39" table:style-name="ce3">
            <text:p>27/11/2012 23:13</text:p>
          </table:table-cell>
          <table:table-cell office:value-type="string" table:style-name="ce2">
            <text:p>java.util.concurrent.scheduledexecutorservic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12" table:style-name="ce2">
            <text:p>812</text:p>
          </table:table-cell>
          <table:table-cell office:value-type="float" office:value="7" table:style-name="ce2">
            <text:p>7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Modular calculator getting data inside a String array</text:p>
          </table:table-cell>
          <table:table-cell office:value-type="string" table:style-name="ce2">
            <text:p>&lt;java&gt;</text:p>
          </table:table-cell>
          <table:table-cell office:value-type="float" office:value="107" table:style-name="ce2">
            <text:p>107</text:p>
          </table:table-cell>
          <table:table-cell office:value-type="float" office:value="0" table:style-name="ce2">
            <text:p>0</text:p>
          </table:table-cell>
          <table:table-cell office:value-type="date" office:date-value="2016-01-05T20:42:32" table:style-name="ce3">
            <text:p>05/01/2016 20:42</text:p>
          </table:table-cell>
          <table:table-cell office:value-type="date" office:date-value="2016-01-05T20:55:35" table:style-name="ce3">
            <text:p>05/01/2016 20:55</text:p>
          </table:table-cell>
          <table:table-cell office:value-type="string" table:style-name="ce2">
            <text:p>java.util.scann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13" table:style-name="ce2">
            <text:p>81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can I get the actual file extension in Java</text:p>
          </table:table-cell>
          <table:table-cell office:value-type="string" table:style-name="ce2">
            <text:p>&lt;java&gt;&lt;mime-types&gt;&lt;file-extension&gt;</text:p>
          </table:table-cell>
          <table:table-cell office:value-type="float" office:value="127" table:style-name="ce2">
            <text:p>127</text:p>
          </table:table-cell>
          <table:table-cell office:value-type="float" office:value="1" table:style-name="ce2">
            <text:p>1</text:p>
          </table:table-cell>
          <table:table-cell office:value-type="date" office:date-value="2015-10-09T13:09:37" table:style-name="ce3">
            <text:p>09/10/2015 13:09</text:p>
          </table:table-cell>
          <table:table-cell office:value-type="date" office:date-value="2015-10-09T13:12:37" table:style-name="ce3">
            <text:p>09/10/2015 13:12</text:p>
          </table:table-cell>
          <table:table-cell office:value-type="string" table:style-name="ce2">
            <text:p>java.nio.file.file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14" table:style-name="ce2">
            <text:p>814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JDBC: jtds getString() returns doubles in scientific notation</text:p>
          </table:table-cell>
          <table:table-cell office:value-type="string" table:style-name="ce2">
            <text:p>&lt;java&gt;&lt;jdbc&gt;&lt;jtds&gt;&lt;number-formatting&gt;</text:p>
          </table:table-cell>
          <table:table-cell office:value-type="float" office:value="1679" table:style-name="ce2">
            <text:p>1679</text:p>
          </table:table-cell>
          <table:table-cell office:value-type="float" office:value="0" table:style-name="ce2">
            <text:p>0</text:p>
          </table:table-cell>
          <table:table-cell office:value-type="date" office:date-value="2012-02-02T14:58:19" table:style-name="ce3">
            <text:p>02/02/2012 14:58</text:p>
          </table:table-cell>
          <table:table-cell office:value-type="date" office:date-value="2012-02-02T15:22:31" table:style-name="ce3">
            <text:p>02/02/2012 15:22</text:p>
          </table:table-cell>
          <table:table-cell office:value-type="string" table:style-name="ce2">
            <text:p>java.text.decimal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15" table:style-name="ce2">
            <text:p>81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to use ServiceRegistry</text:p>
          </table:table-cell>
          <table:table-cell office:value-type="string" table:style-name="ce2">
            <text:p>&lt;java&gt;</text:p>
          </table:table-cell>
          <table:table-cell office:value-type="float" office:value="1329" table:style-name="ce2">
            <text:p>1329</text:p>
          </table:table-cell>
          <table:table-cell office:value-type="float" office:value="0" table:style-name="ce2">
            <text:p>0</text:p>
          </table:table-cell>
          <table:table-cell office:value-type="date" office:date-value="2012-04-12T06:05:34" table:style-name="ce3">
            <text:p>12/04/2012 06:05</text:p>
          </table:table-cell>
          <table:table-cell office:value-type="date" office:date-value="2012-07-18T06:40:56" table:style-name="ce3">
            <text:p>18/07/2012 06:40</text:p>
          </table:table-cell>
          <table:table-cell office:value-type="string" table:style-name="ce2">
            <text:p>javax.imageio.spi.serviceregistry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16" table:style-name="ce2">
            <text:p>816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adoop writables NotSerializableException with Apache Spark API</text:p>
          </table:table-cell>
          <table:table-cell office:value-type="string" table:style-name="ce2">
            <text:p>&lt;java&gt;&lt;apache-spark&gt;</text:p>
          </table:table-cell>
          <table:table-cell office:value-type="float" office:value="2528" table:style-name="ce2">
            <text:p>2528</text:p>
          </table:table-cell>
          <table:table-cell office:value-type="float" office:value="1" table:style-name="ce2">
            <text:p>1</text:p>
          </table:table-cell>
          <table:table-cell office:value-type="date" office:date-value="2015-04-26T10:49:19" table:style-name="ce3">
            <text:p>26/04/2015 10:49</text:p>
          </table:table-cell>
          <table:table-cell office:value-type="date" office:date-value="2015-07-01T23:50:48" table:style-name="ce3">
            <text:p>01/07/2015 23:50</text:p>
          </table:table-cell>
          <table:table-cell office:value-type="string" table:style-name="ce2">
            <text:p>java.lang.cla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17" table:style-name="ce2">
            <text:p>81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dentify the dirty region for a Graphics2D when repainting in Swing</text:p>
          </table:table-cell>
          <table:table-cell office:value-type="string" table:style-name="ce2">
            <text:p>&lt;java&gt;&lt;swing&gt;&lt;awt&gt;&lt;graphics2d&gt;</text:p>
          </table:table-cell>
          <table:table-cell office:value-type="float" office:value="372" table:style-name="ce2">
            <text:p>372</text:p>
          </table:table-cell>
          <table:table-cell office:value-type="float" office:value="0" table:style-name="ce2">
            <text:p>0</text:p>
          </table:table-cell>
          <table:table-cell office:value-type="date" office:date-value="2014-01-07T13:29:27" table:style-name="ce3">
            <text:p>07/01/2014 13:29</text:p>
          </table:table-cell>
          <table:table-cell office:value-type="date" office:date-value="2014-01-07T14:05:13" table:style-name="ce3">
            <text:p>07/01/2014 14:05</text:p>
          </table:table-cell>
          <table:table-cell office:value-type="string" table:style-name="ce2">
            <text:p>javax.swing.jcompone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18" table:style-name="ce2">
            <text:p>818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I can't Get my hyperlinkListener to give the URL; It's NULL value</text:p>
          </table:table-cell>
          <table:table-cell office:value-type="string" table:style-name="ce2">
            <text:p>&lt;java&gt;&lt;html&gt;&lt;hyperlink&gt;</text:p>
          </table:table-cell>
          <table:table-cell office:value-type="float" office:value="668" table:style-name="ce2">
            <text:p>668</text:p>
          </table:table-cell>
          <table:table-cell office:value-type="float" office:value="0" table:style-name="ce2">
            <text:p>0</text:p>
          </table:table-cell>
          <table:table-cell office:value-type="date" office:date-value="2012-06-08T17:40:31" table:style-name="ce3">
            <text:p>08/06/2012 17:40</text:p>
          </table:table-cell>
          <table:table-cell office:value-type="date" office:date-value="2012-06-11T17:27:09" table:style-name="ce3">
            <text:p>11/06/2012 17:27</text:p>
          </table:table-cell>
          <table:table-cell office:value-type="string" table:style-name="ce2">
            <text:p>javax.swing.event.hyperlinkeve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19" table:style-name="ce2">
            <text:p>819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oes Instrumentation API allow to completely redifine the class including its structure?</text:p>
          </table:table-cell>
          <table:table-cell office:value-type="string" table:style-name="ce2">
            <text:p>&lt;java&gt;&lt;instrumentation&gt;</text:p>
          </table:table-cell>
          <table:table-cell office:value-type="float" office:value="615" table:style-name="ce2">
            <text:p>615</text:p>
          </table:table-cell>
          <table:table-cell office:value-type="float" office:value="1" table:style-name="ce2">
            <text:p>1</text:p>
          </table:table-cell>
          <table:table-cell office:value-type="date" office:date-value="2012-06-15T07:24:26" table:style-name="ce3">
            <text:p>15/06/2012 07:24</text:p>
          </table:table-cell>
          <table:table-cell office:value-type="date" office:date-value="2012-06-15T07:30:25" table:style-name="ce3">
            <text:p>15/06/2012 07:30</text:p>
          </table:table-cell>
          <table:table-cell office:value-type="string" table:style-name="ce2">
            <text:p>java.lang.instrument.instrumenta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20" table:style-name="ce2">
            <text:p>820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ThreadPoolExecutor - Core and maximum pool sizes</text:p>
          </table:table-cell>
          <table:table-cell office:value-type="string" table:style-name="ce2">
            <text:p>&lt;java&gt;&lt;threadpoolexecutor&gt;</text:p>
          </table:table-cell>
          <table:table-cell office:value-type="float" office:value="10542" table:style-name="ce2">
            <text:p>10542</text:p>
          </table:table-cell>
          <table:table-cell office:value-type="float" office:value="2" table:style-name="ce2">
            <text:p>2</text:p>
          </table:table-cell>
          <table:table-cell office:value-type="date" office:date-value="2013-07-15T17:20:53" table:style-name="ce3">
            <text:p>15/07/2013 17:20</text:p>
          </table:table-cell>
          <table:table-cell office:value-type="date" office:date-value="2013-09-02T10:37:27" table:style-name="ce3">
            <text:p>02/09/2013 10:37</text:p>
          </table:table-cell>
          <table:table-cell office:value-type="string" table:style-name="ce2">
            <text:p>java.util.concurrent.threadpoolexecuto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21" table:style-name="ce2">
            <text:p>821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Find type parameter of method return type in Java 6 annotation processor</text:p>
          </table:table-cell>
          <table:table-cell office:value-type="string" table:style-name="ce2">
            <text:p>&lt;java&gt;&lt;generics&gt;&lt;annotations&gt;&lt;annotation-processing&gt;</text:p>
          </table:table-cell>
          <table:table-cell office:value-type="float" office:value="4792" table:style-name="ce2">
            <text:p>4792</text:p>
          </table:table-cell>
          <table:table-cell office:value-type="float" office:value="1" table:style-name="ce2">
            <text:p>1</text:p>
          </table:table-cell>
          <table:table-cell office:value-type="date" office:date-value="2009-09-06T12:26:11" table:style-name="ce3">
            <text:p>06/09/2009 12:26</text:p>
          </table:table-cell>
          <table:table-cell office:value-type="date" office:date-value="2013-01-15T18:58:02" table:style-name="ce3">
            <text:p>15/01/2013 18:58</text:p>
          </table:table-cell>
          <table:table-cell office:value-type="string" table:style-name="ce2">
            <text:p>javax.lang.model.util.type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22" table:style-name="ce2">
            <text:p>82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Implementing Comparator class in Java</text:p>
          </table:table-cell>
          <table:table-cell office:value-type="string" table:style-name="ce2">
            <text:p>&lt;java&gt;</text:p>
          </table:table-cell>
          <table:table-cell office:value-type="float" office:value="70" table:style-name="ce2">
            <text:p>70</text:p>
          </table:table-cell>
          <table:table-cell office:value-type="float" office:value="0" table:style-name="ce2">
            <text:p>0</text:p>
          </table:table-cell>
          <table:table-cell office:value-type="date" office:date-value="2016-04-05T18:09:35" table:style-name="ce3">
            <text:p>05/04/2016 18:09</text:p>
          </table:table-cell>
          <table:table-cell office:value-type="date" office:date-value="2016-04-05T18:13:42" table:style-name="ce3">
            <text:p>05/04/2016 18:13</text:p>
          </table:table-cell>
          <table:table-cell office:value-type="string" table:style-name="ce2">
            <text:p>java.util.priorityqueu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23" table:style-name="ce2">
            <text:p>82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canner example loop</text:p>
          </table:table-cell>
          <table:table-cell office:value-type="string" table:style-name="ce2">
            <text:p>&lt;java&gt;&lt;loops&gt;&lt;methods&gt;&lt;integration&gt;&lt;java.util.scanner&gt;</text:p>
          </table:table-cell>
          <table:table-cell office:value-type="float" office:value="74" table:style-name="ce2">
            <text:p>74</text:p>
          </table:table-cell>
          <table:table-cell office:value-type="float" office:value="0" table:style-name="ce2">
            <text:p>0</text:p>
          </table:table-cell>
          <table:table-cell office:value-type="date" office:date-value="2015-10-27T11:16:32" table:style-name="ce3">
            <text:p>27/10/2015 11:16</text:p>
          </table:table-cell>
          <table:table-cell office:value-type="date" office:date-value="2015-10-27T11:35:21" table:style-name="ce3">
            <text:p>27/10/2015 11:35</text:p>
          </table:table-cell>
          <table:table-cell office:value-type="string" table:style-name="ce2">
            <text:p>java.util.scann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24" table:style-name="ce2">
            <text:p>824</text:p>
          </table:table-cell>
          <table:table-cell office:value-type="float" office:value="56" table:style-name="ce2">
            <text:p>5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OFException when reading QueueFile tape</text:p>
          </table:table-cell>
          <table:table-cell office:value-type="string" table:style-name="ce2">
            <text:p>&lt;java&gt;&lt;android&gt;&lt;exception&gt;&lt;square-tape&gt;</text:p>
          </table:table-cell>
          <table:table-cell office:value-type="float" office:value="1363" table:style-name="ce2">
            <text:p>1363</text:p>
          </table:table-cell>
          <table:table-cell office:value-type="float" office:value="1" table:style-name="ce2">
            <text:p>1</text:p>
          </table:table-cell>
          <table:table-cell office:value-type="date" office:date-value="2014-04-04T11:45:18" table:style-name="ce3">
            <text:p>04/04/2014 11:45</text:p>
          </table:table-cell>
          <table:table-cell office:value-type="date" office:date-value="2015-05-13T21:59:56" table:style-name="ce3">
            <text:p>13/05/2015 21:59</text:p>
          </table:table-cell>
          <table:table-cell office:value-type="string" table:style-name="ce2">
            <text:p>java.io.eofexcep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25" table:style-name="ce2">
            <text:p>825</text:p>
          </table:table-cell>
          <table:table-cell office:value-type="float" office:value="4" table:style-name="ce2">
            <text:p>4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Apache Log4j Logging with specific timezone</text:p>
          </table:table-cell>
          <table:table-cell office:value-type="string" table:style-name="ce2">
            <text:p>&lt;java&gt;&lt;timezone&gt;&lt;log4j&gt;</text:p>
          </table:table-cell>
          <table:table-cell office:value-type="float" office:value="12485" table:style-name="ce2">
            <text:p>12485</text:p>
          </table:table-cell>
          <table:table-cell office:value-type="float" office:value="0" table:style-name="ce2">
            <text:p>0</text:p>
          </table:table-cell>
          <table:table-cell office:value-type="date" office:date-value="2012-02-02T16:55:33" table:style-name="ce3">
            <text:p>02/02/2012 16:55</text:p>
          </table:table-cell>
          <table:table-cell office:value-type="date" office:date-value="2012-02-02T17:35:22" table:style-name="ce3">
            <text:p>02/02/2012 17:35</text:p>
          </table:table-cell>
          <table:table-cell office:value-type="string" table:style-name="ce2">
            <text:p>java.text.simpledat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26" table:style-name="ce2">
            <text:p>82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eplacing image pixel in Java2D</text:p>
          </table:table-cell>
          <table:table-cell office:value-type="string" table:style-name="ce2">
            <text:p>&lt;java&gt;&lt;java-2d&gt;</text:p>
          </table:table-cell>
          <table:table-cell office:value-type="float" office:value="1080" table:style-name="ce2">
            <text:p>1080</text:p>
          </table:table-cell>
          <table:table-cell office:value-type="float" office:value="0" table:style-name="ce2">
            <text:p>0</text:p>
          </table:table-cell>
          <table:table-cell office:value-type="date" office:date-value="2012-12-11T06:25:34" table:style-name="ce3">
            <text:p>11/12/2012 06:25</text:p>
          </table:table-cell>
          <table:table-cell office:value-type="date" office:date-value="2012-12-11T08:14:49" table:style-name="ce3">
            <text:p>11/12/2012 08:14</text:p>
          </table:table-cell>
          <table:table-cell office:value-type="string" table:style-name="ce2">
            <text:p>java.awt.image.bufferedimage</text:p>
          </table:table-cell>
          <table:table-cell office:value-type="string" table:style-name="ce2">
            <text:p>java.awt.image.indexcolormodel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827" table:style-name="ce2">
            <text:p>827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essed button as a hotkey</text:p>
          </table:table-cell>
          <table:table-cell office:value-type="string" table:style-name="ce2">
            <text:p>&lt;java&gt;</text:p>
          </table:table-cell>
          <table:table-cell office:value-type="float" office:value="168" table:style-name="ce2">
            <text:p>168</text:p>
          </table:table-cell>
          <table:table-cell office:value-type="float" office:value="0" table:style-name="ce2">
            <text:p>0</text:p>
          </table:table-cell>
          <table:table-cell office:value-type="date" office:date-value="2013-04-18T19:42:14" table:style-name="ce3">
            <text:p>18/04/2013 19:42</text:p>
          </table:table-cell>
          <table:table-cell office:value-type="date" office:date-value="2013-04-18T19:50:02" table:style-name="ce3">
            <text:p>18/04/2013 19:50</text:p>
          </table:table-cell>
          <table:table-cell office:value-type="string" table:style-name="ce2">
            <text:p>java.awt.event.keyeve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28" table:style-name="ce2">
            <text:p>828</text:p>
          </table:table-cell>
          <table:table-cell office:value-type="float" office:value="9" table:style-name="ce2">
            <text:p>9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Interoperability between Graphics2D and GraphicsContext</text:p>
          </table:table-cell>
          <table:table-cell office:value-type="string" table:style-name="ce2">
            <text:p>&lt;java&gt;&lt;awt&gt;&lt;javafx-2&gt;&lt;graphics2d&gt;</text:p>
          </table:table-cell>
          <table:table-cell office:value-type="float" office:value="3266" table:style-name="ce2">
            <text:p>3266</text:p>
          </table:table-cell>
          <table:table-cell office:value-type="float" office:value="2" table:style-name="ce2">
            <text:p>2</text:p>
          </table:table-cell>
          <table:table-cell office:value-type="date" office:date-value="2013-06-12T17:43:59" table:style-name="ce3">
            <text:p>12/06/2013 17:43</text:p>
          </table:table-cell>
          <table:table-cell office:value-type="date" office:date-value="2013-06-12T19:49:21" table:style-name="ce3">
            <text:p>12/06/2013 19:49</text:p>
          </table:table-cell>
          <table:table-cell office:value-type="string" table:style-name="ce2">
            <text:p>java.awt.graphic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29" table:style-name="ce2">
            <text:p>82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Read File Class not creating arraylist</text:p>
          </table:table-cell>
          <table:table-cell office:value-type="string" table:style-name="ce2">
            <text:p>&lt;java&gt;&lt;java.util.scanner&gt;</text:p>
          </table:table-cell>
          <table:table-cell office:value-type="float" office:value="72" table:style-name="ce2">
            <text:p>72</text:p>
          </table:table-cell>
          <table:table-cell office:value-type="float" office:value="0" table:style-name="ce2">
            <text:p>0</text:p>
          </table:table-cell>
          <table:table-cell office:value-type="date" office:date-value="2015-11-27T21:43:44" table:style-name="ce3">
            <text:p>27/11/2015 21:43</text:p>
          </table:table-cell>
          <table:table-cell office:value-type="date" office:date-value="2015-11-27T22:03:00" table:style-name="ce3">
            <text:p>27/11/2015 22:03</text:p>
          </table:table-cell>
          <table:table-cell office:value-type="string" table:style-name="ce2">
            <text:p>java.lang.boolea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30" table:style-name="ce2">
            <text:p>830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IllegalArgumentException caught when parsing URL with JSON String</text:p>
          </table:table-cell>
          <table:table-cell office:value-type="string" table:style-name="ce2">
            <text:p>&lt;java&gt;&lt;url&gt;&lt;uri&gt;&lt;illegalargumentexception&gt;</text:p>
          </table:table-cell>
          <table:table-cell office:value-type="float" office:value="2613" table:style-name="ce2">
            <text:p>2613</text:p>
          </table:table-cell>
          <table:table-cell office:value-type="float" office:value="0" table:style-name="ce2">
            <text:p>0</text:p>
          </table:table-cell>
          <table:table-cell office:value-type="date" office:date-value="2013-07-15T03:53:33" table:style-name="ce3">
            <text:p>15/07/2013 03:53</text:p>
          </table:table-cell>
          <table:table-cell office:value-type="date" office:date-value="2013-07-15T04:05:45" table:style-name="ce3">
            <text:p>15/07/2013 04:05</text:p>
          </table:table-cell>
          <table:table-cell office:value-type="string" table:style-name="ce2">
            <text:p>java.net.uri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31" table:style-name="ce2">
            <text:p>83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Inner FutureTask in Java</text:p>
          </table:table-cell>
          <table:table-cell office:value-type="string" table:style-name="ce2">
            <text:p>&lt;java&gt;</text:p>
          </table:table-cell>
          <table:table-cell office:value-type="float" office:value="293" table:style-name="ce2">
            <text:p>293</text:p>
          </table:table-cell>
          <table:table-cell office:value-type="float" office:value="0" table:style-name="ce2">
            <text:p>0</text:p>
          </table:table-cell>
          <table:table-cell office:value-type="date" office:date-value="2012-12-12T13:40:42" table:style-name="ce3">
            <text:p>12/12/2012 13:40</text:p>
          </table:table-cell>
          <table:table-cell office:value-type="date" office:date-value="2012-12-12T13:53:08" table:style-name="ce3">
            <text:p>12/12/2012 13:53</text:p>
          </table:table-cell>
          <table:table-cell office:value-type="string" table:style-name="ce2">
            <text:p>java.util.concurrent.executor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32" table:style-name="ce2">
            <text:p>83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How to write hashCode method for a particular class?</text:p>
          </table:table-cell>
          <table:table-cell office:value-type="string" table:style-name="ce2">
            <text:p>&lt;java&gt;&lt;class&gt;&lt;character&gt;&lt;hashcode&gt;&lt;compareto&gt;</text:p>
          </table:table-cell>
          <table:table-cell office:value-type="float" office:value="9377" table:style-name="ce2">
            <text:p>9377</text:p>
          </table:table-cell>
          <table:table-cell office:value-type="float" office:value="3" table:style-name="ce2">
            <text:p>3</text:p>
          </table:table-cell>
          <table:table-cell office:value-type="date" office:date-value="2013-05-04T19:05:16" table:style-name="ce3">
            <text:p>04/05/2013 19:05</text:p>
          </table:table-cell>
          <table:table-cell office:value-type="date" office:date-value="2013-05-04T19:06:58" table:style-name="ce3">
            <text:p>04/05/2013 19:06</text:p>
          </table:table-cell>
          <table:table-cell office:value-type="string" table:style-name="ce2">
            <text:p>java.util.array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33" table:style-name="ce2">
            <text:p>83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oblems with Collection.sort</text:p>
          </table:table-cell>
          <table:table-cell office:value-type="string" table:style-name="ce2">
            <text:p>&lt;java&gt;&lt;sorting&gt;</text:p>
          </table:table-cell>
          <table:table-cell office:value-type="float" office:value="197" table:style-name="ce2">
            <text:p>197</text:p>
          </table:table-cell>
          <table:table-cell office:value-type="float" office:value="0" table:style-name="ce2">
            <text:p>0</text:p>
          </table:table-cell>
          <table:table-cell office:value-type="date" office:date-value="2013-11-13T18:54:33" table:style-name="ce3">
            <text:p>13/11/2013 18:54</text:p>
          </table:table-cell>
          <table:table-cell office:value-type="date" office:date-value="2013-11-13T19:17:41" table:style-name="ce3">
            <text:p>13/11/2013 19:17</text:p>
          </table:table-cell>
          <table:table-cell office:value-type="string" table:style-name="ce2">
            <text:p>java.util.comparato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34" table:style-name="ce2">
            <text:p>834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How to rotate an array?</text:p>
          </table:table-cell>
          <table:table-cell office:value-type="string" table:style-name="ce2">
            <text:p>&lt;java&gt;&lt;arrays&gt;&lt;sorting&gt;&lt;optimization&gt;&lt;time-complexity&gt;</text:p>
          </table:table-cell>
          <table:table-cell office:value-type="float" office:value="514" table:style-name="ce2">
            <text:p>514</text:p>
          </table:table-cell>
          <table:table-cell office:value-type="float" office:value="1" table:style-name="ce2">
            <text:p>1</text:p>
          </table:table-cell>
          <table:table-cell office:value-type="date" office:date-value="2015-07-02T02:47:42" table:style-name="ce3">
            <text:p>02/07/2015 02:47</text:p>
          </table:table-cell>
          <table:table-cell office:value-type="date" office:date-value="2015-07-02T03:38:44" table:style-name="ce3">
            <text:p>02/07/2015 03:38</text:p>
          </table:table-cell>
          <table:table-cell office:value-type="string" table:style-name="ce2">
            <text:p>java.lang.syste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35" table:style-name="ce2">
            <text:p>835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Java object Serialization and inheritance</text:p>
          </table:table-cell>
          <table:table-cell office:value-type="string" table:style-name="ce2">
            <text:p>&lt;java&gt;&lt;inheritance&gt;&lt;serialization&gt;&lt;object-serialization&gt;</text:p>
          </table:table-cell>
          <table:table-cell office:value-type="float" office:value="10847" table:style-name="ce2">
            <text:p>10847</text:p>
          </table:table-cell>
          <table:table-cell office:value-type="float" office:value="4" table:style-name="ce2">
            <text:p>4</text:p>
          </table:table-cell>
          <table:table-cell office:value-type="date" office:date-value="2011-12-25T23:30:25" table:style-name="ce3">
            <text:p>25/12/2011 23:30</text:p>
          </table:table-cell>
          <table:table-cell office:value-type="date" office:date-value="2011-12-25T23:33:44" table:style-name="ce3">
            <text:p>25/12/2011 23:33</text:p>
          </table:table-cell>
          <table:table-cell office:value-type="string" table:style-name="ce2">
            <text:p>java.io.serializab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36" table:style-name="ce2">
            <text:p>836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round a floating-point number to the next integer value in java</text:p>
          </table:table-cell>
          <table:table-cell office:value-type="string" table:style-name="ce2">
            <text:p>&lt;java&gt;&lt;integer&gt;&lt;floating-point&gt;&lt;number-rounding&gt;</text:p>
          </table:table-cell>
          <table:table-cell office:value-type="float" office:value="39148" table:style-name="ce2">
            <text:p>39148</text:p>
          </table:table-cell>
          <table:table-cell office:value-type="float" office:value="3" table:style-name="ce2">
            <text:p>3</text:p>
          </table:table-cell>
          <table:table-cell office:value-type="date" office:date-value="2012-01-06T05:52:49" table:style-name="ce3">
            <text:p>06/01/2012 05:52</text:p>
          </table:table-cell>
          <table:table-cell office:value-type="date" office:date-value="2012-01-06T05:56:42" table:style-name="ce3">
            <text:p>06/01/2012 05:56</text:p>
          </table:table-cell>
          <table:table-cell office:value-type="string" table:style-name="ce2">
            <text:p>java.lang.math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37" table:style-name="ce2">
            <text:p>837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How to Draw a Horizontal Line in Java Swing</text:p>
          </table:table-cell>
          <table:table-cell office:value-type="string" table:style-name="ce2">
            <text:p>&lt;java&gt;&lt;user-interface&gt;&lt;swing&gt;</text:p>
          </table:table-cell>
          <table:table-cell office:value-type="float" office:value="15968" table:style-name="ce2">
            <text:p>15968</text:p>
          </table:table-cell>
          <table:table-cell office:value-type="float" office:value="0" table:style-name="ce2">
            <text:p>0</text:p>
          </table:table-cell>
          <table:table-cell office:value-type="date" office:date-value="2010-08-18T15:18:00" table:style-name="ce3">
            <text:p>18/08/2010 15:18</text:p>
          </table:table-cell>
          <table:table-cell office:value-type="date" office:date-value="2010-08-19T17:04:44" table:style-name="ce3">
            <text:p>19/08/2010 17:04</text:p>
          </table:table-cell>
          <table:table-cell office:value-type="string" table:style-name="ce2">
            <text:p>javax.swing.jseparato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38" table:style-name="ce2">
            <text:p>838</text:p>
          </table:table-cell>
          <table:table-cell office:value-type="float" office:value="42" table:style-name="ce2">
            <text:p>42</text:p>
          </table:table-cell>
          <table:table-cell office:value-type="float" office:value="82" table:style-name="ce2">
            <text:p>82</text:p>
          </table:table-cell>
          <table:table-cell office:value-type="string" table:style-name="ce2">
            <text:p>Moving items around in an ArrayList</text:p>
          </table:table-cell>
          <table:table-cell office:value-type="string" table:style-name="ce2">
            <text:p>&lt;java&gt;&lt;arraylist&gt;</text:p>
          </table:table-cell>
          <table:table-cell office:value-type="float" office:value="69559" table:style-name="ce2">
            <text:p>69559</text:p>
          </table:table-cell>
          <table:table-cell office:value-type="float" office:value="15" table:style-name="ce2">
            <text:p>15</text:p>
          </table:table-cell>
          <table:table-cell office:value-type="date" office:date-value="2011-02-08T21:23:24" table:style-name="ce3">
            <text:p>08/02/2011 21:23</text:p>
          </table:table-cell>
          <table:table-cell office:value-type="date" office:date-value="2012-01-23T22:56:56" table:style-name="ce3">
            <text:p>23/01/2012 22:56</text:p>
          </table:table-cell>
          <table:table-cell office:value-type="string" table:style-name="ce2">
            <text:p>java.util.collection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39" table:style-name="ce2">
            <text:p>83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CP how to send/receive real-time large packets in Java?</text:p>
          </table:table-cell>
          <table:table-cell office:value-type="string" table:style-name="ce2">
            <text:p>&lt;java&gt;&lt;linux&gt;&lt;networking&gt;&lt;windows-7&gt;</text:p>
          </table:table-cell>
          <table:table-cell office:value-type="float" office:value="3187" table:style-name="ce2">
            <text:p>3187</text:p>
          </table:table-cell>
          <table:table-cell office:value-type="float" office:value="0" table:style-name="ce2">
            <text:p>0</text:p>
          </table:table-cell>
          <table:table-cell office:value-type="date" office:date-value="2012-01-06T15:23:01" table:style-name="ce3">
            <text:p>06/01/2012 15:23</text:p>
          </table:table-cell>
          <table:table-cell office:value-type="date" office:date-value="2012-01-06T15:34:56" table:style-name="ce3">
            <text:p>06/01/2012 15:34</text:p>
          </table:table-cell>
          <table:table-cell office:value-type="string" table:style-name="ce2">
            <text:p>java.io.datainputstrea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40" table:style-name="ce2">
            <text:p>840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Result set to nested Vector?</text:p>
          </table:table-cell>
          <table:table-cell office:value-type="string" table:style-name="ce2">
            <text:p>&lt;java&gt;&lt;vector&gt;&lt;resultset&gt;</text:p>
          </table:table-cell>
          <table:table-cell office:value-type="float" office:value="1819" table:style-name="ce2">
            <text:p>1819</text:p>
          </table:table-cell>
          <table:table-cell office:value-type="float" office:value="0" table:style-name="ce2">
            <text:p>0</text:p>
          </table:table-cell>
          <table:table-cell office:value-type="date" office:date-value="2012-01-10T13:41:40" table:style-name="ce3">
            <text:p>10/01/2012 13:41</text:p>
          </table:table-cell>
          <table:table-cell office:value-type="date" office:date-value="2012-01-10T13:49:03" table:style-name="ce3">
            <text:p>10/01/2012 13:49</text:p>
          </table:table-cell>
          <table:table-cell office:value-type="string" table:style-name="ce2">
            <text:p>java.util.vecto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41" table:style-name="ce2">
            <text:p>841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ightweight runtime "build system"</text:p>
          </table:table-cell>
          <table:table-cell office:value-type="string" table:style-name="ce2">
            <text:p>&lt;java&gt;&lt;dependencies&gt;</text:p>
          </table:table-cell>
          <table:table-cell office:value-type="float" office:value="234" table:style-name="ce2">
            <text:p>234</text:p>
          </table:table-cell>
          <table:table-cell office:value-type="float" office:value="0" table:style-name="ce2">
            <text:p>0</text:p>
          </table:table-cell>
          <table:table-cell office:value-type="date" office:date-value="2012-01-11T04:48:31" table:style-name="ce3">
            <text:p>11/01/2012 04:48</text:p>
          </table:table-cell>
          <table:table-cell office:value-type="date" office:date-value="2012-03-04T15:58:45" table:style-name="ce3">
            <text:p>04/03/2012 15:58</text:p>
          </table:table-cell>
          <table:table-cell office:value-type="string" table:style-name="ce2">
            <text:p>java.util.concurrent.forkjointask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42" table:style-name="ce2">
            <text:p>842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Getting java.sql.SQLException: Operation not allowed after ResultSet closed</text:p>
          </table:table-cell>
          <table:table-cell office:value-type="string" table:style-name="ce2">
            <text:p>&lt;java&gt;&lt;mysql&gt;&lt;jdbc&gt;&lt;prepared-statement&gt;&lt;resultset&gt;</text:p>
          </table:table-cell>
          <table:table-cell office:value-type="float" office:value="32053" table:style-name="ce2">
            <text:p>32053</text:p>
          </table:table-cell>
          <table:table-cell office:value-type="float" office:value="2" table:style-name="ce2">
            <text:p>2</text:p>
          </table:table-cell>
          <table:table-cell office:value-type="date" office:date-value="2011-04-30T09:36:34" table:style-name="ce3">
            <text:p>30/04/2011 09:36</text:p>
          </table:table-cell>
          <table:table-cell office:value-type="date" office:date-value="2011-04-30T11:41:34" table:style-name="ce3">
            <text:p>30/04/2011 11:41</text:p>
          </table:table-cell>
          <table:table-cell office:value-type="string" table:style-name="ce2">
            <text:p>java.sql.stateme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43" table:style-name="ce2">
            <text:p>84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DataOutput.writeByte()/DataInput.readByte() or other equivalent works in Java?</text:p>
          </table:table-cell>
          <table:table-cell office:value-type="string" table:style-name="ce2">
            <text:p>&lt;java&gt;&lt;sockets&gt;&lt;tcp&gt;&lt;java-io&gt;</text:p>
          </table:table-cell>
          <table:table-cell office:value-type="float" office:value="256" table:style-name="ce2">
            <text:p>256</text:p>
          </table:table-cell>
          <table:table-cell office:value-type="float" office:value="0" table:style-name="ce2">
            <text:p>0</text:p>
          </table:table-cell>
          <table:table-cell office:value-type="date" office:date-value="2013-07-11T02:19:37" table:style-name="ce3">
            <text:p>11/07/2013 02:19</text:p>
          </table:table-cell>
          <table:table-cell office:value-type="date" office:date-value="2013-07-11T03:01:20" table:style-name="ce3">
            <text:p>11/07/2013 03:01</text:p>
          </table:table-cell>
          <table:table-cell office:value-type="string" table:style-name="ce2">
            <text:p>java.net.socke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44" table:style-name="ce2">
            <text:p>844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Program runs out of memory after resolving many domains under a security manager?</text:p>
          </table:table-cell>
          <table:table-cell office:value-type="string" table:style-name="ce2">
            <text:p>&lt;java&gt;&lt;dns&gt;&lt;securitymanager&gt;</text:p>
          </table:table-cell>
          <table:table-cell office:value-type="float" office:value="333" table:style-name="ce2">
            <text:p>333</text:p>
          </table:table-cell>
          <table:table-cell office:value-type="float" office:value="1" table:style-name="ce2">
            <text:p>1</text:p>
          </table:table-cell>
          <table:table-cell office:value-type="date" office:date-value="2013-07-26T20:24:15" table:style-name="ce3">
            <text:p>26/07/2013 20:24</text:p>
          </table:table-cell>
          <table:table-cell office:value-type="date" office:date-value="2013-08-22T07:48:30" table:style-name="ce3">
            <text:p>22/08/2013 07:48</text:p>
          </table:table-cell>
          <table:table-cell office:value-type="string" table:style-name="ce2">
            <text:p>java.net.inetaddre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45" table:style-name="ce2">
            <text:p>84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get length (in time) from an animated GIF</text:p>
          </table:table-cell>
          <table:table-cell office:value-type="string" table:style-name="ce2">
            <text:p>&lt;java&gt;</text:p>
          </table:table-cell>
          <table:table-cell office:value-type="float" office:value="2508" table:style-name="ce2">
            <text:p>2508</text:p>
          </table:table-cell>
          <table:table-cell office:value-type="float" office:value="0" table:style-name="ce2">
            <text:p>0</text:p>
          </table:table-cell>
          <table:table-cell office:value-type="date" office:date-value="2011-12-01T20:33:41" table:style-name="ce3">
            <text:p>01/12/2011 20:33</text:p>
          </table:table-cell>
          <table:table-cell office:value-type="date" office:date-value="2011-12-01T20:52:35" table:style-name="ce3">
            <text:p>01/12/2011 20:52</text:p>
          </table:table-cell>
          <table:table-cell office:value-type="string" table:style-name="ce2">
            <text:p>java.awt.image.imageobserv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46" table:style-name="ce2">
            <text:p>846</text:p>
          </table:table-cell>
          <table:table-cell office:value-type="float" office:value="2" table:style-name="ce2">
            <text:p>2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replace any non-ascii character in a string in java</text:p>
          </table:table-cell>
          <table:table-cell office:value-type="string" table:style-name="ce2">
            <text:p>&lt;java&gt;&lt;regex&gt;&lt;unicode&gt;</text:p>
          </table:table-cell>
          <table:table-cell office:value-type="float" office:value="6749" table:style-name="ce2">
            <text:p>6749</text:p>
          </table:table-cell>
          <table:table-cell office:value-type="float" office:value="1" table:style-name="ce2">
            <text:p>1</text:p>
          </table:table-cell>
          <table:table-cell office:value-type="date" office:date-value="2013-09-04T21:12:25" table:style-name="ce3">
            <text:p>04/09/2013 21:12</text:p>
          </table:table-cell>
          <table:table-cell office:value-type="date" office:date-value="2013-09-04T21:23:24" table:style-name="ce3">
            <text:p>04/09/2013 21:23</text:p>
          </table:table-cell>
          <table:table-cell office:value-type="string" table:style-name="ce2">
            <text:p>java.util.regex.patter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47" table:style-name="ce2">
            <text:p>847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Timer Task</text:p>
          </table:table-cell>
          <table:table-cell office:value-type="string" table:style-name="ce2">
            <text:p>&lt;java&gt;&lt;timer&gt;&lt;timertask&gt;</text:p>
          </table:table-cell>
          <table:table-cell office:value-type="float" office:value="1673" table:style-name="ce2">
            <text:p>1673</text:p>
          </table:table-cell>
          <table:table-cell office:value-type="float" office:value="0" table:style-name="ce2">
            <text:p>0</text:p>
          </table:table-cell>
          <table:table-cell office:value-type="date" office:date-value="2013-08-14T07:12:23" table:style-name="ce3">
            <text:p>14/08/2013 07:12</text:p>
          </table:table-cell>
          <table:table-cell office:value-type="date" office:date-value="2013-08-14T07:22:29" table:style-name="ce3">
            <text:p>14/08/2013 07:22</text:p>
          </table:table-cell>
          <table:table-cell office:value-type="string" table:style-name="ce2">
            <text:p>java.util.concurrent.scheduledexecutorservic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48" table:style-name="ce2">
            <text:p>848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erialversionuid is static and final but then why is it serializable</text:p>
          </table:table-cell>
          <table:table-cell office:value-type="string" table:style-name="ce2">
            <text:p>&lt;java&gt;&lt;serialization&gt;&lt;core&gt;</text:p>
          </table:table-cell>
          <table:table-cell office:value-type="float" office:value="402" table:style-name="ce2">
            <text:p>402</text:p>
          </table:table-cell>
          <table:table-cell office:value-type="float" office:value="2" table:style-name="ce2">
            <text:p>2</text:p>
          </table:table-cell>
          <table:table-cell office:value-type="date" office:date-value="2013-09-11T09:37:13" table:style-name="ce3">
            <text:p>11/09/2013 09:37</text:p>
          </table:table-cell>
          <table:table-cell office:value-type="date" office:date-value="2013-09-11T12:51:30" table:style-name="ce3">
            <text:p>11/09/2013 12:51</text:p>
          </table:table-cell>
          <table:table-cell office:value-type="string" table:style-name="ce2">
            <text:p>java.io.objectstreamcla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49" table:style-name="ce2">
            <text:p>84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ate format issue about simpleFormatDate</text:p>
          </table:table-cell>
          <table:table-cell office:value-type="string" table:style-name="ce2">
            <text:p>&lt;java&gt;&lt;solr&gt;</text:p>
          </table:table-cell>
          <table:table-cell office:value-type="float" office:value="1344" table:style-name="ce2">
            <text:p>1344</text:p>
          </table:table-cell>
          <table:table-cell office:value-type="float" office:value="0" table:style-name="ce2">
            <text:p>0</text:p>
          </table:table-cell>
          <table:table-cell office:value-type="date" office:date-value="2013-09-25T04:07:40" table:style-name="ce3">
            <text:p>25/09/2013 04:07</text:p>
          </table:table-cell>
          <table:table-cell office:value-type="date" office:date-value="2013-09-25T04:29:57" table:style-name="ce3">
            <text:p>25/09/2013 04:29</text:p>
          </table:table-cell>
          <table:table-cell office:value-type="string" table:style-name="ce2">
            <text:p>java.text.simpledat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50" table:style-name="ce2">
            <text:p>850</text:p>
          </table:table-cell>
          <table:table-cell office:value-type="float" office:value="19" table:style-name="ce2">
            <text:p>19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difference between natural ordering and total ordering</text:p>
          </table:table-cell>
          <table:table-cell office:value-type="string" table:style-name="ce2">
            <text:p>&lt;java&gt;&lt;arrays&gt;&lt;sorting&gt;&lt;collections&gt;</text:p>
          </table:table-cell>
          <table:table-cell office:value-type="float" office:value="16563" table:style-name="ce2">
            <text:p>16563</text:p>
          </table:table-cell>
          <table:table-cell office:value-type="float" office:value="6" table:style-name="ce2">
            <text:p>6</text:p>
          </table:table-cell>
          <table:table-cell office:value-type="date" office:date-value="2012-02-07T12:55:33" table:style-name="ce3">
            <text:p>07/02/2012 12:55</text:p>
          </table:table-cell>
          <table:table-cell office:value-type="date" office:date-value="2012-02-07T13:05:49" table:style-name="ce3">
            <text:p>07/02/2012 13:05</text:p>
          </table:table-cell>
          <table:table-cell office:value-type="string" table:style-name="ce2">
            <text:p>java.lang.comparab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51" table:style-name="ce2">
            <text:p>85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to display a mask in jtextfield?</text:p>
          </table:table-cell>
          <table:table-cell office:value-type="string" table:style-name="ce2">
            <text:p>&lt;java&gt;&lt;swing&gt;&lt;awt&gt;</text:p>
          </table:table-cell>
          <table:table-cell office:value-type="float" office:value="2784" table:style-name="ce2">
            <text:p>2784</text:p>
          </table:table-cell>
          <table:table-cell office:value-type="float" office:value="0" table:style-name="ce2">
            <text:p>0</text:p>
          </table:table-cell>
          <table:table-cell office:value-type="date" office:date-value="2012-04-03T14:30:08" table:style-name="ce3">
            <text:p>03/04/2012 14:30</text:p>
          </table:table-cell>
          <table:table-cell office:value-type="date" office:date-value="2012-04-03T14:53:59" table:style-name="ce3">
            <text:p>03/04/2012 14:53</text:p>
          </table:table-cell>
          <table:table-cell office:value-type="string" table:style-name="ce2">
            <text:p>javax.swing.jpasswordfield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52" table:style-name="ce2">
            <text:p>852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Java - how can we get the selected or active frame (getSelectedFrame()) and passe it to JDialog()?</text:p>
          </table:table-cell>
          <table:table-cell office:value-type="string" table:style-name="ce2">
            <text:p>&lt;java&gt;&lt;swing&gt;&lt;jdialog&gt;</text:p>
          </table:table-cell>
          <table:table-cell office:value-type="float" office:value="2080" table:style-name="ce2">
            <text:p>2080</text:p>
          </table:table-cell>
          <table:table-cell office:value-type="float" office:value="1" table:style-name="ce2">
            <text:p>1</text:p>
          </table:table-cell>
          <table:table-cell office:value-type="date" office:date-value="2012-04-23T00:37:52" table:style-name="ce3">
            <text:p>23/04/2012 00:37</text:p>
          </table:table-cell>
          <table:table-cell office:value-type="date" office:date-value="2012-04-23T01:01:42" table:style-name="ce3">
            <text:p>23/04/2012 01:01</text:p>
          </table:table-cell>
          <table:table-cell office:value-type="string" table:style-name="ce2">
            <text:p>javax.swing.jcompone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53" table:style-name="ce2">
            <text:p>85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Java - Run &amp; use .bat file</text:p>
          </table:table-cell>
          <table:table-cell office:value-type="string" table:style-name="ce2">
            <text:p>&lt;java&gt;</text:p>
          </table:table-cell>
          <table:table-cell office:value-type="float" office:value="1492" table:style-name="ce2">
            <text:p>1492</text:p>
          </table:table-cell>
          <table:table-cell office:value-type="float" office:value="0" table:style-name="ce2">
            <text:p>0</text:p>
          </table:table-cell>
          <table:table-cell office:value-type="date" office:date-value="2012-04-24T06:34:13" table:style-name="ce3">
            <text:p>24/04/2012 06:34</text:p>
          </table:table-cell>
          <table:table-cell office:value-type="date" office:date-value="2012-04-24T06:44:15" table:style-name="ce3">
            <text:p>24/04/2012 06:44</text:p>
          </table:table-cell>
          <table:table-cell office:value-type="string" table:style-name="ce2">
            <text:p>java.lang.runtim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54" table:style-name="ce2">
            <text:p>85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ow provide in java atomic read/write of 2 variables together?</text:p>
          </table:table-cell>
          <table:table-cell office:value-type="string" table:style-name="ce2">
            <text:p>&lt;java&gt;&lt;multithreading&gt;&lt;concurrency&gt;&lt;atomic&gt;&lt;operation&gt;</text:p>
          </table:table-cell>
          <table:table-cell office:value-type="float" office:value="530" table:style-name="ce2">
            <text:p>530</text:p>
          </table:table-cell>
          <table:table-cell office:value-type="float" office:value="0" table:style-name="ce2">
            <text:p>0</text:p>
          </table:table-cell>
          <table:table-cell office:value-type="date" office:date-value="2012-02-10T09:52:43" table:style-name="ce3">
            <text:p>10/02/2012 09:52</text:p>
          </table:table-cell>
          <table:table-cell office:value-type="date" office:date-value="2012-02-10T10:08:07" table:style-name="ce3">
            <text:p>10/02/2012 10:08</text:p>
          </table:table-cell>
          <table:table-cell office:value-type="string" table:style-name="ce2">
            <text:p>java.util.concurrent.locks.reentrantreadwritelock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55" table:style-name="ce2">
            <text:p>855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Thread with priority settings</text:p>
          </table:table-cell>
          <table:table-cell office:value-type="string" table:style-name="ce2">
            <text:p>&lt;java&gt;&lt;multithreading&gt;&lt;thread-priority&gt;</text:p>
          </table:table-cell>
          <table:table-cell office:value-type="float" office:value="332" table:style-name="ce2">
            <text:p>332</text:p>
          </table:table-cell>
          <table:table-cell office:value-type="float" office:value="0" table:style-name="ce2">
            <text:p>0</text:p>
          </table:table-cell>
          <table:table-cell office:value-type="date" office:date-value="2012-04-30T14:53:54" table:style-name="ce3">
            <text:p>30/04/2012 14:53</text:p>
          </table:table-cell>
          <table:table-cell office:value-type="date" office:date-value="2012-04-30T15:02:00" table:style-name="ce3">
            <text:p>30/04/2012 15:02</text:p>
          </table:table-cell>
          <table:table-cell office:value-type="string" table:style-name="ce2">
            <text:p>java.lang.thread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56" table:style-name="ce2">
            <text:p>856</text:p>
          </table:table-cell>
          <table:table-cell office:value-type="float" office:value="15" table:style-name="ce2">
            <text:p>15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Difference between List and Array</text:p>
          </table:table-cell>
          <table:table-cell office:value-type="string" table:style-name="ce2">
            <text:p>&lt;java&gt;</text:p>
          </table:table-cell>
          <table:table-cell office:value-type="float" office:value="30274" table:style-name="ce2">
            <text:p>30274</text:p>
          </table:table-cell>
          <table:table-cell office:value-type="float" office:value="0" table:style-name="ce2">
            <text:p>0</text:p>
          </table:table-cell>
          <table:table-cell office:value-type="date" office:date-value="2012-05-07T18:25:40" table:style-name="ce3">
            <text:p>07/05/2012 18:25</text:p>
          </table:table-cell>
          <table:table-cell office:value-type="date" office:date-value="2012-05-07T18:30:58" table:style-name="ce3">
            <text:p>07/05/2012 18:30</text:p>
          </table:table-cell>
          <table:table-cell office:value-type="string" table:style-name="ce2">
            <text:p>java.util.li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57" table:style-name="ce2">
            <text:p>857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Reading Multi-Level XML files in Java</text:p>
          </table:table-cell>
          <table:table-cell office:value-type="string" table:style-name="ce2">
            <text:p>&lt;java&gt;&lt;xml&gt;</text:p>
          </table:table-cell>
          <table:table-cell office:value-type="float" office:value="9467" table:style-name="ce2">
            <text:p>9467</text:p>
          </table:table-cell>
          <table:table-cell office:value-type="float" office:value="1" table:style-name="ce2">
            <text:p>1</text:p>
          </table:table-cell>
          <table:table-cell office:value-type="date" office:date-value="2012-06-29T20:49:03" table:style-name="ce3">
            <text:p>29/06/2012 20:49</text:p>
          </table:table-cell>
          <table:table-cell office:value-type="date" office:date-value="2012-06-29T21:26:35" table:style-name="ce3">
            <text:p>29/06/2012 21:26</text:p>
          </table:table-cell>
          <table:table-cell office:value-type="string" table:style-name="ce2">
            <text:p>org.w3c.dom.nod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58" table:style-name="ce2">
            <text:p>858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Manipulate String by inserting at index</text:p>
          </table:table-cell>
          <table:table-cell office:value-type="string" table:style-name="ce2">
            <text:p>&lt;java&gt;&lt;string&gt;</text:p>
          </table:table-cell>
          <table:table-cell office:value-type="float" office:value="90" table:style-name="ce2">
            <text:p>90</text:p>
          </table:table-cell>
          <table:table-cell office:value-type="float" office:value="0" table:style-name="ce2">
            <text:p>0</text:p>
          </table:table-cell>
          <table:table-cell office:value-type="date" office:date-value="2012-03-06T12:14:08" table:style-name="ce3">
            <text:p>06/03/2012 12:14</text:p>
          </table:table-cell>
          <table:table-cell office:value-type="date" office:date-value="2012-03-06T12:20:52" table:style-name="ce3">
            <text:p>06/03/2012 12:20</text:p>
          </table:table-cell>
          <table:table-cell office:value-type="string" table:style-name="ce2">
            <text:p>java.util.regex.patter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59" table:style-name="ce2">
            <text:p>859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Java: Why does my external program being run freeze when called within Java?</text:p>
          </table:table-cell>
          <table:table-cell office:value-type="string" table:style-name="ce2">
            <text:p>&lt;java&gt;</text:p>
          </table:table-cell>
          <table:table-cell office:value-type="float" office:value="315" table:style-name="ce2">
            <text:p>315</text:p>
          </table:table-cell>
          <table:table-cell office:value-type="float" office:value="0" table:style-name="ce2">
            <text:p>0</text:p>
          </table:table-cell>
          <table:table-cell office:value-type="date" office:date-value="2012-08-17T04:16:39" table:style-name="ce3">
            <text:p>17/08/2012 04:16</text:p>
          </table:table-cell>
          <table:table-cell office:value-type="date" office:date-value="2012-08-17T04:20:31" table:style-name="ce3">
            <text:p>17/08/2012 04:20</text:p>
          </table:table-cell>
          <table:table-cell office:value-type="string" table:style-name="ce2">
            <text:p>java.lang.proce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60" table:style-name="ce2">
            <text:p>860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Arrays Equals Ignoring Order</text:p>
          </table:table-cell>
          <table:table-cell office:value-type="string" table:style-name="ce2">
            <text:p>&lt;java&gt;&lt;arrays&gt;&lt;equals&gt;</text:p>
          </table:table-cell>
          <table:table-cell office:value-type="float" office:value="8891" table:style-name="ce2">
            <text:p>8891</text:p>
          </table:table-cell>
          <table:table-cell office:value-type="float" office:value="2" table:style-name="ce2">
            <text:p>2</text:p>
          </table:table-cell>
          <table:table-cell office:value-type="date" office:date-value="2012-08-17T16:13:40" table:style-name="ce3">
            <text:p>17/08/2012 16:13</text:p>
          </table:table-cell>
          <table:table-cell office:value-type="date" office:date-value="2012-08-17T16:19:40" table:style-name="ce3">
            <text:p>17/08/2012 16:19</text:p>
          </table:table-cell>
          <table:table-cell office:value-type="string" table:style-name="ce2">
            <text:p>java.util.collec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61" table:style-name="ce2">
            <text:p>861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Java ResultSet already closed exception while querying user data</text:p>
          </table:table-cell>
          <table:table-cell office:value-type="string" table:style-name="ce2">
            <text:p>&lt;java&gt;&lt;sql&gt;&lt;jdbc&gt;</text:p>
          </table:table-cell>
          <table:table-cell office:value-type="float" office:value="7610" table:style-name="ce2">
            <text:p>7610</text:p>
          </table:table-cell>
          <table:table-cell office:value-type="float" office:value="0" table:style-name="ce2">
            <text:p>0</text:p>
          </table:table-cell>
          <table:table-cell office:value-type="date" office:date-value="2012-09-09T00:13:38" table:style-name="ce3">
            <text:p>09/09/2012 00:13</text:p>
          </table:table-cell>
          <table:table-cell office:value-type="date" office:date-value="2012-09-10T06:23:06" table:style-name="ce3">
            <text:p>10/09/2012 06:23</text:p>
          </table:table-cell>
          <table:table-cell office:value-type="string" table:style-name="ce2">
            <text:p>java.sql.resultse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62" table:style-name="ce2">
            <text:p>862</text:p>
          </table:table-cell>
          <table:table-cell office:value-type="float" office:value="5" table:style-name="ce2">
            <text:p>5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The type parameter T is hiding the type T in &lt;T&gt; T[] toArray(T[] a) using Eclipse</text:p>
          </table:table-cell>
          <table:table-cell office:value-type="string" table:style-name="ce2">
            <text:p>&lt;java&gt;&lt;eclipse&gt;&lt;generics&gt;&lt;warnings&gt;</text:p>
          </table:table-cell>
          <table:table-cell office:value-type="float" office:value="3885" table:style-name="ce2">
            <text:p>3885</text:p>
          </table:table-cell>
          <table:table-cell office:value-type="float" office:value="0" table:style-name="ce2">
            <text:p>0</text:p>
          </table:table-cell>
          <table:table-cell office:value-type="date" office:date-value="2012-09-22T22:28:12" table:style-name="ce3">
            <text:p>22/09/2012 22:28</text:p>
          </table:table-cell>
          <table:table-cell office:value-type="date" office:date-value="2012-09-22T22:30:43" table:style-name="ce3">
            <text:p>22/09/2012 22:30</text:p>
          </table:table-cell>
          <table:table-cell office:value-type="string" table:style-name="ce2">
            <text:p>java.util.li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63" table:style-name="ce2">
            <text:p>86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s there a function to sum the rasters of two buffered images?</text:p>
          </table:table-cell>
          <table:table-cell office:value-type="string" table:style-name="ce2">
            <text:p>&lt;java&gt;&lt;matrix&gt;&lt;sum&gt;&lt;bufferedimage&gt;&lt;raster&gt;</text:p>
          </table:table-cell>
          <table:table-cell office:value-type="float" office:value="536" table:style-name="ce2">
            <text:p>536</text:p>
          </table:table-cell>
          <table:table-cell office:value-type="float" office:value="0" table:style-name="ce2">
            <text:p>0</text:p>
          </table:table-cell>
          <table:table-cell office:value-type="date" office:date-value="2012-03-12T15:32:04" table:style-name="ce3">
            <text:p>12/03/2012 15:32</text:p>
          </table:table-cell>
          <table:table-cell office:value-type="date" office:date-value="2012-03-12T15:40:53" table:style-name="ce3">
            <text:p>12/03/2012 15:40</text:p>
          </table:table-cell>
          <table:table-cell office:value-type="string" table:style-name="ce2">
            <text:p>java.awt.image.writablerast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64" table:style-name="ce2">
            <text:p>86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canner not stopping to read input</text:p>
          </table:table-cell>
          <table:table-cell office:value-type="string" table:style-name="ce2">
            <text:p>&lt;java&gt;</text:p>
          </table:table-cell>
          <table:table-cell office:value-type="float" office:value="509" table:style-name="ce2">
            <text:p>509</text:p>
          </table:table-cell>
          <table:table-cell office:value-type="float" office:value="0" table:style-name="ce2">
            <text:p>0</text:p>
          </table:table-cell>
          <table:table-cell office:value-type="date" office:date-value="2012-06-17T08:32:46" table:style-name="ce3">
            <text:p>17/06/2012 08:32</text:p>
          </table:table-cell>
          <table:table-cell office:value-type="date" office:date-value="2012-06-17T08:41:28" table:style-name="ce3">
            <text:p>17/06/2012 08:41</text:p>
          </table:table-cell>
          <table:table-cell office:value-type="string" table:style-name="ce2">
            <text:p>java.util.scann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65" table:style-name="ce2">
            <text:p>865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Changing Part of String with Specific Character</text:p>
          </table:table-cell>
          <table:table-cell office:value-type="string" table:style-name="ce2">
            <text:p>&lt;java&gt;&lt;string&gt;&lt;methods&gt;&lt;replace&gt;&lt;substring&gt;</text:p>
          </table:table-cell>
          <table:table-cell office:value-type="float" office:value="206" table:style-name="ce2">
            <text:p>206</text:p>
          </table:table-cell>
          <table:table-cell office:value-type="float" office:value="0" table:style-name="ce2">
            <text:p>0</text:p>
          </table:table-cell>
          <table:table-cell office:value-type="date" office:date-value="2012-11-05T16:37:45" table:style-name="ce3">
            <text:p>05/11/2012 16:37</text:p>
          </table:table-cell>
          <table:table-cell office:value-type="date" office:date-value="2012-11-05T17:15:46" table:style-name="ce3">
            <text:p>05/11/2012 17:15</text:p>
          </table:table-cell>
          <table:table-cell office:value-type="string" table:style-name="ce2">
            <text:p>java.lang.stringbuild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66" table:style-name="ce2">
            <text:p>866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reate a generic array accesing a single particular type</text:p>
          </table:table-cell>
          <table:table-cell office:value-type="string" table:style-name="ce2">
            <text:p>&lt;java&gt;&lt;arrays&gt;&lt;generics&gt;&lt;casting&gt;&lt;arraylist&gt;</text:p>
          </table:table-cell>
          <table:table-cell office:value-type="float" office:value="114" table:style-name="ce2">
            <text:p>114</text:p>
          </table:table-cell>
          <table:table-cell office:value-type="float" office:value="0" table:style-name="ce2">
            <text:p>0</text:p>
          </table:table-cell>
          <table:table-cell office:value-type="date" office:date-value="2013-01-27T09:47:54" table:style-name="ce3">
            <text:p>27/01/2013 09:47</text:p>
          </table:table-cell>
          <table:table-cell office:value-type="date" office:date-value="2013-01-27T09:53:14" table:style-name="ce3">
            <text:p>27/01/2013 09:53</text:p>
          </table:table-cell>
          <table:table-cell office:value-type="string" table:style-name="ce2">
            <text:p>java.util.arrayli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67" table:style-name="ce2">
            <text:p>867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Swing thread communication</text:p>
          </table:table-cell>
          <table:table-cell office:value-type="string" table:style-name="ce2">
            <text:p>&lt;java&gt;&lt;multithreading&gt;&lt;swing&gt;</text:p>
          </table:table-cell>
          <table:table-cell office:value-type="float" office:value="336" table:style-name="ce2">
            <text:p>336</text:p>
          </table:table-cell>
          <table:table-cell office:value-type="float" office:value="0" table:style-name="ce2">
            <text:p>0</text:p>
          </table:table-cell>
          <table:table-cell office:value-type="date" office:date-value="2013-02-22T14:22:22" table:style-name="ce3">
            <text:p>22/02/2013 14:22</text:p>
          </table:table-cell>
          <table:table-cell office:value-type="date" office:date-value="2013-02-22T14:26:37" table:style-name="ce3">
            <text:p>22/02/2013 14:26</text:p>
          </table:table-cell>
          <table:table-cell office:value-type="string" table:style-name="ce2">
            <text:p>javax.swing.swingwork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68" table:style-name="ce2">
            <text:p>868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Make Java Swing Accept user input Path in Windows (copy paste path from explorer)</text:p>
          </table:table-cell>
          <table:table-cell office:value-type="string" table:style-name="ce2">
            <text:p>&lt;java&gt;&lt;windows&gt;&lt;swing&gt;&lt;path&gt;&lt;user-input&gt;</text:p>
          </table:table-cell>
          <table:table-cell office:value-type="float" office:value="582" table:style-name="ce2">
            <text:p>582</text:p>
          </table:table-cell>
          <table:table-cell office:value-type="float" office:value="0" table:style-name="ce2">
            <text:p>0</text:p>
          </table:table-cell>
          <table:table-cell office:value-type="date" office:date-value="2013-01-03T18:52:51" table:style-name="ce3">
            <text:p>03/01/2013 18:52</text:p>
          </table:table-cell>
          <table:table-cell office:value-type="date" office:date-value="2013-01-03T18:54:35" table:style-name="ce3">
            <text:p>03/01/2013 18:54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69" table:style-name="ce2">
            <text:p>869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how to achieve exclusive writing <text:s/>but non-exclusive reading?</text:p>
          </table:table-cell>
          <table:table-cell office:value-type="string" table:style-name="ce2">
            <text:p>&lt;java&gt;&lt;multithreading&gt;</text:p>
          </table:table-cell>
          <table:table-cell office:value-type="float" office:value="157" table:style-name="ce2">
            <text:p>157</text:p>
          </table:table-cell>
          <table:table-cell office:value-type="float" office:value="0" table:style-name="ce2">
            <text:p>0</text:p>
          </table:table-cell>
          <table:table-cell office:value-type="date" office:date-value="2013-03-31T11:22:27" table:style-name="ce3">
            <text:p>31/03/2013 11:22</text:p>
          </table:table-cell>
          <table:table-cell office:value-type="date" office:date-value="2013-03-31T11:28:36" table:style-name="ce3">
            <text:p>31/03/2013 11:28</text:p>
          </table:table-cell>
          <table:table-cell office:value-type="string" table:style-name="ce2">
            <text:p>java.util.concurrent.locks.readwritelock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70" table:style-name="ce2">
            <text:p>87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atch a exception with specific message</text:p>
          </table:table-cell>
          <table:table-cell office:value-type="string" table:style-name="ce2">
            <text:p>&lt;java&gt;&lt;exception-handling&gt;</text:p>
          </table:table-cell>
          <table:table-cell office:value-type="float" office:value="399" table:style-name="ce2">
            <text:p>399</text:p>
          </table:table-cell>
          <table:table-cell office:value-type="float" office:value="0" table:style-name="ce2">
            <text:p>0</text:p>
          </table:table-cell>
          <table:table-cell office:value-type="date" office:date-value="2013-04-11T09:04:02" table:style-name="ce3">
            <text:p>11/04/2013 09:04</text:p>
          </table:table-cell>
          <table:table-cell office:value-type="date" office:date-value="2013-04-11T09:17:05" table:style-name="ce3">
            <text:p>11/04/2013 09:17</text:p>
          </table:table-cell>
          <table:table-cell office:value-type="string" table:style-name="ce2">
            <text:p>java.lang.throwab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71" table:style-name="ce2">
            <text:p>871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alling a node.js script from inside java</text:p>
          </table:table-cell>
          <table:table-cell office:value-type="string" table:style-name="ce2">
            <text:p>&lt;java&gt;&lt;node.js&gt;&lt;console&gt;</text:p>
          </table:table-cell>
          <table:table-cell office:value-type="float" office:value="9473" table:style-name="ce2">
            <text:p>9473</text:p>
          </table:table-cell>
          <table:table-cell office:value-type="float" office:value="5" table:style-name="ce2">
            <text:p>5</text:p>
          </table:table-cell>
          <table:table-cell office:value-type="date" office:date-value="2013-01-11T09:48:35" table:style-name="ce3">
            <text:p>11/01/2013 09:48</text:p>
          </table:table-cell>
          <table:table-cell office:value-type="date" office:date-value="2013-01-11T16:54:58" table:style-name="ce3">
            <text:p>11/01/2013 16:54</text:p>
          </table:table-cell>
          <table:table-cell office:value-type="string" table:style-name="ce2">
            <text:p>java.lang.runtim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72" table:style-name="ce2">
            <text:p>872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find protocol corresponding to URI in Java</text:p>
          </table:table-cell>
          <table:table-cell office:value-type="string" table:style-name="ce2">
            <text:p>&lt;java&gt;&lt;url&gt;&lt;uri&gt;&lt;inputstream&gt;</text:p>
          </table:table-cell>
          <table:table-cell office:value-type="float" office:value="4180" table:style-name="ce2">
            <text:p>4180</text:p>
          </table:table-cell>
          <table:table-cell office:value-type="float" office:value="0" table:style-name="ce2">
            <text:p>0</text:p>
          </table:table-cell>
          <table:table-cell office:value-type="date" office:date-value="2013-10-17T15:19:55" table:style-name="ce3">
            <text:p>17/10/2013 15:19</text:p>
          </table:table-cell>
          <table:table-cell office:value-type="date" office:date-value="2013-10-17T15:26:59" table:style-name="ce3">
            <text:p>17/10/2013 15:26</text:p>
          </table:table-cell>
          <table:table-cell office:value-type="string" table:style-name="ce2">
            <text:p>java.net.uri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73" table:style-name="ce2">
            <text:p>873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Set Date format using Apache POI</text:p>
          </table:table-cell>
          <table:table-cell office:value-type="string" table:style-name="ce2">
            <text:p>&lt;java&gt;&lt;date&gt;&lt;apache-poi&gt;</text:p>
          </table:table-cell>
          <table:table-cell office:value-type="float" office:value="16647" table:style-name="ce2">
            <text:p>16647</text:p>
          </table:table-cell>
          <table:table-cell office:value-type="float" office:value="2" table:style-name="ce2">
            <text:p>2</text:p>
          </table:table-cell>
          <table:table-cell office:value-type="date" office:date-value="2013-01-14T07:27:55" table:style-name="ce3">
            <text:p>14/01/2013 07:27</text:p>
          </table:table-cell>
          <table:table-cell office:value-type="date" office:date-value="2013-01-14T07:57:30" table:style-name="ce3">
            <text:p>14/01/2013 07:57</text:p>
          </table:table-cell>
          <table:table-cell office:value-type="string" table:style-name="ce2">
            <text:p>java.text.simpledat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74" table:style-name="ce2">
            <text:p>87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eading file between two points</text:p>
          </table:table-cell>
          <table:table-cell office:value-type="string" table:style-name="ce2">
            <text:p>&lt;java&gt;&lt;io&gt;&lt;newline&gt;&lt;readfile&gt;</text:p>
          </table:table-cell>
          <table:table-cell office:value-type="float" office:value="1047" table:style-name="ce2">
            <text:p>1047</text:p>
          </table:table-cell>
          <table:table-cell office:value-type="float" office:value="0" table:style-name="ce2">
            <text:p>0</text:p>
          </table:table-cell>
          <table:table-cell office:value-type="date" office:date-value="2013-01-16T16:19:47" table:style-name="ce3">
            <text:p>16/01/2013 16:19</text:p>
          </table:table-cell>
          <table:table-cell office:value-type="date" office:date-value="2013-01-17T20:59:08" table:style-name="ce3">
            <text:p>17/01/2013 20:59</text:p>
          </table:table-cell>
          <table:table-cell office:value-type="string" table:style-name="ce2">
            <text:p>java.io.randomaccessfi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75" table:style-name="ce2">
            <text:p>87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do I find the index of multiple objects in an ArrayList when they are identitcal</text:p>
          </table:table-cell>
          <table:table-cell office:value-type="string" table:style-name="ce2">
            <text:p>&lt;java&gt;&lt;arraylist&gt;&lt;indexof&gt;</text:p>
          </table:table-cell>
          <table:table-cell office:value-type="float" office:value="751" table:style-name="ce2">
            <text:p>751</text:p>
          </table:table-cell>
          <table:table-cell office:value-type="float" office:value="0" table:style-name="ce2">
            <text:p>0</text:p>
          </table:table-cell>
          <table:table-cell office:value-type="date" office:date-value="2013-03-25T01:38:19" table:style-name="ce3">
            <text:p>25/03/2013 01:38</text:p>
          </table:table-cell>
          <table:table-cell office:value-type="date" office:date-value="2013-03-25T01:41:50" table:style-name="ce3">
            <text:p>25/03/2013 01:41</text:p>
          </table:table-cell>
          <table:table-cell office:value-type="string" table:style-name="ce2">
            <text:p>java.util.hashmap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76" table:style-name="ce2">
            <text:p>876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How string class difference from other classes?</text:p>
          </table:table-cell>
          <table:table-cell office:value-type="string" table:style-name="ce2">
            <text:p>&lt;java&gt;&lt;string&gt;</text:p>
          </table:table-cell>
          <table:table-cell office:value-type="float" office:value="335" table:style-name="ce2">
            <text:p>335</text:p>
          </table:table-cell>
          <table:table-cell office:value-type="float" office:value="0" table:style-name="ce2">
            <text:p>0</text:p>
          </table:table-cell>
          <table:table-cell office:value-type="date" office:date-value="2013-04-18T16:23:00" table:style-name="ce3">
            <text:p>18/04/2013 16:23</text:p>
          </table:table-cell>
          <table:table-cell office:value-type="date" office:date-value="2013-04-18T16:27:25" table:style-name="ce3">
            <text:p>18/04/2013 16:27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77" table:style-name="ce2">
            <text:p>87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case insensitive localized ordering</text:p>
          </table:table-cell>
          <table:table-cell office:value-type="string" table:style-name="ce2">
            <text:p>&lt;java&gt;&lt;sorting&gt;&lt;hyphen&gt;</text:p>
          </table:table-cell>
          <table:table-cell office:value-type="float" office:value="960" table:style-name="ce2">
            <text:p>960</text:p>
          </table:table-cell>
          <table:table-cell office:value-type="float" office:value="1" table:style-name="ce2">
            <text:p>1</text:p>
          </table:table-cell>
          <table:table-cell office:value-type="date" office:date-value="2013-10-28T16:59:39" table:style-name="ce3">
            <text:p>28/10/2013 16:59</text:p>
          </table:table-cell>
          <table:table-cell office:value-type="date" office:date-value="2013-10-28T17:26:25" table:style-name="ce3">
            <text:p>28/10/2013 17:26</text:p>
          </table:table-cell>
          <table:table-cell office:value-type="string" table:style-name="ce2">
            <text:p>java.text.rulebasedcollato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78" table:style-name="ce2">
            <text:p>878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fficiently checking for substrings and replacing them - can I improve performance here?</text:p>
          </table:table-cell>
          <table:table-cell office:value-type="string" table:style-name="ce2">
            <text:p>&lt;java&gt;</text:p>
          </table:table-cell>
          <table:table-cell office:value-type="float" office:value="284" table:style-name="ce2">
            <text:p>284</text:p>
          </table:table-cell>
          <table:table-cell office:value-type="float" office:value="0" table:style-name="ce2">
            <text:p>0</text:p>
          </table:table-cell>
          <table:table-cell office:value-type="date" office:date-value="2013-10-11T08:06:37" table:style-name="ce3">
            <text:p>11/10/2013 08:06</text:p>
          </table:table-cell>
          <table:table-cell office:value-type="date" office:date-value="2013-10-11T08:11:47" table:style-name="ce3">
            <text:p>11/10/2013 08:11</text:p>
          </table:table-cell>
          <table:table-cell office:value-type="string" table:style-name="ce2">
            <text:p>java.util.sortedmap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79" table:style-name="ce2">
            <text:p>879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Understanding Map get method</text:p>
          </table:table-cell>
          <table:table-cell office:value-type="string" table:style-name="ce2">
            <text:p>&lt;java&gt;&lt;dictionary&gt;</text:p>
          </table:table-cell>
          <table:table-cell office:value-type="float" office:value="87" table:style-name="ce2">
            <text:p>87</text:p>
          </table:table-cell>
          <table:table-cell office:value-type="float" office:value="0" table:style-name="ce2">
            <text:p>0</text:p>
          </table:table-cell>
          <table:table-cell office:value-type="date" office:date-value="2015-11-23T08:02:48" table:style-name="ce3">
            <text:p>23/11/2015 08:02</text:p>
          </table:table-cell>
          <table:table-cell office:value-type="date" office:date-value="2015-11-23T08:05:56" table:style-name="ce3">
            <text:p>23/11/2015 08:05</text:p>
          </table:table-cell>
          <table:table-cell office:value-type="string" table:style-name="ce2">
            <text:p>java.util.map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80" table:style-name="ce2">
            <text:p>88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erver can not decrypt messages sent by Android 4.2</text:p>
          </table:table-cell>
          <table:table-cell office:value-type="string" table:style-name="ce2">
            <text:p>&lt;java&gt;&lt;android&gt;&lt;encryption&gt;&lt;cryptography&gt;</text:p>
          </table:table-cell>
          <table:table-cell office:value-type="float" office:value="302" table:style-name="ce2">
            <text:p>302</text:p>
          </table:table-cell>
          <table:table-cell office:value-type="float" office:value="0" table:style-name="ce2">
            <text:p>0</text:p>
          </table:table-cell>
          <table:table-cell office:value-type="date" office:date-value="2014-05-26T23:38:41" table:style-name="ce3">
            <text:p>26/05/2014 23:38</text:p>
          </table:table-cell>
          <table:table-cell office:value-type="date" office:date-value="2014-06-02T21:59:04" table:style-name="ce3">
            <text:p>02/06/2014 21:59</text:p>
          </table:table-cell>
          <table:table-cell office:value-type="string" table:style-name="ce2">
            <text:p>javax.crypto.keygenerato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81" table:style-name="ce2">
            <text:p>88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oes the calculation correct for bin to dec?</text:p>
          </table:table-cell>
          <table:table-cell office:value-type="string" table:style-name="ce2">
            <text:p>&lt;java&gt;&lt;binary&gt;</text:p>
          </table:table-cell>
          <table:table-cell office:value-type="float" office:value="41" table:style-name="ce2">
            <text:p>41</text:p>
          </table:table-cell>
          <table:table-cell office:value-type="float" office:value="0" table:style-name="ce2">
            <text:p>0</text:p>
          </table:table-cell>
          <table:table-cell office:value-type="date" office:date-value="2013-07-05T11:44:09" table:style-name="ce3">
            <text:p>05/07/2013 11:44</text:p>
          </table:table-cell>
          <table:table-cell office:value-type="date" office:date-value="2013-07-05T11:51:19" table:style-name="ce3">
            <text:p>05/07/2013 11:51</text:p>
          </table:table-cell>
          <table:table-cell office:value-type="string" table:style-name="ce2">
            <text:p>java.lang.integ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82" table:style-name="ce2">
            <text:p>88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cala Singleton objects</text:p>
          </table:table-cell>
          <table:table-cell office:value-type="string" table:style-name="ce2">
            <text:p>&lt;java&gt;&lt;scala&gt;</text:p>
          </table:table-cell>
          <table:table-cell office:value-type="float" office:value="163" table:style-name="ce2">
            <text:p>163</text:p>
          </table:table-cell>
          <table:table-cell office:value-type="float" office:value="0" table:style-name="ce2">
            <text:p>0</text:p>
          </table:table-cell>
          <table:table-cell office:value-type="date" office:date-value="2014-02-06T13:47:13" table:style-name="ce3">
            <text:p>06/02/2014 13:47</text:p>
          </table:table-cell>
          <table:table-cell office:value-type="date" office:date-value="2014-02-06T14:44:31" table:style-name="ce3">
            <text:p>06/02/2014 14:44</text:p>
          </table:table-cell>
          <table:table-cell office:value-type="string" table:style-name="ce2">
            <text:p>java.awt.poi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83" table:style-name="ce2">
            <text:p>88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Use Java ProcessBuilder to interact with SQLite shell</text:p>
          </table:table-cell>
          <table:table-cell office:value-type="string" table:style-name="ce2">
            <text:p>&lt;java&gt;&lt;sqlite&gt;&lt;processbuilder&gt;</text:p>
          </table:table-cell>
          <table:table-cell office:value-type="float" office:value="888" table:style-name="ce2">
            <text:p>888</text:p>
          </table:table-cell>
          <table:table-cell office:value-type="float" office:value="0" table:style-name="ce2">
            <text:p>0</text:p>
          </table:table-cell>
          <table:table-cell office:value-type="date" office:date-value="2014-01-23T21:09:39" table:style-name="ce3">
            <text:p>23/01/2014 21:09</text:p>
          </table:table-cell>
          <table:table-cell office:value-type="date" office:date-value="2014-01-23T21:32:40" table:style-name="ce3">
            <text:p>23/01/2014 21:32</text:p>
          </table:table-cell>
          <table:table-cell office:value-type="string" table:style-name="ce2">
            <text:p>java.lang.proce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84" table:style-name="ce2">
            <text:p>884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Date comparison in JSP</text:p>
          </table:table-cell>
          <table:table-cell office:value-type="string" table:style-name="ce2">
            <text:p>&lt;java&gt;&lt;html&gt;&lt;sql&gt;&lt;jsp&gt;&lt;date&gt;</text:p>
          </table:table-cell>
          <table:table-cell office:value-type="float" office:value="2470" table:style-name="ce2">
            <text:p>2470</text:p>
          </table:table-cell>
          <table:table-cell office:value-type="float" office:value="0" table:style-name="ce2">
            <text:p>0</text:p>
          </table:table-cell>
          <table:table-cell office:value-type="date" office:date-value="2013-12-21T09:18:22" table:style-name="ce3">
            <text:p>21/12/2013 09:18</text:p>
          </table:table-cell>
          <table:table-cell office:value-type="date" office:date-value="2013-12-21T09:21:49" table:style-name="ce3">
            <text:p>21/12/2013 09:21</text:p>
          </table:table-cell>
          <table:table-cell office:value-type="string" table:style-name="ce2">
            <text:p>java.util.dat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85" table:style-name="ce2">
            <text:p>88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ava file locking mechanism for file based process communication</text:p>
          </table:table-cell>
          <table:table-cell office:value-type="string" table:style-name="ce2">
            <text:p>&lt;java&gt;&lt;linux&gt;&lt;locking&gt;</text:p>
          </table:table-cell>
          <table:table-cell office:value-type="float" office:value="2933" table:style-name="ce2">
            <text:p>2933</text:p>
          </table:table-cell>
          <table:table-cell office:value-type="float" office:value="1" table:style-name="ce2">
            <text:p>1</text:p>
          </table:table-cell>
          <table:table-cell office:value-type="date" office:date-value="2013-05-28T09:40:08" table:style-name="ce3">
            <text:p>28/05/2013 09:40</text:p>
          </table:table-cell>
          <table:table-cell office:value-type="date" office:date-value="2013-05-28T09:43:44" table:style-name="ce3">
            <text:p>28/05/2013 09:43</text:p>
          </table:table-cell>
          <table:table-cell office:value-type="string" table:style-name="ce2">
            <text:p>java.nio.channels.filelock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86" table:style-name="ce2">
            <text:p>886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ross platform hashcode</text:p>
          </table:table-cell>
          <table:table-cell office:value-type="string" table:style-name="ce2">
            <text:p>&lt;java&gt;&lt;php&gt;&lt;android&gt;</text:p>
          </table:table-cell>
          <table:table-cell office:value-type="float" office:value="122" table:style-name="ce2">
            <text:p>122</text:p>
          </table:table-cell>
          <table:table-cell office:value-type="float" office:value="0" table:style-name="ce2">
            <text:p>0</text:p>
          </table:table-cell>
          <table:table-cell office:value-type="date" office:date-value="2013-06-19T06:53:33" table:style-name="ce3">
            <text:p>19/06/2013 06:53</text:p>
          </table:table-cell>
          <table:table-cell office:value-type="date" office:date-value="2013-06-19T06:58:51" table:style-name="ce3">
            <text:p>19/06/2013 06:58</text:p>
          </table:table-cell>
          <table:table-cell office:value-type="string" table:style-name="ce2">
            <text:p>java.util.zip.checksu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87" table:style-name="ce2">
            <text:p>88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omparing Nodes with Collections.sort</text:p>
          </table:table-cell>
          <table:table-cell office:value-type="string" table:style-name="ce2">
            <text:p>&lt;java&gt;&lt;sorting&gt;&lt;collections&gt;&lt;nodes&gt;</text:p>
          </table:table-cell>
          <table:table-cell office:value-type="float" office:value="219" table:style-name="ce2">
            <text:p>219</text:p>
          </table:table-cell>
          <table:table-cell office:value-type="float" office:value="0" table:style-name="ce2">
            <text:p>0</text:p>
          </table:table-cell>
          <table:table-cell office:value-type="date" office:date-value="2013-11-21T13:23:49" table:style-name="ce3">
            <text:p>21/11/2013 13:23</text:p>
          </table:table-cell>
          <table:table-cell office:value-type="date" office:date-value="2013-11-21T13:31:20" table:style-name="ce3">
            <text:p>21/11/2013 13:31</text:p>
          </table:table-cell>
          <table:table-cell office:value-type="string" table:style-name="ce2">
            <text:p>java.lang.comparab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88" table:style-name="ce2">
            <text:p>888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Working with JPEG images in Java</text:p>
          </table:table-cell>
          <table:table-cell office:value-type="string" table:style-name="ce2">
            <text:p>&lt;java&gt;&lt;jpeg&gt;&lt;bufferedimage&gt;&lt;pixels&gt;&lt;dct&gt;</text:p>
          </table:table-cell>
          <table:table-cell office:value-type="float" office:value="498" table:style-name="ce2">
            <text:p>498</text:p>
          </table:table-cell>
          <table:table-cell office:value-type="float" office:value="0" table:style-name="ce2">
            <text:p>0</text:p>
          </table:table-cell>
          <table:table-cell office:value-type="date" office:date-value="2014-03-22T02:38:45" table:style-name="ce3">
            <text:p>22/03/2014 02:38</text:p>
          </table:table-cell>
          <table:table-cell office:value-type="date" office:date-value="2014-03-22T04:52:12" table:style-name="ce3">
            <text:p>22/03/2014 04:52</text:p>
          </table:table-cell>
          <table:table-cell office:value-type="string" table:style-name="ce2">
            <text:p>javax.imageio.imagewritepara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89" table:style-name="ce2">
            <text:p>889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ocket closed error when I try to send/receive a jxrpc over a socket stream</text:p>
          </table:table-cell>
          <table:table-cell office:value-type="string" table:style-name="ce2">
            <text:p>&lt;java&gt;&lt;jackson&gt;</text:p>
          </table:table-cell>
          <table:table-cell office:value-type="float" office:value="246" table:style-name="ce2">
            <text:p>246</text:p>
          </table:table-cell>
          <table:table-cell office:value-type="float" office:value="0" table:style-name="ce2">
            <text:p>0</text:p>
          </table:table-cell>
          <table:table-cell office:value-type="date" office:date-value="2014-03-19T17:01:57" table:style-name="ce3">
            <text:p>19/03/2014 17:01</text:p>
          </table:table-cell>
          <table:table-cell office:value-type="date" office:date-value="2014-03-19T17:09:06" table:style-name="ce3">
            <text:p>19/03/2014 17:09</text:p>
          </table:table-cell>
          <table:table-cell office:value-type="string" table:style-name="ce2">
            <text:p>java.net.socke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90" table:style-name="ce2">
            <text:p>890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URI/URL and String what is the difference?</text:p>
          </table:table-cell>
          <table:table-cell office:value-type="string" table:style-name="ce2">
            <text:p>&lt;java&gt;&lt;url&gt;</text:p>
          </table:table-cell>
          <table:table-cell office:value-type="float" office:value="519" table:style-name="ce2">
            <text:p>519</text:p>
          </table:table-cell>
          <table:table-cell office:value-type="float" office:value="1" table:style-name="ce2">
            <text:p>1</text:p>
          </table:table-cell>
          <table:table-cell office:value-type="date" office:date-value="2014-01-09T10:21:55" table:style-name="ce3">
            <text:p>09/01/2014 10:21</text:p>
          </table:table-cell>
          <table:table-cell office:value-type="date" office:date-value="2014-01-09T10:30:54" table:style-name="ce3">
            <text:p>09/01/2014 10:30</text:p>
          </table:table-cell>
          <table:table-cell office:value-type="string" table:style-name="ce2">
            <text:p>java.net.url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91" table:style-name="ce2">
            <text:p>89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can I parse the format by Java</text:p>
          </table:table-cell>
          <table:table-cell office:value-type="string" table:style-name="ce2">
            <text:p>&lt;java&gt;&lt;parsing&gt;</text:p>
          </table:table-cell>
          <table:table-cell office:value-type="float" office:value="73" table:style-name="ce2">
            <text:p>73</text:p>
          </table:table-cell>
          <table:table-cell office:value-type="float" office:value="0" table:style-name="ce2">
            <text:p>0</text:p>
          </table:table-cell>
          <table:table-cell office:value-type="date" office:date-value="2014-01-01T21:13:08" table:style-name="ce3">
            <text:p>01/01/2014 21:13</text:p>
          </table:table-cell>
          <table:table-cell office:value-type="date" office:date-value="2014-01-01T21:16:09" table:style-name="ce3">
            <text:p>01/01/2014 21:16</text:p>
          </table:table-cell>
          <table:table-cell office:value-type="string" table:style-name="ce2">
            <text:p>java.io.streamtokeniz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92" table:style-name="ce2">
            <text:p>892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in aes decryption <text:s/>"given final block not properly padded" occurred</text:p>
          </table:table-cell>
          <table:table-cell office:value-type="string" table:style-name="ce2">
            <text:p>&lt;java&gt;&lt;encryption&gt;&lt;aes&gt;</text:p>
          </table:table-cell>
          <table:table-cell office:value-type="float" office:value="7588" table:style-name="ce2">
            <text:p>7588</text:p>
          </table:table-cell>
          <table:table-cell office:value-type="float" office:value="0" table:style-name="ce2">
            <text:p>0</text:p>
          </table:table-cell>
          <table:table-cell office:value-type="date" office:date-value="2013-12-02T16:09:23" table:style-name="ce3">
            <text:p>02/12/2013 16:09</text:p>
          </table:table-cell>
          <table:table-cell office:value-type="date" office:date-value="2013-12-02T17:18:28" table:style-name="ce3">
            <text:p>02/12/2013 17:18</text:p>
          </table:table-cell>
          <table:table-cell office:value-type="string" table:style-name="ce2">
            <text:p>javax.crypto.ciph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93" table:style-name="ce2">
            <text:p>893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Use string from arrayList</text:p>
          </table:table-cell>
          <table:table-cell office:value-type="string" table:style-name="ce2">
            <text:p>&lt;java&gt;&lt;string&gt;&lt;arraylist&gt;</text:p>
          </table:table-cell>
          <table:table-cell office:value-type="float" office:value="79" table:style-name="ce2">
            <text:p>79</text:p>
          </table:table-cell>
          <table:table-cell office:value-type="float" office:value="0" table:style-name="ce2">
            <text:p>0</text:p>
          </table:table-cell>
          <table:table-cell office:value-type="date" office:date-value="2013-12-03T12:09:44" table:style-name="ce3">
            <text:p>03/12/2013 12:09</text:p>
          </table:table-cell>
          <table:table-cell office:value-type="date" office:date-value="2013-12-03T12:14:07" table:style-name="ce3">
            <text:p>03/12/2013 12:14</text:p>
          </table:table-cell>
          <table:table-cell office:value-type="string" table:style-name="ce2">
            <text:p>java.util.map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94" table:style-name="ce2">
            <text:p>894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Why am I getting a concurrent modification error?</text:p>
          </table:table-cell>
          <table:table-cell office:value-type="string" table:style-name="ce2">
            <text:p>&lt;java&gt;&lt;multithreading&gt;&lt;thread-safety&gt;&lt;lwjgl&gt;</text:p>
          </table:table-cell>
          <table:table-cell office:value-type="float" office:value="197" table:style-name="ce2">
            <text:p>197</text:p>
          </table:table-cell>
          <table:table-cell office:value-type="float" office:value="0" table:style-name="ce2">
            <text:p>0</text:p>
          </table:table-cell>
          <table:table-cell office:value-type="date" office:date-value="2013-11-29T17:47:36" table:style-name="ce3">
            <text:p>29/11/2013 17:47</text:p>
          </table:table-cell>
          <table:table-cell office:value-type="date" office:date-value="2013-11-29T17:55:31" table:style-name="ce3">
            <text:p>29/11/2013 17:55</text:p>
          </table:table-cell>
          <table:table-cell office:value-type="string" table:style-name="ce2">
            <text:p>java.util.concurrentmodificationexcep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95" table:style-name="ce2">
            <text:p>895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ow to ignore some tags in XML in Jaxb</text:p>
          </table:table-cell>
          <table:table-cell office:value-type="string" table:style-name="ce2">
            <text:p>&lt;java&gt;&lt;xml&gt;&lt;jaxb&gt;</text:p>
          </table:table-cell>
          <table:table-cell office:value-type="float" office:value="2122" table:style-name="ce2">
            <text:p>2122</text:p>
          </table:table-cell>
          <table:table-cell office:value-type="float" office:value="1" table:style-name="ce2">
            <text:p>1</text:p>
          </table:table-cell>
          <table:table-cell office:value-type="date" office:date-value="2014-02-12T11:48:56" table:style-name="ce3">
            <text:p>12/02/2014 11:48</text:p>
          </table:table-cell>
          <table:table-cell office:value-type="date" office:date-value="2014-02-12T12:08:50" table:style-name="ce3">
            <text:p>12/02/2014 12:08</text:p>
          </table:table-cell>
          <table:table-cell office:value-type="string" table:style-name="ce2">
            <text:p>javax.xml.stream.xmlinputfactory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96" table:style-name="ce2">
            <text:p>896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arraylist <text:s/>getting values <text:s/>from index() to index()</text:p>
          </table:table-cell>
          <table:table-cell office:value-type="string" table:style-name="ce2">
            <text:p>&lt;java&gt;&lt;arraylist&gt;</text:p>
          </table:table-cell>
          <table:table-cell office:value-type="float" office:value="1156" table:style-name="ce2">
            <text:p>1156</text:p>
          </table:table-cell>
          <table:table-cell office:value-type="float" office:value="0" table:style-name="ce2">
            <text:p>0</text:p>
          </table:table-cell>
          <table:table-cell office:value-type="date" office:date-value="2014-02-13T11:22:03" table:style-name="ce3">
            <text:p>13/02/2014 11:22</text:p>
          </table:table-cell>
          <table:table-cell office:value-type="date" office:date-value="2014-02-13T11:27:30" table:style-name="ce3">
            <text:p>13/02/2014 11:27</text:p>
          </table:table-cell>
          <table:table-cell office:value-type="string" table:style-name="ce2">
            <text:p>java.util.arrayli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97" table:style-name="ce2">
            <text:p>897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otate a rect about an arc in java swing</text:p>
          </table:table-cell>
          <table:table-cell office:value-type="string" table:style-name="ce2">
            <text:p>&lt;java&gt;&lt;swing&gt;&lt;applet&gt;&lt;japplet&gt;</text:p>
          </table:table-cell>
          <table:table-cell office:value-type="float" office:value="130" table:style-name="ce2">
            <text:p>130</text:p>
          </table:table-cell>
          <table:table-cell office:value-type="float" office:value="1" table:style-name="ce2">
            <text:p>1</text:p>
          </table:table-cell>
          <table:table-cell office:value-type="date" office:date-value="2014-02-13T15:51:05" table:style-name="ce3">
            <text:p>13/02/2014 15:51</text:p>
          </table:table-cell>
          <table:table-cell office:value-type="date" office:date-value="2014-02-13T16:01:14" table:style-name="ce3">
            <text:p>13/02/2014 16:01</text:p>
          </table:table-cell>
          <table:table-cell office:value-type="string" table:style-name="ce2">
            <text:p>java.awt.geom.affinetransfor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98" table:style-name="ce2">
            <text:p>898</text:p>
          </table:table-cell>
          <table:table-cell office:value-type="float" office:value="23" table:style-name="ce2">
            <text:p>23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How to control SimpleDateFormat parse to 19xx or 20xx?</text:p>
          </table:table-cell>
          <table:table-cell office:value-type="string" table:style-name="ce2">
            <text:p>&lt;java&gt;&lt;date-format&gt;&lt;simpledateformat&gt;</text:p>
          </table:table-cell>
          <table:table-cell office:value-type="float" office:value="1431" table:style-name="ce2">
            <text:p>1431</text:p>
          </table:table-cell>
          <table:table-cell office:value-type="float" office:value="1" table:style-name="ce2">
            <text:p>1</text:p>
          </table:table-cell>
          <table:table-cell office:value-type="date" office:date-value="2014-07-23T06:24:27" table:style-name="ce3">
            <text:p>23/07/2014 06:24</text:p>
          </table:table-cell>
          <table:table-cell office:value-type="date" office:date-value="2014-07-23T06:28:59" table:style-name="ce3">
            <text:p>23/07/2014 06:28</text:p>
          </table:table-cell>
          <table:table-cell office:value-type="string" table:style-name="ce2">
            <text:p>java.text.simpledat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899" table:style-name="ce2">
            <text:p>89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Why doesn't Scanner seem to look for a new int every time nextInt is called</text:p>
          </table:table-cell>
          <table:table-cell office:value-type="string" table:style-name="ce2">
            <text:p>&lt;java&gt;&lt;java.util.scanner&gt;</text:p>
          </table:table-cell>
          <table:table-cell office:value-type="float" office:value="56" table:style-name="ce2">
            <text:p>56</text:p>
          </table:table-cell>
          <table:table-cell office:value-type="float" office:value="0" table:style-name="ce2">
            <text:p>0</text:p>
          </table:table-cell>
          <table:table-cell office:value-type="date" office:date-value="2014-10-10T23:13:23" table:style-name="ce3">
            <text:p>10/10/2014 23:13</text:p>
          </table:table-cell>
          <table:table-cell office:value-type="date" office:date-value="2014-10-10T23:17:42" table:style-name="ce3">
            <text:p>10/10/2014 23:17</text:p>
          </table:table-cell>
          <table:table-cell office:value-type="string" table:style-name="ce2">
            <text:p>java.util.scann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00" table:style-name="ce2">
            <text:p>90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ecurity manager java stop override</text:p>
          </table:table-cell>
          <table:table-cell office:value-type="string" table:style-name="ce2">
            <text:p>&lt;java&gt;&lt;securitymanager&gt;</text:p>
          </table:table-cell>
          <table:table-cell office:value-type="float" office:value="98" table:style-name="ce2">
            <text:p>98</text:p>
          </table:table-cell>
          <table:table-cell office:value-type="float" office:value="0" table:style-name="ce2">
            <text:p>0</text:p>
          </table:table-cell>
          <table:table-cell office:value-type="date" office:date-value="2014-11-20T13:48:40" table:style-name="ce3">
            <text:p>20/11/2014 13:48</text:p>
          </table:table-cell>
          <table:table-cell office:value-type="date" office:date-value="2014-11-20T13:59:53" table:style-name="ce3">
            <text:p>20/11/2014 13:59</text:p>
          </table:table-cell>
          <table:table-cell office:value-type="string" table:style-name="ce2">
            <text:p>java.lang.runtimepermiss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01" table:style-name="ce2">
            <text:p>90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Observable Java class: clearChanged() and notify observers ... what order?</text:p>
          </table:table-cell>
          <table:table-cell office:value-type="string" table:style-name="ce2">
            <text:p>&lt;java&gt;</text:p>
          </table:table-cell>
          <table:table-cell office:value-type="float" office:value="216" table:style-name="ce2">
            <text:p>216</text:p>
          </table:table-cell>
          <table:table-cell office:value-type="float" office:value="0" table:style-name="ce2">
            <text:p>0</text:p>
          </table:table-cell>
          <table:table-cell office:value-type="date" office:date-value="2014-06-17T01:12:47" table:style-name="ce3">
            <text:p>17/06/2014 01:12</text:p>
          </table:table-cell>
          <table:table-cell office:value-type="date" office:date-value="2014-06-17T01:26:19" table:style-name="ce3">
            <text:p>17/06/2014 01:26</text:p>
          </table:table-cell>
          <table:table-cell office:value-type="string" table:style-name="ce2">
            <text:p>java.util.observab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02" table:style-name="ce2">
            <text:p>90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read a .gz or .bzip2 file in java</text:p>
          </table:table-cell>
          <table:table-cell office:value-type="string" table:style-name="ce2">
            <text:p>&lt;java&gt;&lt;bzip2&gt;&lt;gz&gt;</text:p>
          </table:table-cell>
          <table:table-cell office:value-type="float" office:value="344" table:style-name="ce2">
            <text:p>344</text:p>
          </table:table-cell>
          <table:table-cell office:value-type="float" office:value="0" table:style-name="ce2">
            <text:p>0</text:p>
          </table:table-cell>
          <table:table-cell office:value-type="date" office:date-value="2014-08-15T20:50:24" table:style-name="ce3">
            <text:p>15/08/2014 20:50</text:p>
          </table:table-cell>
          <table:table-cell office:value-type="date" office:date-value="2014-08-15T20:56:22" table:style-name="ce3">
            <text:p>15/08/2014 20:56</text:p>
          </table:table-cell>
          <table:table-cell office:value-type="string" table:style-name="ce2">
            <text:p>java.util.zip.gzipinputstrea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03" table:style-name="ce2">
            <text:p>903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Why does Java ignore the first line of a .properties file?</text:p>
          </table:table-cell>
          <table:table-cell office:value-type="string" table:style-name="ce2">
            <text:p>&lt;java&gt;&lt;properties-file&gt;</text:p>
          </table:table-cell>
          <table:table-cell office:value-type="float" office:value="461" table:style-name="ce2">
            <text:p>461</text:p>
          </table:table-cell>
          <table:table-cell office:value-type="float" office:value="2" table:style-name="ce2">
            <text:p>2</text:p>
          </table:table-cell>
          <table:table-cell office:value-type="date" office:date-value="2014-07-17T17:35:17" table:style-name="ce3">
            <text:p>17/07/2014 17:35</text:p>
          </table:table-cell>
          <table:table-cell office:value-type="date" office:date-value="2014-08-21T22:08:09" table:style-name="ce3">
            <text:p>21/08/2014 22:08</text:p>
          </table:table-cell>
          <table:table-cell office:value-type="string" table:style-name="ce2">
            <text:p>java.util.propertie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04" table:style-name="ce2">
            <text:p>90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Two different format when using same java classes in java application and android application</text:p>
          </table:table-cell>
          <table:table-cell office:value-type="string" table:style-name="ce2">
            <text:p>&lt;java&gt;&lt;android&gt;&lt;datetime&gt;&lt;time&gt;</text:p>
          </table:table-cell>
          <table:table-cell office:value-type="float" office:value="80" table:style-name="ce2">
            <text:p>80</text:p>
          </table:table-cell>
          <table:table-cell office:value-type="float" office:value="0" table:style-name="ce2">
            <text:p>0</text:p>
          </table:table-cell>
          <table:table-cell office:value-type="date" office:date-value="2014-07-18T12:05:34" table:style-name="ce3">
            <text:p>18/07/2014 12:05</text:p>
          </table:table-cell>
          <table:table-cell office:value-type="date" office:date-value="2014-07-18T12:14:51" table:style-name="ce3">
            <text:p>18/07/2014 12:14</text:p>
          </table:table-cell>
          <table:table-cell office:value-type="string" table:style-name="ce2">
            <text:p>java.util.dat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05" table:style-name="ce2">
            <text:p>90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Pseudocode for Hashing Operation</text:p>
          </table:table-cell>
          <table:table-cell office:value-type="string" table:style-name="ce2">
            <text:p>&lt;java&gt;&lt;hashtable&gt;</text:p>
          </table:table-cell>
          <table:table-cell office:value-type="float" office:value="55" table:style-name="ce2">
            <text:p>55</text:p>
          </table:table-cell>
          <table:table-cell office:value-type="float" office:value="2" table:style-name="ce2">
            <text:p>2</text:p>
          </table:table-cell>
          <table:table-cell office:value-type="date" office:date-value="2015-09-09T21:26:22" table:style-name="ce3">
            <text:p>09/09/2015 21:26</text:p>
          </table:table-cell>
          <table:table-cell office:value-type="date" office:date-value="2015-09-09T21:36:46" table:style-name="ce3">
            <text:p>09/09/2015 21:36</text:p>
          </table:table-cell>
          <table:table-cell office:value-type="string" table:style-name="ce2">
            <text:p>java.lang.charact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06" table:style-name="ce2">
            <text:p>906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Why does .equals() result in an Assertion Error when comparing two objects...but only sometimes?</text:p>
          </table:table-cell>
          <table:table-cell office:value-type="string" table:style-name="ce2">
            <text:p>&lt;java&gt;&lt;postgresql&gt;&lt;unit-testing&gt;</text:p>
          </table:table-cell>
          <table:table-cell office:value-type="float" office:value="358" table:style-name="ce2">
            <text:p>358</text:p>
          </table:table-cell>
          <table:table-cell office:value-type="float" office:value="0" table:style-name="ce2">
            <text:p>0</text:p>
          </table:table-cell>
          <table:table-cell office:value-type="date" office:date-value="2015-08-27T09:12:49" table:style-name="ce3">
            <text:p>27/08/2015 09:12</text:p>
          </table:table-cell>
          <table:table-cell office:value-type="date" office:date-value="2015-08-27T09:17:12" table:style-name="ce3">
            <text:p>27/08/2015 09:17</text:p>
          </table:table-cell>
          <table:table-cell office:value-type="string" table:style-name="ce2">
            <text:p>java.lang.objec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07" table:style-name="ce2">
            <text:p>907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Why printing Integer array Object gives hash code while char array object gives value in java?</text:p>
          </table:table-cell>
          <table:table-cell office:value-type="string" table:style-name="ce2">
            <text:p>&lt;java&gt;&lt;arrays&gt;</text:p>
          </table:table-cell>
          <table:table-cell office:value-type="float" office:value="180" table:style-name="ce2">
            <text:p>180</text:p>
          </table:table-cell>
          <table:table-cell office:value-type="float" office:value="0" table:style-name="ce2">
            <text:p>0</text:p>
          </table:table-cell>
          <table:table-cell office:value-type="date" office:date-value="2015-04-23T06:24:24" table:style-name="ce3">
            <text:p>23/04/2015 06:24</text:p>
          </table:table-cell>
          <table:table-cell office:value-type="date" office:date-value="2015-04-23T06:27:09" table:style-name="ce3">
            <text:p>23/04/2015 06:27</text:p>
          </table:table-cell>
          <table:table-cell office:value-type="string" table:style-name="ce2">
            <text:p>java.io.printstrea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08" table:style-name="ce2">
            <text:p>90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What does a GraphicsConfiguration represent in Java?</text:p>
          </table:table-cell>
          <table:table-cell office:value-type="string" table:style-name="ce2">
            <text:p>&lt;java&gt;</text:p>
          </table:table-cell>
          <table:table-cell office:value-type="float" office:value="105" table:style-name="ce2">
            <text:p>105</text:p>
          </table:table-cell>
          <table:table-cell office:value-type="float" office:value="0" table:style-name="ce2">
            <text:p>0</text:p>
          </table:table-cell>
          <table:table-cell office:value-type="date" office:date-value="2015-05-04T19:54:49" table:style-name="ce3">
            <text:p>04/05/2015 19:54</text:p>
          </table:table-cell>
          <table:table-cell office:value-type="date" office:date-value="2015-05-04T20:01:11" table:style-name="ce3">
            <text:p>04/05/2015 20:01</text:p>
          </table:table-cell>
          <table:table-cell office:value-type="string" table:style-name="ce2">
            <text:p>java.awt.graphicsconfigura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09" table:style-name="ce2">
            <text:p>90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hould I be converting to GregorianCalender and how in javascript?</text:p>
          </table:table-cell>
          <table:table-cell office:value-type="string" table:style-name="ce2">
            <text:p>&lt;java&gt;&lt;javascript&gt;&lt;jquery&gt;&lt;ajax&gt;&lt;rest&gt;</text:p>
          </table:table-cell>
          <table:table-cell office:value-type="float" office:value="54" table:style-name="ce2">
            <text:p>54</text:p>
          </table:table-cell>
          <table:table-cell office:value-type="float" office:value="0" table:style-name="ce2">
            <text:p>0</text:p>
          </table:table-cell>
          <table:table-cell office:value-type="date" office:date-value="2015-03-03T19:54:08" table:style-name="ce3">
            <text:p>03/03/2015 19:54</text:p>
          </table:table-cell>
          <table:table-cell office:value-type="date" office:date-value="2015-03-03T22:28:59" table:style-name="ce3">
            <text:p>03/03/2015 22:28</text:p>
          </table:table-cell>
          <table:table-cell office:value-type="string" table:style-name="ce2">
            <text:p>javax.xml.datatype.xmlgregoriancalenda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10" table:style-name="ce2">
            <text:p>910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Java - GAE Datastore persisting Date with specific format</text:p>
          </table:table-cell>
          <table:table-cell office:value-type="string" table:style-name="ce2">
            <text:p>&lt;java&gt;&lt;google-app-engine&gt;&lt;date&gt;&lt;gae-datastore&gt;</text:p>
          </table:table-cell>
          <table:table-cell office:value-type="float" office:value="156" table:style-name="ce2">
            <text:p>156</text:p>
          </table:table-cell>
          <table:table-cell office:value-type="float" office:value="0" table:style-name="ce2">
            <text:p>0</text:p>
          </table:table-cell>
          <table:table-cell office:value-type="date" office:date-value="2015-02-24T07:14:11" table:style-name="ce3">
            <text:p>24/02/2015 07:14</text:p>
          </table:table-cell>
          <table:table-cell office:value-type="date" office:date-value="2015-02-24T11:29:48" table:style-name="ce3">
            <text:p>24/02/2015 11:29</text:p>
          </table:table-cell>
          <table:table-cell office:value-type="string" table:style-name="ce2">
            <text:p>java.util.dat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11" table:style-name="ce2">
            <text:p>91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'm havig trouble generating QR codes dynamicaly</text:p>
          </table:table-cell>
          <table:table-cell office:value-type="string" table:style-name="ce2">
            <text:p>&lt;java&gt;&lt;qr-code&gt;</text:p>
          </table:table-cell>
          <table:table-cell office:value-type="float" office:value="75" table:style-name="ce2">
            <text:p>75</text:p>
          </table:table-cell>
          <table:table-cell office:value-type="float" office:value="0" table:style-name="ce2">
            <text:p>0</text:p>
          </table:table-cell>
          <table:table-cell office:value-type="date" office:date-value="2015-09-23T12:22:00" table:style-name="ce3">
            <text:p>23/09/2015 12:22</text:p>
          </table:table-cell>
          <table:table-cell office:value-type="date" office:date-value="2015-09-23T12:35:05" table:style-name="ce3">
            <text:p>23/09/2015 12:35</text:p>
          </table:table-cell>
          <table:table-cell office:value-type="string" table:style-name="ce2">
            <text:p>javax.imageio.imageio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12" table:style-name="ce2">
            <text:p>91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can I convert Japanese date to Western date in java?</text:p>
          </table:table-cell>
          <table:table-cell office:value-type="string" table:style-name="ce2">
            <text:p>&lt;java&gt;&lt;date&gt;</text:p>
          </table:table-cell>
          <table:table-cell office:value-type="float" office:value="370" table:style-name="ce2">
            <text:p>370</text:p>
          </table:table-cell>
          <table:table-cell office:value-type="float" office:value="3" table:style-name="ce2">
            <text:p>3</text:p>
          </table:table-cell>
          <table:table-cell office:value-type="date" office:date-value="2015-07-20T08:29:47" table:style-name="ce3">
            <text:p>20/07/2015 08:29</text:p>
          </table:table-cell>
          <table:table-cell office:value-type="date" office:date-value="2015-07-20T08:47:21" table:style-name="ce3">
            <text:p>20/07/2015 08:47</text:p>
          </table:table-cell>
          <table:table-cell office:value-type="string" table:style-name="ce2">
            <text:p>java.text.dat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13" table:style-name="ce2">
            <text:p>91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get the file absolute path in JAVA project</text:p>
          </table:table-cell>
          <table:table-cell office:value-type="string" table:style-name="ce2">
            <text:p>&lt;java&gt;</text:p>
          </table:table-cell>
          <table:table-cell office:value-type="float" office:value="991" table:style-name="ce2">
            <text:p>991</text:p>
          </table:table-cell>
          <table:table-cell office:value-type="float" office:value="0" table:style-name="ce2">
            <text:p>0</text:p>
          </table:table-cell>
          <table:table-cell office:value-type="date" office:date-value="2015-07-16T23:57:40" table:style-name="ce3">
            <text:p>16/07/2015 23:57</text:p>
          </table:table-cell>
          <table:table-cell office:value-type="date" office:date-value="2015-07-17T00:56:56" table:style-name="ce3">
            <text:p>17/07/2015 00:56</text:p>
          </table:table-cell>
          <table:table-cell office:value-type="string" table:style-name="ce2">
            <text:p>java.lang.cla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14" table:style-name="ce2">
            <text:p>914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Returning Value From a Method Using java(Threads)</text:p>
          </table:table-cell>
          <table:table-cell office:value-type="string" table:style-name="ce2">
            <text:p>&lt;java&gt;&lt;multithreading&gt;&lt;concurrency&gt;</text:p>
          </table:table-cell>
          <table:table-cell office:value-type="float" office:value="134" table:style-name="ce2">
            <text:p>134</text:p>
          </table:table-cell>
          <table:table-cell office:value-type="float" office:value="1" table:style-name="ce2">
            <text:p>1</text:p>
          </table:table-cell>
          <table:table-cell office:value-type="date" office:date-value="2014-07-15T06:52:37" table:style-name="ce3">
            <text:p>15/07/2014 06:52</text:p>
          </table:table-cell>
          <table:table-cell office:value-type="date" office:date-value="2014-07-15T06:58:06" table:style-name="ce3">
            <text:p>15/07/2014 06:58</text:p>
          </table:table-cell>
          <table:table-cell office:value-type="string" table:style-name="ce2">
            <text:p>java.util.concurrent.executor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15" table:style-name="ce2">
            <text:p>915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JAXB unmarshal mystery XML</text:p>
          </table:table-cell>
          <table:table-cell office:value-type="string" table:style-name="ce2">
            <text:p>&lt;java&gt;&lt;xml&gt;&lt;jaxb&gt;</text:p>
          </table:table-cell>
          <table:table-cell office:value-type="float" office:value="166" table:style-name="ce2">
            <text:p>166</text:p>
          </table:table-cell>
          <table:table-cell office:value-type="float" office:value="0" table:style-name="ce2">
            <text:p>0</text:p>
          </table:table-cell>
          <table:table-cell office:value-type="date" office:date-value="2014-09-09T15:20:37" table:style-name="ce3">
            <text:p>09/09/2014 15:20</text:p>
          </table:table-cell>
          <table:table-cell office:value-type="date" office:date-value="2014-09-09T15:29:29" table:style-name="ce3">
            <text:p>09/09/2014 15:29</text:p>
          </table:table-cell>
          <table:table-cell office:value-type="string" table:style-name="ce2">
            <text:p>org.w3c.dom.eleme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16" table:style-name="ce2">
            <text:p>916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Use JAXB to parse a XML file as a stream</text:p>
          </table:table-cell>
          <table:table-cell office:value-type="string" table:style-name="ce2">
            <text:p>&lt;java&gt;&lt;xml&gt;&lt;jaxb&gt;</text:p>
          </table:table-cell>
          <table:table-cell office:value-type="float" office:value="177" table:style-name="ce2">
            <text:p>177</text:p>
          </table:table-cell>
          <table:table-cell office:value-type="float" office:value="0" table:style-name="ce2">
            <text:p>0</text:p>
          </table:table-cell>
          <table:table-cell office:value-type="date" office:date-value="2015-04-24T11:15:30" table:style-name="ce3">
            <text:p>24/04/2015 11:15</text:p>
          </table:table-cell>
          <table:table-cell office:value-type="date" office:date-value="2015-04-24T11:45:37" table:style-name="ce3">
            <text:p>24/04/2015 11:45</text:p>
          </table:table-cell>
          <table:table-cell office:value-type="string" table:style-name="ce2">
            <text:p>java.io.sequenceinputstrea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17" table:style-name="ce2">
            <text:p>917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Where to save a configuration file in a Java project</text:p>
          </table:table-cell>
          <table:table-cell office:value-type="string" table:style-name="ce2">
            <text:p>&lt;java&gt;&lt;io&gt;&lt;config&gt;</text:p>
          </table:table-cell>
          <table:table-cell office:value-type="float" office:value="64" table:style-name="ce2">
            <text:p>64</text:p>
          </table:table-cell>
          <table:table-cell office:value-type="float" office:value="2" table:style-name="ce2">
            <text:p>2</text:p>
          </table:table-cell>
          <table:table-cell office:value-type="date" office:date-value="2015-04-14T20:21:38" table:style-name="ce3">
            <text:p>14/04/2015 20:21</text:p>
          </table:table-cell>
          <table:table-cell office:value-type="date" office:date-value="2015-04-14T20:40:37" table:style-name="ce3">
            <text:p>14/04/2015 20:40</text:p>
          </table:table-cell>
          <table:table-cell office:value-type="string" table:style-name="ce2">
            <text:p>javax.swing.swingutilitie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18" table:style-name="ce2">
            <text:p>918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What does ActionEvent e mean?</text:p>
          </table:table-cell>
          <table:table-cell office:value-type="string" table:style-name="ce2">
            <text:p>&lt;java&gt;&lt;awt&gt;&lt;actionlistener&gt;&lt;actionevent&gt;</text:p>
          </table:table-cell>
          <table:table-cell office:value-type="float" office:value="2246" table:style-name="ce2">
            <text:p>2246</text:p>
          </table:table-cell>
          <table:table-cell office:value-type="float" office:value="0" table:style-name="ce2">
            <text:p>0</text:p>
          </table:table-cell>
          <table:table-cell office:value-type="date" office:date-value="2015-07-04T01:41:57" table:style-name="ce3">
            <text:p>04/07/2015 01:41</text:p>
          </table:table-cell>
          <table:table-cell office:value-type="date" office:date-value="2015-07-04T01:52:20" table:style-name="ce3">
            <text:p>04/07/2015 01:52</text:p>
          </table:table-cell>
          <table:table-cell office:value-type="string" table:style-name="ce2">
            <text:p>java.awt.event.actioneve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19" table:style-name="ce2">
            <text:p>919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Error reversing queue</text:p>
          </table:table-cell>
          <table:table-cell office:value-type="string" table:style-name="ce2">
            <text:p>&lt;java&gt;&lt;recursion&gt;&lt;queue&gt;&lt;reverse&gt;</text:p>
          </table:table-cell>
          <table:table-cell office:value-type="float" office:value="36" table:style-name="ce2">
            <text:p>36</text:p>
          </table:table-cell>
          <table:table-cell office:value-type="float" office:value="0" table:style-name="ce2">
            <text:p>0</text:p>
          </table:table-cell>
          <table:table-cell office:value-type="date" office:date-value="2016-02-28T14:43:20" table:style-name="ce3">
            <text:p>28/02/2016 14:43</text:p>
          </table:table-cell>
          <table:table-cell office:value-type="date" office:date-value="2016-02-28T14:47:51" table:style-name="ce3">
            <text:p>28/02/2016 14:47</text:p>
          </table:table-cell>
          <table:table-cell office:value-type="string" table:style-name="ce2">
            <text:p>java.util.queu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20" table:style-name="ce2">
            <text:p>92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list all files from the resources directory</text:p>
          </table:table-cell>
          <table:table-cell office:value-type="string" table:style-name="ce2">
            <text:p>&lt;java&gt;</text:p>
          </table:table-cell>
          <table:table-cell office:value-type="float" office:value="199" table:style-name="ce2">
            <text:p>199</text:p>
          </table:table-cell>
          <table:table-cell office:value-type="float" office:value="0" table:style-name="ce2">
            <text:p>0</text:p>
          </table:table-cell>
          <table:table-cell office:value-type="date" office:date-value="2016-03-18T20:26:16" table:style-name="ce3">
            <text:p>18/03/2016 20:26</text:p>
          </table:table-cell>
          <table:table-cell office:value-type="date" office:date-value="2016-03-18T20:47:11" table:style-name="ce3">
            <text:p>18/03/2016 20:47</text:p>
          </table:table-cell>
          <table:table-cell office:value-type="string" table:style-name="ce2">
            <text:p>java.util.jar.jarfi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21" table:style-name="ce2">
            <text:p>92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Incompatible types error in ArrayList but both are String</text:p>
          </table:table-cell>
          <table:table-cell office:value-type="string" table:style-name="ce2">
            <text:p>&lt;java&gt;&lt;arraylist&gt;&lt;incompatibletypeerror&gt;</text:p>
          </table:table-cell>
          <table:table-cell office:value-type="float" office:value="58" table:style-name="ce2">
            <text:p>58</text:p>
          </table:table-cell>
          <table:table-cell office:value-type="float" office:value="0" table:style-name="ce2">
            <text:p>0</text:p>
          </table:table-cell>
          <table:table-cell office:value-type="date" office:date-value="2016-03-03T21:54:18" table:style-name="ce3">
            <text:p>03/03/2016 21:54</text:p>
          </table:table-cell>
          <table:table-cell office:value-type="date" office:date-value="2016-03-03T21:58:31" table:style-name="ce3">
            <text:p>03/03/2016 21:58</text:p>
          </table:table-cell>
          <table:table-cell office:value-type="string" table:style-name="ce2">
            <text:p>java.lang.cla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22" table:style-name="ce2">
            <text:p>92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pawn objects in a game level at set time</text:p>
          </table:table-cell>
          <table:table-cell office:value-type="string" table:style-name="ce2">
            <text:p>&lt;java&gt;&lt;spawning&gt;</text:p>
          </table:table-cell>
          <table:table-cell office:value-type="float" office:value="148" table:style-name="ce2">
            <text:p>148</text:p>
          </table:table-cell>
          <table:table-cell office:value-type="float" office:value="0" table:style-name="ce2">
            <text:p>0</text:p>
          </table:table-cell>
          <table:table-cell office:value-type="date" office:date-value="2015-04-06T15:19:03" table:style-name="ce3">
            <text:p>06/04/2015 15:19</text:p>
          </table:table-cell>
          <table:table-cell office:value-type="date" office:date-value="2015-04-06T15:52:34" table:style-name="ce3">
            <text:p>06/04/2015 15:52</text:p>
          </table:table-cell>
          <table:table-cell office:value-type="string" table:style-name="ce2">
            <text:p>java.util.tim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23" table:style-name="ce2">
            <text:p>92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Why string '35/35/1985` parses to `Sat Dec 05 00:00:00 IST 1987` date object?</text:p>
          </table:table-cell>
          <table:table-cell office:value-type="string" table:style-name="ce2">
            <text:p>&lt;java&gt;&lt;date&gt;</text:p>
          </table:table-cell>
          <table:table-cell office:value-type="float" office:value="57" table:style-name="ce2">
            <text:p>57</text:p>
          </table:table-cell>
          <table:table-cell office:value-type="float" office:value="0" table:style-name="ce2">
            <text:p>0</text:p>
          </table:table-cell>
          <table:table-cell office:value-type="date" office:date-value="2016-02-04T12:25:37" table:style-name="ce3">
            <text:p>04/02/2016 12:25</text:p>
          </table:table-cell>
          <table:table-cell office:value-type="date" office:date-value="2016-02-04T12:33:29" table:style-name="ce3">
            <text:p>04/02/2016 12:33</text:p>
          </table:table-cell>
          <table:table-cell office:value-type="string" table:style-name="ce2">
            <text:p>java.text.dat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24" table:style-name="ce2">
            <text:p>92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does hibernate arranges column while creating a table?</text:p>
          </table:table-cell>
          <table:table-cell office:value-type="string" table:style-name="ce2">
            <text:p>&lt;java&gt;&lt;sql&gt;&lt;hibernate&gt;&lt;postgresql&gt;&lt;create-table&gt;</text:p>
          </table:table-cell>
          <table:table-cell office:value-type="float" office:value="61" table:style-name="ce2">
            <text:p>61</text:p>
          </table:table-cell>
          <table:table-cell office:value-type="float" office:value="0" table:style-name="ce2">
            <text:p>0</text:p>
          </table:table-cell>
          <table:table-cell office:value-type="date" office:date-value="2016-02-25T17:30:51" table:style-name="ce3">
            <text:p>25/02/2016 17:30</text:p>
          </table:table-cell>
          <table:table-cell office:value-type="date" office:date-value="2016-02-25T17:38:33" table:style-name="ce3">
            <text:p>25/02/2016 17:38</text:p>
          </table:table-cell>
          <table:table-cell office:value-type="string" table:style-name="ce2">
            <text:p>java.lang.cla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25" table:style-name="ce2">
            <text:p>92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nserting a string into a bytebuffer</text:p>
          </table:table-cell>
          <table:table-cell office:value-type="string" table:style-name="ce2">
            <text:p>&lt;java&gt;&lt;bytebuffer&gt;</text:p>
          </table:table-cell>
          <table:table-cell office:value-type="float" office:value="47" table:style-name="ce2">
            <text:p>47</text:p>
          </table:table-cell>
          <table:table-cell office:value-type="float" office:value="0" table:style-name="ce2">
            <text:p>0</text:p>
          </table:table-cell>
          <table:table-cell office:value-type="date" office:date-value="2016-04-28T18:34:00" table:style-name="ce3">
            <text:p>28/04/2016 18:34</text:p>
          </table:table-cell>
          <table:table-cell office:value-type="date" office:date-value="2016-04-28T18:48:05" table:style-name="ce3">
            <text:p>28/04/2016 18:48</text:p>
          </table:table-cell>
          <table:table-cell office:value-type="string" table:style-name="ce2">
            <text:p>java.nio.bytebuff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26" table:style-name="ce2">
            <text:p>92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reating an object of Random class or using Math.random() in order to generate random numbers</text:p>
          </table:table-cell>
          <table:table-cell office:value-type="string" table:style-name="ce2">
            <text:p>&lt;java&gt;&lt;random&gt;</text:p>
          </table:table-cell>
          <table:table-cell office:value-type="float" office:value="93" table:style-name="ce2">
            <text:p>93</text:p>
          </table:table-cell>
          <table:table-cell office:value-type="float" office:value="0" table:style-name="ce2">
            <text:p>0</text:p>
          </table:table-cell>
          <table:table-cell office:value-type="date" office:date-value="2016-04-06T20:49:40" table:style-name="ce3">
            <text:p>06/04/2016 20:49</text:p>
          </table:table-cell>
          <table:table-cell office:value-type="date" office:date-value="2016-04-06T21:05:41" table:style-name="ce3">
            <text:p>06/04/2016 21:05</text:p>
          </table:table-cell>
          <table:table-cell office:value-type="string" table:style-name="ce2">
            <text:p>java.lang.math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27" table:style-name="ce2">
            <text:p>927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Understanding object ownership in Java</text:p>
          </table:table-cell>
          <table:table-cell office:value-type="string" table:style-name="ce2">
            <text:p>&lt;java&gt;&lt;collections&gt;&lt;synchronized&gt;</text:p>
          </table:table-cell>
          <table:table-cell office:value-type="float" office:value="69" table:style-name="ce2">
            <text:p>69</text:p>
          </table:table-cell>
          <table:table-cell office:value-type="float" office:value="0" table:style-name="ce2">
            <text:p>0</text:p>
          </table:table-cell>
          <table:table-cell office:value-type="date" office:date-value="2016-01-01T07:37:37" table:style-name="ce3">
            <text:p>01/01/2016 07:37</text:p>
          </table:table-cell>
          <table:table-cell office:value-type="date" office:date-value="2016-01-01T08:01:51" table:style-name="ce3">
            <text:p>01/01/2016 08:01</text:p>
          </table:table-cell>
          <table:table-cell office:value-type="string" table:style-name="ce2">
            <text:p>java.util.collection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28" table:style-name="ce2">
            <text:p>928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ow to limit length of regex in this regex?</text:p>
          </table:table-cell>
          <table:table-cell office:value-type="string" table:style-name="ce2">
            <text:p>&lt;java&gt;&lt;regex&gt;</text:p>
          </table:table-cell>
          <table:table-cell office:value-type="float" office:value="62" table:style-name="ce2">
            <text:p>62</text:p>
          </table:table-cell>
          <table:table-cell office:value-type="float" office:value="0" table:style-name="ce2">
            <text:p>0</text:p>
          </table:table-cell>
          <table:table-cell office:value-type="date" office:date-value="2016-06-25T19:13:33" table:style-name="ce3">
            <text:p>25/06/2016 19:13</text:p>
          </table:table-cell>
          <table:table-cell office:value-type="date" office:date-value="2016-06-25T19:32:03" table:style-name="ce3">
            <text:p>25/06/2016 19:32</text:p>
          </table:table-cell>
          <table:table-cell office:value-type="string" table:style-name="ce2">
            <text:p>java.util.regex.patter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29" table:style-name="ce2">
            <text:p>92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eanings of instrumentation <text:s/>notification and synchronization</text:p>
          </table:table-cell>
          <table:table-cell office:value-type="string" table:style-name="ce2">
            <text:p>&lt;java&gt;&lt;notifications&gt;&lt;synchronization&gt;&lt;instrumentation&gt;</text:p>
          </table:table-cell>
          <table:table-cell office:value-type="float" office:value="25" table:style-name="ce2">
            <text:p>25</text:p>
          </table:table-cell>
          <table:table-cell office:value-type="float" office:value="0" table:style-name="ce2">
            <text:p>0</text:p>
          </table:table-cell>
          <table:table-cell office:value-type="date" office:date-value="2016-07-30T14:31:02" table:style-name="ce3">
            <text:p>30/07/2016 14:31</text:p>
          </table:table-cell>
          <table:table-cell office:value-type="date" office:date-value="2016-07-30T14:58:52" table:style-name="ce3">
            <text:p>30/07/2016 14:58</text:p>
          </table:table-cell>
          <table:table-cell office:value-type="string" table:style-name="ce2">
            <text:p>java.lang.instrument.instrumenta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30" table:style-name="ce2">
            <text:p>93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omparing two byte arrays which represent two pictures</text:p>
          </table:table-cell>
          <table:table-cell office:value-type="string" table:style-name="ce2">
            <text:p>&lt;java&gt;&lt;android&gt;&lt;image-comparison&gt;</text:p>
          </table:table-cell>
          <table:table-cell office:value-type="float" office:value="2302" table:style-name="ce2">
            <text:p>2302</text:p>
          </table:table-cell>
          <table:table-cell office:value-type="float" office:value="1" table:style-name="ce2">
            <text:p>1</text:p>
          </table:table-cell>
          <table:table-cell office:value-type="date" office:date-value="2012-08-04T14:31:06" table:style-name="ce3">
            <text:p>04/08/2012 14:31</text:p>
          </table:table-cell>
          <table:table-cell office:value-type="date" office:date-value="2012-08-04T14:49:11" table:style-name="ce3">
            <text:p>04/08/2012 14:49</text:p>
          </table:table-cell>
          <table:table-cell office:value-type="string" table:style-name="ce2">
            <text:p>java.util.array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31" table:style-name="ce2">
            <text:p>931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onverting from Int to Hex in Delphi and Java</text:p>
          </table:table-cell>
          <table:table-cell office:value-type="string" table:style-name="ce2">
            <text:p>&lt;java&gt;&lt;delphi&gt;&lt;int&gt;&lt;hex&gt;</text:p>
          </table:table-cell>
          <table:table-cell office:value-type="float" office:value="164" table:style-name="ce2">
            <text:p>164</text:p>
          </table:table-cell>
          <table:table-cell office:value-type="float" office:value="0" table:style-name="ce2">
            <text:p>0</text:p>
          </table:table-cell>
          <table:table-cell office:value-type="date" office:date-value="2016-05-24T09:57:35" table:style-name="ce3">
            <text:p>24/05/2016 09:57</text:p>
          </table:table-cell>
          <table:table-cell office:value-type="date" office:date-value="2016-05-24T10:21:26" table:style-name="ce3">
            <text:p>24/05/2016 10:21</text:p>
          </table:table-cell>
          <table:table-cell office:value-type="string" table:style-name="ce2">
            <text:p>java.util.formatt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32" table:style-name="ce2">
            <text:p>932</text:p>
          </table:table-cell>
          <table:table-cell office:value-type="float" office:value="16" table:style-name="ce2">
            <text:p>16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System.exit(0) does not prevent finally being called when have a SecurityManager.checkExit throw an exception</text:p>
          </table:table-cell>
          <table:table-cell office:value-type="string" table:style-name="ce2">
            <text:p>&lt;java&gt;</text:p>
          </table:table-cell>
          <table:table-cell office:value-type="float" office:value="641" table:style-name="ce2">
            <text:p>641</text:p>
          </table:table-cell>
          <table:table-cell office:value-type="float" office:value="3" table:style-name="ce2">
            <text:p>3</text:p>
          </table:table-cell>
          <table:table-cell office:value-type="date" office:date-value="2016-06-17T07:41:26" table:style-name="ce3">
            <text:p>17/06/2016 07:41</text:p>
          </table:table-cell>
          <table:table-cell office:value-type="date" office:date-value="2016-06-17T07:59:36" table:style-name="ce3">
            <text:p>17/06/2016 07:59</text:p>
          </table:table-cell>
          <table:table-cell office:value-type="string" table:style-name="ce2">
            <text:p>java.lang.syste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33" table:style-name="ce2">
            <text:p>93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CEPDF Printing Problem</text:p>
          </table:table-cell>
          <table:table-cell office:value-type="string" table:style-name="ce2">
            <text:p>&lt;java&gt;&lt;pdf&gt;&lt;printing&gt;&lt;icepdf&gt;</text:p>
          </table:table-cell>
          <table:table-cell office:value-type="float" office:value="1434" table:style-name="ce2">
            <text:p>1434</text:p>
          </table:table-cell>
          <table:table-cell office:value-type="float" office:value="1" table:style-name="ce2">
            <text:p>1</text:p>
          </table:table-cell>
          <table:table-cell office:value-type="date" office:date-value="2011-02-27T04:09:45" table:style-name="ce3">
            <text:p>27/02/2011 04:09</text:p>
          </table:table-cell>
          <table:table-cell office:value-type="date" office:date-value="2012-03-09T15:37:14" table:style-name="ce3">
            <text:p>09/03/2012 15:37</text:p>
          </table:table-cell>
          <table:table-cell office:value-type="string" table:style-name="ce2">
            <text:p>javax.print.printservicelookup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34" table:style-name="ce2">
            <text:p>93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find the content of String Constant Pool in Java?</text:p>
          </table:table-cell>
          <table:table-cell office:value-type="string" table:style-name="ce2">
            <text:p>&lt;java&gt;&lt;string&gt;&lt;pool&gt;</text:p>
          </table:table-cell>
          <table:table-cell office:value-type="float" office:value="189" table:style-name="ce2">
            <text:p>189</text:p>
          </table:table-cell>
          <table:table-cell office:value-type="float" office:value="1" table:style-name="ce2">
            <text:p>1</text:p>
          </table:table-cell>
          <table:table-cell office:value-type="date" office:date-value="2015-08-09T15:52:36" table:style-name="ce3">
            <text:p>09/08/2015 15:52</text:p>
          </table:table-cell>
          <table:table-cell office:value-type="date" office:date-value="2015-08-09T16:24:42" table:style-name="ce3">
            <text:p>09/08/2015 16:24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35" table:style-name="ce2">
            <text:p>935</text:p>
          </table:table-cell>
          <table:table-cell office:value-type="float" office:value="9" table:style-name="ce2">
            <text:p>9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reating a Java InputStream from an Enumerator[Array[Byte]]</text:p>
          </table:table-cell>
          <table:table-cell office:value-type="string" table:style-name="ce2">
            <text:p>&lt;java&gt;&lt;scala&gt;&lt;playframework&gt;&lt;io&gt;&lt;iteratee&gt;</text:p>
          </table:table-cell>
          <table:table-cell office:value-type="float" office:value="618" table:style-name="ce2">
            <text:p>618</text:p>
          </table:table-cell>
          <table:table-cell office:value-type="float" office:value="0" table:style-name="ce2">
            <text:p>0</text:p>
          </table:table-cell>
          <table:table-cell office:value-type="date" office:date-value="2015-01-18T14:48:10" table:style-name="ce3">
            <text:p>18/01/2015 14:48</text:p>
          </table:table-cell>
          <table:table-cell office:value-type="date" office:date-value="2016-01-08T04:32:22" table:style-name="ce3">
            <text:p>08/01/2016 04:32</text:p>
          </table:table-cell>
          <table:table-cell office:value-type="string" table:style-name="ce2">
            <text:p>java.io.pipedinputstrea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36" table:style-name="ce2">
            <text:p>93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an a main() end running before joining all threads?</text:p>
          </table:table-cell>
          <table:table-cell office:value-type="string" table:style-name="ce2">
            <text:p>&lt;java&gt;&lt;multithreading&gt;&lt;join&gt;</text:p>
          </table:table-cell>
          <table:table-cell office:value-type="float" office:value="143" table:style-name="ce2">
            <text:p>143</text:p>
          </table:table-cell>
          <table:table-cell office:value-type="float" office:value="0" table:style-name="ce2">
            <text:p>0</text:p>
          </table:table-cell>
          <table:table-cell office:value-type="date" office:date-value="2015-04-12T16:57:30" table:style-name="ce3">
            <text:p>12/04/2015 16:57</text:p>
          </table:table-cell>
          <table:table-cell office:value-type="date" office:date-value="2015-04-14T06:01:50" table:style-name="ce3">
            <text:p>14/04/2015 06:01</text:p>
          </table:table-cell>
          <table:table-cell office:value-type="string" table:style-name="ce2">
            <text:p>java.lang.thread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37" table:style-name="ce2">
            <text:p>93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elete element from GridBagLayout</text:p>
          </table:table-cell>
          <table:table-cell office:value-type="string" table:style-name="ce2">
            <text:p>&lt;java&gt;&lt;swing&gt;&lt;applet&gt;&lt;japplet&gt;</text:p>
          </table:table-cell>
          <table:table-cell office:value-type="float" office:value="502" table:style-name="ce2">
            <text:p>502</text:p>
          </table:table-cell>
          <table:table-cell office:value-type="float" office:value="0" table:style-name="ce2">
            <text:p>0</text:p>
          </table:table-cell>
          <table:table-cell office:value-type="date" office:date-value="2013-06-05T22:34:46" table:style-name="ce3">
            <text:p>05/06/2013 22:34</text:p>
          </table:table-cell>
          <table:table-cell office:value-type="date" office:date-value="2013-06-06T00:05:07" table:style-name="ce3">
            <text:p>06/06/2013 00:05</text:p>
          </table:table-cell>
          <table:table-cell office:value-type="string" table:style-name="ce2">
            <text:p>java.awt.contain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38" table:style-name="ce2">
            <text:p>938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Exception in thread "main" java.util.NoSuchElementException - no close()</text:p>
          </table:table-cell>
          <table:table-cell office:value-type="string" table:style-name="ce2">
            <text:p>&lt;java&gt;&lt;exception&gt;&lt;nosuchelementexception&gt;</text:p>
          </table:table-cell>
          <table:table-cell office:value-type="float" office:value="81" table:style-name="ce2">
            <text:p>81</text:p>
          </table:table-cell>
          <table:table-cell office:value-type="float" office:value="0" table:style-name="ce2">
            <text:p>0</text:p>
          </table:table-cell>
          <table:table-cell office:value-type="date" office:date-value="2016-04-26T13:29:00" table:style-name="ce3">
            <text:p>26/04/2016 13:29</text:p>
          </table:table-cell>
          <table:table-cell office:value-type="date" office:date-value="2016-04-26T13:42:44" table:style-name="ce3">
            <text:p>26/04/2016 13:42</text:p>
          </table:table-cell>
          <table:table-cell office:value-type="string" table:style-name="ce2">
            <text:p>java.io.fi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39" table:style-name="ce2">
            <text:p>939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ava LinkedList vs own implementation</text:p>
          </table:table-cell>
          <table:table-cell office:value-type="string" table:style-name="ce2">
            <text:p>&lt;java&gt;&lt;doubly-linked-list&gt;</text:p>
          </table:table-cell>
          <table:table-cell office:value-type="float" office:value="178" table:style-name="ce2">
            <text:p>178</text:p>
          </table:table-cell>
          <table:table-cell office:value-type="float" office:value="0" table:style-name="ce2">
            <text:p>0</text:p>
          </table:table-cell>
          <table:table-cell office:value-type="date" office:date-value="2014-11-06T10:44:31" table:style-name="ce3">
            <text:p>06/11/2014 10:44</text:p>
          </table:table-cell>
          <table:table-cell office:value-type="date" office:date-value="2014-11-06T10:51:11" table:style-name="ce3">
            <text:p>06/11/2014 10:51</text:p>
          </table:table-cell>
          <table:table-cell office:value-type="string" table:style-name="ce2">
            <text:p>java.util.arrayli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40" table:style-name="ce2">
            <text:p>940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Encoding CharsetNames for Charset.forName(String)</text:p>
          </table:table-cell>
          <table:table-cell office:value-type="string" table:style-name="ce2">
            <text:p>&lt;java&gt;&lt;character-encoding&gt;</text:p>
          </table:table-cell>
          <table:table-cell office:value-type="float" office:value="10382" table:style-name="ce2">
            <text:p>10382</text:p>
          </table:table-cell>
          <table:table-cell office:value-type="float" office:value="1" table:style-name="ce2">
            <text:p>1</text:p>
          </table:table-cell>
          <table:table-cell office:value-type="date" office:date-value="2012-09-23T23:36:50" table:style-name="ce3">
            <text:p>23/09/2012 23:36</text:p>
          </table:table-cell>
          <table:table-cell office:value-type="date" office:date-value="2013-09-12T11:09:24" table:style-name="ce3">
            <text:p>12/09/2013 11:09</text:p>
          </table:table-cell>
          <table:table-cell office:value-type="string" table:style-name="ce2">
            <text:p>java.nio.charset.charse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41" table:style-name="ce2">
            <text:p>941</text:p>
          </table:table-cell>
          <table:table-cell office:value-type="float" office:value="3" table:style-name="ce2">
            <text:p>3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program not displaying desired string representation of object</text:p>
          </table:table-cell>
          <table:table-cell office:value-type="string" table:style-name="ce2">
            <text:p>&lt;java&gt;</text:p>
          </table:table-cell>
          <table:table-cell office:value-type="float" office:value="281" table:style-name="ce2">
            <text:p>281</text:p>
          </table:table-cell>
          <table:table-cell office:value-type="float" office:value="0" table:style-name="ce2">
            <text:p>0</text:p>
          </table:table-cell>
          <table:table-cell office:value-type="date" office:date-value="2012-05-25T00:00:32" table:style-name="ce3">
            <text:p>25/05/2012 00:00</text:p>
          </table:table-cell>
          <table:table-cell office:value-type="date" office:date-value="2012-05-25T00:04:02" table:style-name="ce3">
            <text:p>25/05/2012 00:04</text:p>
          </table:table-cell>
          <table:table-cell office:value-type="string" table:style-name="ce2">
            <text:p>java.lang.objec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42" table:style-name="ce2">
            <text:p>94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to make the compareTo method respect the general contract?</text:p>
          </table:table-cell>
          <table:table-cell office:value-type="string" table:style-name="ce2">
            <text:p>&lt;java&gt;&lt;compare&gt;&lt;compareto&gt;&lt;contract&gt;</text:p>
          </table:table-cell>
          <table:table-cell office:value-type="float" office:value="1123" table:style-name="ce2">
            <text:p>1123</text:p>
          </table:table-cell>
          <table:table-cell office:value-type="float" office:value="0" table:style-name="ce2">
            <text:p>0</text:p>
          </table:table-cell>
          <table:table-cell office:value-type="date" office:date-value="2013-05-29T08:30:48" table:style-name="ce3">
            <text:p>29/05/2013 08:30</text:p>
          </table:table-cell>
          <table:table-cell office:value-type="date" office:date-value="2013-05-29T09:00:23" table:style-name="ce3">
            <text:p>29/05/2013 09:00</text:p>
          </table:table-cell>
          <table:table-cell office:value-type="string" table:style-name="ce2">
            <text:p>java.lang.comparab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43" table:style-name="ce2">
            <text:p>943</text:p>
          </table:table-cell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Sorting HashSet</text:p>
          </table:table-cell>
          <table:table-cell office:value-type="string" table:style-name="ce2">
            <text:p>&lt;java&gt;&lt;sorting&gt;</text:p>
          </table:table-cell>
          <table:table-cell office:value-type="float" office:value="9266" table:style-name="ce2">
            <text:p>9266</text:p>
          </table:table-cell>
          <table:table-cell office:value-type="float" office:value="1" table:style-name="ce2">
            <text:p>1</text:p>
          </table:table-cell>
          <table:table-cell office:value-type="date" office:date-value="2013-02-23T15:48:59" table:style-name="ce3">
            <text:p>23/02/2013 15:48</text:p>
          </table:table-cell>
          <table:table-cell office:value-type="date" office:date-value="2013-02-23T15:50:49" table:style-name="ce3">
            <text:p>23/02/2013 15:50</text:p>
          </table:table-cell>
          <table:table-cell office:value-type="string" table:style-name="ce2">
            <text:p>java.util.hashse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44" table:style-name="ce2">
            <text:p>94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pdate the textfield value</text:p>
          </table:table-cell>
          <table:table-cell office:value-type="string" table:style-name="ce2">
            <text:p>&lt;java&gt;</text:p>
          </table:table-cell>
          <table:table-cell office:value-type="float" office:value="33" table:style-name="ce2">
            <text:p>33</text:p>
          </table:table-cell>
          <table:table-cell office:value-type="float" office:value="0" table:style-name="ce2">
            <text:p>0</text:p>
          </table:table-cell>
          <table:table-cell office:value-type="date" office:date-value="2015-06-21T10:23:19" table:style-name="ce3">
            <text:p>21/06/2015 10:23</text:p>
          </table:table-cell>
          <table:table-cell office:value-type="date" office:date-value="2015-06-21T10:50:47" table:style-name="ce3">
            <text:p>21/06/2015 10:50</text:p>
          </table:table-cell>
          <table:table-cell office:value-type="string" table:style-name="ce2">
            <text:p>java.io.fileoutputstrea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45" table:style-name="ce2">
            <text:p>945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Java thread pool - is thread getting renewed?</text:p>
          </table:table-cell>
          <table:table-cell office:value-type="string" table:style-name="ce2">
            <text:p>&lt;java&gt;&lt;multithreading&gt;</text:p>
          </table:table-cell>
          <table:table-cell office:value-type="float" office:value="2726" table:style-name="ce2">
            <text:p>2726</text:p>
          </table:table-cell>
          <table:table-cell office:value-type="float" office:value="0" table:style-name="ce2">
            <text:p>0</text:p>
          </table:table-cell>
          <table:table-cell office:value-type="date" office:date-value="2013-01-19T14:00:54" table:style-name="ce3">
            <text:p>19/01/2013 14:00</text:p>
          </table:table-cell>
          <table:table-cell office:value-type="date" office:date-value="2013-01-19T14:05:17" table:style-name="ce3">
            <text:p>19/01/2013 14:05</text:p>
          </table:table-cell>
          <table:table-cell office:value-type="string" table:style-name="ce2">
            <text:p>java.util.concurrent.executor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46" table:style-name="ce2">
            <text:p>94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to design a data driven JUnit test class</text:p>
          </table:table-cell>
          <table:table-cell office:value-type="string" table:style-name="ce2">
            <text:p>&lt;java&gt;&lt;junit&gt;&lt;parameterized&gt;&lt;data-driven-tests&gt;</text:p>
          </table:table-cell>
          <table:table-cell office:value-type="float" office:value="964" table:style-name="ce2">
            <text:p>964</text:p>
          </table:table-cell>
          <table:table-cell office:value-type="float" office:value="0" table:style-name="ce2">
            <text:p>0</text:p>
          </table:table-cell>
          <table:table-cell office:value-type="date" office:date-value="2013-03-22T03:26:16" table:style-name="ce3">
            <text:p>22/03/2013 03:26</text:p>
          </table:table-cell>
          <table:table-cell office:value-type="date" office:date-value="2013-03-22T03:30:04" table:style-name="ce3">
            <text:p>22/03/2013 03:30</text:p>
          </table:table-cell>
          <table:table-cell office:value-type="string" table:style-name="ce2">
            <text:p>java.util.arrayli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47" table:style-name="ce2">
            <text:p>94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canner hasNextInt() return true if hasNextInt() has nothing</text:p>
          </table:table-cell>
          <table:table-cell office:value-type="string" table:style-name="ce2">
            <text:p>&lt;java&gt;&lt;java.util.scanner&gt;</text:p>
          </table:table-cell>
          <table:table-cell office:value-type="float" office:value="40" table:style-name="ce2">
            <text:p>40</text:p>
          </table:table-cell>
          <table:table-cell office:value-type="float" office:value="0" table:style-name="ce2">
            <text:p>0</text:p>
          </table:table-cell>
          <table:table-cell office:value-type="date" office:date-value="2016-06-25T04:09:23" table:style-name="ce3">
            <text:p>25/06/2016 04:09</text:p>
          </table:table-cell>
          <table:table-cell office:value-type="date" office:date-value="2016-06-25T04:27:42" table:style-name="ce3">
            <text:p>25/06/2016 04:27</text:p>
          </table:table-cell>
          <table:table-cell office:value-type="string" table:style-name="ce2">
            <text:p>java.util.scann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48" table:style-name="ce2">
            <text:p>948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xpath returns only one result</text:p>
          </table:table-cell>
          <table:table-cell office:value-type="string" table:style-name="ce2">
            <text:p>&lt;java&gt;&lt;xml&gt;&lt;xpath&gt;</text:p>
          </table:table-cell>
          <table:table-cell office:value-type="float" office:value="91" table:style-name="ce2">
            <text:p>91</text:p>
          </table:table-cell>
          <table:table-cell office:value-type="float" office:value="0" table:style-name="ce2">
            <text:p>0</text:p>
          </table:table-cell>
          <table:table-cell office:value-type="date" office:date-value="2014-12-14T13:10:12" table:style-name="ce3">
            <text:p>14/12/2014 13:10</text:p>
          </table:table-cell>
          <table:table-cell office:value-type="date" office:date-value="2014-12-14T14:00:10" table:style-name="ce3">
            <text:p>14/12/2014 14:00</text:p>
          </table:table-cell>
          <table:table-cell office:value-type="string" table:style-name="ce2">
            <text:p>javax.xml.xpath.xpath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49" table:style-name="ce2">
            <text:p>949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onvert time-stamp in to seconds since Unix epoch</text:p>
          </table:table-cell>
          <table:table-cell office:value-type="string" table:style-name="ce2">
            <text:p>&lt;java&gt;&lt;timestamp&gt;</text:p>
          </table:table-cell>
          <table:table-cell office:value-type="float" office:value="1897" table:style-name="ce2">
            <text:p>1897</text:p>
          </table:table-cell>
          <table:table-cell office:value-type="float" office:value="0" table:style-name="ce2">
            <text:p>0</text:p>
          </table:table-cell>
          <table:table-cell office:value-type="date" office:date-value="2013-10-11T05:46:29" table:style-name="ce3">
            <text:p>11/10/2013 05:46</text:p>
          </table:table-cell>
          <table:table-cell office:value-type="date" office:date-value="2013-10-11T05:50:13" table:style-name="ce3">
            <text:p>11/10/2013 05:50</text:p>
          </table:table-cell>
          <table:table-cell office:value-type="string" table:style-name="ce2">
            <text:p>java.util.dat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50" table:style-name="ce2">
            <text:p>95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no error <text:s text:c="2"/>no output and data is not inserted in database in jsp</text:p>
          </table:table-cell>
          <table:table-cell office:value-type="string" table:style-name="ce2">
            <text:p>&lt;java&gt;&lt;eclipse&gt;&lt;oracle&gt;&lt;jsp&gt;&lt;jdbc&gt;</text:p>
          </table:table-cell>
          <table:table-cell office:value-type="float" office:value="286" table:style-name="ce2">
            <text:p>286</text:p>
          </table:table-cell>
          <table:table-cell office:value-type="float" office:value="0" table:style-name="ce2">
            <text:p>0</text:p>
          </table:table-cell>
          <table:table-cell office:value-type="date" office:date-value="2015-09-20T19:03:26" table:style-name="ce3">
            <text:p>20/09/2015 19:03</text:p>
          </table:table-cell>
          <table:table-cell office:value-type="date" office:date-value="2015-09-20T19:04:48" table:style-name="ce3">
            <text:p>20/09/2015 19:04</text:p>
          </table:table-cell>
          <table:table-cell office:value-type="string" table:style-name="ce2">
            <text:p>java.sql.preparedstateme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51" table:style-name="ce2">
            <text:p>95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What is a good Java lib for image transformations and backbuffer rendering without need of front buffer for server side programming?</text:p>
          </table:table-cell>
          <table:table-cell office:value-type="string" table:style-name="ce2">
            <text:p>&lt;java&gt;&lt;image&gt;</text:p>
          </table:table-cell>
          <table:table-cell office:value-type="float" office:value="166" table:style-name="ce2">
            <text:p>166</text:p>
          </table:table-cell>
          <table:table-cell office:value-type="float" office:value="0" table:style-name="ce2">
            <text:p>0</text:p>
          </table:table-cell>
          <table:table-cell office:value-type="date" office:date-value="2012-12-09T17:58:28" table:style-name="ce3">
            <text:p>09/12/2012 17:58</text:p>
          </table:table-cell>
          <table:table-cell office:value-type="date" office:date-value="2013-11-03T10:12:45" table:style-name="ce3">
            <text:p>03/11/2013 10:12</text:p>
          </table:table-cell>
          <table:table-cell office:value-type="string" table:style-name="ce2">
            <text:p>java.awt.image.bufferedimag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52" table:style-name="ce2">
            <text:p>952</text:p>
          </table:table-cell>
          <table:table-cell office:value-type="float" office:value="3" table:style-name="ce2">
            <text:p>3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JAXB generates faulty classes</text:p>
          </table:table-cell>
          <table:table-cell office:value-type="string" table:style-name="ce2">
            <text:p>&lt;java&gt;&lt;xsd&gt;&lt;jaxb&gt;&lt;jaxb2&gt;</text:p>
          </table:table-cell>
          <table:table-cell office:value-type="float" office:value="8321" table:style-name="ce2">
            <text:p>8321</text:p>
          </table:table-cell>
          <table:table-cell office:value-type="float" office:value="1" table:style-name="ce2">
            <text:p>1</text:p>
          </table:table-cell>
          <table:table-cell office:value-type="date" office:date-value="2013-01-03T13:34:02" table:style-name="ce3">
            <text:p>03/01/2013 13:34</text:p>
          </table:table-cell>
          <table:table-cell office:value-type="date" office:date-value="2013-01-03T13:54:10" table:style-name="ce3">
            <text:p>03/01/2013 13:54</text:p>
          </table:table-cell>
          <table:table-cell office:value-type="string" table:style-name="ce2">
            <text:p>javax.xml.bind.annotation.xmlelementref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53" table:style-name="ce2">
            <text:p>95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ava: modify search and delete from array list entry</text:p>
          </table:table-cell>
          <table:table-cell office:value-type="string" table:style-name="ce2">
            <text:p>&lt;java&gt;&lt;arrays&gt;&lt;arraylist&gt;</text:p>
          </table:table-cell>
          <table:table-cell office:value-type="float" office:value="101" table:style-name="ce2">
            <text:p>101</text:p>
          </table:table-cell>
          <table:table-cell office:value-type="float" office:value="0" table:style-name="ce2">
            <text:p>0</text:p>
          </table:table-cell>
          <table:table-cell office:value-type="date" office:date-value="2015-05-13T17:23:10" table:style-name="ce3">
            <text:p>13/05/2015 17:23</text:p>
          </table:table-cell>
          <table:table-cell office:value-type="date" office:date-value="2015-05-13T17:29:09" table:style-name="ce3">
            <text:p>13/05/2015 17:29</text:p>
          </table:table-cell>
          <table:table-cell office:value-type="string" table:style-name="ce2">
            <text:p>java.util.arrayli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54" table:style-name="ce2">
            <text:p>954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What is the .NET equivalent of Java's NumberFormatException?</text:p>
          </table:table-cell>
          <table:table-cell office:value-type="string" table:style-name="ce2">
            <text:p>&lt;java&gt;&lt;.net&gt;&lt;formatexception&gt;&lt;numberformatexception&gt;</text:p>
          </table:table-cell>
          <table:table-cell office:value-type="float" office:value="3384" table:style-name="ce2">
            <text:p>3384</text:p>
          </table:table-cell>
          <table:table-cell office:value-type="float" office:value="0" table:style-name="ce2">
            <text:p>0</text:p>
          </table:table-cell>
          <table:table-cell office:value-type="date" office:date-value="2011-12-14T09:05:44" table:style-name="ce3">
            <text:p>14/12/2011 09:05</text:p>
          </table:table-cell>
          <table:table-cell office:value-type="date" office:date-value="2011-12-14T09:11:33" table:style-name="ce3">
            <text:p>14/12/2011 09:11</text:p>
          </table:table-cell>
          <table:table-cell office:value-type="string" table:style-name="ce2">
            <text:p>java.lang.numberformatexcep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55" table:style-name="ce2">
            <text:p>955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Which is the best Java Data structure for my application?</text:p>
          </table:table-cell>
          <table:table-cell office:value-type="string" table:style-name="ce2">
            <text:p>&lt;java&gt;&lt;data-structures&gt;</text:p>
          </table:table-cell>
          <table:table-cell office:value-type="float" office:value="231" table:style-name="ce2">
            <text:p>231</text:p>
          </table:table-cell>
          <table:table-cell office:value-type="float" office:value="0" table:style-name="ce2">
            <text:p>0</text:p>
          </table:table-cell>
          <table:table-cell office:value-type="date" office:date-value="2012-02-04T08:30:38" table:style-name="ce3">
            <text:p>04/02/2012 08:30</text:p>
          </table:table-cell>
          <table:table-cell office:value-type="date" office:date-value="2012-02-04T08:33:20" table:style-name="ce3">
            <text:p>04/02/2012 08:33</text:p>
          </table:table-cell>
          <table:table-cell office:value-type="string" table:style-name="ce2">
            <text:p>java.util.hashmap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56" table:style-name="ce2">
            <text:p>956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equivalent for mkstemp</text:p>
          </table:table-cell>
          <table:table-cell office:value-type="string" table:style-name="ce2">
            <text:p>&lt;java&gt;</text:p>
          </table:table-cell>
          <table:table-cell office:value-type="float" office:value="1366" table:style-name="ce2">
            <text:p>1366</text:p>
          </table:table-cell>
          <table:table-cell office:value-type="float" office:value="1" table:style-name="ce2">
            <text:p>1</text:p>
          </table:table-cell>
          <table:table-cell office:value-type="date" office:date-value="2012-04-18T01:13:52" table:style-name="ce3">
            <text:p>18/04/2012 01:13</text:p>
          </table:table-cell>
          <table:table-cell office:value-type="date" office:date-value="2012-09-24T18:45:23" table:style-name="ce3">
            <text:p>24/09/2012 18:45</text:p>
          </table:table-cell>
          <table:table-cell office:value-type="string" table:style-name="ce2">
            <text:p>java.nio.file.file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57" table:style-name="ce2">
            <text:p>957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plit("[^0-9a-zA-Z]+") shows empty strings in result</text:p>
          </table:table-cell>
          <table:table-cell office:value-type="string" table:style-name="ce2">
            <text:p>&lt;java&gt;&lt;regex&gt;&lt;split&gt;</text:p>
          </table:table-cell>
          <table:table-cell office:value-type="float" office:value="319" table:style-name="ce2">
            <text:p>319</text:p>
          </table:table-cell>
          <table:table-cell office:value-type="float" office:value="0" table:style-name="ce2">
            <text:p>0</text:p>
          </table:table-cell>
          <table:table-cell office:value-type="date" office:date-value="2012-12-20T13:49:30" table:style-name="ce3">
            <text:p>20/12/2012 13:49</text:p>
          </table:table-cell>
          <table:table-cell office:value-type="date" office:date-value="2012-12-20T14:11:17" table:style-name="ce3">
            <text:p>20/12/2012 14:11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58" table:style-name="ce2">
            <text:p>958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equivalent of C fscanf</text:p>
          </table:table-cell>
          <table:table-cell office:value-type="string" table:style-name="ce2">
            <text:p>&lt;java&gt;&lt;c&gt;&lt;arrays&gt;&lt;fscanf&gt;</text:p>
          </table:table-cell>
          <table:table-cell office:value-type="float" office:value="1426" table:style-name="ce2">
            <text:p>1426</text:p>
          </table:table-cell>
          <table:table-cell office:value-type="float" office:value="0" table:style-name="ce2">
            <text:p>0</text:p>
          </table:table-cell>
          <table:table-cell office:value-type="date" office:date-value="2014-05-12T08:42:00" table:style-name="ce3">
            <text:p>12/05/2014 08:42</text:p>
          </table:table-cell>
          <table:table-cell office:value-type="date" office:date-value="2014-05-12T09:03:24" table:style-name="ce3">
            <text:p>12/05/2014 09:03</text:p>
          </table:table-cell>
          <table:table-cell office:value-type="string" table:style-name="ce2">
            <text:p>java.util.scann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59" table:style-name="ce2">
            <text:p>95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XMLStreamWriter outputs invalid characters (does not encode formfeed)</text:p>
          </table:table-cell>
          <table:table-cell office:value-type="string" table:style-name="ce2">
            <text:p>&lt;java&gt;&lt;xml&gt;</text:p>
          </table:table-cell>
          <table:table-cell office:value-type="float" office:value="1233" table:style-name="ce2">
            <text:p>1233</text:p>
          </table:table-cell>
          <table:table-cell office:value-type="float" office:value="0" table:style-name="ce2">
            <text:p>0</text:p>
          </table:table-cell>
          <table:table-cell office:value-type="date" office:date-value="2013-12-02T18:43:38" table:style-name="ce3">
            <text:p>02/12/2013 18:43</text:p>
          </table:table-cell>
          <table:table-cell office:value-type="date" office:date-value="2013-12-02T19:25:25" table:style-name="ce3">
            <text:p>02/12/2013 19:25</text:p>
          </table:table-cell>
          <table:table-cell office:value-type="string" table:style-name="ce2">
            <text:p>javax.xml.stream.xmlstreamwrit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60" table:style-name="ce2">
            <text:p>960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ignore diacritics when searching</text:p>
          </table:table-cell>
          <table:table-cell office:value-type="string" table:style-name="ce2">
            <text:p>&lt;java&gt;&lt;search&gt;&lt;grails&gt;&lt;lucene&gt;&lt;compass-lucene&gt;</text:p>
          </table:table-cell>
          <table:table-cell office:value-type="float" office:value="1229" table:style-name="ce2">
            <text:p>1229</text:p>
          </table:table-cell>
          <table:table-cell office:value-type="float" office:value="0" table:style-name="ce2">
            <text:p>0</text:p>
          </table:table-cell>
          <table:table-cell office:value-type="date" office:date-value="2012-06-24T23:35:29" table:style-name="ce3">
            <text:p>24/06/2012 23:35</text:p>
          </table:table-cell>
          <table:table-cell office:value-type="date" office:date-value="2012-06-24T23:55:59" table:style-name="ce3">
            <text:p>24/06/2012 23:55</text:p>
          </table:table-cell>
          <table:table-cell office:value-type="string" table:style-name="ce2">
            <text:p>java.text.normaliz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61" table:style-name="ce2">
            <text:p>961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Why does a Java process hang from Gradle when sub-process is still open?</text:p>
          </table:table-cell>
          <table:table-cell office:value-type="string" table:style-name="ce2">
            <text:p>&lt;java&gt;&lt;process&gt;&lt;jvm&gt;&lt;gradle&gt;&lt;subprocess&gt;</text:p>
          </table:table-cell>
          <table:table-cell office:value-type="float" office:value="1720" table:style-name="ce2">
            <text:p>1720</text:p>
          </table:table-cell>
          <table:table-cell office:value-type="float" office:value="2" table:style-name="ce2">
            <text:p>2</text:p>
          </table:table-cell>
          <table:table-cell office:value-type="date" office:date-value="2014-02-20T20:35:33" table:style-name="ce3">
            <text:p>20/02/2014 20:35</text:p>
          </table:table-cell>
          <table:table-cell office:value-type="date" office:date-value="2014-02-21T00:41:33" table:style-name="ce3">
            <text:p>21/02/2014 00:41</text:p>
          </table:table-cell>
          <table:table-cell office:value-type="string" table:style-name="ce2">
            <text:p>java.lang.proce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62" table:style-name="ce2">
            <text:p>96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esktop.Action.MAIL encoding subject and body strings correctly for mailto: in URI</text:p>
          </table:table-cell>
          <table:table-cell office:value-type="string" table:style-name="ce2">
            <text:p>&lt;java&gt;&lt;email&gt;&lt;encoding&gt;&lt;desktop&gt;&lt;mailto&gt;</text:p>
          </table:table-cell>
          <table:table-cell office:value-type="float" office:value="1231" table:style-name="ce2">
            <text:p>1231</text:p>
          </table:table-cell>
          <table:table-cell office:value-type="float" office:value="1" table:style-name="ce2">
            <text:p>1</text:p>
          </table:table-cell>
          <table:table-cell office:value-type="date" office:date-value="2011-07-20T12:48:33" table:style-name="ce3">
            <text:p>20/07/2011 12:48</text:p>
          </table:table-cell>
          <table:table-cell office:value-type="date" office:date-value="2012-05-02T01:30:02" table:style-name="ce3">
            <text:p>02/05/2012 01:30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63" table:style-name="ce2">
            <text:p>96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Generate static api-doc</text:p>
          </table:table-cell>
          <table:table-cell office:value-type="string" table:style-name="ce2">
            <text:p>&lt;java&gt;&lt;swagger&gt;&lt;swagger-maven-plugin&gt;</text:p>
          </table:table-cell>
          <table:table-cell office:value-type="float" office:value="412" table:style-name="ce2">
            <text:p>412</text:p>
          </table:table-cell>
          <table:table-cell office:value-type="float" office:value="2" table:style-name="ce2">
            <text:p>2</text:p>
          </table:table-cell>
          <table:table-cell office:value-type="date" office:date-value="2014-12-08T15:25:45" table:style-name="ce3">
            <text:p>08/12/2014 15:25</text:p>
          </table:table-cell>
          <table:table-cell office:value-type="date" office:date-value="2014-12-08T16:52:49" table:style-name="ce3">
            <text:p>08/12/2014 16:52</text:p>
          </table:table-cell>
          <table:table-cell office:value-type="string" table:style-name="ce2">
            <text:p>java.lang.cla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64" table:style-name="ce2">
            <text:p>96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low tcp connection causes my app to stall</text:p>
          </table:table-cell>
          <table:table-cell office:value-type="string" table:style-name="ce2">
            <text:p>&lt;java&gt;&lt;multithreading&gt;&lt;tcp&gt;</text:p>
          </table:table-cell>
          <table:table-cell office:value-type="float" office:value="59" table:style-name="ce2">
            <text:p>59</text:p>
          </table:table-cell>
          <table:table-cell office:value-type="float" office:value="0" table:style-name="ce2">
            <text:p>0</text:p>
          </table:table-cell>
          <table:table-cell office:value-type="date" office:date-value="2015-09-11T20:07:07" table:style-name="ce3">
            <text:p>11/09/2015 20:07</text:p>
          </table:table-cell>
          <table:table-cell office:value-type="date" office:date-value="2015-09-11T21:48:13" table:style-name="ce3">
            <text:p>11/09/2015 21:48</text:p>
          </table:table-cell>
          <table:table-cell office:value-type="string" table:style-name="ce2">
            <text:p>java.net.socke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65" table:style-name="ce2">
            <text:p>96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Game works on netbeans but not outside netbeans in jar file?</text:p>
          </table:table-cell>
          <table:table-cell office:value-type="string" table:style-name="ce2">
            <text:p>&lt;java&gt;</text:p>
          </table:table-cell>
          <table:table-cell office:value-type="float" office:value="514" table:style-name="ce2">
            <text:p>514</text:p>
          </table:table-cell>
          <table:table-cell office:value-type="float" office:value="0" table:style-name="ce2">
            <text:p>0</text:p>
          </table:table-cell>
          <table:table-cell office:value-type="date" office:date-value="2012-09-24T22:03:57" table:style-name="ce3">
            <text:p>24/09/2012 22:03</text:p>
          </table:table-cell>
          <table:table-cell office:value-type="date" office:date-value="2012-09-25T08:35:38" table:style-name="ce3">
            <text:p>25/09/2012 08:35</text:p>
          </table:table-cell>
          <table:table-cell office:value-type="string" table:style-name="ce2">
            <text:p>java.lang.classload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66" table:style-name="ce2">
            <text:p>966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omcat: failed to parse runtime descriptor</text:p>
          </table:table-cell>
          <table:table-cell office:value-type="string" table:style-name="ce2">
            <text:p>&lt;java&gt;&lt;apache&gt;&lt;tomcat&gt;&lt;jax-ws&gt;</text:p>
          </table:table-cell>
          <table:table-cell office:value-type="float" office:value="9659" table:style-name="ce2">
            <text:p>9659</text:p>
          </table:table-cell>
          <table:table-cell office:value-type="float" office:value="0" table:style-name="ce2">
            <text:p>0</text:p>
          </table:table-cell>
          <table:table-cell office:value-type="date" office:date-value="2012-11-26T19:39:28" table:style-name="ce3">
            <text:p>26/11/2012 19:39</text:p>
          </table:table-cell>
          <table:table-cell office:value-type="date" office:date-value="2012-11-29T05:00:01" table:style-name="ce3">
            <text:p>29/11/2012 05:00</text:p>
          </table:table-cell>
          <table:table-cell office:value-type="string" table:style-name="ce2">
            <text:p>java.lang.illegalaccesserro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67" table:style-name="ce2">
            <text:p>96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Time Pause</text:p>
          </table:table-cell>
          <table:table-cell office:value-type="string" table:style-name="ce2">
            <text:p>&lt;java&gt;&lt;timer&gt;</text:p>
          </table:table-cell>
          <table:table-cell office:value-type="float" office:value="515" table:style-name="ce2">
            <text:p>515</text:p>
          </table:table-cell>
          <table:table-cell office:value-type="float" office:value="0" table:style-name="ce2">
            <text:p>0</text:p>
          </table:table-cell>
          <table:table-cell office:value-type="date" office:date-value="2013-10-21T00:48:54" table:style-name="ce3">
            <text:p>21/10/2013 00:48</text:p>
          </table:table-cell>
          <table:table-cell office:value-type="date" office:date-value="2013-10-21T00:59:38" table:style-name="ce3">
            <text:p>21/10/2013 00:59</text:p>
          </table:table-cell>
          <table:table-cell office:value-type="string" table:style-name="ce2">
            <text:p>java.util.timertask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68" table:style-name="ce2">
            <text:p>968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IDI instruments sound different when exported to .jar file</text:p>
          </table:table-cell>
          <table:table-cell office:value-type="string" table:style-name="ce2">
            <text:p>&lt;java&gt;&lt;eclipse&gt;&lt;audio&gt;&lt;javax.sound.midi&gt;&lt;midi-instrument&gt;</text:p>
          </table:table-cell>
          <table:table-cell office:value-type="float" office:value="65" table:style-name="ce2">
            <text:p>65</text:p>
          </table:table-cell>
          <table:table-cell office:value-type="float" office:value="0" table:style-name="ce2">
            <text:p>0</text:p>
          </table:table-cell>
          <table:table-cell office:value-type="date" office:date-value="2015-07-01T04:32:15" table:style-name="ce3">
            <text:p>01/07/2015 04:32</text:p>
          </table:table-cell>
          <table:table-cell office:value-type="date" office:date-value="2015-07-01T05:41:10" table:style-name="ce3">
            <text:p>01/07/2015 05:41</text:p>
          </table:table-cell>
          <table:table-cell office:value-type="string" table:style-name="ce2">
            <text:p>javax.sound.midi.midisyste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69" table:style-name="ce2">
            <text:p>969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Swing multi-threaded access to JTextArea</text:p>
          </table:table-cell>
          <table:table-cell office:value-type="string" table:style-name="ce2">
            <text:p>&lt;java&gt;&lt;multithreading&gt;&lt;swing&gt;&lt;jtextarea&gt;</text:p>
          </table:table-cell>
          <table:table-cell office:value-type="float" office:value="172" table:style-name="ce2">
            <text:p>172</text:p>
          </table:table-cell>
          <table:table-cell office:value-type="float" office:value="0" table:style-name="ce2">
            <text:p>0</text:p>
          </table:table-cell>
          <table:table-cell office:value-type="date" office:date-value="2015-05-06T00:58:35" table:style-name="ce3">
            <text:p>06/05/2015 00:58</text:p>
          </table:table-cell>
          <table:table-cell office:value-type="date" office:date-value="2015-05-10T18:56:41" table:style-name="ce3">
            <text:p>10/05/2015 18:56</text:p>
          </table:table-cell>
          <table:table-cell office:value-type="string" table:style-name="ce2">
            <text:p>javax.swing.jtextarea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70" table:style-name="ce2">
            <text:p>97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I need to tockenize string of a java code to its blocks</text:p>
          </table:table-cell>
          <table:table-cell office:value-type="string" table:style-name="ce2">
            <text:p>&lt;java&gt;&lt;tokenize&gt;&lt;stringtokenizer&gt;</text:p>
          </table:table-cell>
          <table:table-cell office:value-type="float" office:value="55" table:style-name="ce2">
            <text:p>55</text:p>
          </table:table-cell>
          <table:table-cell office:value-type="float" office:value="0" table:style-name="ce2">
            <text:p>0</text:p>
          </table:table-cell>
          <table:table-cell office:value-type="date" office:date-value="2015-12-01T17:51:02" table:style-name="ce3">
            <text:p>01/12/2015 17:51</text:p>
          </table:table-cell>
          <table:table-cell office:value-type="date" office:date-value="2015-12-01T18:00:42" table:style-name="ce3">
            <text:p>01/12/2015 18:00</text:p>
          </table:table-cell>
          <table:table-cell office:value-type="string" table:style-name="ce2">
            <text:p>java.io.streamtokeniz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71" table:style-name="ce2">
            <text:p>971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Java Convert 4 bytes to int</text:p>
          </table:table-cell>
          <table:table-cell office:value-type="string" table:style-name="ce2">
            <text:p>&lt;java&gt;&lt;casting&gt;&lt;packing&gt;</text:p>
          </table:table-cell>
          <table:table-cell office:value-type="float" office:value="22760" table:style-name="ce2">
            <text:p>22760</text:p>
          </table:table-cell>
          <table:table-cell office:value-type="float" office:value="3" table:style-name="ce2">
            <text:p>3</text:p>
          </table:table-cell>
          <table:table-cell office:value-type="date" office:date-value="2010-05-15T13:03:27" table:style-name="ce3">
            <text:p>15/05/2010 13:03</text:p>
          </table:table-cell>
          <table:table-cell office:value-type="date" office:date-value="2010-05-15T13:09:26" table:style-name="ce3">
            <text:p>15/05/2010 13:09</text:p>
          </table:table-cell>
          <table:table-cell office:value-type="string" table:style-name="ce2">
            <text:p>java.io.datainput</text:p>
          </table:table-cell>
          <table:table-cell office:value-type="string" table:style-name="ce2">
            <text:p>java.nio.bytebuffer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972" table:style-name="ce2">
            <text:p>972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Wonky dating in Java</text:p>
          </table:table-cell>
          <table:table-cell office:value-type="string" table:style-name="ce2">
            <text:p>&lt;java&gt;&lt;date-parsing&gt;</text:p>
          </table:table-cell>
          <table:table-cell office:value-type="float" office:value="347" table:style-name="ce2">
            <text:p>347</text:p>
          </table:table-cell>
          <table:table-cell office:value-type="float" office:value="0" table:style-name="ce2">
            <text:p>0</text:p>
          </table:table-cell>
          <table:table-cell office:value-type="date" office:date-value="2012-01-28T17:16:52" table:style-name="ce3">
            <text:p>28/01/2012 17:16</text:p>
          </table:table-cell>
          <table:table-cell office:value-type="date" office:date-value="2012-01-28T17:20:23" table:style-name="ce3">
            <text:p>28/01/2012 17:20</text:p>
          </table:table-cell>
          <table:table-cell office:value-type="string" table:style-name="ce2">
            <text:p>java.text.simpledateformat</text:p>
          </table:table-cell>
          <table:table-cell office:value-type="string" table:style-name="ce2">
            <text:p>java.text.dateformat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973" table:style-name="ce2">
            <text:p>973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Rebinding a port to datagram socket on a difftent IP</text:p>
          </table:table-cell>
          <table:table-cell office:value-type="string" table:style-name="ce2">
            <text:p>&lt;java&gt;&lt;network-programming&gt;</text:p>
          </table:table-cell>
          <table:table-cell office:value-type="float" office:value="6414" table:style-name="ce2">
            <text:p>6414</text:p>
          </table:table-cell>
          <table:table-cell office:value-type="float" office:value="1" table:style-name="ce2">
            <text:p>1</text:p>
          </table:table-cell>
          <table:table-cell office:value-type="date" office:date-value="2012-04-09T09:07:27" table:style-name="ce3">
            <text:p>09/04/2012 09:07</text:p>
          </table:table-cell>
          <table:table-cell office:value-type="date" office:date-value="2012-04-09T09:55:48" table:style-name="ce3">
            <text:p>09/04/2012 09:55</text:p>
          </table:table-cell>
          <table:table-cell office:value-type="string" table:style-name="ce2">
            <text:p>java.net.socket</text:p>
          </table:table-cell>
          <table:table-cell office:value-type="string" table:style-name="ce2">
            <text:p>java.net.datagramsocket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974" table:style-name="ce2">
            <text:p>974</text:p>
          </table:table-cell>
          <table:table-cell office:value-type="float" office:value="470" table:style-name="ce2">
            <text:p>470</text:p>
          </table:table-cell>
          <table:table-cell office:value-type="float" office:value="491" table:style-name="ce2">
            <text:p>491</text:p>
          </table:table-cell>
          <table:table-cell office:value-type="string" table:style-name="ce2">
            <text:p>Why does Math.round(0.49999999999999994) return 1</text:p>
          </table:table-cell>
          <table:table-cell office:value-type="string" table:style-name="ce2">
            <text:p>&lt;java&gt;&lt;floating-point&gt;&lt;double&gt;&lt;rounding&gt;</text:p>
          </table:table-cell>
          <table:table-cell office:value-type="float" office:value="58518" table:style-name="ce2">
            <text:p>58518</text:p>
          </table:table-cell>
          <table:table-cell office:value-type="float" office:value="108" table:style-name="ce2">
            <text:p>108</text:p>
          </table:table-cell>
          <table:table-cell office:value-type="date" office:date-value="2012-03-28T07:30:27" table:style-name="ce3">
            <text:p>28/03/2012 07:30</text:p>
          </table:table-cell>
          <table:table-cell office:value-type="date" office:date-value="2012-03-28T07:38:01" table:style-name="ce3">
            <text:p>28/03/2012 07:38</text:p>
          </table:table-cell>
          <table:table-cell office:value-type="string" table:style-name="ce2">
            <text:p>java.lang.math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75" table:style-name="ce2">
            <text:p>975</text:p>
          </table:table-cell>
          <table:table-cell office:value-type="float" office:value="11" table:style-name="ce2">
            <text:p>1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Synchronized release order</text:p>
          </table:table-cell>
          <table:table-cell office:value-type="string" table:style-name="ce2">
            <text:p>&lt;java&gt;&lt;synchronized&gt;</text:p>
          </table:table-cell>
          <table:table-cell office:value-type="float" office:value="1553" table:style-name="ce2">
            <text:p>1553</text:p>
          </table:table-cell>
          <table:table-cell office:value-type="float" office:value="1" table:style-name="ce2">
            <text:p>1</text:p>
          </table:table-cell>
          <table:table-cell office:value-type="date" office:date-value="2012-06-30T16:24:57" table:style-name="ce3">
            <text:p>30/06/2012 16:24</text:p>
          </table:table-cell>
          <table:table-cell office:value-type="date" office:date-value="2012-06-30T16:35:30" table:style-name="ce3">
            <text:p>30/06/2012 16:35</text:p>
          </table:table-cell>
          <table:table-cell office:value-type="string" table:style-name="ce2">
            <text:p>java.util.concurrent.locks.reentrantlock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76" table:style-name="ce2">
            <text:p>97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Get system language and use with ResourceBundle</text:p>
          </table:table-cell>
          <table:table-cell office:value-type="string" table:style-name="ce2">
            <text:p>&lt;java&gt;&lt;localization&gt;&lt;locale&gt;&lt;resourcebundle&gt;</text:p>
          </table:table-cell>
          <table:table-cell office:value-type="float" office:value="1096" table:style-name="ce2">
            <text:p>1096</text:p>
          </table:table-cell>
          <table:table-cell office:value-type="float" office:value="0" table:style-name="ce2">
            <text:p>0</text:p>
          </table:table-cell>
          <table:table-cell office:value-type="date" office:date-value="2012-07-02T19:17:11" table:style-name="ce3">
            <text:p>02/07/2012 19:17</text:p>
          </table:table-cell>
          <table:table-cell office:value-type="date" office:date-value="2012-07-02T19:31:04" table:style-name="ce3">
            <text:p>02/07/2012 19:31</text:p>
          </table:table-cell>
          <table:table-cell office:value-type="string" table:style-name="ce2">
            <text:p>java.util.resourcebund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77" table:style-name="ce2">
            <text:p>977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Java Map with Integer keys: How are the keys compared?</text:p>
          </table:table-cell>
          <table:table-cell office:value-type="string" table:style-name="ce2">
            <text:p>&lt;java&gt;&lt;collections&gt;</text:p>
          </table:table-cell>
          <table:table-cell office:value-type="float" office:value="9384" table:style-name="ce2">
            <text:p>9384</text:p>
          </table:table-cell>
          <table:table-cell office:value-type="float" office:value="2" table:style-name="ce2">
            <text:p>2</text:p>
          </table:table-cell>
          <table:table-cell office:value-type="date" office:date-value="2012-12-19T12:33:45" table:style-name="ce3">
            <text:p>19/12/2012 12:33</text:p>
          </table:table-cell>
          <table:table-cell office:value-type="date" office:date-value="2012-12-19T12:35:36" table:style-name="ce3">
            <text:p>19/12/2012 12:35</text:p>
          </table:table-cell>
          <table:table-cell office:value-type="string" table:style-name="ce2">
            <text:p>java.util.hashset</text:p>
          </table:table-cell>
          <table:table-cell office:value-type="string" table:style-name="ce2">
            <text:p>java.util.treemap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978" table:style-name="ce2">
            <text:p>978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Java thottling mechanism</text:p>
          </table:table-cell>
          <table:table-cell office:value-type="string" table:style-name="ce2">
            <text:p>&lt;java&gt;&lt;multithreading&gt;&lt;locking&gt;&lt;mutex&gt;&lt;throttling&gt;</text:p>
          </table:table-cell>
          <table:table-cell office:value-type="float" office:value="1624" table:style-name="ce2">
            <text:p>1624</text:p>
          </table:table-cell>
          <table:table-cell office:value-type="float" office:value="1" table:style-name="ce2">
            <text:p>1</text:p>
          </table:table-cell>
          <table:table-cell office:value-type="date" office:date-value="2013-02-01T01:35:48" table:style-name="ce3">
            <text:p>01/02/2013 01:35</text:p>
          </table:table-cell>
          <table:table-cell office:value-type="date" office:date-value="2013-02-01T01:42:59" table:style-name="ce3">
            <text:p>01/02/2013 01:42</text:p>
          </table:table-cell>
          <table:table-cell office:value-type="string" table:style-name="ce2">
            <text:p>java.util.concurrent.semaphore</text:p>
          </table:table-cell>
          <table:table-cell office:value-type="string" table:style-name="ce2">
            <text:p>java.util.timer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979" table:style-name="ce2">
            <text:p>979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default behavior of cookies over SSL</text:p>
          </table:table-cell>
          <table:table-cell office:value-type="string" table:style-name="ce2">
            <text:p>&lt;java&gt;&lt;ssl&gt;&lt;cookies&gt;&lt;websphere&gt;&lt;httponly&gt;</text:p>
          </table:table-cell>
          <table:table-cell office:value-type="float" office:value="694" table:style-name="ce2">
            <text:p>694</text:p>
          </table:table-cell>
          <table:table-cell office:value-type="float" office:value="2" table:style-name="ce2">
            <text:p>2</text:p>
          </table:table-cell>
          <table:table-cell office:value-type="date" office:date-value="2014-10-14T07:42:33" table:style-name="ce3">
            <text:p>14/10/2014 07:42</text:p>
          </table:table-cell>
          <table:table-cell office:value-type="date" office:date-value="2014-10-14T07:48:33" table:style-name="ce3">
            <text:p>14/10/2014 07:48</text:p>
          </table:table-cell>
          <table:table-cell office:value-type="string" table:style-name="ce2">
            <text:p>java.net.httpcooki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80" table:style-name="ce2">
            <text:p>98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What component handles a Combining Diaeresis in a string?</text:p>
          </table:table-cell>
          <table:table-cell office:value-type="string" table:style-name="ce2">
            <text:p>&lt;java&gt;&lt;string&gt;&lt;character-encoding&gt;&lt;unicode-normalization&gt;&lt;combining-marks&gt;</text:p>
          </table:table-cell>
          <table:table-cell office:value-type="float" office:value="70" table:style-name="ce2">
            <text:p>70</text:p>
          </table:table-cell>
          <table:table-cell office:value-type="float" office:value="0" table:style-name="ce2">
            <text:p>0</text:p>
          </table:table-cell>
          <table:table-cell office:value-type="date" office:date-value="2015-11-04T10:34:16" table:style-name="ce3">
            <text:p>04/11/2015 10:34</text:p>
          </table:table-cell>
          <table:table-cell office:value-type="date" office:date-value="2015-11-04T10:34:16" table:style-name="ce3">
            <text:p>04/11/2015 10:34</text:p>
          </table:table-cell>
          <table:table-cell office:value-type="string" table:style-name="ce2">
            <text:p>java.text.normaliz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81" table:style-name="ce2">
            <text:p>98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swap pixels of an image randomly?</text:p>
          </table:table-cell>
          <table:table-cell office:value-type="string" table:style-name="ce2">
            <text:p>&lt;java&gt;&lt;arrays&gt;&lt;image-processing&gt;&lt;bufferedimage&gt;</text:p>
          </table:table-cell>
          <table:table-cell office:value-type="float" office:value="268" table:style-name="ce2">
            <text:p>268</text:p>
          </table:table-cell>
          <table:table-cell office:value-type="float" office:value="1" table:style-name="ce2">
            <text:p>1</text:p>
          </table:table-cell>
          <table:table-cell office:value-type="date" office:date-value="2015-05-27T21:05:14" table:style-name="ce3">
            <text:p>27/05/2015 21:05</text:p>
          </table:table-cell>
          <table:table-cell office:value-type="date" office:date-value="2015-05-27T21:42:38" table:style-name="ce3">
            <text:p>27/05/2015 21:42</text:p>
          </table:table-cell>
          <table:table-cell office:value-type="string" table:style-name="ce2">
            <text:p>java.awt.image.bufferedimage</text:p>
          </table:table-cell>
          <table:table-cell office:value-type="string" table:style-name="ce2">
            <text:p>java.util.random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982" table:style-name="ce2">
            <text:p>98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Iterating through an Object list in play framework</text:p>
          </table:table-cell>
          <table:table-cell office:value-type="string" table:style-name="ce2">
            <text:p>&lt;java&gt;&lt;playframework&gt;</text:p>
          </table:table-cell>
          <table:table-cell office:value-type="float" office:value="120" table:style-name="ce2">
            <text:p>120</text:p>
          </table:table-cell>
          <table:table-cell office:value-type="float" office:value="1" table:style-name="ce2">
            <text:p>1</text:p>
          </table:table-cell>
          <table:table-cell office:value-type="date" office:date-value="2015-04-24T05:39:53" table:style-name="ce3">
            <text:p>24/04/2015 05:39</text:p>
          </table:table-cell>
          <table:table-cell office:value-type="date" office:date-value="2015-04-24T05:45:02" table:style-name="ce3">
            <text:p>24/04/2015 05:45</text:p>
          </table:table-cell>
          <table:table-cell office:value-type="string" table:style-name="ce2">
            <text:p>java.util.map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83" table:style-name="ce2">
            <text:p>98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Does accept() return before TLS handshake is done in Java?</text:p>
          </table:table-cell>
          <table:table-cell office:value-type="string" table:style-name="ce2">
            <text:p>&lt;java&gt;&lt;sockets&gt;&lt;ssl&gt;&lt;handshake&gt;&lt;jsse&gt;</text:p>
          </table:table-cell>
          <table:table-cell office:value-type="float" office:value="380" table:style-name="ce2">
            <text:p>380</text:p>
          </table:table-cell>
          <table:table-cell office:value-type="float" office:value="0" table:style-name="ce2">
            <text:p>0</text:p>
          </table:table-cell>
          <table:table-cell office:value-type="date" office:date-value="2014-08-18T12:45:45" table:style-name="ce3">
            <text:p>18/08/2014 12:45</text:p>
          </table:table-cell>
          <table:table-cell office:value-type="date" office:date-value="2014-08-18T15:55:20" table:style-name="ce3">
            <text:p>18/08/2014 15:55</text:p>
          </table:table-cell>
          <table:table-cell office:value-type="string" table:style-name="ce2">
            <text:p>javax.net.ssl.sslsocke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84" table:style-name="ce2">
            <text:p>98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In what order does java sort through files/directories?</text:p>
          </table:table-cell>
          <table:table-cell office:value-type="string" table:style-name="ce2">
            <text:p>&lt;java&gt;</text:p>
          </table:table-cell>
          <table:table-cell office:value-type="float" office:value="138" table:style-name="ce2">
            <text:p>138</text:p>
          </table:table-cell>
          <table:table-cell office:value-type="float" office:value="0" table:style-name="ce2">
            <text:p>0</text:p>
          </table:table-cell>
          <table:table-cell office:value-type="date" office:date-value="2015-03-07T18:50:05" table:style-name="ce3">
            <text:p>07/03/2015 18:50</text:p>
          </table:table-cell>
          <table:table-cell office:value-type="date" office:date-value="2015-03-07T18:53:08" table:style-name="ce3">
            <text:p>07/03/2015 18:53</text:p>
          </table:table-cell>
          <table:table-cell office:value-type="string" table:style-name="ce2">
            <text:p>java.io.fi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85" table:style-name="ce2">
            <text:p>985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LinkedList vs ArrayList on a specific android example</text:p>
          </table:table-cell>
          <table:table-cell office:value-type="string" table:style-name="ce2">
            <text:p>&lt;java&gt;&lt;android&gt;&lt;performance&gt;&lt;arraylist&gt;&lt;linked-list&gt;</text:p>
          </table:table-cell>
          <table:table-cell office:value-type="float" office:value="137" table:style-name="ce2">
            <text:p>137</text:p>
          </table:table-cell>
          <table:table-cell office:value-type="float" office:value="2" table:style-name="ce2">
            <text:p>2</text:p>
          </table:table-cell>
          <table:table-cell office:value-type="date" office:date-value="2015-12-28T08:53:34" table:style-name="ce3">
            <text:p>28/12/2015 08:53</text:p>
          </table:table-cell>
          <table:table-cell office:value-type="date" office:date-value="2015-12-28T10:24:10" table:style-name="ce3">
            <text:p>28/12/2015 10:24</text:p>
          </table:table-cell>
          <table:table-cell office:value-type="string" table:style-name="ce2">
            <text:p>java.util.linkedlist</text:p>
          </table:table-cell>
          <table:table-cell office:value-type="string" table:style-name="ce2">
            <text:p>java.util.arraylist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986" table:style-name="ce2">
            <text:p>986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avasound not playing .m4a files through JAAD (an SPI)</text:p>
          </table:table-cell>
          <table:table-cell office:value-type="string" table:style-name="ce2">
            <text:p>&lt;java&gt;&lt;audio&gt;&lt;mp4&gt;&lt;javasound&gt;&lt;m4a&gt;</text:p>
          </table:table-cell>
          <table:table-cell office:value-type="float" office:value="1447" table:style-name="ce2">
            <text:p>1447</text:p>
          </table:table-cell>
          <table:table-cell office:value-type="float" office:value="0" table:style-name="ce2">
            <text:p>0</text:p>
          </table:table-cell>
          <table:table-cell office:value-type="date" office:date-value="2012-04-29T02:27:48" table:style-name="ce3">
            <text:p>29/04/2012 02:27</text:p>
          </table:table-cell>
          <table:table-cell office:value-type="date" office:date-value="2012-05-07T03:16:28" table:style-name="ce3">
            <text:p>07/05/2012 03:16</text:p>
          </table:table-cell>
          <table:table-cell office:value-type="string" table:style-name="ce2">
            <text:p>javax.sound.sampled.audio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87" table:style-name="ce2">
            <text:p>98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: Get Method on a Future from scheduleAtFixedRate</text:p>
          </table:table-cell>
          <table:table-cell office:value-type="string" table:style-name="ce2">
            <text:p>&lt;java&gt;&lt;multithreading&gt;</text:p>
          </table:table-cell>
          <table:table-cell office:value-type="float" office:value="94" table:style-name="ce2">
            <text:p>94</text:p>
          </table:table-cell>
          <table:table-cell office:value-type="float" office:value="0" table:style-name="ce2">
            <text:p>0</text:p>
          </table:table-cell>
          <table:table-cell office:value-type="date" office:date-value="2015-11-25T08:47:32" table:style-name="ce3">
            <text:p>25/11/2015 08:47</text:p>
          </table:table-cell>
          <table:table-cell office:value-type="date" office:date-value="2015-11-25T09:09:16" table:style-name="ce3">
            <text:p>25/11/2015 09:09</text:p>
          </table:table-cell>
          <table:table-cell office:value-type="string" table:style-name="ce2">
            <text:p>java.util.concurrent.scheduledfuture</text:p>
          </table:table-cell>
          <table:table-cell office:value-type="string" table:style-name="ce2">
            <text:p>java.util.concurrent.delayed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988" table:style-name="ce2">
            <text:p>988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number formatting</text:p>
          </table:table-cell>
          <table:table-cell office:value-type="string" table:style-name="ce2">
            <text:p>&lt;java&gt;</text:p>
          </table:table-cell>
          <table:table-cell office:value-type="float" office:value="111" table:style-name="ce2">
            <text:p>111</text:p>
          </table:table-cell>
          <table:table-cell office:value-type="float" office:value="0" table:style-name="ce2">
            <text:p>0</text:p>
          </table:table-cell>
          <table:table-cell office:value-type="date" office:date-value="2015-06-22T09:06:50" table:style-name="ce3">
            <text:p>22/06/2015 09:06</text:p>
          </table:table-cell>
          <table:table-cell office:value-type="date" office:date-value="2015-06-22T09:14:57" table:style-name="ce3">
            <text:p>22/06/2015 09:14</text:p>
          </table:table-cell>
          <table:table-cell office:value-type="string" table:style-name="ce2">
            <text:p>java.text.decimal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89" table:style-name="ce2">
            <text:p>989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ow do I make my animation smoother Android</text:p>
          </table:table-cell>
          <table:table-cell office:value-type="string" table:style-name="ce2">
            <text:p>&lt;java&gt;&lt;android&gt;&lt;multithreading&gt;&lt;android-asynctask&gt;&lt;ondraw&gt;</text:p>
          </table:table-cell>
          <table:table-cell office:value-type="float" office:value="4963" table:style-name="ce2">
            <text:p>4963</text:p>
          </table:table-cell>
          <table:table-cell office:value-type="float" office:value="3" table:style-name="ce2">
            <text:p>3</text:p>
          </table:table-cell>
          <table:table-cell office:value-type="date" office:date-value="2012-01-23T17:36:54" table:style-name="ce3">
            <text:p>23/01/2012 17:36</text:p>
          </table:table-cell>
          <table:table-cell office:value-type="date" office:date-value="2012-01-25T21:52:13" table:style-name="ce3">
            <text:p>25/01/2012 21:52</text:p>
          </table:table-cell>
          <table:table-cell office:value-type="string" table:style-name="ce2">
            <text:p>java.util.concurrent.scheduledthreadpoolexecutor</text:p>
          </table:table-cell>
          <table:table-cell office:value-type="string" table:style-name="ce2">
            <text:p>java.util.concurrent.threadpoolexecutor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990" table:style-name="ce2">
            <text:p>99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get next database string in java?</text:p>
          </table:table-cell>
          <table:table-cell office:value-type="string" table:style-name="ce2">
            <text:p>&lt;java&gt;&lt;mysql&gt;</text:p>
          </table:table-cell>
          <table:table-cell office:value-type="float" office:value="44" table:style-name="ce2">
            <text:p>44</text:p>
          </table:table-cell>
          <table:table-cell office:value-type="float" office:value="0" table:style-name="ce2">
            <text:p>0</text:p>
          </table:table-cell>
          <table:table-cell office:value-type="date" office:date-value="2015-11-27T16:33:09" table:style-name="ce3">
            <text:p>27/11/2015 16:33</text:p>
          </table:table-cell>
          <table:table-cell office:value-type="date" office:date-value="2015-11-27T19:06:02" table:style-name="ce3">
            <text:p>27/11/2015 19:06</text:p>
          </table:table-cell>
          <table:table-cell office:value-type="string" table:style-name="ce2">
            <text:p>java.lang.string</text:p>
          </table:table-cell>
          <table:table-cell office:value-type="string" table:style-name="ce2">
            <text:p>java.util.stringtokenizer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991" table:style-name="ce2">
            <text:p>99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un a task based on a trigger java</text:p>
          </table:table-cell>
          <table:table-cell office:value-type="string" table:style-name="ce2">
            <text:p>&lt;java&gt;&lt;multithreading&gt;&lt;java-ee&gt;</text:p>
          </table:table-cell>
          <table:table-cell office:value-type="float" office:value="264" table:style-name="ce2">
            <text:p>264</text:p>
          </table:table-cell>
          <table:table-cell office:value-type="float" office:value="0" table:style-name="ce2">
            <text:p>0</text:p>
          </table:table-cell>
          <table:table-cell office:value-type="date" office:date-value="2014-02-04T07:56:37" table:style-name="ce3">
            <text:p>04/02/2014 07:56</text:p>
          </table:table-cell>
          <table:table-cell office:value-type="date" office:date-value="2014-02-04T08:29:43" table:style-name="ce3">
            <text:p>04/02/2014 08:29</text:p>
          </table:table-cell>
          <table:table-cell office:value-type="string" table:style-name="ce2">
            <text:p>java.nio.file.watchservic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92" table:style-name="ce2">
            <text:p>992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aving line by line words in a text file</text:p>
          </table:table-cell>
          <table:table-cell office:value-type="string" table:style-name="ce2">
            <text:p>&lt;java&gt;&lt;swing&gt;&lt;user-interface&gt;&lt;jfilechooser&gt;&lt;filewriter&gt;</text:p>
          </table:table-cell>
          <table:table-cell office:value-type="float" office:value="231" table:style-name="ce2">
            <text:p>231</text:p>
          </table:table-cell>
          <table:table-cell office:value-type="float" office:value="0" table:style-name="ce2">
            <text:p>0</text:p>
          </table:table-cell>
          <table:table-cell office:value-type="date" office:date-value="2014-05-26T11:40:15" table:style-name="ce3">
            <text:p>26/05/2014 11:40</text:p>
          </table:table-cell>
          <table:table-cell office:value-type="date" office:date-value="2014-05-26T12:06:51" table:style-name="ce3">
            <text:p>26/05/2014 12:06</text:p>
          </table:table-cell>
          <table:table-cell office:value-type="string" table:style-name="ce2">
            <text:p>javax.swing.text.jtextcompone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93" table:style-name="ce2">
            <text:p>993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statement.isClose() is throwing an IllegalAccess Exception because the statement is close?</text:p>
          </table:table-cell>
          <table:table-cell office:value-type="string" table:style-name="ce2">
            <text:p>&lt;java&gt;&lt;database&gt;&lt;jdbc&gt;</text:p>
          </table:table-cell>
          <table:table-cell office:value-type="float" office:value="1131" table:style-name="ce2">
            <text:p>1131</text:p>
          </table:table-cell>
          <table:table-cell office:value-type="float" office:value="0" table:style-name="ce2">
            <text:p>0</text:p>
          </table:table-cell>
          <table:table-cell office:value-type="date" office:date-value="2012-09-17T15:26:08" table:style-name="ce3">
            <text:p>17/09/2012 15:26</text:p>
          </table:table-cell>
          <table:table-cell office:value-type="date" office:date-value="2013-01-23T10:04:33" table:style-name="ce3">
            <text:p>23/01/2013 10:04</text:p>
          </table:table-cell>
          <table:table-cell office:value-type="string" table:style-name="ce2">
            <text:p>java.sql.stateme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94" table:style-name="ce2">
            <text:p>994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ow to validate if an Array of strings is sorted in alphabetical order or not using java?</text:p>
          </table:table-cell>
          <table:table-cell office:value-type="string" table:style-name="ce2">
            <text:p>&lt;java&gt;&lt;arrays&gt;&lt;string&gt;</text:p>
          </table:table-cell>
          <table:table-cell office:value-type="float" office:value="105" table:style-name="ce2">
            <text:p>105</text:p>
          </table:table-cell>
          <table:table-cell office:value-type="float" office:value="0" table:style-name="ce2">
            <text:p>0</text:p>
          </table:table-cell>
          <table:table-cell office:value-type="date" office:date-value="2015-11-23T13:03:20" table:style-name="ce3">
            <text:p>23/11/2015 13:03</text:p>
          </table:table-cell>
          <table:table-cell office:value-type="date" office:date-value="2015-11-23T13:05:27" table:style-name="ce3">
            <text:p>23/11/2015 13:05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95" table:style-name="ce2">
            <text:p>99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rogress monitor (Indeterminate) to show execution happens at backend</text:p>
          </table:table-cell>
          <table:table-cell office:value-type="string" table:style-name="ce2">
            <text:p>&lt;java&gt;&lt;multithreading&gt;&lt;process&gt;&lt;progress-bar&gt;&lt;processbuilder&gt;</text:p>
          </table:table-cell>
          <table:table-cell office:value-type="float" office:value="2299" table:style-name="ce2">
            <text:p>2299</text:p>
          </table:table-cell>
          <table:table-cell office:value-type="float" office:value="0" table:style-name="ce2">
            <text:p>0</text:p>
          </table:table-cell>
          <table:table-cell office:value-type="date" office:date-value="2013-04-09T12:16:39" table:style-name="ce3">
            <text:p>09/04/2013 12:16</text:p>
          </table:table-cell>
          <table:table-cell office:value-type="date" office:date-value="2013-04-09T12:29:25" table:style-name="ce3">
            <text:p>09/04/2013 12:29</text:p>
          </table:table-cell>
          <table:table-cell office:value-type="string" table:style-name="ce2">
            <text:p>javax.swing.swingwork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96" table:style-name="ce2">
            <text:p>996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omputing method call stack size for checking StackOverflowException</text:p>
          </table:table-cell>
          <table:table-cell office:value-type="string" table:style-name="ce2">
            <text:p>&lt;java&gt;&lt;recursion&gt;&lt;stack&gt;&lt;callstack&gt;&lt;stack-size&gt;</text:p>
          </table:table-cell>
          <table:table-cell office:value-type="float" office:value="2263" table:style-name="ce2">
            <text:p>2263</text:p>
          </table:table-cell>
          <table:table-cell office:value-type="float" office:value="2" table:style-name="ce2">
            <text:p>2</text:p>
          </table:table-cell>
          <table:table-cell office:value-type="date" office:date-value="2013-04-17T08:42:16" table:style-name="ce3">
            <text:p>17/04/2013 08:42</text:p>
          </table:table-cell>
          <table:table-cell office:value-type="date" office:date-value="2013-05-20T03:54:12" table:style-name="ce3">
            <text:p>20/05/2013 03:54</text:p>
          </table:table-cell>
          <table:table-cell office:value-type="string" table:style-name="ce2">
            <text:p>java.lang.management.memorymxbea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97" table:style-name="ce2">
            <text:p>997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atalina.out Memory leak error<text:s/></text:p>
          </table:table-cell>
          <table:table-cell office:value-type="string" table:style-name="ce2">
            <text:p>&lt;java&gt;&lt;tomcat&gt;&lt;catalina.out&gt;</text:p>
          </table:table-cell>
          <table:table-cell office:value-type="float" office:value="5997" table:style-name="ce2">
            <text:p>5997</text:p>
          </table:table-cell>
          <table:table-cell office:value-type="float" office:value="0" table:style-name="ce2">
            <text:p>0</text:p>
          </table:table-cell>
          <table:table-cell office:value-type="date" office:date-value="2011-12-30T06:58:22" table:style-name="ce3">
            <text:p>30/12/2011 06:58</text:p>
          </table:table-cell>
          <table:table-cell office:value-type="date" office:date-value="2011-12-30T09:25:19" table:style-name="ce3">
            <text:p>30/12/2011 09:25</text:p>
          </table:table-cell>
          <table:table-cell office:value-type="string" table:style-name="ce2">
            <text:p>java.util.tim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98" table:style-name="ce2">
            <text:p>998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astest way to access given lines of text file with and without using GZip and the Jar File (GZip in memory?)</text:p>
          </table:table-cell>
          <table:table-cell office:value-type="string" table:style-name="ce2">
            <text:p>&lt;java&gt;&lt;gzip&gt;&lt;text-files&gt;</text:p>
          </table:table-cell>
          <table:table-cell office:value-type="float" office:value="671" table:style-name="ce2">
            <text:p>671</text:p>
          </table:table-cell>
          <table:table-cell office:value-type="float" office:value="0" table:style-name="ce2">
            <text:p>0</text:p>
          </table:table-cell>
          <table:table-cell office:value-type="date" office:date-value="2012-01-18T17:00:27" table:style-name="ce3">
            <text:p>18/01/2012 17:00</text:p>
          </table:table-cell>
          <table:table-cell office:value-type="date" office:date-value="2012-01-18T17:23:11" table:style-name="ce3">
            <text:p>18/01/2012 17:23</text:p>
          </table:table-cell>
          <table:table-cell office:value-type="string" table:style-name="ce2">
            <text:p>java.lang.cla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999" table:style-name="ce2">
            <text:p>999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Is an actionscript 'Number' like a Java 'double'?</text:p>
          </table:table-cell>
          <table:table-cell office:value-type="string" table:style-name="ce2">
            <text:p>&lt;java&gt;&lt;actionscript&gt;&lt;precision&gt;</text:p>
          </table:table-cell>
          <table:table-cell office:value-type="float" office:value="940" table:style-name="ce2">
            <text:p>940</text:p>
          </table:table-cell>
          <table:table-cell office:value-type="float" office:value="0" table:style-name="ce2">
            <text:p>0</text:p>
          </table:table-cell>
          <table:table-cell office:value-type="date" office:date-value="2012-01-19T09:38:29" table:style-name="ce3">
            <text:p>19/01/2012 09:38</text:p>
          </table:table-cell>
          <table:table-cell office:value-type="date" office:date-value="2012-01-19T09:40:10" table:style-name="ce3">
            <text:p>19/01/2012 09:40</text:p>
          </table:table-cell>
          <table:table-cell office:value-type="string" table:style-name="ce2">
            <text:p>java.lang.doub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00" table:style-name="ce2">
            <text:p>100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nsatisfiedLInkError Eclipse JNI (works from command line but not in Eclipse) package names</text:p>
          </table:table-cell>
          <table:table-cell office:value-type="string" table:style-name="ce2">
            <text:p>&lt;java&gt;</text:p>
          </table:table-cell>
          <table:table-cell office:value-type="float" office:value="5179" table:style-name="ce2">
            <text:p>5179</text:p>
          </table:table-cell>
          <table:table-cell office:value-type="float" office:value="0" table:style-name="ce2">
            <text:p>0</text:p>
          </table:table-cell>
          <table:table-cell office:value-type="date" office:date-value="2012-01-31T23:38:10" table:style-name="ce3">
            <text:p>31/01/2012 23:38</text:p>
          </table:table-cell>
          <table:table-cell office:value-type="date" office:date-value="2012-01-31T23:43:03" table:style-name="ce3">
            <text:p>31/01/2012 23:43</text:p>
          </table:table-cell>
          <table:table-cell office:value-type="string" table:style-name="ce2">
            <text:p>java.lang.unsatisfiedlinkerro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01" table:style-name="ce2">
            <text:p>1001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Selenium webdriver : &lt;WebElement&gt; Iterator cannot be resolved to a type</text:p>
          </table:table-cell>
          <table:table-cell office:value-type="string" table:style-name="ce2">
            <text:p>&lt;java&gt;&lt;eclipse&gt;&lt;selenium-webdriver&gt;&lt;automated-tests&gt;</text:p>
          </table:table-cell>
          <table:table-cell office:value-type="float" office:value="12768" table:style-name="ce2">
            <text:p>12768</text:p>
          </table:table-cell>
          <table:table-cell office:value-type="float" office:value="1" table:style-name="ce2">
            <text:p>1</text:p>
          </table:table-cell>
          <table:table-cell office:value-type="date" office:date-value="2013-07-16T04:56:40" table:style-name="ce3">
            <text:p>16/07/2013 04:56</text:p>
          </table:table-cell>
          <table:table-cell office:value-type="date" office:date-value="2013-07-16T05:37:27" table:style-name="ce3">
            <text:p>16/07/2013 05:37</text:p>
          </table:table-cell>
          <table:table-cell office:value-type="string" table:style-name="ce2">
            <text:p>java.util.li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02" table:style-name="ce2">
            <text:p>1002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actory for objects hierarchy (polymorphic static methods workaround)</text:p>
          </table:table-cell>
          <table:table-cell office:value-type="string" table:style-name="ce2">
            <text:p>&lt;java&gt;&lt;design-patterns&gt;</text:p>
          </table:table-cell>
          <table:table-cell office:value-type="float" office:value="691" table:style-name="ce2">
            <text:p>691</text:p>
          </table:table-cell>
          <table:table-cell office:value-type="float" office:value="0" table:style-name="ce2">
            <text:p>0</text:p>
          </table:table-cell>
          <table:table-cell office:value-type="date" office:date-value="2011-11-25T16:37:08" table:style-name="ce3">
            <text:p>25/11/2011 16:37</text:p>
          </table:table-cell>
          <table:table-cell office:value-type="date" office:date-value="2011-11-25T17:42:15" table:style-name="ce3">
            <text:p>25/11/2011 17:42</text:p>
          </table:table-cell>
          <table:table-cell office:value-type="string" table:style-name="ce2">
            <text:p>java.util.serviceload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03" table:style-name="ce2">
            <text:p>100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Finding Prime numbers n...n using a ThreadPool</text:p>
          </table:table-cell>
          <table:table-cell office:value-type="string" table:style-name="ce2">
            <text:p>&lt;java&gt;&lt;multithreading&gt;&lt;concurrency&gt;&lt;primes&gt;&lt;inner-classes&gt;</text:p>
          </table:table-cell>
          <table:table-cell office:value-type="float" office:value="2228" table:style-name="ce2">
            <text:p>2228</text:p>
          </table:table-cell>
          <table:table-cell office:value-type="float" office:value="0" table:style-name="ce2">
            <text:p>0</text:p>
          </table:table-cell>
          <table:table-cell office:value-type="date" office:date-value="2013-09-28T03:06:13" table:style-name="ce3">
            <text:p>28/09/2013 03:06</text:p>
          </table:table-cell>
          <table:table-cell office:value-type="date" office:date-value="2013-09-28T13:45:27" table:style-name="ce3">
            <text:p>28/09/2013 13:45</text:p>
          </table:table-cell>
          <table:table-cell office:value-type="string" table:style-name="ce2">
            <text:p>java.util.concurrent.atomic.atomicinteg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04" table:style-name="ce2">
            <text:p>1004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tried nested locks <text:s/>but still facing the deadlock</text:p>
          </table:table-cell>
          <table:table-cell office:value-type="string" table:style-name="ce2">
            <text:p>&lt;java&gt;&lt;multithreading&gt;&lt;thread-safety&gt;</text:p>
          </table:table-cell>
          <table:table-cell office:value-type="float" office:value="422" table:style-name="ce2">
            <text:p>422</text:p>
          </table:table-cell>
          <table:table-cell office:value-type="float" office:value="0" table:style-name="ce2">
            <text:p>0</text:p>
          </table:table-cell>
          <table:table-cell office:value-type="date" office:date-value="2012-02-08T07:20:49" table:style-name="ce3">
            <text:p>08/02/2012 07:20</text:p>
          </table:table-cell>
          <table:table-cell office:value-type="date" office:date-value="2012-02-08T07:30:24" table:style-name="ce3">
            <text:p>08/02/2012 07:30</text:p>
          </table:table-cell>
          <table:table-cell office:value-type="string" table:style-name="ce2">
            <text:p>java.util.concurrent.locks.reentrantlock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05" table:style-name="ce2">
            <text:p>1005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to implement java.lang.Classloader getResources()?</text:p>
          </table:table-cell>
          <table:table-cell office:value-type="string" table:style-name="ce2">
            <text:p>&lt;java&gt;&lt;classloader&gt;</text:p>
          </table:table-cell>
          <table:table-cell office:value-type="float" office:value="1018" table:style-name="ce2">
            <text:p>1018</text:p>
          </table:table-cell>
          <table:table-cell office:value-type="float" office:value="0" table:style-name="ce2">
            <text:p>0</text:p>
          </table:table-cell>
          <table:table-cell office:value-type="date" office:date-value="2012-03-28T17:08:02" table:style-name="ce3">
            <text:p>28/03/2012 17:08</text:p>
          </table:table-cell>
          <table:table-cell office:value-type="date" office:date-value="2012-03-28T18:09:55" table:style-name="ce3">
            <text:p>28/03/2012 18:09</text:p>
          </table:table-cell>
          <table:table-cell office:value-type="string" table:style-name="ce2">
            <text:p>java.lang.classload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06" table:style-name="ce2">
            <text:p>1006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Dynamically invoking non-static methods</text:p>
          </table:table-cell>
          <table:table-cell office:value-type="string" table:style-name="ce2">
            <text:p>&lt;java&gt;</text:p>
          </table:table-cell>
          <table:table-cell office:value-type="float" office:value="1905" table:style-name="ce2">
            <text:p>1905</text:p>
          </table:table-cell>
          <table:table-cell office:value-type="float" office:value="1" table:style-name="ce2">
            <text:p>1</text:p>
          </table:table-cell>
          <table:table-cell office:value-type="date" office:date-value="2012-02-17T19:37:00" table:style-name="ce3">
            <text:p>17/02/2012 19:37</text:p>
          </table:table-cell>
          <table:table-cell office:value-type="date" office:date-value="2012-02-17T19:46:01" table:style-name="ce3">
            <text:p>17/02/2012 19:46</text:p>
          </table:table-cell>
          <table:table-cell office:value-type="string" table:style-name="ce2">
            <text:p>java.lang.reflect.method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07" table:style-name="ce2">
            <text:p>100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olving 8-Puzzle using DFS optimizations</text:p>
          </table:table-cell>
          <table:table-cell office:value-type="string" table:style-name="ce2">
            <text:p>&lt;java&gt;&lt;artificial-intelligence&gt;&lt;stack-overflow&gt;&lt;depth-first-search&gt;</text:p>
          </table:table-cell>
          <table:table-cell office:value-type="float" office:value="3228" table:style-name="ce2">
            <text:p>3228</text:p>
          </table:table-cell>
          <table:table-cell office:value-type="float" office:value="0" table:style-name="ce2">
            <text:p>0</text:p>
          </table:table-cell>
          <table:table-cell office:value-type="date" office:date-value="2012-02-09T01:26:52" table:style-name="ce3">
            <text:p>09/02/2012 01:26</text:p>
          </table:table-cell>
          <table:table-cell office:value-type="date" office:date-value="2012-02-09T02:05:53" table:style-name="ce3">
            <text:p>09/02/2012 02:05</text:p>
          </table:table-cell>
          <table:table-cell office:value-type="string" table:style-name="ce2">
            <text:p>java.util.priorityqueu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08" table:style-name="ce2">
            <text:p>1008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ost of re-entering synchronized block</text:p>
          </table:table-cell>
          <table:table-cell office:value-type="string" table:style-name="ce2">
            <text:p>&lt;java&gt;&lt;synchronization&gt;</text:p>
          </table:table-cell>
          <table:table-cell office:value-type="float" office:value="369" table:style-name="ce2">
            <text:p>369</text:p>
          </table:table-cell>
          <table:table-cell office:value-type="float" office:value="1" table:style-name="ce2">
            <text:p>1</text:p>
          </table:table-cell>
          <table:table-cell office:value-type="date" office:date-value="2012-02-10T09:46:19" table:style-name="ce3">
            <text:p>10/02/2012 09:46</text:p>
          </table:table-cell>
          <table:table-cell office:value-type="date" office:date-value="2012-02-13T06:13:42" table:style-name="ce3">
            <text:p>13/02/2012 06:13</text:p>
          </table:table-cell>
          <table:table-cell office:value-type="string" table:style-name="ce2">
            <text:p>java.lang.thread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09" table:style-name="ce2">
            <text:p>1009</text:p>
          </table:table-cell>
          <table:table-cell office:value-type="float" office:value="39" table:style-name="ce2">
            <text:p>39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Condition vs wait notify mechanism</text:p>
          </table:table-cell>
          <table:table-cell office:value-type="string" table:style-name="ce2">
            <text:p>&lt;java&gt;&lt;multithreading&gt;&lt;concurrency&gt;</text:p>
          </table:table-cell>
          <table:table-cell office:value-type="float" office:value="17610" table:style-name="ce2">
            <text:p>17610</text:p>
          </table:table-cell>
          <table:table-cell office:value-type="float" office:value="18" table:style-name="ce2">
            <text:p>18</text:p>
          </table:table-cell>
          <table:table-cell office:value-type="date" office:date-value="2012-05-01T08:58:42" table:style-name="ce3">
            <text:p>01/05/2012 08:58</text:p>
          </table:table-cell>
          <table:table-cell office:value-type="date" office:date-value="2012-10-03T12:19:43" table:style-name="ce3">
            <text:p>03/10/2012 12:19</text:p>
          </table:table-cell>
          <table:table-cell office:value-type="string" table:style-name="ce2">
            <text:p>java.util.concurrent.locks.condi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10" table:style-name="ce2">
            <text:p>1010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java - writing <text:s/>reading and modifying strings with parameters</text:p>
          </table:table-cell>
          <table:table-cell office:value-type="string" table:style-name="ce2">
            <text:p>&lt;java&gt;&lt;string&gt;</text:p>
          </table:table-cell>
          <table:table-cell office:value-type="float" office:value="153" table:style-name="ce2">
            <text:p>153</text:p>
          </table:table-cell>
          <table:table-cell office:value-type="float" office:value="0" table:style-name="ce2">
            <text:p>0</text:p>
          </table:table-cell>
          <table:table-cell office:value-type="date" office:date-value="2012-05-06T19:48:15" table:style-name="ce3">
            <text:p>06/05/2012 19:48</text:p>
          </table:table-cell>
          <table:table-cell office:value-type="date" office:date-value="2012-05-06T19:56:20" table:style-name="ce3">
            <text:p>06/05/2012 19:56</text:p>
          </table:table-cell>
          <table:table-cell office:value-type="string" table:style-name="ce2">
            <text:p>java.util.propertie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11" table:style-name="ce2">
            <text:p>1011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File.list() returns files in a different order for 4.0 than 2.2</text:p>
          </table:table-cell>
          <table:table-cell office:value-type="string" table:style-name="ce2">
            <text:p>&lt;java&gt;&lt;android&gt;&lt;android-webview&gt;&lt;android-2.2-froyo&gt;&lt;android-4.0&gt;</text:p>
          </table:table-cell>
          <table:table-cell office:value-type="float" office:value="519" table:style-name="ce2">
            <text:p>519</text:p>
          </table:table-cell>
          <table:table-cell office:value-type="float" office:value="3" table:style-name="ce2">
            <text:p>3</text:p>
          </table:table-cell>
          <table:table-cell office:value-type="date" office:date-value="2012-05-07T05:22:53" table:style-name="ce3">
            <text:p>07/05/2012 05:22</text:p>
          </table:table-cell>
          <table:table-cell office:value-type="date" office:date-value="2012-05-07T06:06:27" table:style-name="ce3">
            <text:p>07/05/2012 06:06</text:p>
          </table:table-cell>
          <table:table-cell office:value-type="string" table:style-name="ce2">
            <text:p>java.io.fi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12" table:style-name="ce2">
            <text:p>101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ScheduledExecutorService only loops once</text:p>
          </table:table-cell>
          <table:table-cell office:value-type="string" table:style-name="ce2">
            <text:p>&lt;java&gt;&lt;multithreading&gt;</text:p>
          </table:table-cell>
          <table:table-cell office:value-type="float" office:value="2299" table:style-name="ce2">
            <text:p>2299</text:p>
          </table:table-cell>
          <table:table-cell office:value-type="float" office:value="1" table:style-name="ce2">
            <text:p>1</text:p>
          </table:table-cell>
          <table:table-cell office:value-type="date" office:date-value="2012-07-07T23:10:04" table:style-name="ce3">
            <text:p>07/07/2012 23:10</text:p>
          </table:table-cell>
          <table:table-cell office:value-type="date" office:date-value="2012-07-07T23:22:16" table:style-name="ce3">
            <text:p>07/07/2012 23:22</text:p>
          </table:table-cell>
          <table:table-cell office:value-type="string" table:style-name="ce2">
            <text:p>java.util.concurrent.scheduledexecutorservic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13" table:style-name="ce2">
            <text:p>1013</text:p>
          </table:table-cell>
          <table:table-cell office:value-type="float" office:value="3" table:style-name="ce2">
            <text:p>3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Check if xpath exist in my page</text:p>
          </table:table-cell>
          <table:table-cell office:value-type="string" table:style-name="ce2">
            <text:p>&lt;java&gt;&lt;xpath&gt;</text:p>
          </table:table-cell>
          <table:table-cell office:value-type="float" office:value="4073" table:style-name="ce2">
            <text:p>4073</text:p>
          </table:table-cell>
          <table:table-cell office:value-type="float" office:value="0" table:style-name="ce2">
            <text:p>0</text:p>
          </table:table-cell>
          <table:table-cell office:value-type="date" office:date-value="2012-07-09T07:54:20" table:style-name="ce3">
            <text:p>09/07/2012 07:54</text:p>
          </table:table-cell>
          <table:table-cell office:value-type="date" office:date-value="2012-07-09T09:36:18" table:style-name="ce3">
            <text:p>09/07/2012 09:36</text:p>
          </table:table-cell>
          <table:table-cell office:value-type="string" table:style-name="ce2">
            <text:p>javax.xml.xpath.xpath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14" table:style-name="ce2">
            <text:p>1014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How to implement the "fast inverse square root" in Java?</text:p>
          </table:table-cell>
          <table:table-cell office:value-type="string" table:style-name="ce2">
            <text:p>&lt;java&gt;&lt;floating-point&gt;&lt;square-root&gt;</text:p>
          </table:table-cell>
          <table:table-cell office:value-type="float" office:value="4409" table:style-name="ce2">
            <text:p>4409</text:p>
          </table:table-cell>
          <table:table-cell office:value-type="float" office:value="2" table:style-name="ce2">
            <text:p>2</text:p>
          </table:table-cell>
          <table:table-cell office:value-type="date" office:date-value="2012-07-16T22:12:38" table:style-name="ce3">
            <text:p>16/07/2012 22:12</text:p>
          </table:table-cell>
          <table:table-cell office:value-type="date" office:date-value="2012-07-16T22:12:38" table:style-name="ce3">
            <text:p>16/07/2012 22:12</text:p>
          </table:table-cell>
          <table:table-cell office:value-type="string" table:style-name="ce2">
            <text:p>java.lang.flo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15" table:style-name="ce2">
            <text:p>1015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alculating 'weight' of an object <text:s/>howto</text:p>
          </table:table-cell>
          <table:table-cell office:value-type="string" table:style-name="ce2">
            <text:p>&lt;java&gt;&lt;memory-management&gt;&lt;garbage-collection&gt;</text:p>
          </table:table-cell>
          <table:table-cell office:value-type="float" office:value="1358" table:style-name="ce2">
            <text:p>1358</text:p>
          </table:table-cell>
          <table:table-cell office:value-type="float" office:value="1" table:style-name="ce2">
            <text:p>1</text:p>
          </table:table-cell>
          <table:table-cell office:value-type="date" office:date-value="2012-06-28T20:19:22" table:style-name="ce3">
            <text:p>28/06/2012 20:19</text:p>
          </table:table-cell>
          <table:table-cell office:value-type="date" office:date-value="2012-06-28T20:30:07" table:style-name="ce3">
            <text:p>28/06/2012 20:30</text:p>
          </table:table-cell>
          <table:table-cell office:value-type="string" table:style-name="ce2">
            <text:p>java.lang.instrument.instrumenta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16" table:style-name="ce2">
            <text:p>1016</text:p>
          </table:table-cell>
          <table:table-cell office:value-type="float" office:value="19" table:style-name="ce2">
            <text:p>19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Parse time of format hh:mm:ss</text:p>
          </table:table-cell>
          <table:table-cell office:value-type="string" table:style-name="ce2">
            <text:p>&lt;java&gt;&lt;date&gt;&lt;string-parsing&gt;</text:p>
          </table:table-cell>
          <table:table-cell office:value-type="float" office:value="42223" table:style-name="ce2">
            <text:p>42223</text:p>
          </table:table-cell>
          <table:table-cell office:value-type="float" office:value="1" table:style-name="ce2">
            <text:p>1</text:p>
          </table:table-cell>
          <table:table-cell office:value-type="date" office:date-value="2012-08-16T20:13:36" table:style-name="ce3">
            <text:p>16/08/2012 20:13</text:p>
          </table:table-cell>
          <table:table-cell office:value-type="date" office:date-value="2012-08-16T20:23:39" table:style-name="ce3">
            <text:p>16/08/2012 20:23</text:p>
          </table:table-cell>
          <table:table-cell office:value-type="string" table:style-name="ce2">
            <text:p>java.text.simpledat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17" table:style-name="ce2">
            <text:p>1017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hould I always close a CachedRowSet even if it goes out of scope?</text:p>
          </table:table-cell>
          <table:table-cell office:value-type="string" table:style-name="ce2">
            <text:p>&lt;java&gt;&lt;database&gt;&lt;jdbc&gt;&lt;cachedrowset&gt;</text:p>
          </table:table-cell>
          <table:table-cell office:value-type="float" office:value="1360" table:style-name="ce2">
            <text:p>1360</text:p>
          </table:table-cell>
          <table:table-cell office:value-type="float" office:value="0" table:style-name="ce2">
            <text:p>0</text:p>
          </table:table-cell>
          <table:table-cell office:value-type="date" office:date-value="2012-09-05T09:29:47" table:style-name="ce3">
            <text:p>05/09/2012 09:29</text:p>
          </table:table-cell>
          <table:table-cell office:value-type="date" office:date-value="2012-09-05T10:57:03" table:style-name="ce3">
            <text:p>05/09/2012 10:57</text:p>
          </table:table-cell>
          <table:table-cell office:value-type="string" table:style-name="ce2">
            <text:p>javax.sql.rowset.cachedrowse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18" table:style-name="ce2">
            <text:p>1018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ew to java... "using the time and date as an int?"</text:p>
          </table:table-cell>
          <table:table-cell office:value-type="string" table:style-name="ce2">
            <text:p>&lt;java&gt;&lt;date&gt;&lt;time&gt;&lt;int&gt;</text:p>
          </table:table-cell>
          <table:table-cell office:value-type="float" office:value="200" table:style-name="ce2">
            <text:p>200</text:p>
          </table:table-cell>
          <table:table-cell office:value-type="float" office:value="1" table:style-name="ce2">
            <text:p>1</text:p>
          </table:table-cell>
          <table:table-cell office:value-type="date" office:date-value="2012-03-01T03:06:13" table:style-name="ce3">
            <text:p>01/03/2012 03:06</text:p>
          </table:table-cell>
          <table:table-cell office:value-type="date" office:date-value="2012-03-01T03:07:56" table:style-name="ce3">
            <text:p>01/03/2012 03:07</text:p>
          </table:table-cell>
          <table:table-cell office:value-type="string" table:style-name="ce2">
            <text:p>java.util.dat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19" table:style-name="ce2">
            <text:p>1019</text:p>
          </table:table-cell>
          <table:table-cell office:value-type="float" office:value="78" table:style-name="ce2">
            <text:p>78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Calculate size of Object in Java</text:p>
          </table:table-cell>
          <table:table-cell office:value-type="string" table:style-name="ce2">
            <text:p>&lt;java&gt;&lt;memory&gt;&lt;memory-management&gt;&lt;data-structures&gt;</text:p>
          </table:table-cell>
          <table:table-cell office:value-type="float" office:value="143542" table:style-name="ce2">
            <text:p>143542</text:p>
          </table:table-cell>
          <table:table-cell office:value-type="float" office:value="33" table:style-name="ce2">
            <text:p>33</text:p>
          </table:table-cell>
          <table:table-cell office:value-type="date" office:date-value="2012-02-20T21:36:32" table:style-name="ce3">
            <text:p>20/02/2012 21:36</text:p>
          </table:table-cell>
          <table:table-cell office:value-type="date" office:date-value="2012-02-20T21:41:35" table:style-name="ce3">
            <text:p>20/02/2012 21:41</text:p>
          </table:table-cell>
          <table:table-cell office:value-type="string" table:style-name="ce2">
            <text:p>java.lang.instrument.instrumenta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20" table:style-name="ce2">
            <text:p>102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ava mouseDown Event object</text:p>
          </table:table-cell>
          <table:table-cell office:value-type="string" table:style-name="ce2">
            <text:p>&lt;java&gt;&lt;graphics&gt;&lt;event-handling&gt;</text:p>
          </table:table-cell>
          <table:table-cell office:value-type="float" office:value="5326" table:style-name="ce2">
            <text:p>5326</text:p>
          </table:table-cell>
          <table:table-cell office:value-type="float" office:value="0" table:style-name="ce2">
            <text:p>0</text:p>
          </table:table-cell>
          <table:table-cell office:value-type="date" office:date-value="2012-07-31T16:42:23" table:style-name="ce3">
            <text:p>31/07/2012 16:42</text:p>
          </table:table-cell>
          <table:table-cell office:value-type="date" office:date-value="2012-07-31T17:43:50" table:style-name="ce3">
            <text:p>31/07/2012 17:43</text:p>
          </table:table-cell>
          <table:table-cell office:value-type="string" table:style-name="ce2">
            <text:p>java.awt.event.mouselisten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21" table:style-name="ce2">
            <text:p>1021</text:p>
          </table:table-cell>
          <table:table-cell office:value-type="float" office:value="7" table:style-name="ce2">
            <text:p>7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Java: Mysterious Java uncaught exception handler [with code]</text:p>
          </table:table-cell>
          <table:table-cell office:value-type="string" table:style-name="ce2">
            <text:p>&lt;java&gt;&lt;exception&gt;&lt;uncaughtexceptionhandler&gt;</text:p>
          </table:table-cell>
          <table:table-cell office:value-type="float" office:value="500" table:style-name="ce2">
            <text:p>500</text:p>
          </table:table-cell>
          <table:table-cell office:value-type="float" office:value="0" table:style-name="ce2">
            <text:p>0</text:p>
          </table:table-cell>
          <table:table-cell office:value-type="date" office:date-value="2012-07-31T18:51:03" table:style-name="ce3">
            <text:p>31/07/2012 18:51</text:p>
          </table:table-cell>
          <table:table-cell office:value-type="date" office:date-value="2012-07-31T18:59:28" table:style-name="ce3">
            <text:p>31/07/2012 18:59</text:p>
          </table:table-cell>
          <table:table-cell office:value-type="string" table:style-name="ce2">
            <text:p>java.lang.thread.uncaughtexceptionhandl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22" table:style-name="ce2">
            <text:p>1022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what class loader is used?</text:p>
          </table:table-cell>
          <table:table-cell office:value-type="string" table:style-name="ce2">
            <text:p>&lt;java&gt;&lt;classloader&gt;&lt;contextclassloader&gt;</text:p>
          </table:table-cell>
          <table:table-cell office:value-type="float" office:value="777" table:style-name="ce2">
            <text:p>777</text:p>
          </table:table-cell>
          <table:table-cell office:value-type="float" office:value="0" table:style-name="ce2">
            <text:p>0</text:p>
          </table:table-cell>
          <table:table-cell office:value-type="date" office:date-value="2012-07-25T21:19:46" table:style-name="ce3">
            <text:p>25/07/2012 21:19</text:p>
          </table:table-cell>
          <table:table-cell office:value-type="date" office:date-value="2012-07-27T08:42:09" table:style-name="ce3">
            <text:p>27/07/2012 08:42</text:p>
          </table:table-cell>
          <table:table-cell office:value-type="string" table:style-name="ce2">
            <text:p>java.lang.cla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23" table:style-name="ce2">
            <text:p>1023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Remove hexadecimal characters from URL</text:p>
          </table:table-cell>
          <table:table-cell office:value-type="string" table:style-name="ce2">
            <text:p>&lt;java&gt;&lt;url&gt;&lt;url-encoding&gt;</text:p>
          </table:table-cell>
          <table:table-cell office:value-type="float" office:value="1551" table:style-name="ce2">
            <text:p>1551</text:p>
          </table:table-cell>
          <table:table-cell office:value-type="float" office:value="1" table:style-name="ce2">
            <text:p>1</text:p>
          </table:table-cell>
          <table:table-cell office:value-type="date" office:date-value="2012-08-09T14:47:29" table:style-name="ce3">
            <text:p>09/08/2012 14:47</text:p>
          </table:table-cell>
          <table:table-cell office:value-type="date" office:date-value="2012-08-09T14:58:46" table:style-name="ce3">
            <text:p>09/08/2012 14:58</text:p>
          </table:table-cell>
          <table:table-cell office:value-type="string" table:style-name="ce2">
            <text:p>java.net.urldecod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24" table:style-name="ce2">
            <text:p>1024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: how to use the Pattern class to extract pieces of an expression?</text:p>
          </table:table-cell>
          <table:table-cell office:value-type="string" table:style-name="ce2">
            <text:p>&lt;java&gt;&lt;regex&gt;</text:p>
          </table:table-cell>
          <table:table-cell office:value-type="float" office:value="608" table:style-name="ce2">
            <text:p>608</text:p>
          </table:table-cell>
          <table:table-cell office:value-type="float" office:value="0" table:style-name="ce2">
            <text:p>0</text:p>
          </table:table-cell>
          <table:table-cell office:value-type="date" office:date-value="2012-08-09T22:27:08" table:style-name="ce3">
            <text:p>09/08/2012 22:27</text:p>
          </table:table-cell>
          <table:table-cell office:value-type="date" office:date-value="2012-08-10T11:14:44" table:style-name="ce3">
            <text:p>10/08/2012 11:14</text:p>
          </table:table-cell>
          <table:table-cell office:value-type="string" table:style-name="ce2">
            <text:p>java.util.regex.patter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25" table:style-name="ce2">
            <text:p>1025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omparable Java</text:p>
          </table:table-cell>
          <table:table-cell office:value-type="string" table:style-name="ce2">
            <text:p>&lt;java&gt;&lt;comparable&gt;</text:p>
          </table:table-cell>
          <table:table-cell office:value-type="float" office:value="5727" table:style-name="ce2">
            <text:p>5727</text:p>
          </table:table-cell>
          <table:table-cell office:value-type="float" office:value="3" table:style-name="ce2">
            <text:p>3</text:p>
          </table:table-cell>
          <table:table-cell office:value-type="date" office:date-value="2012-11-06T02:48:53" table:style-name="ce3">
            <text:p>06/11/2012 02:48</text:p>
          </table:table-cell>
          <table:table-cell office:value-type="date" office:date-value="2012-11-06T03:09:57" table:style-name="ce3">
            <text:p>06/11/2012 03:09</text:p>
          </table:table-cell>
          <table:table-cell office:value-type="string" table:style-name="ce2">
            <text:p>java.lang.comparab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26" table:style-name="ce2">
            <text:p>102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tartsWith(String) method and arrays</text:p>
          </table:table-cell>
          <table:table-cell office:value-type="string" table:style-name="ce2">
            <text:p>&lt;java&gt;&lt;arrays&gt;&lt;startswith&gt;</text:p>
          </table:table-cell>
          <table:table-cell office:value-type="float" office:value="2011" table:style-name="ce2">
            <text:p>2011</text:p>
          </table:table-cell>
          <table:table-cell office:value-type="float" office:value="0" table:style-name="ce2">
            <text:p>0</text:p>
          </table:table-cell>
          <table:table-cell office:value-type="date" office:date-value="2012-11-02T07:52:24" table:style-name="ce3">
            <text:p>02/11/2012 07:52</text:p>
          </table:table-cell>
          <table:table-cell office:value-type="date" office:date-value="2012-11-02T13:49:54" table:style-name="ce3">
            <text:p>02/11/2012 13:49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27" table:style-name="ce2">
            <text:p>1027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ynamically change output without gui Java</text:p>
          </table:table-cell>
          <table:table-cell office:value-type="string" table:style-name="ce2">
            <text:p>&lt;java&gt;</text:p>
          </table:table-cell>
          <table:table-cell office:value-type="float" office:value="1089" table:style-name="ce2">
            <text:p>1089</text:p>
          </table:table-cell>
          <table:table-cell office:value-type="float" office:value="0" table:style-name="ce2">
            <text:p>0</text:p>
          </table:table-cell>
          <table:table-cell office:value-type="date" office:date-value="2012-10-30T19:53:03" table:style-name="ce3">
            <text:p>30/10/2012 19:53</text:p>
          </table:table-cell>
          <table:table-cell office:value-type="date" office:date-value="2012-10-30T20:02:55" table:style-name="ce3">
            <text:p>30/10/2012 20:02</text:p>
          </table:table-cell>
          <table:table-cell office:value-type="string" table:style-name="ce2">
            <text:p>java.util.formatt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28" table:style-name="ce2">
            <text:p>1028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icking up from where I left off when reading a file in Java</text:p>
          </table:table-cell>
          <table:table-cell office:value-type="string" table:style-name="ce2">
            <text:p>&lt;java&gt;&lt;line&gt;</text:p>
          </table:table-cell>
          <table:table-cell office:value-type="float" office:value="234" table:style-name="ce2">
            <text:p>234</text:p>
          </table:table-cell>
          <table:table-cell office:value-type="float" office:value="0" table:style-name="ce2">
            <text:p>0</text:p>
          </table:table-cell>
          <table:table-cell office:value-type="date" office:date-value="2012-10-31T17:38:43" table:style-name="ce3">
            <text:p>31/10/2012 17:38</text:p>
          </table:table-cell>
          <table:table-cell office:value-type="date" office:date-value="2012-10-31T17:57:21" table:style-name="ce3">
            <text:p>31/10/2012 17:57</text:p>
          </table:table-cell>
          <table:table-cell office:value-type="string" table:style-name="ce2">
            <text:p>java.io.objectoutputstrea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29" table:style-name="ce2">
            <text:p>102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can I apply conditional thread safety upon operation?</text:p>
          </table:table-cell>
          <table:table-cell office:value-type="string" table:style-name="ce2">
            <text:p>&lt;java&gt;&lt;collections&gt;&lt;concurrency&gt;&lt;thread-safety&gt;&lt;critical-section&gt;</text:p>
          </table:table-cell>
          <table:table-cell office:value-type="float" office:value="82" table:style-name="ce2">
            <text:p>82</text:p>
          </table:table-cell>
          <table:table-cell office:value-type="float" office:value="0" table:style-name="ce2">
            <text:p>0</text:p>
          </table:table-cell>
          <table:table-cell office:value-type="date" office:date-value="2013-01-28T16:45:28" table:style-name="ce3">
            <text:p>28/01/2013 16:45</text:p>
          </table:table-cell>
          <table:table-cell office:value-type="date" office:date-value="2013-01-28T16:56:01" table:style-name="ce3">
            <text:p>28/01/2013 16:56</text:p>
          </table:table-cell>
          <table:table-cell office:value-type="string" table:style-name="ce2">
            <text:p>java.util.concurrent.locks.reentrantlock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30" table:style-name="ce2">
            <text:p>103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Formatting String</text:p>
          </table:table-cell>
          <table:table-cell office:value-type="string" table:style-name="ce2">
            <text:p>&lt;java&gt;&lt;string&gt;&lt;format&gt;</text:p>
          </table:table-cell>
          <table:table-cell office:value-type="float" office:value="463" table:style-name="ce2">
            <text:p>463</text:p>
          </table:table-cell>
          <table:table-cell office:value-type="float" office:value="0" table:style-name="ce2">
            <text:p>0</text:p>
          </table:table-cell>
          <table:table-cell office:value-type="date" office:date-value="2013-03-06T14:44:21" table:style-name="ce3">
            <text:p>06/03/2013 14:44</text:p>
          </table:table-cell>
          <table:table-cell office:value-type="date" office:date-value="2013-03-06T14:48:14" table:style-name="ce3">
            <text:p>06/03/2013 14:48</text:p>
          </table:table-cell>
          <table:table-cell office:value-type="string" table:style-name="ce2">
            <text:p>java.util.formatt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31" table:style-name="ce2">
            <text:p>103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android - generate random date and time</text:p>
          </table:table-cell>
          <table:table-cell office:value-type="string" table:style-name="ce2">
            <text:p>&lt;java&gt;&lt;android&gt;&lt;arrays&gt;&lt;datetime&gt;</text:p>
          </table:table-cell>
          <table:table-cell office:value-type="float" office:value="3547" table:style-name="ce2">
            <text:p>3547</text:p>
          </table:table-cell>
          <table:table-cell office:value-type="float" office:value="0" table:style-name="ce2">
            <text:p>0</text:p>
          </table:table-cell>
          <table:table-cell office:value-type="date" office:date-value="2013-02-20T09:37:07" table:style-name="ce3">
            <text:p>20/02/2013 09:37</text:p>
          </table:table-cell>
          <table:table-cell office:value-type="date" office:date-value="2013-02-20T09:49:24" table:style-name="ce3">
            <text:p>20/02/2013 09:49</text:p>
          </table:table-cell>
          <table:table-cell office:value-type="string" table:style-name="ce2">
            <text:p>java.text.simpledat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32" table:style-name="ce2">
            <text:p>1032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Java charAt used with characters that have two code units</text:p>
          </table:table-cell>
          <table:table-cell office:value-type="string" table:style-name="ce2">
            <text:p>&lt;java&gt;&lt;unicode&gt;&lt;utf-16&gt;&lt;surrogate-pairs&gt;&lt;astral-plane&gt;</text:p>
          </table:table-cell>
          <table:table-cell office:value-type="float" office:value="3351" table:style-name="ce2">
            <text:p>3351</text:p>
          </table:table-cell>
          <table:table-cell office:value-type="float" office:value="0" table:style-name="ce2">
            <text:p>0</text:p>
          </table:table-cell>
          <table:table-cell office:value-type="date" office:date-value="2013-01-04T03:05:11" table:style-name="ce3">
            <text:p>04/01/2013 03:05</text:p>
          </table:table-cell>
          <table:table-cell office:value-type="date" office:date-value="2013-01-04T04:46:20" table:style-name="ce3">
            <text:p>04/01/2013 04:46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33" table:style-name="ce2">
            <text:p>1033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Generic constructor (Class&lt;T&gt; clazz) do not support T where T is another generics</text:p>
          </table:table-cell>
          <table:table-cell office:value-type="string" table:style-name="ce2">
            <text:p>&lt;java&gt;&lt;generics&gt;</text:p>
          </table:table-cell>
          <table:table-cell office:value-type="float" office:value="3059" table:style-name="ce2">
            <text:p>3059</text:p>
          </table:table-cell>
          <table:table-cell office:value-type="float" office:value="1" table:style-name="ce2">
            <text:p>1</text:p>
          </table:table-cell>
          <table:table-cell office:value-type="date" office:date-value="2013-01-12T17:56:10" table:style-name="ce3">
            <text:p>12/01/2013 17:56</text:p>
          </table:table-cell>
          <table:table-cell office:value-type="date" office:date-value="2013-01-12T18:18:34" table:style-name="ce3">
            <text:p>12/01/2013 18:18</text:p>
          </table:table-cell>
          <table:table-cell office:value-type="string" table:style-name="ce2">
            <text:p>java.lang.objec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34" table:style-name="ce2">
            <text:p>103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Reading List of Node using Xpath</text:p>
          </table:table-cell>
          <table:table-cell office:value-type="string" table:style-name="ce2">
            <text:p>&lt;java&gt;&lt;spring&gt;&lt;spring-mvc&gt;</text:p>
          </table:table-cell>
          <table:table-cell office:value-type="float" office:value="817" table:style-name="ce2">
            <text:p>817</text:p>
          </table:table-cell>
          <table:table-cell office:value-type="float" office:value="3" table:style-name="ce2">
            <text:p>3</text:p>
          </table:table-cell>
          <table:table-cell office:value-type="date" office:date-value="2013-01-31T07:03:06" table:style-name="ce3">
            <text:p>31/01/2013 07:03</text:p>
          </table:table-cell>
          <table:table-cell office:value-type="date" office:date-value="2013-01-31T07:50:54" table:style-name="ce3">
            <text:p>31/01/2013 07:50</text:p>
          </table:table-cell>
          <table:table-cell office:value-type="string" table:style-name="ce2">
            <text:p>javax.xml.xpath.xpathconstant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35" table:style-name="ce2">
            <text:p>103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oes memory mapped file support concurrent get/put?</text:p>
          </table:table-cell>
          <table:table-cell office:value-type="string" table:style-name="ce2">
            <text:p>&lt;java&gt;</text:p>
          </table:table-cell>
          <table:table-cell office:value-type="float" office:value="1158" table:style-name="ce2">
            <text:p>1158</text:p>
          </table:table-cell>
          <table:table-cell office:value-type="float" office:value="0" table:style-name="ce2">
            <text:p>0</text:p>
          </table:table-cell>
          <table:table-cell office:value-type="date" office:date-value="2013-01-24T05:05:41" table:style-name="ce3">
            <text:p>24/01/2013 05:05</text:p>
          </table:table-cell>
          <table:table-cell office:value-type="date" office:date-value="2013-01-24T08:11:12" table:style-name="ce3">
            <text:p>24/01/2013 08:11</text:p>
          </table:table-cell>
          <table:table-cell office:value-type="string" table:style-name="ce2">
            <text:p>java.nio.buff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36" table:style-name="ce2">
            <text:p>1036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ava Heap Hard Drive</text:p>
          </table:table-cell>
          <table:table-cell office:value-type="string" table:style-name="ce2">
            <text:p>&lt;java&gt;&lt;memory&gt;&lt;heap&gt;</text:p>
          </table:table-cell>
          <table:table-cell office:value-type="float" office:value="720" table:style-name="ce2">
            <text:p>720</text:p>
          </table:table-cell>
          <table:table-cell office:value-type="float" office:value="1" table:style-name="ce2">
            <text:p>1</text:p>
          </table:table-cell>
          <table:table-cell office:value-type="date" office:date-value="2012-12-12T07:16:32" table:style-name="ce3">
            <text:p>12/12/2012 07:16</text:p>
          </table:table-cell>
          <table:table-cell office:value-type="date" office:date-value="2012-12-12T09:47:23" table:style-name="ce3">
            <text:p>12/12/2012 09:47</text:p>
          </table:table-cell>
          <table:table-cell office:value-type="string" table:style-name="ce2">
            <text:p>java.nio.mappedbytebuff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37" table:style-name="ce2">
            <text:p>1037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Always Round UP a Double</text:p>
          </table:table-cell>
          <table:table-cell office:value-type="string" table:style-name="ce2">
            <text:p>&lt;java&gt;&lt;rounding&gt;</text:p>
          </table:table-cell>
          <table:table-cell office:value-type="float" office:value="24997" table:style-name="ce2">
            <text:p>24997</text:p>
          </table:table-cell>
          <table:table-cell office:value-type="float" office:value="1" table:style-name="ce2">
            <text:p>1</text:p>
          </table:table-cell>
          <table:table-cell office:value-type="date" office:date-value="2013-10-27T04:44:24" table:style-name="ce3">
            <text:p>27/10/2013 04:44</text:p>
          </table:table-cell>
          <table:table-cell office:value-type="date" office:date-value="2013-10-27T04:46:51" table:style-name="ce3">
            <text:p>27/10/2013 04:46</text:p>
          </table:table-cell>
          <table:table-cell office:value-type="string" table:style-name="ce2">
            <text:p>java.lang.math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38" table:style-name="ce2">
            <text:p>1038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s it possible to obtain java.lang.reflection.Method directly from java class file's Constant_Method_REF?</text:p>
          </table:table-cell>
          <table:table-cell office:value-type="string" table:style-name="ce2">
            <text:p>&lt;java&gt;&lt;javassist&gt;&lt;bcel&gt;&lt;methodhandle&gt;</text:p>
          </table:table-cell>
          <table:table-cell office:value-type="float" office:value="683" table:style-name="ce2">
            <text:p>683</text:p>
          </table:table-cell>
          <table:table-cell office:value-type="float" office:value="1" table:style-name="ce2">
            <text:p>1</text:p>
          </table:table-cell>
          <table:table-cell office:value-type="date" office:date-value="2013-10-23T17:35:19" table:style-name="ce3">
            <text:p>23/10/2013 17:35</text:p>
          </table:table-cell>
          <table:table-cell office:value-type="date" office:date-value="2013-10-23T18:21:52" table:style-name="ce3">
            <text:p>23/10/2013 18:21</text:p>
          </table:table-cell>
          <table:table-cell office:value-type="string" table:style-name="ce2">
            <text:p>java.lang.invoke.methodhand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39" table:style-name="ce2">
            <text:p>103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erminating a Java Thread</text:p>
          </table:table-cell>
          <table:table-cell office:value-type="string" table:style-name="ce2">
            <text:p>&lt;java&gt;&lt;multithreading&gt;</text:p>
          </table:table-cell>
          <table:table-cell office:value-type="float" office:value="251" table:style-name="ce2">
            <text:p>251</text:p>
          </table:table-cell>
          <table:table-cell office:value-type="float" office:value="0" table:style-name="ce2">
            <text:p>0</text:p>
          </table:table-cell>
          <table:table-cell office:value-type="date" office:date-value="2013-10-14T16:52:57" table:style-name="ce3">
            <text:p>14/10/2013 16:52</text:p>
          </table:table-cell>
          <table:table-cell office:value-type="date" office:date-value="2013-10-14T21:33:18" table:style-name="ce3">
            <text:p>14/10/2013 21:33</text:p>
          </table:table-cell>
          <table:table-cell office:value-type="string" table:style-name="ce2">
            <text:p>java.util.concurrent.threadpoolexecuto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40" table:style-name="ce2">
            <text:p>1040</text:p>
          </table:table-cell>
          <table:table-cell office:value-type="float" office:value="6" table:style-name="ce2">
            <text:p>6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HashCode vs SHA-1</text:p>
          </table:table-cell>
          <table:table-cell office:value-type="string" table:style-name="ce2">
            <text:p>&lt;java&gt;&lt;hashcode&gt;</text:p>
          </table:table-cell>
          <table:table-cell office:value-type="float" office:value="8202" table:style-name="ce2">
            <text:p>8202</text:p>
          </table:table-cell>
          <table:table-cell office:value-type="float" office:value="1" table:style-name="ce2">
            <text:p>1</text:p>
          </table:table-cell>
          <table:table-cell office:value-type="date" office:date-value="2009-05-12T15:19:42" table:style-name="ce3">
            <text:p>12/05/2009 15:19</text:p>
          </table:table-cell>
          <table:table-cell office:value-type="date" office:date-value="2009-05-12T15:39:21" table:style-name="ce3">
            <text:p>12/05/2009 15:39</text:p>
          </table:table-cell>
          <table:table-cell office:value-type="string" table:style-name="ce2">
            <text:p>java.lang.objec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41" table:style-name="ce2">
            <text:p>1041</text:p>
          </table:table-cell>
          <table:table-cell office:value-type="float" office:value="12" table:style-name="ce2">
            <text:p>12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in java <text:s/>how to get attribute given the string with its name?</text:p>
          </table:table-cell>
          <table:table-cell office:value-type="string" table:style-name="ce2">
            <text:p>&lt;java&gt;</text:p>
          </table:table-cell>
          <table:table-cell office:value-type="float" office:value="24797" table:style-name="ce2">
            <text:p>24797</text:p>
          </table:table-cell>
          <table:table-cell office:value-type="float" office:value="6" table:style-name="ce2">
            <text:p>6</text:p>
          </table:table-cell>
          <table:table-cell office:value-type="date" office:date-value="2010-01-11T17:14:17" table:style-name="ce3">
            <text:p>11/01/2010 17:14</text:p>
          </table:table-cell>
          <table:table-cell office:value-type="date" office:date-value="2010-01-11T17:16:56" table:style-name="ce3">
            <text:p>11/01/2010 17:16</text:p>
          </table:table-cell>
          <table:table-cell office:value-type="string" table:style-name="ce2">
            <text:p>java.lang.cla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42" table:style-name="ce2">
            <text:p>104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ow do fail-fast Iterators come to know that underlying structure is modified when the throws 'ConcurrentModificationException' is thrown?</text:p>
          </table:table-cell>
          <table:table-cell office:value-type="string" table:style-name="ce2">
            <text:p>&lt;java&gt;&lt;iterator&gt;</text:p>
          </table:table-cell>
          <table:table-cell office:value-type="float" office:value="231" table:style-name="ce2">
            <text:p>231</text:p>
          </table:table-cell>
          <table:table-cell office:value-type="float" office:value="0" table:style-name="ce2">
            <text:p>0</text:p>
          </table:table-cell>
          <table:table-cell office:value-type="date" office:date-value="2014-04-19T15:36:46" table:style-name="ce3">
            <text:p>19/04/2014 15:36</text:p>
          </table:table-cell>
          <table:table-cell office:value-type="date" office:date-value="2014-08-20T19:16:52" table:style-name="ce3">
            <text:p>20/08/2014 19:16</text:p>
          </table:table-cell>
          <table:table-cell office:value-type="string" table:style-name="ce2">
            <text:p>java.util.concurrentmodificationexcep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43" table:style-name="ce2">
            <text:p>104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do I access the resources directory for a calling program in Java</text:p>
          </table:table-cell>
          <table:table-cell office:value-type="string" table:style-name="ce2">
            <text:p>&lt;java&gt;&lt;jar&gt;&lt;classloader&gt;</text:p>
          </table:table-cell>
          <table:table-cell office:value-type="float" office:value="246" table:style-name="ce2">
            <text:p>246</text:p>
          </table:table-cell>
          <table:table-cell office:value-type="float" office:value="0" table:style-name="ce2">
            <text:p>0</text:p>
          </table:table-cell>
          <table:table-cell office:value-type="date" office:date-value="2014-04-24T22:32:22" table:style-name="ce3">
            <text:p>24/04/2014 22:32</text:p>
          </table:table-cell>
          <table:table-cell office:value-type="date" office:date-value="2014-06-08T16:13:53" table:style-name="ce3">
            <text:p>08/06/2014 16:13</text:p>
          </table:table-cell>
          <table:table-cell office:value-type="string" table:style-name="ce2">
            <text:p>java.lang.cla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44" table:style-name="ce2">
            <text:p>1044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XB unmarshalling returns 'URI is not absolute' error</text:p>
          </table:table-cell>
          <table:table-cell office:value-type="string" table:style-name="ce2">
            <text:p>&lt;java&gt;&lt;xml&gt;&lt;web-services&gt;&lt;jaxb&gt;&lt;unmarshalling&gt;</text:p>
          </table:table-cell>
          <table:table-cell office:value-type="float" office:value="1129" table:style-name="ce2">
            <text:p>1129</text:p>
          </table:table-cell>
          <table:table-cell office:value-type="float" office:value="0" table:style-name="ce2">
            <text:p>0</text:p>
          </table:table-cell>
          <table:table-cell office:value-type="date" office:date-value="2014-05-14T11:03:56" table:style-name="ce3">
            <text:p>14/05/2014 11:03</text:p>
          </table:table-cell>
          <table:table-cell office:value-type="date" office:date-value="2014-06-17T14:19:42" table:style-name="ce3">
            <text:p>17/06/2014 14:19</text:p>
          </table:table-cell>
          <table:table-cell office:value-type="string" table:style-name="ce2">
            <text:p>javax.xml.bind.jaxb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45" table:style-name="ce2">
            <text:p>1045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How to do an action in periodic intervals in java?</text:p>
          </table:table-cell>
          <table:table-cell office:value-type="string" table:style-name="ce2">
            <text:p>&lt;java&gt;&lt;loops&gt;&lt;timer&gt;</text:p>
          </table:table-cell>
          <table:table-cell office:value-type="float" office:value="2541" table:style-name="ce2">
            <text:p>2541</text:p>
          </table:table-cell>
          <table:table-cell office:value-type="float" office:value="0" table:style-name="ce2">
            <text:p>0</text:p>
          </table:table-cell>
          <table:table-cell office:value-type="date" office:date-value="2013-07-01T04:00:55" table:style-name="ce3">
            <text:p>01/07/2013 04:00</text:p>
          </table:table-cell>
          <table:table-cell office:value-type="date" office:date-value="2013-07-01T04:04:25" table:style-name="ce3">
            <text:p>01/07/2013 04:04</text:p>
          </table:table-cell>
          <table:table-cell office:value-type="string" table:style-name="ce2">
            <text:p>javax.swing.tim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46" table:style-name="ce2">
            <text:p>1046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Advanced tokenizer for a complex math expression</text:p>
          </table:table-cell>
          <table:table-cell office:value-type="string" table:style-name="ce2">
            <text:p>&lt;java&gt;&lt;string&gt;&lt;tokenize&gt;</text:p>
          </table:table-cell>
          <table:table-cell office:value-type="float" office:value="2162" table:style-name="ce2">
            <text:p>2162</text:p>
          </table:table-cell>
          <table:table-cell office:value-type="float" office:value="2" table:style-name="ce2">
            <text:p>2</text:p>
          </table:table-cell>
          <table:table-cell office:value-type="date" office:date-value="2013-05-11T15:21:17" table:style-name="ce3">
            <text:p>11/05/2013 15:21</text:p>
          </table:table-cell>
          <table:table-cell office:value-type="date" office:date-value="2013-05-11T22:01:00" table:style-name="ce3">
            <text:p>11/05/2013 22:01</text:p>
          </table:table-cell>
          <table:table-cell office:value-type="string" table:style-name="ce2">
            <text:p>java.io.streamtokeniz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47" table:style-name="ce2">
            <text:p>1047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axb Marshalling for newbies</text:p>
          </table:table-cell>
          <table:table-cell office:value-type="string" table:style-name="ce2">
            <text:p>&lt;java&gt;&lt;xml&gt;&lt;jaxb&gt;&lt;xsd&gt;&lt;marshalling&gt;</text:p>
          </table:table-cell>
          <table:table-cell office:value-type="float" office:value="212" table:style-name="ce2">
            <text:p>212</text:p>
          </table:table-cell>
          <table:table-cell office:value-type="float" office:value="0" table:style-name="ce2">
            <text:p>0</text:p>
          </table:table-cell>
          <table:table-cell office:value-type="date" office:date-value="2013-05-13T23:57:56" table:style-name="ce3">
            <text:p>13/05/2013 23:57</text:p>
          </table:table-cell>
          <table:table-cell office:value-type="date" office:date-value="2013-05-14T00:10:38" table:style-name="ce3">
            <text:p>14/05/2013 00:10</text:p>
          </table:table-cell>
          <table:table-cell office:value-type="string" table:style-name="ce2">
            <text:p>javax.xml.bind.marshall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48" table:style-name="ce2">
            <text:p>1048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ulian date to regular date conversion</text:p>
          </table:table-cell>
          <table:table-cell office:value-type="string" table:style-name="ce2">
            <text:p>&lt;java&gt;&lt;date&gt;&lt;julian-date&gt;</text:p>
          </table:table-cell>
          <table:table-cell office:value-type="float" office:value="3351" table:style-name="ce2">
            <text:p>3351</text:p>
          </table:table-cell>
          <table:table-cell office:value-type="float" office:value="0" table:style-name="ce2">
            <text:p>0</text:p>
          </table:table-cell>
          <table:table-cell office:value-type="date" office:date-value="2013-11-17T19:58:10" table:style-name="ce3">
            <text:p>17/11/2013 19:58</text:p>
          </table:table-cell>
          <table:table-cell office:value-type="date" office:date-value="2013-11-17T21:42:07" table:style-name="ce3">
            <text:p>17/11/2013 21:42</text:p>
          </table:table-cell>
          <table:table-cell office:value-type="string" table:style-name="ce2">
            <text:p>java.text.simpledat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49" table:style-name="ce2">
            <text:p>104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retrieve the latest record that has been added to a set?</text:p>
          </table:table-cell>
          <table:table-cell office:value-type="string" table:style-name="ce2">
            <text:p>&lt;java&gt;&lt;hibernate&gt;&lt;set&gt;&lt;hibernate-mapping&gt;</text:p>
          </table:table-cell>
          <table:table-cell office:value-type="float" office:value="77" table:style-name="ce2">
            <text:p>77</text:p>
          </table:table-cell>
          <table:table-cell office:value-type="float" office:value="1" table:style-name="ce2">
            <text:p>1</text:p>
          </table:table-cell>
          <table:table-cell office:value-type="date" office:date-value="2013-11-22T04:36:36" table:style-name="ce3">
            <text:p>22/11/2013 04:36</text:p>
          </table:table-cell>
          <table:table-cell office:value-type="date" office:date-value="2013-11-22T07:55:35" table:style-name="ce3">
            <text:p>22/11/2013 07:55</text:p>
          </table:table-cell>
          <table:table-cell office:value-type="string" table:style-name="ce2">
            <text:p>java.util.navigablese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50" table:style-name="ce2">
            <text:p>1050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raditional DB singleton connection works poorly</text:p>
          </table:table-cell>
          <table:table-cell office:value-type="string" table:style-name="ce2">
            <text:p>&lt;java&gt;&lt;jdbc&gt;&lt;query-performance&gt;</text:p>
          </table:table-cell>
          <table:table-cell office:value-type="float" office:value="628" table:style-name="ce2">
            <text:p>628</text:p>
          </table:table-cell>
          <table:table-cell office:value-type="float" office:value="3" table:style-name="ce2">
            <text:p>3</text:p>
          </table:table-cell>
          <table:table-cell office:value-type="date" office:date-value="2013-12-21T06:21:33" table:style-name="ce3">
            <text:p>21/12/2013 06:21</text:p>
          </table:table-cell>
          <table:table-cell office:value-type="date" office:date-value="2013-12-28T15:32:28" table:style-name="ce3">
            <text:p>28/12/2013 15:32</text:p>
          </table:table-cell>
          <table:table-cell office:value-type="string" table:style-name="ce2">
            <text:p>javax.sql.rowset.cachedrowse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51" table:style-name="ce2">
            <text:p>1051</text:p>
          </table:table-cell>
          <table:table-cell office:value-type="float" office:value="29" table:style-name="ce2">
            <text:p>29</text:p>
          </table:table-cell>
          <table:table-cell office:value-type="float" office:value="82" table:style-name="ce2">
            <text:p>82</text:p>
          </table:table-cell>
          <table:table-cell office:value-type="string" table:style-name="ce2">
            <text:p>Convert unix time stamp to date in java</text:p>
          </table:table-cell>
          <table:table-cell office:value-type="string" table:style-name="ce2">
            <text:p>&lt;java&gt;&lt;unix-timestamp&gt;</text:p>
          </table:table-cell>
          <table:table-cell office:value-type="float" office:value="56867" table:style-name="ce2">
            <text:p>56867</text:p>
          </table:table-cell>
          <table:table-cell office:value-type="float" office:value="10" table:style-name="ce2">
            <text:p>10</text:p>
          </table:table-cell>
          <table:table-cell office:value-type="date" office:date-value="2013-07-02T18:07:11" table:style-name="ce3">
            <text:p>02/07/2013 18:07</text:p>
          </table:table-cell>
          <table:table-cell office:value-type="date" office:date-value="2013-07-02T18:22:01" table:style-name="ce3">
            <text:p>02/07/2013 18:22</text:p>
          </table:table-cell>
          <table:table-cell office:value-type="string" table:style-name="ce2">
            <text:p>java.text.simpledat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52" table:style-name="ce2">
            <text:p>105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s this the right way to count in mutithreads?</text:p>
          </table:table-cell>
          <table:table-cell office:value-type="string" table:style-name="ce2">
            <text:p>&lt;java&gt;&lt;multithreading&gt;</text:p>
          </table:table-cell>
          <table:table-cell office:value-type="float" office:value="89" table:style-name="ce2">
            <text:p>89</text:p>
          </table:table-cell>
          <table:table-cell office:value-type="float" office:value="0" table:style-name="ce2">
            <text:p>0</text:p>
          </table:table-cell>
          <table:table-cell office:value-type="date" office:date-value="2014-03-17T20:41:32" table:style-name="ce3">
            <text:p>17/03/2014 20:41</text:p>
          </table:table-cell>
          <table:table-cell office:value-type="date" office:date-value="2014-03-17T20:52:50" table:style-name="ce3">
            <text:p>17/03/2014 20:52</text:p>
          </table:table-cell>
          <table:table-cell office:value-type="string" table:style-name="ce2">
            <text:p>java.util.concurrent.executorservic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53" table:style-name="ce2">
            <text:p>105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et variables to client socket</text:p>
          </table:table-cell>
          <table:table-cell office:value-type="string" table:style-name="ce2">
            <text:p>&lt;java&gt;&lt;sockets&gt;</text:p>
          </table:table-cell>
          <table:table-cell office:value-type="float" office:value="456" table:style-name="ce2">
            <text:p>456</text:p>
          </table:table-cell>
          <table:table-cell office:value-type="float" office:value="0" table:style-name="ce2">
            <text:p>0</text:p>
          </table:table-cell>
          <table:table-cell office:value-type="date" office:date-value="2013-12-02T17:47:23" table:style-name="ce3">
            <text:p>02/12/2013 17:47</text:p>
          </table:table-cell>
          <table:table-cell office:value-type="date" office:date-value="2013-12-02T18:53:57" table:style-name="ce3">
            <text:p>02/12/2013 18:53</text:p>
          </table:table-cell>
          <table:table-cell office:value-type="string" table:style-name="ce2">
            <text:p>java.lang.threadlocal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54" table:style-name="ce2">
            <text:p>1054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onvert Japan's date format (2013年11月24日) to normal date format (2013-11-24)</text:p>
          </table:table-cell>
          <table:table-cell office:value-type="string" table:style-name="ce2">
            <text:p>&lt;java&gt;&lt;locale&gt;&lt;date-format&gt;</text:p>
          </table:table-cell>
          <table:table-cell office:value-type="float" office:value="952" table:style-name="ce2">
            <text:p>952</text:p>
          </table:table-cell>
          <table:table-cell office:value-type="float" office:value="0" table:style-name="ce2">
            <text:p>0</text:p>
          </table:table-cell>
          <table:table-cell office:value-type="date" office:date-value="2013-11-24T12:02:33" table:style-name="ce3">
            <text:p>24/11/2013 12:02</text:p>
          </table:table-cell>
          <table:table-cell office:value-type="date" office:date-value="2013-11-24T12:27:05" table:style-name="ce3">
            <text:p>24/11/2013 12:27</text:p>
          </table:table-cell>
          <table:table-cell office:value-type="string" table:style-name="ce2">
            <text:p>java.text.dat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55" table:style-name="ce2">
            <text:p>105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Using Scanner in Java to parse a text file or console input and ran into errors</text:p>
          </table:table-cell>
          <table:table-cell office:value-type="string" table:style-name="ce2">
            <text:p>&lt;java&gt;&lt;java.util.scanner&gt;&lt;java-6&gt;</text:p>
          </table:table-cell>
          <table:table-cell office:value-type="float" office:value="2181" table:style-name="ce2">
            <text:p>2181</text:p>
          </table:table-cell>
          <table:table-cell office:value-type="float" office:value="0" table:style-name="ce2">
            <text:p>0</text:p>
          </table:table-cell>
          <table:table-cell office:value-type="date" office:date-value="2013-05-08T01:05:25" table:style-name="ce3">
            <text:p>08/05/2013 01:05</text:p>
          </table:table-cell>
          <table:table-cell office:value-type="date" office:date-value="2013-05-08T01:08:48" table:style-name="ce3">
            <text:p>08/05/2013 01:08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56" table:style-name="ce2">
            <text:p>105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nput text only accepts numbers</text:p>
          </table:table-cell>
          <table:table-cell office:value-type="string" table:style-name="ce2">
            <text:p>&lt;java&gt;&lt;swing&gt;&lt;integer&gt;&lt;jtextfield&gt;</text:p>
          </table:table-cell>
          <table:table-cell office:value-type="float" office:value="116" table:style-name="ce2">
            <text:p>116</text:p>
          </table:table-cell>
          <table:table-cell office:value-type="float" office:value="0" table:style-name="ce2">
            <text:p>0</text:p>
          </table:table-cell>
          <table:table-cell office:value-type="date" office:date-value="2014-02-24T18:54:06" table:style-name="ce3">
            <text:p>24/02/2014 18:54</text:p>
          </table:table-cell>
          <table:table-cell office:value-type="date" office:date-value="2014-02-24T19:02:16" table:style-name="ce3">
            <text:p>24/02/2014 19:02</text:p>
          </table:table-cell>
          <table:table-cell office:value-type="string" table:style-name="ce2">
            <text:p>javax.swing.jtextfield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57" table:style-name="ce2">
            <text:p>1057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manage secret Key in java</text:p>
          </table:table-cell>
          <table:table-cell office:value-type="string" table:style-name="ce2">
            <text:p>&lt;java&gt;&lt;mysql&gt;&lt;encryption&gt;&lt;cryptography&gt;&lt;encryption-symmetric&gt;</text:p>
          </table:table-cell>
          <table:table-cell office:value-type="float" office:value="539" table:style-name="ce2">
            <text:p>539</text:p>
          </table:table-cell>
          <table:table-cell office:value-type="float" office:value="4" table:style-name="ce2">
            <text:p>4</text:p>
          </table:table-cell>
          <table:table-cell office:value-type="date" office:date-value="2014-10-30T08:41:39" table:style-name="ce3">
            <text:p>30/10/2014 08:41</text:p>
          </table:table-cell>
          <table:table-cell office:value-type="date" office:date-value="2014-10-30T15:13:58" table:style-name="ce3">
            <text:p>30/10/2014 15:13</text:p>
          </table:table-cell>
          <table:table-cell office:value-type="string" table:style-name="ce2">
            <text:p>javax.crypto.keygenerato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58" table:style-name="ce2">
            <text:p>1058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ndroid change datetime format</text:p>
          </table:table-cell>
          <table:table-cell office:value-type="string" table:style-name="ce2">
            <text:p>&lt;java&gt;&lt;android&gt;&lt;datetime-format&gt;</text:p>
          </table:table-cell>
          <table:table-cell office:value-type="float" office:value="1955" table:style-name="ce2">
            <text:p>1955</text:p>
          </table:table-cell>
          <table:table-cell office:value-type="float" office:value="0" table:style-name="ce2">
            <text:p>0</text:p>
          </table:table-cell>
          <table:table-cell office:value-type="date" office:date-value="2014-12-05T13:36:53" table:style-name="ce3">
            <text:p>05/12/2014 13:36</text:p>
          </table:table-cell>
          <table:table-cell office:value-type="date" office:date-value="2014-12-05T13:39:20" table:style-name="ce3">
            <text:p>05/12/2014 13:39</text:p>
          </table:table-cell>
          <table:table-cell office:value-type="string" table:style-name="ce2">
            <text:p>java.text.simpledat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59" table:style-name="ce2">
            <text:p>1059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Why can we directly allocate bytes in ByteBuffer but not floating Point in FloatBuffer</text:p>
          </table:table-cell>
          <table:table-cell office:value-type="string" table:style-name="ce2">
            <text:p>&lt;java&gt;&lt;memory-management&gt;&lt;opengl-es&gt;&lt;bytebuffer&gt;&lt;floatbuffer&gt;</text:p>
          </table:table-cell>
          <table:table-cell office:value-type="float" office:value="142" table:style-name="ce2">
            <text:p>142</text:p>
          </table:table-cell>
          <table:table-cell office:value-type="float" office:value="1" table:style-name="ce2">
            <text:p>1</text:p>
          </table:table-cell>
          <table:table-cell office:value-type="date" office:date-value="2014-12-02T08:30:13" table:style-name="ce3">
            <text:p>02/12/2014 08:30</text:p>
          </table:table-cell>
          <table:table-cell office:value-type="date" office:date-value="2014-12-02T12:31:38" table:style-name="ce3">
            <text:p>02/12/2014 12:31</text:p>
          </table:table-cell>
          <table:table-cell office:value-type="string" table:style-name="ce2">
            <text:p>java.nio.buff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60" table:style-name="ce2">
            <text:p>1060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Java thread not working second time</text:p>
          </table:table-cell>
          <table:table-cell office:value-type="string" table:style-name="ce2">
            <text:p>&lt;java&gt;&lt;multithreading&gt;</text:p>
          </table:table-cell>
          <table:table-cell office:value-type="float" office:value="309" table:style-name="ce2">
            <text:p>309</text:p>
          </table:table-cell>
          <table:table-cell office:value-type="float" office:value="0" table:style-name="ce2">
            <text:p>0</text:p>
          </table:table-cell>
          <table:table-cell office:value-type="date" office:date-value="2014-07-19T22:01:48" table:style-name="ce3">
            <text:p>19/07/2014 22:01</text:p>
          </table:table-cell>
          <table:table-cell office:value-type="date" office:date-value="2014-07-19T22:27:23" table:style-name="ce3">
            <text:p>19/07/2014 22:27</text:p>
          </table:table-cell>
          <table:table-cell office:value-type="string" table:style-name="ce2">
            <text:p>javax.sound.sampled.audioinputstrea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61" table:style-name="ce2">
            <text:p>1061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What does setDefaultMaxPerRoute and setMaxTotal mean in HttpClient?</text:p>
          </table:table-cell>
          <table:table-cell office:value-type="string" table:style-name="ce2">
            <text:p>&lt;java&gt;&lt;apache-httpclient-4.x&gt;</text:p>
          </table:table-cell>
          <table:table-cell office:value-type="float" office:value="1811" table:style-name="ce2">
            <text:p>1811</text:p>
          </table:table-cell>
          <table:table-cell office:value-type="float" office:value="2" table:style-name="ce2">
            <text:p>2</text:p>
          </table:table-cell>
          <table:table-cell office:value-type="date" office:date-value="2015-06-07T04:16:24" table:style-name="ce3">
            <text:p>07/06/2015 04:16</text:p>
          </table:table-cell>
          <table:table-cell office:value-type="date" office:date-value="2015-06-07T06:44:31" table:style-name="ce3">
            <text:p>07/06/2015 06:44</text:p>
          </table:table-cell>
          <table:table-cell office:value-type="string" table:style-name="ce2">
            <text:p>java.net.socketoption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62" table:style-name="ce2">
            <text:p>1062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alculate a Phi coefficient in Java</text:p>
          </table:table-cell>
          <table:table-cell office:value-type="string" table:style-name="ce2">
            <text:p>&lt;java&gt;&lt;confusion-matrix&gt;&lt;statistical-test&gt;</text:p>
          </table:table-cell>
          <table:table-cell office:value-type="float" office:value="321" table:style-name="ce2">
            <text:p>321</text:p>
          </table:table-cell>
          <table:table-cell office:value-type="float" office:value="0" table:style-name="ce2">
            <text:p>0</text:p>
          </table:table-cell>
          <table:table-cell office:value-type="date" office:date-value="2015-03-06T19:08:38" table:style-name="ce3">
            <text:p>06/03/2015 19:08</text:p>
          </table:table-cell>
          <table:table-cell office:value-type="date" office:date-value="2015-03-06T19:23:17" table:style-name="ce3">
            <text:p>06/03/2015 19:23</text:p>
          </table:table-cell>
          <table:table-cell office:value-type="string" table:style-name="ce2">
            <text:p>java.lang.doub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63" table:style-name="ce2">
            <text:p>106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llegalStateException when unmarshalling from child node with XMLEventReader</text:p>
          </table:table-cell>
          <table:table-cell office:value-type="string" table:style-name="ce2">
            <text:p>&lt;java&gt;&lt;xml&gt;&lt;jaxb&gt;</text:p>
          </table:table-cell>
          <table:table-cell office:value-type="float" office:value="870" table:style-name="ce2">
            <text:p>870</text:p>
          </table:table-cell>
          <table:table-cell office:value-type="float" office:value="0" table:style-name="ce2">
            <text:p>0</text:p>
          </table:table-cell>
          <table:table-cell office:value-type="date" office:date-value="2015-03-04T16:48:43" table:style-name="ce3">
            <text:p>04/03/2015 16:48</text:p>
          </table:table-cell>
          <table:table-cell office:value-type="date" office:date-value="2015-03-04T17:06:20" table:style-name="ce3">
            <text:p>04/03/2015 17:06</text:p>
          </table:table-cell>
          <table:table-cell office:value-type="string" table:style-name="ce2">
            <text:p>javax.xml.stream.xmleventread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64" table:style-name="ce2">
            <text:p>106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ynamically add fixed-height panels to a JScrollPane</text:p>
          </table:table-cell>
          <table:table-cell office:value-type="string" table:style-name="ce2">
            <text:p>&lt;java&gt;&lt;swing&gt;&lt;jpanel&gt;&lt;jscrollpane&gt;</text:p>
          </table:table-cell>
          <table:table-cell office:value-type="float" office:value="216" table:style-name="ce2">
            <text:p>216</text:p>
          </table:table-cell>
          <table:table-cell office:value-type="float" office:value="0" table:style-name="ce2">
            <text:p>0</text:p>
          </table:table-cell>
          <table:table-cell office:value-type="date" office:date-value="2015-03-02T10:50:47" table:style-name="ce3">
            <text:p>02/03/2015 10:50</text:p>
          </table:table-cell>
          <table:table-cell office:value-type="date" office:date-value="2015-03-02T11:13:57" table:style-name="ce3">
            <text:p>02/03/2015 11:13</text:p>
          </table:table-cell>
          <table:table-cell office:value-type="string" table:style-name="ce2">
            <text:p>javax.swing.jscrollpan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65" table:style-name="ce2">
            <text:p>1065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ava: Merging two json objects together with primary key</text:p>
          </table:table-cell>
          <table:table-cell office:value-type="string" table:style-name="ce2">
            <text:p>&lt;java&gt;&lt;arrays&gt;&lt;json&gt;&lt;primary-key&gt;</text:p>
          </table:table-cell>
          <table:table-cell office:value-type="float" office:value="491" table:style-name="ce2">
            <text:p>491</text:p>
          </table:table-cell>
          <table:table-cell office:value-type="float" office:value="0" table:style-name="ce2">
            <text:p>0</text:p>
          </table:table-cell>
          <table:table-cell office:value-type="date" office:date-value="2015-09-29T17:47:25" table:style-name="ce3">
            <text:p>29/09/2015 17:47</text:p>
          </table:table-cell>
          <table:table-cell office:value-type="date" office:date-value="2015-09-29T18:07:36" table:style-name="ce3">
            <text:p>29/09/2015 18:07</text:p>
          </table:table-cell>
          <table:table-cell office:value-type="string" table:style-name="ce2">
            <text:p>java.util.map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66" table:style-name="ce2">
            <text:p>106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avafx get Ping Result</text:p>
          </table:table-cell>
          <table:table-cell office:value-type="string" table:style-name="ce2">
            <text:p>&lt;java&gt;&lt;user-interface&gt;&lt;javafx&gt;&lt;ping&gt;</text:p>
          </table:table-cell>
          <table:table-cell office:value-type="float" office:value="245" table:style-name="ce2">
            <text:p>245</text:p>
          </table:table-cell>
          <table:table-cell office:value-type="float" office:value="0" table:style-name="ce2">
            <text:p>0</text:p>
          </table:table-cell>
          <table:table-cell office:value-type="date" office:date-value="2014-07-28T11:27:17" table:style-name="ce3">
            <text:p>28/07/2014 11:27</text:p>
          </table:table-cell>
          <table:table-cell office:value-type="date" office:date-value="2014-07-28T11:57:51" table:style-name="ce3">
            <text:p>28/07/2014 11:57</text:p>
          </table:table-cell>
          <table:table-cell office:value-type="string" table:style-name="ce2">
            <text:p>java.lang.processbuild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67" table:style-name="ce2">
            <text:p>1067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ava - eliminate duplicates in 3D Array of Objects</text:p>
          </table:table-cell>
          <table:table-cell office:value-type="string" table:style-name="ce2">
            <text:p>&lt;java&gt;&lt;arrays&gt;&lt;multidimensional-array&gt;&lt;duplicates&gt;</text:p>
          </table:table-cell>
          <table:table-cell office:value-type="float" office:value="48" table:style-name="ce2">
            <text:p>48</text:p>
          </table:table-cell>
          <table:table-cell office:value-type="float" office:value="0" table:style-name="ce2">
            <text:p>0</text:p>
          </table:table-cell>
          <table:table-cell office:value-type="date" office:date-value="2016-02-14T03:25:02" table:style-name="ce3">
            <text:p>14/02/2016 03:25</text:p>
          </table:table-cell>
          <table:table-cell office:value-type="date" office:date-value="2016-02-14T03:59:11" table:style-name="ce3">
            <text:p>14/02/2016 03:59</text:p>
          </table:table-cell>
          <table:table-cell office:value-type="string" table:style-name="ce2">
            <text:p>java.util.array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68" table:style-name="ce2">
            <text:p>1068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What is a better idiom for producer-consumers in Java?</text:p>
          </table:table-cell>
          <table:table-cell office:value-type="string" table:style-name="ce2">
            <text:p>&lt;java&gt;&lt;multithreading&gt;&lt;concurrency&gt;&lt;parallel-processing&gt;&lt;blocking&gt;</text:p>
          </table:table-cell>
          <table:table-cell office:value-type="float" office:value="99" table:style-name="ce2">
            <text:p>99</text:p>
          </table:table-cell>
          <table:table-cell office:value-type="float" office:value="0" table:style-name="ce2">
            <text:p>0</text:p>
          </table:table-cell>
          <table:table-cell office:value-type="date" office:date-value="2016-03-20T00:27:24" table:style-name="ce3">
            <text:p>20/03/2016 00:27</text:p>
          </table:table-cell>
          <table:table-cell office:value-type="date" office:date-value="2016-03-20T03:48:40" table:style-name="ce3">
            <text:p>20/03/2016 03:48</text:p>
          </table:table-cell>
          <table:table-cell office:value-type="string" table:style-name="ce2">
            <text:p>javax.management.monitor.monito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69" table:style-name="ce2">
            <text:p>1069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Collator with similar characteristic as MySQLs utf8_general_ci collation</text:p>
          </table:table-cell>
          <table:table-cell office:value-type="string" table:style-name="ce2">
            <text:p>&lt;java&gt;&lt;mysql&gt;&lt;utf-8&gt;&lt;collation&gt;</text:p>
          </table:table-cell>
          <table:table-cell office:value-type="float" office:value="71" table:style-name="ce2">
            <text:p>71</text:p>
          </table:table-cell>
          <table:table-cell office:value-type="float" office:value="0" table:style-name="ce2">
            <text:p>0</text:p>
          </table:table-cell>
          <table:table-cell office:value-type="date" office:date-value="2016-03-22T10:15:16" table:style-name="ce3">
            <text:p>22/03/2016 10:15</text:p>
          </table:table-cell>
          <table:table-cell office:value-type="date" office:date-value="2016-03-22T13:55:43" table:style-name="ce3">
            <text:p>22/03/2016 13:55</text:p>
          </table:table-cell>
          <table:table-cell office:value-type="string" table:style-name="ce2">
            <text:p>java.text.collato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70" table:style-name="ce2">
            <text:p>107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sing objects in HashMaps as a Key</text:p>
          </table:table-cell>
          <table:table-cell office:value-type="string" table:style-name="ce2">
            <text:p>&lt;java&gt;&lt;hashmap&gt;</text:p>
          </table:table-cell>
          <table:table-cell office:value-type="float" office:value="59" table:style-name="ce2">
            <text:p>59</text:p>
          </table:table-cell>
          <table:table-cell office:value-type="float" office:value="0" table:style-name="ce2">
            <text:p>0</text:p>
          </table:table-cell>
          <table:table-cell office:value-type="date" office:date-value="2015-12-12T15:11:32" table:style-name="ce3">
            <text:p>12/12/2015 15:11</text:p>
          </table:table-cell>
          <table:table-cell office:value-type="date" office:date-value="2015-12-12T15:24:51" table:style-name="ce3">
            <text:p>12/12/2015 15:24</text:p>
          </table:table-cell>
          <table:table-cell office:value-type="string" table:style-name="ce2">
            <text:p>java.lang.objec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71" table:style-name="ce2">
            <text:p>1071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AVA comparator for UTF8 letters</text:p>
          </table:table-cell>
          <table:table-cell office:value-type="string" table:style-name="ce2">
            <text:p>&lt;java&gt;&lt;comparator&gt;</text:p>
          </table:table-cell>
          <table:table-cell office:value-type="float" office:value="72" table:style-name="ce2">
            <text:p>72</text:p>
          </table:table-cell>
          <table:table-cell office:value-type="float" office:value="1" table:style-name="ce2">
            <text:p>1</text:p>
          </table:table-cell>
          <table:table-cell office:value-type="date" office:date-value="2015-12-09T15:49:46" table:style-name="ce3">
            <text:p>09/12/2015 15:49</text:p>
          </table:table-cell>
          <table:table-cell office:value-type="date" office:date-value="2015-12-09T16:23:27" table:style-name="ce3">
            <text:p>09/12/2015 16:23</text:p>
          </table:table-cell>
          <table:table-cell office:value-type="string" table:style-name="ce2">
            <text:p>java.text.rulebasedcollato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72" table:style-name="ce2">
            <text:p>107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Geometry Area Calculator</text:p>
          </table:table-cell>
          <table:table-cell office:value-type="string" table:style-name="ce2">
            <text:p>&lt;java&gt;&lt;math&gt;&lt;methods&gt;&lt;calculator&gt;&lt;area&gt;</text:p>
          </table:table-cell>
          <table:table-cell office:value-type="float" office:value="37" table:style-name="ce2">
            <text:p>37</text:p>
          </table:table-cell>
          <table:table-cell office:value-type="float" office:value="0" table:style-name="ce2">
            <text:p>0</text:p>
          </table:table-cell>
          <table:table-cell office:value-type="date" office:date-value="2016-08-07T20:54:45" table:style-name="ce3">
            <text:p>07/08/2016 20:54</text:p>
          </table:table-cell>
          <table:table-cell office:value-type="date" office:date-value="2016-08-07T21:03:12" table:style-name="ce3">
            <text:p>07/08/2016 21:03</text:p>
          </table:table-cell>
          <table:table-cell office:value-type="string" table:style-name="ce2">
            <text:p>java.lang.objec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73" table:style-name="ce2">
            <text:p>1073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ow to convert a String to Date of format yyyy-MM-dd HH:MM:ss</text:p>
          </table:table-cell>
          <table:table-cell office:value-type="string" table:style-name="ce2">
            <text:p>&lt;java&gt;&lt;date&gt;&lt;simpledateformat&gt;</text:p>
          </table:table-cell>
          <table:table-cell office:value-type="float" office:value="117" table:style-name="ce2">
            <text:p>117</text:p>
          </table:table-cell>
          <table:table-cell office:value-type="float" office:value="1" table:style-name="ce2">
            <text:p>1</text:p>
          </table:table-cell>
          <table:table-cell office:value-type="date" office:date-value="2016-07-16T11:59:37" table:style-name="ce3">
            <text:p>16/07/2016 11:59</text:p>
          </table:table-cell>
          <table:table-cell office:value-type="date" office:date-value="2016-07-16T12:36:22" table:style-name="ce3">
            <text:p>16/07/2016 12:36</text:p>
          </table:table-cell>
          <table:table-cell office:value-type="string" table:style-name="ce2">
            <text:p>java.util.dat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74" table:style-name="ce2">
            <text:p>107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@JoinTable Foreign Key error during update</text:p>
          </table:table-cell>
          <table:table-cell office:value-type="string" table:style-name="ce2">
            <text:p>&lt;java&gt;&lt;hibernate&gt;&lt;jpa&gt;</text:p>
          </table:table-cell>
          <table:table-cell office:value-type="float" office:value="136" table:style-name="ce2">
            <text:p>136</text:p>
          </table:table-cell>
          <table:table-cell office:value-type="float" office:value="0" table:style-name="ce2">
            <text:p>0</text:p>
          </table:table-cell>
          <table:table-cell office:value-type="date" office:date-value="2016-08-11T01:20:19" table:style-name="ce3">
            <text:p>11/08/2016 01:20</text:p>
          </table:table-cell>
          <table:table-cell office:value-type="date" office:date-value="2016-08-15T12:43:38" table:style-name="ce3">
            <text:p>15/08/2016 12:43</text:p>
          </table:table-cell>
          <table:table-cell office:value-type="string" table:style-name="ce2">
            <text:p>java.lang.objec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75" table:style-name="ce2">
            <text:p>107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do i find the implementation of the abstract method <text:s/>hasnext()?</text:p>
          </table:table-cell>
          <table:table-cell office:value-type="string" table:style-name="ce2">
            <text:p>&lt;java&gt;&lt;oop&gt;&lt;collections&gt;&lt;interface&gt;&lt;polymorphism&gt;</text:p>
          </table:table-cell>
          <table:table-cell office:value-type="float" office:value="126" table:style-name="ce2">
            <text:p>126</text:p>
          </table:table-cell>
          <table:table-cell office:value-type="float" office:value="0" table:style-name="ce2">
            <text:p>0</text:p>
          </table:table-cell>
          <table:table-cell office:value-type="date" office:date-value="2016-03-23T01:57:21" table:style-name="ce3">
            <text:p>23/03/2016 01:57</text:p>
          </table:table-cell>
          <table:table-cell office:value-type="date" office:date-value="2016-03-23T02:14:13" table:style-name="ce3">
            <text:p>23/03/2016 02:14</text:p>
          </table:table-cell>
          <table:table-cell office:value-type="string" table:style-name="ce2">
            <text:p>java.util.arrayli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76" table:style-name="ce2">
            <text:p>1076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ow to unzip file that that is not in UTF8 format in java</text:p>
          </table:table-cell>
          <table:table-cell office:value-type="string" table:style-name="ce2">
            <text:p>&lt;java&gt;</text:p>
          </table:table-cell>
          <table:table-cell office:value-type="float" office:value="3254" table:style-name="ce2">
            <text:p>3254</text:p>
          </table:table-cell>
          <table:table-cell office:value-type="float" office:value="2" table:style-name="ce2">
            <text:p>2</text:p>
          </table:table-cell>
          <table:table-cell office:value-type="date" office:date-value="2012-07-31T06:03:32" table:style-name="ce3">
            <text:p>31/07/2012 06:03</text:p>
          </table:table-cell>
          <table:table-cell office:value-type="date" office:date-value="2013-12-11T15:39:38" table:style-name="ce3">
            <text:p>11/12/2013 15:39</text:p>
          </table:table-cell>
          <table:table-cell office:value-type="string" table:style-name="ce2">
            <text:p>java.util.zip.zipinputstrea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77" table:style-name="ce2">
            <text:p>1077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Setting DAY_OF_WEEK returns unexpected result</text:p>
          </table:table-cell>
          <table:table-cell office:value-type="string" table:style-name="ce2">
            <text:p>&lt;java&gt;&lt;calendar&gt;</text:p>
          </table:table-cell>
          <table:table-cell office:value-type="float" office:value="135" table:style-name="ce2">
            <text:p>135</text:p>
          </table:table-cell>
          <table:table-cell office:value-type="float" office:value="0" table:style-name="ce2">
            <text:p>0</text:p>
          </table:table-cell>
          <table:table-cell office:value-type="date" office:date-value="2013-12-17T10:37:14" table:style-name="ce3">
            <text:p>17/12/2013 10:37</text:p>
          </table:table-cell>
          <table:table-cell office:value-type="date" office:date-value="2013-12-17T10:56:31" table:style-name="ce3">
            <text:p>17/12/2013 10:56</text:p>
          </table:table-cell>
          <table:table-cell office:value-type="string" table:style-name="ce2">
            <text:p>java.util.calenda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78" table:style-name="ce2">
            <text:p>1078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if i remove a value from hashmap using hashmap.values().remove() <text:s/>will this delete the full key/value record from the map?</text:p>
          </table:table-cell>
          <table:table-cell office:value-type="string" table:style-name="ce2">
            <text:p>&lt;java&gt;</text:p>
          </table:table-cell>
          <table:table-cell office:value-type="float" office:value="38" table:style-name="ce2">
            <text:p>38</text:p>
          </table:table-cell>
          <table:table-cell office:value-type="float" office:value="0" table:style-name="ce2">
            <text:p>0</text:p>
          </table:table-cell>
          <table:table-cell office:value-type="date" office:date-value="2015-12-14T20:32:52" table:style-name="ce3">
            <text:p>14/12/2015 20:32</text:p>
          </table:table-cell>
          <table:table-cell office:value-type="date" office:date-value="2015-12-14T20:36:11" table:style-name="ce3">
            <text:p>14/12/2015 20:36</text:p>
          </table:table-cell>
          <table:table-cell office:value-type="string" table:style-name="ce2">
            <text:p>java.util.map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79" table:style-name="ce2">
            <text:p>1079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Why is this code throwing a ConcurrentModificationException?</text:p>
          </table:table-cell>
          <table:table-cell office:value-type="string" table:style-name="ce2">
            <text:p>&lt;java&gt;</text:p>
          </table:table-cell>
          <table:table-cell office:value-type="float" office:value="58" table:style-name="ce2">
            <text:p>58</text:p>
          </table:table-cell>
          <table:table-cell office:value-type="float" office:value="0" table:style-name="ce2">
            <text:p>0</text:p>
          </table:table-cell>
          <table:table-cell office:value-type="date" office:date-value="2016-08-26T12:35:39" table:style-name="ce3">
            <text:p>26/08/2016 12:35</text:p>
          </table:table-cell>
          <table:table-cell office:value-type="date" office:date-value="2016-08-26T12:41:10" table:style-name="ce3">
            <text:p>26/08/2016 12:41</text:p>
          </table:table-cell>
          <table:table-cell office:value-type="string" table:style-name="ce2">
            <text:p>java.util.concurrentmodificationexcep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80" table:style-name="ce2">
            <text:p>108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Getting NullPointerException when making GImage</text:p>
          </table:table-cell>
          <table:table-cell office:value-type="string" table:style-name="ce2">
            <text:p>&lt;java&gt;&lt;image&gt;&lt;nullpointerexception&gt;&lt;acm-java-libraries&gt;</text:p>
          </table:table-cell>
          <table:table-cell office:value-type="float" office:value="88" table:style-name="ce2">
            <text:p>88</text:p>
          </table:table-cell>
          <table:table-cell office:value-type="float" office:value="0" table:style-name="ce2">
            <text:p>0</text:p>
          </table:table-cell>
          <table:table-cell office:value-type="date" office:date-value="2013-03-03T07:46:32" table:style-name="ce3">
            <text:p>03/03/2013 07:46</text:p>
          </table:table-cell>
          <table:table-cell office:value-type="date" office:date-value="2013-03-03T07:50:40" table:style-name="ce3">
            <text:p>03/03/2013 07:50</text:p>
          </table:table-cell>
          <table:table-cell office:value-type="string" table:style-name="ce2">
            <text:p>javax.imageio.imageio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81" table:style-name="ce2">
            <text:p>1081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Generate XML mapping of a recursive directory search</text:p>
          </table:table-cell>
          <table:table-cell office:value-type="string" table:style-name="ce2">
            <text:p>&lt;java&gt;&lt;xml&gt;&lt;java-ee&gt;</text:p>
          </table:table-cell>
          <table:table-cell office:value-type="float" office:value="504" table:style-name="ce2">
            <text:p>504</text:p>
          </table:table-cell>
          <table:table-cell office:value-type="float" office:value="0" table:style-name="ce2">
            <text:p>0</text:p>
          </table:table-cell>
          <table:table-cell office:value-type="date" office:date-value="2012-03-08T12:21:28" table:style-name="ce3">
            <text:p>08/03/2012 12:21</text:p>
          </table:table-cell>
          <table:table-cell office:value-type="date" office:date-value="2012-04-06T14:30:35" table:style-name="ce3">
            <text:p>06/04/2012 14:30</text:p>
          </table:table-cell>
          <table:table-cell office:value-type="string" table:style-name="ce2">
            <text:p>java.util.zip.zipfi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82" table:style-name="ce2">
            <text:p>108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Adding using Images GUI</text:p>
          </table:table-cell>
          <table:table-cell office:value-type="string" table:style-name="ce2">
            <text:p>&lt;java&gt;&lt;image&gt;&lt;swing&gt;</text:p>
          </table:table-cell>
          <table:table-cell office:value-type="float" office:value="47" table:style-name="ce2">
            <text:p>47</text:p>
          </table:table-cell>
          <table:table-cell office:value-type="float" office:value="0" table:style-name="ce2">
            <text:p>0</text:p>
          </table:table-cell>
          <table:table-cell office:value-type="date" office:date-value="2014-07-19T07:12:31" table:style-name="ce3">
            <text:p>19/07/2014 07:12</text:p>
          </table:table-cell>
          <table:table-cell office:value-type="date" office:date-value="2014-07-19T07:35:10" table:style-name="ce3">
            <text:p>19/07/2014 07:35</text:p>
          </table:table-cell>
          <table:table-cell office:value-type="string" table:style-name="ce2">
            <text:p>javax.swing.imageic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83" table:style-name="ce2">
            <text:p>1083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Precise metronome for android</text:p>
          </table:table-cell>
          <table:table-cell office:value-type="string" table:style-name="ce2">
            <text:p>&lt;java&gt;&lt;android&gt;</text:p>
          </table:table-cell>
          <table:table-cell office:value-type="float" office:value="245" table:style-name="ce2">
            <text:p>245</text:p>
          </table:table-cell>
          <table:table-cell office:value-type="float" office:value="1" table:style-name="ce2">
            <text:p>1</text:p>
          </table:table-cell>
          <table:table-cell office:value-type="date" office:date-value="2015-11-12T02:32:04" table:style-name="ce3">
            <text:p>12/11/2015 02:32</text:p>
          </table:table-cell>
          <table:table-cell office:value-type="date" office:date-value="2015-11-17T22:13:20" table:style-name="ce3">
            <text:p>17/11/2015 22:13</text:p>
          </table:table-cell>
          <table:table-cell office:value-type="string" table:style-name="ce2">
            <text:p>java.lang.syste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84" table:style-name="ce2">
            <text:p>108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ow to make SimpleDateFormat.parse() fail hard?</text:p>
          </table:table-cell>
          <table:table-cell office:value-type="string" table:style-name="ce2">
            <text:p>&lt;java&gt;&lt;date&gt;&lt;simpledateformat&gt;</text:p>
          </table:table-cell>
          <table:table-cell office:value-type="float" office:value="121" table:style-name="ce2">
            <text:p>121</text:p>
          </table:table-cell>
          <table:table-cell office:value-type="float" office:value="1" table:style-name="ce2">
            <text:p>1</text:p>
          </table:table-cell>
          <table:table-cell office:value-type="date" office:date-value="2014-09-15T00:03:16" table:style-name="ce3">
            <text:p>15/09/2014 00:03</text:p>
          </table:table-cell>
          <table:table-cell office:value-type="date" office:date-value="2014-09-15T06:20:15" table:style-name="ce3">
            <text:p>15/09/2014 06:20</text:p>
          </table:table-cell>
          <table:table-cell office:value-type="string" table:style-name="ce2">
            <text:p>java.util.regex.patter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85" table:style-name="ce2">
            <text:p>108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can I force a JFrame to have a certain amount of space for a component?</text:p>
          </table:table-cell>
          <table:table-cell office:value-type="string" table:style-name="ce2">
            <text:p>&lt;java&gt;&lt;jframe&gt;</text:p>
          </table:table-cell>
          <table:table-cell office:value-type="float" office:value="481" table:style-name="ce2">
            <text:p>481</text:p>
          </table:table-cell>
          <table:table-cell office:value-type="float" office:value="0" table:style-name="ce2">
            <text:p>0</text:p>
          </table:table-cell>
          <table:table-cell office:value-type="date" office:date-value="2012-11-13T10:11:45" table:style-name="ce3">
            <text:p>13/11/2012 10:11</text:p>
          </table:table-cell>
          <table:table-cell office:value-type="date" office:date-value="2012-11-13T10:15:16" table:style-name="ce3">
            <text:p>13/11/2012 10:15</text:p>
          </table:table-cell>
          <table:table-cell office:value-type="string" table:style-name="ce2">
            <text:p>java.awt.window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86" table:style-name="ce2">
            <text:p>108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ead data from excel file</text:p>
          </table:table-cell>
          <table:table-cell office:value-type="string" table:style-name="ce2">
            <text:p>&lt;java&gt;&lt;excel&gt;&lt;xls&gt;</text:p>
          </table:table-cell>
          <table:table-cell office:value-type="float" office:value="899" table:style-name="ce2">
            <text:p>899</text:p>
          </table:table-cell>
          <table:table-cell office:value-type="float" office:value="1" table:style-name="ce2">
            <text:p>1</text:p>
          </table:table-cell>
          <table:table-cell office:value-type="date" office:date-value="2013-12-16T14:32:11" table:style-name="ce3">
            <text:p>16/12/2013 14:32</text:p>
          </table:table-cell>
          <table:table-cell office:value-type="date" office:date-value="2013-12-16T14:48:15" table:style-name="ce3">
            <text:p>16/12/2013 14:48</text:p>
          </table:table-cell>
          <table:table-cell office:value-type="string" table:style-name="ce2">
            <text:p>java.awt.poi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87" table:style-name="ce2">
            <text:p>1087</text:p>
          </table:table-cell>
          <table:table-cell office:value-type="float" office:value="6" table:style-name="ce2">
            <text:p>6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java.lang.UnsupportedOperationException: 'posix:permissions' not supported as initial attribute on Windows</text:p>
          </table:table-cell>
          <table:table-cell office:value-type="string" table:style-name="ce2">
            <text:p>&lt;java&gt;&lt;java-7&gt;&lt;nio&gt;&lt;java-io&gt;&lt;unsupportedoperation&gt;</text:p>
          </table:table-cell>
          <table:table-cell office:value-type="float" office:value="6034" table:style-name="ce2">
            <text:p>6034</text:p>
          </table:table-cell>
          <table:table-cell office:value-type="float" office:value="0" table:style-name="ce2">
            <text:p>0</text:p>
          </table:table-cell>
          <table:table-cell office:value-type="date" office:date-value="2013-01-19T15:42:46" table:style-name="ce3">
            <text:p>19/01/2013 15:42</text:p>
          </table:table-cell>
          <table:table-cell office:value-type="date" office:date-value="2013-01-19T15:47:57" table:style-name="ce3">
            <text:p>19/01/2013 15:47</text:p>
          </table:table-cell>
          <table:table-cell office:value-type="string" table:style-name="ce2">
            <text:p>java.io.fi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88" table:style-name="ce2">
            <text:p>1088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ow do I catch the SocketTimeoutException</text:p>
          </table:table-cell>
          <table:table-cell office:value-type="string" table:style-name="ce2">
            <text:p>&lt;java&gt;</text:p>
          </table:table-cell>
          <table:table-cell office:value-type="float" office:value="9596" table:style-name="ce2">
            <text:p>9596</text:p>
          </table:table-cell>
          <table:table-cell office:value-type="float" office:value="1" table:style-name="ce2">
            <text:p>1</text:p>
          </table:table-cell>
          <table:table-cell office:value-type="date" office:date-value="2012-12-06T04:19:54" table:style-name="ce3">
            <text:p>06/12/2012 04:19</text:p>
          </table:table-cell>
          <table:table-cell office:value-type="date" office:date-value="2012-12-06T06:02:48" table:style-name="ce3">
            <text:p>06/12/2012 06:02</text:p>
          </table:table-cell>
          <table:table-cell office:value-type="string" table:style-name="ce2">
            <text:p>java.net.socke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89" table:style-name="ce2">
            <text:p>108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Get List of predefined size from RowMapper in Spring jdbcTemplate</text:p>
          </table:table-cell>
          <table:table-cell office:value-type="string" table:style-name="ce2">
            <text:p>&lt;java&gt;&lt;spring&gt;&lt;jdbctemplate&gt;</text:p>
          </table:table-cell>
          <table:table-cell office:value-type="float" office:value="1539" table:style-name="ce2">
            <text:p>1539</text:p>
          </table:table-cell>
          <table:table-cell office:value-type="float" office:value="0" table:style-name="ce2">
            <text:p>0</text:p>
          </table:table-cell>
          <table:table-cell office:value-type="date" office:date-value="2013-01-15T18:38:20" table:style-name="ce3">
            <text:p>15/01/2013 18:38</text:p>
          </table:table-cell>
          <table:table-cell office:value-type="date" office:date-value="2013-01-15T18:49:58" table:style-name="ce3">
            <text:p>15/01/2013 18:49</text:p>
          </table:table-cell>
          <table:table-cell office:value-type="string" table:style-name="ce2">
            <text:p>java.sql.stateme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90" table:style-name="ce2">
            <text:p>1090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ava - Timer.cancel() v/s TimerTask.cancel()</text:p>
          </table:table-cell>
          <table:table-cell office:value-type="string" table:style-name="ce2">
            <text:p>&lt;java&gt;&lt;android&gt;&lt;timer&gt;&lt;timertask&gt;</text:p>
          </table:table-cell>
          <table:table-cell office:value-type="float" office:value="4519" table:style-name="ce2">
            <text:p>4519</text:p>
          </table:table-cell>
          <table:table-cell office:value-type="float" office:value="1" table:style-name="ce2">
            <text:p>1</text:p>
          </table:table-cell>
          <table:table-cell office:value-type="date" office:date-value="2014-02-01T00:47:36" table:style-name="ce3">
            <text:p>01/02/2014 00:47</text:p>
          </table:table-cell>
          <table:table-cell office:value-type="date" office:date-value="2014-02-01T00:51:56" table:style-name="ce3">
            <text:p>01/02/2014 00:51</text:p>
          </table:table-cell>
          <table:table-cell office:value-type="string" table:style-name="ce2">
            <text:p>java.util.tim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91" table:style-name="ce2">
            <text:p>109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XOR two strings in JAVA</text:p>
          </table:table-cell>
          <table:table-cell office:value-type="string" table:style-name="ce2">
            <text:p>&lt;java&gt;&lt;string&gt;&lt;encryption&gt;&lt;xor&gt;</text:p>
          </table:table-cell>
          <table:table-cell office:value-type="float" office:value="6076" table:style-name="ce2">
            <text:p>6076</text:p>
          </table:table-cell>
          <table:table-cell office:value-type="float" office:value="1" table:style-name="ce2">
            <text:p>1</text:p>
          </table:table-cell>
          <table:table-cell office:value-type="date" office:date-value="2012-04-18T19:13:44" table:style-name="ce3">
            <text:p>18/04/2012 19:13</text:p>
          </table:table-cell>
          <table:table-cell office:value-type="date" office:date-value="2012-04-18T19:27:20" table:style-name="ce3">
            <text:p>18/04/2012 19:27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92" table:style-name="ce2">
            <text:p>1092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ow to ping a machine by its Full Computer Name in Java</text:p>
          </table:table-cell>
          <table:table-cell office:value-type="string" table:style-name="ce2">
            <text:p>&lt;java&gt;</text:p>
          </table:table-cell>
          <table:table-cell office:value-type="float" office:value="980" table:style-name="ce2">
            <text:p>980</text:p>
          </table:table-cell>
          <table:table-cell office:value-type="float" office:value="0" table:style-name="ce2">
            <text:p>0</text:p>
          </table:table-cell>
          <table:table-cell office:value-type="date" office:date-value="2013-06-28T09:19:40" table:style-name="ce3">
            <text:p>28/06/2013 09:19</text:p>
          </table:table-cell>
          <table:table-cell office:value-type="date" office:date-value="2013-06-28T09:27:47" table:style-name="ce3">
            <text:p>28/06/2013 09:27</text:p>
          </table:table-cell>
          <table:table-cell office:value-type="string" table:style-name="ce2">
            <text:p>java.net.inet6addre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93" table:style-name="ce2">
            <text:p>1093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valueOf() method in enum is not Working in java 7</text:p>
          </table:table-cell>
          <table:table-cell office:value-type="string" table:style-name="ce2">
            <text:p>&lt;java&gt;</text:p>
          </table:table-cell>
          <table:table-cell office:value-type="float" office:value="45" table:style-name="ce2">
            <text:p>45</text:p>
          </table:table-cell>
          <table:table-cell office:value-type="float" office:value="0" table:style-name="ce2">
            <text:p>0</text:p>
          </table:table-cell>
          <table:table-cell office:value-type="date" office:date-value="2016-08-22T07:24:13" table:style-name="ce3">
            <text:p>22/08/2016 07:24</text:p>
          </table:table-cell>
          <table:table-cell office:value-type="date" office:date-value="2016-08-22T07:32:15" table:style-name="ce3">
            <text:p>22/08/2016 07:32</text:p>
          </table:table-cell>
          <table:table-cell office:value-type="string" table:style-name="ce2">
            <text:p>java.lang.enu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94" table:style-name="ce2">
            <text:p>109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rror while running studio.exe in installing Android Studio</text:p>
          </table:table-cell>
          <table:table-cell office:value-type="string" table:style-name="ce2">
            <text:p>&lt;java&gt;&lt;android&gt;&lt;android-studio&gt;</text:p>
          </table:table-cell>
          <table:table-cell office:value-type="float" office:value="616" table:style-name="ce2">
            <text:p>616</text:p>
          </table:table-cell>
          <table:table-cell office:value-type="float" office:value="0" table:style-name="ce2">
            <text:p>0</text:p>
          </table:table-cell>
          <table:table-cell office:value-type="date" office:date-value="2014-11-15T08:48:23" table:style-name="ce3">
            <text:p>15/11/2014 08:48</text:p>
          </table:table-cell>
          <table:table-cell office:value-type="date" office:date-value="2015-10-05T07:59:07" table:style-name="ce3">
            <text:p>05/10/2015 07:59</text:p>
          </table:table-cell>
          <table:table-cell office:value-type="string" table:style-name="ce2">
            <text:p>java.net.jarurlconnec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95" table:style-name="ce2">
            <text:p>1095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preserve order of LinkedHashMap while serializing to GWT AutoBean?</text:p>
          </table:table-cell>
          <table:table-cell office:value-type="string" table:style-name="ce2">
            <text:p>&lt;java&gt;&lt;gwt&gt;&lt;linkedhashmap&gt;&lt;autobean&gt;&lt;insertion-order&gt;</text:p>
          </table:table-cell>
          <table:table-cell office:value-type="float" office:value="1901" table:style-name="ce2">
            <text:p>1901</text:p>
          </table:table-cell>
          <table:table-cell office:value-type="float" office:value="0" table:style-name="ce2">
            <text:p>0</text:p>
          </table:table-cell>
          <table:table-cell office:value-type="date" office:date-value="2011-12-05T09:55:37" table:style-name="ce3">
            <text:p>05/12/2011 09:55</text:p>
          </table:table-cell>
          <table:table-cell office:value-type="date" office:date-value="2011-12-05T18:47:30" table:style-name="ce3">
            <text:p>05/12/2011 18:47</text:p>
          </table:table-cell>
          <table:table-cell office:value-type="string" table:style-name="ce2">
            <text:p>java.util.map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96" table:style-name="ce2">
            <text:p>1096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does youtube calculate the unique 11 digit code for each video</text:p>
          </table:table-cell>
          <table:table-cell office:value-type="string" table:style-name="ce2">
            <text:p>&lt;java&gt;&lt;algorithm&gt;&lt;design&gt;&lt;youtube&gt;</text:p>
          </table:table-cell>
          <table:table-cell office:value-type="float" office:value="640" table:style-name="ce2">
            <text:p>640</text:p>
          </table:table-cell>
          <table:table-cell office:value-type="float" office:value="1" table:style-name="ce2">
            <text:p>1</text:p>
          </table:table-cell>
          <table:table-cell office:value-type="date" office:date-value="2013-12-09T21:59:58" table:style-name="ce3">
            <text:p>09/12/2013 21:59</text:p>
          </table:table-cell>
          <table:table-cell office:value-type="date" office:date-value="2013-12-09T22:02:48" table:style-name="ce3">
            <text:p>09/12/2013 22:02</text:p>
          </table:table-cell>
          <table:table-cell office:value-type="string" table:style-name="ce2">
            <text:p>java.lang.integ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97" table:style-name="ce2">
            <text:p>1097</text:p>
          </table:table-cell>
          <table:table-cell office:value-type="float" office:value="21" table:style-name="ce2">
            <text:p>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Jar hell: how to use a classloader to replace one jar library version with another at runtime</text:p>
          </table:table-cell>
          <table:table-cell office:value-type="string" table:style-name="ce2">
            <text:p>&lt;java&gt;&lt;jar&gt;&lt;classpath&gt;&lt;classloader&gt;</text:p>
          </table:table-cell>
          <table:table-cell office:value-type="float" office:value="9695" table:style-name="ce2">
            <text:p>9695</text:p>
          </table:table-cell>
          <table:table-cell office:value-type="float" office:value="6" table:style-name="ce2">
            <text:p>6</text:p>
          </table:table-cell>
          <table:table-cell office:value-type="date" office:date-value="2011-08-02T08:38:24" table:style-name="ce3">
            <text:p>02/08/2011 08:38</text:p>
          </table:table-cell>
          <table:table-cell office:value-type="date" office:date-value="2015-12-20T10:53:00" table:style-name="ce3">
            <text:p>20/12/2015 10:53</text:p>
          </table:table-cell>
          <table:table-cell office:value-type="string" table:style-name="ce2">
            <text:p>java.lang.classload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98" table:style-name="ce2">
            <text:p>1098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s does XML validation with an XSD Work?</text:p>
          </table:table-cell>
          <table:table-cell office:value-type="string" table:style-name="ce2">
            <text:p>&lt;java&gt;&lt;xml&gt;&lt;xsd&gt;</text:p>
          </table:table-cell>
          <table:table-cell office:value-type="float" office:value="924" table:style-name="ce2">
            <text:p>924</text:p>
          </table:table-cell>
          <table:table-cell office:value-type="float" office:value="0" table:style-name="ce2">
            <text:p>0</text:p>
          </table:table-cell>
          <table:table-cell office:value-type="date" office:date-value="2012-12-21T11:07:58" table:style-name="ce3">
            <text:p>21/12/2012 11:07</text:p>
          </table:table-cell>
          <table:table-cell office:value-type="date" office:date-value="2012-12-21T11:32:30" table:style-name="ce3">
            <text:p>21/12/2012 11:32</text:p>
          </table:table-cell>
          <table:table-cell office:value-type="string" table:style-name="ce2">
            <text:p>javax.xml.parsers.documentbuilderfactory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099" table:style-name="ce2">
            <text:p>109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can I sort a one (or two) dimensional array (multidimensional) based on one column?</text:p>
          </table:table-cell>
          <table:table-cell office:value-type="string" table:style-name="ce2">
            <text:p>&lt;java&gt;&lt;android&gt;&lt;arrays&gt;&lt;sorting&gt;&lt;csv&gt;</text:p>
          </table:table-cell>
          <table:table-cell office:value-type="float" office:value="66" table:style-name="ce2">
            <text:p>66</text:p>
          </table:table-cell>
          <table:table-cell office:value-type="float" office:value="0" table:style-name="ce2">
            <text:p>0</text:p>
          </table:table-cell>
          <table:table-cell office:value-type="date" office:date-value="2015-04-03T10:40:04" table:style-name="ce3">
            <text:p>03/04/2015 10:40</text:p>
          </table:table-cell>
          <table:table-cell office:value-type="date" office:date-value="2015-04-03T11:01:35" table:style-name="ce3">
            <text:p>03/04/2015 11:01</text:p>
          </table:table-cell>
          <table:table-cell office:value-type="string" table:style-name="ce2">
            <text:p>java.lang.comparab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00" table:style-name="ce2">
            <text:p>110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Why does one need to implement the serializable interface?</text:p>
          </table:table-cell>
          <table:table-cell office:value-type="string" table:style-name="ce2">
            <text:p>&lt;java&gt;&lt;serialization&gt;&lt;web&gt;&lt;nlb&gt;</text:p>
          </table:table-cell>
          <table:table-cell office:value-type="float" office:value="126" table:style-name="ce2">
            <text:p>126</text:p>
          </table:table-cell>
          <table:table-cell office:value-type="float" office:value="2" table:style-name="ce2">
            <text:p>2</text:p>
          </table:table-cell>
          <table:table-cell office:value-type="date" office:date-value="2014-06-11T04:58:45" table:style-name="ce3">
            <text:p>11/06/2014 04:58</text:p>
          </table:table-cell>
          <table:table-cell office:value-type="date" office:date-value="2014-06-11T06:22:32" table:style-name="ce3">
            <text:p>11/06/2014 06:22</text:p>
          </table:table-cell>
          <table:table-cell office:value-type="string" table:style-name="ce2">
            <text:p>java.io.serializab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01" table:style-name="ce2">
            <text:p>1101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Java: Ensure that a thread never gets context switched</text:p>
          </table:table-cell>
          <table:table-cell office:value-type="string" table:style-name="ce2">
            <text:p>&lt;java&gt;&lt;linux&gt;&lt;multithreading&gt;&lt;operating-system&gt;</text:p>
          </table:table-cell>
          <table:table-cell office:value-type="float" office:value="53" table:style-name="ce2">
            <text:p>53</text:p>
          </table:table-cell>
          <table:table-cell office:value-type="float" office:value="0" table:style-name="ce2">
            <text:p>0</text:p>
          </table:table-cell>
          <table:table-cell office:value-type="date" office:date-value="2016-06-11T15:03:55" table:style-name="ce3">
            <text:p>11/06/2016 15:03</text:p>
          </table:table-cell>
          <table:table-cell office:value-type="date" office:date-value="2016-06-11T15:14:15" table:style-name="ce3">
            <text:p>11/06/2016 15:14</text:p>
          </table:table-cell>
          <table:table-cell office:value-type="string" table:style-name="ce2">
            <text:p>java.lang.thread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02" table:style-name="ce2">
            <text:p>1102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alphabetically sort elements in a List</text:p>
          </table:table-cell>
          <table:table-cell office:value-type="string" table:style-name="ce2">
            <text:p>&lt;java&gt;</text:p>
          </table:table-cell>
          <table:table-cell office:value-type="float" office:value="39" table:style-name="ce2">
            <text:p>39</text:p>
          </table:table-cell>
          <table:table-cell office:value-type="float" office:value="0" table:style-name="ce2">
            <text:p>0</text:p>
          </table:table-cell>
          <table:table-cell office:value-type="date" office:date-value="2015-04-23T01:25:11" table:style-name="ce3">
            <text:p>23/04/2015 01:25</text:p>
          </table:table-cell>
          <table:table-cell office:value-type="date" office:date-value="2015-04-23T01:29:03" table:style-name="ce3">
            <text:p>23/04/2015 01:29</text:p>
          </table:table-cell>
          <table:table-cell office:value-type="string" table:style-name="ce2">
            <text:p>java.lang.comparab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03" table:style-name="ce2">
            <text:p>110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truncate long exception message in java</text:p>
          </table:table-cell>
          <table:table-cell office:value-type="string" table:style-name="ce2">
            <text:p>&lt;java&gt;&lt;exception&gt;&lt;logging&gt;</text:p>
          </table:table-cell>
          <table:table-cell office:value-type="float" office:value="345" table:style-name="ce2">
            <text:p>345</text:p>
          </table:table-cell>
          <table:table-cell office:value-type="float" office:value="0" table:style-name="ce2">
            <text:p>0</text:p>
          </table:table-cell>
          <table:table-cell office:value-type="date" office:date-value="2014-04-04T14:55:57" table:style-name="ce3">
            <text:p>04/04/2014 14:55</text:p>
          </table:table-cell>
          <table:table-cell office:value-type="date" office:date-value="2014-04-04T15:22:52" table:style-name="ce3">
            <text:p>04/04/2014 15:22</text:p>
          </table:table-cell>
          <table:table-cell office:value-type="string" table:style-name="ce2">
            <text:p>java.lang.thread.uncaughtexceptionhandl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04" table:style-name="ce2">
            <text:p>1104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Remove an Element from a List inside a loop</text:p>
          </table:table-cell>
          <table:table-cell office:value-type="string" table:style-name="ce2">
            <text:p>&lt;java&gt;&lt;arraylist&gt;</text:p>
          </table:table-cell>
          <table:table-cell office:value-type="float" office:value="699" table:style-name="ce2">
            <text:p>699</text:p>
          </table:table-cell>
          <table:table-cell office:value-type="float" office:value="0" table:style-name="ce2">
            <text:p>0</text:p>
          </table:table-cell>
          <table:table-cell office:value-type="date" office:date-value="2014-05-14T21:04:28" table:style-name="ce3">
            <text:p>14/05/2014 21:04</text:p>
          </table:table-cell>
          <table:table-cell office:value-type="date" office:date-value="2014-05-14T21:21:54" table:style-name="ce3">
            <text:p>14/05/2014 21:21</text:p>
          </table:table-cell>
          <table:table-cell office:value-type="string" table:style-name="ce2">
            <text:p>java.util.concurrentmodificationexcep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05" table:style-name="ce2">
            <text:p>1105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se of the Synchronized Keyword in Java</text:p>
          </table:table-cell>
          <table:table-cell office:value-type="string" table:style-name="ce2">
            <text:p>&lt;java&gt;&lt;multithreading&gt;&lt;synchronized&gt;</text:p>
          </table:table-cell>
          <table:table-cell office:value-type="float" office:value="659" table:style-name="ce2">
            <text:p>659</text:p>
          </table:table-cell>
          <table:table-cell office:value-type="float" office:value="0" table:style-name="ce2">
            <text:p>0</text:p>
          </table:table-cell>
          <table:table-cell office:value-type="date" office:date-value="2012-05-25T18:44:12" table:style-name="ce3">
            <text:p>25/05/2012 18:44</text:p>
          </table:table-cell>
          <table:table-cell office:value-type="date" office:date-value="2012-05-25T19:00:04" table:style-name="ce3">
            <text:p>25/05/2012 19:00</text:p>
          </table:table-cell>
          <table:table-cell office:value-type="string" table:style-name="ce2">
            <text:p>javax.swing.swingutilitie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06" table:style-name="ce2">
            <text:p>1106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igrating form Hibernate3 to Hibernate4 keep getting nested transactions not supported</text:p>
          </table:table-cell>
          <table:table-cell office:value-type="string" table:style-name="ce2">
            <text:p>&lt;java&gt;&lt;hibernate&gt;&lt;java-ee&gt;&lt;hibernate-4.x&gt;&lt;hibernate3&gt;</text:p>
          </table:table-cell>
          <table:table-cell office:value-type="float" office:value="667" table:style-name="ce2">
            <text:p>667</text:p>
          </table:table-cell>
          <table:table-cell office:value-type="float" office:value="1" table:style-name="ce2">
            <text:p>1</text:p>
          </table:table-cell>
          <table:table-cell office:value-type="date" office:date-value="2013-10-24T05:18:38" table:style-name="ce3">
            <text:p>24/10/2013 05:18</text:p>
          </table:table-cell>
          <table:table-cell office:value-type="date" office:date-value="2013-10-28T11:29:44" table:style-name="ce3">
            <text:p>28/10/2013 11:29</text:p>
          </table:table-cell>
          <table:table-cell office:value-type="string" table:style-name="ce2">
            <text:p>java.sql.connec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07" table:style-name="ce2">
            <text:p>1107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cheduling a task in java</text:p>
          </table:table-cell>
          <table:table-cell office:value-type="string" table:style-name="ce2">
            <text:p>&lt;java&gt;&lt;scheduled-tasks&gt;&lt;timertask&gt;</text:p>
          </table:table-cell>
          <table:table-cell office:value-type="float" office:value="587" table:style-name="ce2">
            <text:p>587</text:p>
          </table:table-cell>
          <table:table-cell office:value-type="float" office:value="1" table:style-name="ce2">
            <text:p>1</text:p>
          </table:table-cell>
          <table:table-cell office:value-type="date" office:date-value="2014-03-11T09:04:35" table:style-name="ce3">
            <text:p>11/03/2014 09:04</text:p>
          </table:table-cell>
          <table:table-cell office:value-type="date" office:date-value="2014-03-11T09:07:03" table:style-name="ce3">
            <text:p>11/03/2014 09:07</text:p>
          </table:table-cell>
          <table:table-cell office:value-type="string" table:style-name="ce2">
            <text:p>java.util.concurrent.scheduledexecutorservic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08" table:style-name="ce2">
            <text:p>1108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- How to update members in the hierarchy using reflection</text:p>
          </table:table-cell>
          <table:table-cell office:value-type="string" table:style-name="ce2">
            <text:p>&lt;java&gt;&lt;reflection&gt;</text:p>
          </table:table-cell>
          <table:table-cell office:value-type="float" office:value="112" table:style-name="ce2">
            <text:p>112</text:p>
          </table:table-cell>
          <table:table-cell office:value-type="float" office:value="0" table:style-name="ce2">
            <text:p>0</text:p>
          </table:table-cell>
          <table:table-cell office:value-type="date" office:date-value="2015-06-15T14:07:30" table:style-name="ce3">
            <text:p>15/06/2015 14:07</text:p>
          </table:table-cell>
          <table:table-cell office:value-type="date" office:date-value="2015-06-15T14:16:33" table:style-name="ce3">
            <text:p>15/06/2015 14:16</text:p>
          </table:table-cell>
          <table:table-cell office:value-type="string" table:style-name="ce2">
            <text:p>java.lang.reflect.accessibleobjec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09" table:style-name="ce2">
            <text:p>1109</text:p>
          </table:table-cell>
          <table:table-cell office:value-type="float" office:value="7" table:style-name="ce2">
            <text:p>7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tomcat 6 thread pool for asynchronous processing</text:p>
          </table:table-cell>
          <table:table-cell office:value-type="string" table:style-name="ce2">
            <text:p>&lt;java&gt;&lt;multithreading&gt;&lt;tomcat&gt;&lt;threadpool&gt;</text:p>
          </table:table-cell>
          <table:table-cell office:value-type="float" office:value="6471" table:style-name="ce2">
            <text:p>6471</text:p>
          </table:table-cell>
          <table:table-cell office:value-type="float" office:value="8" table:style-name="ce2">
            <text:p>8</text:p>
          </table:table-cell>
          <table:table-cell office:value-type="date" office:date-value="2012-06-15T11:54:37" table:style-name="ce3">
            <text:p>15/06/2012 11:54</text:p>
          </table:table-cell>
          <table:table-cell office:value-type="date" office:date-value="2012-06-15T14:56:36" table:style-name="ce3">
            <text:p>15/06/2012 14:56</text:p>
          </table:table-cell>
          <table:table-cell office:value-type="string" table:style-name="ce2">
            <text:p>java.util.concurrent.executor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10" table:style-name="ce2">
            <text:p>1110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Evaluating JAXB</text:p>
          </table:table-cell>
          <table:table-cell office:value-type="string" table:style-name="ce2">
            <text:p>&lt;java&gt;&lt;xml&gt;&lt;jaxb&gt;</text:p>
          </table:table-cell>
          <table:table-cell office:value-type="float" office:value="179" table:style-name="ce2">
            <text:p>179</text:p>
          </table:table-cell>
          <table:table-cell office:value-type="float" office:value="0" table:style-name="ce2">
            <text:p>0</text:p>
          </table:table-cell>
          <table:table-cell office:value-type="date" office:date-value="2012-06-06T16:08:05" table:style-name="ce3">
            <text:p>06/06/2012 16:08</text:p>
          </table:table-cell>
          <table:table-cell office:value-type="date" office:date-value="2012-06-06T18:12:43" table:style-name="ce3">
            <text:p>06/06/2012 18:12</text:p>
          </table:table-cell>
          <table:table-cell office:value-type="string" table:style-name="ce2">
            <text:p>javax.xml.bind.marshaller.listener</text:p>
          </table:table-cell>
          <table:table-cell office:value-type="string" table:style-name="ce2">
            <text:p>javax.xml.bind.unmarshaller.listener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1111" table:style-name="ce2">
            <text:p>1111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Enqueue/ Dequeue OR offer/ poll</text:p>
          </table:table-cell>
          <table:table-cell office:value-type="string" table:style-name="ce2">
            <text:p>&lt;java&gt;&lt;queue&gt;</text:p>
          </table:table-cell>
          <table:table-cell office:value-type="float" office:value="6080" table:style-name="ce2">
            <text:p>6080</text:p>
          </table:table-cell>
          <table:table-cell office:value-type="float" office:value="0" table:style-name="ce2">
            <text:p>0</text:p>
          </table:table-cell>
          <table:table-cell office:value-type="date" office:date-value="2012-11-03T15:45:27" table:style-name="ce3">
            <text:p>03/11/2012 15:45</text:p>
          </table:table-cell>
          <table:table-cell office:value-type="date" office:date-value="2012-11-03T16:09:23" table:style-name="ce3">
            <text:p>03/11/2012 16:09</text:p>
          </table:table-cell>
          <table:table-cell office:value-type="string" table:style-name="ce2">
            <text:p>java.util.priorityqueu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12" table:style-name="ce2">
            <text:p>111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s there a built-in way to detect if a serialized java object is missing fields?</text:p>
          </table:table-cell>
          <table:table-cell office:value-type="string" table:style-name="ce2">
            <text:p>&lt;java&gt;&lt;serializable&gt;</text:p>
          </table:table-cell>
          <table:table-cell office:value-type="float" office:value="228" table:style-name="ce2">
            <text:p>228</text:p>
          </table:table-cell>
          <table:table-cell office:value-type="float" office:value="0" table:style-name="ce2">
            <text:p>0</text:p>
          </table:table-cell>
          <table:table-cell office:value-type="date" office:date-value="2014-06-01T03:55:45" table:style-name="ce3">
            <text:p>01/06/2014 03:55</text:p>
          </table:table-cell>
          <table:table-cell office:value-type="date" office:date-value="2014-06-01T04:06:02" table:style-name="ce3">
            <text:p>01/06/2014 04:06</text:p>
          </table:table-cell>
          <table:table-cell office:value-type="string" table:style-name="ce2">
            <text:p>java.io.serializab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13" table:style-name="ce2">
            <text:p>1113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How can I use a third party Class Object as Hashmap Key?</text:p>
          </table:table-cell>
          <table:table-cell office:value-type="string" table:style-name="ce2">
            <text:p>&lt;java&gt;&lt;oop&gt;&lt;design&gt;&lt;hashmap&gt;</text:p>
          </table:table-cell>
          <table:table-cell office:value-type="float" office:value="255" table:style-name="ce2">
            <text:p>255</text:p>
          </table:table-cell>
          <table:table-cell office:value-type="float" office:value="0" table:style-name="ce2">
            <text:p>0</text:p>
          </table:table-cell>
          <table:table-cell office:value-type="date" office:date-value="2014-08-07T14:54:27" table:style-name="ce3">
            <text:p>07/08/2014 14:54</text:p>
          </table:table-cell>
          <table:table-cell office:value-type="date" office:date-value="2014-08-07T15:01:54" table:style-name="ce3">
            <text:p>07/08/2014 15:01</text:p>
          </table:table-cell>
          <table:table-cell office:value-type="string" table:style-name="ce2">
            <text:p>java.lang.objec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14" table:style-name="ce2">
            <text:p>111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ComboBox Cell Renderer Fails with Windows Look and Feel</text:p>
          </table:table-cell>
          <table:table-cell office:value-type="string" table:style-name="ce2">
            <text:p>&lt;java&gt;&lt;windows&gt;&lt;swing&gt;&lt;jcombobox&gt;&lt;listcellrenderer&gt;</text:p>
          </table:table-cell>
          <table:table-cell office:value-type="float" office:value="176" table:style-name="ce2">
            <text:p>176</text:p>
          </table:table-cell>
          <table:table-cell office:value-type="float" office:value="0" table:style-name="ce2">
            <text:p>0</text:p>
          </table:table-cell>
          <table:table-cell office:value-type="date" office:date-value="2015-06-14T02:46:27" table:style-name="ce3">
            <text:p>14/06/2015 02:46</text:p>
          </table:table-cell>
          <table:table-cell office:value-type="date" office:date-value="2015-06-14T06:00:03" table:style-name="ce3">
            <text:p>14/06/2015 06:00</text:p>
          </table:table-cell>
          <table:table-cell office:value-type="string" table:style-name="ce2">
            <text:p>javax.swing.jcombobox</text:p>
          </table:table-cell>
          <table:table-cell office:value-type="string" table:style-name="ce2">
            <text:p>javax.swing.plaf.basic.basiccomboboxeditor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1115" table:style-name="ce2">
            <text:p>111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to convert byte array to Japanese character</text:p>
          </table:table-cell>
          <table:table-cell office:value-type="string" table:style-name="ce2">
            <text:p>&lt;java&gt;&lt;arrays&gt;&lt;string&gt;&lt;bytearray&gt;&lt;inputstream&gt;</text:p>
          </table:table-cell>
          <table:table-cell office:value-type="float" office:value="501" table:style-name="ce2">
            <text:p>501</text:p>
          </table:table-cell>
          <table:table-cell office:value-type="float" office:value="0" table:style-name="ce2">
            <text:p>0</text:p>
          </table:table-cell>
          <table:table-cell office:value-type="date" office:date-value="2015-01-30T13:53:39" table:style-name="ce3">
            <text:p>30/01/2015 13:53</text:p>
          </table:table-cell>
          <table:table-cell office:value-type="date" office:date-value="2015-01-30T14:01:54" table:style-name="ce3">
            <text:p>30/01/2015 14:01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16" table:style-name="ce2">
            <text:p>111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Java JTree custom icon changes back to default icon while editing tree cell</text:p>
          </table:table-cell>
          <table:table-cell office:value-type="string" table:style-name="ce2">
            <text:p>&lt;java&gt;&lt;swing&gt;&lt;icons&gt;&lt;jtree&gt;&lt;treecellrenderer&gt;</text:p>
          </table:table-cell>
          <table:table-cell office:value-type="float" office:value="29" table:style-name="ce2">
            <text:p>29</text:p>
          </table:table-cell>
          <table:table-cell office:value-type="float" office:value="0" table:style-name="ce2">
            <text:p>0</text:p>
          </table:table-cell>
          <table:table-cell office:value-type="date" office:date-value="2016-08-17T10:20:15" table:style-name="ce3">
            <text:p>17/08/2016 10:20</text:p>
          </table:table-cell>
          <table:table-cell office:value-type="date" office:date-value="2016-08-17T11:05:19" table:style-name="ce3">
            <text:p>17/08/2016 11:05</text:p>
          </table:table-cell>
          <table:table-cell office:value-type="string" table:style-name="ce2">
            <text:p>javax.swing.tree.defaulttreecellrender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17" table:style-name="ce2">
            <text:p>1117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Full list of default Java System Properties</text:p>
          </table:table-cell>
          <table:table-cell office:value-type="string" table:style-name="ce2">
            <text:p>&lt;java&gt;&lt;specifications&gt;</text:p>
          </table:table-cell>
          <table:table-cell office:value-type="float" office:value="2418" table:style-name="ce2">
            <text:p>2418</text:p>
          </table:table-cell>
          <table:table-cell office:value-type="float" office:value="0" table:style-name="ce2">
            <text:p>0</text:p>
          </table:table-cell>
          <table:table-cell office:value-type="date" office:date-value="2015-06-24T09:07:10" table:style-name="ce3">
            <text:p>24/06/2015 09:07</text:p>
          </table:table-cell>
          <table:table-cell office:value-type="date" office:date-value="2015-06-24T09:14:28" table:style-name="ce3">
            <text:p>24/06/2015 09:14</text:p>
          </table:table-cell>
          <table:table-cell office:value-type="string" table:style-name="ce2">
            <text:p>java.lang.syste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18" table:style-name="ce2">
            <text:p>1118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ooq return query with incorrect values</text:p>
          </table:table-cell>
          <table:table-cell office:value-type="string" table:style-name="ce2">
            <text:p>&lt;java&gt;&lt;insert&gt;&lt;jooq&gt;</text:p>
          </table:table-cell>
          <table:table-cell office:value-type="float" office:value="604" table:style-name="ce2">
            <text:p>604</text:p>
          </table:table-cell>
          <table:table-cell office:value-type="float" office:value="0" table:style-name="ce2">
            <text:p>0</text:p>
          </table:table-cell>
          <table:table-cell office:value-type="date" office:date-value="2012-02-20T18:55:17" table:style-name="ce3">
            <text:p>20/02/2012 18:55</text:p>
          </table:table-cell>
          <table:table-cell office:value-type="date" office:date-value="2012-02-20T21:45:07" table:style-name="ce3">
            <text:p>20/02/2012 21:45</text:p>
          </table:table-cell>
          <table:table-cell office:value-type="string" table:style-name="ce2">
            <text:p>java.sql.preparedstateme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19" table:style-name="ce2">
            <text:p>1119</text:p>
          </table:table-cell>
          <table:table-cell office:value-type="float" office:value="7" table:style-name="ce2">
            <text:p>7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ImageIO.write bmp does not work</text:p>
          </table:table-cell>
          <table:table-cell office:value-type="string" table:style-name="ce2">
            <text:p>&lt;java&gt;&lt;bmp&gt;</text:p>
          </table:table-cell>
          <table:table-cell office:value-type="float" office:value="5130" table:style-name="ce2">
            <text:p>5130</text:p>
          </table:table-cell>
          <table:table-cell office:value-type="float" office:value="3" table:style-name="ce2">
            <text:p>3</text:p>
          </table:table-cell>
          <table:table-cell office:value-type="date" office:date-value="2013-09-23T10:25:33" table:style-name="ce3">
            <text:p>23/09/2013 10:25</text:p>
          </table:table-cell>
          <table:table-cell office:value-type="date" office:date-value="2014-02-27T08:22:09" table:style-name="ce3">
            <text:p>27/02/2014 08:22</text:p>
          </table:table-cell>
          <table:table-cell office:value-type="string" table:style-name="ce2">
            <text:p>javax.imageio.imageio</text:p>
          </table:table-cell>
          <table:table-cell office:value-type="string" table:style-name="ce2">
            <text:p>java.awt.image.bufferedimage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1120" table:style-name="ce2">
            <text:p>1120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Some basic questions about MethodHandle API</text:p>
          </table:table-cell>
          <table:table-cell office:value-type="string" table:style-name="ce2">
            <text:p>&lt;java&gt;&lt;reflection&gt;&lt;java-7&gt;</text:p>
          </table:table-cell>
          <table:table-cell office:value-type="float" office:value="4574" table:style-name="ce2">
            <text:p>4574</text:p>
          </table:table-cell>
          <table:table-cell office:value-type="float" office:value="9" table:style-name="ce2">
            <text:p>9</text:p>
          </table:table-cell>
          <table:table-cell office:value-type="date" office:date-value="2013-04-15T00:12:13" table:style-name="ce3">
            <text:p>15/04/2013 00:12</text:p>
          </table:table-cell>
          <table:table-cell office:value-type="date" office:date-value="2013-04-24T05:35:18" table:style-name="ce3">
            <text:p>24/04/2013 05:35</text:p>
          </table:table-cell>
          <table:table-cell office:value-type="string" table:style-name="ce2">
            <text:p>java.lang.invoke.methodhandle</text:p>
          </table:table-cell>
          <table:table-cell office:value-type="string" table:style-name="ce2">
            <text:p>java.lang.invoke.methodhandles.lookup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1121" table:style-name="ce2">
            <text:p>1121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Concurrent read/write buffer in java</text:p>
          </table:table-cell>
          <table:table-cell office:value-type="string" table:style-name="ce2">
            <text:p>&lt;java&gt;&lt;multithreading&gt;&lt;concurrency&gt;&lt;thread-safety&gt;&lt;locking&gt;</text:p>
          </table:table-cell>
          <table:table-cell office:value-type="float" office:value="4119" table:style-name="ce2">
            <text:p>4119</text:p>
          </table:table-cell>
          <table:table-cell office:value-type="float" office:value="3" table:style-name="ce2">
            <text:p>3</text:p>
          </table:table-cell>
          <table:table-cell office:value-type="date" office:date-value="2012-11-27T15:54:20" table:style-name="ce3">
            <text:p>27/11/2012 15:54</text:p>
          </table:table-cell>
          <table:table-cell office:value-type="date" office:date-value="2012-11-27T16:06:14" table:style-name="ce3">
            <text:p>27/11/2012 16:06</text:p>
          </table:table-cell>
          <table:table-cell office:value-type="string" table:style-name="ce2">
            <text:p>java.util.concurrent.locks.reentrantreadwritelock</text:p>
          </table:table-cell>
          <table:table-cell office:value-type="string" table:style-name="ce2">
            <text:p>java.util.concurrent.locks.lock</text:p>
          </table:table-cell>
          <table:table-cell office:value-type="string" table:style-name="ce2">
            <text:p>java.util.concurrent.locks.reentrantreadwritelock.readlock</text:p>
          </table:table-cell>
          <table:table-cell office:value-type="string" table:style-name="ce2">
            <text:p>java.util.concurrent.locks.reentrantreadwritelock.writelock</text:p>
          </table:table-cell>
          <table:table-cell table:number-columns-repeated="16371"/>
        </table:table-row>
        <table:table-row table:style-name="ro1">
          <table:table-cell office:value-type="float" office:value="1122" table:style-name="ce2">
            <text:p>112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etting a default CookieManager on WebLogic has no effect</text:p>
          </table:table-cell>
          <table:table-cell office:value-type="string" table:style-name="ce2">
            <text:p>&lt;java&gt;&lt;spring&gt;&lt;soap&gt;&lt;weblogic&gt;&lt;spring-ws&gt;</text:p>
          </table:table-cell>
          <table:table-cell office:value-type="float" office:value="523" table:style-name="ce2">
            <text:p>523</text:p>
          </table:table-cell>
          <table:table-cell office:value-type="float" office:value="0" table:style-name="ce2">
            <text:p>0</text:p>
          </table:table-cell>
          <table:table-cell office:value-type="date" office:date-value="2013-11-27T06:14:47" table:style-name="ce3">
            <text:p>27/11/2013 06:14</text:p>
          </table:table-cell>
          <table:table-cell office:value-type="date" office:date-value="2013-11-28T16:51:28" table:style-name="ce3">
            <text:p>28/11/2013 16:51</text:p>
          </table:table-cell>
          <table:table-cell office:value-type="string" table:style-name="ce2">
            <text:p>java.net.cookiemanag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23" table:style-name="ce2">
            <text:p>1123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Java - Check if reference to object in Map exists</text:p>
          </table:table-cell>
          <table:table-cell office:value-type="string" table:style-name="ce2">
            <text:p>&lt;java&gt;&lt;dictionary&gt;&lt;reference&gt;&lt;garbage-collection&gt;</text:p>
          </table:table-cell>
          <table:table-cell office:value-type="float" office:value="74" table:style-name="ce2">
            <text:p>74</text:p>
          </table:table-cell>
          <table:table-cell office:value-type="float" office:value="1" table:style-name="ce2">
            <text:p>1</text:p>
          </table:table-cell>
          <table:table-cell office:value-type="date" office:date-value="2016-07-10T14:29:29" table:style-name="ce3">
            <text:p>10/07/2016 14:29</text:p>
          </table:table-cell>
          <table:table-cell office:value-type="date" office:date-value="2016-07-10T16:04:30" table:style-name="ce3">
            <text:p>10/07/2016 16:04</text:p>
          </table:table-cell>
          <table:table-cell office:value-type="string" table:style-name="ce2">
            <text:p>java.util.concurrent.concurrenthashmap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24" table:style-name="ce2">
            <text:p>1124</text:p>
          </table:table-cell>
          <table:table-cell office:value-type="float" office:value="5" table:style-name="ce2">
            <text:p>5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What is the method in the API for converting between bases?</text:p>
          </table:table-cell>
          <table:table-cell office:value-type="string" table:style-name="ce2">
            <text:p>&lt;java&gt;&lt;api&gt;&lt;integer&gt;&lt;base&gt;</text:p>
          </table:table-cell>
          <table:table-cell office:value-type="float" office:value="5481" table:style-name="ce2">
            <text:p>5481</text:p>
          </table:table-cell>
          <table:table-cell office:value-type="float" office:value="2" table:style-name="ce2">
            <text:p>2</text:p>
          </table:table-cell>
          <table:table-cell office:value-type="date" office:date-value="2012-11-30T23:31:02" table:style-name="ce3">
            <text:p>30/11/2012 23:31</text:p>
          </table:table-cell>
          <table:table-cell office:value-type="date" office:date-value="2012-11-30T23:52:28" table:style-name="ce3">
            <text:p>30/11/2012 23:52</text:p>
          </table:table-cell>
          <table:table-cell office:value-type="string" table:style-name="ce2">
            <text:p>java.lang.integ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25" table:style-name="ce2">
            <text:p>1125</text:p>
          </table:table-cell>
          <table:table-cell office:value-type="float" office:value="11" table:style-name="ce2">
            <text:p>1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What is the difference between false and Boolean.FALSE?</text:p>
          </table:table-cell>
          <table:table-cell office:value-type="string" table:style-name="ce2">
            <text:p>&lt;java&gt;&lt;boolean&gt;&lt;primitive-types&gt;</text:p>
          </table:table-cell>
          <table:table-cell office:value-type="float" office:value="5331" table:style-name="ce2">
            <text:p>5331</text:p>
          </table:table-cell>
          <table:table-cell office:value-type="float" office:value="1" table:style-name="ce2">
            <text:p>1</text:p>
          </table:table-cell>
          <table:table-cell office:value-type="date" office:date-value="2013-11-20T07:56:27" table:style-name="ce3">
            <text:p>20/11/2013 07:56</text:p>
          </table:table-cell>
          <table:table-cell office:value-type="date" office:date-value="2013-11-20T07:58:56" table:style-name="ce3">
            <text:p>20/11/2013 07:58</text:p>
          </table:table-cell>
          <table:table-cell office:value-type="string" table:style-name="ce2">
            <text:p>java.lang.boolea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26" table:style-name="ce2">
            <text:p>1126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ow to debug something that works under Java 7 but not under Java 8</text:p>
          </table:table-cell>
          <table:table-cell office:value-type="string" table:style-name="ce2">
            <text:p>&lt;java&gt;&lt;unit-testing&gt;&lt;java-8&gt;&lt;java-7&gt;&lt;phoenix&gt;</text:p>
          </table:table-cell>
          <table:table-cell office:value-type="float" office:value="184" table:style-name="ce2">
            <text:p>184</text:p>
          </table:table-cell>
          <table:table-cell office:value-type="float" office:value="0" table:style-name="ce2">
            <text:p>0</text:p>
          </table:table-cell>
          <table:table-cell office:value-type="date" office:date-value="2015-09-30T16:05:57" table:style-name="ce3">
            <text:p>30/09/2015 16:05</text:p>
          </table:table-cell>
          <table:table-cell office:value-type="date" office:date-value="2015-11-04T20:18:04" table:style-name="ce3">
            <text:p>04/11/2015 20:18</text:p>
          </table:table-cell>
          <table:table-cell office:value-type="string" table:style-name="ce2">
            <text:p>java.util.linkedhashmap</text:p>
          </table:table-cell>
          <table:table-cell office:value-type="string" table:style-name="ce2">
            <text:p>java.util.treemap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1127" table:style-name="ce2">
            <text:p>1127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Drag and drop text from a JLabel to JTable using transferHandler</text:p>
          </table:table-cell>
          <table:table-cell office:value-type="string" table:style-name="ce2">
            <text:p>&lt;java&gt;&lt;swing&gt;&lt;drag-and-drop&gt;&lt;jtable&gt;&lt;jlabel&gt;</text:p>
          </table:table-cell>
          <table:table-cell office:value-type="float" office:value="37" table:style-name="ce2">
            <text:p>37</text:p>
          </table:table-cell>
          <table:table-cell office:value-type="float" office:value="1" table:style-name="ce2">
            <text:p>1</text:p>
          </table:table-cell>
          <table:table-cell office:value-type="date" office:date-value="2016-08-22T06:11:23" table:style-name="ce3">
            <text:p>22/08/2016 06:11</text:p>
          </table:table-cell>
          <table:table-cell office:value-type="date" office:date-value="2016-08-22T07:31:49" table:style-name="ce3">
            <text:p>22/08/2016 07:31</text:p>
          </table:table-cell>
          <table:table-cell office:value-type="string" table:style-name="ce2">
            <text:p>javax.swing.transferhandl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28" table:style-name="ce2">
            <text:p>1128</text:p>
          </table:table-cell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How can I modify a java.lang class on the fly?</text:p>
          </table:table-cell>
          <table:table-cell office:value-type="string" table:style-name="ce2">
            <text:p>&lt;java&gt;&lt;classloader&gt;&lt;dynamic-class-loaders&gt;&lt;dynamic-class-creation&gt;</text:p>
          </table:table-cell>
          <table:table-cell office:value-type="float" office:value="2046" table:style-name="ce2">
            <text:p>2046</text:p>
          </table:table-cell>
          <table:table-cell office:value-type="float" office:value="0" table:style-name="ce2">
            <text:p>0</text:p>
          </table:table-cell>
          <table:table-cell office:value-type="date" office:date-value="2013-06-07T14:11:35" table:style-name="ce3">
            <text:p>07/06/2013 14:11</text:p>
          </table:table-cell>
          <table:table-cell office:value-type="date" office:date-value="2013-06-18T07:06:48" table:style-name="ce3">
            <text:p>18/06/2013 07:06</text:p>
          </table:table-cell>
          <table:table-cell office:value-type="string" table:style-name="ce2">
            <text:p>java.lang.instrument.instrumenta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29" table:style-name="ce2">
            <text:p>1129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all SQLCMD from java 7</text:p>
          </table:table-cell>
          <table:table-cell office:value-type="string" table:style-name="ce2">
            <text:p>&lt;java&gt;</text:p>
          </table:table-cell>
          <table:table-cell office:value-type="float" office:value="503" table:style-name="ce2">
            <text:p>503</text:p>
          </table:table-cell>
          <table:table-cell office:value-type="float" office:value="0" table:style-name="ce2">
            <text:p>0</text:p>
          </table:table-cell>
          <table:table-cell office:value-type="date" office:date-value="2013-07-05T15:01:05" table:style-name="ce3">
            <text:p>05/07/2013 15:01</text:p>
          </table:table-cell>
          <table:table-cell office:value-type="date" office:date-value="2013-07-05T15:13:10" table:style-name="ce3">
            <text:p>05/07/2013 15:13</text:p>
          </table:table-cell>
          <table:table-cell office:value-type="string" table:style-name="ce2">
            <text:p>java.lang.runtim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30" table:style-name="ce2">
            <text:p>1130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Typecasting Different Types into One Type</text:p>
          </table:table-cell>
          <table:table-cell office:value-type="string" table:style-name="ce2">
            <text:p>&lt;java&gt;&lt;double&gt;&lt;type-conversion&gt;&lt;long-integer&gt;</text:p>
          </table:table-cell>
          <table:table-cell office:value-type="float" office:value="129" table:style-name="ce2">
            <text:p>129</text:p>
          </table:table-cell>
          <table:table-cell office:value-type="float" office:value="0" table:style-name="ce2">
            <text:p>0</text:p>
          </table:table-cell>
          <table:table-cell office:value-type="date" office:date-value="2013-04-06T05:41:48" table:style-name="ce3">
            <text:p>06/04/2013 05:41</text:p>
          </table:table-cell>
          <table:table-cell office:value-type="date" office:date-value="2013-04-06T05:48:20" table:style-name="ce3">
            <text:p>06/04/2013 05:48</text:p>
          </table:table-cell>
          <table:table-cell office:value-type="string" table:style-name="ce2">
            <text:p>java.math.biginteg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31" table:style-name="ce2">
            <text:p>113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Why is this sort array not working?</text:p>
          </table:table-cell>
          <table:table-cell office:value-type="string" table:style-name="ce2">
            <text:p>&lt;java&gt;&lt;arrays&gt;&lt;sorting&gt;</text:p>
          </table:table-cell>
          <table:table-cell office:value-type="float" office:value="4999" table:style-name="ce2">
            <text:p>4999</text:p>
          </table:table-cell>
          <table:table-cell office:value-type="float" office:value="1" table:style-name="ce2">
            <text:p>1</text:p>
          </table:table-cell>
          <table:table-cell office:value-type="date" office:date-value="2011-02-13T03:40:48" table:style-name="ce3">
            <text:p>13/02/2011 03:40</text:p>
          </table:table-cell>
          <table:table-cell office:value-type="date" office:date-value="2011-02-13T03:45:58" table:style-name="ce3">
            <text:p>13/02/2011 03:45</text:p>
          </table:table-cell>
          <table:table-cell office:value-type="string" table:style-name="ce2">
            <text:p>java.util.comparato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32" table:style-name="ce2">
            <text:p>113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can I implement a custom java synth button style if I have a button style that already exists?</text:p>
          </table:table-cell>
          <table:table-cell office:value-type="string" table:style-name="ce2">
            <text:p>&lt;java&gt;&lt;synth&gt;</text:p>
          </table:table-cell>
          <table:table-cell office:value-type="float" office:value="1005" table:style-name="ce2">
            <text:p>1005</text:p>
          </table:table-cell>
          <table:table-cell office:value-type="float" office:value="0" table:style-name="ce2">
            <text:p>0</text:p>
          </table:table-cell>
          <table:table-cell office:value-type="date" office:date-value="2011-04-10T14:59:03" table:style-name="ce3">
            <text:p>10/04/2011 14:59</text:p>
          </table:table-cell>
          <table:table-cell office:value-type="date" office:date-value="2012-06-11T21:42:24" table:style-name="ce3">
            <text:p>11/06/2012 21:42</text:p>
          </table:table-cell>
          <table:table-cell office:value-type="string" table:style-name="ce2">
            <text:p>javax.swing.plaf.synth.reg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33" table:style-name="ce2">
            <text:p>1133</text:p>
          </table:table-cell>
          <table:table-cell office:value-type="float" office:value="10" table:style-name="ce2">
            <text:p>10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Fastest way to check if a String can be parsed to Double in Java</text:p>
          </table:table-cell>
          <table:table-cell office:value-type="string" table:style-name="ce2">
            <text:p>&lt;java&gt;&lt;string&gt;&lt;double&gt;</text:p>
          </table:table-cell>
          <table:table-cell office:value-type="float" office:value="16376" table:style-name="ce2">
            <text:p>16376</text:p>
          </table:table-cell>
          <table:table-cell office:value-type="float" office:value="0" table:style-name="ce2">
            <text:p>0</text:p>
          </table:table-cell>
          <table:table-cell office:value-type="date" office:date-value="2011-12-19T17:14:17" table:style-name="ce3">
            <text:p>19/12/2011 17:14</text:p>
          </table:table-cell>
          <table:table-cell office:value-type="date" office:date-value="2011-12-19T17:28:45" table:style-name="ce3">
            <text:p>19/12/2011 17:28</text:p>
          </table:table-cell>
          <table:table-cell office:value-type="string" table:style-name="ce2">
            <text:p>java.lang.doub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34" table:style-name="ce2">
            <text:p>1134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Android Java - Get plain text from webpage (alert system)</text:p>
          </table:table-cell>
          <table:table-cell office:value-type="string" table:style-name="ce2">
            <text:p>&lt;java&gt;&lt;android&gt;&lt;webview&gt;</text:p>
          </table:table-cell>
          <table:table-cell office:value-type="float" office:value="1299" table:style-name="ce2">
            <text:p>1299</text:p>
          </table:table-cell>
          <table:table-cell office:value-type="float" office:value="0" table:style-name="ce2">
            <text:p>0</text:p>
          </table:table-cell>
          <table:table-cell office:value-type="date" office:date-value="2011-12-21T06:42:24" table:style-name="ce3">
            <text:p>21/12/2011 06:42</text:p>
          </table:table-cell>
          <table:table-cell office:value-type="date" office:date-value="2011-12-21T07:11:40" table:style-name="ce3">
            <text:p>21/12/2011 07:11</text:p>
          </table:table-cell>
          <table:table-cell office:value-type="string" table:style-name="ce2">
            <text:p>java.net.url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35" table:style-name="ce2">
            <text:p>113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on't know what data structure to use for my algorithm</text:p>
          </table:table-cell>
          <table:table-cell office:value-type="string" table:style-name="ce2">
            <text:p>&lt;java&gt;&lt;algorithm&gt;</text:p>
          </table:table-cell>
          <table:table-cell office:value-type="float" office:value="355" table:style-name="ce2">
            <text:p>355</text:p>
          </table:table-cell>
          <table:table-cell office:value-type="float" office:value="0" table:style-name="ce2">
            <text:p>0</text:p>
          </table:table-cell>
          <table:table-cell office:value-type="date" office:date-value="2013-09-07T18:47:13" table:style-name="ce3">
            <text:p>07/09/2013 18:47</text:p>
          </table:table-cell>
          <table:table-cell office:value-type="date" office:date-value="2013-09-07T20:59:44" table:style-name="ce3">
            <text:p>07/09/2013 20:59</text:p>
          </table:table-cell>
          <table:table-cell office:value-type="string" table:style-name="ce2">
            <text:p>java.util.arrayli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36" table:style-name="ce2">
            <text:p>1136</text:p>
          </table:table-cell>
          <table:table-cell office:value-type="float" office:value="71" table:style-name="ce2">
            <text:p>71</text:p>
          </table:table-cell>
          <table:table-cell office:value-type="float" office:value="75" table:style-name="ce2">
            <text:p>75</text:p>
          </table:table-cell>
          <table:table-cell office:value-type="string" table:style-name="ce2">
            <text:p>What is String interning?</text:p>
          </table:table-cell>
          <table:table-cell office:value-type="string" table:style-name="ce2">
            <text:p>&lt;java&gt;&lt;string&gt;&lt;string-interning&gt;</text:p>
          </table:table-cell>
          <table:table-cell office:value-type="float" office:value="33448" table:style-name="ce2">
            <text:p>33448</text:p>
          </table:table-cell>
          <table:table-cell office:value-type="float" office:value="27" table:style-name="ce2">
            <text:p>27</text:p>
          </table:table-cell>
          <table:table-cell office:value-type="date" office:date-value="2012-05-14T07:18:14" table:style-name="ce3">
            <text:p>14/05/2012 07:18</text:p>
          </table:table-cell>
          <table:table-cell office:value-type="date" office:date-value="2012-05-14T07:24:05" table:style-name="ce3">
            <text:p>14/05/2012 07:24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37" table:style-name="ce2">
            <text:p>1137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Difference between wait-notify and CountDownLatch</text:p>
          </table:table-cell>
          <table:table-cell office:value-type="string" table:style-name="ce2">
            <text:p>&lt;java&gt;&lt;concurrency&gt;&lt;synchronization&gt;</text:p>
          </table:table-cell>
          <table:table-cell office:value-type="float" office:value="3143" table:style-name="ce2">
            <text:p>3143</text:p>
          </table:table-cell>
          <table:table-cell office:value-type="float" office:value="2" table:style-name="ce2">
            <text:p>2</text:p>
          </table:table-cell>
          <table:table-cell office:value-type="date" office:date-value="2012-05-15T04:06:17" table:style-name="ce3">
            <text:p>15/05/2012 04:06</text:p>
          </table:table-cell>
          <table:table-cell office:value-type="date" office:date-value="2012-05-15T04:17:45" table:style-name="ce3">
            <text:p>15/05/2012 04:17</text:p>
          </table:table-cell>
          <table:table-cell office:value-type="string" table:style-name="ce2">
            <text:p>java.util.concurrent.countdownlatch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38" table:style-name="ce2">
            <text:p>1138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JMenuItem: how to set an Accelerators with 3 keys?</text:p>
          </table:table-cell>
          <table:table-cell office:value-type="string" table:style-name="ce2">
            <text:p>&lt;java&gt;&lt;swing&gt;&lt;jmenuitem&gt;</text:p>
          </table:table-cell>
          <table:table-cell office:value-type="float" office:value="6380" table:style-name="ce2">
            <text:p>6380</text:p>
          </table:table-cell>
          <table:table-cell office:value-type="float" office:value="0" table:style-name="ce2">
            <text:p>0</text:p>
          </table:table-cell>
          <table:table-cell office:value-type="date" office:date-value="2012-05-19T15:01:37" table:style-name="ce3">
            <text:p>19/05/2012 15:01</text:p>
          </table:table-cell>
          <table:table-cell office:value-type="date" office:date-value="2012-05-19T15:28:12" table:style-name="ce3">
            <text:p>19/05/2012 15:28</text:p>
          </table:table-cell>
          <table:table-cell office:value-type="string" table:style-name="ce2">
            <text:p>javax.swing.keystrok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39" table:style-name="ce2">
            <text:p>1139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How to implement the API/SPI Pattern in Java?</text:p>
          </table:table-cell>
          <table:table-cell office:value-type="string" table:style-name="ce2">
            <text:p>&lt;java&gt;&lt;api&gt;&lt;design-patterns&gt;&lt;slf4j&gt;</text:p>
          </table:table-cell>
          <table:table-cell office:value-type="float" office:value="5797" table:style-name="ce2">
            <text:p>5797</text:p>
          </table:table-cell>
          <table:table-cell office:value-type="float" office:value="8" table:style-name="ce2">
            <text:p>8</text:p>
          </table:table-cell>
          <table:table-cell office:value-type="date" office:date-value="2012-07-09T22:38:29" table:style-name="ce3">
            <text:p>09/07/2012 22:38</text:p>
          </table:table-cell>
          <table:table-cell office:value-type="date" office:date-value="2012-07-10T02:04:41" table:style-name="ce3">
            <text:p>10/07/2012 02:04</text:p>
          </table:table-cell>
          <table:table-cell office:value-type="string" table:style-name="ce2">
            <text:p>java.util.serviceload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40" table:style-name="ce2">
            <text:p>1140</text:p>
          </table:table-cell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Sending work to a pool of workers that need initialization</text:p>
          </table:table-cell>
          <table:table-cell office:value-type="string" table:style-name="ce2">
            <text:p>&lt;java&gt;&lt;multithreading&gt;&lt;executor&gt;</text:p>
          </table:table-cell>
          <table:table-cell office:value-type="float" office:value="420" table:style-name="ce2">
            <text:p>420</text:p>
          </table:table-cell>
          <table:table-cell office:value-type="float" office:value="1" table:style-name="ce2">
            <text:p>1</text:p>
          </table:table-cell>
          <table:table-cell office:value-type="date" office:date-value="2012-08-19T02:50:43" table:style-name="ce3">
            <text:p>19/08/2012 02:50</text:p>
          </table:table-cell>
          <table:table-cell office:value-type="date" office:date-value="2012-08-19T03:32:54" table:style-name="ce3">
            <text:p>19/08/2012 03:32</text:p>
          </table:table-cell>
          <table:table-cell office:value-type="string" table:style-name="ce2">
            <text:p>java.util.concurrent.threadpoolexecuto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41" table:style-name="ce2">
            <text:p>114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JTextField accept only valid unsigned Shorts? (Using KeyAdapter)</text:p>
          </table:table-cell>
          <table:table-cell office:value-type="string" table:style-name="ce2">
            <text:p>&lt;java&gt;&lt;swing&gt;&lt;adapter&gt;&lt;jtextfield&gt;&lt;short&gt;</text:p>
          </table:table-cell>
          <table:table-cell office:value-type="float" office:value="333" table:style-name="ce2">
            <text:p>333</text:p>
          </table:table-cell>
          <table:table-cell office:value-type="float" office:value="0" table:style-name="ce2">
            <text:p>0</text:p>
          </table:table-cell>
          <table:table-cell office:value-type="date" office:date-value="2012-08-11T22:03:41" table:style-name="ce3">
            <text:p>11/08/2012 22:03</text:p>
          </table:table-cell>
          <table:table-cell office:value-type="date" office:date-value="2012-08-11T22:29:17" table:style-name="ce3">
            <text:p>11/08/2012 22:29</text:p>
          </table:table-cell>
          <table:table-cell office:value-type="string" table:style-name="ce2">
            <text:p>javax.swing.text.documentfilt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42" table:style-name="ce2">
            <text:p>1142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Button opens new JFrame multiple times. How do I stop this?</text:p>
          </table:table-cell>
          <table:table-cell office:value-type="string" table:style-name="ce2">
            <text:p>&lt;java&gt;&lt;swing&gt;&lt;window&gt;&lt;jframe&gt;&lt;jpanel&gt;</text:p>
          </table:table-cell>
          <table:table-cell office:value-type="float" office:value="1646" table:style-name="ce2">
            <text:p>1646</text:p>
          </table:table-cell>
          <table:table-cell office:value-type="float" office:value="0" table:style-name="ce2">
            <text:p>0</text:p>
          </table:table-cell>
          <table:table-cell office:value-type="date" office:date-value="2012-08-14T11:15:39" table:style-name="ce3">
            <text:p>14/08/2012 11:15</text:p>
          </table:table-cell>
          <table:table-cell office:value-type="date" office:date-value="2012-08-14T11:38:07" table:style-name="ce3">
            <text:p>14/08/2012 11:38</text:p>
          </table:table-cell>
          <table:table-cell office:value-type="string" table:style-name="ce2">
            <text:p>javax.swing.jdialo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43" table:style-name="ce2">
            <text:p>114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nmarshalling works incorrectly: javax.xml.bind.UnmarshalException: unexpected element</text:p>
          </table:table-cell>
          <table:table-cell office:value-type="string" table:style-name="ce2">
            <text:p>&lt;java&gt;&lt;xml&gt;&lt;jaxb&gt;</text:p>
          </table:table-cell>
          <table:table-cell office:value-type="float" office:value="2180" table:style-name="ce2">
            <text:p>2180</text:p>
          </table:table-cell>
          <table:table-cell office:value-type="float" office:value="0" table:style-name="ce2">
            <text:p>0</text:p>
          </table:table-cell>
          <table:table-cell office:value-type="date" office:date-value="2012-08-29T09:06:26" table:style-name="ce3">
            <text:p>29/08/2012 09:06</text:p>
          </table:table-cell>
          <table:table-cell office:value-type="date" office:date-value="2012-08-29T09:13:04" table:style-name="ce3">
            <text:p>29/08/2012 09:13</text:p>
          </table:table-cell>
          <table:table-cell office:value-type="string" table:style-name="ce2">
            <text:p>javax.xml.bind.unmarshall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44" table:style-name="ce2">
            <text:p>1144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java serialization <text:s/>kryo and the object graph</text:p>
          </table:table-cell>
          <table:table-cell office:value-type="string" table:style-name="ce2">
            <text:p>&lt;java&gt;&lt;serialization&gt;&lt;kryo&gt;</text:p>
          </table:table-cell>
          <table:table-cell office:value-type="float" office:value="2145" table:style-name="ce2">
            <text:p>2145</text:p>
          </table:table-cell>
          <table:table-cell office:value-type="float" office:value="3" table:style-name="ce2">
            <text:p>3</text:p>
          </table:table-cell>
          <table:table-cell office:value-type="date" office:date-value="2012-09-16T12:26:27" table:style-name="ce3">
            <text:p>16/09/2012 12:26</text:p>
          </table:table-cell>
          <table:table-cell office:value-type="date" office:date-value="2012-09-16T12:35:48" table:style-name="ce3">
            <text:p>16/09/2012 12:35</text:p>
          </table:table-cell>
          <table:table-cell office:value-type="string" table:style-name="ce2">
            <text:p>java.io.objectoutputstrea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45" table:style-name="ce2">
            <text:p>1145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How to convert BigDecimal to the exponential form?</text:p>
          </table:table-cell>
          <table:table-cell office:value-type="string" table:style-name="ce2">
            <text:p>&lt;java&gt;&lt;bigdecimal&gt;&lt;number-formatting&gt;&lt;exponential&gt;</text:p>
          </table:table-cell>
          <table:table-cell office:value-type="float" office:value="3164" table:style-name="ce2">
            <text:p>3164</text:p>
          </table:table-cell>
          <table:table-cell office:value-type="float" office:value="0" table:style-name="ce2">
            <text:p>0</text:p>
          </table:table-cell>
          <table:table-cell office:value-type="date" office:date-value="2012-02-21T00:01:23" table:style-name="ce3">
            <text:p>21/02/2012 00:01</text:p>
          </table:table-cell>
          <table:table-cell office:value-type="date" office:date-value="2012-02-21T00:08:13" table:style-name="ce3">
            <text:p>21/02/2012 00:08</text:p>
          </table:table-cell>
          <table:table-cell office:value-type="string" table:style-name="ce2">
            <text:p>java.text.decimal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46" table:style-name="ce2">
            <text:p>114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Does the Spring Formatting SPI require the use of JSP tags or what?</text:p>
          </table:table-cell>
          <table:table-cell office:value-type="string" table:style-name="ce2">
            <text:p>&lt;java&gt;&lt;spring&gt;&lt;jsp&gt;&lt;user-interface&gt;&lt;mustache&gt;</text:p>
          </table:table-cell>
          <table:table-cell office:value-type="float" office:value="460" table:style-name="ce2">
            <text:p>460</text:p>
          </table:table-cell>
          <table:table-cell office:value-type="float" office:value="2" table:style-name="ce2">
            <text:p>2</text:p>
          </table:table-cell>
          <table:table-cell office:value-type="date" office:date-value="2012-03-21T01:20:48" table:style-name="ce3">
            <text:p>21/03/2012 01:20</text:p>
          </table:table-cell>
          <table:table-cell office:value-type="date" office:date-value="2012-03-30T06:35:55" table:style-name="ce3">
            <text:p>30/03/2012 06:35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47" table:style-name="ce2">
            <text:p>1147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How to create a "java.lang.Class" object from a .java file in java</text:p>
          </table:table-cell>
          <table:table-cell office:value-type="string" table:style-name="ce2">
            <text:p>&lt;java&gt;&lt;reflection&gt;&lt;junit&gt;&lt;compilation&gt;</text:p>
          </table:table-cell>
          <table:table-cell office:value-type="float" office:value="739" table:style-name="ce2">
            <text:p>739</text:p>
          </table:table-cell>
          <table:table-cell office:value-type="float" office:value="2" table:style-name="ce2">
            <text:p>2</text:p>
          </table:table-cell>
          <table:table-cell office:value-type="date" office:date-value="2012-07-23T00:19:51" table:style-name="ce3">
            <text:p>23/07/2012 00:19</text:p>
          </table:table-cell>
          <table:table-cell office:value-type="date" office:date-value="2012-07-23T00:22:55" table:style-name="ce3">
            <text:p>23/07/2012 00:22</text:p>
          </table:table-cell>
          <table:table-cell office:value-type="string" table:style-name="ce2">
            <text:p>java.lang.cla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48" table:style-name="ce2">
            <text:p>1148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Random generator giving me the same number everytime</text:p>
          </table:table-cell>
          <table:table-cell office:value-type="string" table:style-name="ce2">
            <text:p>&lt;java&gt;&lt;random&gt;</text:p>
          </table:table-cell>
          <table:table-cell office:value-type="float" office:value="4207" table:style-name="ce2">
            <text:p>4207</text:p>
          </table:table-cell>
          <table:table-cell office:value-type="float" office:value="0" table:style-name="ce2">
            <text:p>0</text:p>
          </table:table-cell>
          <table:table-cell office:value-type="date" office:date-value="2012-12-16T07:53:40" table:style-name="ce3">
            <text:p>16/12/2012 07:53</text:p>
          </table:table-cell>
          <table:table-cell office:value-type="date" office:date-value="2012-12-16T07:57:15" table:style-name="ce3">
            <text:p>16/12/2012 07:57</text:p>
          </table:table-cell>
          <table:table-cell office:value-type="string" table:style-name="ce2">
            <text:p>java.util.rando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49" table:style-name="ce2">
            <text:p>1149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Java -- Iterations not working</text:p>
          </table:table-cell>
          <table:table-cell office:value-type="string" table:style-name="ce2">
            <text:p>&lt;java&gt;&lt;iteration&gt;</text:p>
          </table:table-cell>
          <table:table-cell office:value-type="float" office:value="115" table:style-name="ce2">
            <text:p>115</text:p>
          </table:table-cell>
          <table:table-cell office:value-type="float" office:value="0" table:style-name="ce2">
            <text:p>0</text:p>
          </table:table-cell>
          <table:table-cell office:value-type="date" office:date-value="2013-02-14T00:16:59" table:style-name="ce3">
            <text:p>14/02/2013 00:16</text:p>
          </table:table-cell>
          <table:table-cell office:value-type="date" office:date-value="2013-02-14T00:44:14" table:style-name="ce3">
            <text:p>14/02/2013 00:44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50" table:style-name="ce2">
            <text:p>1150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Why is the behavior of Double.toString not the same as MathContext.DECIMAL64 when constructing a BigDecimal in Java?</text:p>
          </table:table-cell>
          <table:table-cell office:value-type="string" table:style-name="ce2">
            <text:p>&lt;java&gt;&lt;double&gt;&lt;rounding&gt;&lt;bigdecimal&gt;&lt;floating-point-precision&gt;</text:p>
          </table:table-cell>
          <table:table-cell office:value-type="float" office:value="299" table:style-name="ce2">
            <text:p>299</text:p>
          </table:table-cell>
          <table:table-cell office:value-type="float" office:value="0" table:style-name="ce2">
            <text:p>0</text:p>
          </table:table-cell>
          <table:table-cell office:value-type="date" office:date-value="2013-10-17T16:01:57" table:style-name="ce3">
            <text:p>17/10/2013 16:01</text:p>
          </table:table-cell>
          <table:table-cell office:value-type="date" office:date-value="2013-10-17T17:07:44" table:style-name="ce3">
            <text:p>17/10/2013 17:07</text:p>
          </table:table-cell>
          <table:table-cell office:value-type="string" table:style-name="ce2">
            <text:p>java.lang.doub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51" table:style-name="ce2">
            <text:p>1151</text:p>
          </table:table-cell>
          <table:table-cell office:value-type="float" office:value="159" table:style-name="ce2">
            <text:p>159</text:p>
          </table:table-cell>
          <table:table-cell office:value-type="float" office:value="333" table:style-name="ce2">
            <text:p>333</text:p>
          </table:table-cell>
          <table:table-cell office:value-type="string" table:style-name="ce2">
            <text:p>How to initialize List&lt;String&gt; object in Java?</text:p>
          </table:table-cell>
          <table:table-cell office:value-type="string" table:style-name="ce2">
            <text:p>&lt;java&gt;&lt;list&gt;</text:p>
          </table:table-cell>
          <table:table-cell office:value-type="float" office:value="509565" table:style-name="ce2">
            <text:p>509565</text:p>
          </table:table-cell>
          <table:table-cell office:value-type="float" office:value="30" table:style-name="ce2">
            <text:p>30</text:p>
          </table:table-cell>
          <table:table-cell office:value-type="date" office:date-value="2012-11-15T10:01:09" table:style-name="ce3">
            <text:p>15/11/2012 10:01</text:p>
          </table:table-cell>
          <table:table-cell office:value-type="date" office:date-value="2012-11-15T10:07:41" table:style-name="ce3">
            <text:p>15/11/2012 10:07</text:p>
          </table:table-cell>
          <table:table-cell office:value-type="string" table:style-name="ce2">
            <text:p>java.util.li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52" table:style-name="ce2">
            <text:p>1152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writeUTF(String s) vs writeObject(String s)</text:p>
          </table:table-cell>
          <table:table-cell office:value-type="string" table:style-name="ce2">
            <text:p>&lt;java&gt;&lt;networking&gt;&lt;serialization&gt;&lt;dataoutputstream&gt;</text:p>
          </table:table-cell>
          <table:table-cell office:value-type="float" office:value="994" table:style-name="ce2">
            <text:p>994</text:p>
          </table:table-cell>
          <table:table-cell office:value-type="float" office:value="0" table:style-name="ce2">
            <text:p>0</text:p>
          </table:table-cell>
          <table:table-cell office:value-type="date" office:date-value="2013-10-09T10:37:16" table:style-name="ce3">
            <text:p>09/10/2013 10:37</text:p>
          </table:table-cell>
          <table:table-cell office:value-type="date" office:date-value="2013-10-09T13:15:15" table:style-name="ce3">
            <text:p>09/10/2013 13:15</text:p>
          </table:table-cell>
          <table:table-cell office:value-type="string" table:style-name="ce2">
            <text:p>java.io.objectoutputstrea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53" table:style-name="ce2">
            <text:p>1153</text:p>
          </table:table-cell>
          <table:table-cell office:value-type="float" office:value="330" table:style-name="ce2">
            <text:p>330</text:p>
          </table:table-cell>
          <table:table-cell office:value-type="float" office:value="171" table:style-name="ce2">
            <text:p>171</text:p>
          </table:table-cell>
          <table:table-cell office:value-type="string" table:style-name="ce2">
            <text:p>How to parse command line arguments in Java?</text:p>
          </table:table-cell>
          <table:table-cell office:value-type="string" table:style-name="ce2">
            <text:p>&lt;java&gt;&lt;command-line&gt;&lt;command-line-arguments&gt;</text:p>
          </table:table-cell>
          <table:table-cell office:value-type="float" office:value="173919" table:style-name="ce2">
            <text:p>173919</text:p>
          </table:table-cell>
          <table:table-cell office:value-type="float" office:value="96" table:style-name="ce2">
            <text:p>96</text:p>
          </table:table-cell>
          <table:table-cell office:value-type="date" office:date-value="2008-12-15T07:46:10" table:style-name="ce3">
            <text:p>15/12/2008 07:46</text:p>
          </table:table-cell>
          <table:table-cell office:value-type="date" office:date-value="2008-12-15T07:49:15" table:style-name="ce3">
            <text:p>15/12/2008 07:49</text:p>
          </table:table-cell>
          <table:table-cell office:value-type="string" table:style-name="ce2">
            <text:p>java.util.scann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54" table:style-name="ce2">
            <text:p>1154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volatile variables <text:s/>synchronized blocks</text:p>
          </table:table-cell>
          <table:table-cell office:value-type="string" table:style-name="ce2">
            <text:p>&lt;java&gt;&lt;multithreading&gt;&lt;synchronized&gt;&lt;volatile&gt;</text:p>
          </table:table-cell>
          <table:table-cell office:value-type="float" office:value="298" table:style-name="ce2">
            <text:p>298</text:p>
          </table:table-cell>
          <table:table-cell office:value-type="float" office:value="1" table:style-name="ce2">
            <text:p>1</text:p>
          </table:table-cell>
          <table:table-cell office:value-type="date" office:date-value="2014-05-15T12:45:30" table:style-name="ce3">
            <text:p>15/05/2014 12:45</text:p>
          </table:table-cell>
          <table:table-cell office:value-type="date" office:date-value="2014-05-15T12:55:14" table:style-name="ce3">
            <text:p>15/05/2014 12:55</text:p>
          </table:table-cell>
          <table:table-cell office:value-type="string" table:style-name="ce2">
            <text:p>java.util.concurrent.atomic.atomicinteg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55" table:style-name="ce2">
            <text:p>1155</text:p>
          </table:table-cell>
          <table:table-cell office:value-type="float" office:value="7" table:style-name="ce2">
            <text:p>7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Java/Scala reflection: Get class methods in order and force object init</text:p>
          </table:table-cell>
          <table:table-cell office:value-type="string" table:style-name="ce2">
            <text:p>&lt;java&gt;&lt;scala&gt;&lt;reflection&gt;&lt;phantom-dsl&gt;</text:p>
          </table:table-cell>
          <table:table-cell office:value-type="float" office:value="955" table:style-name="ce2">
            <text:p>955</text:p>
          </table:table-cell>
          <table:table-cell office:value-type="float" office:value="0" table:style-name="ce2">
            <text:p>0</text:p>
          </table:table-cell>
          <table:table-cell office:value-type="date" office:date-value="2014-03-14T13:03:04" table:style-name="ce3">
            <text:p>14/03/2014 13:03</text:p>
          </table:table-cell>
          <table:table-cell office:value-type="date" office:date-value="2014-03-18T11:46:51" table:style-name="ce3">
            <text:p>18/03/2014 11:46</text:p>
          </table:table-cell>
          <table:table-cell office:value-type="string" table:style-name="ce2">
            <text:p>java.lang.cla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56" table:style-name="ce2">
            <text:p>1156</text:p>
          </table:table-cell>
          <table:table-cell office:value-type="float" office:value="5" table:style-name="ce2">
            <text:p>5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Java File Replace Lines</text:p>
          </table:table-cell>
          <table:table-cell office:value-type="string" table:style-name="ce2">
            <text:p>&lt;java&gt;</text:p>
          </table:table-cell>
          <table:table-cell office:value-type="float" office:value="375" table:style-name="ce2">
            <text:p>375</text:p>
          </table:table-cell>
          <table:table-cell office:value-type="float" office:value="1" table:style-name="ce2">
            <text:p>1</text:p>
          </table:table-cell>
          <table:table-cell office:value-type="date" office:date-value="2014-01-15T09:22:55" table:style-name="ce3">
            <text:p>15/01/2014 09:22</text:p>
          </table:table-cell>
          <table:table-cell office:value-type="date" office:date-value="2014-01-15T09:42:02" table:style-name="ce3">
            <text:p>15/01/2014 09:42</text:p>
          </table:table-cell>
          <table:table-cell office:value-type="string" table:style-name="ce2">
            <text:p>java.io.randomaccessfi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57" table:style-name="ce2">
            <text:p>1157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eplacing \\u by \u in java string</text:p>
          </table:table-cell>
          <table:table-cell office:value-type="string" table:style-name="ce2">
            <text:p>&lt;java&gt;&lt;string&gt;</text:p>
          </table:table-cell>
          <table:table-cell office:value-type="float" office:value="553" table:style-name="ce2">
            <text:p>553</text:p>
          </table:table-cell>
          <table:table-cell office:value-type="float" office:value="0" table:style-name="ce2">
            <text:p>0</text:p>
          </table:table-cell>
          <table:table-cell office:value-type="date" office:date-value="2014-01-09T18:18:54" table:style-name="ce3">
            <text:p>09/01/2014 18:18</text:p>
          </table:table-cell>
          <table:table-cell office:value-type="date" office:date-value="2014-01-09T19:06:20" table:style-name="ce3">
            <text:p>09/01/2014 19:06</text:p>
          </table:table-cell>
          <table:table-cell office:value-type="string" table:style-name="ce2">
            <text:p>java.util.regex.match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58" table:style-name="ce2">
            <text:p>1158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How to detect thread being blocked by IO?</text:p>
          </table:table-cell>
          <table:table-cell office:value-type="string" table:style-name="ce2">
            <text:p>&lt;java&gt;&lt;multithreading&gt;</text:p>
          </table:table-cell>
          <table:table-cell office:value-type="float" office:value="669" table:style-name="ce2">
            <text:p>669</text:p>
          </table:table-cell>
          <table:table-cell office:value-type="float" office:value="3" table:style-name="ce2">
            <text:p>3</text:p>
          </table:table-cell>
          <table:table-cell office:value-type="date" office:date-value="2014-01-02T20:34:57" table:style-name="ce3">
            <text:p>02/01/2014 20:34</text:p>
          </table:table-cell>
          <table:table-cell office:value-type="date" office:date-value="2014-01-02T21:25:39" table:style-name="ce3">
            <text:p>02/01/2014 21:25</text:p>
          </table:table-cell>
          <table:table-cell office:value-type="string" table:style-name="ce2">
            <text:p>java.lang.management.threadmxbea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59" table:style-name="ce2">
            <text:p>1159</text:p>
          </table:table-cell>
          <table:table-cell office:value-type="float" office:value="4" table:style-name="ce2">
            <text:p>4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What are the default parameters to SimpleFormatter with the default Java Logging API?</text:p>
          </table:table-cell>
          <table:table-cell office:value-type="string" table:style-name="ce2">
            <text:p>&lt;java&gt;&lt;java.util.logging&gt;</text:p>
          </table:table-cell>
          <table:table-cell office:value-type="float" office:value="2197" table:style-name="ce2">
            <text:p>2197</text:p>
          </table:table-cell>
          <table:table-cell office:value-type="float" office:value="1" table:style-name="ce2">
            <text:p>1</text:p>
          </table:table-cell>
          <table:table-cell office:value-type="date" office:date-value="2014-03-07T21:43:47" table:style-name="ce3">
            <text:p>07/03/2014 21:43</text:p>
          </table:table-cell>
          <table:table-cell office:value-type="date" office:date-value="2014-03-07T22:54:01" table:style-name="ce3">
            <text:p>07/03/2014 22:54</text:p>
          </table:table-cell>
          <table:table-cell office:value-type="string" table:style-name="ce2">
            <text:p>java.util.logging.simpleformatt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60" table:style-name="ce2">
            <text:p>116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Two dimensional ArrayList error</text:p>
          </table:table-cell>
          <table:table-cell office:value-type="string" table:style-name="ce2">
            <text:p>&lt;java&gt;</text:p>
          </table:table-cell>
          <table:table-cell office:value-type="float" office:value="113" table:style-name="ce2">
            <text:p>113</text:p>
          </table:table-cell>
          <table:table-cell office:value-type="float" office:value="0" table:style-name="ce2">
            <text:p>0</text:p>
          </table:table-cell>
          <table:table-cell office:value-type="date" office:date-value="2014-02-23T21:45:40" table:style-name="ce3">
            <text:p>23/02/2014 21:45</text:p>
          </table:table-cell>
          <table:table-cell office:value-type="date" office:date-value="2014-02-23T21:48:29" table:style-name="ce3">
            <text:p>23/02/2014 21:48</text:p>
          </table:table-cell>
          <table:table-cell office:value-type="string" table:style-name="ce2">
            <text:p>java.util.arrayli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61" table:style-name="ce2">
            <text:p>1161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TTPS certificate validation fails when using a trustStore</text:p>
          </table:table-cell>
          <table:table-cell office:value-type="string" table:style-name="ce2">
            <text:p>&lt;java&gt;&lt;ssl&gt;&lt;https&gt;</text:p>
          </table:table-cell>
          <table:table-cell office:value-type="float" office:value="2523" table:style-name="ce2">
            <text:p>2523</text:p>
          </table:table-cell>
          <table:table-cell office:value-type="float" office:value="2" table:style-name="ce2">
            <text:p>2</text:p>
          </table:table-cell>
          <table:table-cell office:value-type="date" office:date-value="2014-08-01T15:54:49" table:style-name="ce3">
            <text:p>01/08/2014 15:54</text:p>
          </table:table-cell>
          <table:table-cell office:value-type="date" office:date-value="2014-08-01T16:23:41" table:style-name="ce3">
            <text:p>01/08/2014 16:23</text:p>
          </table:table-cell>
          <table:table-cell office:value-type="string" table:style-name="ce2">
            <text:p>javax.net.ssl.httpsurlconnec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62" table:style-name="ce2">
            <text:p>1162</text:p>
          </table:table-cell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HttpClient SSLException</text:p>
          </table:table-cell>
          <table:table-cell office:value-type="string" table:style-name="ce2">
            <text:p>&lt;java&gt;&lt;ssl&gt;&lt;https&gt;&lt;httpclient&gt;</text:p>
          </table:table-cell>
          <table:table-cell office:value-type="float" office:value="3912" table:style-name="ce2">
            <text:p>3912</text:p>
          </table:table-cell>
          <table:table-cell office:value-type="float" office:value="1" table:style-name="ce2">
            <text:p>1</text:p>
          </table:table-cell>
          <table:table-cell office:value-type="date" office:date-value="2014-11-06T00:39:32" table:style-name="ce3">
            <text:p>06/11/2014 00:39</text:p>
          </table:table-cell>
          <table:table-cell office:value-type="date" office:date-value="2014-11-06T04:27:52" table:style-name="ce3">
            <text:p>06/11/2014 04:27</text:p>
          </table:table-cell>
          <table:table-cell office:value-type="string" table:style-name="ce2">
            <text:p>java.security.spec.ecgenparameterspec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63" table:style-name="ce2">
            <text:p>116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ExecutorService how to handle timeouts</text:p>
          </table:table-cell>
          <table:table-cell office:value-type="string" table:style-name="ce2">
            <text:p>&lt;java&gt;&lt;multithreading&gt;&lt;concurrency&gt;&lt;exception-handling&gt;&lt;callable&gt;</text:p>
          </table:table-cell>
          <table:table-cell office:value-type="float" office:value="511" table:style-name="ce2">
            <text:p>511</text:p>
          </table:table-cell>
          <table:table-cell office:value-type="float" office:value="0" table:style-name="ce2">
            <text:p>0</text:p>
          </table:table-cell>
          <table:table-cell office:value-type="date" office:date-value="2014-11-06T20:35:33" table:style-name="ce3">
            <text:p>06/11/2014 20:35</text:p>
          </table:table-cell>
          <table:table-cell office:value-type="date" office:date-value="2014-11-07T17:04:41" table:style-name="ce3">
            <text:p>07/11/2014 17:04</text:p>
          </table:table-cell>
          <table:table-cell office:value-type="string" table:style-name="ce2">
            <text:p>java.util.concurrent.futur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64" table:style-name="ce2">
            <text:p>1164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How to solve AbstractMethodError in Hibernate 5?</text:p>
          </table:table-cell>
          <table:table-cell office:value-type="string" table:style-name="ce2">
            <text:p>&lt;java&gt;&lt;maven&gt;&lt;tomcat&gt;&lt;hibernate-5.x&gt;</text:p>
          </table:table-cell>
          <table:table-cell office:value-type="float" office:value="1955" table:style-name="ce2">
            <text:p>1955</text:p>
          </table:table-cell>
          <table:table-cell office:value-type="float" office:value="0" table:style-name="ce2">
            <text:p>0</text:p>
          </table:table-cell>
          <table:table-cell office:value-type="date" office:date-value="2015-09-09T04:10:04" table:style-name="ce3">
            <text:p>09/09/2015 04:10</text:p>
          </table:table-cell>
          <table:table-cell office:value-type="date" office:date-value="2015-09-09T05:22:13" table:style-name="ce3">
            <text:p>09/09/2015 05:22</text:p>
          </table:table-cell>
          <table:table-cell office:value-type="string" table:style-name="ce2">
            <text:p>java.lang.abstractmethoderro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65" table:style-name="ce2">
            <text:p>1165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Why .now()? (Objectify)</text:p>
          </table:table-cell>
          <table:table-cell office:value-type="string" table:style-name="ce2">
            <text:p>&lt;java&gt;&lt;google-app-engine&gt;&lt;objectify&gt;</text:p>
          </table:table-cell>
          <table:table-cell office:value-type="float" office:value="569" table:style-name="ce2">
            <text:p>569</text:p>
          </table:table-cell>
          <table:table-cell office:value-type="float" office:value="4" table:style-name="ce2">
            <text:p>4</text:p>
          </table:table-cell>
          <table:table-cell office:value-type="date" office:date-value="2015-02-19T20:53:38" table:style-name="ce3">
            <text:p>19/02/2015 20:53</text:p>
          </table:table-cell>
          <table:table-cell office:value-type="date" office:date-value="2015-02-25T16:54:29" table:style-name="ce3">
            <text:p>25/02/2015 16:54</text:p>
          </table:table-cell>
          <table:table-cell office:value-type="string" table:style-name="ce2">
            <text:p>java.util.concurrent.futur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66" table:style-name="ce2">
            <text:p>1166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Java Nashorn store Function</text:p>
          </table:table-cell>
          <table:table-cell office:value-type="string" table:style-name="ce2">
            <text:p>&lt;javascript&gt;&lt;java&gt;&lt;java-8&gt;&lt;nashorn&gt;</text:p>
          </table:table-cell>
          <table:table-cell office:value-type="float" office:value="346" table:style-name="ce2">
            <text:p>346</text:p>
          </table:table-cell>
          <table:table-cell office:value-type="float" office:value="1" table:style-name="ce2">
            <text:p>1</text:p>
          </table:table-cell>
          <table:table-cell office:value-type="date" office:date-value="2015-07-16T15:59:50" table:style-name="ce3">
            <text:p>16/07/2015 15:59</text:p>
          </table:table-cell>
          <table:table-cell office:value-type="date" office:date-value="2015-07-17T03:24:51" table:style-name="ce3">
            <text:p>17/07/2015 03:24</text:p>
          </table:table-cell>
          <table:table-cell office:value-type="string" table:style-name="ce2">
            <text:p>javax.script.invocab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67" table:style-name="ce2">
            <text:p>1167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does Java "week year" really work?</text:p>
          </table:table-cell>
          <table:table-cell office:value-type="string" table:style-name="ce2">
            <text:p>&lt;java&gt;&lt;simpledateformat&gt;</text:p>
          </table:table-cell>
          <table:table-cell office:value-type="float" office:value="213" table:style-name="ce2">
            <text:p>213</text:p>
          </table:table-cell>
          <table:table-cell office:value-type="float" office:value="0" table:style-name="ce2">
            <text:p>0</text:p>
          </table:table-cell>
          <table:table-cell office:value-type="date" office:date-value="2016-01-09T09:01:36" table:style-name="ce3">
            <text:p>09/01/2016 09:01</text:p>
          </table:table-cell>
          <table:table-cell office:value-type="date" office:date-value="2016-01-09T10:55:16" table:style-name="ce3">
            <text:p>09/01/2016 10:55</text:p>
          </table:table-cell>
          <table:table-cell office:value-type="string" table:style-name="ce2">
            <text:p>java.util.gregoriancalenda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68" table:style-name="ce2">
            <text:p>1168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 getConstructor throws NoSuchMethodException</text:p>
          </table:table-cell>
          <table:table-cell office:value-type="string" table:style-name="ce2">
            <text:p>&lt;java&gt;&lt;reflection&gt;</text:p>
          </table:table-cell>
          <table:table-cell office:value-type="float" office:value="1501" table:style-name="ce2">
            <text:p>1501</text:p>
          </table:table-cell>
          <table:table-cell office:value-type="float" office:value="1" table:style-name="ce2">
            <text:p>1</text:p>
          </table:table-cell>
          <table:table-cell office:value-type="date" office:date-value="2015-03-22T13:37:42" table:style-name="ce3">
            <text:p>22/03/2015 13:37</text:p>
          </table:table-cell>
          <table:table-cell office:value-type="date" office:date-value="2015-03-22T13:46:39" table:style-name="ce3">
            <text:p>22/03/2015 13:46</text:p>
          </table:table-cell>
          <table:table-cell office:value-type="string" table:style-name="ce2">
            <text:p>java.lang.clas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69" table:style-name="ce2">
            <text:p>116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convert string back to bytes in order to write to file in Java?</text:p>
          </table:table-cell>
          <table:table-cell office:value-type="string" table:style-name="ce2">
            <text:p>&lt;java&gt;&lt;byte&gt;</text:p>
          </table:table-cell>
          <table:table-cell office:value-type="float" office:value="98" table:style-name="ce2">
            <text:p>98</text:p>
          </table:table-cell>
          <table:table-cell office:value-type="float" office:value="0" table:style-name="ce2">
            <text:p>0</text:p>
          </table:table-cell>
          <table:table-cell office:value-type="date" office:date-value="2016-04-12T20:34:54" table:style-name="ce3">
            <text:p>12/04/2016 20:34</text:p>
          </table:table-cell>
          <table:table-cell office:value-type="date" office:date-value="2016-04-12T21:12:12" table:style-name="ce3">
            <text:p>12/04/2016 21:12</text:p>
          </table:table-cell>
          <table:table-cell office:value-type="string" table:style-name="ce2">
            <text:p>java.lang.byt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70" table:style-name="ce2">
            <text:p>117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lassloading Using Different Versions Of The Same Class : java.lang.LinkageError : attempted duplicate class definition for name</text:p>
          </table:table-cell>
          <table:table-cell office:value-type="string" table:style-name="ce2">
            <text:p>&lt;java&gt;&lt;jvm&gt;&lt;classloader&gt;&lt;linkageerror&gt;</text:p>
          </table:table-cell>
          <table:table-cell office:value-type="float" office:value="539" table:style-name="ce2">
            <text:p>539</text:p>
          </table:table-cell>
          <table:table-cell office:value-type="float" office:value="0" table:style-name="ce2">
            <text:p>0</text:p>
          </table:table-cell>
          <table:table-cell office:value-type="date" office:date-value="2015-12-22T11:28:33" table:style-name="ce3">
            <text:p>22/12/2015 11:28</text:p>
          </table:table-cell>
          <table:table-cell office:value-type="date" office:date-value="2015-12-22T11:58:53" table:style-name="ce3">
            <text:p>22/12/2015 11:58</text:p>
          </table:table-cell>
          <table:table-cell office:value-type="string" table:style-name="ce2">
            <text:p>java.lang.classload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71" table:style-name="ce2">
            <text:p>117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Why do we need Properties class in java?</text:p>
          </table:table-cell>
          <table:table-cell office:value-type="string" table:style-name="ce2">
            <text:p>&lt;java&gt;</text:p>
          </table:table-cell>
          <table:table-cell office:value-type="float" office:value="77" table:style-name="ce2">
            <text:p>77</text:p>
          </table:table-cell>
          <table:table-cell office:value-type="float" office:value="0" table:style-name="ce2">
            <text:p>0</text:p>
          </table:table-cell>
          <table:table-cell office:value-type="date" office:date-value="2016-05-05T22:18:47" table:style-name="ce3">
            <text:p>05/05/2016 22:18</text:p>
          </table:table-cell>
          <table:table-cell office:value-type="date" office:date-value="2016-05-05T22:32:00" table:style-name="ce3">
            <text:p>05/05/2016 22:32</text:p>
          </table:table-cell>
          <table:table-cell office:value-type="string" table:style-name="ce2">
            <text:p>java.util.propertie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72" table:style-name="ce2">
            <text:p>117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reate an automation job to execute azure runbook using REST API</text:p>
          </table:table-cell>
          <table:table-cell office:value-type="string" table:style-name="ce2">
            <text:p>&lt;java&gt;&lt;api&gt;&lt;rest&gt;&lt;azure&gt;&lt;azure-automation&gt;</text:p>
          </table:table-cell>
          <table:table-cell office:value-type="float" office:value="370" table:style-name="ce2">
            <text:p>370</text:p>
          </table:table-cell>
          <table:table-cell office:value-type="float" office:value="0" table:style-name="ce2">
            <text:p>0</text:p>
          </table:table-cell>
          <table:table-cell office:value-type="date" office:date-value="2015-08-11T11:47:55" table:style-name="ce3">
            <text:p>11/08/2015 11:47</text:p>
          </table:table-cell>
          <table:table-cell office:value-type="date" office:date-value="2015-08-12T08:06:30" table:style-name="ce3">
            <text:p>12/08/2015 08:06</text:p>
          </table:table-cell>
          <table:table-cell office:value-type="string" table:style-name="ce2">
            <text:p>java.util.uuid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73" table:style-name="ce2">
            <text:p>117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nable to write in Windows Run prompt through Selenium</text:p>
          </table:table-cell>
          <table:table-cell office:value-type="string" table:style-name="ce2">
            <text:p>&lt;java&gt;&lt;selenium-webdriver&gt;&lt;testng&gt;&lt;awtrobot&gt;</text:p>
          </table:table-cell>
          <table:table-cell office:value-type="float" office:value="91" table:style-name="ce2">
            <text:p>91</text:p>
          </table:table-cell>
          <table:table-cell office:value-type="float" office:value="0" table:style-name="ce2">
            <text:p>0</text:p>
          </table:table-cell>
          <table:table-cell office:value-type="date" office:date-value="2015-12-09T09:18:21" table:style-name="ce3">
            <text:p>09/12/2015 09:18</text:p>
          </table:table-cell>
          <table:table-cell office:value-type="date" office:date-value="2015-12-09T16:37:19" table:style-name="ce3">
            <text:p>09/12/2015 16:37</text:p>
          </table:table-cell>
          <table:table-cell office:value-type="string" table:style-name="ce2">
            <text:p>java.awt.event.keyeve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74" table:style-name="ce2">
            <text:p>117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to send HTTPS request from GAE servlet?</text:p>
          </table:table-cell>
          <table:table-cell office:value-type="string" table:style-name="ce2">
            <text:p>&lt;java&gt;&lt;google-app-engine&gt;&lt;https&gt;</text:p>
          </table:table-cell>
          <table:table-cell office:value-type="float" office:value="170" table:style-name="ce2">
            <text:p>170</text:p>
          </table:table-cell>
          <table:table-cell office:value-type="float" office:value="0" table:style-name="ce2">
            <text:p>0</text:p>
          </table:table-cell>
          <table:table-cell office:value-type="date" office:date-value="2015-08-17T09:09:34" table:style-name="ce3">
            <text:p>17/08/2015 09:09</text:p>
          </table:table-cell>
          <table:table-cell office:value-type="date" office:date-value="2015-08-23T20:23:47" table:style-name="ce3">
            <text:p>23/08/2015 20:23</text:p>
          </table:table-cell>
          <table:table-cell office:value-type="string" table:style-name="ce2">
            <text:p>java.net.url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75" table:style-name="ce2">
            <text:p>117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Meter BeanShell Property Setting Across Thread Group</text:p>
          </table:table-cell>
          <table:table-cell office:value-type="string" table:style-name="ce2">
            <text:p>&lt;java&gt;&lt;jmeter&gt;&lt;beanshell&gt;</text:p>
          </table:table-cell>
          <table:table-cell office:value-type="float" office:value="87" table:style-name="ce2">
            <text:p>87</text:p>
          </table:table-cell>
          <table:table-cell office:value-type="float" office:value="0" table:style-name="ce2">
            <text:p>0</text:p>
          </table:table-cell>
          <table:table-cell office:value-type="date" office:date-value="2016-06-03T21:31:48" table:style-name="ce3">
            <text:p>03/06/2016 21:31</text:p>
          </table:table-cell>
          <table:table-cell office:value-type="date" office:date-value="2016-06-04T08:57:42" table:style-name="ce3">
            <text:p>04/06/2016 08:57</text:p>
          </table:table-cell>
          <table:table-cell office:value-type="string" table:style-name="ce2">
            <text:p>java.util.properties</text:p>
          </table:table-cell>
          <table:table-cell office:value-type="string" table:style-name="ce2">
            <text:p>java.lang.object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1176" table:style-name="ce2">
            <text:p>117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etting a custom Security Manager when running JUnit with Gradle</text:p>
          </table:table-cell>
          <table:table-cell office:value-type="string" table:style-name="ce2">
            <text:p>&lt;java&gt;&lt;junit&gt;&lt;gradle&gt;</text:p>
          </table:table-cell>
          <table:table-cell office:value-type="float" office:value="485" table:style-name="ce2">
            <text:p>485</text:p>
          </table:table-cell>
          <table:table-cell office:value-type="float" office:value="0" table:style-name="ce2">
            <text:p>0</text:p>
          </table:table-cell>
          <table:table-cell office:value-type="date" office:date-value="2015-09-15T11:34:03" table:style-name="ce3">
            <text:p>15/09/2015 11:34</text:p>
          </table:table-cell>
          <table:table-cell office:value-type="date" office:date-value="2015-12-08T19:10:21" table:style-name="ce3">
            <text:p>08/12/2015 19:10</text:p>
          </table:table-cell>
          <table:table-cell office:value-type="string" table:style-name="ce2">
            <text:p>java.lang.securitymanag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77" table:style-name="ce2">
            <text:p>1177</text:p>
          </table:table-cell>
          <table:table-cell office:value-type="float" office:value="3" table:style-name="ce2">
            <text:p>3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Passing ArrayList of string arrays from one activity to another in android</text:p>
          </table:table-cell>
          <table:table-cell office:value-type="string" table:style-name="ce2">
            <text:p>&lt;java&gt;&lt;android&gt;&lt;android-intent&gt;&lt;arraylist&gt;&lt;android-activity&gt;</text:p>
          </table:table-cell>
          <table:table-cell office:value-type="float" office:value="12498" table:style-name="ce2">
            <text:p>12498</text:p>
          </table:table-cell>
          <table:table-cell office:value-type="float" office:value="2" table:style-name="ce2">
            <text:p>2</text:p>
          </table:table-cell>
          <table:table-cell office:value-type="date" office:date-value="2013-07-03T16:25:07" table:style-name="ce3">
            <text:p>03/07/2013 16:25</text:p>
          </table:table-cell>
          <table:table-cell office:value-type="date" office:date-value="2013-07-03T16:30:11" table:style-name="ce3">
            <text:p>03/07/2013 16:30</text:p>
          </table:table-cell>
          <table:table-cell office:value-type="string" table:style-name="ce2">
            <text:p>java.util.arrayli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78" table:style-name="ce2">
            <text:p>1178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When is an AsynchronousFileChannel write "complete"?</text:p>
          </table:table-cell>
          <table:table-cell office:value-type="string" table:style-name="ce2">
            <text:p>&lt;java&gt;&lt;asynchronous&gt;&lt;nio&gt;</text:p>
          </table:table-cell>
          <table:table-cell office:value-type="float" office:value="46" table:style-name="ce2">
            <text:p>46</text:p>
          </table:table-cell>
          <table:table-cell office:value-type="float" office:value="1" table:style-name="ce2">
            <text:p>1</text:p>
          </table:table-cell>
          <table:table-cell office:value-type="date" office:date-value="2015-10-19T02:29:26" table:style-name="ce3">
            <text:p>19/10/2015 02:29</text:p>
          </table:table-cell>
          <table:table-cell office:value-type="date" office:date-value="2015-10-19T02:53:06" table:style-name="ce3">
            <text:p>19/10/2015 02:53</text:p>
          </table:table-cell>
          <table:table-cell office:value-type="string" table:style-name="ce2">
            <text:p>java.nio.channels.asynchronousfilechannel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79" table:style-name="ce2">
            <text:p>117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vertex labels painting outside of vertex <text:s/>over scrollbars and onto other components when setlabelsclipped is true</text:p>
          </table:table-cell>
          <table:table-cell office:value-type="string" table:style-name="ce2">
            <text:p>&lt;java&gt;&lt;paint&gt;&lt;repaint&gt;&lt;jgraph&gt;&lt;jgraphx&gt;</text:p>
          </table:table-cell>
          <table:table-cell office:value-type="float" office:value="400" table:style-name="ce2">
            <text:p>400</text:p>
          </table:table-cell>
          <table:table-cell office:value-type="float" office:value="0" table:style-name="ce2">
            <text:p>0</text:p>
          </table:table-cell>
          <table:table-cell office:value-type="date" office:date-value="2013-09-13T00:14:49" table:style-name="ce3">
            <text:p>13/09/2013 00:14</text:p>
          </table:table-cell>
          <table:table-cell office:value-type="date" office:date-value="2013-09-13T19:03:25" table:style-name="ce3">
            <text:p>13/09/2013 19:03</text:p>
          </table:table-cell>
          <table:table-cell office:value-type="string" table:style-name="ce2">
            <text:p>java.awt.graphic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80" table:style-name="ce2">
            <text:p>118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How can I optimize this code (return statements)?</text:p>
          </table:table-cell>
          <table:table-cell office:value-type="string" table:style-name="ce2">
            <text:p>&lt;java&gt;&lt;return&gt;</text:p>
          </table:table-cell>
          <table:table-cell office:value-type="float" office:value="73" table:style-name="ce2">
            <text:p>73</text:p>
          </table:table-cell>
          <table:table-cell office:value-type="float" office:value="0" table:style-name="ce2">
            <text:p>0</text:p>
          </table:table-cell>
          <table:table-cell office:value-type="date" office:date-value="2016-03-29T03:55:40" table:style-name="ce3">
            <text:p>29/03/2016 03:55</text:p>
          </table:table-cell>
          <table:table-cell office:value-type="date" office:date-value="2016-03-29T04:08:38" table:style-name="ce3">
            <text:p>29/03/2016 04:08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81" table:style-name="ce2">
            <text:p>118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annot use "this" to reference an object to create a linked list</text:p>
          </table:table-cell>
          <table:table-cell office:value-type="string" table:style-name="ce2">
            <text:p>&lt;java&gt;</text:p>
          </table:table-cell>
          <table:table-cell office:value-type="float" office:value="71" table:style-name="ce2">
            <text:p>71</text:p>
          </table:table-cell>
          <table:table-cell office:value-type="float" office:value="0" table:style-name="ce2">
            <text:p>0</text:p>
          </table:table-cell>
          <table:table-cell office:value-type="date" office:date-value="2013-03-25T16:56:12" table:style-name="ce3">
            <text:p>25/03/2013 16:56</text:p>
          </table:table-cell>
          <table:table-cell office:value-type="date" office:date-value="2013-03-25T16:59:31" table:style-name="ce3">
            <text:p>25/03/2013 16:59</text:p>
          </table:table-cell>
          <table:table-cell office:value-type="string" table:style-name="ce2">
            <text:p>java.util.linkedli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82" table:style-name="ce2">
            <text:p>118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Watchservice in windows 7 does not work</text:p>
          </table:table-cell>
          <table:table-cell office:value-type="string" table:style-name="ce2">
            <text:p>&lt;java&gt;&lt;windows&gt;&lt;watchservice&gt;</text:p>
          </table:table-cell>
          <table:table-cell office:value-type="float" office:value="849" table:style-name="ce2">
            <text:p>849</text:p>
          </table:table-cell>
          <table:table-cell office:value-type="float" office:value="0" table:style-name="ce2">
            <text:p>0</text:p>
          </table:table-cell>
          <table:table-cell office:value-type="date" office:date-value="2014-06-19T12:39:52" table:style-name="ce3">
            <text:p>19/06/2014 12:39</text:p>
          </table:table-cell>
          <table:table-cell office:value-type="date" office:date-value="2015-11-17T15:20:46" table:style-name="ce3">
            <text:p>17/11/2015 15:20</text:p>
          </table:table-cell>
          <table:table-cell office:value-type="string" table:style-name="ce2">
            <text:p>java.nio.file.watchservic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83" table:style-name="ce2">
            <text:p>118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XB - Possible to make an optional attribute required if another optional attribute is set?</text:p>
          </table:table-cell>
          <table:table-cell office:value-type="string" table:style-name="ce2">
            <text:p>&lt;java&gt;&lt;xml&gt;&lt;jaxb&gt;</text:p>
          </table:table-cell>
          <table:table-cell office:value-type="float" office:value="501" table:style-name="ce2">
            <text:p>501</text:p>
          </table:table-cell>
          <table:table-cell office:value-type="float" office:value="2" table:style-name="ce2">
            <text:p>2</text:p>
          </table:table-cell>
          <table:table-cell office:value-type="date" office:date-value="2012-12-17T17:21:09" table:style-name="ce3">
            <text:p>17/12/2012 17:21</text:p>
          </table:table-cell>
          <table:table-cell office:value-type="date" office:date-value="2012-12-21T19:55:24" table:style-name="ce3">
            <text:p>21/12/2012 19:55</text:p>
          </table:table-cell>
          <table:table-cell office:value-type="string" table:style-name="ce2">
            <text:p>javax.xml.bind.marshaller.listen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84" table:style-name="ce2">
            <text:p>1184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Java - Groovy: Map with Objects as Key</text:p>
          </table:table-cell>
          <table:table-cell office:value-type="string" table:style-name="ce2">
            <text:p>&lt;java&gt;&lt;groovy&gt;</text:p>
          </table:table-cell>
          <table:table-cell office:value-type="float" office:value="157" table:style-name="ce2">
            <text:p>157</text:p>
          </table:table-cell>
          <table:table-cell office:value-type="float" office:value="0" table:style-name="ce2">
            <text:p>0</text:p>
          </table:table-cell>
          <table:table-cell office:value-type="date" office:date-value="2015-12-19T17:47:07" table:style-name="ce3">
            <text:p>19/12/2015 17:47</text:p>
          </table:table-cell>
          <table:table-cell office:value-type="date" office:date-value="2015-12-19T19:17:51" table:style-name="ce3">
            <text:p>19/12/2015 19:17</text:p>
          </table:table-cell>
          <table:table-cell office:value-type="string" table:style-name="ce2">
            <text:p>java.util.map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85" table:style-name="ce2">
            <text:p>118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advantage of treemap datastructure in java besides sorting and ordering</text:p>
          </table:table-cell>
          <table:table-cell office:value-type="string" table:style-name="ce2">
            <text:p>&lt;java&gt;&lt;treemap&gt;</text:p>
          </table:table-cell>
          <table:table-cell office:value-type="float" office:value="3314" table:style-name="ce2">
            <text:p>3314</text:p>
          </table:table-cell>
          <table:table-cell office:value-type="float" office:value="1" table:style-name="ce2">
            <text:p>1</text:p>
          </table:table-cell>
          <table:table-cell office:value-type="date" office:date-value="2013-06-07T09:08:52" table:style-name="ce3">
            <text:p>07/06/2013 09:08</text:p>
          </table:table-cell>
          <table:table-cell office:value-type="date" office:date-value="2013-06-07T09:12:54" table:style-name="ce3">
            <text:p>07/06/2013 09:12</text:p>
          </table:table-cell>
          <table:table-cell office:value-type="string" table:style-name="ce2">
            <text:p>java.util.treemap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86" table:style-name="ce2">
            <text:p>118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terator method?</text:p>
          </table:table-cell>
          <table:table-cell office:value-type="string" table:style-name="ce2">
            <text:p>&lt;java&gt;&lt;iterator&gt;&lt;linked-list&gt;&lt;overflow&gt;</text:p>
          </table:table-cell>
          <table:table-cell office:value-type="float" office:value="2614" table:style-name="ce2">
            <text:p>2614</text:p>
          </table:table-cell>
          <table:table-cell office:value-type="float" office:value="0" table:style-name="ce2">
            <text:p>0</text:p>
          </table:table-cell>
          <table:table-cell office:value-type="date" office:date-value="2013-10-17T15:09:53" table:style-name="ce3">
            <text:p>17/10/2013 15:09</text:p>
          </table:table-cell>
          <table:table-cell office:value-type="date" office:date-value="2013-10-17T15:47:09" table:style-name="ce3">
            <text:p>17/10/2013 15:47</text:p>
          </table:table-cell>
          <table:table-cell office:value-type="string" table:style-name="ce2">
            <text:p>java.util.iterato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87" table:style-name="ce2">
            <text:p>118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oving selected data between two JList</text:p>
          </table:table-cell>
          <table:table-cell office:value-type="string" table:style-name="ce2">
            <text:p>&lt;java&gt;&lt;swing&gt;&lt;jlist&gt;</text:p>
          </table:table-cell>
          <table:table-cell office:value-type="float" office:value="2957" table:style-name="ce2">
            <text:p>2957</text:p>
          </table:table-cell>
          <table:table-cell office:value-type="float" office:value="0" table:style-name="ce2">
            <text:p>0</text:p>
          </table:table-cell>
          <table:table-cell office:value-type="date" office:date-value="2013-10-07T11:13:32" table:style-name="ce3">
            <text:p>07/10/2013 11:13</text:p>
          </table:table-cell>
          <table:table-cell office:value-type="date" office:date-value="2013-10-07T13:32:02" table:style-name="ce3">
            <text:p>07/10/2013 13:32</text:p>
          </table:table-cell>
          <table:table-cell office:value-type="string" table:style-name="ce2">
            <text:p>javax.swing.jli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88" table:style-name="ce2">
            <text:p>1188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WeakHashMap and strongly referenced value</text:p>
          </table:table-cell>
          <table:table-cell office:value-type="string" table:style-name="ce2">
            <text:p>&lt;java&gt;&lt;collections&gt;&lt;weak-references&gt;&lt;weakhashmap&gt;</text:p>
          </table:table-cell>
          <table:table-cell office:value-type="float" office:value="1342" table:style-name="ce2">
            <text:p>1342</text:p>
          </table:table-cell>
          <table:table-cell office:value-type="float" office:value="2" table:style-name="ce2">
            <text:p>2</text:p>
          </table:table-cell>
          <table:table-cell office:value-type="date" office:date-value="2012-02-06T20:14:10" table:style-name="ce3">
            <text:p>06/02/2012 20:14</text:p>
          </table:table-cell>
          <table:table-cell office:value-type="date" office:date-value="2012-02-06T20:22:54" table:style-name="ce3">
            <text:p>06/02/2012 20:22</text:p>
          </table:table-cell>
          <table:table-cell office:value-type="string" table:style-name="ce2">
            <text:p>java.lang.ref.referencequeu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89" table:style-name="ce2">
            <text:p>1189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Why BufferedWriter write() method does not autocast to String</text:p>
          </table:table-cell>
          <table:table-cell office:value-type="string" table:style-name="ce2">
            <text:p>&lt;java&gt;</text:p>
          </table:table-cell>
          <table:table-cell office:value-type="float" office:value="236" table:style-name="ce2">
            <text:p>236</text:p>
          </table:table-cell>
          <table:table-cell office:value-type="float" office:value="0" table:style-name="ce2">
            <text:p>0</text:p>
          </table:table-cell>
          <table:table-cell office:value-type="date" office:date-value="2014-12-17T08:33:00" table:style-name="ce3">
            <text:p>17/12/2014 08:33</text:p>
          </table:table-cell>
          <table:table-cell office:value-type="date" office:date-value="2014-12-17T09:08:15" table:style-name="ce3">
            <text:p>17/12/2014 09:08</text:p>
          </table:table-cell>
          <table:table-cell office:value-type="string" table:style-name="ce2">
            <text:p>java.io.printstream</text:p>
          </table:table-cell>
          <table:table-cell office:value-type="string" table:style-name="ce2">
            <text:p>java.io.printwriter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1190" table:style-name="ce2">
            <text:p>119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stablishing communication between Java desktop app and Java browser applet via sockets</text:p>
          </table:table-cell>
          <table:table-cell office:value-type="string" table:style-name="ce2">
            <text:p>&lt;java&gt;&lt;javascript&gt;&lt;sockets&gt;&lt;google-chrome&gt;&lt;japplet&gt;</text:p>
          </table:table-cell>
          <table:table-cell office:value-type="float" office:value="2182" table:style-name="ce2">
            <text:p>2182</text:p>
          </table:table-cell>
          <table:table-cell office:value-type="float" office:value="0" table:style-name="ce2">
            <text:p>0</text:p>
          </table:table-cell>
          <table:table-cell office:value-type="date" office:date-value="2012-07-19T02:08:37" table:style-name="ce3">
            <text:p>19/07/2012 02:08</text:p>
          </table:table-cell>
          <table:table-cell office:value-type="date" office:date-value="2012-07-19T21:08:07" table:style-name="ce3">
            <text:p>19/07/2012 21:08</text:p>
          </table:table-cell>
          <table:table-cell office:value-type="string" table:style-name="ce2">
            <text:p>java.security.accesscontroll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91" table:style-name="ce2">
            <text:p>1191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AXParseException: value is not a valid value for 'date'</text:p>
          </table:table-cell>
          <table:table-cell office:value-type="string" table:style-name="ce2">
            <text:p>&lt;java&gt;&lt;datetime&gt;&lt;jaxb&gt;&lt;xsd&gt;&lt;xjc&gt;</text:p>
          </table:table-cell>
          <table:table-cell office:value-type="float" office:value="8962" table:style-name="ce2">
            <text:p>8962</text:p>
          </table:table-cell>
          <table:table-cell office:value-type="float" office:value="1" table:style-name="ce2">
            <text:p>1</text:p>
          </table:table-cell>
          <table:table-cell office:value-type="date" office:date-value="2013-07-03T09:51:05" table:style-name="ce3">
            <text:p>03/07/2013 09:51</text:p>
          </table:table-cell>
          <table:table-cell office:value-type="date" office:date-value="2013-07-03T10:01:35" table:style-name="ce3">
            <text:p>03/07/2013 10:01</text:p>
          </table:table-cell>
          <table:table-cell office:value-type="string" table:style-name="ce2">
            <text:p>javax.xml.datatype.xmlgregoriancalendar</text:p>
          </table:table-cell>
          <table:table-cell office:value-type="string" table:style-name="ce2">
            <text:p>javax.xml.bind.annotation.xmlschematype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1192" table:style-name="ce2">
            <text:p>1192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Regex "inter" text</text:p>
          </table:table-cell>
          <table:table-cell office:value-type="string" table:style-name="ce2">
            <text:p>&lt;java&gt;&lt;regex&gt;</text:p>
          </table:table-cell>
          <table:table-cell office:value-type="float" office:value="33" table:style-name="ce2">
            <text:p>33</text:p>
          </table:table-cell>
          <table:table-cell office:value-type="float" office:value="0" table:style-name="ce2">
            <text:p>0</text:p>
          </table:table-cell>
          <table:table-cell office:value-type="date" office:date-value="2014-03-12T16:58:27" table:style-name="ce3">
            <text:p>12/03/2014 16:58</text:p>
          </table:table-cell>
          <table:table-cell office:value-type="date" office:date-value="2014-03-12T16:59:20" table:style-name="ce3">
            <text:p>12/03/2014 16:59</text:p>
          </table:table-cell>
          <table:table-cell office:value-type="string" table:style-name="ce2">
            <text:p>java.util.regex.patter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93" table:style-name="ce2">
            <text:p>119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Using a list in java</text:p>
          </table:table-cell>
          <table:table-cell office:value-type="string" table:style-name="ce2">
            <text:p>&lt;java&gt;&lt;list&gt;</text:p>
          </table:table-cell>
          <table:table-cell office:value-type="float" office:value="151" table:style-name="ce2">
            <text:p>151</text:p>
          </table:table-cell>
          <table:table-cell office:value-type="float" office:value="0" table:style-name="ce2">
            <text:p>0</text:p>
          </table:table-cell>
          <table:table-cell office:value-type="date" office:date-value="2014-01-14T03:59:52" table:style-name="ce3">
            <text:p>14/01/2014 03:59</text:p>
          </table:table-cell>
          <table:table-cell office:value-type="date" office:date-value="2014-01-14T04:01:42" table:style-name="ce3">
            <text:p>14/01/2014 04:01</text:p>
          </table:table-cell>
          <table:table-cell office:value-type="string" table:style-name="ce2">
            <text:p>java.util.lis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94" table:style-name="ce2">
            <text:p>119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rror "Multiple servlets map to path: /*: " in embedded Jetty with jerseyServlets</text:p>
          </table:table-cell>
          <table:table-cell office:value-type="string" table:style-name="ce2">
            <text:p>&lt;java&gt;&lt;jersey&gt;&lt;embedded-jetty&gt;</text:p>
          </table:table-cell>
          <table:table-cell office:value-type="float" office:value="1487" table:style-name="ce2">
            <text:p>1487</text:p>
          </table:table-cell>
          <table:table-cell office:value-type="float" office:value="0" table:style-name="ce2">
            <text:p>0</text:p>
          </table:table-cell>
          <table:table-cell office:value-type="date" office:date-value="2015-08-10T15:43:15" table:style-name="ce3">
            <text:p>10/08/2015 15:43</text:p>
          </table:table-cell>
          <table:table-cell office:value-type="date" office:date-value="2015-08-14T13:48:00" table:style-name="ce3">
            <text:p>14/08/2015 13:48</text:p>
          </table:table-cell>
          <table:table-cell office:value-type="string" table:style-name="ce2">
            <text:p>java.lang.thread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95" table:style-name="ce2">
            <text:p>1195</text:p>
          </table:table-cell>
          <table:table-cell office:value-type="float" office:value="9" table:style-name="ce2">
            <text:p>9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JAAS - Java programmatic Security in Java EE 6 (without @DeclareRoles)</text:p>
          </table:table-cell>
          <table:table-cell office:value-type="string" table:style-name="ce2">
            <text:p>&lt;java&gt;&lt;jax-rs&gt;&lt;java-ee-6&gt;&lt;jboss7.x&gt;&lt;jaas&gt;</text:p>
          </table:table-cell>
          <table:table-cell office:value-type="float" office:value="4243" table:style-name="ce2">
            <text:p>4243</text:p>
          </table:table-cell>
          <table:table-cell office:value-type="float" office:value="5" table:style-name="ce2">
            <text:p>5</text:p>
          </table:table-cell>
          <table:table-cell office:value-type="date" office:date-value="2012-10-26T09:43:36" table:style-name="ce3">
            <text:p>26/10/2012 09:43</text:p>
          </table:table-cell>
          <table:table-cell office:value-type="date" office:date-value="2012-11-01T04:04:54" table:style-name="ce3">
            <text:p>01/11/2012 04:04</text:p>
          </table:table-cell>
          <table:table-cell office:value-type="string" table:style-name="ce2">
            <text:p>javax.security.auth.spi.loginmodule</text:p>
          </table:table-cell>
          <table:table-cell office:value-type="string" table:style-name="ce2">
            <text:p>java.security.acl.group</text:p>
          </table:table-cell>
          <table:table-cell table:number-columns-repeated="2" table:style-name="ce2"/>
          <table:table-cell table:number-columns-repeated="16371"/>
        </table:table-row>
        <table:table-row table:style-name="ro1">
          <table:table-cell office:value-type="float" office:value="1196" table:style-name="ce2">
            <text:p>1196</text:p>
          </table:table-cell>
          <table:table-cell office:value-type="float" office:value="16" table:style-name="ce2">
            <text:p>16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JDK 1.7: "Too many open files" due to POSIX Semaphores?</text:p>
          </table:table-cell>
          <table:table-cell office:value-type="string" table:style-name="ce2">
            <text:p>&lt;java&gt;&lt;file-io&gt;&lt;java-7&gt;</text:p>
          </table:table-cell>
          <table:table-cell office:value-type="float" office:value="2089" table:style-name="ce2">
            <text:p>2089</text:p>
          </table:table-cell>
          <table:table-cell office:value-type="float" office:value="5" table:style-name="ce2">
            <text:p>5</text:p>
          </table:table-cell>
          <table:table-cell office:value-type="date" office:date-value="2012-05-04T00:45:29" table:style-name="ce3">
            <text:p>04/05/2012 00:45</text:p>
          </table:table-cell>
          <table:table-cell office:value-type="date" office:date-value="2012-05-04T04:30:11" table:style-name="ce3">
            <text:p>04/05/2012 04:30</text:p>
          </table:table-cell>
          <table:table-cell office:value-type="string" table:style-name="ce2">
            <text:p>javax.imageio.imageio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97" table:style-name="ce2">
            <text:p>1197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Improving regex-based replace performance</text:p>
          </table:table-cell>
          <table:table-cell office:value-type="string" table:style-name="ce2">
            <text:p>&lt;java&gt;&lt;regex&gt;&lt;string&gt;&lt;performance&gt;&lt;replaceall&gt;</text:p>
          </table:table-cell>
          <table:table-cell office:value-type="float" office:value="689" table:style-name="ce2">
            <text:p>689</text:p>
          </table:table-cell>
          <table:table-cell office:value-type="float" office:value="0" table:style-name="ce2">
            <text:p>0</text:p>
          </table:table-cell>
          <table:table-cell office:value-type="date" office:date-value="2013-10-14T12:27:06" table:style-name="ce3">
            <text:p>14/10/2013 12:27</text:p>
          </table:table-cell>
          <table:table-cell office:value-type="date" office:date-value="2013-10-14T12:36:10" table:style-name="ce3">
            <text:p>14/10/2013 12:36</text:p>
          </table:table-cell>
          <table:table-cell office:value-type="string" table:style-name="ce2">
            <text:p>java.util.regex.match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98" table:style-name="ce2">
            <text:p>1198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Java Hardware Acceleration</text:p>
          </table:table-cell>
          <table:table-cell office:value-type="string" table:style-name="ce2">
            <text:p>&lt;java&gt;&lt;swing&gt;&lt;graphics&gt;&lt;hardware-acceleration&gt;</text:p>
          </table:table-cell>
          <table:table-cell office:value-type="float" office:value="11965" table:style-name="ce2">
            <text:p>11965</text:p>
          </table:table-cell>
          <table:table-cell office:value-type="float" office:value="9" table:style-name="ce2">
            <text:p>9</text:p>
          </table:table-cell>
          <table:table-cell office:value-type="date" office:date-value="2011-01-07T15:48:28" table:style-name="ce3">
            <text:p>07/01/2011 15:48</text:p>
          </table:table-cell>
          <table:table-cell office:value-type="date" office:date-value="2012-12-12T04:30:20" table:style-name="ce3">
            <text:p>12/12/2012 04:30</text:p>
          </table:table-cell>
          <table:table-cell office:value-type="string" table:style-name="ce2">
            <text:p>java.awt.image.bufferstrategy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199" table:style-name="ce2">
            <text:p>1199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Do signed java applets have access to USB peripherals when run in the browser sandbox?</text:p>
          </table:table-cell>
          <table:table-cell office:value-type="string" table:style-name="ce2">
            <text:p>&lt;java&gt;&lt;applet&gt;&lt;usb&gt;&lt;javapos&gt;</text:p>
          </table:table-cell>
          <table:table-cell office:value-type="float" office:value="2667" table:style-name="ce2">
            <text:p>2667</text:p>
          </table:table-cell>
          <table:table-cell office:value-type="float" office:value="1" table:style-name="ce2">
            <text:p>1</text:p>
          </table:table-cell>
          <table:table-cell office:value-type="date" office:date-value="2011-04-17T15:20:50" table:style-name="ce3">
            <text:p>17/04/2011 15:20</text:p>
          </table:table-cell>
          <table:table-cell office:value-type="date" office:date-value="2014-03-20T15:17:17" table:style-name="ce3">
            <text:p>20/03/2014 15:17</text:p>
          </table:table-cell>
          <table:table-cell office:value-type="string" table:style-name="ce2">
            <text:p>java.security.accesscontroll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00" table:style-name="ce2">
            <text:p>1200</text:p>
          </table:table-cell>
          <table:table-cell office:value-type="float" office:value="10" table:style-name="ce2">
            <text:p>10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Random.nextInt(int) is [slightly] biased</text:p>
          </table:table-cell>
          <table:table-cell office:value-type="string" table:style-name="ce2">
            <text:p>&lt;java&gt;&lt;random&gt;</text:p>
          </table:table-cell>
          <table:table-cell office:value-type="float" office:value="1300" table:style-name="ce2">
            <text:p>1300</text:p>
          </table:table-cell>
          <table:table-cell office:value-type="float" office:value="0" table:style-name="ce2">
            <text:p>0</text:p>
          </table:table-cell>
          <table:table-cell office:value-type="date" office:date-value="2013-07-24T10:03:22" table:style-name="ce3">
            <text:p>24/07/2013 10:03</text:p>
          </table:table-cell>
          <table:table-cell office:value-type="date" office:date-value="2013-07-24T10:09:32" table:style-name="ce3">
            <text:p>24/07/2013 10:09</text:p>
          </table:table-cell>
          <table:table-cell office:value-type="string" table:style-name="ce2">
            <text:p>java.util.random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01" table:style-name="ce2">
            <text:p>1201</text:p>
          </table:table-cell>
          <table:table-cell office:value-type="float" office:value="29" table:style-name="ce2">
            <text:p>29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What is the lifecycle and concurrency semantics of Rhino Script Engine</text:p>
          </table:table-cell>
          <table:table-cell office:value-type="string" table:style-name="ce2">
            <text:p>&lt;java&gt;&lt;concurrency&gt;&lt;rhino&gt;&lt;lifecycle&gt;</text:p>
          </table:table-cell>
          <table:table-cell office:value-type="float" office:value="3679" table:style-name="ce2">
            <text:p>3679</text:p>
          </table:table-cell>
          <table:table-cell office:value-type="float" office:value="8" table:style-name="ce2">
            <text:p>8</text:p>
          </table:table-cell>
          <table:table-cell office:value-type="date" office:date-value="2011-08-04T04:34:34" table:style-name="ce3">
            <text:p>04/08/2011 04:34</text:p>
          </table:table-cell>
          <table:table-cell office:value-type="date" office:date-value="2011-12-21T05:42:56" table:style-name="ce3">
            <text:p>21/12/2011 05:42</text:p>
          </table:table-cell>
          <table:table-cell office:value-type="string" table:style-name="ce2">
            <text:p>javax.script.compiledscrip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02" table:style-name="ce2">
            <text:p>1202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Make a unique list of objects Java</text:p>
          </table:table-cell>
          <table:table-cell office:value-type="string" table:style-name="ce2">
            <text:p>&lt;java&gt;&lt;list&gt;&lt;collections&gt;&lt;unique&gt;</text:p>
          </table:table-cell>
          <table:table-cell office:value-type="float" office:value="18686" table:style-name="ce2">
            <text:p>18686</text:p>
          </table:table-cell>
          <table:table-cell office:value-type="float" office:value="0" table:style-name="ce2">
            <text:p>0</text:p>
          </table:table-cell>
          <table:table-cell office:value-type="date" office:date-value="2012-07-12T08:48:15" table:style-name="ce3">
            <text:p>12/07/2012 08:48</text:p>
          </table:table-cell>
          <table:table-cell office:value-type="date" office:date-value="2012-07-12T09:28:26" table:style-name="ce3">
            <text:p>12/07/2012 09:28</text:p>
          </table:table-cell>
          <table:table-cell office:value-type="string" table:style-name="ce2">
            <text:p>java.util.se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03" table:style-name="ce2">
            <text:p>120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How can I generate a XSD with an xs:element which is optional using JAXB?</text:p>
          </table:table-cell>
          <table:table-cell office:value-type="string" table:style-name="ce2">
            <text:p>&lt;java&gt;&lt;jaxb&gt;&lt;schema&gt;</text:p>
          </table:table-cell>
          <table:table-cell office:value-type="float" office:value="2414" table:style-name="ce2">
            <text:p>2414</text:p>
          </table:table-cell>
          <table:table-cell office:value-type="float" office:value="0" table:style-name="ce2">
            <text:p>0</text:p>
          </table:table-cell>
          <table:table-cell office:value-type="date" office:date-value="2012-11-28T00:17:42" table:style-name="ce3">
            <text:p>28/11/2012 00:17</text:p>
          </table:table-cell>
          <table:table-cell office:value-type="date" office:date-value="2012-11-28T00:37:07" table:style-name="ce3">
            <text:p>28/11/2012 00:37</text:p>
          </table:table-cell>
          <table:table-cell office:value-type="string" table:style-name="ce2">
            <text:p>javax.xml.bind.annotation.xmlelemen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04" table:style-name="ce2">
            <text:p>120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XB XmlTransient doesn't work</text:p>
          </table:table-cell>
          <table:table-cell office:value-type="string" table:style-name="ce2">
            <text:p>&lt;java&gt;&lt;xml&gt;&lt;xml-parsing&gt;&lt;jaxb&gt;&lt;unmarshalling&gt;</text:p>
          </table:table-cell>
          <table:table-cell office:value-type="float" office:value="4153" table:style-name="ce2">
            <text:p>4153</text:p>
          </table:table-cell>
          <table:table-cell office:value-type="float" office:value="0" table:style-name="ce2">
            <text:p>0</text:p>
          </table:table-cell>
          <table:table-cell office:value-type="date" office:date-value="2013-10-18T16:53:13" table:style-name="ce3">
            <text:p>18/10/2013 16:53</text:p>
          </table:table-cell>
          <table:table-cell office:value-type="date" office:date-value="2013-10-18T18:36:46" table:style-name="ce3">
            <text:p>18/10/2013 18:36</text:p>
          </table:table-cell>
          <table:table-cell office:value-type="string" table:style-name="ce2">
            <text:p>javax.xml.bind.helpers.defaultvalidationeventhandl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05" table:style-name="ce2">
            <text:p>1205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Sorting through an ArrayList of objects by an object's given constructor value</text:p>
          </table:table-cell>
          <table:table-cell office:value-type="string" table:style-name="ce2">
            <text:p>&lt;java&gt;&lt;sorting&gt;&lt;arraylist&gt;</text:p>
          </table:table-cell>
          <table:table-cell office:value-type="float" office:value="551" table:style-name="ce2">
            <text:p>551</text:p>
          </table:table-cell>
          <table:table-cell office:value-type="float" office:value="1" table:style-name="ce2">
            <text:p>1</text:p>
          </table:table-cell>
          <table:table-cell office:value-type="date" office:date-value="2014-05-16T15:46:33" table:style-name="ce3">
            <text:p>16/05/2014 15:46</text:p>
          </table:table-cell>
          <table:table-cell office:value-type="date" office:date-value="2014-05-16T15:59:09" table:style-name="ce3">
            <text:p>16/05/2014 15:59</text:p>
          </table:table-cell>
          <table:table-cell office:value-type="string" table:style-name="ce2">
            <text:p>java.util.map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06" table:style-name="ce2">
            <text:p>1206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javafx <text:s/>countdown doesn't work</text:p>
          </table:table-cell>
          <table:table-cell office:value-type="string" table:style-name="ce2">
            <text:p>&lt;java&gt;&lt;javafx&gt;&lt;timeunit&gt;</text:p>
          </table:table-cell>
          <table:table-cell office:value-type="float" office:value="734" table:style-name="ce2">
            <text:p>734</text:p>
          </table:table-cell>
          <table:table-cell office:value-type="float" office:value="1" table:style-name="ce2">
            <text:p>1</text:p>
          </table:table-cell>
          <table:table-cell office:value-type="date" office:date-value="2014-10-28T18:30:51" table:style-name="ce3">
            <text:p>28/10/2014 18:30</text:p>
          </table:table-cell>
          <table:table-cell office:value-type="date" office:date-value="2014-10-28T19:00:38" table:style-name="ce3">
            <text:p>28/10/2014 19:00</text:p>
          </table:table-cell>
          <table:table-cell office:value-type="string" table:style-name="ce2">
            <text:p>java.util.tim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07" table:style-name="ce2">
            <text:p>1207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erialize &amp; Deserialize bean to json with Groovy</text:p>
          </table:table-cell>
          <table:table-cell office:value-type="string" table:style-name="ce2">
            <text:p>&lt;java&gt;&lt;json&gt;&lt;serialization&gt;&lt;groovy&gt;&lt;deserialization&gt;</text:p>
          </table:table-cell>
          <table:table-cell office:value-type="float" office:value="3410" table:style-name="ce2">
            <text:p>3410</text:p>
          </table:table-cell>
          <table:table-cell office:value-type="float" office:value="2" table:style-name="ce2">
            <text:p>2</text:p>
          </table:table-cell>
          <table:table-cell office:value-type="date" office:date-value="2014-12-02T13:14:56" table:style-name="ce3">
            <text:p>02/12/2014 13:14</text:p>
          </table:table-cell>
          <table:table-cell office:value-type="date" office:date-value="2014-12-03T11:33:37" table:style-name="ce3">
            <text:p>03/12/2014 11:33</text:p>
          </table:table-cell>
          <table:table-cell office:value-type="string" table:style-name="ce2">
            <text:p>java.text.simpledat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08" table:style-name="ce2">
            <text:p>1208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mapping hash values to a range <text:s/>with minimal collisions</text:p>
          </table:table-cell>
          <table:table-cell office:value-type="string" table:style-name="ce2">
            <text:p>&lt;java&gt;&lt;hash&gt;&lt;hashtable&gt;</text:p>
          </table:table-cell>
          <table:table-cell office:value-type="float" office:value="67" table:style-name="ce2">
            <text:p>67</text:p>
          </table:table-cell>
          <table:table-cell office:value-type="float" office:value="0" table:style-name="ce2">
            <text:p>0</text:p>
          </table:table-cell>
          <table:table-cell office:value-type="date" office:date-value="2015-11-22T23:43:48" table:style-name="ce3">
            <text:p>22/11/2015 23:43</text:p>
          </table:table-cell>
          <table:table-cell office:value-type="date" office:date-value="2015-11-23T01:24:09" table:style-name="ce3">
            <text:p>23/11/2015 01:24</text:p>
          </table:table-cell>
          <table:table-cell office:value-type="string" table:style-name="ce2">
            <text:p>java.lang.objec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09" table:style-name="ce2">
            <text:p>1209</text:p>
          </table:table-cell>
          <table:table-cell office:value-type="float" office:value="11" table:style-name="ce2">
            <text:p>1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IllegalArgumentException exception from Nashorn - Is it a bug in Java 8?</text:p>
          </table:table-cell>
          <table:table-cell office:value-type="string" table:style-name="ce2">
            <text:p>&lt;java&gt;&lt;spring&gt;&lt;java-8&gt;&lt;nashorn&gt;</text:p>
          </table:table-cell>
          <table:table-cell office:value-type="float" office:value="696" table:style-name="ce2">
            <text:p>696</text:p>
          </table:table-cell>
          <table:table-cell office:value-type="float" office:value="2" table:style-name="ce2">
            <text:p>2</text:p>
          </table:table-cell>
          <table:table-cell office:value-type="date" office:date-value="2014-12-07T20:48:20" table:style-name="ce3">
            <text:p>07/12/2014 20:48</text:p>
          </table:table-cell>
          <table:table-cell office:value-type="date" office:date-value="2014-12-19T08:45:18" table:style-name="ce3">
            <text:p>19/12/2014 08:45</text:p>
          </table:table-cell>
          <table:table-cell office:value-type="string" table:style-name="ce2">
            <text:p>javax.script.scriptenginefactory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10" table:style-name="ce2">
            <text:p>1210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Passing FileInputStream and FileOutputStream to ffmpeg to transcode(using JAVE-Java Audio Video Encoding)</text:p>
          </table:table-cell>
          <table:table-cell office:value-type="string" table:style-name="ce2">
            <text:p>&lt;java&gt;&lt;windows&gt;&lt;linux&gt;&lt;ffmpeg&gt;&lt;transcode&gt;</text:p>
          </table:table-cell>
          <table:table-cell office:value-type="float" office:value="1264" table:style-name="ce2">
            <text:p>1264</text:p>
          </table:table-cell>
          <table:table-cell office:value-type="float" office:value="1" table:style-name="ce2">
            <text:p>1</text:p>
          </table:table-cell>
          <table:table-cell office:value-type="date" office:date-value="2012-02-19T00:56:59" table:style-name="ce3">
            <text:p>19/02/2012 00:56</text:p>
          </table:table-cell>
          <table:table-cell office:value-type="date" office:date-value="2014-02-17T14:20:03" table:style-name="ce3">
            <text:p>17/02/2014 14:20</text:p>
          </table:table-cell>
          <table:table-cell office:value-type="string" table:style-name="ce2">
            <text:p>java.lang.runtim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11" table:style-name="ce2">
            <text:p>1211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Java: See if ArrayList contains ArrayList with duplicate values</text:p>
          </table:table-cell>
          <table:table-cell office:value-type="string" table:style-name="ce2">
            <text:p>&lt;java&gt;&lt;arraylist&gt;</text:p>
          </table:table-cell>
          <table:table-cell office:value-type="float" office:value="118" table:style-name="ce2">
            <text:p>118</text:p>
          </table:table-cell>
          <table:table-cell office:value-type="float" office:value="0" table:style-name="ce2">
            <text:p>0</text:p>
          </table:table-cell>
          <table:table-cell office:value-type="date" office:date-value="2016-08-22T00:41:40" table:style-name="ce3">
            <text:p>22/08/2016 00:41</text:p>
          </table:table-cell>
          <table:table-cell office:value-type="date" office:date-value="2016-08-22T00:51:06" table:style-name="ce3">
            <text:p>22/08/2016 00:51</text:p>
          </table:table-cell>
          <table:table-cell office:value-type="string" table:style-name="ce2">
            <text:p>java.util.collections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12" table:style-name="ce2">
            <text:p>121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omcat jdbc connection pool - rollback abandoned transaction</text:p>
          </table:table-cell>
          <table:table-cell office:value-type="string" table:style-name="ce2">
            <text:p>&lt;java&gt;&lt;oracle&gt;&lt;jdbc&gt;&lt;transactions&gt;&lt;tomcat-jdbc&gt;</text:p>
          </table:table-cell>
          <table:table-cell office:value-type="float" office:value="1476" table:style-name="ce2">
            <text:p>1476</text:p>
          </table:table-cell>
          <table:table-cell office:value-type="float" office:value="0" table:style-name="ce2">
            <text:p>0</text:p>
          </table:table-cell>
          <table:table-cell office:value-type="date" office:date-value="2014-09-17T09:09:03" table:style-name="ce3">
            <text:p>17/09/2014 09:09</text:p>
          </table:table-cell>
          <table:table-cell office:value-type="date" office:date-value="2014-09-25T20:16:09" table:style-name="ce3">
            <text:p>25/09/2014 20:16</text:p>
          </table:table-cell>
          <table:table-cell office:value-type="string" table:style-name="ce2">
            <text:p>java.sql.connec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13" table:style-name="ce2">
            <text:p>1213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Is it possible to call method within a java application from a different JVM?</text:p>
          </table:table-cell>
          <table:table-cell office:value-type="string" table:style-name="ce2">
            <text:p>&lt;java&gt;&lt;jvm&gt;&lt;init&gt;&lt;ubuntu-12.04&gt;</text:p>
          </table:table-cell>
          <table:table-cell office:value-type="float" office:value="2893" table:style-name="ce2">
            <text:p>2893</text:p>
          </table:table-cell>
          <table:table-cell office:value-type="float" office:value="1" table:style-name="ce2">
            <text:p>1</text:p>
          </table:table-cell>
          <table:table-cell office:value-type="date" office:date-value="2012-08-04T17:33:54" table:style-name="ce3">
            <text:p>04/08/2012 17:33</text:p>
          </table:table-cell>
          <table:table-cell office:value-type="date" office:date-value="2012-08-04T17:57:30" table:style-name="ce3">
            <text:p>04/08/2012 17:57</text:p>
          </table:table-cell>
          <table:table-cell office:value-type="string" table:style-name="ce2">
            <text:p>java.lang.runtim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14" table:style-name="ce2">
            <text:p>121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Scaling image through thread - JAVA</text:p>
          </table:table-cell>
          <table:table-cell office:value-type="string" table:style-name="ce2">
            <text:p>&lt;java&gt;&lt;swing&gt;&lt;paint&gt;&lt;repaint&gt;&lt;thread-sleep&gt;</text:p>
          </table:table-cell>
          <table:table-cell office:value-type="float" office:value="134" table:style-name="ce2">
            <text:p>134</text:p>
          </table:table-cell>
          <table:table-cell office:value-type="float" office:value="0" table:style-name="ce2">
            <text:p>0</text:p>
          </table:table-cell>
          <table:table-cell office:value-type="date" office:date-value="2014-01-25T15:29:05" table:style-name="ce3">
            <text:p>25/01/2014 15:29</text:p>
          </table:table-cell>
          <table:table-cell office:value-type="date" office:date-value="2014-01-25T16:29:58" table:style-name="ce3">
            <text:p>25/01/2014 16:29</text:p>
          </table:table-cell>
          <table:table-cell office:value-type="string" table:style-name="ce2">
            <text:p>java.awt.graphics2d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15" table:style-name="ce2">
            <text:p>121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Deallocating Direct Buffer Native Memory in Java for JOGL</text:p>
          </table:table-cell>
          <table:table-cell office:value-type="string" table:style-name="ce2">
            <text:p>&lt;java&gt;&lt;memory-management&gt;&lt;nio&gt;&lt;jogl&gt;&lt;buffer&gt;</text:p>
          </table:table-cell>
          <table:table-cell office:value-type="float" office:value="3619" table:style-name="ce2">
            <text:p>3619</text:p>
          </table:table-cell>
          <table:table-cell office:value-type="float" office:value="1" table:style-name="ce2">
            <text:p>1</text:p>
          </table:table-cell>
          <table:table-cell office:value-type="date" office:date-value="2010-08-16T19:18:43" table:style-name="ce3">
            <text:p>16/08/2010 19:18</text:p>
          </table:table-cell>
          <table:table-cell office:value-type="date" office:date-value="2014-11-06T10:41:11" table:style-name="ce3">
            <text:p>06/11/2014 10:41</text:p>
          </table:table-cell>
          <table:table-cell office:value-type="string" table:style-name="ce2">
            <text:p>java.nio.bytebuff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16" table:style-name="ce2">
            <text:p>1216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fficiently parse the huge string response</text:p>
          </table:table-cell>
          <table:table-cell office:value-type="string" table:style-name="ce2">
            <text:p>&lt;java&gt;&lt;regex&gt;&lt;string&gt;&lt;parsing&gt;</text:p>
          </table:table-cell>
          <table:table-cell office:value-type="float" office:value="123" table:style-name="ce2">
            <text:p>123</text:p>
          </table:table-cell>
          <table:table-cell office:value-type="float" office:value="0" table:style-name="ce2">
            <text:p>0</text:p>
          </table:table-cell>
          <table:table-cell office:value-type="date" office:date-value="2015-06-23T01:36:53" table:style-name="ce3">
            <text:p>23/06/2015 01:36</text:p>
          </table:table-cell>
          <table:table-cell office:value-type="date" office:date-value="2015-06-23T03:25:41" table:style-name="ce3">
            <text:p>23/06/2015 03:25</text:p>
          </table:table-cell>
          <table:table-cell office:value-type="string" table:style-name="ce2">
            <text:p>java.util.regex.patter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17" table:style-name="ce2">
            <text:p>1217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The requested resource (/WelcomeServlet) is not available</text:p>
          </table:table-cell>
          <table:table-cell office:value-type="string" table:style-name="ce2">
            <text:p>&lt;java&gt;&lt;servlets&gt;</text:p>
          </table:table-cell>
          <table:table-cell office:value-type="float" office:value="618" table:style-name="ce2">
            <text:p>618</text:p>
          </table:table-cell>
          <table:table-cell office:value-type="float" office:value="0" table:style-name="ce2">
            <text:p>0</text:p>
          </table:table-cell>
          <table:table-cell office:value-type="date" office:date-value="2013-06-10T09:24:22" table:style-name="ce3">
            <text:p>10/06/2013 09:24</text:p>
          </table:table-cell>
          <table:table-cell office:value-type="date" office:date-value="2013-06-10T09:36:41" table:style-name="ce3">
            <text:p>10/06/2013 09:36</text:p>
          </table:table-cell>
          <table:table-cell office:value-type="string" table:style-name="ce2">
            <text:p>java.sql.resultse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18" table:style-name="ce2">
            <text:p>1218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Removing backslashes in the numbers sequence</text:p>
          </table:table-cell>
          <table:table-cell office:value-type="string" table:style-name="ce2">
            <text:p>&lt;java&gt;&lt;regex&gt;</text:p>
          </table:table-cell>
          <table:table-cell office:value-type="float" office:value="666" table:style-name="ce2">
            <text:p>666</text:p>
          </table:table-cell>
          <table:table-cell office:value-type="float" office:value="0" table:style-name="ce2">
            <text:p>0</text:p>
          </table:table-cell>
          <table:table-cell office:value-type="date" office:date-value="2012-10-05T15:31:50" table:style-name="ce3">
            <text:p>05/10/2012 15:31</text:p>
          </table:table-cell>
          <table:table-cell office:value-type="date" office:date-value="2012-10-05T16:48:50" table:style-name="ce3">
            <text:p>05/10/2012 16:48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19" table:style-name="ce2">
            <text:p>121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tring to int. Invalid int</text:p>
          </table:table-cell>
          <table:table-cell office:value-type="string" table:style-name="ce2">
            <text:p>&lt;java&gt;&lt;android&gt;</text:p>
          </table:table-cell>
          <table:table-cell office:value-type="float" office:value="924" table:style-name="ce2">
            <text:p>924</text:p>
          </table:table-cell>
          <table:table-cell office:value-type="float" office:value="1" table:style-name="ce2">
            <text:p>1</text:p>
          </table:table-cell>
          <table:table-cell office:value-type="date" office:date-value="2014-03-15T22:20:28" table:style-name="ce3">
            <text:p>15/03/2014 22:20</text:p>
          </table:table-cell>
          <table:table-cell office:value-type="date" office:date-value="2014-03-15T22:27:43" table:style-name="ce3">
            <text:p>15/03/2014 22:27</text:p>
          </table:table-cell>
          <table:table-cell office:value-type="string" table:style-name="ce2">
            <text:p>java.lang.integ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20" table:style-name="ce2">
            <text:p>1220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Sorting the data in increasing order based on keys in Multimap Google Guava</text:p>
          </table:table-cell>
          <table:table-cell office:value-type="string" table:style-name="ce2">
            <text:p>&lt;java&gt;&lt;key&gt;&lt;guava&gt;&lt;multimap&gt;</text:p>
          </table:table-cell>
          <table:table-cell office:value-type="float" office:value="1446" table:style-name="ce2">
            <text:p>1446</text:p>
          </table:table-cell>
          <table:table-cell office:value-type="float" office:value="1" table:style-name="ce2">
            <text:p>1</text:p>
          </table:table-cell>
          <table:table-cell office:value-type="date" office:date-value="2013-12-02T18:24:45" table:style-name="ce3">
            <text:p>02/12/2013 18:24</text:p>
          </table:table-cell>
          <table:table-cell office:value-type="date" office:date-value="2013-12-02T18:35:13" table:style-name="ce3">
            <text:p>02/12/2013 18:35</text:p>
          </table:table-cell>
          <table:table-cell office:value-type="string" table:style-name="ce2">
            <text:p>java.util.treemap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21" table:style-name="ce2">
            <text:p>122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Insertion sort with binary search not working properly</text:p>
          </table:table-cell>
          <table:table-cell office:value-type="string" table:style-name="ce2">
            <text:p>&lt;java&gt;&lt;binary-search&gt;&lt;insertion-sort&gt;</text:p>
          </table:table-cell>
          <table:table-cell office:value-type="float" office:value="40" table:style-name="ce2">
            <text:p>40</text:p>
          </table:table-cell>
          <table:table-cell office:value-type="float" office:value="0" table:style-name="ce2">
            <text:p>0</text:p>
          </table:table-cell>
          <table:table-cell office:value-type="date" office:date-value="2015-09-28T22:31:12" table:style-name="ce3">
            <text:p>28/09/2015 22:31</text:p>
          </table:table-cell>
          <table:table-cell office:value-type="date" office:date-value="2015-09-29T01:31:40" table:style-name="ce3">
            <text:p>29/09/2015 01:31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22" table:style-name="ce2">
            <text:p>122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How to call java methods in a dynamic order?</text:p>
          </table:table-cell>
          <table:table-cell office:value-type="string" table:style-name="ce2">
            <text:p>&lt;java&gt;&lt;function&gt;&lt;inheritance&gt;&lt;methods&gt;&lt;main&gt;</text:p>
          </table:table-cell>
          <table:table-cell office:value-type="float" office:value="105" table:style-name="ce2">
            <text:p>105</text:p>
          </table:table-cell>
          <table:table-cell office:value-type="float" office:value="0" table:style-name="ce2">
            <text:p>0</text:p>
          </table:table-cell>
          <table:table-cell office:value-type="date" office:date-value="2015-10-05T13:45:55" table:style-name="ce3">
            <text:p>05/10/2015 13:45</text:p>
          </table:table-cell>
          <table:table-cell office:value-type="date" office:date-value="2015-10-05T13:56:17" table:style-name="ce3">
            <text:p>05/10/2015 13:56</text:p>
          </table:table-cell>
          <table:table-cell office:value-type="string" table:style-name="ce2">
            <text:p>java.util.comparato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23" table:style-name="ce2">
            <text:p>1223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Convert Java Date into XML Date Format (and vice versa)</text:p>
          </table:table-cell>
          <table:table-cell office:value-type="string" table:style-name="ce2">
            <text:p>&lt;java&gt;&lt;xml&gt;&lt;string&gt;&lt;date&gt;</text:p>
          </table:table-cell>
          <table:table-cell office:value-type="float" office:value="38130" table:style-name="ce2">
            <text:p>38130</text:p>
          </table:table-cell>
          <table:table-cell office:value-type="float" office:value="2" table:style-name="ce2">
            <text:p>2</text:p>
          </table:table-cell>
          <table:table-cell office:value-type="date" office:date-value="2010-11-04T18:19:30" table:style-name="ce3">
            <text:p>04/11/2010 18:19</text:p>
          </table:table-cell>
          <table:table-cell office:value-type="date" office:date-value="2010-11-04T19:16:58" table:style-name="ce3">
            <text:p>04/11/2010 19:16</text:p>
          </table:table-cell>
          <table:table-cell office:value-type="string" table:style-name="ce2">
            <text:p>java.text.simpledateforma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24" table:style-name="ce2">
            <text:p>1224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JDK 1.7 Throwable `addSuppressed()` method</text:p>
          </table:table-cell>
          <table:table-cell office:value-type="string" table:style-name="ce2">
            <text:p>&lt;exception&gt;&lt;jvm&gt;&lt;java&gt;&lt;java-7&gt;</text:p>
          </table:table-cell>
          <table:table-cell office:value-type="float" office:value="3570" table:style-name="ce2">
            <text:p>3570</text:p>
          </table:table-cell>
          <table:table-cell office:value-type="float" office:value="3" table:style-name="ce2">
            <text:p>3</text:p>
          </table:table-cell>
          <table:table-cell office:value-type="date" office:date-value="2012-01-20T19:14:50" table:style-name="ce3">
            <text:p>20/01/2012 19:14</text:p>
          </table:table-cell>
          <table:table-cell office:value-type="date" office:date-value="2012-01-21T17:29:33" table:style-name="ce3">
            <text:p>21/01/2012 17:29</text:p>
          </table:table-cell>
          <table:table-cell office:value-type="string" table:style-name="ce2">
            <text:p>java.lang.throwabl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25" table:style-name="ce2">
            <text:p>1225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When ArrayList is updated in Model JList should be updated in View</text:p>
          </table:table-cell>
          <table:table-cell office:value-type="string" table:style-name="ce2">
            <text:p>&lt;java&gt;&lt;swing&gt;&lt;model-view-controller&gt;&lt;arraylist&gt;&lt;jlist&gt;</text:p>
          </table:table-cell>
          <table:table-cell office:value-type="float" office:value="1659" table:style-name="ce2">
            <text:p>1659</text:p>
          </table:table-cell>
          <table:table-cell office:value-type="float" office:value="2" table:style-name="ce2">
            <text:p>2</text:p>
          </table:table-cell>
          <table:table-cell office:value-type="date" office:date-value="2012-10-30T14:57:49" table:style-name="ce3">
            <text:p>30/10/2012 14:57</text:p>
          </table:table-cell>
          <table:table-cell office:value-type="date" office:date-value="2012-10-30T15:02:31" table:style-name="ce3">
            <text:p>30/10/2012 15:02</text:p>
          </table:table-cell>
          <table:table-cell office:value-type="string" table:style-name="ce2">
            <text:p>java.beans.propertychangesupport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26" table:style-name="ce2">
            <text:p>1226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CookieManager for multiple threads</text:p>
          </table:table-cell>
          <table:table-cell office:value-type="string" table:style-name="ce2">
            <text:p>&lt;java&gt;&lt;http&gt;&lt;cookies&gt;&lt;https&gt;&lt;httpcookie&gt;</text:p>
          </table:table-cell>
          <table:table-cell office:value-type="float" office:value="4596" table:style-name="ce2">
            <text:p>4596</text:p>
          </table:table-cell>
          <table:table-cell office:value-type="float" office:value="2" table:style-name="ce2">
            <text:p>2</text:p>
          </table:table-cell>
          <table:table-cell office:value-type="date" office:date-value="2013-04-30T17:16:40" table:style-name="ce3">
            <text:p>30/04/2013 17:16</text:p>
          </table:table-cell>
          <table:table-cell office:value-type="date" office:date-value="2013-05-04T13:46:17" table:style-name="ce3">
            <text:p>04/05/2013 13:46</text:p>
          </table:table-cell>
          <table:table-cell office:value-type="string" table:style-name="ce2">
            <text:p>java.net.cookiemanager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27" table:style-name="ce2">
            <text:p>1227</text:p>
          </table:table-cell>
          <table:table-cell office:value-type="float" office:value="22" table:style-name="ce2">
            <text:p>22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Comparing two maps</text:p>
          </table:table-cell>
          <table:table-cell office:value-type="string" table:style-name="ce2">
            <text:p>&lt;java&gt;&lt;map&gt;</text:p>
          </table:table-cell>
          <table:table-cell office:value-type="float" office:value="20600" table:style-name="ce2">
            <text:p>20600</text:p>
          </table:table-cell>
          <table:table-cell office:value-type="float" office:value="6" table:style-name="ce2">
            <text:p>6</text:p>
          </table:table-cell>
          <table:table-cell office:value-type="date" office:date-value="2014-07-17T22:29:32" table:style-name="ce3">
            <text:p>17/07/2014 22:29</text:p>
          </table:table-cell>
          <table:table-cell office:value-type="date" office:date-value="2014-07-17T22:34:25" table:style-name="ce3">
            <text:p>17/07/2014 22:34</text:p>
          </table:table-cell>
          <table:table-cell office:value-type="string" table:style-name="ce2">
            <text:p>java.util.map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28" table:style-name="ce2">
            <text:p>1228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plit on pipe doesn't behave as expected</text:p>
          </table:table-cell>
          <table:table-cell office:value-type="string" table:style-name="ce2">
            <text:p>&lt;java&gt;&lt;regex&gt;</text:p>
          </table:table-cell>
          <table:table-cell office:value-type="float" office:value="98" table:style-name="ce2">
            <text:p>98</text:p>
          </table:table-cell>
          <table:table-cell office:value-type="float" office:value="0" table:style-name="ce2">
            <text:p>0</text:p>
          </table:table-cell>
          <table:table-cell office:value-type="date" office:date-value="2016-02-16T03:28:37" table:style-name="ce3">
            <text:p>16/02/2016 03:28</text:p>
          </table:table-cell>
          <table:table-cell office:value-type="date" office:date-value="2016-02-16T04:03:32" table:style-name="ce3">
            <text:p>16/02/2016 04:03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29" table:style-name="ce2">
            <text:p>1229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Configure embedded jetty with web.xml?</text:p>
          </table:table-cell>
          <table:table-cell office:value-type="string" table:style-name="ce2">
            <text:p>&lt;java&gt;&lt;maven&gt;&lt;java-ee&gt;&lt;jetty&gt;&lt;embedded-jetty&gt;</text:p>
          </table:table-cell>
          <table:table-cell office:value-type="float" office:value="16021" table:style-name="ce2">
            <text:p>16021</text:p>
          </table:table-cell>
          <table:table-cell office:value-type="float" office:value="9" table:style-name="ce2">
            <text:p>9</text:p>
          </table:table-cell>
          <table:table-cell office:value-type="date" office:date-value="2013-12-26T14:42:00" table:style-name="ce3">
            <text:p>26/12/2013 14:42</text:p>
          </table:table-cell>
          <table:table-cell office:value-type="date" office:date-value="2013-12-26T15:28:54" table:style-name="ce3">
            <text:p>26/12/2013 15:28</text:p>
          </table:table-cell>
          <table:table-cell office:value-type="string" table:style-name="ce2">
            <text:p>java.lang.thread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30" table:style-name="ce2">
            <text:p>1230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PSQL JDBC Transactions Cause Deadlock</text:p>
          </table:table-cell>
          <table:table-cell office:value-type="string" table:style-name="ce2">
            <text:p>&lt;java&gt;&lt;postgresql&gt;&lt;jdbc&gt;&lt;transactions&gt;&lt;deadlock&gt;</text:p>
          </table:table-cell>
          <table:table-cell office:value-type="float" office:value="844" table:style-name="ce2">
            <text:p>844</text:p>
          </table:table-cell>
          <table:table-cell office:value-type="float" office:value="0" table:style-name="ce2">
            <text:p>0</text:p>
          </table:table-cell>
          <table:table-cell office:value-type="date" office:date-value="2013-10-11T00:06:52" table:style-name="ce3">
            <text:p>11/10/2013 00:06</text:p>
          </table:table-cell>
          <table:table-cell office:value-type="date" office:date-value="2013-10-11T23:32:48" table:style-name="ce3">
            <text:p>11/10/2013 23:32</text:p>
          </table:table-cell>
          <table:table-cell office:value-type="string" table:style-name="ce2">
            <text:p>java.sql.connection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31" table:style-name="ce2">
            <text:p>123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Use Reflection to invoke a public method</text:p>
          </table:table-cell>
          <table:table-cell office:value-type="string" table:style-name="ce2">
            <text:p>&lt;java&gt;&lt;android&gt;&lt;reflection&gt;</text:p>
          </table:table-cell>
          <table:table-cell office:value-type="float" office:value="64" table:style-name="ce2">
            <text:p>64</text:p>
          </table:table-cell>
          <table:table-cell office:value-type="float" office:value="0" table:style-name="ce2">
            <text:p>0</text:p>
          </table:table-cell>
          <table:table-cell office:value-type="date" office:date-value="2015-11-22T01:32:47" table:style-name="ce3">
            <text:p>22/11/2015 01:32</text:p>
          </table:table-cell>
          <table:table-cell office:value-type="date" office:date-value="2015-11-22T01:42:21" table:style-name="ce3">
            <text:p>22/11/2015 01:42</text:p>
          </table:table-cell>
          <table:table-cell office:value-type="string" table:style-name="ce2">
            <text:p>java.lang.reflect.method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32" table:style-name="ce2">
            <text:p>1232</text:p>
          </table:table-cell>
          <table:table-cell office:value-type="float" office:value="22" table:style-name="ce2">
            <text:p>22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How should I do hostname validation when using JSSE?</text:p>
          </table:table-cell>
          <table:table-cell office:value-type="string" table:style-name="ce2">
            <text:p>&lt;java&gt;&lt;ssl&gt;&lt;jsse&gt;</text:p>
          </table:table-cell>
          <table:table-cell office:value-type="float" office:value="5620" table:style-name="ce2">
            <text:p>5620</text:p>
          </table:table-cell>
          <table:table-cell office:value-type="float" office:value="9" table:style-name="ce2">
            <text:p>9</text:p>
          </table:table-cell>
          <table:table-cell office:value-type="date" office:date-value="2013-08-09T02:56:34" table:style-name="ce3">
            <text:p>09/08/2013 02:56</text:p>
          </table:table-cell>
          <table:table-cell office:value-type="date" office:date-value="2013-08-11T17:29:13" table:style-name="ce3">
            <text:p>11/08/2013 17:29</text:p>
          </table:table-cell>
          <table:table-cell office:value-type="string" table:style-name="ce2">
            <text:p>java.security.cert.x509certificate</text:p>
          </table:table-cell>
          <table:table-cell table:number-columns-repeated="3" table:style-name="ce2"/>
          <table:table-cell table:number-columns-repeated="16371"/>
        </table:table-row>
        <table:table-row table:style-name="ro1">
          <table:table-cell office:value-type="float" office:value="1233" table:style-name="ce2">
            <text:p>123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State of an ArrayList in a recursive method</text:p>
          </table:table-cell>
          <table:table-cell office:value-type="string" table:style-name="ce2">
            <text:p>&lt;java&gt;&lt;recursion&gt;</text:p>
          </table:table-cell>
          <table:table-cell office:value-type="float" office:value="761" table:style-name="ce2">
            <text:p>761</text:p>
          </table:table-cell>
          <table:table-cell office:value-type="float" office:value="0" table:style-name="ce2">
            <text:p>0</text:p>
          </table:table-cell>
          <table:table-cell office:value-type="date" office:date-value="2014-08-03T22:39:13" table:style-name="ce3">
            <text:p>03/08/2014 22:39</text:p>
          </table:table-cell>
          <table:table-cell office:value-type="date" office:date-value="2014-08-03T22:52:25" table:style-name="ce3">
            <text:p>03/08/2014 22:52</text:p>
          </table:table-cell>
          <table:table-cell office:value-type="string" table:style-name="ce2">
            <text:p>java.lang.string</text:p>
          </table:table-cell>
          <table:table-cell table:number-columns-repeated="3" table:style-name="ce2"/>
          <table:table-cell table:number-columns-repeated="16371"/>
        </table:table-row>
        <table:table-row table:number-rows-repeated="10473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等线 Light" svg:font-family="&quot;等线 Light&quot;"/>
  </office:font-face-decls>
  <office:styles>
    <number:number-style style:name="N0">
      <number:number number:min-integer-digits="1"/>
    </number:number-style>
    <number:date-style style:name="N2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等线 Light" style:font-name-asian="等线 Light" style:font-name-complex="等线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/>
    <dc:creator/>
    <meta:creation-date>2017-06-07T08:16:33Z</meta:creation-date>
    <dc:date>2019-11-25T16:04:24Z</dc:date>
  </office:meta>
</office:document-meta>
</file>